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8.58mm"/>
    </style:style>
    <style:style style:name="co3" style:family="table-column">
      <style:table-column-properties fo:break-before="auto" style:column-width="64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12">
          <table:table-cell table:number-columns-repeated="6"/>
          <table:table-cell table:style-name="Default"/>
          <table:table-cell table:number-columns-repeated="18"/>
        </table:table-row>
        <table:table-row table:style-name="ro1"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'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headings</text:p>
          </table:table-cell>
          <table:table-cell office:value-type="string" calcext:value-type="string">
            <text:p>authors</text:p>
          </table:table-cell>
          <table:table-cell table:style-name="Default"/>
          <table:table-cell table:number-columns-repeated="4"/>
          <table:table-cell office:value-type="string" calcext:value-type="string">
            <text:p>sed -n '</text:p>
          </table:table-cell>
          <table:table-cell table:number-columns-repeated="3"/>
          <table:table-cell office:value-type="string" calcext:value-type="string">
            <text:p>authors</text:p>
          </table:table-cell>
          <table:table-cell office:value-type="string" calcext:value-type="string">
            <text:p>titles</text:p>
          </table:table-cell>
          <table:table-cell/>
          <table:table-cell office:value-type="string" calcext:value-type="string">
            <text:p>filenames</text:p>
          </table:table-cell>
          <table:table-cell table:number-columns-repeated="5"/>
          <table:table-cell office:value-type="string" calcext:value-type="string">
            <text:p>"</text:p>
          </table:table-cell>
        </table:table-row>
        <table:table-row table:style-name="ro1">
          <table:table-cell/>
          <table:table-cell table:formula="of:=[.F15]-[.E15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6]-1" office:value-type="float" office:value="17" calcext:value-type="float">
            <text:p>17</text:p>
          </table:table-cell>
          <table:table-cell table:formula="of:=IF([.F15]&gt;[.E15])" office:value-type="boolean" office:boolean-value="true" calcext:value-type="boolean">
            <text:p>ИСТИНА</text:p>
          </table:table-cell>
          <table:table-cell table:formula="of:=[.L$14]&amp;[.F15]&amp;&quot;p&quot;&amp;[.L$13]&amp;&quot; &gt; author&quot;&amp;[.C15]&amp;&quot;.txt&quot;" office:value-type="string" office:string-value="sed -n '17p' &gt; author1.txt" calcext:value-type="string">
            <text:p>sed -n '17p' &gt; author1.txt</text:p>
          </table:table-cell>
          <table:table-cell table:formula="of:=[.L$14]&amp;[.F15]&amp;&quot;p&quot;&amp;[.L$13]&amp;&quot;&quot;" office:value-type="string" office:string-value="sed -n '17p'" calcext:value-type="string">
            <text:p>sed -n '17p'</text:p>
          </table:table-cell>
          <table:table-cell table:formula="of:=[.E15]+1" office:value-type="float" office:value="2" calcext:value-type="float">
            <text:p>2</text:p>
          </table:table-cell>
          <table:table-cell table:formula="of:=[.F15]-1" office:value-type="float" office:value="16" calcext:value-type="float">
            <text:p>16</text:p>
          </table:table-cell>
          <table:table-cell table:formula="of:=[.L$14]&amp;[.J15]&amp;&quot;,&quot;&amp;[.K15]&amp;&quot;p;&quot;&amp;[.K15]&amp;&quot;q&quot;&amp;[.L$13]&amp;&quot; &gt; text&quot;&amp;[.C15]&amp;&quot;.txt&quot;" office:value-type="string" office:string-value="sed -n '2,16p;16q' &gt; text1.txt" calcext:value-type="string">
            <text:p>sed -n '2,16p;16q' &gt; text1.txt</text:p>
          </table:table-cell>
          <table:table-cell table:number-columns-repeated="3"/>
          <table:table-cell office:value-type="string" calcext:value-type="string">
            <text:p>Л. Ханбеков</text:p>
          </table:table-cell>
          <table:table-cell office:value-type="string" calcext:value-type="string">
            <text:p>Сказки</text:p>
          </table:table-cell>
          <table:table-cell/>
          <table:table-cell office:value-type="string" calcext:value-type="string">
            <text:p>Сказки</text:p>
          </table:table-cell>
          <table:table-cell table:number-columns-repeated="2"/>
          <table:table-cell table:formula="of:=&quot;echo -n &quot;&amp;[.Y$14]&amp;[.Q15]&amp;[.Y$14]&amp;&quot; | cat &gt; title&quot;&amp;[.C15]&amp;&quot;.txt&quot;" office:value-type="string" office:string-value="echo -n &quot;Сказки&quot; | cat &gt; title1.txt" calcext:value-type="string">
            <text:p>echo -n "Сказки" | cat &gt; title1.txt</text:p>
          </table:table-cell>
          <table:table-cell table:formula="of:=&quot;echo -n &quot;&amp;[.Y$14]&amp;[.P15]&amp;[.Y$14]&amp;&quot; | cat &gt; author&quot;&amp;[.C15]&amp;&quot;.txt&quot;" office:value-type="string" office:string-value="echo -n &quot;Л. Ханбеков&quot; | cat &gt; author1.txt" calcext:value-type="string">
            <text:p>echo -n "Л. Ханбеков" | cat &gt; author1.txt</text:p>
          </table:table-cell>
          <table:table-cell/>
          <table:table-cell table:formula="of:=&quot;cat preambule1.txt title&quot;&amp;[.C15]&amp;&quot;.txt preambule2.txt  linkpicture&quot;&amp;[.C15]&amp;&quot;.txt preambulethumb.txt linkpicture&quot;&amp;[.C15]&amp;&quot;.txt preambule25.txt linkname&quot;&amp;[.C15]&amp;&quot;.txt preambule3.txt author&quot;&amp;[.C15]&amp;&quot;.txt preambule35.txt   text&quot;&amp;[.C15]&amp;&quot;.txt &gt; &quot;&amp;[.S15]&amp;&quot;.md&quot;" office:value-type="string" office:string-value="cat preambule1.txt title1.txt preambule2.txt  linkpicture1.txt preambulethumb.txt linkpicture1.txt preambule25.txt linkname1.txt preambule3.txt author1.txt preambule35.txt   text1.txt &gt; Сказки.md" calcext:value-type="string">
            <text:p>cat preambule1.txt title1.txt preambule2.txt <text:s/>linkpicture1.txt preambulethumb.txt linkpicture1.txt preambule25.txt linkname1.txt preambule3.txt author1.txt preambule35.txt <text:s text:c="2"/>text1.txt &gt; Сказки.md</text:p>
          </table:table-cell>
        </table:table-row>
        <table:table-row table:style-name="ro1">
          <table:table-cell/>
          <table:table-cell table:formula="of:=[.F16]-[.E16]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E17]-1" office:value-type="float" office:value="43" calcext:value-type="float">
            <text:p>43</text:p>
          </table:table-cell>
          <table:table-cell table:formula="of:=IF([.F16]&gt;[.E16])" office:value-type="boolean" office:boolean-value="true" calcext:value-type="boolean">
            <text:p>ИСТИНА</text:p>
          </table:table-cell>
          <table:table-cell table:formula="of:=[.L$14]&amp;[.F16]&amp;&quot;p&quot;&amp;[.L$13]&amp;&quot; &gt; author&quot;&amp;[.C16]&amp;&quot;.txt&quot;" office:value-type="string" office:string-value="sed -n '43p' &gt; author2.txt" calcext:value-type="string">
            <text:p>sed -n '43p' &gt; author2.txt</text:p>
          </table:table-cell>
          <table:table-cell table:formula="of:=[.L$14]&amp;[.F16]&amp;&quot;p&quot;&amp;[.L$13]&amp;&quot;&quot;" office:value-type="string" office:string-value="sed -n '43p'" calcext:value-type="string">
            <text:p>sed -n '43p'</text:p>
          </table:table-cell>
          <table:table-cell table:formula="of:=[.E16]+1" office:value-type="float" office:value="19" calcext:value-type="float">
            <text:p>19</text:p>
          </table:table-cell>
          <table:table-cell table:formula="of:=[.F16]-1" office:value-type="float" office:value="42" calcext:value-type="float">
            <text:p>42</text:p>
          </table:table-cell>
          <table:table-cell table:formula="of:=[.L$14]&amp;[.J16]&amp;&quot;,&quot;&amp;[.K16]&amp;&quot;p;&quot;&amp;[.K16]&amp;&quot;q&quot;&amp;[.L$13]&amp;&quot; &gt; text&quot;&amp;[.C16]&amp;&quot;.txt&quot;" office:value-type="string" office:string-value="sed -n '19,42p;42q' &gt; text2.txt" calcext:value-type="string">
            <text:p>sed -n '19,42p;42q' &gt; text2.txt</text:p>
          </table:table-cell>
          <table:table-cell table:number-columns-repeated="3"/>
          <table:table-cell office:value-type="string" calcext:value-type="string">
            <text:p>А. Пушкин</text:p>
          </table:table-cell>
          <table:table-cell office:value-type="string" calcext:value-type="string">
            <text:p>Встреча в саду</text:p>
          </table:table-cell>
          <table:table-cell/>
          <table:table-cell office:value-type="string" calcext:value-type="string">
            <text:p>Встреча в саду</text:p>
          </table:table-cell>
          <table:table-cell table:number-columns-repeated="2"/>
          <table:table-cell table:formula="of:=&quot;echo -n &quot;&amp;[.Y$14]&amp;[.Q16]&amp;[.Y$14]&amp;&quot; | cat &gt; title&quot;&amp;[.C16]&amp;&quot;.txt&quot;" office:value-type="string" office:string-value="echo -n &quot;Встреча в саду&quot; | cat &gt; title2.txt" calcext:value-type="string">
            <text:p>echo -n "Встреча в саду" | cat &gt; title2.txt</text:p>
          </table:table-cell>
          <table:table-cell table:formula="of:=&quot;echo -n &quot;&amp;[.Y$14]&amp;[.P16]&amp;[.Y$14]&amp;&quot; | cat &gt; author&quot;&amp;[.C16]&amp;&quot;.txt&quot;" office:value-type="string" office:string-value="echo -n &quot;А. Пушкин&quot; | cat &gt; author2.txt" calcext:value-type="string">
            <text:p>echo -n "А. Пушкин" | cat &gt; author2.txt</text:p>
          </table:table-cell>
          <table:table-cell/>
          <table:table-cell table:formula="of:=&quot;cat preambule1.txt title&quot;&amp;[.C16]&amp;&quot;.txt preambule2.txt  linkpicture&quot;&amp;[.C16]&amp;&quot;.txt preambulethumb.txt linkpicture&quot;&amp;[.C16]&amp;&quot;.txt preambule25.txt linkname&quot;&amp;[.C16]&amp;&quot;.txt preambule3.txt author&quot;&amp;[.C16]&amp;&quot;.txt preambule35.txt   text&quot;&amp;[.C16]&amp;&quot;.txt &gt; &quot;&amp;[.S16]&amp;&quot;.md&quot;" office:value-type="string" office:string-value="cat preambule1.txt title2.txt preambule2.txt  linkpicture2.txt preambulethumb.txt linkpicture2.txt preambule25.txt linkname2.txt preambule3.txt author2.txt preambule35.txt   text2.txt &gt; Встреча в саду.md" calcext:value-type="string">
            <text:p>cat preambule1.txt title2.txt preambule2.txt <text:s/>linkpicture2.txt preambulethumb.txt linkpicture2.txt preambule25.txt linkname2.txt preambule3.txt author2.txt preambule35.txt <text:s text:c="2"/>text2.txt &gt; Встреча в саду.md</text:p>
          </table:table-cell>
        </table:table-row>
        <table:table-row table:style-name="ro1">
          <table:table-cell/>
          <table:table-cell table:formula="of:=[.F17]-[.E17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E18]-1" office:value-type="float" office:value="52" calcext:value-type="float">
            <text:p>52</text:p>
          </table:table-cell>
          <table:table-cell table:formula="of:=IF([.F17]&gt;[.E17])" office:value-type="boolean" office:boolean-value="true" calcext:value-type="boolean">
            <text:p>ИСТИНА</text:p>
          </table:table-cell>
          <table:table-cell table:formula="of:=[.L$14]&amp;[.F17]&amp;&quot;p&quot;&amp;[.L$13]&amp;&quot; &gt; author&quot;&amp;[.C17]&amp;&quot;.txt&quot;" office:value-type="string" office:string-value="sed -n '52p' &gt; author3.txt" calcext:value-type="string">
            <text:p>sed -n '52p' &gt; author3.txt</text:p>
          </table:table-cell>
          <table:table-cell table:formula="of:=[.L$14]&amp;[.F17]&amp;&quot;p&quot;&amp;[.L$13]&amp;&quot;&quot;" office:value-type="string" office:string-value="sed -n '52p'" calcext:value-type="string">
            <text:p>sed -n '52p'</text:p>
          </table:table-cell>
          <table:table-cell table:formula="of:=[.E17]+1" office:value-type="float" office:value="45" calcext:value-type="float">
            <text:p>45</text:p>
          </table:table-cell>
          <table:table-cell table:formula="of:=[.F17]-1" office:value-type="float" office:value="51" calcext:value-type="float">
            <text:p>51</text:p>
          </table:table-cell>
          <table:table-cell table:formula="of:=[.L$14]&amp;[.J17]&amp;&quot;,&quot;&amp;[.K17]&amp;&quot;p;&quot;&amp;[.K17]&amp;&quot;q&quot;&amp;[.L$13]&amp;&quot; &gt; text&quot;&amp;[.C17]&amp;&quot;.txt&quot;" office:value-type="string" office:string-value="sed -n '45,51p;51q' &gt; text3.txt" calcext:value-type="string">
            <text:p>sed -n '45,51p;51q' &gt; text3.txt</text:p>
          </table:table-cell>
          <table:table-cell table:number-columns-repeated="3"/>
          <table:table-cell office:value-type="string" calcext:value-type="string">
            <text:p>Л. Пушкин</text:p>
          </table:table-cell>
          <table:table-cell office:value-type="string" calcext:value-type="string">
            <text:p>В доме у старой графини</text:p>
          </table:table-cell>
          <table:table-cell/>
          <table:table-cell office:value-type="string" calcext:value-type="string">
            <text:p>В доме у старой графини</text:p>
          </table:table-cell>
          <table:table-cell table:number-columns-repeated="2"/>
          <table:table-cell table:formula="of:=&quot;echo -n &quot;&amp;[.Y$14]&amp;[.Q17]&amp;[.Y$14]&amp;&quot; | cat &gt; title&quot;&amp;[.C17]&amp;&quot;.txt&quot;" office:value-type="string" office:string-value="echo -n &quot;В доме у старой графини&quot; | cat &gt; title3.txt" calcext:value-type="string">
            <text:p>echo -n "В доме у старой графини" | cat &gt; title3.txt</text:p>
          </table:table-cell>
          <table:table-cell table:formula="of:=&quot;echo -n &quot;&amp;[.Y$14]&amp;[.P17]&amp;[.Y$14]&amp;&quot; | cat &gt; author&quot;&amp;[.C17]&amp;&quot;.txt&quot;" office:value-type="string" office:string-value="echo -n &quot;Л. Пушкин&quot; | cat &gt; author3.txt" calcext:value-type="string">
            <text:p>echo -n "Л. Пушкин" | cat &gt; author3.txt</text:p>
          </table:table-cell>
          <table:table-cell/>
          <table:table-cell table:formula="of:=&quot;cat preambule1.txt title&quot;&amp;[.C17]&amp;&quot;.txt preambule2.txt  linkpicture&quot;&amp;[.C17]&amp;&quot;.txt preambulethumb.txt linkpicture&quot;&amp;[.C17]&amp;&quot;.txt preambule25.txt linkname&quot;&amp;[.C17]&amp;&quot;.txt preambule3.txt author&quot;&amp;[.C17]&amp;&quot;.txt preambule35.txt   text&quot;&amp;[.C17]&amp;&quot;.txt &gt; &quot;&amp;[.S17]&amp;&quot;.md&quot;" office:value-type="string" office:string-value="cat preambule1.txt title3.txt preambule2.txt  linkpicture3.txt preambulethumb.txt linkpicture3.txt preambule25.txt linkname3.txt preambule3.txt author3.txt preambule35.txt   text3.txt &gt; В доме у старой графини.md" calcext:value-type="string">
            <text:p>cat preambule1.txt title3.txt preambule2.txt <text:s/>linkpicture3.txt preambulethumb.txt linkpicture3.txt preambule25.txt linkname3.txt preambule3.txt author3.txt preambule35.txt <text:s text:c="2"/>text3.txt &gt; В доме у старой графини.md</text:p>
          </table:table-cell>
        </table:table-row>
        <table:table-row table:style-name="ro1">
          <table:table-cell/>
          <table:table-cell table:formula="of:=[.F18]-[.E18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E19]-1" office:value-type="float" office:value="63" calcext:value-type="float">
            <text:p>63</text:p>
          </table:table-cell>
          <table:table-cell table:formula="of:=IF([.F18]&gt;[.E18])" office:value-type="boolean" office:boolean-value="true" calcext:value-type="boolean">
            <text:p>ИСТИНА</text:p>
          </table:table-cell>
          <table:table-cell table:formula="of:=[.L$14]&amp;[.F18]&amp;&quot;p&quot;&amp;[.L$13]&amp;&quot; &gt; author&quot;&amp;[.C18]&amp;&quot;.txt&quot;" office:value-type="string" office:string-value="sed -n '63p' &gt; author4.txt" calcext:value-type="string">
            <text:p>sed -n '63p' &gt; author4.txt</text:p>
          </table:table-cell>
          <table:table-cell table:formula="of:=[.L$14]&amp;[.F18]&amp;&quot;p&quot;&amp;[.L$13]&amp;&quot;&quot;" office:value-type="string" office:string-value="sed -n '63p'" calcext:value-type="string">
            <text:p>sed -n '63p'</text:p>
          </table:table-cell>
          <table:table-cell table:formula="of:=[.E18]+1" office:value-type="float" office:value="54" calcext:value-type="float">
            <text:p>54</text:p>
          </table:table-cell>
          <table:table-cell table:formula="of:=[.F18]-1" office:value-type="float" office:value="62" calcext:value-type="float">
            <text:p>62</text:p>
          </table:table-cell>
          <table:table-cell table:formula="of:=[.L$14]&amp;[.J18]&amp;&quot;,&quot;&amp;[.K18]&amp;&quot;p;&quot;&amp;[.K18]&amp;&quot;q&quot;&amp;[.L$13]&amp;&quot; &gt; text&quot;&amp;[.C18]&amp;&quot;.txt&quot;" office:value-type="string" office:string-value="sed -n '54,62p;62q' &gt; text4.txt" calcext:value-type="string">
            <text:p>sed -n '54,62p;62q' &gt; text4.txt</text:p>
          </table:table-cell>
          <table:table-cell table:number-columns-repeated="3"/>
          <table:table-cell office:value-type="string" calcext:value-type="string">
            <text:p>А. Пушкин</text:p>
          </table:table-cell>
          <table:table-cell office:value-type="string" calcext:value-type="string">
            <text:p>Троекуров и Дубровский</text:p>
          </table:table-cell>
          <table:table-cell/>
          <table:table-cell office:value-type="string" calcext:value-type="string">
            <text:p>Троекуров и Дубровский</text:p>
          </table:table-cell>
          <table:table-cell table:number-columns-repeated="2"/>
          <table:table-cell table:formula="of:=&quot;echo -n &quot;&amp;[.Y$14]&amp;[.Q18]&amp;[.Y$14]&amp;&quot; | cat &gt; title&quot;&amp;[.C18]&amp;&quot;.txt&quot;" office:value-type="string" office:string-value="echo -n &quot;Троекуров и Дубровский&quot; | cat &gt; title4.txt" calcext:value-type="string">
            <text:p>echo -n "Троекуров и Дубровский" | cat &gt; title4.txt</text:p>
          </table:table-cell>
          <table:table-cell table:formula="of:=&quot;echo -n &quot;&amp;[.Y$14]&amp;[.P18]&amp;[.Y$14]&amp;&quot; | cat &gt; author&quot;&amp;[.C18]&amp;&quot;.txt&quot;" office:value-type="string" office:string-value="echo -n &quot;А. Пушкин&quot; | cat &gt; author4.txt" calcext:value-type="string">
            <text:p>echo -n "А. Пушкин" | cat &gt; author4.txt</text:p>
          </table:table-cell>
          <table:table-cell/>
          <table:table-cell table:formula="of:=&quot;cat preambule1.txt title&quot;&amp;[.C18]&amp;&quot;.txt preambule2.txt  linkpicture&quot;&amp;[.C18]&amp;&quot;.txt preambulethumb.txt linkpicture&quot;&amp;[.C18]&amp;&quot;.txt preambule25.txt linkname&quot;&amp;[.C18]&amp;&quot;.txt preambule3.txt author&quot;&amp;[.C18]&amp;&quot;.txt preambule35.txt   text&quot;&amp;[.C18]&amp;&quot;.txt &gt; &quot;&amp;[.S18]&amp;&quot;.md&quot;" office:value-type="string" office:string-value="cat preambule1.txt title4.txt preambule2.txt  linkpicture4.txt preambulethumb.txt linkpicture4.txt preambule25.txt linkname4.txt preambule3.txt author4.txt preambule35.txt   text4.txt &gt; Троекуров и Дубровский.md" calcext:value-type="string">
            <text:p>cat preambule1.txt title4.txt preambule2.txt <text:s/>linkpicture4.txt preambulethumb.txt linkpicture4.txt preambule25.txt linkname4.txt preambule3.txt author4.txt preambule35.txt <text:s text:c="2"/>text4.txt &gt; Троекуров и Дубровский.md</text:p>
          </table:table-cell>
        </table:table-row>
        <table:table-row table:style-name="ro1">
          <table:table-cell/>
          <table:table-cell table:formula="of:=[.F19]-[.E19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E20]-1" office:value-type="float" office:value="79" calcext:value-type="float">
            <text:p>79</text:p>
          </table:table-cell>
          <table:table-cell table:formula="of:=IF([.F19]&gt;[.E19])" office:value-type="boolean" office:boolean-value="true" calcext:value-type="boolean">
            <text:p>ИСТИНА</text:p>
          </table:table-cell>
          <table:table-cell table:formula="of:=[.L$14]&amp;[.F19]&amp;&quot;p&quot;&amp;[.L$13]&amp;&quot; &gt; author&quot;&amp;[.C19]&amp;&quot;.txt&quot;" office:value-type="string" office:string-value="sed -n '79p' &gt; author5.txt" calcext:value-type="string">
            <text:p>sed -n '79p' &gt; author5.txt</text:p>
          </table:table-cell>
          <table:table-cell table:formula="of:=[.L$14]&amp;[.F19]&amp;&quot;p&quot;&amp;[.L$13]&amp;&quot;&quot;" office:value-type="string" office:string-value="sed -n '79p'" calcext:value-type="string">
            <text:p>sed -n '79p'</text:p>
          </table:table-cell>
          <table:table-cell table:formula="of:=[.E19]+1" office:value-type="float" office:value="65" calcext:value-type="float">
            <text:p>65</text:p>
          </table:table-cell>
          <table:table-cell table:formula="of:=[.F19]-1" office:value-type="float" office:value="78" calcext:value-type="float">
            <text:p>78</text:p>
          </table:table-cell>
          <table:table-cell table:formula="of:=[.L$14]&amp;[.J19]&amp;&quot;,&quot;&amp;[.K19]&amp;&quot;p;&quot;&amp;[.K19]&amp;&quot;q&quot;&amp;[.L$13]&amp;&quot; &gt; text&quot;&amp;[.C19]&amp;&quot;.txt&quot;" office:value-type="string" office:string-value="sed -n '65,78p;78q' &gt; text5.txt" calcext:value-type="string">
            <text:p>sed -n '65,78p;78q' &gt; text5.txt</text:p>
          </table:table-cell>
          <table:table-cell table:number-columns-repeated="3"/>
          <table:table-cell office:value-type="string" calcext:value-type="string">
            <text:p>А. Пушкин</text:p>
          </table:table-cell>
          <table:table-cell office:value-type="string" calcext:value-type="string">
            <text:p>Французский учитель</text:p>
          </table:table-cell>
          <table:table-cell/>
          <table:table-cell office:value-type="string" calcext:value-type="string">
            <text:p>Французский учитель</text:p>
          </table:table-cell>
          <table:table-cell table:number-columns-repeated="2"/>
          <table:table-cell table:formula="of:=&quot;echo -n &quot;&amp;[.Y$14]&amp;[.Q19]&amp;[.Y$14]&amp;&quot; | cat &gt; title&quot;&amp;[.C19]&amp;&quot;.txt&quot;" office:value-type="string" office:string-value="echo -n &quot;Французский учитель&quot; | cat &gt; title5.txt" calcext:value-type="string">
            <text:p>echo -n "Французский учитель" | cat &gt; title5.txt</text:p>
          </table:table-cell>
          <table:table-cell table:formula="of:=&quot;echo -n &quot;&amp;[.Y$14]&amp;[.P19]&amp;[.Y$14]&amp;&quot; | cat &gt; author&quot;&amp;[.C19]&amp;&quot;.txt&quot;" office:value-type="string" office:string-value="echo -n &quot;А. Пушкин&quot; | cat &gt; author5.txt" calcext:value-type="string">
            <text:p>echo -n "А. Пушкин" | cat &gt; author5.txt</text:p>
          </table:table-cell>
          <table:table-cell/>
          <table:table-cell table:formula="of:=&quot;cat preambule1.txt title&quot;&amp;[.C19]&amp;&quot;.txt preambule2.txt  linkpicture&quot;&amp;[.C19]&amp;&quot;.txt preambulethumb.txt linkpicture&quot;&amp;[.C19]&amp;&quot;.txt preambule25.txt linkname&quot;&amp;[.C19]&amp;&quot;.txt preambule3.txt author&quot;&amp;[.C19]&amp;&quot;.txt preambule35.txt   text&quot;&amp;[.C19]&amp;&quot;.txt &gt; &quot;&amp;[.S19]&amp;&quot;.md&quot;" office:value-type="string" office:string-value="cat preambule1.txt title5.txt preambule2.txt  linkpicture5.txt preambulethumb.txt linkpicture5.txt preambule25.txt linkname5.txt preambule3.txt author5.txt preambule35.txt   text5.txt &gt; Французский учитель.md" calcext:value-type="string">
            <text:p>cat preambule1.txt title5.txt preambule2.txt <text:s/>linkpicture5.txt preambulethumb.txt linkpicture5.txt preambule25.txt linkname5.txt preambule3.txt author5.txt preambule35.txt <text:s text:c="2"/>text5.txt &gt; Французский учитель.md</text:p>
          </table:table-cell>
        </table:table-row>
        <table:table-row table:style-name="ro1">
          <table:table-cell/>
          <table:table-cell table:formula="of:=[.F20]-[.E20]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E21]-1" office:value-type="float" office:value="100" calcext:value-type="float">
            <text:p>100</text:p>
          </table:table-cell>
          <table:table-cell table:formula="of:=IF([.F20]&gt;[.E20])" office:value-type="boolean" office:boolean-value="true" calcext:value-type="boolean">
            <text:p>ИСТИНА</text:p>
          </table:table-cell>
          <table:table-cell table:formula="of:=[.L$14]&amp;[.F20]&amp;&quot;p&quot;&amp;[.L$13]&amp;&quot; &gt; author&quot;&amp;[.C20]&amp;&quot;.txt&quot;" office:value-type="string" office:string-value="sed -n '100p' &gt; author6.txt" calcext:value-type="string">
            <text:p>sed -n '100p' &gt; author6.txt</text:p>
          </table:table-cell>
          <table:table-cell table:formula="of:=[.L$14]&amp;[.F20]&amp;&quot;p&quot;&amp;[.L$13]&amp;&quot;&quot;" office:value-type="string" office:string-value="sed -n '100p'" calcext:value-type="string">
            <text:p>sed -n '100p'</text:p>
          </table:table-cell>
          <table:table-cell table:formula="of:=[.E20]+1" office:value-type="float" office:value="81" calcext:value-type="float">
            <text:p>81</text:p>
          </table:table-cell>
          <table:table-cell table:formula="of:=[.F20]-1" office:value-type="float" office:value="99" calcext:value-type="float">
            <text:p>99</text:p>
          </table:table-cell>
          <table:table-cell table:formula="of:=[.L$14]&amp;[.J20]&amp;&quot;,&quot;&amp;[.K20]&amp;&quot;p;&quot;&amp;[.K20]&amp;&quot;q&quot;&amp;[.L$13]&amp;&quot; &gt; text&quot;&amp;[.C20]&amp;&quot;.txt&quot;" office:value-type="string" office:string-value="sed -n '81,99p;99q' &gt; text6.txt" calcext:value-type="string">
            <text:p>sed -n '81,99p;99q' &gt; text6.txt</text:p>
          </table:table-cell>
          <table:table-cell table:number-columns-repeated="3"/>
          <table:table-cell office:value-type="string" calcext:value-type="string">
            <text:p>А. Пушкин</text:p>
          </table:table-cell>
          <table:table-cell office:value-type="string" calcext:value-type="string">
            <text:p>Барышня-крестьянка</text:p>
          </table:table-cell>
          <table:table-cell/>
          <table:table-cell office:value-type="string" calcext:value-type="string">
            <text:p>Барышня-крестьянка</text:p>
          </table:table-cell>
          <table:table-cell table:number-columns-repeated="2"/>
          <table:table-cell table:formula="of:=&quot;echo -n &quot;&amp;[.Y$14]&amp;[.Q20]&amp;[.Y$14]&amp;&quot; | cat &gt; title&quot;&amp;[.C20]&amp;&quot;.txt&quot;" office:value-type="string" office:string-value="echo -n &quot;Барышня-крестьянка&quot; | cat &gt; title6.txt" calcext:value-type="string">
            <text:p>echo -n "Барышня-крестьянка" | cat &gt; title6.txt</text:p>
          </table:table-cell>
          <table:table-cell table:formula="of:=&quot;echo -n &quot;&amp;[.Y$14]&amp;[.P20]&amp;[.Y$14]&amp;&quot; | cat &gt; author&quot;&amp;[.C20]&amp;&quot;.txt&quot;" office:value-type="string" office:string-value="echo -n &quot;А. Пушкин&quot; | cat &gt; author6.txt" calcext:value-type="string">
            <text:p>echo -n "А. Пушкин" | cat &gt; author6.txt</text:p>
          </table:table-cell>
          <table:table-cell/>
          <table:table-cell table:formula="of:=&quot;cat preambule1.txt title&quot;&amp;[.C20]&amp;&quot;.txt preambule2.txt  linkpicture&quot;&amp;[.C20]&amp;&quot;.txt preambulethumb.txt linkpicture&quot;&amp;[.C20]&amp;&quot;.txt preambule25.txt linkname&quot;&amp;[.C20]&amp;&quot;.txt preambule3.txt author&quot;&amp;[.C20]&amp;&quot;.txt preambule35.txt   text&quot;&amp;[.C20]&amp;&quot;.txt &gt; &quot;&amp;[.S20]&amp;&quot;.md&quot;" office:value-type="string" office:string-value="cat preambule1.txt title6.txt preambule2.txt  linkpicture6.txt preambulethumb.txt linkpicture6.txt preambule25.txt linkname6.txt preambule3.txt author6.txt preambule35.txt   text6.txt &gt; Барышня-крестьянка.md" calcext:value-type="string">
            <text:p>cat preambule1.txt title6.txt preambule2.txt <text:s/>linkpicture6.txt preambulethumb.txt linkpicture6.txt preambule25.txt linkname6.txt preambule3.txt author6.txt preambule35.txt <text:s text:c="2"/>text6.txt &gt; Барышня-крестьянка.md</text:p>
          </table:table-cell>
        </table:table-row>
        <table:table-row table:style-name="ro1">
          <table:table-cell/>
          <table:table-cell table:formula="of:=[.F21]-[.E21]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[.E22]-1" office:value-type="float" office:value="107" calcext:value-type="float">
            <text:p>107</text:p>
          </table:table-cell>
          <table:table-cell table:formula="of:=IF([.F21]&gt;[.E21])" office:value-type="boolean" office:boolean-value="true" calcext:value-type="boolean">
            <text:p>ИСТИНА</text:p>
          </table:table-cell>
          <table:table-cell table:formula="of:=[.L$14]&amp;[.F21]&amp;&quot;p&quot;&amp;[.L$13]&amp;&quot; &gt; author&quot;&amp;[.C21]&amp;&quot;.txt&quot;" office:value-type="string" office:string-value="sed -n '107p' &gt; author7.txt" calcext:value-type="string">
            <text:p>sed -n '107p' &gt; author7.txt</text:p>
          </table:table-cell>
          <table:table-cell table:formula="of:=[.L$14]&amp;[.F21]&amp;&quot;p&quot;&amp;[.L$13]&amp;&quot;&quot;" office:value-type="string" office:string-value="sed -n '107p'" calcext:value-type="string">
            <text:p>sed -n '107p'</text:p>
          </table:table-cell>
          <table:table-cell table:formula="of:=[.E21]+1" office:value-type="float" office:value="102" calcext:value-type="float">
            <text:p>102</text:p>
          </table:table-cell>
          <table:table-cell table:formula="of:=[.F21]-1" office:value-type="float" office:value="106" calcext:value-type="float">
            <text:p>106</text:p>
          </table:table-cell>
          <table:table-cell table:formula="of:=[.L$14]&amp;[.J21]&amp;&quot;,&quot;&amp;[.K21]&amp;&quot;p;&quot;&amp;[.K21]&amp;&quot;q&quot;&amp;[.L$13]&amp;&quot; &gt; text&quot;&amp;[.C21]&amp;&quot;.txt&quot;" office:value-type="string" office:string-value="sed -n '102,106p;106q' &gt; text7.txt" calcext:value-type="string">
            <text:p>sed -n '102,106p;106q' &gt; text7.txt</text:p>
          </table:table-cell>
          <table:table-cell table:number-columns-repeated="3"/>
          <table:table-cell office:value-type="string" calcext:value-type="string">
            <text:p>М. Лермонтов</text:p>
          </table:table-cell>
          <table:table-cell office:value-type="string" calcext:value-type="string">
            <text:p>Морская прогулка</text:p>
          </table:table-cell>
          <table:table-cell/>
          <table:table-cell office:value-type="string" calcext:value-type="string">
            <text:p>Морская прогулка</text:p>
          </table:table-cell>
          <table:table-cell table:number-columns-repeated="2"/>
          <table:table-cell table:formula="of:=&quot;echo -n &quot;&amp;[.Y$14]&amp;[.Q21]&amp;[.Y$14]&amp;&quot; | cat &gt; title&quot;&amp;[.C21]&amp;&quot;.txt&quot;" office:value-type="string" office:string-value="echo -n &quot;Морская прогулка&quot; | cat &gt; title7.txt" calcext:value-type="string">
            <text:p>echo -n "Морская прогулка" | cat &gt; title7.txt</text:p>
          </table:table-cell>
          <table:table-cell table:formula="of:=&quot;echo -n &quot;&amp;[.Y$14]&amp;[.P21]&amp;[.Y$14]&amp;&quot; | cat &gt; author&quot;&amp;[.C21]&amp;&quot;.txt&quot;" office:value-type="string" office:string-value="echo -n &quot;М. Лермонтов&quot; | cat &gt; author7.txt" calcext:value-type="string">
            <text:p>echo -n "М. Лермонтов" | cat &gt; author7.txt</text:p>
          </table:table-cell>
          <table:table-cell/>
          <table:table-cell table:formula="of:=&quot;cat preambule1.txt title&quot;&amp;[.C21]&amp;&quot;.txt preambule2.txt  linkpicture&quot;&amp;[.C21]&amp;&quot;.txt preambulethumb.txt linkpicture&quot;&amp;[.C21]&amp;&quot;.txt preambule25.txt linkname&quot;&amp;[.C21]&amp;&quot;.txt preambule3.txt author&quot;&amp;[.C21]&amp;&quot;.txt preambule35.txt   text&quot;&amp;[.C21]&amp;&quot;.txt &gt; &quot;&amp;[.S21]&amp;&quot;.md&quot;" office:value-type="string" office:string-value="cat preambule1.txt title7.txt preambule2.txt  linkpicture7.txt preambulethumb.txt linkpicture7.txt preambule25.txt linkname7.txt preambule3.txt author7.txt preambule35.txt   text7.txt &gt; Морская прогулка.md" calcext:value-type="string">
            <text:p>cat preambule1.txt title7.txt preambule2.txt <text:s/>linkpicture7.txt preambulethumb.txt linkpicture7.txt preambule25.txt linkname7.txt preambule3.txt author7.txt preambule35.txt <text:s text:c="2"/>text7.txt &gt; Морская прогулка.md</text:p>
          </table:table-cell>
        </table:table-row>
        <table:table-row table:style-name="ro1">
          <table:table-cell/>
          <table:table-cell table:formula="of:=[.F22]-[.E22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E23]-1" office:value-type="float" office:value="117" calcext:value-type="float">
            <text:p>117</text:p>
          </table:table-cell>
          <table:table-cell table:formula="of:=IF([.F22]&gt;[.E22])" office:value-type="boolean" office:boolean-value="true" calcext:value-type="boolean">
            <text:p>ИСТИНА</text:p>
          </table:table-cell>
          <table:table-cell table:formula="of:=[.L$14]&amp;[.F22]&amp;&quot;p&quot;&amp;[.L$13]&amp;&quot; &gt; author&quot;&amp;[.C22]&amp;&quot;.txt&quot;" office:value-type="string" office:string-value="sed -n '117p' &gt; author8.txt" calcext:value-type="string">
            <text:p>sed -n '117p' &gt; author8.txt</text:p>
          </table:table-cell>
          <table:table-cell table:formula="of:=[.L$14]&amp;[.F22]&amp;&quot;p&quot;&amp;[.L$13]&amp;&quot;&quot;" office:value-type="string" office:string-value="sed -n '117p'" calcext:value-type="string">
            <text:p>sed -n '117p'</text:p>
          </table:table-cell>
          <table:table-cell table:formula="of:=[.E22]+1" office:value-type="float" office:value="109" calcext:value-type="float">
            <text:p>109</text:p>
          </table:table-cell>
          <table:table-cell table:formula="of:=[.F22]-1" office:value-type="float" office:value="116" calcext:value-type="float">
            <text:p>116</text:p>
          </table:table-cell>
          <table:table-cell table:formula="of:=[.L$14]&amp;[.J22]&amp;&quot;,&quot;&amp;[.K22]&amp;&quot;p;&quot;&amp;[.K22]&amp;&quot;q&quot;&amp;[.L$13]&amp;&quot; &gt; text&quot;&amp;[.C22]&amp;&quot;.txt&quot;" office:value-type="string" office:string-value="sed -n '109,116p;116q' &gt; text8.txt" calcext:value-type="string">
            <text:p>sed -n '109,116p;116q' &gt; text8.txt</text:p>
          </table:table-cell>
          <table:table-cell table:number-columns-repeated="3"/>
          <table:table-cell office:value-type="string" calcext:value-type="string">
            <text:p>Н. Гоголь</text:p>
          </table:table-cell>
          <table:table-cell office:value-type="string" calcext:value-type="string">
            <text:p>Ноздрев</text:p>
          </table:table-cell>
          <table:table-cell/>
          <table:table-cell office:value-type="string" calcext:value-type="string">
            <text:p>Ноздрев</text:p>
          </table:table-cell>
          <table:table-cell table:number-columns-repeated="2"/>
          <table:table-cell table:formula="of:=&quot;echo -n &quot;&amp;[.Y$14]&amp;[.Q22]&amp;[.Y$14]&amp;&quot; | cat &gt; title&quot;&amp;[.C22]&amp;&quot;.txt&quot;" office:value-type="string" office:string-value="echo -n &quot;Ноздрев&quot; | cat &gt; title8.txt" calcext:value-type="string">
            <text:p>echo -n "Ноздрев" | cat &gt; title8.txt</text:p>
          </table:table-cell>
          <table:table-cell table:formula="of:=&quot;echo -n &quot;&amp;[.Y$14]&amp;[.P22]&amp;[.Y$14]&amp;&quot; | cat &gt; author&quot;&amp;[.C22]&amp;&quot;.txt&quot;" office:value-type="string" office:string-value="echo -n &quot;Н. Гоголь&quot; | cat &gt; author8.txt" calcext:value-type="string">
            <text:p>echo -n "Н. Гоголь" | cat &gt; author8.txt</text:p>
          </table:table-cell>
          <table:table-cell/>
          <table:table-cell table:formula="of:=&quot;cat preambule1.txt title&quot;&amp;[.C22]&amp;&quot;.txt preambule2.txt  linkpicture&quot;&amp;[.C22]&amp;&quot;.txt preambulethumb.txt linkpicture&quot;&amp;[.C22]&amp;&quot;.txt preambule25.txt linkname&quot;&amp;[.C22]&amp;&quot;.txt preambule3.txt author&quot;&amp;[.C22]&amp;&quot;.txt preambule35.txt   text&quot;&amp;[.C22]&amp;&quot;.txt &gt; &quot;&amp;[.S22]&amp;&quot;.md&quot;" office:value-type="string" office:string-value="cat preambule1.txt title8.txt preambule2.txt  linkpicture8.txt preambulethumb.txt linkpicture8.txt preambule25.txt linkname8.txt preambule3.txt author8.txt preambule35.txt   text8.txt &gt; Ноздрев.md" calcext:value-type="string">
            <text:p>cat preambule1.txt title8.txt preambule2.txt <text:s/>linkpicture8.txt preambulethumb.txt linkpicture8.txt preambule25.txt linkname8.txt preambule3.txt author8.txt preambule35.txt <text:s text:c="2"/>text8.txt &gt; Ноздрев.md</text:p>
          </table:table-cell>
        </table:table-row>
        <table:table-row table:style-name="ro1">
          <table:table-cell/>
          <table:table-cell table:formula="of:=[.F23]-[.E23]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E24]-1" office:value-type="float" office:value="131" calcext:value-type="float">
            <text:p>131</text:p>
          </table:table-cell>
          <table:table-cell table:formula="of:=IF([.F23]&gt;[.E23])" office:value-type="boolean" office:boolean-value="true" calcext:value-type="boolean">
            <text:p>ИСТИНА</text:p>
          </table:table-cell>
          <table:table-cell table:formula="of:=[.L$14]&amp;[.F23]&amp;&quot;p&quot;&amp;[.L$13]&amp;&quot; &gt; author&quot;&amp;[.C23]&amp;&quot;.txt&quot;" office:value-type="string" office:string-value="sed -n '131p' &gt; author9.txt" calcext:value-type="string">
            <text:p>sed -n '131p' &gt; author9.txt</text:p>
          </table:table-cell>
          <table:table-cell table:formula="of:=[.L$14]&amp;[.F23]&amp;&quot;p&quot;&amp;[.L$13]&amp;&quot;&quot;" office:value-type="string" office:string-value="sed -n '131p'" calcext:value-type="string">
            <text:p>sed -n '131p'</text:p>
          </table:table-cell>
          <table:table-cell table:formula="of:=[.E23]+1" office:value-type="float" office:value="119" calcext:value-type="float">
            <text:p>119</text:p>
          </table:table-cell>
          <table:table-cell table:formula="of:=[.F23]-1" office:value-type="float" office:value="130" calcext:value-type="float">
            <text:p>130</text:p>
          </table:table-cell>
          <table:table-cell table:formula="of:=[.L$14]&amp;[.J23]&amp;&quot;,&quot;&amp;[.K23]&amp;&quot;p;&quot;&amp;[.K23]&amp;&quot;q&quot;&amp;[.L$13]&amp;&quot; &gt; text&quot;&amp;[.C23]&amp;&quot;.txt&quot;" office:value-type="string" office:string-value="sed -n '119,130p;130q' &gt; text9.txt" calcext:value-type="string">
            <text:p>sed -n '119,130p;130q' &gt; text9.txt</text:p>
          </table:table-cell>
          <table:table-cell table:number-columns-repeated="3"/>
          <table:table-cell office:value-type="string" calcext:value-type="string">
            <text:p>Н. Гоголь</text:p>
          </table:table-cell>
          <table:table-cell office:value-type="string" calcext:value-type="string">
            <text:p>У Собакевича</text:p>
          </table:table-cell>
          <table:table-cell/>
          <table:table-cell office:value-type="string" calcext:value-type="string">
            <text:p>У Собакевича</text:p>
          </table:table-cell>
          <table:table-cell table:number-columns-repeated="2"/>
          <table:table-cell table:formula="of:=&quot;echo -n &quot;&amp;[.Y$14]&amp;[.Q23]&amp;[.Y$14]&amp;&quot; | cat &gt; title&quot;&amp;[.C23]&amp;&quot;.txt&quot;" office:value-type="string" office:string-value="echo -n &quot;У Собакевича&quot; | cat &gt; title9.txt" calcext:value-type="string">
            <text:p>echo -n "У Собакевича" | cat &gt; title9.txt</text:p>
          </table:table-cell>
          <table:table-cell table:formula="of:=&quot;echo -n &quot;&amp;[.Y$14]&amp;[.P23]&amp;[.Y$14]&amp;&quot; | cat &gt; author&quot;&amp;[.C23]&amp;&quot;.txt&quot;" office:value-type="string" office:string-value="echo -n &quot;Н. Гоголь&quot; | cat &gt; author9.txt" calcext:value-type="string">
            <text:p>echo -n "Н. Гоголь" | cat &gt; author9.txt</text:p>
          </table:table-cell>
          <table:table-cell/>
          <table:table-cell table:formula="of:=&quot;cat preambule1.txt title&quot;&amp;[.C23]&amp;&quot;.txt preambule2.txt  linkpicture&quot;&amp;[.C23]&amp;&quot;.txt preambulethumb.txt linkpicture&quot;&amp;[.C23]&amp;&quot;.txt preambule25.txt linkname&quot;&amp;[.C23]&amp;&quot;.txt preambule3.txt author&quot;&amp;[.C23]&amp;&quot;.txt preambule35.txt   text&quot;&amp;[.C23]&amp;&quot;.txt &gt; &quot;&amp;[.S23]&amp;&quot;.md&quot;" office:value-type="string" office:string-value="cat preambule1.txt title9.txt preambule2.txt  linkpicture9.txt preambulethumb.txt linkpicture9.txt preambule25.txt linkname9.txt preambule3.txt author9.txt preambule35.txt   text9.txt &gt; У Собакевича.md" calcext:value-type="string">
            <text:p>cat preambule1.txt title9.txt preambule2.txt <text:s/>linkpicture9.txt preambulethumb.txt linkpicture9.txt preambule25.txt linkname9.txt preambule3.txt author9.txt preambule35.txt <text:s text:c="2"/>text9.txt &gt; У Собакевича.md</text:p>
          </table:table-cell>
        </table:table-row>
        <table:table-row table:style-name="ro1">
          <table:table-cell/>
          <table:table-cell table:formula="of:=[.F24]-[.E24]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[.E25]-1" office:value-type="float" office:value="151" calcext:value-type="float">
            <text:p>151</text:p>
          </table:table-cell>
          <table:table-cell table:formula="of:=IF([.F24]&gt;[.E24])" office:value-type="boolean" office:boolean-value="true" calcext:value-type="boolean">
            <text:p>ИСТИНА</text:p>
          </table:table-cell>
          <table:table-cell table:formula="of:=[.L$14]&amp;[.F24]&amp;&quot;p&quot;&amp;[.L$13]&amp;&quot; &gt; author&quot;&amp;[.C24]&amp;&quot;.txt&quot;" office:value-type="string" office:string-value="sed -n '151p' &gt; author10.txt" calcext:value-type="string">
            <text:p>sed -n '151p' &gt; author10.txt</text:p>
          </table:table-cell>
          <table:table-cell table:formula="of:=[.L$14]&amp;[.F24]&amp;&quot;p&quot;&amp;[.L$13]&amp;&quot;&quot;" office:value-type="string" office:string-value="sed -n '151p'" calcext:value-type="string">
            <text:p>sed -n '151p'</text:p>
          </table:table-cell>
          <table:table-cell table:formula="of:=[.E24]+1" office:value-type="float" office:value="133" calcext:value-type="float">
            <text:p>133</text:p>
          </table:table-cell>
          <table:table-cell table:formula="of:=[.F24]-1" office:value-type="float" office:value="150" calcext:value-type="float">
            <text:p>150</text:p>
          </table:table-cell>
          <table:table-cell table:formula="of:=[.L$14]&amp;[.J24]&amp;&quot;,&quot;&amp;[.K24]&amp;&quot;p;&quot;&amp;[.K24]&amp;&quot;q&quot;&amp;[.L$13]&amp;&quot; &gt; text&quot;&amp;[.C24]&amp;&quot;.txt&quot;" office:value-type="string" office:string-value="sed -n '133,150p;150q' &gt; text10.txt" calcext:value-type="string">
            <text:p>sed -n '133,150p;150q' &gt; text10.txt</text:p>
          </table:table-cell>
          <table:table-cell table:number-columns-repeated="3"/>
          <table:table-cell office:value-type="string" calcext:value-type="string">
            <text:p>Н. Гоголь</text:p>
          </table:table-cell>
          <table:table-cell office:value-type="string" calcext:value-type="string">
            <text:p>Ключница или ключник?</text:p>
          </table:table-cell>
          <table:table-cell/>
          <table:table-cell office:value-type="string" calcext:value-type="string">
            <text:p>Ключница или ключник?</text:p>
          </table:table-cell>
          <table:table-cell table:number-columns-repeated="2"/>
          <table:table-cell table:formula="of:=&quot;echo -n &quot;&amp;[.Y$14]&amp;[.Q24]&amp;[.Y$14]&amp;&quot; | cat &gt; title&quot;&amp;[.C24]&amp;&quot;.txt&quot;" office:value-type="string" office:string-value="echo -n &quot;Ключница или ключник?&quot; | cat &gt; title10.txt" calcext:value-type="string">
            <text:p>echo -n "Ключница или ключник?" | cat &gt; title10.txt</text:p>
          </table:table-cell>
          <table:table-cell table:formula="of:=&quot;echo -n &quot;&amp;[.Y$14]&amp;[.P24]&amp;[.Y$14]&amp;&quot; | cat &gt; author&quot;&amp;[.C24]&amp;&quot;.txt&quot;" office:value-type="string" office:string-value="echo -n &quot;Н. Гоголь&quot; | cat &gt; author10.txt" calcext:value-type="string">
            <text:p>echo -n "Н. Гоголь" | cat &gt; author10.txt</text:p>
          </table:table-cell>
          <table:table-cell/>
          <table:table-cell table:formula="of:=&quot;cat preambule1.txt title&quot;&amp;[.C24]&amp;&quot;.txt preambule2.txt  linkpicture&quot;&amp;[.C24]&amp;&quot;.txt preambulethumb.txt linkpicture&quot;&amp;[.C24]&amp;&quot;.txt preambule25.txt linkname&quot;&amp;[.C24]&amp;&quot;.txt preambule3.txt author&quot;&amp;[.C24]&amp;&quot;.txt preambule35.txt   text&quot;&amp;[.C24]&amp;&quot;.txt &gt; &quot;&amp;[.S24]&amp;&quot;.md&quot;" office:value-type="string" office:string-value="cat preambule1.txt title10.txt preambule2.txt  linkpicture10.txt preambulethumb.txt linkpicture10.txt preambule25.txt linkname10.txt preambule3.txt author10.txt preambule35.txt   text10.txt &gt; Ключница или ключник?.md" calcext:value-type="string">
            <text:p>cat preambule1.txt title10.txt preambule2.txt <text:s/>linkpicture10.txt preambulethumb.txt linkpicture10.txt preambule25.txt linkname10.txt preambule3.txt author10.txt preambule35.txt <text:s text:c="2"/>text10.txt &gt; Ключница или ключник?.md</text:p>
          </table:table-cell>
        </table:table-row>
        <table:table-row table:style-name="ro1">
          <table:table-cell/>
          <table:table-cell table:formula="of:=[.F25]-[.E25]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[.E26]-1" office:value-type="float" office:value="166" calcext:value-type="float">
            <text:p>166</text:p>
          </table:table-cell>
          <table:table-cell table:formula="of:=IF([.F25]&gt;[.E25])" office:value-type="boolean" office:boolean-value="true" calcext:value-type="boolean">
            <text:p>ИСТИНА</text:p>
          </table:table-cell>
          <table:table-cell table:formula="of:=[.L$14]&amp;[.F25]&amp;&quot;p&quot;&amp;[.L$13]&amp;&quot; &gt; author&quot;&amp;[.C25]&amp;&quot;.txt&quot;" office:value-type="string" office:string-value="sed -n '166p' &gt; author11.txt" calcext:value-type="string">
            <text:p>sed -n '166p' &gt; author11.txt</text:p>
          </table:table-cell>
          <table:table-cell table:formula="of:=[.L$14]&amp;[.F25]&amp;&quot;p&quot;&amp;[.L$13]&amp;&quot;&quot;" office:value-type="string" office:string-value="sed -n '166p'" calcext:value-type="string">
            <text:p>sed -n '166p'</text:p>
          </table:table-cell>
          <table:table-cell table:formula="of:=[.E25]+1" office:value-type="float" office:value="153" calcext:value-type="float">
            <text:p>153</text:p>
          </table:table-cell>
          <table:table-cell table:formula="of:=[.F25]-1" office:value-type="float" office:value="165" calcext:value-type="float">
            <text:p>165</text:p>
          </table:table-cell>
          <table:table-cell table:formula="of:=[.L$14]&amp;[.J25]&amp;&quot;,&quot;&amp;[.K25]&amp;&quot;p;&quot;&amp;[.K25]&amp;&quot;q&quot;&amp;[.L$13]&amp;&quot; &gt; text&quot;&amp;[.C25]&amp;&quot;.txt&quot;" office:value-type="string" office:string-value="sed -n '153,165p;165q' &gt; text11.txt" calcext:value-type="string">
            <text:p>sed -n '153,165p;165q' &gt; text11.txt</text:p>
          </table:table-cell>
          <table:table-cell table:number-columns-repeated="3"/>
          <table:table-cell office:value-type="string" calcext:value-type="string">
            <text:p>И. Тургенев</text:p>
          </table:table-cell>
          <table:table-cell office:value-type="string" calcext:value-type="string">
            <text:p>Мальчики</text:p>
          </table:table-cell>
          <table:table-cell/>
          <table:table-cell office:value-type="string" calcext:value-type="string">
            <text:p>Мальчики</text:p>
          </table:table-cell>
          <table:table-cell table:number-columns-repeated="2"/>
          <table:table-cell table:formula="of:=&quot;echo -n &quot;&amp;[.Y$14]&amp;[.Q25]&amp;[.Y$14]&amp;&quot; | cat &gt; title&quot;&amp;[.C25]&amp;&quot;.txt&quot;" office:value-type="string" office:string-value="echo -n &quot;Мальчики&quot; | cat &gt; title11.txt" calcext:value-type="string">
            <text:p>echo -n "Мальчики" | cat &gt; title11.txt</text:p>
          </table:table-cell>
          <table:table-cell table:formula="of:=&quot;echo -n &quot;&amp;[.Y$14]&amp;[.P25]&amp;[.Y$14]&amp;&quot; | cat &gt; author&quot;&amp;[.C25]&amp;&quot;.txt&quot;" office:value-type="string" office:string-value="echo -n &quot;И. Тургенев&quot; | cat &gt; author11.txt" calcext:value-type="string">
            <text:p>echo -n "И. Тургенев" | cat &gt; author11.txt</text:p>
          </table:table-cell>
          <table:table-cell/>
          <table:table-cell table:formula="of:=&quot;cat preambule1.txt title&quot;&amp;[.C25]&amp;&quot;.txt preambule2.txt  linkpicture&quot;&amp;[.C25]&amp;&quot;.txt preambulethumb.txt linkpicture&quot;&amp;[.C25]&amp;&quot;.txt preambule25.txt linkname&quot;&amp;[.C25]&amp;&quot;.txt preambule3.txt author&quot;&amp;[.C25]&amp;&quot;.txt preambule35.txt   text&quot;&amp;[.C25]&amp;&quot;.txt &gt; &quot;&amp;[.S25]&amp;&quot;.md&quot;" office:value-type="string" office:string-value="cat preambule1.txt title11.txt preambule2.txt  linkpicture11.txt preambulethumb.txt linkpicture11.txt preambule25.txt linkname11.txt preambule3.txt author11.txt preambule35.txt   text11.txt &gt; Мальчики.md" calcext:value-type="string">
            <text:p>cat preambule1.txt title11.txt preambule2.txt <text:s/>linkpicture11.txt preambulethumb.txt linkpicture11.txt preambule25.txt linkname11.txt preambule3.txt author11.txt preambule35.txt <text:s text:c="2"/>text11.txt &gt; Мальчики.md</text:p>
          </table:table-cell>
        </table:table-row>
        <table:table-row table:style-name="ro1">
          <table:table-cell/>
          <table:table-cell table:formula="of:=[.F26]-[.E26]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[.E27]-1" office:value-type="float" office:value="175" calcext:value-type="float">
            <text:p>175</text:p>
          </table:table-cell>
          <table:table-cell table:formula="of:=IF([.F26]&gt;[.E26])" office:value-type="boolean" office:boolean-value="true" calcext:value-type="boolean">
            <text:p>ИСТИНА</text:p>
          </table:table-cell>
          <table:table-cell table:formula="of:=[.L$14]&amp;[.F26]&amp;&quot;p&quot;&amp;[.L$13]&amp;&quot; &gt; author&quot;&amp;[.C26]&amp;&quot;.txt&quot;" office:value-type="string" office:string-value="sed -n '175p' &gt; author12.txt" calcext:value-type="string">
            <text:p>sed -n '175p' &gt; author12.txt</text:p>
          </table:table-cell>
          <table:table-cell table:formula="of:=[.L$14]&amp;[.F26]&amp;&quot;p&quot;&amp;[.L$13]&amp;&quot;&quot;" office:value-type="string" office:string-value="sed -n '175p'" calcext:value-type="string">
            <text:p>sed -n '175p'</text:p>
          </table:table-cell>
          <table:table-cell table:formula="of:=[.E26]+1" office:value-type="float" office:value="168" calcext:value-type="float">
            <text:p>168</text:p>
          </table:table-cell>
          <table:table-cell table:formula="of:=[.F26]-1" office:value-type="float" office:value="174" calcext:value-type="float">
            <text:p>174</text:p>
          </table:table-cell>
          <table:table-cell table:formula="of:=[.L$14]&amp;[.J26]&amp;&quot;,&quot;&amp;[.K26]&amp;&quot;p;&quot;&amp;[.K26]&amp;&quot;q&quot;&amp;[.L$13]&amp;&quot; &gt; text&quot;&amp;[.C26]&amp;&quot;.txt&quot;" office:value-type="string" office:string-value="sed -n '168,174p;174q' &gt; text12.txt" calcext:value-type="string">
            <text:p>sed -n '168,174p;174q' &gt; text12.txt</text:p>
          </table:table-cell>
          <table:table-cell table:number-columns-repeated="3"/>
          <table:table-cell office:value-type="string" calcext:value-type="string">
            <text:p>И. Тургенев</text:p>
          </table:table-cell>
          <table:table-cell office:value-type="string" calcext:value-type="string">
            <text:p>Муму</text:p>
          </table:table-cell>
          <table:table-cell/>
          <table:table-cell office:value-type="string" calcext:value-type="string">
            <text:p>Муму</text:p>
          </table:table-cell>
          <table:table-cell table:number-columns-repeated="2"/>
          <table:table-cell table:formula="of:=&quot;echo -n &quot;&amp;[.Y$14]&amp;[.Q26]&amp;[.Y$14]&amp;&quot; | cat &gt; title&quot;&amp;[.C26]&amp;&quot;.txt&quot;" office:value-type="string" office:string-value="echo -n &quot;Муму&quot; | cat &gt; title12.txt" calcext:value-type="string">
            <text:p>echo -n "Муму" | cat &gt; title12.txt</text:p>
          </table:table-cell>
          <table:table-cell table:formula="of:=&quot;echo -n &quot;&amp;[.Y$14]&amp;[.P26]&amp;[.Y$14]&amp;&quot; | cat &gt; author&quot;&amp;[.C26]&amp;&quot;.txt&quot;" office:value-type="string" office:string-value="echo -n &quot;И. Тургенев&quot; | cat &gt; author12.txt" calcext:value-type="string">
            <text:p>echo -n "И. Тургенев" | cat &gt; author12.txt</text:p>
          </table:table-cell>
          <table:table-cell/>
          <table:table-cell table:formula="of:=&quot;cat preambule1.txt title&quot;&amp;[.C26]&amp;&quot;.txt preambule2.txt  linkpicture&quot;&amp;[.C26]&amp;&quot;.txt preambulethumb.txt linkpicture&quot;&amp;[.C26]&amp;&quot;.txt preambule25.txt linkname&quot;&amp;[.C26]&amp;&quot;.txt preambule3.txt author&quot;&amp;[.C26]&amp;&quot;.txt preambule35.txt   text&quot;&amp;[.C26]&amp;&quot;.txt &gt; &quot;&amp;[.S26]&amp;&quot;.md&quot;" office:value-type="string" office:string-value="cat preambule1.txt title12.txt preambule2.txt  linkpicture12.txt preambulethumb.txt linkpicture12.txt preambule25.txt linkname12.txt preambule3.txt author12.txt preambule35.txt   text12.txt &gt; Муму.md" calcext:value-type="string">
            <text:p>cat preambule1.txt title12.txt preambule2.txt <text:s/>linkpicture12.txt preambulethumb.txt linkpicture12.txt preambule25.txt linkname12.txt preambule3.txt author12.txt preambule35.txt <text:s text:c="2"/>text12.txt &gt; Муму.md</text:p>
          </table:table-cell>
        </table:table-row>
        <table:table-row table:style-name="ro1">
          <table:table-cell/>
          <table:table-cell table:formula="of:=[.F27]-[.E27]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[.E28]-1" office:value-type="float" office:value="195" calcext:value-type="float">
            <text:p>195</text:p>
          </table:table-cell>
          <table:table-cell table:formula="of:=IF([.F27]&gt;[.E27])" office:value-type="boolean" office:boolean-value="true" calcext:value-type="boolean">
            <text:p>ИСТИНА</text:p>
          </table:table-cell>
          <table:table-cell table:formula="of:=[.L$14]&amp;[.F27]&amp;&quot;p&quot;&amp;[.L$13]&amp;&quot; &gt; author&quot;&amp;[.C27]&amp;&quot;.txt&quot;" office:value-type="string" office:string-value="sed -n '195p' &gt; author13.txt" calcext:value-type="string">
            <text:p>sed -n '195p' &gt; author13.txt</text:p>
          </table:table-cell>
          <table:table-cell table:formula="of:=[.L$14]&amp;[.F27]&amp;&quot;p&quot;&amp;[.L$13]&amp;&quot;&quot;" office:value-type="string" office:string-value="sed -n '195p'" calcext:value-type="string">
            <text:p>sed -n '195p'</text:p>
          </table:table-cell>
          <table:table-cell table:formula="of:=[.E27]+1" office:value-type="float" office:value="177" calcext:value-type="float">
            <text:p>177</text:p>
          </table:table-cell>
          <table:table-cell table:formula="of:=[.F27]-1" office:value-type="float" office:value="194" calcext:value-type="float">
            <text:p>194</text:p>
          </table:table-cell>
          <table:table-cell table:formula="of:=[.L$14]&amp;[.J27]&amp;&quot;,&quot;&amp;[.K27]&amp;&quot;p;&quot;&amp;[.K27]&amp;&quot;q&quot;&amp;[.L$13]&amp;&quot; &gt; text&quot;&amp;[.C27]&amp;&quot;.txt&quot;" office:value-type="string" office:string-value="sed -n '177,194p;194q' &gt; text13.txt" calcext:value-type="string">
            <text:p>sed -n '177,194p;194q' &gt; text13.txt</text:p>
          </table:table-cell>
          <table:table-cell table:number-columns-repeated="3"/>
          <table:table-cell office:value-type="string" calcext:value-type="string">
            <text:p>Л. Толстой</text:p>
          </table:table-cell>
          <table:table-cell office:value-type="string" calcext:value-type="string">
            <text:p>Подвиг князя Андрея</text:p>
          </table:table-cell>
          <table:table-cell/>
          <table:table-cell office:value-type="string" calcext:value-type="string">
            <text:p>Подвиг князя Андрея</text:p>
          </table:table-cell>
          <table:table-cell table:number-columns-repeated="2"/>
          <table:table-cell table:formula="of:=&quot;echo -n &quot;&amp;[.Y$14]&amp;[.Q27]&amp;[.Y$14]&amp;&quot; | cat &gt; title&quot;&amp;[.C27]&amp;&quot;.txt&quot;" office:value-type="string" office:string-value="echo -n &quot;Подвиг князя Андрея&quot; | cat &gt; title13.txt" calcext:value-type="string">
            <text:p>echo -n "Подвиг князя Андрея" | cat &gt; title13.txt</text:p>
          </table:table-cell>
          <table:table-cell table:formula="of:=&quot;echo -n &quot;&amp;[.Y$14]&amp;[.P27]&amp;[.Y$14]&amp;&quot; | cat &gt; author&quot;&amp;[.C27]&amp;&quot;.txt&quot;" office:value-type="string" office:string-value="echo -n &quot;Л. Толстой&quot; | cat &gt; author13.txt" calcext:value-type="string">
            <text:p>echo -n "Л. Толстой" | cat &gt; author13.txt</text:p>
          </table:table-cell>
          <table:table-cell/>
          <table:table-cell table:formula="of:=&quot;cat preambule1.txt title&quot;&amp;[.C27]&amp;&quot;.txt preambule2.txt  linkpicture&quot;&amp;[.C27]&amp;&quot;.txt preambulethumb.txt linkpicture&quot;&amp;[.C27]&amp;&quot;.txt preambule25.txt linkname&quot;&amp;[.C27]&amp;&quot;.txt preambule3.txt author&quot;&amp;[.C27]&amp;&quot;.txt preambule35.txt   text&quot;&amp;[.C27]&amp;&quot;.txt &gt; &quot;&amp;[.S27]&amp;&quot;.md&quot;" office:value-type="string" office:string-value="cat preambule1.txt title13.txt preambule2.txt  linkpicture13.txt preambulethumb.txt linkpicture13.txt preambule25.txt linkname13.txt preambule3.txt author13.txt preambule35.txt   text13.txt &gt; Подвиг князя Андрея.md" calcext:value-type="string">
            <text:p>cat preambule1.txt title13.txt preambule2.txt <text:s/>linkpicture13.txt preambulethumb.txt linkpicture13.txt preambule25.txt linkname13.txt preambule3.txt author13.txt preambule35.txt <text:s text:c="2"/>text13.txt &gt; Подвиг князя Андрея.md</text:p>
          </table:table-cell>
        </table:table-row>
        <table:table-row table:style-name="ro1">
          <table:table-cell/>
          <table:table-cell table:formula="of:=[.F28]-[.E28]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[.E29]-1" office:value-type="float" office:value="205" calcext:value-type="float">
            <text:p>205</text:p>
          </table:table-cell>
          <table:table-cell table:formula="of:=IF([.F28]&gt;[.E28])" office:value-type="boolean" office:boolean-value="true" calcext:value-type="boolean">
            <text:p>ИСТИНА</text:p>
          </table:table-cell>
          <table:table-cell table:formula="of:=[.L$14]&amp;[.F28]&amp;&quot;p&quot;&amp;[.L$13]&amp;&quot; &gt; author&quot;&amp;[.C28]&amp;&quot;.txt&quot;" office:value-type="string" office:string-value="sed -n '205p' &gt; author14.txt" calcext:value-type="string">
            <text:p>sed -n '205p' &gt; author14.txt</text:p>
          </table:table-cell>
          <table:table-cell table:formula="of:=[.L$14]&amp;[.F28]&amp;&quot;p&quot;&amp;[.L$13]&amp;&quot;&quot;" office:value-type="string" office:string-value="sed -n '205p'" calcext:value-type="string">
            <text:p>sed -n '205p'</text:p>
          </table:table-cell>
          <table:table-cell table:formula="of:=[.E28]+1" office:value-type="float" office:value="197" calcext:value-type="float">
            <text:p>197</text:p>
          </table:table-cell>
          <table:table-cell table:formula="of:=[.F28]-1" office:value-type="float" office:value="204" calcext:value-type="float">
            <text:p>204</text:p>
          </table:table-cell>
          <table:table-cell table:formula="of:=[.L$14]&amp;[.J28]&amp;&quot;,&quot;&amp;[.K28]&amp;&quot;p;&quot;&amp;[.K28]&amp;&quot;q&quot;&amp;[.L$13]&amp;&quot; &gt; text&quot;&amp;[.C28]&amp;&quot;.txt&quot;" office:value-type="string" office:string-value="sed -n '197,204p;204q' &gt; text14.txt" calcext:value-type="string">
            <text:p>sed -n '197,204p;204q' &gt; text14.txt</text:p>
          </table:table-cell>
          <table:table-cell table:number-columns-repeated="3"/>
          <table:table-cell office:value-type="string" calcext:value-type="string">
            <text:p>Л. Толстой</text:p>
          </table:table-cell>
          <table:table-cell office:value-type="string" calcext:value-type="string">
            <text:p>Дуб</text:p>
          </table:table-cell>
          <table:table-cell/>
          <table:table-cell office:value-type="string" calcext:value-type="string">
            <text:p>Дуб</text:p>
          </table:table-cell>
          <table:table-cell table:number-columns-repeated="2"/>
          <table:table-cell table:formula="of:=&quot;echo -n &quot;&amp;[.Y$14]&amp;[.Q28]&amp;[.Y$14]&amp;&quot; | cat &gt; title&quot;&amp;[.C28]&amp;&quot;.txt&quot;" office:value-type="string" office:string-value="echo -n &quot;Дуб&quot; | cat &gt; title14.txt" calcext:value-type="string">
            <text:p>echo -n "Дуб" | cat &gt; title14.txt</text:p>
          </table:table-cell>
          <table:table-cell table:formula="of:=&quot;echo -n &quot;&amp;[.Y$14]&amp;[.P28]&amp;[.Y$14]&amp;&quot; | cat &gt; author&quot;&amp;[.C28]&amp;&quot;.txt&quot;" office:value-type="string" office:string-value="echo -n &quot;Л. Толстой&quot; | cat &gt; author14.txt" calcext:value-type="string">
            <text:p>echo -n "Л. Толстой" | cat &gt; author14.txt</text:p>
          </table:table-cell>
          <table:table-cell/>
          <table:table-cell table:formula="of:=&quot;cat preambule1.txt title&quot;&amp;[.C28]&amp;&quot;.txt preambule2.txt  linkpicture&quot;&amp;[.C28]&amp;&quot;.txt preambulethumb.txt linkpicture&quot;&amp;[.C28]&amp;&quot;.txt preambule25.txt linkname&quot;&amp;[.C28]&amp;&quot;.txt preambule3.txt author&quot;&amp;[.C28]&amp;&quot;.txt preambule35.txt   text&quot;&amp;[.C28]&amp;&quot;.txt &gt; &quot;&amp;[.S28]&amp;&quot;.md&quot;" office:value-type="string" office:string-value="cat preambule1.txt title14.txt preambule2.txt  linkpicture14.txt preambulethumb.txt linkpicture14.txt preambule25.txt linkname14.txt preambule3.txt author14.txt preambule35.txt   text14.txt &gt; Дуб.md" calcext:value-type="string">
            <text:p>cat preambule1.txt title14.txt preambule2.txt <text:s/>linkpicture14.txt preambulethumb.txt linkpicture14.txt preambule25.txt linkname14.txt preambule3.txt author14.txt preambule35.txt <text:s text:c="2"/>text14.txt &gt; Дуб.md</text:p>
          </table:table-cell>
        </table:table-row>
        <table:table-row table:style-name="ro1">
          <table:table-cell/>
          <table:table-cell table:formula="of:=[.F29]-[.E29]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6" calcext:value-type="float">
            <text:p>206</text:p>
          </table:table-cell>
          <table:table-cell table:formula="of:=[.E30]-1" office:value-type="float" office:value="219" calcext:value-type="float">
            <text:p>219</text:p>
          </table:table-cell>
          <table:table-cell table:formula="of:=IF([.F29]&gt;[.E29])" office:value-type="boolean" office:boolean-value="true" calcext:value-type="boolean">
            <text:p>ИСТИНА</text:p>
          </table:table-cell>
          <table:table-cell table:formula="of:=[.L$14]&amp;[.F29]&amp;&quot;p&quot;&amp;[.L$13]&amp;&quot; &gt; author&quot;&amp;[.C29]&amp;&quot;.txt&quot;" office:value-type="string" office:string-value="sed -n '219p' &gt; author15.txt" calcext:value-type="string">
            <text:p>sed -n '219p' &gt; author15.txt</text:p>
          </table:table-cell>
          <table:table-cell table:formula="of:=[.L$14]&amp;[.F29]&amp;&quot;p&quot;&amp;[.L$13]&amp;&quot;&quot;" office:value-type="string" office:string-value="sed -n '219p'" calcext:value-type="string">
            <text:p>sed -n '219p'</text:p>
          </table:table-cell>
          <table:table-cell table:formula="of:=[.E29]+1" office:value-type="float" office:value="207" calcext:value-type="float">
            <text:p>207</text:p>
          </table:table-cell>
          <table:table-cell table:formula="of:=[.F29]-1" office:value-type="float" office:value="218" calcext:value-type="float">
            <text:p>218</text:p>
          </table:table-cell>
          <table:table-cell table:formula="of:=[.L$14]&amp;[.J29]&amp;&quot;,&quot;&amp;[.K29]&amp;&quot;p;&quot;&amp;[.K29]&amp;&quot;q&quot;&amp;[.L$13]&amp;&quot; &gt; text&quot;&amp;[.C29]&amp;&quot;.txt&quot;" office:value-type="string" office:string-value="sed -n '207,218p;218q' &gt; text15.txt" calcext:value-type="string">
            <text:p>sed -n '207,218p;218q' &gt; text15.txt</text:p>
          </table:table-cell>
          <table:table-cell table:number-columns-repeated="3"/>
          <table:table-cell office:value-type="string" calcext:value-type="string">
            <text:p>Л. Толстой</text:p>
          </table:table-cell>
          <table:table-cell office:value-type="string" calcext:value-type="string">
            <text:p>Первый бал Наташи Ростовой</text:p>
          </table:table-cell>
          <table:table-cell/>
          <table:table-cell office:value-type="string" calcext:value-type="string">
            <text:p>Первый бал Наташи Ростовой</text:p>
          </table:table-cell>
          <table:table-cell table:number-columns-repeated="2"/>
          <table:table-cell table:formula="of:=&quot;echo -n &quot;&amp;[.Y$14]&amp;[.Q29]&amp;[.Y$14]&amp;&quot; | cat &gt; title&quot;&amp;[.C29]&amp;&quot;.txt&quot;" office:value-type="string" office:string-value="echo -n &quot;Первый бал Наташи Ростовой&quot; | cat &gt; title15.txt" calcext:value-type="string">
            <text:p>echo -n "Первый бал Наташи Ростовой" | cat &gt; title15.txt</text:p>
          </table:table-cell>
          <table:table-cell table:formula="of:=&quot;echo -n &quot;&amp;[.Y$14]&amp;[.P29]&amp;[.Y$14]&amp;&quot; | cat &gt; author&quot;&amp;[.C29]&amp;&quot;.txt&quot;" office:value-type="string" office:string-value="echo -n &quot;Л. Толстой&quot; | cat &gt; author15.txt" calcext:value-type="string">
            <text:p>echo -n "Л. Толстой" | cat &gt; author15.txt</text:p>
          </table:table-cell>
          <table:table-cell/>
          <table:table-cell table:formula="of:=&quot;cat preambule1.txt title&quot;&amp;[.C29]&amp;&quot;.txt preambule2.txt  linkpicture&quot;&amp;[.C29]&amp;&quot;.txt preambulethumb.txt linkpicture&quot;&amp;[.C29]&amp;&quot;.txt preambule25.txt linkname&quot;&amp;[.C29]&amp;&quot;.txt preambule3.txt author&quot;&amp;[.C29]&amp;&quot;.txt preambule35.txt   text&quot;&amp;[.C29]&amp;&quot;.txt &gt; &quot;&amp;[.S29]&amp;&quot;.md&quot;" office:value-type="string" office:string-value="cat preambule1.txt title15.txt preambule2.txt  linkpicture15.txt preambulethumb.txt linkpicture15.txt preambule25.txt linkname15.txt preambule3.txt author15.txt preambule35.txt   text15.txt &gt; Первый бал Наташи Ростовой.md" calcext:value-type="string">
            <text:p>cat preambule1.txt title15.txt preambule2.txt <text:s/>linkpicture15.txt preambulethumb.txt linkpicture15.txt preambule25.txt linkname15.txt preambule3.txt author15.txt preambule35.txt <text:s text:c="2"/>text15.txt &gt; Первый бал Наташи Ростовой.md</text:p>
          </table:table-cell>
        </table:table-row>
        <table:table-row table:style-name="ro1">
          <table:table-cell/>
          <table:table-cell table:formula="of:=[.F30]-[.E30]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E31]-1" office:value-type="float" office:value="245" calcext:value-type="float">
            <text:p>245</text:p>
          </table:table-cell>
          <table:table-cell table:formula="of:=IF([.F30]&gt;[.E30])" office:value-type="boolean" office:boolean-value="true" calcext:value-type="boolean">
            <text:p>ИСТИНА</text:p>
          </table:table-cell>
          <table:table-cell table:formula="of:=[.L$14]&amp;[.F30]&amp;&quot;p&quot;&amp;[.L$13]&amp;&quot; &gt; author&quot;&amp;[.C30]&amp;&quot;.txt&quot;" office:value-type="string" office:string-value="sed -n '245p' &gt; author16.txt" calcext:value-type="string">
            <text:p>sed -n '245p' &gt; author16.txt</text:p>
          </table:table-cell>
          <table:table-cell table:formula="of:=[.L$14]&amp;[.F30]&amp;&quot;p&quot;&amp;[.L$13]&amp;&quot;&quot;" office:value-type="string" office:string-value="sed -n '245p'" calcext:value-type="string">
            <text:p>sed -n '245p'</text:p>
          </table:table-cell>
          <table:table-cell table:formula="of:=[.E30]+1" office:value-type="float" office:value="221" calcext:value-type="float">
            <text:p>221</text:p>
          </table:table-cell>
          <table:table-cell table:formula="of:=[.F30]-1" office:value-type="float" office:value="244" calcext:value-type="float">
            <text:p>244</text:p>
          </table:table-cell>
          <table:table-cell table:formula="of:=[.L$14]&amp;[.J30]&amp;&quot;,&quot;&amp;[.K30]&amp;&quot;p;&quot;&amp;[.K30]&amp;&quot;q&quot;&amp;[.L$13]&amp;&quot; &gt; text&quot;&amp;[.C30]&amp;&quot;.txt&quot;" office:value-type="string" office:string-value="sed -n '221,244p;244q' &gt; text16.txt" calcext:value-type="string">
            <text:p>sed -n '221,244p;244q' &gt; text16.txt</text:p>
          </table:table-cell>
          <table:table-cell table:number-columns-repeated="3"/>
          <table:table-cell office:value-type="string" calcext:value-type="string">
            <text:p>Л. Толстой</text:p>
          </table:table-cell>
          <table:table-cell office:value-type="string" calcext:value-type="string">
            <text:p>Старший брат</text:p>
          </table:table-cell>
          <table:table-cell/>
          <table:table-cell office:value-type="string" calcext:value-type="string">
            <text:p>Старший брат</text:p>
          </table:table-cell>
          <table:table-cell table:number-columns-repeated="2"/>
          <table:table-cell table:formula="of:=&quot;echo -n &quot;&amp;[.Y$14]&amp;[.Q30]&amp;[.Y$14]&amp;&quot; | cat &gt; title&quot;&amp;[.C30]&amp;&quot;.txt&quot;" office:value-type="string" office:string-value="echo -n &quot;Старший брат&quot; | cat &gt; title16.txt" calcext:value-type="string">
            <text:p>echo -n "Старший брат" | cat &gt; title16.txt</text:p>
          </table:table-cell>
          <table:table-cell table:formula="of:=&quot;echo -n &quot;&amp;[.Y$14]&amp;[.P30]&amp;[.Y$14]&amp;&quot; | cat &gt; author&quot;&amp;[.C30]&amp;&quot;.txt&quot;" office:value-type="string" office:string-value="echo -n &quot;Л. Толстой&quot; | cat &gt; author16.txt" calcext:value-type="string">
            <text:p>echo -n "Л. Толстой" | cat &gt; author16.txt</text:p>
          </table:table-cell>
          <table:table-cell/>
          <table:table-cell table:formula="of:=&quot;cat preambule1.txt title&quot;&amp;[.C30]&amp;&quot;.txt preambule2.txt  linkpicture&quot;&amp;[.C30]&amp;&quot;.txt preambulethumb.txt linkpicture&quot;&amp;[.C30]&amp;&quot;.txt preambule25.txt linkname&quot;&amp;[.C30]&amp;&quot;.txt preambule3.txt author&quot;&amp;[.C30]&amp;&quot;.txt preambule35.txt   text&quot;&amp;[.C30]&amp;&quot;.txt &gt; &quot;&amp;[.S30]&amp;&quot;.md&quot;" office:value-type="string" office:string-value="cat preambule1.txt title16.txt preambule2.txt  linkpicture16.txt preambulethumb.txt linkpicture16.txt preambule25.txt linkname16.txt preambule3.txt author16.txt preambule35.txt   text16.txt &gt; Старший брат.md" calcext:value-type="string">
            <text:p>cat preambule1.txt title16.txt preambule2.txt <text:s/>linkpicture16.txt preambulethumb.txt linkpicture16.txt preambule25.txt linkname16.txt preambule3.txt author16.txt preambule35.txt <text:s text:c="2"/>text16.txt &gt; Старший брат.md</text:p>
          </table:table-cell>
        </table:table-row>
        <table:table-row table:style-name="ro1">
          <table:table-cell/>
          <table:table-cell table:formula="of:=[.F31]-[.E31]"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46" calcext:value-type="float">
            <text:p>246</text:p>
          </table:table-cell>
          <table:table-cell table:formula="of:=[.E32]-1" office:value-type="float" office:value="277" calcext:value-type="float">
            <text:p>277</text:p>
          </table:table-cell>
          <table:table-cell table:formula="of:=IF([.F31]&gt;[.E31])" office:value-type="boolean" office:boolean-value="true" calcext:value-type="boolean">
            <text:p>ИСТИНА</text:p>
          </table:table-cell>
          <table:table-cell table:formula="of:=[.L$14]&amp;[.F31]&amp;&quot;p&quot;&amp;[.L$13]&amp;&quot; &gt; author&quot;&amp;[.C31]&amp;&quot;.txt&quot;" office:value-type="string" office:string-value="sed -n '277p' &gt; author17.txt" calcext:value-type="string">
            <text:p>sed -n '277p' &gt; author17.txt</text:p>
          </table:table-cell>
          <table:table-cell table:formula="of:=[.L$14]&amp;[.F31]&amp;&quot;p&quot;&amp;[.L$13]&amp;&quot;&quot;" office:value-type="string" office:string-value="sed -n '277p'" calcext:value-type="string">
            <text:p>sed -n '277p'</text:p>
          </table:table-cell>
          <table:table-cell table:formula="of:=[.E31]+1" office:value-type="float" office:value="247" calcext:value-type="float">
            <text:p>247</text:p>
          </table:table-cell>
          <table:table-cell table:formula="of:=[.F31]-1" office:value-type="float" office:value="276" calcext:value-type="float">
            <text:p>276</text:p>
          </table:table-cell>
          <table:table-cell table:formula="of:=[.L$14]&amp;[.J31]&amp;&quot;,&quot;&amp;[.K31]&amp;&quot;p;&quot;&amp;[.K31]&amp;&quot;q&quot;&amp;[.L$13]&amp;&quot; &gt; text&quot;&amp;[.C31]&amp;&quot;.txt&quot;" office:value-type="string" office:string-value="sed -n '247,276p;276q' &gt; text17.txt" calcext:value-type="string">
            <text:p>sed -n '247,276p;276q' &gt; text17.txt</text:p>
          </table:table-cell>
          <table:table-cell table:number-columns-repeated="3"/>
          <table:table-cell office:value-type="string" calcext:value-type="string">
            <text:p>В. Короленко</text:p>
          </table:table-cell>
          <table:table-cell office:value-type="string" calcext:value-type="string">
            <text:p>Кукла</text:p>
          </table:table-cell>
          <table:table-cell/>
          <table:table-cell office:value-type="string" calcext:value-type="string">
            <text:p>Кукла</text:p>
          </table:table-cell>
          <table:table-cell table:number-columns-repeated="2"/>
          <table:table-cell table:formula="of:=&quot;echo -n &quot;&amp;[.Y$14]&amp;[.Q31]&amp;[.Y$14]&amp;&quot; | cat &gt; title&quot;&amp;[.C31]&amp;&quot;.txt&quot;" office:value-type="string" office:string-value="echo -n &quot;Кукла&quot; | cat &gt; title17.txt" calcext:value-type="string">
            <text:p>echo -n "Кукла" | cat &gt; title17.txt</text:p>
          </table:table-cell>
          <table:table-cell table:formula="of:=&quot;echo -n &quot;&amp;[.Y$14]&amp;[.P31]&amp;[.Y$14]&amp;&quot; | cat &gt; author&quot;&amp;[.C31]&amp;&quot;.txt&quot;" office:value-type="string" office:string-value="echo -n &quot;В. Короленко&quot; | cat &gt; author17.txt" calcext:value-type="string">
            <text:p>echo -n "В. Короленко" | cat &gt; author17.txt</text:p>
          </table:table-cell>
          <table:table-cell/>
          <table:table-cell table:formula="of:=&quot;cat preambule1.txt title&quot;&amp;[.C31]&amp;&quot;.txt preambule2.txt  linkpicture&quot;&amp;[.C31]&amp;&quot;.txt preambulethumb.txt linkpicture&quot;&amp;[.C31]&amp;&quot;.txt preambule25.txt linkname&quot;&amp;[.C31]&amp;&quot;.txt preambule3.txt author&quot;&amp;[.C31]&amp;&quot;.txt preambule35.txt   text&quot;&amp;[.C31]&amp;&quot;.txt &gt; &quot;&amp;[.S31]&amp;&quot;.md&quot;" office:value-type="string" office:string-value="cat preambule1.txt title17.txt preambule2.txt  linkpicture17.txt preambulethumb.txt linkpicture17.txt preambule25.txt linkname17.txt preambule3.txt author17.txt preambule35.txt   text17.txt &gt; Кукла.md" calcext:value-type="string">
            <text:p>cat preambule1.txt title17.txt preambule2.txt <text:s/>linkpicture17.txt preambulethumb.txt linkpicture17.txt preambule25.txt linkname17.txt preambule3.txt author17.txt preambule35.txt <text:s text:c="2"/>text17.txt &gt; Кукла.md</text:p>
          </table:table-cell>
        </table:table-row>
        <table:table-row table:style-name="ro1">
          <table:table-cell/>
          <table:table-cell table:formula="of:=[.F32]-[.E32]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78" calcext:value-type="float">
            <text:p>278</text:p>
          </table:table-cell>
          <table:table-cell table:formula="of:=[.E33]-1" office:value-type="float" office:value="295" calcext:value-type="float">
            <text:p>295</text:p>
          </table:table-cell>
          <table:table-cell table:formula="of:=IF([.F32]&gt;[.E32])" office:value-type="boolean" office:boolean-value="true" calcext:value-type="boolean">
            <text:p>ИСТИНА</text:p>
          </table:table-cell>
          <table:table-cell table:formula="of:=[.L$14]&amp;[.F32]&amp;&quot;p&quot;&amp;[.L$13]&amp;&quot; &gt; author&quot;&amp;[.C32]&amp;&quot;.txt&quot;" office:value-type="string" office:string-value="sed -n '295p' &gt; author18.txt" calcext:value-type="string">
            <text:p>sed -n '295p' &gt; author18.txt</text:p>
          </table:table-cell>
          <table:table-cell table:formula="of:=[.L$14]&amp;[.F32]&amp;&quot;p&quot;&amp;[.L$13]&amp;&quot;&quot;" office:value-type="string" office:string-value="sed -n '295p'" calcext:value-type="string">
            <text:p>sed -n '295p'</text:p>
          </table:table-cell>
          <table:table-cell table:formula="of:=[.E32]+1" office:value-type="float" office:value="279" calcext:value-type="float">
            <text:p>279</text:p>
          </table:table-cell>
          <table:table-cell table:formula="of:=[.F32]-1" office:value-type="float" office:value="294" calcext:value-type="float">
            <text:p>294</text:p>
          </table:table-cell>
          <table:table-cell table:formula="of:=[.L$14]&amp;[.J32]&amp;&quot;,&quot;&amp;[.K32]&amp;&quot;p;&quot;&amp;[.K32]&amp;&quot;q&quot;&amp;[.L$13]&amp;&quot; &gt; text&quot;&amp;[.C32]&amp;&quot;.txt&quot;" office:value-type="string" office:string-value="sed -n '279,294p;294q' &gt; text18.txt" calcext:value-type="string">
            <text:p>sed -n '279,294p;294q' &gt; text18.txt</text:p>
          </table:table-cell>
          <table:table-cell table:number-columns-repeated="3"/>
          <table:table-cell office:value-type="string" calcext:value-type="string">
            <text:p>А. Чехов</text:p>
          </table:table-cell>
          <table:table-cell office:value-type="string" calcext:value-type="string">
            <text:p>Каштанка потерялась</text:p>
          </table:table-cell>
          <table:table-cell/>
          <table:table-cell office:value-type="string" calcext:value-type="string">
            <text:p>Каштанка потерялась</text:p>
          </table:table-cell>
          <table:table-cell table:number-columns-repeated="2"/>
          <table:table-cell table:formula="of:=&quot;echo -n &quot;&amp;[.Y$14]&amp;[.Q32]&amp;[.Y$14]&amp;&quot; | cat &gt; title&quot;&amp;[.C32]&amp;&quot;.txt&quot;" office:value-type="string" office:string-value="echo -n &quot;Каштанка потерялась&quot; | cat &gt; title18.txt" calcext:value-type="string">
            <text:p>echo -n "Каштанка потерялась" | cat &gt; title18.txt</text:p>
          </table:table-cell>
          <table:table-cell table:formula="of:=&quot;echo -n &quot;&amp;[.Y$14]&amp;[.P32]&amp;[.Y$14]&amp;&quot; | cat &gt; author&quot;&amp;[.C32]&amp;&quot;.txt&quot;" office:value-type="string" office:string-value="echo -n &quot;А. Чехов&quot; | cat &gt; author18.txt" calcext:value-type="string">
            <text:p>echo -n "А. Чехов" | cat &gt; author18.txt</text:p>
          </table:table-cell>
          <table:table-cell/>
          <table:table-cell table:formula="of:=&quot;cat preambule1.txt title&quot;&amp;[.C32]&amp;&quot;.txt preambule2.txt  linkpicture&quot;&amp;[.C32]&amp;&quot;.txt preambulethumb.txt linkpicture&quot;&amp;[.C32]&amp;&quot;.txt preambule25.txt linkname&quot;&amp;[.C32]&amp;&quot;.txt preambule3.txt author&quot;&amp;[.C32]&amp;&quot;.txt preambule35.txt   text&quot;&amp;[.C32]&amp;&quot;.txt &gt; &quot;&amp;[.S32]&amp;&quot;.md&quot;" office:value-type="string" office:string-value="cat preambule1.txt title18.txt preambule2.txt  linkpicture18.txt preambulethumb.txt linkpicture18.txt preambule25.txt linkname18.txt preambule3.txt author18.txt preambule35.txt   text18.txt &gt; Каштанка потерялась.md" calcext:value-type="string">
            <text:p>cat preambule1.txt title18.txt preambule2.txt <text:s/>linkpicture18.txt preambulethumb.txt linkpicture18.txt preambule25.txt linkname18.txt preambule3.txt author18.txt preambule35.txt <text:s text:c="2"/>text18.txt &gt; Каштанка потерялась.md</text:p>
          </table:table-cell>
        </table:table-row>
        <table:table-row table:style-name="ro1">
          <table:table-cell/>
          <table:table-cell table:formula="of:=[.F33]-[.E33]"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96" calcext:value-type="float">
            <text:p>296</text:p>
          </table:table-cell>
          <table:table-cell table:formula="of:=[.E34]-1" office:value-type="float" office:value="307" calcext:value-type="float">
            <text:p>307</text:p>
          </table:table-cell>
          <table:table-cell table:formula="of:=IF([.F33]&gt;[.E33])" office:value-type="boolean" office:boolean-value="true" calcext:value-type="boolean">
            <text:p>ИСТИНА</text:p>
          </table:table-cell>
          <table:table-cell table:formula="of:=[.L$14]&amp;[.F33]&amp;&quot;p&quot;&amp;[.L$13]&amp;&quot; &gt; author&quot;&amp;[.C33]&amp;&quot;.txt&quot;" office:value-type="string" office:string-value="sed -n '307p' &gt; author19.txt" calcext:value-type="string">
            <text:p>sed -n '307p' &gt; author19.txt</text:p>
          </table:table-cell>
          <table:table-cell table:formula="of:=[.L$14]&amp;[.F33]&amp;&quot;p&quot;&amp;[.L$13]&amp;&quot;&quot;" office:value-type="string" office:string-value="sed -n '307p'" calcext:value-type="string">
            <text:p>sed -n '307p'</text:p>
          </table:table-cell>
          <table:table-cell table:formula="of:=[.E33]+1" office:value-type="float" office:value="297" calcext:value-type="float">
            <text:p>297</text:p>
          </table:table-cell>
          <table:table-cell table:formula="of:=[.F33]-1" office:value-type="float" office:value="306" calcext:value-type="float">
            <text:p>306</text:p>
          </table:table-cell>
          <table:table-cell table:formula="of:=[.L$14]&amp;[.J33]&amp;&quot;,&quot;&amp;[.K33]&amp;&quot;p;&quot;&amp;[.K33]&amp;&quot;q&quot;&amp;[.L$13]&amp;&quot; &gt; text&quot;&amp;[.C33]&amp;&quot;.txt&quot;" office:value-type="string" office:string-value="sed -n '297,306p;306q' &gt; text19.txt" calcext:value-type="string">
            <text:p>sed -n '297,306p;306q' &gt; text19.txt</text:p>
          </table:table-cell>
          <table:table-cell table:number-columns-repeated="3"/>
          <table:table-cell office:value-type="string" calcext:value-type="string">
            <text:p>А. Чехов</text:p>
          </table:table-cell>
          <table:table-cell office:value-type="string" calcext:value-type="string">
            <text:p>Новые знакомые</text:p>
          </table:table-cell>
          <table:table-cell/>
          <table:table-cell office:value-type="string" calcext:value-type="string">
            <text:p>Новые знакомые</text:p>
          </table:table-cell>
          <table:table-cell table:number-columns-repeated="2"/>
          <table:table-cell table:formula="of:=&quot;echo -n &quot;&amp;[.Y$14]&amp;[.Q33]&amp;[.Y$14]&amp;&quot; | cat &gt; title&quot;&amp;[.C33]&amp;&quot;.txt&quot;" office:value-type="string" office:string-value="echo -n &quot;Новые знакомые&quot; | cat &gt; title19.txt" calcext:value-type="string">
            <text:p>echo -n "Новые знакомые" | cat &gt; title19.txt</text:p>
          </table:table-cell>
          <table:table-cell table:formula="of:=&quot;echo -n &quot;&amp;[.Y$14]&amp;[.P33]&amp;[.Y$14]&amp;&quot; | cat &gt; author&quot;&amp;[.C33]&amp;&quot;.txt&quot;" office:value-type="string" office:string-value="echo -n &quot;А. Чехов&quot; | cat &gt; author19.txt" calcext:value-type="string">
            <text:p>echo -n "А. Чехов" | cat &gt; author19.txt</text:p>
          </table:table-cell>
          <table:table-cell/>
          <table:table-cell table:formula="of:=&quot;cat preambule1.txt title&quot;&amp;[.C33]&amp;&quot;.txt preambule2.txt  linkpicture&quot;&amp;[.C33]&amp;&quot;.txt preambulethumb.txt linkpicture&quot;&amp;[.C33]&amp;&quot;.txt preambule25.txt linkname&quot;&amp;[.C33]&amp;&quot;.txt preambule3.txt author&quot;&amp;[.C33]&amp;&quot;.txt preambule35.txt   text&quot;&amp;[.C33]&amp;&quot;.txt &gt; &quot;&amp;[.S33]&amp;&quot;.md&quot;" office:value-type="string" office:string-value="cat preambule1.txt title19.txt preambule2.txt  linkpicture19.txt preambulethumb.txt linkpicture19.txt preambule25.txt linkname19.txt preambule3.txt author19.txt preambule35.txt   text19.txt &gt; Новые знакомые.md" calcext:value-type="string">
            <text:p>cat preambule1.txt title19.txt preambule2.txt <text:s/>linkpicture19.txt preambulethumb.txt linkpicture19.txt preambule25.txt linkname19.txt preambule3.txt author19.txt preambule35.txt <text:s text:c="2"/>text19.txt &gt; Новые знакомые.md</text:p>
          </table:table-cell>
        </table:table-row>
        <table:table-row table:style-name="ro1">
          <table:table-cell/>
          <table:table-cell table:formula="of:=[.F34]-[.E34]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  <table:table-cell table:formula="of:=[.E35]-1" office:value-type="float" office:value="330" calcext:value-type="float">
            <text:p>330</text:p>
          </table:table-cell>
          <table:table-cell table:formula="of:=IF([.F34]&gt;[.E34])" office:value-type="boolean" office:boolean-value="true" calcext:value-type="boolean">
            <text:p>ИСТИНА</text:p>
          </table:table-cell>
          <table:table-cell table:formula="of:=[.L$14]&amp;[.F34]&amp;&quot;p&quot;&amp;[.L$13]&amp;&quot; &gt; author&quot;&amp;[.C34]&amp;&quot;.txt&quot;" office:value-type="string" office:string-value="sed -n '330p' &gt; author20.txt" calcext:value-type="string">
            <text:p>sed -n '330p' &gt; author20.txt</text:p>
          </table:table-cell>
          <table:table-cell table:formula="of:=[.L$14]&amp;[.F34]&amp;&quot;p&quot;&amp;[.L$13]&amp;&quot;&quot;" office:value-type="string" office:string-value="sed -n '330p'" calcext:value-type="string">
            <text:p>sed -n '330p'</text:p>
          </table:table-cell>
          <table:table-cell table:formula="of:=[.E34]+1" office:value-type="float" office:value="309" calcext:value-type="float">
            <text:p>309</text:p>
          </table:table-cell>
          <table:table-cell table:formula="of:=[.F34]-1" office:value-type="float" office:value="329" calcext:value-type="float">
            <text:p>329</text:p>
          </table:table-cell>
          <table:table-cell table:formula="of:=[.L$14]&amp;[.J34]&amp;&quot;,&quot;&amp;[.K34]&amp;&quot;p;&quot;&amp;[.K34]&amp;&quot;q&quot;&amp;[.L$13]&amp;&quot; &gt; text&quot;&amp;[.C34]&amp;&quot;.txt&quot;" office:value-type="string" office:string-value="sed -n '309,329p;329q' &gt; text20.txt" calcext:value-type="string">
            <text:p>sed -n '309,329p;329q' &gt; text20.txt</text:p>
          </table:table-cell>
          <table:table-cell table:number-columns-repeated="3"/>
          <table:table-cell office:value-type="string" calcext:value-type="string">
            <text:p>А. Чехов</text:p>
          </table:table-cell>
          <table:table-cell office:value-type="string" calcext:value-type="string">
            <text:p>На арене цирка</text:p>
          </table:table-cell>
          <table:table-cell/>
          <table:table-cell office:value-type="string" calcext:value-type="string">
            <text:p>На арене цирка</text:p>
          </table:table-cell>
          <table:table-cell table:number-columns-repeated="2"/>
          <table:table-cell table:formula="of:=&quot;echo -n &quot;&amp;[.Y$14]&amp;[.Q34]&amp;[.Y$14]&amp;&quot; | cat &gt; title&quot;&amp;[.C34]&amp;&quot;.txt&quot;" office:value-type="string" office:string-value="echo -n &quot;На арене цирка&quot; | cat &gt; title20.txt" calcext:value-type="string">
            <text:p>echo -n "На арене цирка" | cat &gt; title20.txt</text:p>
          </table:table-cell>
          <table:table-cell table:formula="of:=&quot;echo -n &quot;&amp;[.Y$14]&amp;[.P34]&amp;[.Y$14]&amp;&quot; | cat &gt; author&quot;&amp;[.C34]&amp;&quot;.txt&quot;" office:value-type="string" office:string-value="echo -n &quot;А. Чехов&quot; | cat &gt; author20.txt" calcext:value-type="string">
            <text:p>echo -n "А. Чехов" | cat &gt; author20.txt</text:p>
          </table:table-cell>
          <table:table-cell/>
          <table:table-cell table:formula="of:=&quot;cat preambule1.txt title&quot;&amp;[.C34]&amp;&quot;.txt preambule2.txt  linkpicture&quot;&amp;[.C34]&amp;&quot;.txt preambulethumb.txt linkpicture&quot;&amp;[.C34]&amp;&quot;.txt preambule25.txt linkname&quot;&amp;[.C34]&amp;&quot;.txt preambule3.txt author&quot;&amp;[.C34]&amp;&quot;.txt preambule35.txt   text&quot;&amp;[.C34]&amp;&quot;.txt &gt; &quot;&amp;[.S34]&amp;&quot;.md&quot;" office:value-type="string" office:string-value="cat preambule1.txt title20.txt preambule2.txt  linkpicture20.txt preambulethumb.txt linkpicture20.txt preambule25.txt linkname20.txt preambule3.txt author20.txt preambule35.txt   text20.txt &gt; На арене цирка.md" calcext:value-type="string">
            <text:p>cat preambule1.txt title20.txt preambule2.txt <text:s/>linkpicture20.txt preambulethumb.txt linkpicture20.txt preambule25.txt linkname20.txt preambule3.txt author20.txt preambule35.txt <text:s text:c="2"/>text20.txt &gt; На арене цирка.md</text:p>
          </table:table-cell>
        </table:table-row>
        <table:table-row table:style-name="ro1">
          <table:table-cell/>
          <table:table-cell table:formula="of:=[.F35]-[.E35]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31" calcext:value-type="float">
            <text:p>331</text:p>
          </table:table-cell>
          <table:table-cell table:formula="of:=[.E36]-1" office:value-type="float" office:value="349" calcext:value-type="float">
            <text:p>349</text:p>
          </table:table-cell>
          <table:table-cell table:formula="of:=IF([.F35]&gt;[.E35])" office:value-type="boolean" office:boolean-value="true" calcext:value-type="boolean">
            <text:p>ИСТИНА</text:p>
          </table:table-cell>
          <table:table-cell table:formula="of:=[.L$14]&amp;[.F35]&amp;&quot;p&quot;&amp;[.L$13]&amp;&quot; &gt; author&quot;&amp;[.C35]&amp;&quot;.txt&quot;" office:value-type="string" office:string-value="sed -n '349p' &gt; author21.txt" calcext:value-type="string">
            <text:p>sed -n '349p' &gt; author21.txt</text:p>
          </table:table-cell>
          <table:table-cell table:formula="of:=[.L$14]&amp;[.F35]&amp;&quot;p&quot;&amp;[.L$13]&amp;&quot;&quot;" office:value-type="string" office:string-value="sed -n '349p'" calcext:value-type="string">
            <text:p>sed -n '349p'</text:p>
          </table:table-cell>
          <table:table-cell table:formula="of:=[.E35]+1" office:value-type="float" office:value="332" calcext:value-type="float">
            <text:p>332</text:p>
          </table:table-cell>
          <table:table-cell table:formula="of:=[.F35]-1" office:value-type="float" office:value="348" calcext:value-type="float">
            <text:p>348</text:p>
          </table:table-cell>
          <table:table-cell table:formula="of:=[.L$14]&amp;[.J35]&amp;&quot;,&quot;&amp;[.K35]&amp;&quot;p;&quot;&amp;[.K35]&amp;&quot;q&quot;&amp;[.L$13]&amp;&quot; &gt; text&quot;&amp;[.C35]&amp;&quot;.txt&quot;" office:value-type="string" office:string-value="sed -n '332,348p;348q' &gt; text21.txt" calcext:value-type="string">
            <text:p>sed -n '332,348p;348q' &gt; text21.txt</text:p>
          </table:table-cell>
          <table:table-cell table:number-columns-repeated="3"/>
          <table:table-cell office:value-type="string" calcext:value-type="string">
            <text:p>А. Чехов</text:p>
          </table:table-cell>
          <table:table-cell office:value-type="string" calcext:value-type="string">
            <text:p>Неудачный побег</text:p>
          </table:table-cell>
          <table:table-cell/>
          <table:table-cell office:value-type="string" calcext:value-type="string">
            <text:p>Неудачный побег</text:p>
          </table:table-cell>
          <table:table-cell table:number-columns-repeated="2"/>
          <table:table-cell table:formula="of:=&quot;echo -n &quot;&amp;[.Y$14]&amp;[.Q35]&amp;[.Y$14]&amp;&quot; | cat &gt; title&quot;&amp;[.C35]&amp;&quot;.txt&quot;" office:value-type="string" office:string-value="echo -n &quot;Неудачный побег&quot; | cat &gt; title21.txt" calcext:value-type="string">
            <text:p>echo -n "Неудачный побег" | cat &gt; title21.txt</text:p>
          </table:table-cell>
          <table:table-cell table:formula="of:=&quot;echo -n &quot;&amp;[.Y$14]&amp;[.P35]&amp;[.Y$14]&amp;&quot; | cat &gt; author&quot;&amp;[.C35]&amp;&quot;.txt&quot;" office:value-type="string" office:string-value="echo -n &quot;А. Чехов&quot; | cat &gt; author21.txt" calcext:value-type="string">
            <text:p>echo -n "А. Чехов" | cat &gt; author21.txt</text:p>
          </table:table-cell>
          <table:table-cell/>
          <table:table-cell table:formula="of:=&quot;cat preambule1.txt title&quot;&amp;[.C35]&amp;&quot;.txt preambule2.txt  linkpicture&quot;&amp;[.C35]&amp;&quot;.txt preambulethumb.txt linkpicture&quot;&amp;[.C35]&amp;&quot;.txt preambule25.txt linkname&quot;&amp;[.C35]&amp;&quot;.txt preambule3.txt author&quot;&amp;[.C35]&amp;&quot;.txt preambule35.txt   text&quot;&amp;[.C35]&amp;&quot;.txt &gt; &quot;&amp;[.S35]&amp;&quot;.md&quot;" office:value-type="string" office:string-value="cat preambule1.txt title21.txt preambule2.txt  linkpicture21.txt preambulethumb.txt linkpicture21.txt preambule25.txt linkname21.txt preambule3.txt author21.txt preambule35.txt   text21.txt &gt; Неудачный побег.md" calcext:value-type="string">
            <text:p>cat preambule1.txt title21.txt preambule2.txt <text:s/>linkpicture21.txt preambulethumb.txt linkpicture21.txt preambule25.txt linkname21.txt preambule3.txt author21.txt preambule35.txt <text:s text:c="2"/>text21.txt &gt; Неудачный побег.md</text:p>
          </table:table-cell>
        </table:table-row>
        <table:table-row table:style-name="ro1">
          <table:table-cell/>
          <table:table-cell table:formula="of:=[.F36]-[.E36]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E37]-1" office:value-type="float" office:value="366" calcext:value-type="float">
            <text:p>366</text:p>
          </table:table-cell>
          <table:table-cell table:formula="of:=IF([.F36]&gt;[.E36])" office:value-type="boolean" office:boolean-value="true" calcext:value-type="boolean">
            <text:p>ИСТИНА</text:p>
          </table:table-cell>
          <table:table-cell table:formula="of:=[.L$14]&amp;[.F36]&amp;&quot;p&quot;&amp;[.L$13]&amp;&quot; &gt; author&quot;&amp;[.C36]&amp;&quot;.txt&quot;" office:value-type="string" office:string-value="sed -n '366p' &gt; author22.txt" calcext:value-type="string">
            <text:p>sed -n '366p' &gt; author22.txt</text:p>
          </table:table-cell>
          <table:table-cell table:formula="of:=[.L$14]&amp;[.F36]&amp;&quot;p&quot;&amp;[.L$13]&amp;&quot;&quot;" office:value-type="string" office:string-value="sed -n '366p'" calcext:value-type="string">
            <text:p>sed -n '366p'</text:p>
          </table:table-cell>
          <table:table-cell table:formula="of:=[.E36]+1" office:value-type="float" office:value="351" calcext:value-type="float">
            <text:p>351</text:p>
          </table:table-cell>
          <table:table-cell table:formula="of:=[.F36]-1" office:value-type="float" office:value="365" calcext:value-type="float">
            <text:p>365</text:p>
          </table:table-cell>
          <table:table-cell table:formula="of:=[.L$14]&amp;[.J36]&amp;&quot;,&quot;&amp;[.K36]&amp;&quot;p;&quot;&amp;[.K36]&amp;&quot;q&quot;&amp;[.L$13]&amp;&quot; &gt; text&quot;&amp;[.C36]&amp;&quot;.txt&quot;" office:value-type="string" office:string-value="sed -n '351,365p;365q' &gt; text22.txt" calcext:value-type="string">
            <text:p>sed -n '351,365p;365q' &gt; text22.txt</text:p>
          </table:table-cell>
          <table:table-cell table:number-columns-repeated="3"/>
          <table:table-cell office:value-type="string" calcext:value-type="string">
            <text:p>М. Горький</text:p>
          </table:table-cell>
          <table:table-cell office:value-type="string" calcext:value-type="string">
            <text:p>Сердце Данко</text:p>
          </table:table-cell>
          <table:table-cell/>
          <table:table-cell office:value-type="string" calcext:value-type="string">
            <text:p>Сердце Данко</text:p>
          </table:table-cell>
          <table:table-cell table:number-columns-repeated="2"/>
          <table:table-cell table:formula="of:=&quot;echo -n &quot;&amp;[.Y$14]&amp;[.Q36]&amp;[.Y$14]&amp;&quot; | cat &gt; title&quot;&amp;[.C36]&amp;&quot;.txt&quot;" office:value-type="string" office:string-value="echo -n &quot;Сердце Данко&quot; | cat &gt; title22.txt" calcext:value-type="string">
            <text:p>echo -n "Сердце Данко" | cat &gt; title22.txt</text:p>
          </table:table-cell>
          <table:table-cell table:formula="of:=&quot;echo -n &quot;&amp;[.Y$14]&amp;[.P36]&amp;[.Y$14]&amp;&quot; | cat &gt; author&quot;&amp;[.C36]&amp;&quot;.txt&quot;" office:value-type="string" office:string-value="echo -n &quot;М. Горький&quot; | cat &gt; author22.txt" calcext:value-type="string">
            <text:p>echo -n "М. Горький" | cat &gt; author22.txt</text:p>
          </table:table-cell>
          <table:table-cell/>
          <table:table-cell table:formula="of:=&quot;cat preambule1.txt title&quot;&amp;[.C36]&amp;&quot;.txt preambule2.txt  linkpicture&quot;&amp;[.C36]&amp;&quot;.txt preambulethumb.txt linkpicture&quot;&amp;[.C36]&amp;&quot;.txt preambule25.txt linkname&quot;&amp;[.C36]&amp;&quot;.txt preambule3.txt author&quot;&amp;[.C36]&amp;&quot;.txt preambule35.txt   text&quot;&amp;[.C36]&amp;&quot;.txt &gt; &quot;&amp;[.S36]&amp;&quot;.md&quot;" office:value-type="string" office:string-value="cat preambule1.txt title22.txt preambule2.txt  linkpicture22.txt preambulethumb.txt linkpicture22.txt preambule25.txt linkname22.txt preambule3.txt author22.txt preambule35.txt   text22.txt &gt; Сердце Данко.md" calcext:value-type="string">
            <text:p>cat preambule1.txt title22.txt preambule2.txt <text:s/>linkpicture22.txt preambulethumb.txt linkpicture22.txt preambule25.txt linkname22.txt preambule3.txt author22.txt preambule35.txt <text:s text:c="2"/>text22.txt &gt; Сердце Данко.md</text:p>
          </table:table-cell>
        </table:table-row>
        <table:table-row table:style-name="ro1">
          <table:table-cell/>
          <table:table-cell table:formula="of:=[.F37]-[.E37]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67" calcext:value-type="float">
            <text:p>367</text:p>
          </table:table-cell>
          <table:table-cell table:formula="of:=[.E38]-1" office:value-type="float" office:value="386" calcext:value-type="float">
            <text:p>386</text:p>
          </table:table-cell>
          <table:table-cell table:formula="of:=IF([.F37]&gt;[.E37])" office:value-type="boolean" office:boolean-value="true" calcext:value-type="boolean">
            <text:p>ИСТИНА</text:p>
          </table:table-cell>
          <table:table-cell table:formula="of:=[.L$14]&amp;[.F37]&amp;&quot;p&quot;&amp;[.L$13]&amp;&quot; &gt; author&quot;&amp;[.C37]&amp;&quot;.txt&quot;" office:value-type="string" office:string-value="sed -n '386p' &gt; author23.txt" calcext:value-type="string">
            <text:p>sed -n '386p' &gt; author23.txt</text:p>
          </table:table-cell>
          <table:table-cell table:formula="of:=[.L$14]&amp;[.F37]&amp;&quot;p&quot;&amp;[.L$13]&amp;&quot;&quot;" office:value-type="string" office:string-value="sed -n '386p'" calcext:value-type="string">
            <text:p>sed -n '386p'</text:p>
          </table:table-cell>
          <table:table-cell table:formula="of:=[.E37]+1" office:value-type="float" office:value="368" calcext:value-type="float">
            <text:p>368</text:p>
          </table:table-cell>
          <table:table-cell table:formula="of:=[.F37]-1" office:value-type="float" office:value="385" calcext:value-type="float">
            <text:p>385</text:p>
          </table:table-cell>
          <table:table-cell table:formula="of:=[.L$14]&amp;[.J37]&amp;&quot;,&quot;&amp;[.K37]&amp;&quot;p;&quot;&amp;[.K37]&amp;&quot;q&quot;&amp;[.L$13]&amp;&quot; &gt; text&quot;&amp;[.C37]&amp;&quot;.txt&quot;" office:value-type="string" office:string-value="sed -n '368,385p;385q' &gt; text23.txt" calcext:value-type="string">
            <text:p>sed -n '368,385p;385q' &gt; text23.txt</text:p>
          </table:table-cell>
          <table:table-cell table:number-columns-repeated="3"/>
          <table:table-cell office:value-type="string" calcext:value-type="string">
            <text:p>М. Горький</text:p>
          </table:table-cell>
          <table:table-cell office:value-type="string" calcext:value-type="string">
            <text:p>Сын орла</text:p>
          </table:table-cell>
          <table:table-cell/>
          <table:table-cell office:value-type="string" calcext:value-type="string">
            <text:p>Сын орла</text:p>
          </table:table-cell>
          <table:table-cell table:number-columns-repeated="2"/>
          <table:table-cell table:formula="of:=&quot;echo -n &quot;&amp;[.Y$14]&amp;[.Q37]&amp;[.Y$14]&amp;&quot; | cat &gt; title&quot;&amp;[.C37]&amp;&quot;.txt&quot;" office:value-type="string" office:string-value="echo -n &quot;Сын орла&quot; | cat &gt; title23.txt" calcext:value-type="string">
            <text:p>echo -n "Сын орла" | cat &gt; title23.txt</text:p>
          </table:table-cell>
          <table:table-cell table:formula="of:=&quot;echo -n &quot;&amp;[.Y$14]&amp;[.P37]&amp;[.Y$14]&amp;&quot; | cat &gt; author&quot;&amp;[.C37]&amp;&quot;.txt&quot;" office:value-type="string" office:string-value="echo -n &quot;М. Горький&quot; | cat &gt; author23.txt" calcext:value-type="string">
            <text:p>echo -n "М. Горький" | cat &gt; author23.txt</text:p>
          </table:table-cell>
          <table:table-cell/>
          <table:table-cell table:formula="of:=&quot;cat preambule1.txt title&quot;&amp;[.C37]&amp;&quot;.txt preambule2.txt  linkpicture&quot;&amp;[.C37]&amp;&quot;.txt preambulethumb.txt linkpicture&quot;&amp;[.C37]&amp;&quot;.txt preambule25.txt linkname&quot;&amp;[.C37]&amp;&quot;.txt preambule3.txt author&quot;&amp;[.C37]&amp;&quot;.txt preambule35.txt   text&quot;&amp;[.C37]&amp;&quot;.txt &gt; &quot;&amp;[.S37]&amp;&quot;.md&quot;" office:value-type="string" office:string-value="cat preambule1.txt title23.txt preambule2.txt  linkpicture23.txt preambulethumb.txt linkpicture23.txt preambule25.txt linkname23.txt preambule3.txt author23.txt preambule35.txt   text23.txt &gt; Сын орла.md" calcext:value-type="string">
            <text:p>cat preambule1.txt title23.txt preambule2.txt <text:s/>linkpicture23.txt preambulethumb.txt linkpicture23.txt preambule25.txt linkname23.txt preambule3.txt author23.txt preambule35.txt <text:s text:c="2"/>text23.txt &gt; Сын орла.md</text:p>
          </table:table-cell>
        </table:table-row>
        <table:table-row table:style-name="ro1">
          <table:table-cell/>
          <table:table-cell table:formula="of:=[.F38]-[.E38]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87" calcext:value-type="float">
            <text:p>387</text:p>
          </table:table-cell>
          <table:table-cell table:formula="of:=[.E39]-1" office:value-type="float" office:value="404" calcext:value-type="float">
            <text:p>404</text:p>
          </table:table-cell>
          <table:table-cell table:formula="of:=IF([.F38]&gt;[.E38])" office:value-type="boolean" office:boolean-value="true" calcext:value-type="boolean">
            <text:p>ИСТИНА</text:p>
          </table:table-cell>
          <table:table-cell table:formula="of:=[.L$14]&amp;[.F38]&amp;&quot;p&quot;&amp;[.L$13]&amp;&quot; &gt; author&quot;&amp;[.C38]&amp;&quot;.txt&quot;" office:value-type="string" office:string-value="sed -n '404p' &gt; author24.txt" calcext:value-type="string">
            <text:p>sed -n '404p' &gt; author24.txt</text:p>
          </table:table-cell>
          <table:table-cell table:formula="of:=[.L$14]&amp;[.F38]&amp;&quot;p&quot;&amp;[.L$13]&amp;&quot;&quot;" office:value-type="string" office:string-value="sed -n '404p'" calcext:value-type="string">
            <text:p>sed -n '404p'</text:p>
          </table:table-cell>
          <table:table-cell table:formula="of:=[.E38]+1" office:value-type="float" office:value="388" calcext:value-type="float">
            <text:p>388</text:p>
          </table:table-cell>
          <table:table-cell table:formula="of:=[.F38]-1" office:value-type="float" office:value="403" calcext:value-type="float">
            <text:p>403</text:p>
          </table:table-cell>
          <table:table-cell table:formula="of:=[.L$14]&amp;[.J38]&amp;&quot;,&quot;&amp;[.K38]&amp;&quot;p;&quot;&amp;[.K38]&amp;&quot;q&quot;&amp;[.L$13]&amp;&quot; &gt; text&quot;&amp;[.C38]&amp;&quot;.txt&quot;" office:value-type="string" office:string-value="sed -n '388,403p;403q' &gt; text24.txt" calcext:value-type="string">
            <text:p>sed -n '388,403p;403q' &gt; text24.txt</text:p>
          </table:table-cell>
          <table:table-cell table:number-columns-repeated="3"/>
          <table:table-cell office:value-type="string" calcext:value-type="string">
            <text:p>А. Куприн</text:p>
          </table:table-cell>
          <table:table-cell office:value-type="string" calcext:value-type="string">
            <text:p>Волшебный ковер</text:p>
          </table:table-cell>
          <table:table-cell/>
          <table:table-cell office:value-type="string" calcext:value-type="string">
            <text:p>Волшебный ковер</text:p>
          </table:table-cell>
          <table:table-cell table:number-columns-repeated="2"/>
          <table:table-cell table:formula="of:=&quot;echo -n &quot;&amp;[.Y$14]&amp;[.Q38]&amp;[.Y$14]&amp;&quot; | cat &gt; title&quot;&amp;[.C38]&amp;&quot;.txt&quot;" office:value-type="string" office:string-value="echo -n &quot;Волшебный ковер&quot; | cat &gt; title24.txt" calcext:value-type="string">
            <text:p>echo -n "Волшебный ковер" | cat &gt; title24.txt</text:p>
          </table:table-cell>
          <table:table-cell table:formula="of:=&quot;echo -n &quot;&amp;[.Y$14]&amp;[.P38]&amp;[.Y$14]&amp;&quot; | cat &gt; author&quot;&amp;[.C38]&amp;&quot;.txt&quot;" office:value-type="string" office:string-value="echo -n &quot;А. Куприн&quot; | cat &gt; author24.txt" calcext:value-type="string">
            <text:p>echo -n "А. Куприн" | cat &gt; author24.txt</text:p>
          </table:table-cell>
          <table:table-cell/>
          <table:table-cell table:formula="of:=&quot;cat preambule1.txt title&quot;&amp;[.C38]&amp;&quot;.txt preambule2.txt  linkpicture&quot;&amp;[.C38]&amp;&quot;.txt preambulethumb.txt linkpicture&quot;&amp;[.C38]&amp;&quot;.txt preambule25.txt linkname&quot;&amp;[.C38]&amp;&quot;.txt preambule3.txt author&quot;&amp;[.C38]&amp;&quot;.txt preambule35.txt   text&quot;&amp;[.C38]&amp;&quot;.txt &gt; &quot;&amp;[.S38]&amp;&quot;.md&quot;" office:value-type="string" office:string-value="cat preambule1.txt title24.txt preambule2.txt  linkpicture24.txt preambulethumb.txt linkpicture24.txt preambule25.txt linkname24.txt preambule3.txt author24.txt preambule35.txt   text24.txt &gt; Волшебный ковер.md" calcext:value-type="string">
            <text:p>cat preambule1.txt title24.txt preambule2.txt <text:s/>linkpicture24.txt preambulethumb.txt linkpicture24.txt preambule25.txt linkname24.txt preambule3.txt author24.txt preambule35.txt <text:s text:c="2"/>text24.txt &gt; Волшебный ковер.md</text:p>
          </table:table-cell>
        </table:table-row>
        <table:table-row table:style-name="ro1">
          <table:table-cell/>
          <table:table-cell table:formula="of:=[.F39]-[.E39]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[.E40]-1" office:value-type="float" office:value="413" calcext:value-type="float">
            <text:p>413</text:p>
          </table:table-cell>
          <table:table-cell table:formula="of:=IF([.F39]&gt;[.E39])" office:value-type="boolean" office:boolean-value="true" calcext:value-type="boolean">
            <text:p>ИСТИНА</text:p>
          </table:table-cell>
          <table:table-cell table:formula="of:=[.L$14]&amp;[.F39]&amp;&quot;p&quot;&amp;[.L$13]&amp;&quot; &gt; author&quot;&amp;[.C39]&amp;&quot;.txt&quot;" office:value-type="string" office:string-value="sed -n '413p' &gt; author25.txt" calcext:value-type="string">
            <text:p>sed -n '413p' &gt; author25.txt</text:p>
          </table:table-cell>
          <table:table-cell table:formula="of:=[.L$14]&amp;[.F39]&amp;&quot;p&quot;&amp;[.L$13]&amp;&quot;&quot;" office:value-type="string" office:string-value="sed -n '413p'" calcext:value-type="string">
            <text:p>sed -n '413p'</text:p>
          </table:table-cell>
          <table:table-cell table:formula="of:=[.E39]+1" office:value-type="float" office:value="406" calcext:value-type="float">
            <text:p>406</text:p>
          </table:table-cell>
          <table:table-cell table:formula="of:=[.F39]-1" office:value-type="float" office:value="412" calcext:value-type="float">
            <text:p>412</text:p>
          </table:table-cell>
          <table:table-cell table:formula="of:=[.L$14]&amp;[.J39]&amp;&quot;,&quot;&amp;[.K39]&amp;&quot;p;&quot;&amp;[.K39]&amp;&quot;q&quot;&amp;[.L$13]&amp;&quot; &gt; text&quot;&amp;[.C39]&amp;&quot;.txt&quot;" office:value-type="string" office:string-value="sed -n '406,412p;412q' &gt; text25.txt" calcext:value-type="string">
            <text:p>sed -n '406,412p;412q' &gt; text25.txt</text:p>
          </table:table-cell>
          <table:table-cell table:number-columns-repeated="3"/>
          <table:table-cell office:value-type="string" calcext:value-type="string">
            <text:p>А. Грин</text:p>
          </table:table-cell>
          <table:table-cell office:value-type="string" calcext:value-type="string">
            <text:p>Картина в библиотеке</text:p>
          </table:table-cell>
          <table:table-cell/>
          <table:table-cell office:value-type="string" calcext:value-type="string">
            <text:p>Картина в библиотеке</text:p>
          </table:table-cell>
          <table:table-cell table:number-columns-repeated="2"/>
          <table:table-cell table:formula="of:=&quot;echo -n &quot;&amp;[.Y$14]&amp;[.Q39]&amp;[.Y$14]&amp;&quot; | cat &gt; title&quot;&amp;[.C39]&amp;&quot;.txt&quot;" office:value-type="string" office:string-value="echo -n &quot;Картина в библиотеке&quot; | cat &gt; title25.txt" calcext:value-type="string">
            <text:p>echo -n "Картина в библиотеке" | cat &gt; title25.txt</text:p>
          </table:table-cell>
          <table:table-cell table:formula="of:=&quot;echo -n &quot;&amp;[.Y$14]&amp;[.P39]&amp;[.Y$14]&amp;&quot; | cat &gt; author&quot;&amp;[.C39]&amp;&quot;.txt&quot;" office:value-type="string" office:string-value="echo -n &quot;А. Грин&quot; | cat &gt; author25.txt" calcext:value-type="string">
            <text:p>echo -n "А. Грин" | cat &gt; author25.txt</text:p>
          </table:table-cell>
          <table:table-cell/>
          <table:table-cell table:formula="of:=&quot;cat preambule1.txt title&quot;&amp;[.C39]&amp;&quot;.txt preambule2.txt  linkpicture&quot;&amp;[.C39]&amp;&quot;.txt preambulethumb.txt linkpicture&quot;&amp;[.C39]&amp;&quot;.txt preambule25.txt linkname&quot;&amp;[.C39]&amp;&quot;.txt preambule3.txt author&quot;&amp;[.C39]&amp;&quot;.txt preambule35.txt   text&quot;&amp;[.C39]&amp;&quot;.txt &gt; &quot;&amp;[.S39]&amp;&quot;.md&quot;" office:value-type="string" office:string-value="cat preambule1.txt title25.txt preambule2.txt  linkpicture25.txt preambulethumb.txt linkpicture25.txt preambule25.txt linkname25.txt preambule3.txt author25.txt preambule35.txt   text25.txt &gt; Картина в библиотеке.md" calcext:value-type="string">
            <text:p>cat preambule1.txt title25.txt preambule2.txt <text:s/>linkpicture25.txt preambulethumb.txt linkpicture25.txt preambule25.txt linkname25.txt preambule3.txt author25.txt preambule35.txt <text:s text:c="2"/>text25.txt &gt; Картина в библиотеке.md</text:p>
          </table:table-cell>
        </table:table-row>
        <table:table-row table:style-name="ro1">
          <table:table-cell/>
          <table:table-cell table:formula="of:=[.F40]-[.E40]"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14" calcext:value-type="float">
            <text:p>414</text:p>
          </table:table-cell>
          <table:table-cell table:formula="of:=[.E41]-1" office:value-type="float" office:value="426" calcext:value-type="float">
            <text:p>426</text:p>
          </table:table-cell>
          <table:table-cell table:formula="of:=IF([.F40]&gt;[.E40])" office:value-type="boolean" office:boolean-value="true" calcext:value-type="boolean">
            <text:p>ИСТИНА</text:p>
          </table:table-cell>
          <table:table-cell table:formula="of:=[.L$14]&amp;[.F40]&amp;&quot;p&quot;&amp;[.L$13]&amp;&quot; &gt; author&quot;&amp;[.C40]&amp;&quot;.txt&quot;" office:value-type="string" office:string-value="sed -n '426p' &gt; author26.txt" calcext:value-type="string">
            <text:p>sed -n '426p' &gt; author26.txt</text:p>
          </table:table-cell>
          <table:table-cell table:formula="of:=[.L$14]&amp;[.F40]&amp;&quot;p&quot;&amp;[.L$13]&amp;&quot;&quot;" office:value-type="string" office:string-value="sed -n '426p'" calcext:value-type="string">
            <text:p>sed -n '426p'</text:p>
          </table:table-cell>
          <table:table-cell table:formula="of:=[.E40]+1" office:value-type="float" office:value="415" calcext:value-type="float">
            <text:p>415</text:p>
          </table:table-cell>
          <table:table-cell table:formula="of:=[.F40]-1" office:value-type="float" office:value="425" calcext:value-type="float">
            <text:p>425</text:p>
          </table:table-cell>
          <table:table-cell table:formula="of:=[.L$14]&amp;[.J40]&amp;&quot;,&quot;&amp;[.K40]&amp;&quot;p;&quot;&amp;[.K40]&amp;&quot;q&quot;&amp;[.L$13]&amp;&quot; &gt; text&quot;&amp;[.C40]&amp;&quot;.txt&quot;" office:value-type="string" office:string-value="sed -n '415,425p;425q' &gt; text26.txt" calcext:value-type="string">
            <text:p>sed -n '415,425p;425q' &gt; text26.txt</text:p>
          </table:table-cell>
          <table:table-cell table:number-columns-repeated="3"/>
          <table:table-cell office:value-type="string" calcext:value-type="string">
            <text:p>А. Грин</text:p>
          </table:table-cell>
          <table:table-cell office:value-type="string" calcext:value-type="string">
            <text:p>Алые паруса</text:p>
          </table:table-cell>
          <table:table-cell/>
          <table:table-cell office:value-type="string" calcext:value-type="string">
            <text:p>Алые паруса</text:p>
          </table:table-cell>
          <table:table-cell table:number-columns-repeated="2"/>
          <table:table-cell table:formula="of:=&quot;echo -n &quot;&amp;[.Y$14]&amp;[.Q40]&amp;[.Y$14]&amp;&quot; | cat &gt; title&quot;&amp;[.C40]&amp;&quot;.txt&quot;" office:value-type="string" office:string-value="echo -n &quot;Алые паруса&quot; | cat &gt; title26.txt" calcext:value-type="string">
            <text:p>echo -n "Алые паруса" | cat &gt; title26.txt</text:p>
          </table:table-cell>
          <table:table-cell table:formula="of:=&quot;echo -n &quot;&amp;[.Y$14]&amp;[.P40]&amp;[.Y$14]&amp;&quot; | cat &gt; author&quot;&amp;[.C40]&amp;&quot;.txt&quot;" office:value-type="string" office:string-value="echo -n &quot;А. Грин&quot; | cat &gt; author26.txt" calcext:value-type="string">
            <text:p>echo -n "А. Грин" | cat &gt; author26.txt</text:p>
          </table:table-cell>
          <table:table-cell/>
          <table:table-cell table:formula="of:=&quot;cat preambule1.txt title&quot;&amp;[.C40]&amp;&quot;.txt preambule2.txt  linkpicture&quot;&amp;[.C40]&amp;&quot;.txt preambulethumb.txt linkpicture&quot;&amp;[.C40]&amp;&quot;.txt preambule25.txt linkname&quot;&amp;[.C40]&amp;&quot;.txt preambule3.txt author&quot;&amp;[.C40]&amp;&quot;.txt preambule35.txt   text&quot;&amp;[.C40]&amp;&quot;.txt &gt; &quot;&amp;[.S40]&amp;&quot;.md&quot;" office:value-type="string" office:string-value="cat preambule1.txt title26.txt preambule2.txt  linkpicture26.txt preambulethumb.txt linkpicture26.txt preambule25.txt linkname26.txt preambule3.txt author26.txt preambule35.txt   text26.txt &gt; Алые паруса.md" calcext:value-type="string">
            <text:p>cat preambule1.txt title26.txt preambule2.txt <text:s/>linkpicture26.txt preambulethumb.txt linkpicture26.txt preambule25.txt linkname26.txt preambule3.txt author26.txt preambule35.txt <text:s text:c="2"/>text26.txt &gt; Алые паруса.md</text:p>
          </table:table-cell>
        </table:table-row>
        <table:table-row table:style-name="ro1">
          <table:table-cell/>
          <table:table-cell table:formula="of:=[.F41]-[.E41]"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27" calcext:value-type="float">
            <text:p>427</text:p>
          </table:table-cell>
          <table:table-cell table:formula="of:=[.E42]-1" office:value-type="float" office:value="442" calcext:value-type="float">
            <text:p>442</text:p>
          </table:table-cell>
          <table:table-cell table:formula="of:=IF([.F41]&gt;[.E41])" office:value-type="boolean" office:boolean-value="true" calcext:value-type="boolean">
            <text:p>ИСТИНА</text:p>
          </table:table-cell>
          <table:table-cell table:formula="of:=[.L$14]&amp;[.F41]&amp;&quot;p&quot;&amp;[.L$13]&amp;&quot; &gt; author&quot;&amp;[.C41]&amp;&quot;.txt&quot;" office:value-type="string" office:string-value="sed -n '442p' &gt; author27.txt" calcext:value-type="string">
            <text:p>sed -n '442p' &gt; author27.txt</text:p>
          </table:table-cell>
          <table:table-cell table:formula="of:=[.L$14]&amp;[.F41]&amp;&quot;p&quot;&amp;[.L$13]&amp;&quot;&quot;" office:value-type="string" office:string-value="sed -n '442p'" calcext:value-type="string">
            <text:p>sed -n '442p'</text:p>
          </table:table-cell>
          <table:table-cell table:formula="of:=[.E41]+1" office:value-type="float" office:value="428" calcext:value-type="float">
            <text:p>428</text:p>
          </table:table-cell>
          <table:table-cell table:formula="of:=[.F41]-1" office:value-type="float" office:value="441" calcext:value-type="float">
            <text:p>441</text:p>
          </table:table-cell>
          <table:table-cell table:formula="of:=[.L$14]&amp;[.J41]&amp;&quot;,&quot;&amp;[.K41]&amp;&quot;p;&quot;&amp;[.K41]&amp;&quot;q&quot;&amp;[.L$13]&amp;&quot; &gt; text&quot;&amp;[.C41]&amp;&quot;.txt&quot;" office:value-type="string" office:string-value="sed -n '428,441p;441q' &gt; text27.txt" calcext:value-type="string">
            <text:p>sed -n '428,441p;441q' &gt; text27.txt</text:p>
          </table:table-cell>
          <table:table-cell table:number-columns-repeated="3"/>
          <table:table-cell office:value-type="string" calcext:value-type="string">
            <text:p>А. Толстой</text:p>
          </table:table-cell>
          <table:table-cell office:value-type="string" calcext:value-type="string">
            <text:p>Елка</text:p>
          </table:table-cell>
          <table:table-cell/>
          <table:table-cell office:value-type="string" calcext:value-type="string">
            <text:p>Елка</text:p>
          </table:table-cell>
          <table:table-cell table:number-columns-repeated="2"/>
          <table:table-cell table:formula="of:=&quot;echo -n &quot;&amp;[.Y$14]&amp;[.Q41]&amp;[.Y$14]&amp;&quot; | cat &gt; title&quot;&amp;[.C41]&amp;&quot;.txt&quot;" office:value-type="string" office:string-value="echo -n &quot;Елка&quot; | cat &gt; title27.txt" calcext:value-type="string">
            <text:p>echo -n "Елка" | cat &gt; title27.txt</text:p>
          </table:table-cell>
          <table:table-cell table:formula="of:=&quot;echo -n &quot;&amp;[.Y$14]&amp;[.P41]&amp;[.Y$14]&amp;&quot; | cat &gt; author&quot;&amp;[.C41]&amp;&quot;.txt&quot;" office:value-type="string" office:string-value="echo -n &quot;А. Толстой&quot; | cat &gt; author27.txt" calcext:value-type="string">
            <text:p>echo -n "А. Толстой" | cat &gt; author27.txt</text:p>
          </table:table-cell>
          <table:table-cell/>
          <table:table-cell table:formula="of:=&quot;cat preambule1.txt title&quot;&amp;[.C41]&amp;&quot;.txt preambule2.txt  linkpicture&quot;&amp;[.C41]&amp;&quot;.txt preambulethumb.txt linkpicture&quot;&amp;[.C41]&amp;&quot;.txt preambule25.txt linkname&quot;&amp;[.C41]&amp;&quot;.txt preambule3.txt author&quot;&amp;[.C41]&amp;&quot;.txt preambule35.txt   text&quot;&amp;[.C41]&amp;&quot;.txt &gt; &quot;&amp;[.S41]&amp;&quot;.md&quot;" office:value-type="string" office:string-value="cat preambule1.txt title27.txt preambule2.txt  linkpicture27.txt preambulethumb.txt linkpicture27.txt preambule25.txt linkname27.txt preambule3.txt author27.txt preambule35.txt   text27.txt &gt; Елка.md" calcext:value-type="string">
            <text:p>cat preambule1.txt title27.txt preambule2.txt <text:s/>linkpicture27.txt preambulethumb.txt linkpicture27.txt preambule25.txt linkname27.txt preambule3.txt author27.txt preambule35.txt <text:s text:c="2"/>text27.txt &gt; Елка.md</text:p>
          </table:table-cell>
        </table:table-row>
        <table:table-row table:style-name="ro1">
          <table:table-cell/>
          <table:table-cell table:formula="of:=[.F42]-[.E42]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43" calcext:value-type="float">
            <text:p>443</text:p>
          </table:table-cell>
          <table:table-cell table:formula="of:=[.E43]-1" office:value-type="float" office:value="453" calcext:value-type="float">
            <text:p>453</text:p>
          </table:table-cell>
          <table:table-cell table:formula="of:=IF([.F42]&gt;[.E42])" office:value-type="boolean" office:boolean-value="true" calcext:value-type="boolean">
            <text:p>ИСТИНА</text:p>
          </table:table-cell>
          <table:table-cell table:formula="of:=[.L$14]&amp;[.F42]&amp;&quot;p&quot;&amp;[.L$13]&amp;&quot; &gt; author&quot;&amp;[.C42]&amp;&quot;.txt&quot;" office:value-type="string" office:string-value="sed -n '453p' &gt; author28.txt" calcext:value-type="string">
            <text:p>sed -n '453p' &gt; author28.txt</text:p>
          </table:table-cell>
          <table:table-cell table:formula="of:=[.L$14]&amp;[.F42]&amp;&quot;p&quot;&amp;[.L$13]&amp;&quot;&quot;" office:value-type="string" office:string-value="sed -n '453p'" calcext:value-type="string">
            <text:p>sed -n '453p'</text:p>
          </table:table-cell>
          <table:table-cell table:formula="of:=[.E42]+1" office:value-type="float" office:value="444" calcext:value-type="float">
            <text:p>444</text:p>
          </table:table-cell>
          <table:table-cell table:formula="of:=[.F42]-1" office:value-type="float" office:value="452" calcext:value-type="float">
            <text:p>452</text:p>
          </table:table-cell>
          <table:table-cell table:formula="of:=[.L$14]&amp;[.J42]&amp;&quot;,&quot;&amp;[.K42]&amp;&quot;p;&quot;&amp;[.K42]&amp;&quot;q&quot;&amp;[.L$13]&amp;&quot; &gt; text&quot;&amp;[.C42]&amp;&quot;.txt&quot;" office:value-type="string" office:string-value="sed -n '444,452p;452q' &gt; text28.txt" calcext:value-type="string">
            <text:p>sed -n '444,452p;452q' &gt; text28.txt</text:p>
          </table:table-cell>
          <table:table-cell table:number-columns-repeated="3"/>
          <table:table-cell office:value-type="string" calcext:value-type="string">
            <text:p>В. Катаев</text:p>
          </table:table-cell>
          <table:table-cell office:value-type="string" calcext:value-type="string">
            <text:p>Прощальный праздник</text:p>
          </table:table-cell>
          <table:table-cell/>
          <table:table-cell office:value-type="string" calcext:value-type="string">
            <text:p>Прощальный праздник</text:p>
          </table:table-cell>
          <table:table-cell table:number-columns-repeated="2"/>
          <table:table-cell table:formula="of:=&quot;echo -n &quot;&amp;[.Y$14]&amp;[.Q42]&amp;[.Y$14]&amp;&quot; | cat &gt; title&quot;&amp;[.C42]&amp;&quot;.txt&quot;" office:value-type="string" office:string-value="echo -n &quot;Прощальный праздник&quot; | cat &gt; title28.txt" calcext:value-type="string">
            <text:p>echo -n "Прощальный праздник" | cat &gt; title28.txt</text:p>
          </table:table-cell>
          <table:table-cell table:formula="of:=&quot;echo -n &quot;&amp;[.Y$14]&amp;[.P42]&amp;[.Y$14]&amp;&quot; | cat &gt; author&quot;&amp;[.C42]&amp;&quot;.txt&quot;" office:value-type="string" office:string-value="echo -n &quot;В. Катаев&quot; | cat &gt; author28.txt" calcext:value-type="string">
            <text:p>echo -n "В. Катаев" | cat &gt; author28.txt</text:p>
          </table:table-cell>
          <table:table-cell/>
          <table:table-cell table:formula="of:=&quot;cat preambule1.txt title&quot;&amp;[.C42]&amp;&quot;.txt preambule2.txt  linkpicture&quot;&amp;[.C42]&amp;&quot;.txt preambulethumb.txt linkpicture&quot;&amp;[.C42]&amp;&quot;.txt preambule25.txt linkname&quot;&amp;[.C42]&amp;&quot;.txt preambule3.txt author&quot;&amp;[.C42]&amp;&quot;.txt preambule35.txt   text&quot;&amp;[.C42]&amp;&quot;.txt &gt; &quot;&amp;[.S42]&amp;&quot;.md&quot;" office:value-type="string" office:string-value="cat preambule1.txt title28.txt preambule2.txt  linkpicture28.txt preambulethumb.txt linkpicture28.txt preambule25.txt linkname28.txt preambule3.txt author28.txt preambule35.txt   text28.txt &gt; Прощальный праздник.md" calcext:value-type="string">
            <text:p>cat preambule1.txt title28.txt preambule2.txt <text:s/>linkpicture28.txt preambulethumb.txt linkpicture28.txt preambule25.txt linkname28.txt preambule3.txt author28.txt preambule35.txt <text:s text:c="2"/>text28.txt &gt; Прощальный праздник.md</text:p>
          </table:table-cell>
        </table:table-row>
        <table:table-row table:style-name="ro1">
          <table:table-cell/>
          <table:table-cell table:formula="of:=[.F43]-[.E43]"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54" calcext:value-type="float">
            <text:p>454</text:p>
          </table:table-cell>
          <table:table-cell table:formula="of:=[.E44]-1" office:value-type="float" office:value="472" calcext:value-type="float">
            <text:p>472</text:p>
          </table:table-cell>
          <table:table-cell table:formula="of:=IF([.F43]&gt;[.E43])" office:value-type="boolean" office:boolean-value="true" calcext:value-type="boolean">
            <text:p>ИСТИНА</text:p>
          </table:table-cell>
          <table:table-cell table:formula="of:=[.L$14]&amp;[.F43]&amp;&quot;p&quot;&amp;[.L$13]&amp;&quot; &gt; author&quot;&amp;[.C43]&amp;&quot;.txt&quot;" office:value-type="string" office:string-value="sed -n '472p' &gt; author29.txt" calcext:value-type="string">
            <text:p>sed -n '472p' &gt; author29.txt</text:p>
          </table:table-cell>
          <table:table-cell table:formula="of:=[.L$14]&amp;[.F43]&amp;&quot;p&quot;&amp;[.L$13]&amp;&quot;&quot;" office:value-type="string" office:string-value="sed -n '472p'" calcext:value-type="string">
            <text:p>sed -n '472p'</text:p>
          </table:table-cell>
          <table:table-cell table:formula="of:=[.E43]+1" office:value-type="float" office:value="455" calcext:value-type="float">
            <text:p>455</text:p>
          </table:table-cell>
          <table:table-cell table:formula="of:=[.F43]-1" office:value-type="float" office:value="471" calcext:value-type="float">
            <text:p>471</text:p>
          </table:table-cell>
          <table:table-cell table:formula="of:=[.L$14]&amp;[.J43]&amp;&quot;,&quot;&amp;[.K43]&amp;&quot;p;&quot;&amp;[.K43]&amp;&quot;q&quot;&amp;[.L$13]&amp;&quot; &gt; text&quot;&amp;[.C43]&amp;&quot;.txt&quot;" office:value-type="string" office:string-value="sed -n '455,471p;471q' &gt; text29.txt" calcext:value-type="string">
            <text:p>sed -n '455,471p;471q' &gt; text29.txt</text:p>
          </table:table-cell>
          <table:table-cell table:number-columns-repeated="3"/>
          <table:table-cell office:value-type="string" calcext:value-type="string">
            <text:p>В. Катаев</text:p>
          </table:table-cell>
          <table:table-cell office:value-type="string" calcext:value-type="string">
            <text:p>Море</text:p>
          </table:table-cell>
          <table:table-cell/>
          <table:table-cell office:value-type="string" calcext:value-type="string">
            <text:p>Море</text:p>
          </table:table-cell>
          <table:table-cell table:number-columns-repeated="2"/>
          <table:table-cell table:formula="of:=&quot;echo -n &quot;&amp;[.Y$14]&amp;[.Q43]&amp;[.Y$14]&amp;&quot; | cat &gt; title&quot;&amp;[.C43]&amp;&quot;.txt&quot;" office:value-type="string" office:string-value="echo -n &quot;Море&quot; | cat &gt; title29.txt" calcext:value-type="string">
            <text:p>echo -n "Море" | cat &gt; title29.txt</text:p>
          </table:table-cell>
          <table:table-cell table:formula="of:=&quot;echo -n &quot;&amp;[.Y$14]&amp;[.P43]&amp;[.Y$14]&amp;&quot; | cat &gt; author&quot;&amp;[.C43]&amp;&quot;.txt&quot;" office:value-type="string" office:string-value="echo -n &quot;В. Катаев&quot; | cat &gt; author29.txt" calcext:value-type="string">
            <text:p>echo -n "В. Катаев" | cat &gt; author29.txt</text:p>
          </table:table-cell>
          <table:table-cell/>
          <table:table-cell table:formula="of:=&quot;cat preambule1.txt title&quot;&amp;[.C43]&amp;&quot;.txt preambule2.txt  linkpicture&quot;&amp;[.C43]&amp;&quot;.txt preambulethumb.txt linkpicture&quot;&amp;[.C43]&amp;&quot;.txt preambule25.txt linkname&quot;&amp;[.C43]&amp;&quot;.txt preambule3.txt author&quot;&amp;[.C43]&amp;&quot;.txt preambule35.txt   text&quot;&amp;[.C43]&amp;&quot;.txt &gt; &quot;&amp;[.S43]&amp;&quot;.md&quot;" office:value-type="string" office:string-value="cat preambule1.txt title29.txt preambule2.txt  linkpicture29.txt preambulethumb.txt linkpicture29.txt preambule25.txt linkname29.txt preambule3.txt author29.txt preambule35.txt   text29.txt &gt; Море.md" calcext:value-type="string">
            <text:p>cat preambule1.txt title29.txt preambule2.txt <text:s/>linkpicture29.txt preambulethumb.txt linkpicture29.txt preambule25.txt linkname29.txt preambule3.txt author29.txt preambule35.txt <text:s text:c="2"/>text29.txt &gt; Море.md</text:p>
          </table:table-cell>
        </table:table-row>
        <table:table-row table:style-name="ro1">
          <table:table-cell/>
          <table:table-cell table:formula="of:=[.F44]-[.E44]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73" calcext:value-type="float">
            <text:p>473</text:p>
          </table:table-cell>
          <table:table-cell table:formula="of:=[.E45]-1" office:value-type="float" office:value="486" calcext:value-type="float">
            <text:p>486</text:p>
          </table:table-cell>
          <table:table-cell table:formula="of:=IF([.F44]&gt;[.E44])" office:value-type="boolean" office:boolean-value="true" calcext:value-type="boolean">
            <text:p>ИСТИНА</text:p>
          </table:table-cell>
          <table:table-cell table:formula="of:=[.L$14]&amp;[.F44]&amp;&quot;p&quot;&amp;[.L$13]&amp;&quot; &gt; author&quot;&amp;[.C44]&amp;&quot;.txt&quot;" office:value-type="string" office:string-value="sed -n '486p' &gt; author30.txt" calcext:value-type="string">
            <text:p>sed -n '486p' &gt; author30.txt</text:p>
          </table:table-cell>
          <table:table-cell table:formula="of:=[.L$14]&amp;[.F44]&amp;&quot;p&quot;&amp;[.L$13]&amp;&quot;&quot;" office:value-type="string" office:string-value="sed -n '486p'" calcext:value-type="string">
            <text:p>sed -n '486p'</text:p>
          </table:table-cell>
          <table:table-cell table:formula="of:=[.E44]+1" office:value-type="float" office:value="474" calcext:value-type="float">
            <text:p>474</text:p>
          </table:table-cell>
          <table:table-cell table:formula="of:=[.F44]-1" office:value-type="float" office:value="485" calcext:value-type="float">
            <text:p>485</text:p>
          </table:table-cell>
          <table:table-cell table:formula="of:=[.L$14]&amp;[.J44]&amp;&quot;,&quot;&amp;[.K44]&amp;&quot;p;&quot;&amp;[.K44]&amp;&quot;q&quot;&amp;[.L$13]&amp;&quot; &gt; text&quot;&amp;[.C44]&amp;&quot;.txt&quot;" office:value-type="string" office:string-value="sed -n '474,485p;485q' &gt; text30.txt" calcext:value-type="string">
            <text:p>sed -n '474,485p;485q' &gt; text30.txt</text:p>
          </table:table-cell>
          <table:table-cell table:number-columns-repeated="3"/>
          <table:table-cell office:value-type="string" calcext:value-type="string">
            <text:p>В. Катаев</text:p>
          </table:table-cell>
          <table:table-cell office:value-type="string" calcext:value-type="string">
            <text:p>Утро</text:p>
          </table:table-cell>
          <table:table-cell/>
          <table:table-cell office:value-type="string" calcext:value-type="string">
            <text:p>Утро</text:p>
          </table:table-cell>
          <table:table-cell table:number-columns-repeated="2"/>
          <table:table-cell table:formula="of:=&quot;echo -n &quot;&amp;[.Y$14]&amp;[.Q44]&amp;[.Y$14]&amp;&quot; | cat &gt; title&quot;&amp;[.C44]&amp;&quot;.txt&quot;" office:value-type="string" office:string-value="echo -n &quot;Утро&quot; | cat &gt; title30.txt" calcext:value-type="string">
            <text:p>echo -n "Утро" | cat &gt; title30.txt</text:p>
          </table:table-cell>
          <table:table-cell table:formula="of:=&quot;echo -n &quot;&amp;[.Y$14]&amp;[.P44]&amp;[.Y$14]&amp;&quot; | cat &gt; author&quot;&amp;[.C44]&amp;&quot;.txt&quot;" office:value-type="string" office:string-value="echo -n &quot;В. Катаев&quot; | cat &gt; author30.txt" calcext:value-type="string">
            <text:p>echo -n "В. Катаев" | cat &gt; author30.txt</text:p>
          </table:table-cell>
          <table:table-cell/>
          <table:table-cell table:formula="of:=&quot;cat preambule1.txt title&quot;&amp;[.C44]&amp;&quot;.txt preambule2.txt  linkpicture&quot;&amp;[.C44]&amp;&quot;.txt preambulethumb.txt linkpicture&quot;&amp;[.C44]&amp;&quot;.txt preambule25.txt linkname&quot;&amp;[.C44]&amp;&quot;.txt preambule3.txt author&quot;&amp;[.C44]&amp;&quot;.txt preambule35.txt   text&quot;&amp;[.C44]&amp;&quot;.txt &gt; &quot;&amp;[.S44]&amp;&quot;.md&quot;" office:value-type="string" office:string-value="cat preambule1.txt title30.txt preambule2.txt  linkpicture30.txt preambulethumb.txt linkpicture30.txt preambule25.txt linkname30.txt preambule3.txt author30.txt preambule35.txt   text30.txt &gt; Утро.md" calcext:value-type="string">
            <text:p>cat preambule1.txt title30.txt preambule2.txt <text:s/>linkpicture30.txt preambulethumb.txt linkpicture30.txt preambule25.txt linkname30.txt preambule3.txt author30.txt preambule35.txt <text:s text:c="2"/>text30.txt &gt; Утро.md</text:p>
          </table:table-cell>
        </table:table-row>
        <table:table-row table:style-name="ro1">
          <table:table-cell/>
          <table:table-cell table:formula="of:=[.F45]-[.E45]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87" calcext:value-type="float">
            <text:p>487</text:p>
          </table:table-cell>
          <table:table-cell table:formula="of:=[.E46]-1" office:value-type="float" office:value="496" calcext:value-type="float">
            <text:p>496</text:p>
          </table:table-cell>
          <table:table-cell table:formula="of:=IF([.F45]&gt;[.E45])" office:value-type="boolean" office:boolean-value="true" calcext:value-type="boolean">
            <text:p>ИСТИНА</text:p>
          </table:table-cell>
          <table:table-cell table:formula="of:=[.L$14]&amp;[.F45]&amp;&quot;p&quot;&amp;[.L$13]&amp;&quot; &gt; author&quot;&amp;[.C45]&amp;&quot;.txt&quot;" office:value-type="string" office:string-value="sed -n '496p' &gt; author31.txt" calcext:value-type="string">
            <text:p>sed -n '496p' &gt; author31.txt</text:p>
          </table:table-cell>
          <table:table-cell table:formula="of:=[.L$14]&amp;[.F45]&amp;&quot;p&quot;&amp;[.L$13]&amp;&quot;&quot;" office:value-type="string" office:string-value="sed -n '496p'" calcext:value-type="string">
            <text:p>sed -n '496p'</text:p>
          </table:table-cell>
          <table:table-cell table:formula="of:=[.E45]+1" office:value-type="float" office:value="488" calcext:value-type="float">
            <text:p>488</text:p>
          </table:table-cell>
          <table:table-cell table:formula="of:=[.F45]-1" office:value-type="float" office:value="495" calcext:value-type="float">
            <text:p>495</text:p>
          </table:table-cell>
          <table:table-cell table:formula="of:=[.L$14]&amp;[.J45]&amp;&quot;,&quot;&amp;[.K45]&amp;&quot;p;&quot;&amp;[.K45]&amp;&quot;q&quot;&amp;[.L$13]&amp;&quot; &gt; text&quot;&amp;[.C45]&amp;&quot;.txt&quot;" office:value-type="string" office:string-value="sed -n '488,495p;495q' &gt; text31.txt" calcext:value-type="string">
            <text:p>sed -n '488,495p;495q' &gt; text31.txt</text:p>
          </table:table-cell>
          <table:table-cell table:number-columns-repeated="3"/>
          <table:table-cell office:value-type="string" calcext:value-type="string">
            <text:p>М. Шолохов</text:p>
          </table:table-cell>
          <table:table-cell office:value-type="string" calcext:value-type="string">
            <text:p>Найдем и мы свою долю!</text:p>
          </table:table-cell>
          <table:table-cell/>
          <table:table-cell office:value-type="string" calcext:value-type="string">
            <text:p>Найдем и мы свою долю!</text:p>
          </table:table-cell>
          <table:table-cell table:number-columns-repeated="2"/>
          <table:table-cell table:formula="of:=&quot;echo -n &quot;&amp;[.Y$14]&amp;[.Q45]&amp;[.Y$14]&amp;&quot; | cat &gt; title&quot;&amp;[.C45]&amp;&quot;.txt&quot;" office:value-type="string" office:string-value="echo -n &quot;Найдем и мы свою долю!&quot; | cat &gt; title31.txt" calcext:value-type="string">
            <text:p>echo -n "Найдем и мы свою долю!" | cat &gt; title31.txt</text:p>
          </table:table-cell>
          <table:table-cell table:formula="of:=&quot;echo -n &quot;&amp;[.Y$14]&amp;[.P45]&amp;[.Y$14]&amp;&quot; | cat &gt; author&quot;&amp;[.C45]&amp;&quot;.txt&quot;" office:value-type="string" office:string-value="echo -n &quot;М. Шолохов&quot; | cat &gt; author31.txt" calcext:value-type="string">
            <text:p>echo -n "М. Шолохов" | cat &gt; author31.txt</text:p>
          </table:table-cell>
          <table:table-cell/>
          <table:table-cell table:formula="of:=&quot;cat preambule1.txt title&quot;&amp;[.C45]&amp;&quot;.txt preambule2.txt  linkpicture&quot;&amp;[.C45]&amp;&quot;.txt preambulethumb.txt linkpicture&quot;&amp;[.C45]&amp;&quot;.txt preambule25.txt linkname&quot;&amp;[.C45]&amp;&quot;.txt preambule3.txt author&quot;&amp;[.C45]&amp;&quot;.txt preambule35.txt   text&quot;&amp;[.C45]&amp;&quot;.txt &gt; &quot;&amp;[.S45]&amp;&quot;.md&quot;" office:value-type="string" office:string-value="cat preambule1.txt title31.txt preambule2.txt  linkpicture31.txt preambulethumb.txt linkpicture31.txt preambule25.txt linkname31.txt preambule3.txt author31.txt preambule35.txt   text31.txt &gt; Найдем и мы свою долю!.md" calcext:value-type="string">
            <text:p>cat preambule1.txt title31.txt preambule2.txt <text:s/>linkpicture31.txt preambulethumb.txt linkpicture31.txt preambule25.txt linkname31.txt preambule3.txt author31.txt preambule35.txt <text:s text:c="2"/>text31.txt &gt; Найдем и мы свою долю!.md</text:p>
          </table:table-cell>
        </table:table-row>
        <table:table-row table:style-name="ro1">
          <table:table-cell/>
          <table:table-cell table:formula="of:=[.F46]-[.E46]"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97" calcext:value-type="float">
            <text:p>497</text:p>
          </table:table-cell>
          <table:table-cell table:formula="of:=[.E47]-1" office:value-type="float" office:value="510" calcext:value-type="float">
            <text:p>510</text:p>
          </table:table-cell>
          <table:table-cell table:formula="of:=IF([.F46]&gt;[.E46])" office:value-type="boolean" office:boolean-value="true" calcext:value-type="boolean">
            <text:p>ИСТИНА</text:p>
          </table:table-cell>
          <table:table-cell table:formula="of:=[.L$14]&amp;[.F46]&amp;&quot;p&quot;&amp;[.L$13]&amp;&quot; &gt; author&quot;&amp;[.C46]&amp;&quot;.txt&quot;" office:value-type="string" office:string-value="sed -n '510p' &gt; author32.txt" calcext:value-type="string">
            <text:p>sed -n '510p' &gt; author32.txt</text:p>
          </table:table-cell>
          <table:table-cell table:formula="of:=[.L$14]&amp;[.F46]&amp;&quot;p&quot;&amp;[.L$13]&amp;&quot;&quot;" office:value-type="string" office:string-value="sed -n '510p'" calcext:value-type="string">
            <text:p>sed -n '510p'</text:p>
          </table:table-cell>
          <table:table-cell table:formula="of:=[.E46]+1" office:value-type="float" office:value="498" calcext:value-type="float">
            <text:p>498</text:p>
          </table:table-cell>
          <table:table-cell table:formula="of:=[.F46]-1" office:value-type="float" office:value="509" calcext:value-type="float">
            <text:p>509</text:p>
          </table:table-cell>
          <table:table-cell table:formula="of:=[.L$14]&amp;[.J46]&amp;&quot;,&quot;&amp;[.K46]&amp;&quot;p;&quot;&amp;[.K46]&amp;&quot;q&quot;&amp;[.L$13]&amp;&quot; &gt; text&quot;&amp;[.C46]&amp;&quot;.txt&quot;" office:value-type="string" office:string-value="sed -n '498,509p;509q' &gt; text32.txt" calcext:value-type="string">
            <text:p>sed -n '498,509p;509q' &gt; text32.txt</text:p>
          </table:table-cell>
          <table:table-cell table:number-columns-repeated="3"/>
          <table:table-cell office:value-type="string" calcext:value-type="string">
            <text:p>М. Пришвин</text:p>
          </table:table-cell>
          <table:table-cell office:value-type="string" calcext:value-type="string">
            <text:p>Ежик</text:p>
          </table:table-cell>
          <table:table-cell/>
          <table:table-cell office:value-type="string" calcext:value-type="string">
            <text:p>Ежик</text:p>
          </table:table-cell>
          <table:table-cell table:number-columns-repeated="2"/>
          <table:table-cell table:formula="of:=&quot;echo -n &quot;&amp;[.Y$14]&amp;[.Q46]&amp;[.Y$14]&amp;&quot; | cat &gt; title&quot;&amp;[.C46]&amp;&quot;.txt&quot;" office:value-type="string" office:string-value="echo -n &quot;Ежик&quot; | cat &gt; title32.txt" calcext:value-type="string">
            <text:p>echo -n "Ежик" | cat &gt; title32.txt</text:p>
          </table:table-cell>
          <table:table-cell table:formula="of:=&quot;echo -n &quot;&amp;[.Y$14]&amp;[.P46]&amp;[.Y$14]&amp;&quot; | cat &gt; author&quot;&amp;[.C46]&amp;&quot;.txt&quot;" office:value-type="string" office:string-value="echo -n &quot;М. Пришвин&quot; | cat &gt; author32.txt" calcext:value-type="string">
            <text:p>echo -n "М. Пришвин" | cat &gt; author32.txt</text:p>
          </table:table-cell>
          <table:table-cell/>
          <table:table-cell table:formula="of:=&quot;cat preambule1.txt title&quot;&amp;[.C46]&amp;&quot;.txt preambule2.txt  linkpicture&quot;&amp;[.C46]&amp;&quot;.txt preambulethumb.txt linkpicture&quot;&amp;[.C46]&amp;&quot;.txt preambule25.txt linkname&quot;&amp;[.C46]&amp;&quot;.txt preambule3.txt author&quot;&amp;[.C46]&amp;&quot;.txt preambule35.txt   text&quot;&amp;[.C46]&amp;&quot;.txt &gt; &quot;&amp;[.S46]&amp;&quot;.md&quot;" office:value-type="string" office:string-value="cat preambule1.txt title32.txt preambule2.txt  linkpicture32.txt preambulethumb.txt linkpicture32.txt preambule25.txt linkname32.txt preambule3.txt author32.txt preambule35.txt   text32.txt &gt; Ежик.md" calcext:value-type="string">
            <text:p>cat preambule1.txt title32.txt preambule2.txt <text:s/>linkpicture32.txt preambulethumb.txt linkpicture32.txt preambule25.txt linkname32.txt preambule3.txt author32.txt preambule35.txt <text:s text:c="2"/>text32.txt &gt; Ежик.md</text:p>
          </table:table-cell>
        </table:table-row>
        <table:table-row table:style-name="ro1">
          <table:table-cell/>
          <table:table-cell table:formula="of:=[.F47]-[.E47]"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11" calcext:value-type="float">
            <text:p>511</text:p>
          </table:table-cell>
          <table:table-cell table:formula="of:=[.E48]-1" office:value-type="float" office:value="522" calcext:value-type="float">
            <text:p>522</text:p>
          </table:table-cell>
          <table:table-cell table:formula="of:=IF([.F47]&gt;[.E47])" office:value-type="boolean" office:boolean-value="true" calcext:value-type="boolean">
            <text:p>ИСТИНА</text:p>
          </table:table-cell>
          <table:table-cell table:formula="of:=[.L$14]&amp;[.F47]&amp;&quot;p&quot;&amp;[.L$13]&amp;&quot; &gt; author&quot;&amp;[.C47]&amp;&quot;.txt&quot;" office:value-type="string" office:string-value="sed -n '522p' &gt; author33.txt" calcext:value-type="string">
            <text:p>sed -n '522p' &gt; author33.txt</text:p>
          </table:table-cell>
          <table:table-cell table:formula="of:=[.L$14]&amp;[.F47]&amp;&quot;p&quot;&amp;[.L$13]&amp;&quot;&quot;" office:value-type="string" office:string-value="sed -n '522p'" calcext:value-type="string">
            <text:p>sed -n '522p'</text:p>
          </table:table-cell>
          <table:table-cell table:formula="of:=[.E47]+1" office:value-type="float" office:value="512" calcext:value-type="float">
            <text:p>512</text:p>
          </table:table-cell>
          <table:table-cell table:formula="of:=[.F47]-1" office:value-type="float" office:value="521" calcext:value-type="float">
            <text:p>521</text:p>
          </table:table-cell>
          <table:table-cell table:formula="of:=[.L$14]&amp;[.J47]&amp;&quot;,&quot;&amp;[.K47]&amp;&quot;p;&quot;&amp;[.K47]&amp;&quot;q&quot;&amp;[.L$13]&amp;&quot; &gt; text&quot;&amp;[.C47]&amp;&quot;.txt&quot;" office:value-type="string" office:string-value="sed -n '512,521p;521q' &gt; text33.txt" calcext:value-type="string">
            <text:p>sed -n '512,521p;521q' &gt; text33.txt</text:p>
          </table:table-cell>
          <table:table-cell table:number-columns-repeated="3"/>
          <table:table-cell office:value-type="string" calcext:value-type="string">
            <text:p>Из энциклопедии «Что такое? Кто такой?»</text:p>
          </table:table-cell>
          <table:table-cell office:value-type="string" calcext:value-type="string">
            <text:p>Генрих Шлиман</text:p>
          </table:table-cell>
          <table:table-cell/>
          <table:table-cell office:value-type="string" calcext:value-type="string">
            <text:p>Генрих Шлиман</text:p>
          </table:table-cell>
          <table:table-cell table:number-columns-repeated="2"/>
          <table:table-cell table:formula="of:=&quot;echo -n &quot;&amp;[.Y$14]&amp;[.Q47]&amp;[.Y$14]&amp;&quot; | cat &gt; title&quot;&amp;[.C47]&amp;&quot;.txt&quot;" office:value-type="string" office:string-value="echo -n &quot;Генрих Шлиман&quot; | cat &gt; title33.txt" calcext:value-type="string">
            <text:p>echo -n "Генрих Шлиман" | cat &gt; title33.txt</text:p>
          </table:table-cell>
          <table:table-cell table:formula="of:=&quot;echo -n &quot;&amp;[.Y$14]&amp;[.P47]&amp;[.Y$14]&amp;&quot; | cat &gt; author&quot;&amp;[.C47]&amp;&quot;.txt&quot;" office:value-type="string" office:string-value="echo -n &quot;Из энциклопедии «Что такое? Кто такой?»&quot; | cat &gt; author33.txt" calcext:value-type="string">
            <text:p>echo -n "Из энциклопедии «Что такое? Кто такой?»" | cat &gt; author33.txt</text:p>
          </table:table-cell>
          <table:table-cell/>
          <table:table-cell table:formula="of:=&quot;cat preambule1.txt title&quot;&amp;[.C47]&amp;&quot;.txt preambule2.txt  linkpicture&quot;&amp;[.C47]&amp;&quot;.txt preambulethumb.txt linkpicture&quot;&amp;[.C47]&amp;&quot;.txt preambule25.txt linkname&quot;&amp;[.C47]&amp;&quot;.txt preambule3.txt author&quot;&amp;[.C47]&amp;&quot;.txt preambule35.txt   text&quot;&amp;[.C47]&amp;&quot;.txt &gt; &quot;&amp;[.S47]&amp;&quot;.md&quot;" office:value-type="string" office:string-value="cat preambule1.txt title33.txt preambule2.txt  linkpicture33.txt preambulethumb.txt linkpicture33.txt preambule25.txt linkname33.txt preambule3.txt author33.txt preambule35.txt   text33.txt &gt; Генрих Шлиман.md" calcext:value-type="string">
            <text:p>cat preambule1.txt title33.txt preambule2.txt <text:s/>linkpicture33.txt preambulethumb.txt linkpicture33.txt preambule25.txt linkname33.txt preambule3.txt author33.txt preambule35.txt <text:s text:c="2"/>text33.txt &gt; Генрих Шлиман.md</text:p>
          </table:table-cell>
        </table:table-row>
        <table:table-row table:style-name="ro1">
          <table:table-cell/>
          <table:table-cell table:formula="of:=[.F48]-[.E48]"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23" calcext:value-type="float">
            <text:p>523</text:p>
          </table:table-cell>
          <table:table-cell table:formula="of:=[.E49]-1" office:value-type="float" office:value="534" calcext:value-type="float">
            <text:p>534</text:p>
          </table:table-cell>
          <table:table-cell table:formula="of:=IF([.F48]&gt;[.E48])" office:value-type="boolean" office:boolean-value="true" calcext:value-type="boolean">
            <text:p>ИСТИНА</text:p>
          </table:table-cell>
          <table:table-cell table:formula="of:=[.L$14]&amp;[.F48]&amp;&quot;p&quot;&amp;[.L$13]&amp;&quot; &gt; author&quot;&amp;[.C48]&amp;&quot;.txt&quot;" office:value-type="string" office:string-value="sed -n '534p' &gt; author34.txt" calcext:value-type="string">
            <text:p>sed -n '534p' &gt; author34.txt</text:p>
          </table:table-cell>
          <table:table-cell table:formula="of:=[.L$14]&amp;[.F48]&amp;&quot;p&quot;&amp;[.L$13]&amp;&quot;&quot;" office:value-type="string" office:string-value="sed -n '534p'" calcext:value-type="string">
            <text:p>sed -n '534p'</text:p>
          </table:table-cell>
          <table:table-cell table:formula="of:=[.E48]+1" office:value-type="float" office:value="524" calcext:value-type="float">
            <text:p>524</text:p>
          </table:table-cell>
          <table:table-cell table:formula="of:=[.F48]-1" office:value-type="float" office:value="533" calcext:value-type="float">
            <text:p>533</text:p>
          </table:table-cell>
          <table:table-cell table:formula="of:=[.L$14]&amp;[.J48]&amp;&quot;,&quot;&amp;[.K48]&amp;&quot;p;&quot;&amp;[.K48]&amp;&quot;q&quot;&amp;[.L$13]&amp;&quot; &gt; text&quot;&amp;[.C48]&amp;&quot;.txt&quot;" office:value-type="string" office:string-value="sed -n '524,533p;533q' &gt; text34.txt" calcext:value-type="string">
            <text:p>sed -n '524,533p;533q' &gt; text34.txt</text:p>
          </table:table-cell>
          <table:table-cell table:number-columns-repeated="3"/>
          <table:table-cell office:value-type="string" calcext:value-type="string">
            <text:p>К. Паустовский</text:p>
          </table:table-cell>
          <table:table-cell office:value-type="string" calcext:value-type="string">
            <text:p>Тайна гекзаметра</text:p>
          </table:table-cell>
          <table:table-cell/>
          <table:table-cell office:value-type="string" calcext:value-type="string">
            <text:p>Тайна гекзаметра</text:p>
          </table:table-cell>
          <table:table-cell table:number-columns-repeated="2"/>
          <table:table-cell table:formula="of:=&quot;echo -n &quot;&amp;[.Y$14]&amp;[.Q48]&amp;[.Y$14]&amp;&quot; | cat &gt; title&quot;&amp;[.C48]&amp;&quot;.txt&quot;" office:value-type="string" office:string-value="echo -n &quot;Тайна гекзаметра&quot; | cat &gt; title34.txt" calcext:value-type="string">
            <text:p>echo -n "Тайна гекзаметра" | cat &gt; title34.txt</text:p>
          </table:table-cell>
          <table:table-cell table:formula="of:=&quot;echo -n &quot;&amp;[.Y$14]&amp;[.P48]&amp;[.Y$14]&amp;&quot; | cat &gt; author&quot;&amp;[.C48]&amp;&quot;.txt&quot;" office:value-type="string" office:string-value="echo -n &quot;К. Паустовский&quot; | cat &gt; author34.txt" calcext:value-type="string">
            <text:p>echo -n "К. Паустовский" | cat &gt; author34.txt</text:p>
          </table:table-cell>
          <table:table-cell/>
          <table:table-cell table:formula="of:=&quot;cat preambule1.txt title&quot;&amp;[.C48]&amp;&quot;.txt preambule2.txt  linkpicture&quot;&amp;[.C48]&amp;&quot;.txt preambulethumb.txt linkpicture&quot;&amp;[.C48]&amp;&quot;.txt preambule25.txt linkname&quot;&amp;[.C48]&amp;&quot;.txt preambule3.txt author&quot;&amp;[.C48]&amp;&quot;.txt preambule35.txt   text&quot;&amp;[.C48]&amp;&quot;.txt &gt; &quot;&amp;[.S48]&amp;&quot;.md&quot;" office:value-type="string" office:string-value="cat preambule1.txt title34.txt preambule2.txt  linkpicture34.txt preambulethumb.txt linkpicture34.txt preambule25.txt linkname34.txt preambule3.txt author34.txt preambule35.txt   text34.txt &gt; Тайна гекзаметра.md" calcext:value-type="string">
            <text:p>cat preambule1.txt title34.txt preambule2.txt <text:s/>linkpicture34.txt preambulethumb.txt linkpicture34.txt preambule25.txt linkname34.txt preambule3.txt author34.txt preambule35.txt <text:s text:c="2"/>text34.txt &gt; Тайна гекзаметра.md</text:p>
          </table:table-cell>
        </table:table-row>
        <table:table-row table:style-name="ro1">
          <table:table-cell/>
          <table:table-cell table:formula="of:=[.F49]-[.E49]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35" calcext:value-type="float">
            <text:p>535</text:p>
          </table:table-cell>
          <table:table-cell table:formula="of:=[.E50]-1" office:value-type="float" office:value="555" calcext:value-type="float">
            <text:p>555</text:p>
          </table:table-cell>
          <table:table-cell table:formula="of:=IF([.F49]&gt;[.E49])" office:value-type="boolean" office:boolean-value="true" calcext:value-type="boolean">
            <text:p>ИСТИНА</text:p>
          </table:table-cell>
          <table:table-cell table:formula="of:=[.L$14]&amp;[.F49]&amp;&quot;p&quot;&amp;[.L$13]&amp;&quot; &gt; author&quot;&amp;[.C49]&amp;&quot;.txt&quot;" office:value-type="string" office:string-value="sed -n '555p' &gt; author35.txt" calcext:value-type="string">
            <text:p>sed -n '555p' &gt; author35.txt</text:p>
          </table:table-cell>
          <table:table-cell table:formula="of:=[.L$14]&amp;[.F49]&amp;&quot;p&quot;&amp;[.L$13]&amp;&quot;&quot;" office:value-type="string" office:string-value="sed -n '555p'" calcext:value-type="string">
            <text:p>sed -n '555p'</text:p>
          </table:table-cell>
          <table:table-cell table:formula="of:=[.E49]+1" office:value-type="float" office:value="536" calcext:value-type="float">
            <text:p>536</text:p>
          </table:table-cell>
          <table:table-cell table:formula="of:=[.F49]-1" office:value-type="float" office:value="554" calcext:value-type="float">
            <text:p>554</text:p>
          </table:table-cell>
          <table:table-cell table:formula="of:=[.L$14]&amp;[.J49]&amp;&quot;,&quot;&amp;[.K49]&amp;&quot;p;&quot;&amp;[.K49]&amp;&quot;q&quot;&amp;[.L$13]&amp;&quot; &gt; text&quot;&amp;[.C49]&amp;&quot;.txt&quot;" office:value-type="string" office:string-value="sed -n '536,554p;554q' &gt; text35.txt" calcext:value-type="string">
            <text:p>sed -n '536,554p;554q' &gt; text35.txt</text:p>
          </table:table-cell>
          <table:table-cell table:number-columns-repeated="3"/>
          <table:table-cell office:value-type="string" calcext:value-type="string">
            <text:p>К. Паустовский</text:p>
          </table:table-cell>
          <table:table-cell office:value-type="string" calcext:value-type="string">
            <text:p>Волшебная страна</text:p>
          </table:table-cell>
          <table:table-cell/>
          <table:table-cell office:value-type="string" calcext:value-type="string">
            <text:p>Волшебная страна</text:p>
          </table:table-cell>
          <table:table-cell table:number-columns-repeated="2"/>
          <table:table-cell table:formula="of:=&quot;echo -n &quot;&amp;[.Y$14]&amp;[.Q49]&amp;[.Y$14]&amp;&quot; | cat &gt; title&quot;&amp;[.C49]&amp;&quot;.txt&quot;" office:value-type="string" office:string-value="echo -n &quot;Волшебная страна&quot; | cat &gt; title35.txt" calcext:value-type="string">
            <text:p>echo -n "Волшебная страна" | cat &gt; title35.txt</text:p>
          </table:table-cell>
          <table:table-cell table:formula="of:=&quot;echo -n &quot;&amp;[.Y$14]&amp;[.P49]&amp;[.Y$14]&amp;&quot; | cat &gt; author&quot;&amp;[.C49]&amp;&quot;.txt&quot;" office:value-type="string" office:string-value="echo -n &quot;К. Паустовский&quot; | cat &gt; author35.txt" calcext:value-type="string">
            <text:p>echo -n "К. Паустовский" | cat &gt; author35.txt</text:p>
          </table:table-cell>
          <table:table-cell/>
          <table:table-cell table:formula="of:=&quot;cat preambule1.txt title&quot;&amp;[.C49]&amp;&quot;.txt preambule2.txt  linkpicture&quot;&amp;[.C49]&amp;&quot;.txt preambulethumb.txt linkpicture&quot;&amp;[.C49]&amp;&quot;.txt preambule25.txt linkname&quot;&amp;[.C49]&amp;&quot;.txt preambule3.txt author&quot;&amp;[.C49]&amp;&quot;.txt preambule35.txt   text&quot;&amp;[.C49]&amp;&quot;.txt &gt; &quot;&amp;[.S49]&amp;&quot;.md&quot;" office:value-type="string" office:string-value="cat preambule1.txt title35.txt preambule2.txt  linkpicture35.txt preambulethumb.txt linkpicture35.txt preambule25.txt linkname35.txt preambule3.txt author35.txt preambule35.txt   text35.txt &gt; Волшебная страна.md" calcext:value-type="string">
            <text:p>cat preambule1.txt title35.txt preambule2.txt <text:s/>linkpicture35.txt preambulethumb.txt linkpicture35.txt preambule25.txt linkname35.txt preambule3.txt author35.txt preambule35.txt <text:s text:c="2"/>text35.txt &gt; Волшебная страна.md</text:p>
          </table:table-cell>
        </table:table-row>
        <table:table-row table:style-name="ro1">
          <table:table-cell/>
          <table:table-cell table:formula="of:=[.F50]-[.E50]"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56" calcext:value-type="float">
            <text:p>556</text:p>
          </table:table-cell>
          <table:table-cell table:formula="of:=[.E51]-1" office:value-type="float" office:value="586" calcext:value-type="float">
            <text:p>586</text:p>
          </table:table-cell>
          <table:table-cell table:formula="of:=IF([.F50]&gt;[.E50])" office:value-type="boolean" office:boolean-value="true" calcext:value-type="boolean">
            <text:p>ИСТИНА</text:p>
          </table:table-cell>
          <table:table-cell table:formula="of:=[.L$14]&amp;[.F50]&amp;&quot;p&quot;&amp;[.L$13]&amp;&quot; &gt; author&quot;&amp;[.C50]&amp;&quot;.txt&quot;" office:value-type="string" office:string-value="sed -n '586p' &gt; author36.txt" calcext:value-type="string">
            <text:p>sed -n '586p' &gt; author36.txt</text:p>
          </table:table-cell>
          <table:table-cell table:formula="of:=[.L$14]&amp;[.F50]&amp;&quot;p&quot;&amp;[.L$13]&amp;&quot;&quot;" office:value-type="string" office:string-value="sed -n '586p'" calcext:value-type="string">
            <text:p>sed -n '586p'</text:p>
          </table:table-cell>
          <table:table-cell table:formula="of:=[.E50]+1" office:value-type="float" office:value="557" calcext:value-type="float">
            <text:p>557</text:p>
          </table:table-cell>
          <table:table-cell table:formula="of:=[.F50]-1" office:value-type="float" office:value="585" calcext:value-type="float">
            <text:p>585</text:p>
          </table:table-cell>
          <table:table-cell table:formula="of:=[.L$14]&amp;[.J50]&amp;&quot;,&quot;&amp;[.K50]&amp;&quot;p;&quot;&amp;[.K50]&amp;&quot;q&quot;&amp;[.L$13]&amp;&quot; &gt; text&quot;&amp;[.C50]&amp;&quot;.txt&quot;" office:value-type="string" office:string-value="sed -n '557,585p;585q' &gt; text36.txt" calcext:value-type="string">
            <text:p>sed -n '557,585p;585q' &gt; text36.txt</text:p>
          </table:table-cell>
          <table:table-cell table:number-columns-repeated="3"/>
          <table:table-cell office:value-type="string" calcext:value-type="string">
            <text:p>К. Паустовский</text:p>
          </table:table-cell>
          <table:table-cell office:value-type="string" calcext:value-type="string">
            <text:p>В станционном буфете</text:p>
          </table:table-cell>
          <table:table-cell/>
          <table:table-cell office:value-type="string" calcext:value-type="string">
            <text:p>В станционном буфете</text:p>
          </table:table-cell>
          <table:table-cell table:number-columns-repeated="2"/>
          <table:table-cell table:formula="of:=&quot;echo -n &quot;&amp;[.Y$14]&amp;[.Q50]&amp;[.Y$14]&amp;&quot; | cat &gt; title&quot;&amp;[.C50]&amp;&quot;.txt&quot;" office:value-type="string" office:string-value="echo -n &quot;В станционном буфете&quot; | cat &gt; title36.txt" calcext:value-type="string">
            <text:p>echo -n "В станционном буфете" | cat &gt; title36.txt</text:p>
          </table:table-cell>
          <table:table-cell table:formula="of:=&quot;echo -n &quot;&amp;[.Y$14]&amp;[.P50]&amp;[.Y$14]&amp;&quot; | cat &gt; author&quot;&amp;[.C50]&amp;&quot;.txt&quot;" office:value-type="string" office:string-value="echo -n &quot;К. Паустовский&quot; | cat &gt; author36.txt" calcext:value-type="string">
            <text:p>echo -n "К. Паустовский" | cat &gt; author36.txt</text:p>
          </table:table-cell>
          <table:table-cell/>
          <table:table-cell table:formula="of:=&quot;cat preambule1.txt title&quot;&amp;[.C50]&amp;&quot;.txt preambule2.txt  linkpicture&quot;&amp;[.C50]&amp;&quot;.txt preambulethumb.txt linkpicture&quot;&amp;[.C50]&amp;&quot;.txt preambule25.txt linkname&quot;&amp;[.C50]&amp;&quot;.txt preambule3.txt author&quot;&amp;[.C50]&amp;&quot;.txt preambule35.txt   text&quot;&amp;[.C50]&amp;&quot;.txt &gt; &quot;&amp;[.S50]&amp;&quot;.md&quot;" office:value-type="string" office:string-value="cat preambule1.txt title36.txt preambule2.txt  linkpicture36.txt preambulethumb.txt linkpicture36.txt preambule25.txt linkname36.txt preambule3.txt author36.txt preambule35.txt   text36.txt &gt; В станционном буфете.md" calcext:value-type="string">
            <text:p>cat preambule1.txt title36.txt preambule2.txt <text:s/>linkpicture36.txt preambulethumb.txt linkpicture36.txt preambule25.txt linkname36.txt preambule3.txt author36.txt preambule35.txt <text:s text:c="2"/>text36.txt &gt; В станционном буфете.md</text:p>
          </table:table-cell>
        </table:table-row>
        <table:table-row table:style-name="ro1">
          <table:table-cell/>
          <table:table-cell table:formula="of:=[.F51]-[.E51]"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87" calcext:value-type="float">
            <text:p>587</text:p>
          </table:table-cell>
          <table:table-cell table:formula="of:=[.E52]-1" office:value-type="float" office:value="602" calcext:value-type="float">
            <text:p>602</text:p>
          </table:table-cell>
          <table:table-cell table:formula="of:=IF([.F51]&gt;[.E51])" office:value-type="boolean" office:boolean-value="true" calcext:value-type="boolean">
            <text:p>ИСТИНА</text:p>
          </table:table-cell>
          <table:table-cell table:formula="of:=[.L$14]&amp;[.F51]&amp;&quot;p&quot;&amp;[.L$13]&amp;&quot; &gt; author&quot;&amp;[.C51]&amp;&quot;.txt&quot;" office:value-type="string" office:string-value="sed -n '602p' &gt; author37.txt" calcext:value-type="string">
            <text:p>sed -n '602p' &gt; author37.txt</text:p>
          </table:table-cell>
          <table:table-cell table:formula="of:=[.L$14]&amp;[.F51]&amp;&quot;p&quot;&amp;[.L$13]&amp;&quot;&quot;" office:value-type="string" office:string-value="sed -n '602p'" calcext:value-type="string">
            <text:p>sed -n '602p'</text:p>
          </table:table-cell>
          <table:table-cell table:formula="of:=[.E51]+1" office:value-type="float" office:value="588" calcext:value-type="float">
            <text:p>588</text:p>
          </table:table-cell>
          <table:table-cell table:formula="of:=[.F51]-1" office:value-type="float" office:value="601" calcext:value-type="float">
            <text:p>601</text:p>
          </table:table-cell>
          <table:table-cell table:formula="of:=[.L$14]&amp;[.J51]&amp;&quot;,&quot;&amp;[.K51]&amp;&quot;p;&quot;&amp;[.K51]&amp;&quot;q&quot;&amp;[.L$13]&amp;&quot; &gt; text&quot;&amp;[.C51]&amp;&quot;.txt&quot;" office:value-type="string" office:string-value="sed -n '588,601p;601q' &gt; text37.txt" calcext:value-type="string">
            <text:p>sed -n '588,601p;601q' &gt; text37.txt</text:p>
          </table:table-cell>
          <table:table-cell table:number-columns-repeated="3"/>
          <table:table-cell office:value-type="string" calcext:value-type="string">
            <text:p>К. Паустовский</text:p>
          </table:table-cell>
          <table:table-cell office:value-type="string" calcext:value-type="string">
            <text:p>В кузове грузовой машины</text:p>
          </table:table-cell>
          <table:table-cell/>
          <table:table-cell office:value-type="string" calcext:value-type="string">
            <text:p>В кузове грузовой машины</text:p>
          </table:table-cell>
          <table:table-cell table:number-columns-repeated="2"/>
          <table:table-cell table:formula="of:=&quot;echo -n &quot;&amp;[.Y$14]&amp;[.Q51]&amp;[.Y$14]&amp;&quot; | cat &gt; title&quot;&amp;[.C51]&amp;&quot;.txt&quot;" office:value-type="string" office:string-value="echo -n &quot;В кузове грузовой машины&quot; | cat &gt; title37.txt" calcext:value-type="string">
            <text:p>echo -n "В кузове грузовой машины" | cat &gt; title37.txt</text:p>
          </table:table-cell>
          <table:table-cell table:formula="of:=&quot;echo -n &quot;&amp;[.Y$14]&amp;[.P51]&amp;[.Y$14]&amp;&quot; | cat &gt; author&quot;&amp;[.C51]&amp;&quot;.txt&quot;" office:value-type="string" office:string-value="echo -n &quot;К. Паустовский&quot; | cat &gt; author37.txt" calcext:value-type="string">
            <text:p>echo -n "К. Паустовский" | cat &gt; author37.txt</text:p>
          </table:table-cell>
          <table:table-cell/>
          <table:table-cell table:formula="of:=&quot;cat preambule1.txt title&quot;&amp;[.C51]&amp;&quot;.txt preambule2.txt  linkpicture&quot;&amp;[.C51]&amp;&quot;.txt preambulethumb.txt linkpicture&quot;&amp;[.C51]&amp;&quot;.txt preambule25.txt linkname&quot;&amp;[.C51]&amp;&quot;.txt preambule3.txt author&quot;&amp;[.C51]&amp;&quot;.txt preambule35.txt   text&quot;&amp;[.C51]&amp;&quot;.txt &gt; &quot;&amp;[.S51]&amp;&quot;.md&quot;" office:value-type="string" office:string-value="cat preambule1.txt title37.txt preambule2.txt  linkpicture37.txt preambulethumb.txt linkpicture37.txt preambule25.txt linkname37.txt preambule3.txt author37.txt preambule35.txt   text37.txt &gt; В кузове грузовой машины.md" calcext:value-type="string">
            <text:p>cat preambule1.txt title37.txt preambule2.txt <text:s/>linkpicture37.txt preambulethumb.txt linkpicture37.txt preambule25.txt linkname37.txt preambule3.txt author37.txt preambule35.txt <text:s text:c="2"/>text37.txt &gt; В кузове грузовой машины.md</text:p>
          </table:table-cell>
        </table:table-row>
        <table:table-row table:style-name="ro1">
          <table:table-cell/>
          <table:table-cell table:formula="of:=[.F52]-[.E52]"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03" calcext:value-type="float">
            <text:p>603</text:p>
          </table:table-cell>
          <table:table-cell table:formula="of:=[.E53]-1" office:value-type="float" office:value="619" calcext:value-type="float">
            <text:p>619</text:p>
          </table:table-cell>
          <table:table-cell table:formula="of:=IF([.F52]&gt;[.E52])" office:value-type="boolean" office:boolean-value="true" calcext:value-type="boolean">
            <text:p>ИСТИНА</text:p>
          </table:table-cell>
          <table:table-cell table:formula="of:=[.L$14]&amp;[.F52]&amp;&quot;p&quot;&amp;[.L$13]&amp;&quot; &gt; author&quot;&amp;[.C52]&amp;&quot;.txt&quot;" office:value-type="string" office:string-value="sed -n '619p' &gt; author38.txt" calcext:value-type="string">
            <text:p>sed -n '619p' &gt; author38.txt</text:p>
          </table:table-cell>
          <table:table-cell table:formula="of:=[.L$14]&amp;[.F52]&amp;&quot;p&quot;&amp;[.L$13]&amp;&quot;&quot;" office:value-type="string" office:string-value="sed -n '619p'" calcext:value-type="string">
            <text:p>sed -n '619p'</text:p>
          </table:table-cell>
          <table:table-cell table:formula="of:=[.E52]+1" office:value-type="float" office:value="604" calcext:value-type="float">
            <text:p>604</text:p>
          </table:table-cell>
          <table:table-cell table:formula="of:=[.F52]-1" office:value-type="float" office:value="618" calcext:value-type="float">
            <text:p>618</text:p>
          </table:table-cell>
          <table:table-cell table:formula="of:=[.L$14]&amp;[.J52]&amp;&quot;,&quot;&amp;[.K52]&amp;&quot;p;&quot;&amp;[.K52]&amp;&quot;q&quot;&amp;[.L$13]&amp;&quot; &gt; text&quot;&amp;[.C52]&amp;&quot;.txt&quot;" office:value-type="string" office:string-value="sed -n '604,618p;618q' &gt; text38.txt" calcext:value-type="string">
            <text:p>sed -n '604,618p;618q' &gt; text38.txt</text:p>
          </table:table-cell>
          <table:table-cell table:number-columns-repeated="3"/>
          <table:table-cell office:value-type="string" calcext:value-type="string">
            <text:p>В.Астафьев</text:p>
          </table:table-cell>
          <table:table-cell office:value-type="string" calcext:value-type="string">
            <text:p>Черешня</text:p>
          </table:table-cell>
          <table:table-cell/>
          <table:table-cell office:value-type="string" calcext:value-type="string">
            <text:p>Черешня</text:p>
          </table:table-cell>
          <table:table-cell table:number-columns-repeated="2"/>
          <table:table-cell table:formula="of:=&quot;echo -n &quot;&amp;[.Y$14]&amp;[.Q52]&amp;[.Y$14]&amp;&quot; | cat &gt; title&quot;&amp;[.C52]&amp;&quot;.txt&quot;" office:value-type="string" office:string-value="echo -n &quot;Черешня&quot; | cat &gt; title38.txt" calcext:value-type="string">
            <text:p>echo -n "Черешня" | cat &gt; title38.txt</text:p>
          </table:table-cell>
          <table:table-cell table:formula="of:=&quot;echo -n &quot;&amp;[.Y$14]&amp;[.P52]&amp;[.Y$14]&amp;&quot; | cat &gt; author&quot;&amp;[.C52]&amp;&quot;.txt&quot;" office:value-type="string" office:string-value="echo -n &quot;В.Астафьев&quot; | cat &gt; author38.txt" calcext:value-type="string">
            <text:p>echo -n "В.Астафьев" | cat &gt; author38.txt</text:p>
          </table:table-cell>
          <table:table-cell/>
          <table:table-cell table:formula="of:=&quot;cat preambule1.txt title&quot;&amp;[.C52]&amp;&quot;.txt preambule2.txt  linkpicture&quot;&amp;[.C52]&amp;&quot;.txt preambulethumb.txt linkpicture&quot;&amp;[.C52]&amp;&quot;.txt preambule25.txt linkname&quot;&amp;[.C52]&amp;&quot;.txt preambule3.txt author&quot;&amp;[.C52]&amp;&quot;.txt preambule35.txt   text&quot;&amp;[.C52]&amp;&quot;.txt &gt; &quot;&amp;[.S52]&amp;&quot;.md&quot;" office:value-type="string" office:string-value="cat preambule1.txt title38.txt preambule2.txt  linkpicture38.txt preambulethumb.txt linkpicture38.txt preambule25.txt linkname38.txt preambule3.txt author38.txt preambule35.txt   text38.txt &gt; Черешня.md" calcext:value-type="string">
            <text:p>cat preambule1.txt title38.txt preambule2.txt <text:s/>linkpicture38.txt preambulethumb.txt linkpicture38.txt preambule25.txt linkname38.txt preambule3.txt author38.txt preambule35.txt <text:s text:c="2"/>text38.txt &gt; Черешня.md</text:p>
          </table:table-cell>
        </table:table-row>
        <table:table-row table:style-name="ro1">
          <table:table-cell/>
          <table:table-cell table:formula="of:=[.F53]-[.E53]"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table:formula="of:=[.E54]-1" office:value-type="float" office:value="630" calcext:value-type="float">
            <text:p>630</text:p>
          </table:table-cell>
          <table:table-cell table:formula="of:=IF([.F53]&gt;[.E53])" office:value-type="boolean" office:boolean-value="true" calcext:value-type="boolean">
            <text:p>ИСТИНА</text:p>
          </table:table-cell>
          <table:table-cell table:formula="of:=[.L$14]&amp;[.F53]&amp;&quot;p&quot;&amp;[.L$13]&amp;&quot; &gt; author&quot;&amp;[.C53]&amp;&quot;.txt&quot;" office:value-type="string" office:string-value="sed -n '630p' &gt; author39.txt" calcext:value-type="string">
            <text:p>sed -n '630p' &gt; author39.txt</text:p>
          </table:table-cell>
          <table:table-cell table:formula="of:=[.L$14]&amp;[.F53]&amp;&quot;p&quot;&amp;[.L$13]&amp;&quot;&quot;" office:value-type="string" office:string-value="sed -n '630p'" calcext:value-type="string">
            <text:p>sed -n '630p'</text:p>
          </table:table-cell>
          <table:table-cell table:formula="of:=[.E53]+1" office:value-type="float" office:value="621" calcext:value-type="float">
            <text:p>621</text:p>
          </table:table-cell>
          <table:table-cell table:formula="of:=[.F53]-1" office:value-type="float" office:value="629" calcext:value-type="float">
            <text:p>629</text:p>
          </table:table-cell>
          <table:table-cell table:formula="of:=[.L$14]&amp;[.J53]&amp;&quot;,&quot;&amp;[.K53]&amp;&quot;p;&quot;&amp;[.K53]&amp;&quot;q&quot;&amp;[.L$13]&amp;&quot; &gt; text&quot;&amp;[.C53]&amp;&quot;.txt&quot;" office:value-type="string" office:string-value="sed -n '621,629p;629q' &gt; text39.txt" calcext:value-type="string">
            <text:p>sed -n '621,629p;629q' &gt; text39.txt</text:p>
          </table:table-cell>
          <table:table-cell table:number-columns-repeated="3"/>
          <table:table-cell office:value-type="string" calcext:value-type="string">
            <text:p>В. Астафьев</text:p>
          </table:table-cell>
          <table:table-cell office:value-type="string" calcext:value-type="string">
            <text:p>Звуки органа</text:p>
          </table:table-cell>
          <table:table-cell/>
          <table:table-cell office:value-type="string" calcext:value-type="string">
            <text:p>Звуки органа</text:p>
          </table:table-cell>
          <table:table-cell table:number-columns-repeated="2"/>
          <table:table-cell table:formula="of:=&quot;echo -n &quot;&amp;[.Y$14]&amp;[.Q53]&amp;[.Y$14]&amp;&quot; | cat &gt; title&quot;&amp;[.C53]&amp;&quot;.txt&quot;" office:value-type="string" office:string-value="echo -n &quot;Звуки органа&quot; | cat &gt; title39.txt" calcext:value-type="string">
            <text:p>echo -n "Звуки органа" | cat &gt; title39.txt</text:p>
          </table:table-cell>
          <table:table-cell table:formula="of:=&quot;echo -n &quot;&amp;[.Y$14]&amp;[.P53]&amp;[.Y$14]&amp;&quot; | cat &gt; author&quot;&amp;[.C53]&amp;&quot;.txt&quot;" office:value-type="string" office:string-value="echo -n &quot;В. Астафьев&quot; | cat &gt; author39.txt" calcext:value-type="string">
            <text:p>echo -n "В. Астафьев" | cat &gt; author39.txt</text:p>
          </table:table-cell>
          <table:table-cell/>
          <table:table-cell table:formula="of:=&quot;cat preambule1.txt title&quot;&amp;[.C53]&amp;&quot;.txt preambule2.txt  linkpicture&quot;&amp;[.C53]&amp;&quot;.txt preambulethumb.txt linkpicture&quot;&amp;[.C53]&amp;&quot;.txt preambule25.txt linkname&quot;&amp;[.C53]&amp;&quot;.txt preambule3.txt author&quot;&amp;[.C53]&amp;&quot;.txt preambule35.txt   text&quot;&amp;[.C53]&amp;&quot;.txt &gt; &quot;&amp;[.S53]&amp;&quot;.md&quot;" office:value-type="string" office:string-value="cat preambule1.txt title39.txt preambule2.txt  linkpicture39.txt preambulethumb.txt linkpicture39.txt preambule25.txt linkname39.txt preambule3.txt author39.txt preambule35.txt   text39.txt &gt; Звуки органа.md" calcext:value-type="string">
            <text:p>cat preambule1.txt title39.txt preambule2.txt <text:s/>linkpicture39.txt preambulethumb.txt linkpicture39.txt preambule25.txt linkname39.txt preambule3.txt author39.txt preambule35.txt <text:s text:c="2"/>text39.txt &gt; Звуки органа.md</text:p>
          </table:table-cell>
        </table:table-row>
        <table:table-row table:style-name="ro1">
          <table:table-cell/>
          <table:table-cell table:formula="of:=[.F54]-[.E54]"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31" calcext:value-type="float">
            <text:p>631</text:p>
          </table:table-cell>
          <table:table-cell table:formula="of:=[.E55]-1" office:value-type="float" office:value="645" calcext:value-type="float">
            <text:p>645</text:p>
          </table:table-cell>
          <table:table-cell table:formula="of:=IF([.F54]&gt;[.E54])" office:value-type="boolean" office:boolean-value="true" calcext:value-type="boolean">
            <text:p>ИСТИНА</text:p>
          </table:table-cell>
          <table:table-cell table:formula="of:=[.L$14]&amp;[.F54]&amp;&quot;p&quot;&amp;[.L$13]&amp;&quot; &gt; author&quot;&amp;[.C54]&amp;&quot;.txt&quot;" office:value-type="string" office:string-value="sed -n '645p' &gt; author40.txt" calcext:value-type="string">
            <text:p>sed -n '645p' &gt; author40.txt</text:p>
          </table:table-cell>
          <table:table-cell table:formula="of:=[.L$14]&amp;[.F54]&amp;&quot;p&quot;&amp;[.L$13]&amp;&quot;&quot;" office:value-type="string" office:string-value="sed -n '645p'" calcext:value-type="string">
            <text:p>sed -n '645p'</text:p>
          </table:table-cell>
          <table:table-cell table:formula="of:=[.E54]+1" office:value-type="float" office:value="632" calcext:value-type="float">
            <text:p>632</text:p>
          </table:table-cell>
          <table:table-cell table:formula="of:=[.F54]-1" office:value-type="float" office:value="644" calcext:value-type="float">
            <text:p>644</text:p>
          </table:table-cell>
          <table:table-cell table:formula="of:=[.L$14]&amp;[.J54]&amp;&quot;,&quot;&amp;[.K54]&amp;&quot;p;&quot;&amp;[.K54]&amp;&quot;q&quot;&amp;[.L$13]&amp;&quot; &gt; text&quot;&amp;[.C54]&amp;&quot;.txt&quot;" office:value-type="string" office:string-value="sed -n '632,644p;644q' &gt; text40.txt" calcext:value-type="string">
            <text:p>sed -n '632,644p;644q' &gt; text40.txt</text:p>
          </table:table-cell>
          <table:table-cell table:number-columns-repeated="3"/>
          <table:table-cell office:value-type="string" calcext:value-type="string">
            <text:p>Из энциклопедии «Что такое? Кто такой?»</text:p>
          </table:table-cell>
          <table:table-cell office:value-type="string" calcext:value-type="string">
            <text:p>Брестская крепость</text:p>
          </table:table-cell>
          <table:table-cell/>
          <table:table-cell office:value-type="string" calcext:value-type="string">
            <text:p>Брестская крепость</text:p>
          </table:table-cell>
          <table:table-cell table:number-columns-repeated="2"/>
          <table:table-cell table:formula="of:=&quot;echo -n &quot;&amp;[.Y$14]&amp;[.Q54]&amp;[.Y$14]&amp;&quot; | cat &gt; title&quot;&amp;[.C54]&amp;&quot;.txt&quot;" office:value-type="string" office:string-value="echo -n &quot;Брестская крепость&quot; | cat &gt; title40.txt" calcext:value-type="string">
            <text:p>echo -n "Брестская крепость" | cat &gt; title40.txt</text:p>
          </table:table-cell>
          <table:table-cell table:formula="of:=&quot;echo -n &quot;&amp;[.Y$14]&amp;[.P54]&amp;[.Y$14]&amp;&quot; | cat &gt; author&quot;&amp;[.C54]&amp;&quot;.txt&quot;" office:value-type="string" office:string-value="echo -n &quot;Из энциклопедии «Что такое? Кто такой?»&quot; | cat &gt; author40.txt" calcext:value-type="string">
            <text:p>echo -n "Из энциклопедии «Что такое? Кто такой?»" | cat &gt; author40.txt</text:p>
          </table:table-cell>
          <table:table-cell/>
          <table:table-cell table:formula="of:=&quot;cat preambule1.txt title&quot;&amp;[.C54]&amp;&quot;.txt preambule2.txt  linkpicture&quot;&amp;[.C54]&amp;&quot;.txt preambulethumb.txt linkpicture&quot;&amp;[.C54]&amp;&quot;.txt preambule25.txt linkname&quot;&amp;[.C54]&amp;&quot;.txt preambule3.txt author&quot;&amp;[.C54]&amp;&quot;.txt preambule35.txt   text&quot;&amp;[.C54]&amp;&quot;.txt &gt; &quot;&amp;[.S54]&amp;&quot;.md&quot;" office:value-type="string" office:string-value="cat preambule1.txt title40.txt preambule2.txt  linkpicture40.txt preambulethumb.txt linkpicture40.txt preambule25.txt linkname40.txt preambule3.txt author40.txt preambule35.txt   text40.txt &gt; Брестская крепость.md" calcext:value-type="string">
            <text:p>cat preambule1.txt title40.txt preambule2.txt <text:s/>linkpicture40.txt preambulethumb.txt linkpicture40.txt preambule25.txt linkname40.txt preambule3.txt author40.txt preambule35.txt <text:s text:c="2"/>text40.txt &gt; Брестская крепость.md</text:p>
          </table:table-cell>
        </table:table-row>
        <table:table-row table:style-name="ro1">
          <table:table-cell/>
          <table:table-cell table:formula="of:=[.F55]-[.E55]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46" calcext:value-type="float">
            <text:p>646</text:p>
          </table:table-cell>
          <table:table-cell table:formula="of:=[.E56]-1" office:value-type="float" office:value="685" calcext:value-type="float">
            <text:p>685</text:p>
          </table:table-cell>
          <table:table-cell table:formula="of:=IF([.F55]&gt;[.E55])" office:value-type="boolean" office:boolean-value="true" calcext:value-type="boolean">
            <text:p>ИСТИНА</text:p>
          </table:table-cell>
          <table:table-cell table:formula="of:=[.L$14]&amp;[.F55]&amp;&quot;p&quot;&amp;[.L$13]&amp;&quot; &gt; author&quot;&amp;[.C55]&amp;&quot;.txt&quot;" office:value-type="string" office:string-value="sed -n '685p' &gt; author41.txt" calcext:value-type="string">
            <text:p>sed -n '685p' &gt; author41.txt</text:p>
          </table:table-cell>
          <table:table-cell table:formula="of:=[.L$14]&amp;[.F55]&amp;&quot;p&quot;&amp;[.L$13]&amp;&quot;&quot;" office:value-type="string" office:string-value="sed -n '685p'" calcext:value-type="string">
            <text:p>sed -n '685p'</text:p>
          </table:table-cell>
          <table:table-cell table:formula="of:=[.E55]+1" office:value-type="float" office:value="647" calcext:value-type="float">
            <text:p>647</text:p>
          </table:table-cell>
          <table:table-cell table:formula="of:=[.F55]-1" office:value-type="float" office:value="684" calcext:value-type="float">
            <text:p>684</text:p>
          </table:table-cell>
          <table:table-cell table:formula="of:=[.L$14]&amp;[.J55]&amp;&quot;,&quot;&amp;[.K55]&amp;&quot;p;&quot;&amp;[.K55]&amp;&quot;q&quot;&amp;[.L$13]&amp;&quot; &gt; text&quot;&amp;[.C55]&amp;&quot;.txt&quot;" office:value-type="string" office:string-value="sed -n '647,684p;684q' &gt; text41.txt" calcext:value-type="string">
            <text:p>sed -n '647,684p;684q' &gt; text41.txt</text:p>
          </table:table-cell>
          <table:table-cell table:number-columns-repeated="3"/>
          <table:table-cell office:value-type="string" calcext:value-type="string">
            <text:p>Ю. Нагибин</text:p>
          </table:table-cell>
          <table:table-cell office:value-type="string" calcext:value-type="string">
            <text:p>Эхо</text:p>
          </table:table-cell>
          <table:table-cell/>
          <table:table-cell office:value-type="string" calcext:value-type="string">
            <text:p>Эхо</text:p>
          </table:table-cell>
          <table:table-cell table:number-columns-repeated="2"/>
          <table:table-cell table:formula="of:=&quot;echo -n &quot;&amp;[.Y$14]&amp;[.Q55]&amp;[.Y$14]&amp;&quot; | cat &gt; title&quot;&amp;[.C55]&amp;&quot;.txt&quot;" office:value-type="string" office:string-value="echo -n &quot;Эхо&quot; | cat &gt; title41.txt" calcext:value-type="string">
            <text:p>echo -n "Эхо" | cat &gt; title41.txt</text:p>
          </table:table-cell>
          <table:table-cell table:formula="of:=&quot;echo -n &quot;&amp;[.Y$14]&amp;[.P55]&amp;[.Y$14]&amp;&quot; | cat &gt; author&quot;&amp;[.C55]&amp;&quot;.txt&quot;" office:value-type="string" office:string-value="echo -n &quot;Ю. Нагибин&quot; | cat &gt; author41.txt" calcext:value-type="string">
            <text:p>echo -n "Ю. Нагибин" | cat &gt; author41.txt</text:p>
          </table:table-cell>
          <table:table-cell/>
          <table:table-cell table:formula="of:=&quot;cat preambule1.txt title&quot;&amp;[.C55]&amp;&quot;.txt preambule2.txt  linkpicture&quot;&amp;[.C55]&amp;&quot;.txt preambulethumb.txt linkpicture&quot;&amp;[.C55]&amp;&quot;.txt preambule25.txt linkname&quot;&amp;[.C55]&amp;&quot;.txt preambule3.txt author&quot;&amp;[.C55]&amp;&quot;.txt preambule35.txt   text&quot;&amp;[.C55]&amp;&quot;.txt &gt; &quot;&amp;[.S55]&amp;&quot;.md&quot;" office:value-type="string" office:string-value="cat preambule1.txt title41.txt preambule2.txt  linkpicture41.txt preambulethumb.txt linkpicture41.txt preambule25.txt linkname41.txt preambule3.txt author41.txt preambule35.txt   text41.txt &gt; Эхо.md" calcext:value-type="string">
            <text:p>cat preambule1.txt title41.txt preambule2.txt <text:s/>linkpicture41.txt preambulethumb.txt linkpicture41.txt preambule25.txt linkname41.txt preambule3.txt author41.txt preambule35.txt <text:s text:c="2"/>text41.txt &gt; Эхо.md</text:p>
          </table:table-cell>
        </table:table-row>
        <table:table-row table:style-name="ro1">
          <table:table-cell/>
          <table:table-cell table:formula="of:=[.F56]-[.E56]"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86" calcext:value-type="float">
            <text:p>686</text:p>
          </table:table-cell>
          <table:table-cell table:formula="of:=[.E57]-1" office:value-type="float" office:value="715" calcext:value-type="float">
            <text:p>715</text:p>
          </table:table-cell>
          <table:table-cell table:formula="of:=IF([.F56]&gt;[.E56])" office:value-type="boolean" office:boolean-value="true" calcext:value-type="boolean">
            <text:p>ИСТИНА</text:p>
          </table:table-cell>
          <table:table-cell table:formula="of:=[.L$14]&amp;[.F56]&amp;&quot;p&quot;&amp;[.L$13]&amp;&quot; &gt; author&quot;&amp;[.C56]&amp;&quot;.txt&quot;" office:value-type="string" office:string-value="sed -n '715p' &gt; author42.txt" calcext:value-type="string">
            <text:p>sed -n '715p' &gt; author42.txt</text:p>
          </table:table-cell>
          <table:table-cell table:formula="of:=[.L$14]&amp;[.F56]&amp;&quot;p&quot;&amp;[.L$13]&amp;&quot;&quot;" office:value-type="string" office:string-value="sed -n '715p'" calcext:value-type="string">
            <text:p>sed -n '715p'</text:p>
          </table:table-cell>
          <table:table-cell table:formula="of:=[.E56]+1" office:value-type="float" office:value="687" calcext:value-type="float">
            <text:p>687</text:p>
          </table:table-cell>
          <table:table-cell table:formula="of:=[.F56]-1" office:value-type="float" office:value="714" calcext:value-type="float">
            <text:p>714</text:p>
          </table:table-cell>
          <table:table-cell table:formula="of:=[.L$14]&amp;[.J56]&amp;&quot;,&quot;&amp;[.K56]&amp;&quot;p;&quot;&amp;[.K56]&amp;&quot;q&quot;&amp;[.L$13]&amp;&quot; &gt; text&quot;&amp;[.C56]&amp;&quot;.txt&quot;" office:value-type="string" office:string-value="sed -n '687,714p;714q' &gt; text42.txt" calcext:value-type="string">
            <text:p>sed -n '687,714p;714q' &gt; text42.txt</text:p>
          </table:table-cell>
          <table:table-cell table:number-columns-repeated="3"/>
          <table:table-cell office:value-type="string" calcext:value-type="string">
            <text:p>Ю. Нагибин</text:p>
          </table:table-cell>
          <table:table-cell office:value-type="string" calcext:value-type="string">
            <text:p>Зимний дуб</text:p>
          </table:table-cell>
          <table:table-cell/>
          <table:table-cell office:value-type="string" calcext:value-type="string">
            <text:p>Зимний дуб</text:p>
          </table:table-cell>
          <table:table-cell table:number-columns-repeated="2"/>
          <table:table-cell table:formula="of:=&quot;echo -n &quot;&amp;[.Y$14]&amp;[.Q56]&amp;[.Y$14]&amp;&quot; | cat &gt; title&quot;&amp;[.C56]&amp;&quot;.txt&quot;" office:value-type="string" office:string-value="echo -n &quot;Зимний дуб&quot; | cat &gt; title42.txt" calcext:value-type="string">
            <text:p>echo -n "Зимний дуб" | cat &gt; title42.txt</text:p>
          </table:table-cell>
          <table:table-cell table:formula="of:=&quot;echo -n &quot;&amp;[.Y$14]&amp;[.P56]&amp;[.Y$14]&amp;&quot; | cat &gt; author&quot;&amp;[.C56]&amp;&quot;.txt&quot;" office:value-type="string" office:string-value="echo -n &quot;Ю. Нагибин&quot; | cat &gt; author42.txt" calcext:value-type="string">
            <text:p>echo -n "Ю. Нагибин" | cat &gt; author42.txt</text:p>
          </table:table-cell>
          <table:table-cell/>
          <table:table-cell table:formula="of:=&quot;cat preambule1.txt title&quot;&amp;[.C56]&amp;&quot;.txt preambule2.txt  linkpicture&quot;&amp;[.C56]&amp;&quot;.txt preambulethumb.txt linkpicture&quot;&amp;[.C56]&amp;&quot;.txt preambule25.txt linkname&quot;&amp;[.C56]&amp;&quot;.txt preambule3.txt author&quot;&amp;[.C56]&amp;&quot;.txt preambule35.txt   text&quot;&amp;[.C56]&amp;&quot;.txt &gt; &quot;&amp;[.S56]&amp;&quot;.md&quot;" office:value-type="string" office:string-value="cat preambule1.txt title42.txt preambule2.txt  linkpicture42.txt preambulethumb.txt linkpicture42.txt preambule25.txt linkname42.txt preambule3.txt author42.txt preambule35.txt   text42.txt &gt; Зимний дуб.md" calcext:value-type="string">
            <text:p>cat preambule1.txt title42.txt preambule2.txt <text:s/>linkpicture42.txt preambulethumb.txt linkpicture42.txt preambule25.txt linkname42.txt preambule3.txt author42.txt preambule35.txt <text:s text:c="2"/>text42.txt &gt; Зимний дуб.md</text:p>
          </table:table-cell>
        </table:table-row>
        <table:table-row table:style-name="ro1">
          <table:table-cell/>
          <table:table-cell table:formula="of:=[.F57]-[.E57]"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716" calcext:value-type="float">
            <text:p>716</text:p>
          </table:table-cell>
          <table:table-cell table:formula="of:=[.E58]-1" office:value-type="float" office:value="734" calcext:value-type="float">
            <text:p>734</text:p>
          </table:table-cell>
          <table:table-cell table:formula="of:=IF([.F57]&gt;[.E57])" office:value-type="boolean" office:boolean-value="true" calcext:value-type="boolean">
            <text:p>ИСТИНА</text:p>
          </table:table-cell>
          <table:table-cell table:formula="of:=[.L$14]&amp;[.F57]&amp;&quot;p&quot;&amp;[.L$13]&amp;&quot; &gt; author&quot;&amp;[.C57]&amp;&quot;.txt&quot;" office:value-type="string" office:string-value="sed -n '734p' &gt; author43.txt" calcext:value-type="string">
            <text:p>sed -n '734p' &gt; author43.txt</text:p>
          </table:table-cell>
          <table:table-cell table:formula="of:=[.L$14]&amp;[.F57]&amp;&quot;p&quot;&amp;[.L$13]&amp;&quot;&quot;" office:value-type="string" office:string-value="sed -n '734p'" calcext:value-type="string">
            <text:p>sed -n '734p'</text:p>
          </table:table-cell>
          <table:table-cell table:formula="of:=[.E57]+1" office:value-type="float" office:value="717" calcext:value-type="float">
            <text:p>717</text:p>
          </table:table-cell>
          <table:table-cell table:formula="of:=[.F57]-1" office:value-type="float" office:value="733" calcext:value-type="float">
            <text:p>733</text:p>
          </table:table-cell>
          <table:table-cell table:formula="of:=[.L$14]&amp;[.J57]&amp;&quot;,&quot;&amp;[.K57]&amp;&quot;p;&quot;&amp;[.K57]&amp;&quot;q&quot;&amp;[.L$13]&amp;&quot; &gt; text&quot;&amp;[.C57]&amp;&quot;.txt&quot;" office:value-type="string" office:string-value="sed -n '717,733p;733q' &gt; text43.txt" calcext:value-type="string">
            <text:p>sed -n '717,733p;733q' &gt; text43.txt</text:p>
          </table:table-cell>
          <table:table-cell table:number-columns-repeated="3"/>
          <table:table-cell office:value-type="string" calcext:value-type="string">
            <text:p>В. Распутин</text:p>
          </table:table-cell>
          <table:table-cell office:value-type="string" calcext:value-type="string">
            <text:p>Посылка</text:p>
          </table:table-cell>
          <table:table-cell/>
          <table:table-cell office:value-type="string" calcext:value-type="string">
            <text:p>Посылка</text:p>
          </table:table-cell>
          <table:table-cell table:number-columns-repeated="2"/>
          <table:table-cell table:formula="of:=&quot;echo -n &quot;&amp;[.Y$14]&amp;[.Q57]&amp;[.Y$14]&amp;&quot; | cat &gt; title&quot;&amp;[.C57]&amp;&quot;.txt&quot;" office:value-type="string" office:string-value="echo -n &quot;Посылка&quot; | cat &gt; title43.txt" calcext:value-type="string">
            <text:p>echo -n "Посылка" | cat &gt; title43.txt</text:p>
          </table:table-cell>
          <table:table-cell table:formula="of:=&quot;echo -n &quot;&amp;[.Y$14]&amp;[.P57]&amp;[.Y$14]&amp;&quot; | cat &gt; author&quot;&amp;[.C57]&amp;&quot;.txt&quot;" office:value-type="string" office:string-value="echo -n &quot;В. Распутин&quot; | cat &gt; author43.txt" calcext:value-type="string">
            <text:p>echo -n "В. Распутин" | cat &gt; author43.txt</text:p>
          </table:table-cell>
          <table:table-cell/>
          <table:table-cell table:formula="of:=&quot;cat preambule1.txt title&quot;&amp;[.C57]&amp;&quot;.txt preambule2.txt  linkpicture&quot;&amp;[.C57]&amp;&quot;.txt preambulethumb.txt linkpicture&quot;&amp;[.C57]&amp;&quot;.txt preambule25.txt linkname&quot;&amp;[.C57]&amp;&quot;.txt preambule3.txt author&quot;&amp;[.C57]&amp;&quot;.txt preambule35.txt   text&quot;&amp;[.C57]&amp;&quot;.txt &gt; &quot;&amp;[.S57]&amp;&quot;.md&quot;" office:value-type="string" office:string-value="cat preambule1.txt title43.txt preambule2.txt  linkpicture43.txt preambulethumb.txt linkpicture43.txt preambule25.txt linkname43.txt preambule3.txt author43.txt preambule35.txt   text43.txt &gt; Посылка.md" calcext:value-type="string">
            <text:p>cat preambule1.txt title43.txt preambule2.txt <text:s/>linkpicture43.txt preambulethumb.txt linkpicture43.txt preambule25.txt linkname43.txt preambule3.txt author43.txt preambule35.txt <text:s text:c="2"/>text43.txt &gt; Посылка.md</text:p>
          </table:table-cell>
        </table:table-row>
        <table:table-row table:style-name="ro1">
          <table:table-cell/>
          <table:table-cell table:formula="of:=[.F58]-[.E58]"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735" calcext:value-type="float">
            <text:p>735</text:p>
          </table:table-cell>
          <table:table-cell table:formula="of:=[.E59]-1" office:value-type="float" office:value="760" calcext:value-type="float">
            <text:p>760</text:p>
          </table:table-cell>
          <table:table-cell table:formula="of:=IF([.F58]&gt;[.E58])" office:value-type="boolean" office:boolean-value="true" calcext:value-type="boolean">
            <text:p>ИСТИНА</text:p>
          </table:table-cell>
          <table:table-cell table:formula="of:=[.L$14]&amp;[.F58]&amp;&quot;p&quot;&amp;[.L$13]&amp;&quot; &gt; author&quot;&amp;[.C58]&amp;&quot;.txt&quot;" office:value-type="string" office:string-value="sed -n '760p' &gt; author44.txt" calcext:value-type="string">
            <text:p>sed -n '760p' &gt; author44.txt</text:p>
          </table:table-cell>
          <table:table-cell table:formula="of:=[.L$14]&amp;[.F58]&amp;&quot;p&quot;&amp;[.L$13]&amp;&quot;&quot;" office:value-type="string" office:string-value="sed -n '760p'" calcext:value-type="string">
            <text:p>sed -n '760p'</text:p>
          </table:table-cell>
          <table:table-cell table:formula="of:=[.E58]+1" office:value-type="float" office:value="736" calcext:value-type="float">
            <text:p>736</text:p>
          </table:table-cell>
          <table:table-cell table:formula="of:=[.F58]-1" office:value-type="float" office:value="759" calcext:value-type="float">
            <text:p>759</text:p>
          </table:table-cell>
          <table:table-cell table:formula="of:=[.L$14]&amp;[.J58]&amp;&quot;,&quot;&amp;[.K58]&amp;&quot;p;&quot;&amp;[.K58]&amp;&quot;q&quot;&amp;[.L$13]&amp;&quot; &gt; text&quot;&amp;[.C58]&amp;&quot;.txt&quot;" office:value-type="string" office:string-value="sed -n '736,759p;759q' &gt; text44.txt" calcext:value-type="string">
            <text:p>sed -n '736,759p;759q' &gt; text44.txt</text:p>
          </table:table-cell>
          <table:table-cell table:number-columns-repeated="3"/>
          <table:table-cell office:value-type="string" calcext:value-type="string">
            <text:p>В. Солоухин</text:p>
          </table:table-cell>
          <table:table-cell office:value-type="string" calcext:value-type="string">
            <text:p>Ножичек с костяной ручкой</text:p>
          </table:table-cell>
          <table:table-cell/>
          <table:table-cell office:value-type="string" calcext:value-type="string">
            <text:p>Ножичек с костяной ручкой</text:p>
          </table:table-cell>
          <table:table-cell table:number-columns-repeated="2"/>
          <table:table-cell table:formula="of:=&quot;echo -n &quot;&amp;[.Y$14]&amp;[.Q58]&amp;[.Y$14]&amp;&quot; | cat &gt; title&quot;&amp;[.C58]&amp;&quot;.txt&quot;" office:value-type="string" office:string-value="echo -n &quot;Ножичек с костяной ручкой&quot; | cat &gt; title44.txt" calcext:value-type="string">
            <text:p>echo -n "Ножичек с костяной ручкой" | cat &gt; title44.txt</text:p>
          </table:table-cell>
          <table:table-cell table:formula="of:=&quot;echo -n &quot;&amp;[.Y$14]&amp;[.P58]&amp;[.Y$14]&amp;&quot; | cat &gt; author&quot;&amp;[.C58]&amp;&quot;.txt&quot;" office:value-type="string" office:string-value="echo -n &quot;В. Солоухин&quot; | cat &gt; author44.txt" calcext:value-type="string">
            <text:p>echo -n "В. Солоухин" | cat &gt; author44.txt</text:p>
          </table:table-cell>
          <table:table-cell/>
          <table:table-cell table:formula="of:=&quot;cat preambule1.txt title&quot;&amp;[.C58]&amp;&quot;.txt preambule2.txt  linkpicture&quot;&amp;[.C58]&amp;&quot;.txt preambulethumb.txt linkpicture&quot;&amp;[.C58]&amp;&quot;.txt preambule25.txt linkname&quot;&amp;[.C58]&amp;&quot;.txt preambule3.txt author&quot;&amp;[.C58]&amp;&quot;.txt preambule35.txt   text&quot;&amp;[.C58]&amp;&quot;.txt &gt; &quot;&amp;[.S58]&amp;&quot;.md&quot;" office:value-type="string" office:string-value="cat preambule1.txt title44.txt preambule2.txt  linkpicture44.txt preambulethumb.txt linkpicture44.txt preambule25.txt linkname44.txt preambule3.txt author44.txt preambule35.txt   text44.txt &gt; Ножичек с костяной ручкой.md" calcext:value-type="string">
            <text:p>cat preambule1.txt title44.txt preambule2.txt <text:s/>linkpicture44.txt preambulethumb.txt linkpicture44.txt preambule25.txt linkname44.txt preambule3.txt author44.txt preambule35.txt <text:s text:c="2"/>text44.txt &gt; Ножичек с костяной ручкой.md</text:p>
          </table:table-cell>
        </table:table-row>
        <table:table-row table:style-name="ro1">
          <table:table-cell/>
          <table:table-cell table:formula="of:=[.F59]-[.E59]"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761" calcext:value-type="float">
            <text:p>761</text:p>
          </table:table-cell>
          <table:table-cell table:formula="of:=[.E60]-1" office:value-type="float" office:value="785" calcext:value-type="float">
            <text:p>785</text:p>
          </table:table-cell>
          <table:table-cell table:formula="of:=IF([.F59]&gt;[.E59])" office:value-type="boolean" office:boolean-value="true" calcext:value-type="boolean">
            <text:p>ИСТИНА</text:p>
          </table:table-cell>
          <table:table-cell table:formula="of:=[.L$14]&amp;[.F59]&amp;&quot;p&quot;&amp;[.L$13]&amp;&quot; &gt; author&quot;&amp;[.C59]&amp;&quot;.txt&quot;" office:value-type="string" office:string-value="sed -n '785p' &gt; author45.txt" calcext:value-type="string">
            <text:p>sed -n '785p' &gt; author45.txt</text:p>
          </table:table-cell>
          <table:table-cell table:formula="of:=[.L$14]&amp;[.F59]&amp;&quot;p&quot;&amp;[.L$13]&amp;&quot;&quot;" office:value-type="string" office:string-value="sed -n '785p'" calcext:value-type="string">
            <text:p>sed -n '785p'</text:p>
          </table:table-cell>
          <table:table-cell table:formula="of:=[.E59]+1" office:value-type="float" office:value="762" calcext:value-type="float">
            <text:p>762</text:p>
          </table:table-cell>
          <table:table-cell table:formula="of:=[.F59]-1" office:value-type="float" office:value="784" calcext:value-type="float">
            <text:p>784</text:p>
          </table:table-cell>
          <table:table-cell table:formula="of:=[.L$14]&amp;[.J59]&amp;&quot;,&quot;&amp;[.K59]&amp;&quot;p;&quot;&amp;[.K59]&amp;&quot;q&quot;&amp;[.L$13]&amp;&quot; &gt; text&quot;&amp;[.C59]&amp;&quot;.txt&quot;" office:value-type="string" office:string-value="sed -n '762,784p;784q' &gt; text45.txt" calcext:value-type="string">
            <text:p>sed -n '762,784p;784q' &gt; text45.txt</text:p>
          </table:table-cell>
          <table:table-cell table:number-columns-repeated="3"/>
          <table:table-cell office:value-type="string" calcext:value-type="string">
            <text:p>В. Солоухин</text:p>
          </table:table-cell>
          <table:table-cell office:value-type="string" calcext:value-type="string">
            <text:p>Мститель</text:p>
          </table:table-cell>
          <table:table-cell/>
          <table:table-cell office:value-type="string" calcext:value-type="string">
            <text:p>Мститель</text:p>
          </table:table-cell>
          <table:table-cell table:number-columns-repeated="2"/>
          <table:table-cell table:formula="of:=&quot;echo -n &quot;&amp;[.Y$14]&amp;[.Q59]&amp;[.Y$14]&amp;&quot; | cat &gt; title&quot;&amp;[.C59]&amp;&quot;.txt&quot;" office:value-type="string" office:string-value="echo -n &quot;Мститель&quot; | cat &gt; title45.txt" calcext:value-type="string">
            <text:p>echo -n "Мститель" | cat &gt; title45.txt</text:p>
          </table:table-cell>
          <table:table-cell table:formula="of:=&quot;echo -n &quot;&amp;[.Y$14]&amp;[.P59]&amp;[.Y$14]&amp;&quot; | cat &gt; author&quot;&amp;[.C59]&amp;&quot;.txt&quot;" office:value-type="string" office:string-value="echo -n &quot;В. Солоухин&quot; | cat &gt; author45.txt" calcext:value-type="string">
            <text:p>echo -n "В. Солоухин" | cat &gt; author45.txt</text:p>
          </table:table-cell>
          <table:table-cell/>
          <table:table-cell table:formula="of:=&quot;cat preambule1.txt title&quot;&amp;[.C59]&amp;&quot;.txt preambule2.txt  linkpicture&quot;&amp;[.C59]&amp;&quot;.txt preambulethumb.txt linkpicture&quot;&amp;[.C59]&amp;&quot;.txt preambule25.txt linkname&quot;&amp;[.C59]&amp;&quot;.txt preambule3.txt author&quot;&amp;[.C59]&amp;&quot;.txt preambule35.txt   text&quot;&amp;[.C59]&amp;&quot;.txt &gt; &quot;&amp;[.S59]&amp;&quot;.md&quot;" office:value-type="string" office:string-value="cat preambule1.txt title45.txt preambule2.txt  linkpicture45.txt preambulethumb.txt linkpicture45.txt preambule25.txt linkname45.txt preambule3.txt author45.txt preambule35.txt   text45.txt &gt; Мститель.md" calcext:value-type="string">
            <text:p>cat preambule1.txt title45.txt preambule2.txt <text:s/>linkpicture45.txt preambulethumb.txt linkpicture45.txt preambule25.txt linkname45.txt preambule3.txt author45.txt preambule35.txt <text:s text:c="2"/>text45.txt &gt; Мститель.md</text:p>
          </table:table-cell>
        </table:table-row>
        <table:table-row table:style-name="ro1">
          <table:table-cell/>
          <table:table-cell table:formula="of:=[.F60]-[.E60]"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786" calcext:value-type="float">
            <text:p>786</text:p>
          </table:table-cell>
          <table:table-cell table:formula="of:=[.E61]-1" office:value-type="float" office:value="802" calcext:value-type="float">
            <text:p>802</text:p>
          </table:table-cell>
          <table:table-cell table:formula="of:=IF([.F60]&gt;[.E60])" office:value-type="boolean" office:boolean-value="true" calcext:value-type="boolean">
            <text:p>ИСТИНА</text:p>
          </table:table-cell>
          <table:table-cell table:formula="of:=[.L$14]&amp;[.F60]&amp;&quot;p&quot;&amp;[.L$13]&amp;&quot; &gt; author&quot;&amp;[.C60]&amp;&quot;.txt&quot;" office:value-type="string" office:string-value="sed -n '802p' &gt; author46.txt" calcext:value-type="string">
            <text:p>sed -n '802p' &gt; author46.txt</text:p>
          </table:table-cell>
          <table:table-cell table:formula="of:=[.L$14]&amp;[.F60]&amp;&quot;p&quot;&amp;[.L$13]&amp;&quot;&quot;" office:value-type="string" office:string-value="sed -n '802p'" calcext:value-type="string">
            <text:p>sed -n '802p'</text:p>
          </table:table-cell>
          <table:table-cell table:formula="of:=[.E60]+1" office:value-type="float" office:value="787" calcext:value-type="float">
            <text:p>787</text:p>
          </table:table-cell>
          <table:table-cell table:formula="of:=[.F60]-1" office:value-type="float" office:value="801" calcext:value-type="float">
            <text:p>801</text:p>
          </table:table-cell>
          <table:table-cell table:formula="of:=[.L$14]&amp;[.J60]&amp;&quot;,&quot;&amp;[.K60]&amp;&quot;p;&quot;&amp;[.K60]&amp;&quot;q&quot;&amp;[.L$13]&amp;&quot; &gt; text&quot;&amp;[.C60]&amp;&quot;.txt&quot;" office:value-type="string" office:string-value="sed -n '787,801p;801q' &gt; text46.txt" calcext:value-type="string">
            <text:p>sed -n '787,801p;801q' &gt; text46.txt</text:p>
          </table:table-cell>
          <table:table-cell table:number-columns-repeated="3"/>
          <table:table-cell office:value-type="string" calcext:value-type="string">
            <text:p>В. Солоухин</text:p>
          </table:table-cell>
          <table:table-cell office:value-type="string" calcext:value-type="string">
            <text:p>Золотое зерно</text:p>
          </table:table-cell>
          <table:table-cell/>
          <table:table-cell office:value-type="string" calcext:value-type="string">
            <text:p>Золотое зерно</text:p>
          </table:table-cell>
          <table:table-cell table:number-columns-repeated="2"/>
          <table:table-cell table:formula="of:=&quot;echo -n &quot;&amp;[.Y$14]&amp;[.Q60]&amp;[.Y$14]&amp;&quot; | cat &gt; title&quot;&amp;[.C60]&amp;&quot;.txt&quot;" office:value-type="string" office:string-value="echo -n &quot;Золотое зерно&quot; | cat &gt; title46.txt" calcext:value-type="string">
            <text:p>echo -n "Золотое зерно" | cat &gt; title46.txt</text:p>
          </table:table-cell>
          <table:table-cell table:formula="of:=&quot;echo -n &quot;&amp;[.Y$14]&amp;[.P60]&amp;[.Y$14]&amp;&quot; | cat &gt; author&quot;&amp;[.C60]&amp;&quot;.txt&quot;" office:value-type="string" office:string-value="echo -n &quot;В. Солоухин&quot; | cat &gt; author46.txt" calcext:value-type="string">
            <text:p>echo -n "В. Солоухин" | cat &gt; author46.txt</text:p>
          </table:table-cell>
          <table:table-cell/>
          <table:table-cell table:formula="of:=&quot;cat preambule1.txt title&quot;&amp;[.C60]&amp;&quot;.txt preambule2.txt  linkpicture&quot;&amp;[.C60]&amp;&quot;.txt preambulethumb.txt linkpicture&quot;&amp;[.C60]&amp;&quot;.txt preambule25.txt linkname&quot;&amp;[.C60]&amp;&quot;.txt preambule3.txt author&quot;&amp;[.C60]&amp;&quot;.txt preambule35.txt   text&quot;&amp;[.C60]&amp;&quot;.txt &gt; &quot;&amp;[.S60]&amp;&quot;.md&quot;" office:value-type="string" office:string-value="cat preambule1.txt title46.txt preambule2.txt  linkpicture46.txt preambulethumb.txt linkpicture46.txt preambule25.txt linkname46.txt preambule3.txt author46.txt preambule35.txt   text46.txt &gt; Золотое зерно.md" calcext:value-type="string">
            <text:p>cat preambule1.txt title46.txt preambule2.txt <text:s/>linkpicture46.txt preambulethumb.txt linkpicture46.txt preambule25.txt linkname46.txt preambule3.txt author46.txt preambule35.txt <text:s text:c="2"/>text46.txt &gt; Золотое зерно.md</text:p>
          </table:table-cell>
        </table:table-row>
        <table:table-row table:style-name="ro1">
          <table:table-cell/>
          <table:table-cell table:formula="of:=[.F61]-[.E61]"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803" calcext:value-type="float">
            <text:p>803</text:p>
          </table:table-cell>
          <table:table-cell table:formula="of:=[.E62]-1" office:value-type="float" office:value="823" calcext:value-type="float">
            <text:p>823</text:p>
          </table:table-cell>
          <table:table-cell table:formula="of:=IF([.F61]&gt;[.E61])" office:value-type="boolean" office:boolean-value="true" calcext:value-type="boolean">
            <text:p>ИСТИНА</text:p>
          </table:table-cell>
          <table:table-cell table:formula="of:=[.L$14]&amp;[.F61]&amp;&quot;p&quot;&amp;[.L$13]&amp;&quot; &gt; author&quot;&amp;[.C61]&amp;&quot;.txt&quot;" office:value-type="string" office:string-value="sed -n '823p' &gt; author47.txt" calcext:value-type="string">
            <text:p>sed -n '823p' &gt; author47.txt</text:p>
          </table:table-cell>
          <table:table-cell table:formula="of:=[.L$14]&amp;[.F61]&amp;&quot;p&quot;&amp;[.L$13]&amp;&quot;&quot;" office:value-type="string" office:string-value="sed -n '823p'" calcext:value-type="string">
            <text:p>sed -n '823p'</text:p>
          </table:table-cell>
          <table:table-cell table:formula="of:=[.E61]+1" office:value-type="float" office:value="804" calcext:value-type="float">
            <text:p>804</text:p>
          </table:table-cell>
          <table:table-cell table:formula="of:=[.F61]-1" office:value-type="float" office:value="822" calcext:value-type="float">
            <text:p>822</text:p>
          </table:table-cell>
          <table:table-cell table:formula="of:=[.L$14]&amp;[.J61]&amp;&quot;,&quot;&amp;[.K61]&amp;&quot;p;&quot;&amp;[.K61]&amp;&quot;q&quot;&amp;[.L$13]&amp;&quot; &gt; text&quot;&amp;[.C61]&amp;&quot;.txt&quot;" office:value-type="string" office:string-value="sed -n '804,822p;822q' &gt; text47.txt" calcext:value-type="string">
            <text:p>sed -n '804,822p;822q' &gt; text47.txt</text:p>
          </table:table-cell>
          <table:table-cell table:number-columns-repeated="3"/>
          <table:table-cell office:value-type="string" calcext:value-type="string">
            <text:p>В. Солоухин</text:p>
          </table:table-cell>
          <table:table-cell office:value-type="string" calcext:value-type="string">
            <text:p>Закон набата</text:p>
          </table:table-cell>
          <table:table-cell/>
          <table:table-cell office:value-type="string" calcext:value-type="string">
            <text:p>Закон набата</text:p>
          </table:table-cell>
          <table:table-cell table:number-columns-repeated="2"/>
          <table:table-cell table:formula="of:=&quot;echo -n &quot;&amp;[.Y$14]&amp;[.Q61]&amp;[.Y$14]&amp;&quot; | cat &gt; title&quot;&amp;[.C61]&amp;&quot;.txt&quot;" office:value-type="string" office:string-value="echo -n &quot;Закон набата&quot; | cat &gt; title47.txt" calcext:value-type="string">
            <text:p>echo -n "Закон набата" | cat &gt; title47.txt</text:p>
          </table:table-cell>
          <table:table-cell table:formula="of:=&quot;echo -n &quot;&amp;[.Y$14]&amp;[.P61]&amp;[.Y$14]&amp;&quot; | cat &gt; author&quot;&amp;[.C61]&amp;&quot;.txt&quot;" office:value-type="string" office:string-value="echo -n &quot;В. Солоухин&quot; | cat &gt; author47.txt" calcext:value-type="string">
            <text:p>echo -n "В. Солоухин" | cat &gt; author47.txt</text:p>
          </table:table-cell>
          <table:table-cell/>
          <table:table-cell table:formula="of:=&quot;cat preambule1.txt title&quot;&amp;[.C61]&amp;&quot;.txt preambule2.txt  linkpicture&quot;&amp;[.C61]&amp;&quot;.txt preambulethumb.txt linkpicture&quot;&amp;[.C61]&amp;&quot;.txt preambule25.txt linkname&quot;&amp;[.C61]&amp;&quot;.txt preambule3.txt author&quot;&amp;[.C61]&amp;&quot;.txt preambule35.txt   text&quot;&amp;[.C61]&amp;&quot;.txt &gt; &quot;&amp;[.S61]&amp;&quot;.md&quot;" office:value-type="string" office:string-value="cat preambule1.txt title47.txt preambule2.txt  linkpicture47.txt preambulethumb.txt linkpicture47.txt preambule25.txt linkname47.txt preambule3.txt author47.txt preambule35.txt   text47.txt &gt; Закон набата.md" calcext:value-type="string">
            <text:p>cat preambule1.txt title47.txt preambule2.txt <text:s/>linkpicture47.txt preambulethumb.txt linkpicture47.txt preambule25.txt linkname47.txt preambule3.txt author47.txt preambule35.txt <text:s text:c="2"/>text47.txt &gt; Закон набата.md</text:p>
          </table:table-cell>
        </table:table-row>
        <table:table-row table:style-name="ro1">
          <table:table-cell/>
          <table:table-cell table:formula="of:=[.F62]-[.E62]"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824" calcext:value-type="float">
            <text:p>824</text:p>
          </table:table-cell>
          <table:table-cell table:formula="of:=[.E63]-1" office:value-type="float" office:value="839" calcext:value-type="float">
            <text:p>839</text:p>
          </table:table-cell>
          <table:table-cell table:formula="of:=IF([.F62]&gt;[.E62])" office:value-type="boolean" office:boolean-value="true" calcext:value-type="boolean">
            <text:p>ИСТИНА</text:p>
          </table:table-cell>
          <table:table-cell table:formula="of:=[.L$14]&amp;[.F62]&amp;&quot;p&quot;&amp;[.L$13]&amp;&quot; &gt; author&quot;&amp;[.C62]&amp;&quot;.txt&quot;" office:value-type="string" office:string-value="sed -n '839p' &gt; author48.txt" calcext:value-type="string">
            <text:p>sed -n '839p' &gt; author48.txt</text:p>
          </table:table-cell>
          <table:table-cell table:formula="of:=[.L$14]&amp;[.F62]&amp;&quot;p&quot;&amp;[.L$13]&amp;&quot;&quot;" office:value-type="string" office:string-value="sed -n '839p'" calcext:value-type="string">
            <text:p>sed -n '839p'</text:p>
          </table:table-cell>
          <table:table-cell table:formula="of:=[.E62]+1" office:value-type="float" office:value="825" calcext:value-type="float">
            <text:p>825</text:p>
          </table:table-cell>
          <table:table-cell table:formula="of:=[.F62]-1" office:value-type="float" office:value="838" calcext:value-type="float">
            <text:p>838</text:p>
          </table:table-cell>
          <table:table-cell table:formula="of:=[.L$14]&amp;[.J62]&amp;&quot;,&quot;&amp;[.K62]&amp;&quot;p;&quot;&amp;[.K62]&amp;&quot;q&quot;&amp;[.L$13]&amp;&quot; &gt; text&quot;&amp;[.C62]&amp;&quot;.txt&quot;" office:value-type="string" office:string-value="sed -n '825,838p;838q' &gt; text48.txt" calcext:value-type="string">
            <text:p>sed -n '825,838p;838q' &gt; text48.txt</text:p>
          </table:table-cell>
          <table:table-cell table:number-columns-repeated="3"/>
          <table:table-cell office:value-type="string" calcext:value-type="string">
            <text:p>В. Белов</text:p>
          </table:table-cell>
          <table:table-cell office:value-type="string" calcext:value-type="string">
            <text:p>Скворечник</text:p>
          </table:table-cell>
          <table:table-cell/>
          <table:table-cell office:value-type="string" calcext:value-type="string">
            <text:p>Скворечник</text:p>
          </table:table-cell>
          <table:table-cell table:number-columns-repeated="2"/>
          <table:table-cell table:formula="of:=&quot;echo -n &quot;&amp;[.Y$14]&amp;[.Q62]&amp;[.Y$14]&amp;&quot; | cat &gt; title&quot;&amp;[.C62]&amp;&quot;.txt&quot;" office:value-type="string" office:string-value="echo -n &quot;Скворечник&quot; | cat &gt; title48.txt" calcext:value-type="string">
            <text:p>echo -n "Скворечник" | cat &gt; title48.txt</text:p>
          </table:table-cell>
          <table:table-cell table:formula="of:=&quot;echo -n &quot;&amp;[.Y$14]&amp;[.P62]&amp;[.Y$14]&amp;&quot; | cat &gt; author&quot;&amp;[.C62]&amp;&quot;.txt&quot;" office:value-type="string" office:string-value="echo -n &quot;В. Белов&quot; | cat &gt; author48.txt" calcext:value-type="string">
            <text:p>echo -n "В. Белов" | cat &gt; author48.txt</text:p>
          </table:table-cell>
          <table:table-cell/>
          <table:table-cell table:formula="of:=&quot;cat preambule1.txt title&quot;&amp;[.C62]&amp;&quot;.txt preambule2.txt  linkpicture&quot;&amp;[.C62]&amp;&quot;.txt preambulethumb.txt linkpicture&quot;&amp;[.C62]&amp;&quot;.txt preambule25.txt linkname&quot;&amp;[.C62]&amp;&quot;.txt preambule3.txt author&quot;&amp;[.C62]&amp;&quot;.txt preambule35.txt   text&quot;&amp;[.C62]&amp;&quot;.txt &gt; &quot;&amp;[.S62]&amp;&quot;.md&quot;" office:value-type="string" office:string-value="cat preambule1.txt title48.txt preambule2.txt  linkpicture48.txt preambulethumb.txt linkpicture48.txt preambule25.txt linkname48.txt preambule3.txt author48.txt preambule35.txt   text48.txt &gt; Скворечник.md" calcext:value-type="string">
            <text:p>cat preambule1.txt title48.txt preambule2.txt <text:s/>linkpicture48.txt preambulethumb.txt linkpicture48.txt preambule25.txt linkname48.txt preambule3.txt author48.txt preambule35.txt <text:s text:c="2"/>text48.txt &gt; Скворечник.md</text:p>
          </table:table-cell>
        </table:table-row>
        <table:table-row table:style-name="ro1">
          <table:table-cell/>
          <table:table-cell table:formula="of:=[.F63]-[.E63]"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840" calcext:value-type="float">
            <text:p>840</text:p>
          </table:table-cell>
          <table:table-cell table:formula="of:=[.E64]-1" office:value-type="float" office:value="856" calcext:value-type="float">
            <text:p>856</text:p>
          </table:table-cell>
          <table:table-cell table:formula="of:=IF([.F63]&gt;[.E63])" office:value-type="boolean" office:boolean-value="true" calcext:value-type="boolean">
            <text:p>ИСТИНА</text:p>
          </table:table-cell>
          <table:table-cell table:formula="of:=[.L$14]&amp;[.F63]&amp;&quot;p&quot;&amp;[.L$13]&amp;&quot; &gt; author&quot;&amp;[.C63]&amp;&quot;.txt&quot;" office:value-type="string" office:string-value="sed -n '856p' &gt; author49.txt" calcext:value-type="string">
            <text:p>sed -n '856p' &gt; author49.txt</text:p>
          </table:table-cell>
          <table:table-cell table:formula="of:=[.L$14]&amp;[.F63]&amp;&quot;p&quot;&amp;[.L$13]&amp;&quot;&quot;" office:value-type="string" office:string-value="sed -n '856p'" calcext:value-type="string">
            <text:p>sed -n '856p'</text:p>
          </table:table-cell>
          <table:table-cell table:formula="of:=[.E63]+1" office:value-type="float" office:value="841" calcext:value-type="float">
            <text:p>841</text:p>
          </table:table-cell>
          <table:table-cell table:formula="of:=[.F63]-1" office:value-type="float" office:value="855" calcext:value-type="float">
            <text:p>855</text:p>
          </table:table-cell>
          <table:table-cell table:formula="of:=[.L$14]&amp;[.J63]&amp;&quot;,&quot;&amp;[.K63]&amp;&quot;p;&quot;&amp;[.K63]&amp;&quot;q&quot;&amp;[.L$13]&amp;&quot; &gt; text&quot;&amp;[.C63]&amp;&quot;.txt&quot;" office:value-type="string" office:string-value="sed -n '841,855p;855q' &gt; text49.txt" calcext:value-type="string">
            <text:p>sed -n '841,855p;855q' &gt; text49.txt</text:p>
          </table:table-cell>
          <table:table-cell table:number-columns-repeated="3"/>
          <table:table-cell office:value-type="string" calcext:value-type="string">
            <text:p>А. Солженицын</text:p>
          </table:table-cell>
          <table:table-cell office:value-type="string" calcext:value-type="string">
            <text:p>Матренин двор</text:p>
          </table:table-cell>
          <table:table-cell/>
          <table:table-cell office:value-type="string" calcext:value-type="string">
            <text:p>Матренин двор</text:p>
          </table:table-cell>
          <table:table-cell table:number-columns-repeated="2"/>
          <table:table-cell table:formula="of:=&quot;echo -n &quot;&amp;[.Y$14]&amp;[.Q63]&amp;[.Y$14]&amp;&quot; | cat &gt; title&quot;&amp;[.C63]&amp;&quot;.txt&quot;" office:value-type="string" office:string-value="echo -n &quot;Матренин двор&quot; | cat &gt; title49.txt" calcext:value-type="string">
            <text:p>echo -n "Матренин двор" | cat &gt; title49.txt</text:p>
          </table:table-cell>
          <table:table-cell table:formula="of:=&quot;echo -n &quot;&amp;[.Y$14]&amp;[.P63]&amp;[.Y$14]&amp;&quot; | cat &gt; author&quot;&amp;[.C63]&amp;&quot;.txt&quot;" office:value-type="string" office:string-value="echo -n &quot;А. Солженицын&quot; | cat &gt; author49.txt" calcext:value-type="string">
            <text:p>echo -n "А. Солженицын" | cat &gt; author49.txt</text:p>
          </table:table-cell>
          <table:table-cell/>
          <table:table-cell table:formula="of:=&quot;cat preambule1.txt title&quot;&amp;[.C63]&amp;&quot;.txt preambule2.txt  linkpicture&quot;&amp;[.C63]&amp;&quot;.txt preambulethumb.txt linkpicture&quot;&amp;[.C63]&amp;&quot;.txt preambule25.txt linkname&quot;&amp;[.C63]&amp;&quot;.txt preambule3.txt author&quot;&amp;[.C63]&amp;&quot;.txt preambule35.txt   text&quot;&amp;[.C63]&amp;&quot;.txt &gt; &quot;&amp;[.S63]&amp;&quot;.md&quot;" office:value-type="string" office:string-value="cat preambule1.txt title49.txt preambule2.txt  linkpicture49.txt preambulethumb.txt linkpicture49.txt preambule25.txt linkname49.txt preambule3.txt author49.txt preambule35.txt   text49.txt &gt; Матренин двор.md" calcext:value-type="string">
            <text:p>cat preambule1.txt title49.txt preambule2.txt <text:s/>linkpicture49.txt preambulethumb.txt linkpicture49.txt preambule25.txt linkname49.txt preambule3.txt author49.txt preambule35.txt <text:s text:c="2"/>text49.txt &gt; Матренин двор.md</text:p>
          </table:table-cell>
        </table:table-row>
        <table:table-row table:style-name="ro1">
          <table:table-cell/>
          <table:table-cell table:formula="of:=[.F64]-[.E64]"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57" calcext:value-type="float">
            <text:p>857</text:p>
          </table:table-cell>
          <table:table-cell table:formula="of:=[.E65]-1" office:value-type="float" office:value="868" calcext:value-type="float">
            <text:p>868</text:p>
          </table:table-cell>
          <table:table-cell table:formula="of:=IF([.F64]&gt;[.E64])" office:value-type="boolean" office:boolean-value="true" calcext:value-type="boolean">
            <text:p>ИСТИНА</text:p>
          </table:table-cell>
          <table:table-cell table:formula="of:=[.L$14]&amp;[.F64]&amp;&quot;p&quot;&amp;[.L$13]&amp;&quot; &gt; author&quot;&amp;[.C64]&amp;&quot;.txt&quot;" office:value-type="string" office:string-value="sed -n '868p' &gt; author50.txt" calcext:value-type="string">
            <text:p>sed -n '868p' &gt; author50.txt</text:p>
          </table:table-cell>
          <table:table-cell table:formula="of:=[.L$14]&amp;[.F64]&amp;&quot;p&quot;&amp;[.L$13]&amp;&quot;&quot;" office:value-type="string" office:string-value="sed -n '868p'" calcext:value-type="string">
            <text:p>sed -n '868p'</text:p>
          </table:table-cell>
          <table:table-cell table:formula="of:=[.E64]+1" office:value-type="float" office:value="858" calcext:value-type="float">
            <text:p>858</text:p>
          </table:table-cell>
          <table:table-cell table:formula="of:=[.F64]-1" office:value-type="float" office:value="867" calcext:value-type="float">
            <text:p>867</text:p>
          </table:table-cell>
          <table:table-cell table:formula="of:=[.L$14]&amp;[.J64]&amp;&quot;,&quot;&amp;[.K64]&amp;&quot;p;&quot;&amp;[.K64]&amp;&quot;q&quot;&amp;[.L$13]&amp;&quot; &gt; text&quot;&amp;[.C64]&amp;&quot;.txt&quot;" office:value-type="string" office:string-value="sed -n '858,867p;867q' &gt; text50.txt" calcext:value-type="string">
            <text:p>sed -n '858,867p;867q' &gt; text50.txt</text:p>
          </table:table-cell>
          <table:table-cell table:number-columns-repeated="3"/>
          <table:table-cell office:value-type="string" calcext:value-type="string">
            <text:p>Ю. Аракчеев</text:p>
          </table:table-cell>
          <table:table-cell office:value-type="string" calcext:value-type="string">
            <text:p>Речка тоже живая!</text:p>
          </table:table-cell>
          <table:table-cell/>
          <table:table-cell office:value-type="string" calcext:value-type="string">
            <text:p>Речка тоже живая!</text:p>
          </table:table-cell>
          <table:table-cell table:number-columns-repeated="2"/>
          <table:table-cell table:formula="of:=&quot;echo -n &quot;&amp;[.Y$14]&amp;[.Q64]&amp;[.Y$14]&amp;&quot; | cat &gt; title&quot;&amp;[.C64]&amp;&quot;.txt&quot;" office:value-type="string" office:string-value="echo -n &quot;Речка тоже живая!&quot; | cat &gt; title50.txt" calcext:value-type="string">
            <text:p>echo -n "Речка тоже живая!" | cat &gt; title50.txt</text:p>
          </table:table-cell>
          <table:table-cell table:formula="of:=&quot;echo -n &quot;&amp;[.Y$14]&amp;[.P64]&amp;[.Y$14]&amp;&quot; | cat &gt; author&quot;&amp;[.C64]&amp;&quot;.txt&quot;" office:value-type="string" office:string-value="echo -n &quot;Ю. Аракчеев&quot; | cat &gt; author50.txt" calcext:value-type="string">
            <text:p>echo -n "Ю. Аракчеев" | cat &gt; author50.txt</text:p>
          </table:table-cell>
          <table:table-cell/>
          <table:table-cell table:formula="of:=&quot;cat preambule1.txt title&quot;&amp;[.C64]&amp;&quot;.txt preambule2.txt  linkpicture&quot;&amp;[.C64]&amp;&quot;.txt preambulethumb.txt linkpicture&quot;&amp;[.C64]&amp;&quot;.txt preambule25.txt linkname&quot;&amp;[.C64]&amp;&quot;.txt preambule3.txt author&quot;&amp;[.C64]&amp;&quot;.txt preambule35.txt   text&quot;&amp;[.C64]&amp;&quot;.txt &gt; &quot;&amp;[.S64]&amp;&quot;.md&quot;" office:value-type="string" office:string-value="cat preambule1.txt title50.txt preambule2.txt  linkpicture50.txt preambulethumb.txt linkpicture50.txt preambule25.txt linkname50.txt preambule3.txt author50.txt preambule35.txt   text50.txt &gt; Речка тоже живая!.md" calcext:value-type="string">
            <text:p>cat preambule1.txt title50.txt preambule2.txt <text:s/>linkpicture50.txt preambulethumb.txt linkpicture50.txt preambule25.txt linkname50.txt preambule3.txt author50.txt preambule35.txt <text:s text:c="2"/>text50.txt &gt; Речка тоже живая!.md</text:p>
          </table:table-cell>
        </table:table-row>
        <table:table-row table:style-name="ro1">
          <table:table-cell/>
          <table:table-cell table:formula="of:=[.F65]-[.E65]"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869" calcext:value-type="float">
            <text:p>869</text:p>
          </table:table-cell>
          <table:table-cell table:formula="of:=[.E66]-1" office:value-type="float" office:value="890" calcext:value-type="float">
            <text:p>890</text:p>
          </table:table-cell>
          <table:table-cell table:formula="of:=IF([.F65]&gt;[.E65])" office:value-type="boolean" office:boolean-value="true" calcext:value-type="boolean">
            <text:p>ИСТИНА</text:p>
          </table:table-cell>
          <table:table-cell table:formula="of:=[.L$14]&amp;[.F65]&amp;&quot;p&quot;&amp;[.L$13]&amp;&quot; &gt; author&quot;&amp;[.C65]&amp;&quot;.txt&quot;" office:value-type="string" office:string-value="sed -n '890p' &gt; author51.txt" calcext:value-type="string">
            <text:p>sed -n '890p' &gt; author51.txt</text:p>
          </table:table-cell>
          <table:table-cell table:formula="of:=[.L$14]&amp;[.F65]&amp;&quot;p&quot;&amp;[.L$13]&amp;&quot;&quot;" office:value-type="string" office:string-value="sed -n '890p'" calcext:value-type="string">
            <text:p>sed -n '890p'</text:p>
          </table:table-cell>
          <table:table-cell table:formula="of:=[.E65]+1" office:value-type="float" office:value="870" calcext:value-type="float">
            <text:p>870</text:p>
          </table:table-cell>
          <table:table-cell table:formula="of:=[.F65]-1" office:value-type="float" office:value="889" calcext:value-type="float">
            <text:p>889</text:p>
          </table:table-cell>
          <table:table-cell table:formula="of:=[.L$14]&amp;[.J65]&amp;&quot;,&quot;&amp;[.K65]&amp;&quot;p;&quot;&amp;[.K65]&amp;&quot;q&quot;&amp;[.L$13]&amp;&quot; &gt; text&quot;&amp;[.C65]&amp;&quot;.txt&quot;" office:value-type="string" office:string-value="sed -n '870,889p;889q' &gt; text51.txt" calcext:value-type="string">
            <text:p>sed -n '870,889p;889q' &gt; text51.txt</text:p>
          </table:table-cell>
          <table:table-cell table:number-columns-repeated="3"/>
          <table:table-cell office:value-type="string" calcext:value-type="string">
            <text:p>А. Первенцев</text:p>
          </table:table-cell>
          <table:table-cell office:value-type="string" calcext:value-type="string">
            <text:p>Суд в облаках</text:p>
          </table:table-cell>
          <table:table-cell/>
          <table:table-cell office:value-type="string" calcext:value-type="string">
            <text:p>Суд в облаках</text:p>
          </table:table-cell>
          <table:table-cell table:number-columns-repeated="2"/>
          <table:table-cell table:formula="of:=&quot;echo -n &quot;&amp;[.Y$14]&amp;[.Q65]&amp;[.Y$14]&amp;&quot; | cat &gt; title&quot;&amp;[.C65]&amp;&quot;.txt&quot;" office:value-type="string" office:string-value="echo -n &quot;Суд в облаках&quot; | cat &gt; title51.txt" calcext:value-type="string">
            <text:p>echo -n "Суд в облаках" | cat &gt; title51.txt</text:p>
          </table:table-cell>
          <table:table-cell table:formula="of:=&quot;echo -n &quot;&amp;[.Y$14]&amp;[.P65]&amp;[.Y$14]&amp;&quot; | cat &gt; author&quot;&amp;[.C65]&amp;&quot;.txt&quot;" office:value-type="string" office:string-value="echo -n &quot;А. Первенцев&quot; | cat &gt; author51.txt" calcext:value-type="string">
            <text:p>echo -n "А. Первенцев" | cat &gt; author51.txt</text:p>
          </table:table-cell>
          <table:table-cell/>
          <table:table-cell table:formula="of:=&quot;cat preambule1.txt title&quot;&amp;[.C65]&amp;&quot;.txt preambule2.txt  linkpicture&quot;&amp;[.C65]&amp;&quot;.txt preambulethumb.txt linkpicture&quot;&amp;[.C65]&amp;&quot;.txt preambule25.txt linkname&quot;&amp;[.C65]&amp;&quot;.txt preambule3.txt author&quot;&amp;[.C65]&amp;&quot;.txt preambule35.txt   text&quot;&amp;[.C65]&amp;&quot;.txt &gt; &quot;&amp;[.S65]&amp;&quot;.md&quot;" office:value-type="string" office:string-value="cat preambule1.txt title51.txt preambule2.txt  linkpicture51.txt preambulethumb.txt linkpicture51.txt preambule25.txt linkname51.txt preambule3.txt author51.txt preambule35.txt   text51.txt &gt; Суд в облаках.md" calcext:value-type="string">
            <text:p>cat preambule1.txt title51.txt preambule2.txt <text:s/>linkpicture51.txt preambulethumb.txt linkpicture51.txt preambule25.txt linkname51.txt preambule3.txt author51.txt preambule35.txt <text:s text:c="2"/>text51.txt &gt; Суд в облаках.md</text:p>
          </table:table-cell>
        </table:table-row>
        <table:table-row table:style-name="ro1">
          <table:table-cell/>
          <table:table-cell table:formula="of:=[.F66]-[.E66]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891" calcext:value-type="float">
            <text:p>891</text:p>
          </table:table-cell>
          <table:table-cell table:formula="of:=[.E67]-1" office:value-type="float" office:value="901" calcext:value-type="float">
            <text:p>901</text:p>
          </table:table-cell>
          <table:table-cell table:formula="of:=IF([.F66]&gt;[.E66])" office:value-type="boolean" office:boolean-value="true" calcext:value-type="boolean">
            <text:p>ИСТИНА</text:p>
          </table:table-cell>
          <table:table-cell table:formula="of:=[.L$14]&amp;[.F66]&amp;&quot;p&quot;&amp;[.L$13]&amp;&quot; &gt; author&quot;&amp;[.C66]&amp;&quot;.txt&quot;" office:value-type="string" office:string-value="sed -n '901p' &gt; author52.txt" calcext:value-type="string">
            <text:p>sed -n '901p' &gt; author52.txt</text:p>
          </table:table-cell>
          <table:table-cell table:formula="of:=[.L$14]&amp;[.F66]&amp;&quot;p&quot;&amp;[.L$13]&amp;&quot;&quot;" office:value-type="string" office:string-value="sed -n '901p'" calcext:value-type="string">
            <text:p>sed -n '901p'</text:p>
          </table:table-cell>
          <table:table-cell table:formula="of:=[.E66]+1" office:value-type="float" office:value="892" calcext:value-type="float">
            <text:p>892</text:p>
          </table:table-cell>
          <table:table-cell table:formula="of:=[.F66]-1" office:value-type="float" office:value="900" calcext:value-type="float">
            <text:p>900</text:p>
          </table:table-cell>
          <table:table-cell table:formula="of:=[.L$14]&amp;[.J66]&amp;&quot;,&quot;&amp;[.K66]&amp;&quot;p;&quot;&amp;[.K66]&amp;&quot;q&quot;&amp;[.L$13]&amp;&quot; &gt; text&quot;&amp;[.C66]&amp;&quot;.txt&quot;" office:value-type="string" office:string-value="sed -n '892,900p;900q' &gt; text52.txt" calcext:value-type="string">
            <text:p>sed -n '892,900p;900q' &gt; text52.txt</text:p>
          </table:table-cell>
          <table:table-cell table:number-columns-repeated="3"/>
          <table:table-cell office:value-type="string" calcext:value-type="string">
            <text:p>В. Легоньков</text:p>
          </table:table-cell>
          <table:table-cell office:value-type="string" calcext:value-type="string">
            <text:p>Расскажи, ветеран</text:p>
          </table:table-cell>
          <table:table-cell/>
          <table:table-cell office:value-type="string" calcext:value-type="string">
            <text:p>Расскажи, ветеран</text:p>
          </table:table-cell>
          <table:table-cell table:number-columns-repeated="2"/>
          <table:table-cell table:formula="of:=&quot;echo -n &quot;&amp;[.Y$14]&amp;[.Q66]&amp;[.Y$14]&amp;&quot; | cat &gt; title&quot;&amp;[.C66]&amp;&quot;.txt&quot;" office:value-type="string" office:string-value="echo -n &quot;Расскажи, ветеран&quot; | cat &gt; title52.txt" calcext:value-type="string">
            <text:p>echo -n "Расскажи, ветеран" | cat &gt; title52.txt</text:p>
          </table:table-cell>
          <table:table-cell table:formula="of:=&quot;echo -n &quot;&amp;[.Y$14]&amp;[.P66]&amp;[.Y$14]&amp;&quot; | cat &gt; author&quot;&amp;[.C66]&amp;&quot;.txt&quot;" office:value-type="string" office:string-value="echo -n &quot;В. Легоньков&quot; | cat &gt; author52.txt" calcext:value-type="string">
            <text:p>echo -n "В. Легоньков" | cat &gt; author52.txt</text:p>
          </table:table-cell>
          <table:table-cell/>
          <table:table-cell table:formula="of:=&quot;cat preambule1.txt title&quot;&amp;[.C66]&amp;&quot;.txt preambule2.txt  linkpicture&quot;&amp;[.C66]&amp;&quot;.txt preambulethumb.txt linkpicture&quot;&amp;[.C66]&amp;&quot;.txt preambule25.txt linkname&quot;&amp;[.C66]&amp;&quot;.txt preambule3.txt author&quot;&amp;[.C66]&amp;&quot;.txt preambule35.txt   text&quot;&amp;[.C66]&amp;&quot;.txt &gt; &quot;&amp;[.S66]&amp;&quot;.md&quot;" office:value-type="string" office:string-value="cat preambule1.txt title52.txt preambule2.txt  linkpicture52.txt preambulethumb.txt linkpicture52.txt preambule25.txt linkname52.txt preambule3.txt author52.txt preambule35.txt   text52.txt &gt; Расскажи, ветеран.md" calcext:value-type="string">
            <text:p>cat preambule1.txt title52.txt preambule2.txt <text:s/>linkpicture52.txt preambulethumb.txt linkpicture52.txt preambule25.txt linkname52.txt preambule3.txt author52.txt preambule35.txt <text:s text:c="2"/>text52.txt &gt; Расскажи, ветеран.md</text:p>
          </table:table-cell>
        </table:table-row>
        <table:table-row table:style-name="ro1">
          <table:table-cell/>
          <table:table-cell table:formula="of:=[.F67]-[.E67]"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902" calcext:value-type="float">
            <text:p>902</text:p>
          </table:table-cell>
          <table:table-cell table:formula="of:=[.E68]-1" office:value-type="float" office:value="909" calcext:value-type="float">
            <text:p>909</text:p>
          </table:table-cell>
          <table:table-cell table:formula="of:=IF([.F67]&gt;[.E67])" office:value-type="boolean" office:boolean-value="true" calcext:value-type="boolean">
            <text:p>ИСТИНА</text:p>
          </table:table-cell>
          <table:table-cell table:formula="of:=[.L$14]&amp;[.F67]&amp;&quot;p&quot;&amp;[.L$13]&amp;&quot; &gt; author&quot;&amp;[.C67]&amp;&quot;.txt&quot;" office:value-type="string" office:string-value="sed -n '909p' &gt; author53.txt" calcext:value-type="string">
            <text:p>sed -n '909p' &gt; author53.txt</text:p>
          </table:table-cell>
          <table:table-cell table:formula="of:=[.L$14]&amp;[.F67]&amp;&quot;p&quot;&amp;[.L$13]&amp;&quot;&quot;" office:value-type="string" office:string-value="sed -n '909p'" calcext:value-type="string">
            <text:p>sed -n '909p'</text:p>
          </table:table-cell>
          <table:table-cell table:formula="of:=[.E67]+1" office:value-type="float" office:value="903" calcext:value-type="float">
            <text:p>903</text:p>
          </table:table-cell>
          <table:table-cell table:formula="of:=[.F67]-1" office:value-type="float" office:value="908" calcext:value-type="float">
            <text:p>908</text:p>
          </table:table-cell>
          <table:table-cell table:formula="of:=[.L$14]&amp;[.J67]&amp;&quot;,&quot;&amp;[.K67]&amp;&quot;p;&quot;&amp;[.K67]&amp;&quot;q&quot;&amp;[.L$13]&amp;&quot; &gt; text&quot;&amp;[.C67]&amp;&quot;.txt&quot;" office:value-type="string" office:string-value="sed -n '903,908p;908q' &gt; text53.txt" calcext:value-type="string">
            <text:p>sed -n '903,908p;908q' &gt; text53.txt</text:p>
          </table:table-cell>
          <table:table-cell table:number-columns-repeated="3"/>
          <table:table-cell office:value-type="string" calcext:value-type="string">
            <text:p>В. Легоньков</text:p>
          </table:table-cell>
          <table:table-cell office:value-type="string" calcext:value-type="string">
            <text:p>Исповедь</text:p>
          </table:table-cell>
          <table:table-cell/>
          <table:table-cell office:value-type="string" calcext:value-type="string">
            <text:p>Исповедь</text:p>
          </table:table-cell>
          <table:table-cell table:number-columns-repeated="2"/>
          <table:table-cell table:formula="of:=&quot;echo -n &quot;&amp;[.Y$14]&amp;[.Q67]&amp;[.Y$14]&amp;&quot; | cat &gt; title&quot;&amp;[.C67]&amp;&quot;.txt&quot;" office:value-type="string" office:string-value="echo -n &quot;Исповедь&quot; | cat &gt; title53.txt" calcext:value-type="string">
            <text:p>echo -n "Исповедь" | cat &gt; title53.txt</text:p>
          </table:table-cell>
          <table:table-cell table:formula="of:=&quot;echo -n &quot;&amp;[.Y$14]&amp;[.P67]&amp;[.Y$14]&amp;&quot; | cat &gt; author&quot;&amp;[.C67]&amp;&quot;.txt&quot;" office:value-type="string" office:string-value="echo -n &quot;В. Легоньков&quot; | cat &gt; author53.txt" calcext:value-type="string">
            <text:p>echo -n "В. Легоньков" | cat &gt; author53.txt</text:p>
          </table:table-cell>
          <table:table-cell/>
          <table:table-cell table:formula="of:=&quot;cat preambule1.txt title&quot;&amp;[.C67]&amp;&quot;.txt preambule2.txt  linkpicture&quot;&amp;[.C67]&amp;&quot;.txt preambulethumb.txt linkpicture&quot;&amp;[.C67]&amp;&quot;.txt preambule25.txt linkname&quot;&amp;[.C67]&amp;&quot;.txt preambule3.txt author&quot;&amp;[.C67]&amp;&quot;.txt preambule35.txt   text&quot;&amp;[.C67]&amp;&quot;.txt &gt; &quot;&amp;[.S67]&amp;&quot;.md&quot;" office:value-type="string" office:string-value="cat preambule1.txt title53.txt preambule2.txt  linkpicture53.txt preambulethumb.txt linkpicture53.txt preambule25.txt linkname53.txt preambule3.txt author53.txt preambule35.txt   text53.txt &gt; Исповедь.md" calcext:value-type="string">
            <text:p>cat preambule1.txt title53.txt preambule2.txt <text:s/>linkpicture53.txt preambulethumb.txt linkpicture53.txt preambule25.txt linkname53.txt preambule3.txt author53.txt preambule35.txt <text:s text:c="2"/>text53.txt &gt; Исповедь.md</text:p>
          </table:table-cell>
        </table:table-row>
        <table:table-row table:style-name="ro1">
          <table:table-cell/>
          <table:table-cell table:formula="of:=[.F68]-[.E68]"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910" calcext:value-type="float">
            <text:p>910</text:p>
          </table:table-cell>
          <table:table-cell table:formula="of:=[.E69]-1" office:value-type="float" office:value="930" calcext:value-type="float">
            <text:p>930</text:p>
          </table:table-cell>
          <table:table-cell table:formula="of:=IF([.F68]&gt;[.E68])" office:value-type="boolean" office:boolean-value="true" calcext:value-type="boolean">
            <text:p>ИСТИНА</text:p>
          </table:table-cell>
          <table:table-cell table:formula="of:=[.L$14]&amp;[.F68]&amp;&quot;p&quot;&amp;[.L$13]&amp;&quot; &gt; author&quot;&amp;[.C68]&amp;&quot;.txt&quot;" office:value-type="string" office:string-value="sed -n '930p' &gt; author54.txt" calcext:value-type="string">
            <text:p>sed -n '930p' &gt; author54.txt</text:p>
          </table:table-cell>
          <table:table-cell table:formula="of:=[.L$14]&amp;[.F68]&amp;&quot;p&quot;&amp;[.L$13]&amp;&quot;&quot;" office:value-type="string" office:string-value="sed -n '930p'" calcext:value-type="string">
            <text:p>sed -n '930p'</text:p>
          </table:table-cell>
          <table:table-cell table:formula="of:=[.E68]+1" office:value-type="float" office:value="911" calcext:value-type="float">
            <text:p>911</text:p>
          </table:table-cell>
          <table:table-cell table:formula="of:=[.F68]-1" office:value-type="float" office:value="929" calcext:value-type="float">
            <text:p>929</text:p>
          </table:table-cell>
          <table:table-cell table:formula="of:=[.L$14]&amp;[.J68]&amp;&quot;,&quot;&amp;[.K68]&amp;&quot;p;&quot;&amp;[.K68]&amp;&quot;q&quot;&amp;[.L$13]&amp;&quot; &gt; text&quot;&amp;[.C68]&amp;&quot;.txt&quot;" office:value-type="string" office:string-value="sed -n '911,929p;929q' &gt; text54.txt" calcext:value-type="string">
            <text:p>sed -n '911,929p;929q' &gt; text54.txt</text:p>
          </table:table-cell>
          <table:table-cell table:number-columns-repeated="3"/>
          <table:table-cell office:value-type="string" calcext:value-type="string">
            <text:p>Н. Сладков</text:p>
          </table:table-cell>
          <table:table-cell office:value-type="string" calcext:value-type="string">
            <text:p>Охота за птичьими голосами</text:p>
          </table:table-cell>
          <table:table-cell/>
          <table:table-cell office:value-type="string" calcext:value-type="string">
            <text:p>Охота за птичьими голосами</text:p>
          </table:table-cell>
          <table:table-cell table:number-columns-repeated="2"/>
          <table:table-cell table:formula="of:=&quot;echo -n &quot;&amp;[.Y$14]&amp;[.Q68]&amp;[.Y$14]&amp;&quot; | cat &gt; title&quot;&amp;[.C68]&amp;&quot;.txt&quot;" office:value-type="string" office:string-value="echo -n &quot;Охота за птичьими голосами&quot; | cat &gt; title54.txt" calcext:value-type="string">
            <text:p>echo -n "Охота за птичьими голосами" | cat &gt; title54.txt</text:p>
          </table:table-cell>
          <table:table-cell table:formula="of:=&quot;echo -n &quot;&amp;[.Y$14]&amp;[.P68]&amp;[.Y$14]&amp;&quot; | cat &gt; author&quot;&amp;[.C68]&amp;&quot;.txt&quot;" office:value-type="string" office:string-value="echo -n &quot;Н. Сладков&quot; | cat &gt; author54.txt" calcext:value-type="string">
            <text:p>echo -n "Н. Сладков" | cat &gt; author54.txt</text:p>
          </table:table-cell>
          <table:table-cell/>
          <table:table-cell table:formula="of:=&quot;cat preambule1.txt title&quot;&amp;[.C68]&amp;&quot;.txt preambule2.txt  linkpicture&quot;&amp;[.C68]&amp;&quot;.txt preambulethumb.txt linkpicture&quot;&amp;[.C68]&amp;&quot;.txt preambule25.txt linkname&quot;&amp;[.C68]&amp;&quot;.txt preambule3.txt author&quot;&amp;[.C68]&amp;&quot;.txt preambule35.txt   text&quot;&amp;[.C68]&amp;&quot;.txt &gt; &quot;&amp;[.S68]&amp;&quot;.md&quot;" office:value-type="string" office:string-value="cat preambule1.txt title54.txt preambule2.txt  linkpicture54.txt preambulethumb.txt linkpicture54.txt preambule25.txt linkname54.txt preambule3.txt author54.txt preambule35.txt   text54.txt &gt; Охота за птичьими голосами.md" calcext:value-type="string">
            <text:p>cat preambule1.txt title54.txt preambule2.txt <text:s/>linkpicture54.txt preambulethumb.txt linkpicture54.txt preambule25.txt linkname54.txt preambule3.txt author54.txt preambule35.txt <text:s text:c="2"/>text54.txt &gt; Охота за птичьими голосами.md</text:p>
          </table:table-cell>
        </table:table-row>
        <table:table-row table:style-name="ro1">
          <table:table-cell/>
          <table:table-cell table:formula="of:=[.F69]-[.E69]"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31" calcext:value-type="float">
            <text:p>931</text:p>
          </table:table-cell>
          <table:table-cell table:formula="of:=[.E70]-1" office:value-type="float" office:value="957" calcext:value-type="float">
            <text:p>957</text:p>
          </table:table-cell>
          <table:table-cell table:formula="of:=IF([.F69]&gt;[.E69])" office:value-type="boolean" office:boolean-value="true" calcext:value-type="boolean">
            <text:p>ИСТИНА</text:p>
          </table:table-cell>
          <table:table-cell table:formula="of:=[.L$14]&amp;[.F69]&amp;&quot;p&quot;&amp;[.L$13]&amp;&quot; &gt; author&quot;&amp;[.C69]&amp;&quot;.txt&quot;" office:value-type="string" office:string-value="sed -n '957p' &gt; author55.txt" calcext:value-type="string">
            <text:p>sed -n '957p' &gt; author55.txt</text:p>
          </table:table-cell>
          <table:table-cell table:formula="of:=[.L$14]&amp;[.F69]&amp;&quot;p&quot;&amp;[.L$13]&amp;&quot;&quot;" office:value-type="string" office:string-value="sed -n '957p'" calcext:value-type="string">
            <text:p>sed -n '957p'</text:p>
          </table:table-cell>
          <table:table-cell table:formula="of:=[.E69]+1" office:value-type="float" office:value="932" calcext:value-type="float">
            <text:p>932</text:p>
          </table:table-cell>
          <table:table-cell table:formula="of:=[.F69]-1" office:value-type="float" office:value="956" calcext:value-type="float">
            <text:p>956</text:p>
          </table:table-cell>
          <table:table-cell table:formula="of:=[.L$14]&amp;[.J69]&amp;&quot;,&quot;&amp;[.K69]&amp;&quot;p;&quot;&amp;[.K69]&amp;&quot;q&quot;&amp;[.L$13]&amp;&quot; &gt; text&quot;&amp;[.C69]&amp;&quot;.txt&quot;" office:value-type="string" office:string-value="sed -n '932,956p;956q' &gt; text55.txt" calcext:value-type="string">
            <text:p>sed -n '932,956p;956q' &gt; text55.txt</text:p>
          </table:table-cell>
          <table:table-cell table:number-columns-repeated="3"/>
          <table:table-cell office:value-type="string" calcext:value-type="string">
            <text:p>Н. Сладков</text:p>
          </table:table-cell>
          <table:table-cell office:value-type="string" calcext:value-type="string">
            <text:p>Удивительные птицы</text:p>
          </table:table-cell>
          <table:table-cell/>
          <table:table-cell office:value-type="string" calcext:value-type="string">
            <text:p>Удивительные птицы</text:p>
          </table:table-cell>
          <table:table-cell table:number-columns-repeated="2"/>
          <table:table-cell table:formula="of:=&quot;echo -n &quot;&amp;[.Y$14]&amp;[.Q69]&amp;[.Y$14]&amp;&quot; | cat &gt; title&quot;&amp;[.C69]&amp;&quot;.txt&quot;" office:value-type="string" office:string-value="echo -n &quot;Удивительные птицы&quot; | cat &gt; title55.txt" calcext:value-type="string">
            <text:p>echo -n "Удивительные птицы" | cat &gt; title55.txt</text:p>
          </table:table-cell>
          <table:table-cell table:formula="of:=&quot;echo -n &quot;&amp;[.Y$14]&amp;[.P69]&amp;[.Y$14]&amp;&quot; | cat &gt; author&quot;&amp;[.C69]&amp;&quot;.txt&quot;" office:value-type="string" office:string-value="echo -n &quot;Н. Сладков&quot; | cat &gt; author55.txt" calcext:value-type="string">
            <text:p>echo -n "Н. Сладков" | cat &gt; author55.txt</text:p>
          </table:table-cell>
          <table:table-cell/>
          <table:table-cell table:formula="of:=&quot;cat preambule1.txt title&quot;&amp;[.C69]&amp;&quot;.txt preambule2.txt  linkpicture&quot;&amp;[.C69]&amp;&quot;.txt preambulethumb.txt linkpicture&quot;&amp;[.C69]&amp;&quot;.txt preambule25.txt linkname&quot;&amp;[.C69]&amp;&quot;.txt preambule3.txt author&quot;&amp;[.C69]&amp;&quot;.txt preambule35.txt   text&quot;&amp;[.C69]&amp;&quot;.txt &gt; &quot;&amp;[.S69]&amp;&quot;.md&quot;" office:value-type="string" office:string-value="cat preambule1.txt title55.txt preambule2.txt  linkpicture55.txt preambulethumb.txt linkpicture55.txt preambule25.txt linkname55.txt preambule3.txt author55.txt preambule35.txt   text55.txt &gt; Удивительные птицы.md" calcext:value-type="string">
            <text:p>cat preambule1.txt title55.txt preambule2.txt <text:s/>linkpicture55.txt preambulethumb.txt linkpicture55.txt preambule25.txt linkname55.txt preambule3.txt author55.txt preambule35.txt <text:s text:c="2"/>text55.txt &gt; Удивительные птицы.md</text:p>
          </table:table-cell>
        </table:table-row>
        <table:table-row table:style-name="ro1">
          <table:table-cell/>
          <table:table-cell table:formula="of:=[.F70]-[.E70]"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58" calcext:value-type="float">
            <text:p>958</text:p>
          </table:table-cell>
          <table:table-cell table:formula="of:=[.E71]-1" office:value-type="float" office:value="971" calcext:value-type="float">
            <text:p>971</text:p>
          </table:table-cell>
          <table:table-cell table:formula="of:=IF([.F70]&gt;[.E70])" office:value-type="boolean" office:boolean-value="true" calcext:value-type="boolean">
            <text:p>ИСТИНА</text:p>
          </table:table-cell>
          <table:table-cell table:formula="of:=[.L$14]&amp;[.F70]&amp;&quot;p&quot;&amp;[.L$13]&amp;&quot; &gt; author&quot;&amp;[.C70]&amp;&quot;.txt&quot;" office:value-type="string" office:string-value="sed -n '971p' &gt; author56.txt" calcext:value-type="string">
            <text:p>sed -n '971p' &gt; author56.txt</text:p>
          </table:table-cell>
          <table:table-cell table:formula="of:=[.L$14]&amp;[.F70]&amp;&quot;p&quot;&amp;[.L$13]&amp;&quot;&quot;" office:value-type="string" office:string-value="sed -n '971p'" calcext:value-type="string">
            <text:p>sed -n '971p'</text:p>
          </table:table-cell>
          <table:table-cell table:formula="of:=[.E70]+1" office:value-type="float" office:value="959" calcext:value-type="float">
            <text:p>959</text:p>
          </table:table-cell>
          <table:table-cell table:formula="of:=[.F70]-1" office:value-type="float" office:value="970" calcext:value-type="float">
            <text:p>970</text:p>
          </table:table-cell>
          <table:table-cell table:formula="of:=[.L$14]&amp;[.J70]&amp;&quot;,&quot;&amp;[.K70]&amp;&quot;p;&quot;&amp;[.K70]&amp;&quot;q&quot;&amp;[.L$13]&amp;&quot; &gt; text&quot;&amp;[.C70]&amp;&quot;.txt&quot;" office:value-type="string" office:string-value="sed -n '959,970p;970q' &gt; text56.txt" calcext:value-type="string">
            <text:p>sed -n '959,970p;970q' &gt; text56.txt</text:p>
          </table:table-cell>
          <table:table-cell table:number-columns-repeated="3"/>
          <table:table-cell office:value-type="string" calcext:value-type="string">
            <text:p>Т. Тэсс</text:p>
          </table:table-cell>
          <table:table-cell office:value-type="string" calcext:value-type="string">
            <text:p>Требовательность</text:p>
          </table:table-cell>
          <table:table-cell/>
          <table:table-cell office:value-type="string" calcext:value-type="string">
            <text:p>Требовательность</text:p>
          </table:table-cell>
          <table:table-cell table:number-columns-repeated="2"/>
          <table:table-cell table:formula="of:=&quot;echo -n &quot;&amp;[.Y$14]&amp;[.Q70]&amp;[.Y$14]&amp;&quot; | cat &gt; title&quot;&amp;[.C70]&amp;&quot;.txt&quot;" office:value-type="string" office:string-value="echo -n &quot;Требовательность&quot; | cat &gt; title56.txt" calcext:value-type="string">
            <text:p>echo -n "Требовательность" | cat &gt; title56.txt</text:p>
          </table:table-cell>
          <table:table-cell table:formula="of:=&quot;echo -n &quot;&amp;[.Y$14]&amp;[.P70]&amp;[.Y$14]&amp;&quot; | cat &gt; author&quot;&amp;[.C70]&amp;&quot;.txt&quot;" office:value-type="string" office:string-value="echo -n &quot;Т. Тэсс&quot; | cat &gt; author56.txt" calcext:value-type="string">
            <text:p>echo -n "Т. Тэсс" | cat &gt; author56.txt</text:p>
          </table:table-cell>
          <table:table-cell/>
          <table:table-cell table:formula="of:=&quot;cat preambule1.txt title&quot;&amp;[.C70]&amp;&quot;.txt preambule2.txt  linkpicture&quot;&amp;[.C70]&amp;&quot;.txt preambulethumb.txt linkpicture&quot;&amp;[.C70]&amp;&quot;.txt preambule25.txt linkname&quot;&amp;[.C70]&amp;&quot;.txt preambule3.txt author&quot;&amp;[.C70]&amp;&quot;.txt preambule35.txt   text&quot;&amp;[.C70]&amp;&quot;.txt &gt; &quot;&amp;[.S70]&amp;&quot;.md&quot;" office:value-type="string" office:string-value="cat preambule1.txt title56.txt preambule2.txt  linkpicture56.txt preambulethumb.txt linkpicture56.txt preambule25.txt linkname56.txt preambule3.txt author56.txt preambule35.txt   text56.txt &gt; Требовательность.md" calcext:value-type="string">
            <text:p>cat preambule1.txt title56.txt preambule2.txt <text:s/>linkpicture56.txt preambulethumb.txt linkpicture56.txt preambule25.txt linkname56.txt preambule3.txt author56.txt preambule35.txt <text:s text:c="2"/>text56.txt &gt; Требовательность.md</text:p>
          </table:table-cell>
        </table:table-row>
        <table:table-row table:style-name="ro1">
          <table:table-cell/>
          <table:table-cell table:formula="of:=[.F71]-[.E71]"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972" calcext:value-type="float">
            <text:p>972</text:p>
          </table:table-cell>
          <table:table-cell table:formula="of:=[.E72]-1" office:value-type="float" office:value="982" calcext:value-type="float">
            <text:p>982</text:p>
          </table:table-cell>
          <table:table-cell table:formula="of:=IF([.F71]&gt;[.E71])" office:value-type="boolean" office:boolean-value="true" calcext:value-type="boolean">
            <text:p>ИСТИНА</text:p>
          </table:table-cell>
          <table:table-cell table:formula="of:=[.L$14]&amp;[.F71]&amp;&quot;p&quot;&amp;[.L$13]&amp;&quot; &gt; author&quot;&amp;[.C71]&amp;&quot;.txt&quot;" office:value-type="string" office:string-value="sed -n '982p' &gt; author57.txt" calcext:value-type="string">
            <text:p>sed -n '982p' &gt; author57.txt</text:p>
          </table:table-cell>
          <table:table-cell table:formula="of:=[.L$14]&amp;[.F71]&amp;&quot;p&quot;&amp;[.L$13]&amp;&quot;&quot;" office:value-type="string" office:string-value="sed -n '982p'" calcext:value-type="string">
            <text:p>sed -n '982p'</text:p>
          </table:table-cell>
          <table:table-cell table:formula="of:=[.E71]+1" office:value-type="float" office:value="973" calcext:value-type="float">
            <text:p>973</text:p>
          </table:table-cell>
          <table:table-cell table:formula="of:=[.F71]-1" office:value-type="float" office:value="981" calcext:value-type="float">
            <text:p>981</text:p>
          </table:table-cell>
          <table:table-cell table:formula="of:=[.L$14]&amp;[.J71]&amp;&quot;,&quot;&amp;[.K71]&amp;&quot;p;&quot;&amp;[.K71]&amp;&quot;q&quot;&amp;[.L$13]&amp;&quot; &gt; text&quot;&amp;[.C71]&amp;&quot;.txt&quot;" office:value-type="string" office:string-value="sed -n '973,981p;981q' &gt; text57.txt" calcext:value-type="string">
            <text:p>sed -n '973,981p;981q' &gt; text57.txt</text:p>
          </table:table-cell>
          <table:table-cell table:number-columns-repeated="3"/>
          <table:table-cell office:value-type="string" calcext:value-type="string">
            <text:p>Т. Тэсс</text:p>
          </table:table-cell>
          <table:table-cell office:value-type="string" calcext:value-type="string">
            <text:p>В мастерской скульптора</text:p>
          </table:table-cell>
          <table:table-cell/>
          <table:table-cell office:value-type="string" calcext:value-type="string">
            <text:p>В мастерской скульптора</text:p>
          </table:table-cell>
          <table:table-cell table:number-columns-repeated="2"/>
          <table:table-cell table:formula="of:=&quot;echo -n &quot;&amp;[.Y$14]&amp;[.Q71]&amp;[.Y$14]&amp;&quot; | cat &gt; title&quot;&amp;[.C71]&amp;&quot;.txt&quot;" office:value-type="string" office:string-value="echo -n &quot;В мастерской скульптора&quot; | cat &gt; title57.txt" calcext:value-type="string">
            <text:p>echo -n "В мастерской скульптора" | cat &gt; title57.txt</text:p>
          </table:table-cell>
          <table:table-cell table:formula="of:=&quot;echo -n &quot;&amp;[.Y$14]&amp;[.P71]&amp;[.Y$14]&amp;&quot; | cat &gt; author&quot;&amp;[.C71]&amp;&quot;.txt&quot;" office:value-type="string" office:string-value="echo -n &quot;Т. Тэсс&quot; | cat &gt; author57.txt" calcext:value-type="string">
            <text:p>echo -n "Т. Тэсс" | cat &gt; author57.txt</text:p>
          </table:table-cell>
          <table:table-cell/>
          <table:table-cell table:formula="of:=&quot;cat preambule1.txt title&quot;&amp;[.C71]&amp;&quot;.txt preambule2.txt  linkpicture&quot;&amp;[.C71]&amp;&quot;.txt preambulethumb.txt linkpicture&quot;&amp;[.C71]&amp;&quot;.txt preambule25.txt linkname&quot;&amp;[.C71]&amp;&quot;.txt preambule3.txt author&quot;&amp;[.C71]&amp;&quot;.txt preambule35.txt   text&quot;&amp;[.C71]&amp;&quot;.txt &gt; &quot;&amp;[.S71]&amp;&quot;.md&quot;" office:value-type="string" office:string-value="cat preambule1.txt title57.txt preambule2.txt  linkpicture57.txt preambulethumb.txt linkpicture57.txt preambule25.txt linkname57.txt preambule3.txt author57.txt preambule35.txt   text57.txt &gt; В мастерской скульптора.md" calcext:value-type="string">
            <text:p>cat preambule1.txt title57.txt preambule2.txt <text:s/>linkpicture57.txt preambulethumb.txt linkpicture57.txt preambule25.txt linkname57.txt preambule3.txt author57.txt preambule35.txt <text:s text:c="2"/>text57.txt &gt; В мастерской скульптора.md</text:p>
          </table:table-cell>
        </table:table-row>
        <table:table-row table:style-name="ro1">
          <table:table-cell/>
          <table:table-cell table:formula="of:=[.F72]-[.E72]"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983" calcext:value-type="float">
            <text:p>983</text:p>
          </table:table-cell>
          <table:table-cell table:formula="of:=[.E73]-1" office:value-type="float" office:value="1000" calcext:value-type="float">
            <text:p>1000</text:p>
          </table:table-cell>
          <table:table-cell table:formula="of:=IF([.F72]&gt;[.E72])" office:value-type="boolean" office:boolean-value="true" calcext:value-type="boolean">
            <text:p>ИСТИНА</text:p>
          </table:table-cell>
          <table:table-cell table:formula="of:=[.L$14]&amp;[.F72]&amp;&quot;p&quot;&amp;[.L$13]&amp;&quot; &gt; author&quot;&amp;[.C72]&amp;&quot;.txt&quot;" office:value-type="string" office:string-value="sed -n '1000p' &gt; author58.txt" calcext:value-type="string">
            <text:p>sed -n '1000p' &gt; author58.txt</text:p>
          </table:table-cell>
          <table:table-cell table:formula="of:=[.L$14]&amp;[.F72]&amp;&quot;p&quot;&amp;[.L$13]&amp;&quot;&quot;" office:value-type="string" office:string-value="sed -n '1000p'" calcext:value-type="string">
            <text:p>sed -n '1000p'</text:p>
          </table:table-cell>
          <table:table-cell table:formula="of:=[.E72]+1" office:value-type="float" office:value="984" calcext:value-type="float">
            <text:p>984</text:p>
          </table:table-cell>
          <table:table-cell table:formula="of:=[.F72]-1" office:value-type="float" office:value="999" calcext:value-type="float">
            <text:p>999</text:p>
          </table:table-cell>
          <table:table-cell table:formula="of:=[.L$14]&amp;[.J72]&amp;&quot;,&quot;&amp;[.K72]&amp;&quot;p;&quot;&amp;[.K72]&amp;&quot;q&quot;&amp;[.L$13]&amp;&quot; &gt; text&quot;&amp;[.C72]&amp;&quot;.txt&quot;" office:value-type="string" office:string-value="sed -n '984,999p;999q' &gt; text58.txt" calcext:value-type="string">
            <text:p>sed -n '984,999p;999q' &gt; text58.txt</text:p>
          </table:table-cell>
          <table:table-cell table:number-columns-repeated="3"/>
          <table:table-cell office:value-type="string" calcext:value-type="string">
            <text:p>В. Чаплина</text:p>
          </table:table-cell>
          <table:table-cell office:value-type="string" calcext:value-type="string">
            <text:p>Лебеди</text:p>
          </table:table-cell>
          <table:table-cell/>
          <table:table-cell office:value-type="string" calcext:value-type="string">
            <text:p>Лебеди</text:p>
          </table:table-cell>
          <table:table-cell table:number-columns-repeated="2"/>
          <table:table-cell table:formula="of:=&quot;echo -n &quot;&amp;[.Y$14]&amp;[.Q72]&amp;[.Y$14]&amp;&quot; | cat &gt; title&quot;&amp;[.C72]&amp;&quot;.txt&quot;" office:value-type="string" office:string-value="echo -n &quot;Лебеди&quot; | cat &gt; title58.txt" calcext:value-type="string">
            <text:p>echo -n "Лебеди" | cat &gt; title58.txt</text:p>
          </table:table-cell>
          <table:table-cell table:formula="of:=&quot;echo -n &quot;&amp;[.Y$14]&amp;[.P72]&amp;[.Y$14]&amp;&quot; | cat &gt; author&quot;&amp;[.C72]&amp;&quot;.txt&quot;" office:value-type="string" office:string-value="echo -n &quot;В. Чаплина&quot; | cat &gt; author58.txt" calcext:value-type="string">
            <text:p>echo -n "В. Чаплина" | cat &gt; author58.txt</text:p>
          </table:table-cell>
          <table:table-cell/>
          <table:table-cell table:formula="of:=&quot;cat preambule1.txt title&quot;&amp;[.C72]&amp;&quot;.txt preambule2.txt  linkpicture&quot;&amp;[.C72]&amp;&quot;.txt preambulethumb.txt linkpicture&quot;&amp;[.C72]&amp;&quot;.txt preambule25.txt linkname&quot;&amp;[.C72]&amp;&quot;.txt preambule3.txt author&quot;&amp;[.C72]&amp;&quot;.txt preambule35.txt   text&quot;&amp;[.C72]&amp;&quot;.txt &gt; &quot;&amp;[.S72]&amp;&quot;.md&quot;" office:value-type="string" office:string-value="cat preambule1.txt title58.txt preambule2.txt  linkpicture58.txt preambulethumb.txt linkpicture58.txt preambule25.txt linkname58.txt preambule3.txt author58.txt preambule35.txt   text58.txt &gt; Лебеди.md" calcext:value-type="string">
            <text:p>cat preambule1.txt title58.txt preambule2.txt <text:s/>linkpicture58.txt preambulethumb.txt linkpicture58.txt preambule25.txt linkname58.txt preambule3.txt author58.txt preambule35.txt <text:s text:c="2"/>text58.txt &gt; Лебеди.md</text:p>
          </table:table-cell>
        </table:table-row>
        <table:table-row table:style-name="ro1">
          <table:table-cell/>
          <table:table-cell table:formula="of:=[.F73]-[.E73]"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001" calcext:value-type="float">
            <text:p>1001</text:p>
          </table:table-cell>
          <table:table-cell table:formula="of:=[.E74]-1" office:value-type="float" office:value="1018" calcext:value-type="float">
            <text:p>1018</text:p>
          </table:table-cell>
          <table:table-cell table:formula="of:=IF([.F73]&gt;[.E73])" office:value-type="boolean" office:boolean-value="true" calcext:value-type="boolean">
            <text:p>ИСТИНА</text:p>
          </table:table-cell>
          <table:table-cell table:formula="of:=[.L$14]&amp;[.F73]&amp;&quot;p&quot;&amp;[.L$13]&amp;&quot; &gt; author&quot;&amp;[.C73]&amp;&quot;.txt&quot;" office:value-type="string" office:string-value="sed -n '1018p' &gt; author59.txt" calcext:value-type="string">
            <text:p>sed -n '1018p' &gt; author59.txt</text:p>
          </table:table-cell>
          <table:table-cell table:formula="of:=[.L$14]&amp;[.F73]&amp;&quot;p&quot;&amp;[.L$13]&amp;&quot;&quot;" office:value-type="string" office:string-value="sed -n '1018p'" calcext:value-type="string">
            <text:p>sed -n '1018p'</text:p>
          </table:table-cell>
          <table:table-cell table:formula="of:=[.E73]+1" office:value-type="float" office:value="1002" calcext:value-type="float">
            <text:p>1002</text:p>
          </table:table-cell>
          <table:table-cell table:formula="of:=[.F73]-1" office:value-type="float" office:value="1017" calcext:value-type="float">
            <text:p>1017</text:p>
          </table:table-cell>
          <table:table-cell table:formula="of:=[.L$14]&amp;[.J73]&amp;&quot;,&quot;&amp;[.K73]&amp;&quot;p;&quot;&amp;[.K73]&amp;&quot;q&quot;&amp;[.L$13]&amp;&quot; &gt; text&quot;&amp;[.C73]&amp;&quot;.txt&quot;" office:value-type="string" office:string-value="sed -n '1002,1017p;1017q' &gt; text59.txt" calcext:value-type="string">
            <text:p>sed -n '1002,1017p;1017q' &gt; text59.txt</text:p>
          </table:table-cell>
          <table:table-cell table:number-columns-repeated="3"/>
          <table:table-cell office:value-type="string" calcext:value-type="string">
            <text:p>В. Чаплина</text:p>
          </table:table-cell>
          <table:table-cell office:value-type="string" calcext:value-type="string">
            <text:p>Марьям</text:p>
          </table:table-cell>
          <table:table-cell/>
          <table:table-cell office:value-type="string" calcext:value-type="string">
            <text:p>Марьям</text:p>
          </table:table-cell>
          <table:table-cell table:number-columns-repeated="2"/>
          <table:table-cell table:formula="of:=&quot;echo -n &quot;&amp;[.Y$14]&amp;[.Q73]&amp;[.Y$14]&amp;&quot; | cat &gt; title&quot;&amp;[.C73]&amp;&quot;.txt&quot;" office:value-type="string" office:string-value="echo -n &quot;Марьям&quot; | cat &gt; title59.txt" calcext:value-type="string">
            <text:p>echo -n "Марьям" | cat &gt; title59.txt</text:p>
          </table:table-cell>
          <table:table-cell table:formula="of:=&quot;echo -n &quot;&amp;[.Y$14]&amp;[.P73]&amp;[.Y$14]&amp;&quot; | cat &gt; author&quot;&amp;[.C73]&amp;&quot;.txt&quot;" office:value-type="string" office:string-value="echo -n &quot;В. Чаплина&quot; | cat &gt; author59.txt" calcext:value-type="string">
            <text:p>echo -n "В. Чаплина" | cat &gt; author59.txt</text:p>
          </table:table-cell>
          <table:table-cell/>
          <table:table-cell table:formula="of:=&quot;cat preambule1.txt title&quot;&amp;[.C73]&amp;&quot;.txt preambule2.txt  linkpicture&quot;&amp;[.C73]&amp;&quot;.txt preambulethumb.txt linkpicture&quot;&amp;[.C73]&amp;&quot;.txt preambule25.txt linkname&quot;&amp;[.C73]&amp;&quot;.txt preambule3.txt author&quot;&amp;[.C73]&amp;&quot;.txt preambule35.txt   text&quot;&amp;[.C73]&amp;&quot;.txt &gt; &quot;&amp;[.S73]&amp;&quot;.md&quot;" office:value-type="string" office:string-value="cat preambule1.txt title59.txt preambule2.txt  linkpicture59.txt preambulethumb.txt linkpicture59.txt preambule25.txt linkname59.txt preambule3.txt author59.txt preambule35.txt   text59.txt &gt; Марьям.md" calcext:value-type="string">
            <text:p>cat preambule1.txt title59.txt preambule2.txt <text:s/>linkpicture59.txt preambulethumb.txt linkpicture59.txt preambule25.txt linkname59.txt preambule3.txt author59.txt preambule35.txt <text:s text:c="2"/>text59.txt &gt; Марьям.md</text:p>
          </table:table-cell>
        </table:table-row>
        <table:table-row table:style-name="ro1">
          <table:table-cell/>
          <table:table-cell table:formula="of:=[.F74]-[.E74]"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19" calcext:value-type="float">
            <text:p>1019</text:p>
          </table:table-cell>
          <table:table-cell table:formula="of:=[.E75]-1" office:value-type="float" office:value="1031" calcext:value-type="float">
            <text:p>1031</text:p>
          </table:table-cell>
          <table:table-cell table:formula="of:=IF([.F74]&gt;[.E74])" office:value-type="boolean" office:boolean-value="true" calcext:value-type="boolean">
            <text:p>ИСТИНА</text:p>
          </table:table-cell>
          <table:table-cell table:formula="of:=[.L$14]&amp;[.F74]&amp;&quot;p&quot;&amp;[.L$13]&amp;&quot; &gt; author&quot;&amp;[.C74]&amp;&quot;.txt&quot;" office:value-type="string" office:string-value="sed -n '1031p' &gt; author60.txt" calcext:value-type="string">
            <text:p>sed -n '1031p' &gt; author60.txt</text:p>
          </table:table-cell>
          <table:table-cell table:formula="of:=[.L$14]&amp;[.F74]&amp;&quot;p&quot;&amp;[.L$13]&amp;&quot;&quot;" office:value-type="string" office:string-value="sed -n '1031p'" calcext:value-type="string">
            <text:p>sed -n '1031p'</text:p>
          </table:table-cell>
          <table:table-cell table:formula="of:=[.E74]+1" office:value-type="float" office:value="1020" calcext:value-type="float">
            <text:p>1020</text:p>
          </table:table-cell>
          <table:table-cell table:formula="of:=[.F74]-1" office:value-type="float" office:value="1030" calcext:value-type="float">
            <text:p>1030</text:p>
          </table:table-cell>
          <table:table-cell table:formula="of:=[.L$14]&amp;[.J74]&amp;&quot;,&quot;&amp;[.K74]&amp;&quot;p;&quot;&amp;[.K74]&amp;&quot;q&quot;&amp;[.L$13]&amp;&quot; &gt; text&quot;&amp;[.C74]&amp;&quot;.txt&quot;" office:value-type="string" office:string-value="sed -n '1020,1030p;1030q' &gt; text60.txt" calcext:value-type="string">
            <text:p>sed -n '1020,1030p;1030q' &gt; text60.txt</text:p>
          </table:table-cell>
          <table:table-cell table:number-columns-repeated="3"/>
          <table:table-cell office:value-type="string" calcext:value-type="string">
            <text:p>В. Вересаев</text:p>
          </table:table-cell>
          <table:table-cell office:value-type="string" calcext:value-type="string">
            <text:p>Торжество природы</text:p>
          </table:table-cell>
          <table:table-cell/>
          <table:table-cell office:value-type="string" calcext:value-type="string">
            <text:p>Торжество природы</text:p>
          </table:table-cell>
          <table:table-cell table:number-columns-repeated="2"/>
          <table:table-cell table:formula="of:=&quot;echo -n &quot;&amp;[.Y$14]&amp;[.Q74]&amp;[.Y$14]&amp;&quot; | cat &gt; title&quot;&amp;[.C74]&amp;&quot;.txt&quot;" office:value-type="string" office:string-value="echo -n &quot;Торжество природы&quot; | cat &gt; title60.txt" calcext:value-type="string">
            <text:p>echo -n "Торжество природы" | cat &gt; title60.txt</text:p>
          </table:table-cell>
          <table:table-cell table:formula="of:=&quot;echo -n &quot;&amp;[.Y$14]&amp;[.P74]&amp;[.Y$14]&amp;&quot; | cat &gt; author&quot;&amp;[.C74]&amp;&quot;.txt&quot;" office:value-type="string" office:string-value="echo -n &quot;В. Вересаев&quot; | cat &gt; author60.txt" calcext:value-type="string">
            <text:p>echo -n "В. Вересаев" | cat &gt; author60.txt</text:p>
          </table:table-cell>
          <table:table-cell/>
          <table:table-cell table:formula="of:=&quot;cat preambule1.txt title&quot;&amp;[.C74]&amp;&quot;.txt preambule2.txt  linkpicture&quot;&amp;[.C74]&amp;&quot;.txt preambulethumb.txt linkpicture&quot;&amp;[.C74]&amp;&quot;.txt preambule25.txt linkname&quot;&amp;[.C74]&amp;&quot;.txt preambule3.txt author&quot;&amp;[.C74]&amp;&quot;.txt preambule35.txt   text&quot;&amp;[.C74]&amp;&quot;.txt &gt; &quot;&amp;[.S74]&amp;&quot;.md&quot;" office:value-type="string" office:string-value="cat preambule1.txt title60.txt preambule2.txt  linkpicture60.txt preambulethumb.txt linkpicture60.txt preambule25.txt linkname60.txt preambule3.txt author60.txt preambule35.txt   text60.txt &gt; Торжество природы.md" calcext:value-type="string">
            <text:p>cat preambule1.txt title60.txt preambule2.txt <text:s/>linkpicture60.txt preambulethumb.txt linkpicture60.txt preambule25.txt linkname60.txt preambule3.txt author60.txt preambule35.txt <text:s text:c="2"/>text60.txt &gt; Торжество природы.md</text:p>
          </table:table-cell>
        </table:table-row>
        <table:table-row table:style-name="ro1">
          <table:table-cell/>
          <table:table-cell table:formula="of:=[.F75]-[.E75]"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032" calcext:value-type="float">
            <text:p>1032</text:p>
          </table:table-cell>
          <table:table-cell table:formula="of:=[.E76]-1" office:value-type="float" office:value="1041" calcext:value-type="float">
            <text:p>1041</text:p>
          </table:table-cell>
          <table:table-cell table:formula="of:=IF([.F75]&gt;[.E75])" office:value-type="boolean" office:boolean-value="true" calcext:value-type="boolean">
            <text:p>ИСТИНА</text:p>
          </table:table-cell>
          <table:table-cell table:formula="of:=[.L$14]&amp;[.F75]&amp;&quot;p&quot;&amp;[.L$13]&amp;&quot; &gt; author&quot;&amp;[.C75]&amp;&quot;.txt&quot;" office:value-type="string" office:string-value="sed -n '1041p' &gt; author61.txt" calcext:value-type="string">
            <text:p>sed -n '1041p' &gt; author61.txt</text:p>
          </table:table-cell>
          <table:table-cell table:formula="of:=[.L$14]&amp;[.F75]&amp;&quot;p&quot;&amp;[.L$13]&amp;&quot;&quot;" office:value-type="string" office:string-value="sed -n '1041p'" calcext:value-type="string">
            <text:p>sed -n '1041p'</text:p>
          </table:table-cell>
          <table:table-cell table:formula="of:=[.E75]+1" office:value-type="float" office:value="1033" calcext:value-type="float">
            <text:p>1033</text:p>
          </table:table-cell>
          <table:table-cell table:formula="of:=[.F75]-1" office:value-type="float" office:value="1040" calcext:value-type="float">
            <text:p>1040</text:p>
          </table:table-cell>
          <table:table-cell table:formula="of:=[.L$14]&amp;[.J75]&amp;&quot;,&quot;&amp;[.K75]&amp;&quot;p;&quot;&amp;[.K75]&amp;&quot;q&quot;&amp;[.L$13]&amp;&quot; &gt; text&quot;&amp;[.C75]&amp;&quot;.txt&quot;" office:value-type="string" office:string-value="sed -n '1033,1040p;1040q' &gt; text61.txt" calcext:value-type="string">
            <text:p>sed -n '1033,1040p;1040q' &gt; text61.txt</text:p>
          </table:table-cell>
          <table:table-cell table:number-columns-repeated="3"/>
          <table:table-cell office:value-type="string" calcext:value-type="string">
            <text:p>И. Курков</text:p>
          </table:table-cell>
          <table:table-cell office:value-type="string" calcext:value-type="string">
            <text:p>Живой эфир</text:p>
          </table:table-cell>
          <table:table-cell/>
          <table:table-cell office:value-type="string" calcext:value-type="string">
            <text:p>Живой эфир</text:p>
          </table:table-cell>
          <table:table-cell table:number-columns-repeated="2"/>
          <table:table-cell table:formula="of:=&quot;echo -n &quot;&amp;[.Y$14]&amp;[.Q75]&amp;[.Y$14]&amp;&quot; | cat &gt; title&quot;&amp;[.C75]&amp;&quot;.txt&quot;" office:value-type="string" office:string-value="echo -n &quot;Живой эфир&quot; | cat &gt; title61.txt" calcext:value-type="string">
            <text:p>echo -n "Живой эфир" | cat &gt; title61.txt</text:p>
          </table:table-cell>
          <table:table-cell table:formula="of:=&quot;echo -n &quot;&amp;[.Y$14]&amp;[.P75]&amp;[.Y$14]&amp;&quot; | cat &gt; author&quot;&amp;[.C75]&amp;&quot;.txt&quot;" office:value-type="string" office:string-value="echo -n &quot;И. Курков&quot; | cat &gt; author61.txt" calcext:value-type="string">
            <text:p>echo -n "И. Курков" | cat &gt; author61.txt</text:p>
          </table:table-cell>
          <table:table-cell/>
          <table:table-cell table:formula="of:=&quot;cat preambule1.txt title&quot;&amp;[.C75]&amp;&quot;.txt preambule2.txt  linkpicture&quot;&amp;[.C75]&amp;&quot;.txt preambulethumb.txt linkpicture&quot;&amp;[.C75]&amp;&quot;.txt preambule25.txt linkname&quot;&amp;[.C75]&amp;&quot;.txt preambule3.txt author&quot;&amp;[.C75]&amp;&quot;.txt preambule35.txt   text&quot;&amp;[.C75]&amp;&quot;.txt &gt; &quot;&amp;[.S75]&amp;&quot;.md&quot;" office:value-type="string" office:string-value="cat preambule1.txt title61.txt preambule2.txt  linkpicture61.txt preambulethumb.txt linkpicture61.txt preambule25.txt linkname61.txt preambule3.txt author61.txt preambule35.txt   text61.txt &gt; Живой эфир.md" calcext:value-type="string">
            <text:p>cat preambule1.txt title61.txt preambule2.txt <text:s/>linkpicture61.txt preambulethumb.txt linkpicture61.txt preambule25.txt linkname61.txt preambule3.txt author61.txt preambule35.txt <text:s text:c="2"/>text61.txt &gt; Живой эфир.md</text:p>
          </table:table-cell>
        </table:table-row>
        <table:table-row table:style-name="ro1">
          <table:table-cell/>
          <table:table-cell table:formula="of:=[.F76]-[.E76]"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042" calcext:value-type="float">
            <text:p>1042</text:p>
          </table:table-cell>
          <table:table-cell table:formula="of:=[.E77]-1" office:value-type="float" office:value="1055" calcext:value-type="float">
            <text:p>1055</text:p>
          </table:table-cell>
          <table:table-cell table:formula="of:=IF([.F76]&gt;[.E76])" office:value-type="boolean" office:boolean-value="true" calcext:value-type="boolean">
            <text:p>ИСТИНА</text:p>
          </table:table-cell>
          <table:table-cell table:formula="of:=[.L$14]&amp;[.F76]&amp;&quot;p&quot;&amp;[.L$13]&amp;&quot; &gt; author&quot;&amp;[.C76]&amp;&quot;.txt&quot;" office:value-type="string" office:string-value="sed -n '1055p' &gt; author62.txt" calcext:value-type="string">
            <text:p>sed -n '1055p' &gt; author62.txt</text:p>
          </table:table-cell>
          <table:table-cell table:formula="of:=[.L$14]&amp;[.F76]&amp;&quot;p&quot;&amp;[.L$13]&amp;&quot;&quot;" office:value-type="string" office:string-value="sed -n '1055p'" calcext:value-type="string">
            <text:p>sed -n '1055p'</text:p>
          </table:table-cell>
          <table:table-cell table:formula="of:=[.E76]+1" office:value-type="float" office:value="1043" calcext:value-type="float">
            <text:p>1043</text:p>
          </table:table-cell>
          <table:table-cell table:formula="of:=[.F76]-1" office:value-type="float" office:value="1054" calcext:value-type="float">
            <text:p>1054</text:p>
          </table:table-cell>
          <table:table-cell table:formula="of:=[.L$14]&amp;[.J76]&amp;&quot;,&quot;&amp;[.K76]&amp;&quot;p;&quot;&amp;[.K76]&amp;&quot;q&quot;&amp;[.L$13]&amp;&quot; &gt; text&quot;&amp;[.C76]&amp;&quot;.txt&quot;" office:value-type="string" office:string-value="sed -n '1043,1054p;1054q' &gt; text62.txt" calcext:value-type="string">
            <text:p>sed -n '1043,1054p;1054q' &gt; text62.txt</text:p>
          </table:table-cell>
          <table:table-cell table:number-columns-repeated="3"/>
          <table:table-cell office:value-type="string" calcext:value-type="string">
            <text:p>И. Курков</text:p>
          </table:table-cell>
          <table:table-cell office:value-type="string" calcext:value-type="string">
            <text:p>Самая высокая мечта</text:p>
          </table:table-cell>
          <table:table-cell/>
          <table:table-cell office:value-type="string" calcext:value-type="string">
            <text:p>Самая высокая мечта</text:p>
          </table:table-cell>
          <table:table-cell table:number-columns-repeated="2"/>
          <table:table-cell table:formula="of:=&quot;echo -n &quot;&amp;[.Y$14]&amp;[.Q76]&amp;[.Y$14]&amp;&quot; | cat &gt; title&quot;&amp;[.C76]&amp;&quot;.txt&quot;" office:value-type="string" office:string-value="echo -n &quot;Самая высокая мечта&quot; | cat &gt; title62.txt" calcext:value-type="string">
            <text:p>echo -n "Самая высокая мечта" | cat &gt; title62.txt</text:p>
          </table:table-cell>
          <table:table-cell table:formula="of:=&quot;echo -n &quot;&amp;[.Y$14]&amp;[.P76]&amp;[.Y$14]&amp;&quot; | cat &gt; author&quot;&amp;[.C76]&amp;&quot;.txt&quot;" office:value-type="string" office:string-value="echo -n &quot;И. Курков&quot; | cat &gt; author62.txt" calcext:value-type="string">
            <text:p>echo -n "И. Курков" | cat &gt; author62.txt</text:p>
          </table:table-cell>
          <table:table-cell/>
          <table:table-cell table:formula="of:=&quot;cat preambule1.txt title&quot;&amp;[.C76]&amp;&quot;.txt preambule2.txt  linkpicture&quot;&amp;[.C76]&amp;&quot;.txt preambulethumb.txt linkpicture&quot;&amp;[.C76]&amp;&quot;.txt preambule25.txt linkname&quot;&amp;[.C76]&amp;&quot;.txt preambule3.txt author&quot;&amp;[.C76]&amp;&quot;.txt preambule35.txt   text&quot;&amp;[.C76]&amp;&quot;.txt &gt; &quot;&amp;[.S76]&amp;&quot;.md&quot;" office:value-type="string" office:string-value="cat preambule1.txt title62.txt preambule2.txt  linkpicture62.txt preambulethumb.txt linkpicture62.txt preambule25.txt linkname62.txt preambule3.txt author62.txt preambule35.txt   text62.txt &gt; Самая высокая мечта.md" calcext:value-type="string">
            <text:p>cat preambule1.txt title62.txt preambule2.txt <text:s/>linkpicture62.txt preambulethumb.txt linkpicture62.txt preambule25.txt linkname62.txt preambule3.txt author62.txt preambule35.txt <text:s text:c="2"/>text62.txt &gt; Самая высокая мечта.md</text:p>
          </table:table-cell>
        </table:table-row>
        <table:table-row table:style-name="ro1">
          <table:table-cell/>
          <table:table-cell table:formula="of:=[.F77]-[.E77]"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056" calcext:value-type="float">
            <text:p>1056</text:p>
          </table:table-cell>
          <table:table-cell table:formula="of:=[.E78]-1" office:value-type="float" office:value="1066" calcext:value-type="float">
            <text:p>1066</text:p>
          </table:table-cell>
          <table:table-cell table:formula="of:=IF([.F77]&gt;[.E77])" office:value-type="boolean" office:boolean-value="true" calcext:value-type="boolean">
            <text:p>ИСТИНА</text:p>
          </table:table-cell>
          <table:table-cell table:formula="of:=[.L$14]&amp;[.F77]&amp;&quot;p&quot;&amp;[.L$13]&amp;&quot; &gt; author&quot;&amp;[.C77]&amp;&quot;.txt&quot;" office:value-type="string" office:string-value="sed -n '1066p' &gt; author63.txt" calcext:value-type="string">
            <text:p>sed -n '1066p' &gt; author63.txt</text:p>
          </table:table-cell>
          <table:table-cell table:formula="of:=[.L$14]&amp;[.F77]&amp;&quot;p&quot;&amp;[.L$13]&amp;&quot;&quot;" office:value-type="string" office:string-value="sed -n '1066p'" calcext:value-type="string">
            <text:p>sed -n '1066p'</text:p>
          </table:table-cell>
          <table:table-cell table:formula="of:=[.E77]+1" office:value-type="float" office:value="1057" calcext:value-type="float">
            <text:p>1057</text:p>
          </table:table-cell>
          <table:table-cell table:formula="of:=[.F77]-1" office:value-type="float" office:value="1065" calcext:value-type="float">
            <text:p>1065</text:p>
          </table:table-cell>
          <table:table-cell table:formula="of:=[.L$14]&amp;[.J77]&amp;&quot;,&quot;&amp;[.K77]&amp;&quot;p;&quot;&amp;[.K77]&amp;&quot;q&quot;&amp;[.L$13]&amp;&quot; &gt; text&quot;&amp;[.C77]&amp;&quot;.txt&quot;" office:value-type="string" office:string-value="sed -n '1057,1065p;1065q' &gt; text63.txt" calcext:value-type="string">
            <text:p>sed -n '1057,1065p;1065q' &gt; text63.txt</text:p>
          </table:table-cell>
          <table:table-cell table:number-columns-repeated="3"/>
          <table:table-cell office:value-type="string" calcext:value-type="string">
            <text:p>М. Герчик</text:p>
          </table:table-cell>
          <table:table-cell office:value-type="string" calcext:value-type="string">
            <text:p>Море</text:p>
          </table:table-cell>
          <table:table-cell/>
          <table:table-cell office:value-type="string" calcext:value-type="string">
            <text:p>Море</text:p>
          </table:table-cell>
          <table:table-cell table:number-columns-repeated="2"/>
          <table:table-cell table:formula="of:=&quot;echo -n &quot;&amp;[.Y$14]&amp;[.Q77]&amp;[.Y$14]&amp;&quot; | cat &gt; title&quot;&amp;[.C77]&amp;&quot;.txt&quot;" office:value-type="string" office:string-value="echo -n &quot;Море&quot; | cat &gt; title63.txt" calcext:value-type="string">
            <text:p>echo -n "Море" | cat &gt; title63.txt</text:p>
          </table:table-cell>
          <table:table-cell table:formula="of:=&quot;echo -n &quot;&amp;[.Y$14]&amp;[.P77]&amp;[.Y$14]&amp;&quot; | cat &gt; author&quot;&amp;[.C77]&amp;&quot;.txt&quot;" office:value-type="string" office:string-value="echo -n &quot;М. Герчик&quot; | cat &gt; author63.txt" calcext:value-type="string">
            <text:p>echo -n "М. Герчик" | cat &gt; author63.txt</text:p>
          </table:table-cell>
          <table:table-cell/>
          <table:table-cell table:formula="of:=&quot;cat preambule1.txt title&quot;&amp;[.C77]&amp;&quot;.txt preambule2.txt  linkpicture&quot;&amp;[.C77]&amp;&quot;.txt preambulethumb.txt linkpicture&quot;&amp;[.C77]&amp;&quot;.txt preambule25.txt linkname&quot;&amp;[.C77]&amp;&quot;.txt preambule3.txt author&quot;&amp;[.C77]&amp;&quot;.txt preambule35.txt   text&quot;&amp;[.C77]&amp;&quot;.txt &gt; &quot;&amp;[.S77]&amp;&quot;.md&quot;" office:value-type="string" office:string-value="cat preambule1.txt title63.txt preambule2.txt  linkpicture63.txt preambulethumb.txt linkpicture63.txt preambule25.txt linkname63.txt preambule3.txt author63.txt preambule35.txt   text63.txt &gt; Море.md" calcext:value-type="string">
            <text:p>cat preambule1.txt title63.txt preambule2.txt <text:s/>linkpicture63.txt preambulethumb.txt linkpicture63.txt preambule25.txt linkname63.txt preambule3.txt author63.txt preambule35.txt <text:s text:c="2"/>text63.txt &gt; Море.md</text:p>
          </table:table-cell>
        </table:table-row>
        <table:table-row table:style-name="ro1">
          <table:table-cell/>
          <table:table-cell table:formula="of:=[.F78]-[.E78]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067" calcext:value-type="float">
            <text:p>1067</text:p>
          </table:table-cell>
          <table:table-cell table:formula="of:=[.E79]-1" office:value-type="float" office:value="1091" calcext:value-type="float">
            <text:p>1091</text:p>
          </table:table-cell>
          <table:table-cell table:formula="of:=IF([.F78]&gt;[.E78])" office:value-type="boolean" office:boolean-value="true" calcext:value-type="boolean">
            <text:p>ИСТИНА</text:p>
          </table:table-cell>
          <table:table-cell table:formula="of:=[.L$14]&amp;[.F78]&amp;&quot;p&quot;&amp;[.L$13]&amp;&quot; &gt; author&quot;&amp;[.C78]&amp;&quot;.txt&quot;" office:value-type="string" office:string-value="sed -n '1091p' &gt; author64.txt" calcext:value-type="string">
            <text:p>sed -n '1091p' &gt; author64.txt</text:p>
          </table:table-cell>
          <table:table-cell table:formula="of:=[.L$14]&amp;[.F78]&amp;&quot;p&quot;&amp;[.L$13]&amp;&quot;&quot;" office:value-type="string" office:string-value="sed -n '1091p'" calcext:value-type="string">
            <text:p>sed -n '1091p'</text:p>
          </table:table-cell>
          <table:table-cell table:formula="of:=[.E78]+1" office:value-type="float" office:value="1068" calcext:value-type="float">
            <text:p>1068</text:p>
          </table:table-cell>
          <table:table-cell table:formula="of:=[.F78]-1" office:value-type="float" office:value="1090" calcext:value-type="float">
            <text:p>1090</text:p>
          </table:table-cell>
          <table:table-cell table:formula="of:=[.L$14]&amp;[.J78]&amp;&quot;,&quot;&amp;[.K78]&amp;&quot;p;&quot;&amp;[.K78]&amp;&quot;q&quot;&amp;[.L$13]&amp;&quot; &gt; text&quot;&amp;[.C78]&amp;&quot;.txt&quot;" office:value-type="string" office:string-value="sed -n '1068,1090p;1090q' &gt; text64.txt" calcext:value-type="string">
            <text:p>sed -n '1068,1090p;1090q' &gt; text64.txt</text:p>
          </table:table-cell>
          <table:table-cell table:number-columns-repeated="3"/>
          <table:table-cell office:value-type="string" calcext:value-type="string">
            <text:p>К. Паустовский</text:p>
          </table:table-cell>
          <table:table-cell office:value-type="string" calcext:value-type="string">
            <text:p>Барсучий нос</text:p>
          </table:table-cell>
          <table:table-cell/>
          <table:table-cell office:value-type="string" calcext:value-type="string">
            <text:p>Барсучий нос</text:p>
          </table:table-cell>
          <table:table-cell table:number-columns-repeated="2"/>
          <table:table-cell table:formula="of:=&quot;echo -n &quot;&amp;[.Y$14]&amp;[.Q78]&amp;[.Y$14]&amp;&quot; | cat &gt; title&quot;&amp;[.C78]&amp;&quot;.txt&quot;" office:value-type="string" office:string-value="echo -n &quot;Барсучий нос&quot; | cat &gt; title64.txt" calcext:value-type="string">
            <text:p>echo -n "Барсучий нос" | cat &gt; title64.txt</text:p>
          </table:table-cell>
          <table:table-cell table:formula="of:=&quot;echo -n &quot;&amp;[.Y$14]&amp;[.P78]&amp;[.Y$14]&amp;&quot; | cat &gt; author&quot;&amp;[.C78]&amp;&quot;.txt&quot;" office:value-type="string" office:string-value="echo -n &quot;К. Паустовский&quot; | cat &gt; author64.txt" calcext:value-type="string">
            <text:p>echo -n "К. Паустовский" | cat &gt; author64.txt</text:p>
          </table:table-cell>
          <table:table-cell/>
          <table:table-cell table:formula="of:=&quot;cat preambule1.txt title&quot;&amp;[.C78]&amp;&quot;.txt preambule2.txt  linkpicture&quot;&amp;[.C78]&amp;&quot;.txt preambulethumb.txt linkpicture&quot;&amp;[.C78]&amp;&quot;.txt preambule25.txt linkname&quot;&amp;[.C78]&amp;&quot;.txt preambule3.txt author&quot;&amp;[.C78]&amp;&quot;.txt preambule35.txt   text&quot;&amp;[.C78]&amp;&quot;.txt &gt; &quot;&amp;[.S78]&amp;&quot;.md&quot;" office:value-type="string" office:string-value="cat preambule1.txt title64.txt preambule2.txt  linkpicture64.txt preambulethumb.txt linkpicture64.txt preambule25.txt linkname64.txt preambule3.txt author64.txt preambule35.txt   text64.txt &gt; Барсучий нос.md" calcext:value-type="string">
            <text:p>cat preambule1.txt title64.txt preambule2.txt <text:s/>linkpicture64.txt preambulethumb.txt linkpicture64.txt preambule25.txt linkname64.txt preambule3.txt author64.txt preambule35.txt <text:s text:c="2"/>text64.txt &gt; Барсучий нос.md</text:p>
          </table:table-cell>
        </table:table-row>
        <table:table-row table:style-name="ro1">
          <table:table-cell/>
          <table:table-cell table:formula="of:=[.F79]-[.E79]"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92" calcext:value-type="float">
            <text:p>1092</text:p>
          </table:table-cell>
          <table:table-cell table:formula="of:=[.E80]-1" office:value-type="float" office:value="1109" calcext:value-type="float">
            <text:p>1109</text:p>
          </table:table-cell>
          <table:table-cell table:formula="of:=IF([.F79]&gt;[.E79])" office:value-type="boolean" office:boolean-value="true" calcext:value-type="boolean">
            <text:p>ИСТИНА</text:p>
          </table:table-cell>
          <table:table-cell table:formula="of:=[.L$14]&amp;[.F79]&amp;&quot;p&quot;&amp;[.L$13]&amp;&quot; &gt; author&quot;&amp;[.C79]&amp;&quot;.txt&quot;" office:value-type="string" office:string-value="sed -n '1109p' &gt; author65.txt" calcext:value-type="string">
            <text:p>sed -n '1109p' &gt; author65.txt</text:p>
          </table:table-cell>
          <table:table-cell table:formula="of:=[.L$14]&amp;[.F79]&amp;&quot;p&quot;&amp;[.L$13]&amp;&quot;&quot;" office:value-type="string" office:string-value="sed -n '1109p'" calcext:value-type="string">
            <text:p>sed -n '1109p'</text:p>
          </table:table-cell>
          <table:table-cell table:formula="of:=[.E79]+1" office:value-type="float" office:value="1093" calcext:value-type="float">
            <text:p>1093</text:p>
          </table:table-cell>
          <table:table-cell table:formula="of:=[.F79]-1" office:value-type="float" office:value="1108" calcext:value-type="float">
            <text:p>1108</text:p>
          </table:table-cell>
          <table:table-cell table:formula="of:=[.L$14]&amp;[.J79]&amp;&quot;,&quot;&amp;[.K79]&amp;&quot;p;&quot;&amp;[.K79]&amp;&quot;q&quot;&amp;[.L$13]&amp;&quot; &gt; text&quot;&amp;[.C79]&amp;&quot;.txt&quot;" office:value-type="string" office:string-value="sed -n '1093,1108p;1108q' &gt; text65.txt" calcext:value-type="string">
            <text:p>sed -n '1093,1108p;1108q' &gt; text65.txt</text:p>
          </table:table-cell>
          <table:table-cell table:number-columns-repeated="3"/>
          <table:table-cell office:value-type="string" calcext:value-type="string">
            <text:p>К. Паустовский</text:p>
          </table:table-cell>
          <table:table-cell office:value-type="string" calcext:value-type="string">
            <text:p>Прощание с летом</text:p>
          </table:table-cell>
          <table:table-cell/>
          <table:table-cell office:value-type="string" calcext:value-type="string">
            <text:p>Прощание с летом</text:p>
          </table:table-cell>
          <table:table-cell table:number-columns-repeated="2"/>
          <table:table-cell table:formula="of:=&quot;echo -n &quot;&amp;[.Y$14]&amp;[.Q79]&amp;[.Y$14]&amp;&quot; | cat &gt; title&quot;&amp;[.C79]&amp;&quot;.txt&quot;" office:value-type="string" office:string-value="echo -n &quot;Прощание с летом&quot; | cat &gt; title65.txt" calcext:value-type="string">
            <text:p>echo -n "Прощание с летом" | cat &gt; title65.txt</text:p>
          </table:table-cell>
          <table:table-cell table:formula="of:=&quot;echo -n &quot;&amp;[.Y$14]&amp;[.P79]&amp;[.Y$14]&amp;&quot; | cat &gt; author&quot;&amp;[.C79]&amp;&quot;.txt&quot;" office:value-type="string" office:string-value="echo -n &quot;К. Паустовский&quot; | cat &gt; author65.txt" calcext:value-type="string">
            <text:p>echo -n "К. Паустовский" | cat &gt; author65.txt</text:p>
          </table:table-cell>
          <table:table-cell/>
          <table:table-cell table:formula="of:=&quot;cat preambule1.txt title&quot;&amp;[.C79]&amp;&quot;.txt preambule2.txt  linkpicture&quot;&amp;[.C79]&amp;&quot;.txt preambulethumb.txt linkpicture&quot;&amp;[.C79]&amp;&quot;.txt preambule25.txt linkname&quot;&amp;[.C79]&amp;&quot;.txt preambule3.txt author&quot;&amp;[.C79]&amp;&quot;.txt preambule35.txt   text&quot;&amp;[.C79]&amp;&quot;.txt &gt; &quot;&amp;[.S79]&amp;&quot;.md&quot;" office:value-type="string" office:string-value="cat preambule1.txt title65.txt preambule2.txt  linkpicture65.txt preambulethumb.txt linkpicture65.txt preambule25.txt linkname65.txt preambule3.txt author65.txt preambule35.txt   text65.txt &gt; Прощание с летом.md" calcext:value-type="string">
            <text:p>cat preambule1.txt title65.txt preambule2.txt <text:s/>linkpicture65.txt preambulethumb.txt linkpicture65.txt preambule25.txt linkname65.txt preambule3.txt author65.txt preambule35.txt <text:s text:c="2"/>text65.txt &gt; Прощание с летом.md</text:p>
          </table:table-cell>
        </table:table-row>
        <table:table-row table:style-name="ro1">
          <table:table-cell/>
          <table:table-cell table:formula="of:=[.F80]-[.E80]"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110" calcext:value-type="float">
            <text:p>1110</text:p>
          </table:table-cell>
          <table:table-cell table:formula="of:=[.E81]-1" office:value-type="float" office:value="1122" calcext:value-type="float">
            <text:p>1122</text:p>
          </table:table-cell>
          <table:table-cell table:formula="of:=IF([.F80]&gt;[.E80])" office:value-type="boolean" office:boolean-value="true" calcext:value-type="boolean">
            <text:p>ИСТИНА</text:p>
          </table:table-cell>
          <table:table-cell table:formula="of:=[.L$14]&amp;[.F80]&amp;&quot;p&quot;&amp;[.L$13]&amp;&quot; &gt; author&quot;&amp;[.C80]&amp;&quot;.txt&quot;" office:value-type="string" office:string-value="sed -n '1122p' &gt; author66.txt" calcext:value-type="string">
            <text:p>sed -n '1122p' &gt; author66.txt</text:p>
          </table:table-cell>
          <table:table-cell table:formula="of:=[.L$14]&amp;[.F80]&amp;&quot;p&quot;&amp;[.L$13]&amp;&quot;&quot;" office:value-type="string" office:string-value="sed -n '1122p'" calcext:value-type="string">
            <text:p>sed -n '1122p'</text:p>
          </table:table-cell>
          <table:table-cell table:formula="of:=[.E80]+1" office:value-type="float" office:value="1111" calcext:value-type="float">
            <text:p>1111</text:p>
          </table:table-cell>
          <table:table-cell table:formula="of:=[.F80]-1" office:value-type="float" office:value="1121" calcext:value-type="float">
            <text:p>1121</text:p>
          </table:table-cell>
          <table:table-cell table:formula="of:=[.L$14]&amp;[.J80]&amp;&quot;,&quot;&amp;[.K80]&amp;&quot;p;&quot;&amp;[.K80]&amp;&quot;q&quot;&amp;[.L$13]&amp;&quot; &gt; text&quot;&amp;[.C80]&amp;&quot;.txt&quot;" office:value-type="string" office:string-value="sed -n '1111,1121p;1121q' &gt; text66.txt" calcext:value-type="string">
            <text:p>sed -n '1111,1121p;1121q' &gt; text66.txt</text:p>
          </table:table-cell>
          <table:table-cell table:number-columns-repeated="3"/>
          <table:table-cell office:value-type="string" calcext:value-type="string">
            <text:p>Г. Троепольский</text:p>
          </table:table-cell>
          <table:table-cell office:value-type="string" calcext:value-type="string">
            <text:p>Гроза в лесу</text:p>
          </table:table-cell>
          <table:table-cell/>
          <table:table-cell office:value-type="string" calcext:value-type="string">
            <text:p>Гроза в лесу</text:p>
          </table:table-cell>
          <table:table-cell table:number-columns-repeated="2"/>
          <table:table-cell table:formula="of:=&quot;echo -n &quot;&amp;[.Y$14]&amp;[.Q80]&amp;[.Y$14]&amp;&quot; | cat &gt; title&quot;&amp;[.C80]&amp;&quot;.txt&quot;" office:value-type="string" office:string-value="echo -n &quot;Гроза в лесу&quot; | cat &gt; title66.txt" calcext:value-type="string">
            <text:p>echo -n "Гроза в лесу" | cat &gt; title66.txt</text:p>
          </table:table-cell>
          <table:table-cell table:formula="of:=&quot;echo -n &quot;&amp;[.Y$14]&amp;[.P80]&amp;[.Y$14]&amp;&quot; | cat &gt; author&quot;&amp;[.C80]&amp;&quot;.txt&quot;" office:value-type="string" office:string-value="echo -n &quot;Г. Троепольский&quot; | cat &gt; author66.txt" calcext:value-type="string">
            <text:p>echo -n "Г. Троепольский" | cat &gt; author66.txt</text:p>
          </table:table-cell>
          <table:table-cell/>
          <table:table-cell table:formula="of:=&quot;cat preambule1.txt title&quot;&amp;[.C80]&amp;&quot;.txt preambule2.txt  linkpicture&quot;&amp;[.C80]&amp;&quot;.txt preambulethumb.txt linkpicture&quot;&amp;[.C80]&amp;&quot;.txt preambule25.txt linkname&quot;&amp;[.C80]&amp;&quot;.txt preambule3.txt author&quot;&amp;[.C80]&amp;&quot;.txt preambule35.txt   text&quot;&amp;[.C80]&amp;&quot;.txt &gt; &quot;&amp;[.S80]&amp;&quot;.md&quot;" office:value-type="string" office:string-value="cat preambule1.txt title66.txt preambule2.txt  linkpicture66.txt preambulethumb.txt linkpicture66.txt preambule25.txt linkname66.txt preambule3.txt author66.txt preambule35.txt   text66.txt &gt; Гроза в лесу.md" calcext:value-type="string">
            <text:p>cat preambule1.txt title66.txt preambule2.txt <text:s/>linkpicture66.txt preambulethumb.txt linkpicture66.txt preambule25.txt linkname66.txt preambule3.txt author66.txt preambule35.txt <text:s text:c="2"/>text66.txt &gt; Гроза в лесу.md</text:p>
          </table:table-cell>
        </table:table-row>
        <table:table-row table:style-name="ro1">
          <table:table-cell/>
          <table:table-cell table:formula="of:=[.F81]-[.E81]"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123" calcext:value-type="float">
            <text:p>1123</text:p>
          </table:table-cell>
          <table:table-cell table:formula="of:=[.E82]-1" office:value-type="float" office:value="1133" calcext:value-type="float">
            <text:p>1133</text:p>
          </table:table-cell>
          <table:table-cell table:formula="of:=IF([.F81]&gt;[.E81])" office:value-type="boolean" office:boolean-value="true" calcext:value-type="boolean">
            <text:p>ИСТИНА</text:p>
          </table:table-cell>
          <table:table-cell table:formula="of:=[.L$14]&amp;[.F81]&amp;&quot;p&quot;&amp;[.L$13]&amp;&quot; &gt; author&quot;&amp;[.C81]&amp;&quot;.txt&quot;" office:value-type="string" office:string-value="sed -n '1133p' &gt; author67.txt" calcext:value-type="string">
            <text:p>sed -n '1133p' &gt; author67.txt</text:p>
          </table:table-cell>
          <table:table-cell table:formula="of:=[.L$14]&amp;[.F81]&amp;&quot;p&quot;&amp;[.L$13]&amp;&quot;&quot;" office:value-type="string" office:string-value="sed -n '1133p'" calcext:value-type="string">
            <text:p>sed -n '1133p'</text:p>
          </table:table-cell>
          <table:table-cell table:formula="of:=[.E81]+1" office:value-type="float" office:value="1124" calcext:value-type="float">
            <text:p>1124</text:p>
          </table:table-cell>
          <table:table-cell table:formula="of:=[.F81]-1" office:value-type="float" office:value="1132" calcext:value-type="float">
            <text:p>1132</text:p>
          </table:table-cell>
          <table:table-cell table:formula="of:=[.L$14]&amp;[.J81]&amp;&quot;,&quot;&amp;[.K81]&amp;&quot;p;&quot;&amp;[.K81]&amp;&quot;q&quot;&amp;[.L$13]&amp;&quot; &gt; text&quot;&amp;[.C81]&amp;&quot;.txt&quot;" office:value-type="string" office:string-value="sed -n '1124,1132p;1132q' &gt; text67.txt" calcext:value-type="string">
            <text:p>sed -n '1124,1132p;1132q' &gt; text67.txt</text:p>
          </table:table-cell>
          <table:table-cell table:number-columns-repeated="3"/>
          <table:table-cell office:value-type="string" calcext:value-type="string">
            <text:p>Е. Осетров</text:p>
          </table:table-cell>
          <table:table-cell office:value-type="string" calcext:value-type="string">
            <text:p>Поэма из камня</text:p>
          </table:table-cell>
          <table:table-cell/>
          <table:table-cell office:value-type="string" calcext:value-type="string">
            <text:p>Поэма из камня</text:p>
          </table:table-cell>
          <table:table-cell table:number-columns-repeated="2"/>
          <table:table-cell table:formula="of:=&quot;echo -n &quot;&amp;[.Y$14]&amp;[.Q81]&amp;[.Y$14]&amp;&quot; | cat &gt; title&quot;&amp;[.C81]&amp;&quot;.txt&quot;" office:value-type="string" office:string-value="echo -n &quot;Поэма из камня&quot; | cat &gt; title67.txt" calcext:value-type="string">
            <text:p>echo -n "Поэма из камня" | cat &gt; title67.txt</text:p>
          </table:table-cell>
          <table:table-cell table:formula="of:=&quot;echo -n &quot;&amp;[.Y$14]&amp;[.P81]&amp;[.Y$14]&amp;&quot; | cat &gt; author&quot;&amp;[.C81]&amp;&quot;.txt&quot;" office:value-type="string" office:string-value="echo -n &quot;Е. Осетров&quot; | cat &gt; author67.txt" calcext:value-type="string">
            <text:p>echo -n "Е. Осетров" | cat &gt; author67.txt</text:p>
          </table:table-cell>
          <table:table-cell/>
          <table:table-cell table:formula="of:=&quot;cat preambule1.txt title&quot;&amp;[.C81]&amp;&quot;.txt preambule2.txt  linkpicture&quot;&amp;[.C81]&amp;&quot;.txt preambulethumb.txt linkpicture&quot;&amp;[.C81]&amp;&quot;.txt preambule25.txt linkname&quot;&amp;[.C81]&amp;&quot;.txt preambule3.txt author&quot;&amp;[.C81]&amp;&quot;.txt preambule35.txt   text&quot;&amp;[.C81]&amp;&quot;.txt &gt; &quot;&amp;[.S81]&amp;&quot;.md&quot;" office:value-type="string" office:string-value="cat preambule1.txt title67.txt preambule2.txt  linkpicture67.txt preambulethumb.txt linkpicture67.txt preambule25.txt linkname67.txt preambule3.txt author67.txt preambule35.txt   text67.txt &gt; Поэма из камня.md" calcext:value-type="string">
            <text:p>cat preambule1.txt title67.txt preambule2.txt <text:s/>linkpicture67.txt preambulethumb.txt linkpicture67.txt preambule25.txt linkname67.txt preambule3.txt author67.txt preambule35.txt <text:s text:c="2"/>text67.txt &gt; Поэма из камня.md</text:p>
          </table:table-cell>
        </table:table-row>
        <table:table-row table:style-name="ro1">
          <table:table-cell/>
          <table:table-cell table:formula="of:=[.F82]-[.E82]"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134" calcext:value-type="float">
            <text:p>1134</text:p>
          </table:table-cell>
          <table:table-cell table:formula="of:=[.E83]-1" office:value-type="float" office:value="1147" calcext:value-type="float">
            <text:p>1147</text:p>
          </table:table-cell>
          <table:table-cell table:formula="of:=IF([.F82]&gt;[.E82])" office:value-type="boolean" office:boolean-value="true" calcext:value-type="boolean">
            <text:p>ИСТИНА</text:p>
          </table:table-cell>
          <table:table-cell table:formula="of:=[.L$14]&amp;[.F82]&amp;&quot;p&quot;&amp;[.L$13]&amp;&quot; &gt; author&quot;&amp;[.C82]&amp;&quot;.txt&quot;" office:value-type="string" office:string-value="sed -n '1147p' &gt; author68.txt" calcext:value-type="string">
            <text:p>sed -n '1147p' &gt; author68.txt</text:p>
          </table:table-cell>
          <table:table-cell table:formula="of:=[.L$14]&amp;[.F82]&amp;&quot;p&quot;&amp;[.L$13]&amp;&quot;&quot;" office:value-type="string" office:string-value="sed -n '1147p'" calcext:value-type="string">
            <text:p>sed -n '1147p'</text:p>
          </table:table-cell>
          <table:table-cell table:formula="of:=[.E82]+1" office:value-type="float" office:value="1135" calcext:value-type="float">
            <text:p>1135</text:p>
          </table:table-cell>
          <table:table-cell table:formula="of:=[.F82]-1" office:value-type="float" office:value="1146" calcext:value-type="float">
            <text:p>1146</text:p>
          </table:table-cell>
          <table:table-cell table:formula="of:=[.L$14]&amp;[.J82]&amp;&quot;,&quot;&amp;[.K82]&amp;&quot;p;&quot;&amp;[.K82]&amp;&quot;q&quot;&amp;[.L$13]&amp;&quot; &gt; text&quot;&amp;[.C82]&amp;&quot;.txt&quot;" office:value-type="string" office:string-value="sed -n '1135,1146p;1146q' &gt; text68.txt" calcext:value-type="string">
            <text:p>sed -n '1135,1146p;1146q' &gt; text68.txt</text:p>
          </table:table-cell>
          <table:table-cell table:number-columns-repeated="3"/>
          <table:table-cell office:value-type="string" calcext:value-type="string">
            <text:p>В. Смирнова-Ракитина</text:p>
          </table:table-cell>
          <table:table-cell office:value-type="string" calcext:value-type="string">
            <text:p>Савва Иванович Мамонтов</text:p>
          </table:table-cell>
          <table:table-cell/>
          <table:table-cell office:value-type="string" calcext:value-type="string">
            <text:p>Савва Иванович Мамонтов</text:p>
          </table:table-cell>
          <table:table-cell table:number-columns-repeated="2"/>
          <table:table-cell table:formula="of:=&quot;echo -n &quot;&amp;[.Y$14]&amp;[.Q82]&amp;[.Y$14]&amp;&quot; | cat &gt; title&quot;&amp;[.C82]&amp;&quot;.txt&quot;" office:value-type="string" office:string-value="echo -n &quot;Савва Иванович Мамонтов&quot; | cat &gt; title68.txt" calcext:value-type="string">
            <text:p>echo -n "Савва Иванович Мамонтов" | cat &gt; title68.txt</text:p>
          </table:table-cell>
          <table:table-cell table:formula="of:=&quot;echo -n &quot;&amp;[.Y$14]&amp;[.P82]&amp;[.Y$14]&amp;&quot; | cat &gt; author&quot;&amp;[.C82]&amp;&quot;.txt&quot;" office:value-type="string" office:string-value="echo -n &quot;В. Смирнова-Ракитина&quot; | cat &gt; author68.txt" calcext:value-type="string">
            <text:p>echo -n "В. Смирнова-Ракитина" | cat &gt; author68.txt</text:p>
          </table:table-cell>
          <table:table-cell/>
          <table:table-cell table:formula="of:=&quot;cat preambule1.txt title&quot;&amp;[.C82]&amp;&quot;.txt preambule2.txt  linkpicture&quot;&amp;[.C82]&amp;&quot;.txt preambulethumb.txt linkpicture&quot;&amp;[.C82]&amp;&quot;.txt preambule25.txt linkname&quot;&amp;[.C82]&amp;&quot;.txt preambule3.txt author&quot;&amp;[.C82]&amp;&quot;.txt preambule35.txt   text&quot;&amp;[.C82]&amp;&quot;.txt &gt; &quot;&amp;[.S82]&amp;&quot;.md&quot;" office:value-type="string" office:string-value="cat preambule1.txt title68.txt preambule2.txt  linkpicture68.txt preambulethumb.txt linkpicture68.txt preambule25.txt linkname68.txt preambule3.txt author68.txt preambule35.txt   text68.txt &gt; Савва Иванович Мамонтов.md" calcext:value-type="string">
            <text:p>cat preambule1.txt title68.txt preambule2.txt <text:s/>linkpicture68.txt preambulethumb.txt linkpicture68.txt preambule25.txt linkname68.txt preambule3.txt author68.txt preambule35.txt <text:s text:c="2"/>text68.txt &gt; Савва Иванович Мамонтов.md</text:p>
          </table:table-cell>
        </table:table-row>
        <table:table-row table:style-name="ro1">
          <table:table-cell/>
          <table:table-cell table:formula="of:=[.F83]-[.E83]"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148" calcext:value-type="float">
            <text:p>1148</text:p>
          </table:table-cell>
          <table:table-cell table:formula="of:=[.E84]-1" office:value-type="float" office:value="1158" calcext:value-type="float">
            <text:p>1158</text:p>
          </table:table-cell>
          <table:table-cell table:formula="of:=IF([.F83]&gt;[.E83])" office:value-type="boolean" office:boolean-value="true" calcext:value-type="boolean">
            <text:p>ИСТИНА</text:p>
          </table:table-cell>
          <table:table-cell table:formula="of:=[.L$14]&amp;[.F83]&amp;&quot;p&quot;&amp;[.L$13]&amp;&quot; &gt; author&quot;&amp;[.C83]&amp;&quot;.txt&quot;" office:value-type="string" office:string-value="sed -n '1158p' &gt; author69.txt" calcext:value-type="string">
            <text:p>sed -n '1158p' &gt; author69.txt</text:p>
          </table:table-cell>
          <table:table-cell table:formula="of:=[.L$14]&amp;[.F83]&amp;&quot;p&quot;&amp;[.L$13]&amp;&quot;&quot;" office:value-type="string" office:string-value="sed -n '1158p'" calcext:value-type="string">
            <text:p>sed -n '1158p'</text:p>
          </table:table-cell>
          <table:table-cell table:formula="of:=[.E83]+1" office:value-type="float" office:value="1149" calcext:value-type="float">
            <text:p>1149</text:p>
          </table:table-cell>
          <table:table-cell table:formula="of:=[.F83]-1" office:value-type="float" office:value="1157" calcext:value-type="float">
            <text:p>1157</text:p>
          </table:table-cell>
          <table:table-cell table:formula="of:=[.L$14]&amp;[.J83]&amp;&quot;,&quot;&amp;[.K83]&amp;&quot;p;&quot;&amp;[.K83]&amp;&quot;q&quot;&amp;[.L$13]&amp;&quot; &gt; text&quot;&amp;[.C83]&amp;&quot;.txt&quot;" office:value-type="string" office:string-value="sed -n '1149,1157p;1157q' &gt; text69.txt" calcext:value-type="string">
            <text:p>sed -n '1149,1157p;1157q' &gt; text69.txt</text:p>
          </table:table-cell>
          <table:table-cell table:number-columns-repeated="3"/>
          <table:table-cell office:value-type="string" calcext:value-type="string">
            <text:p>В. Мурох и Л. Стекольников</text:p>
          </table:table-cell>
          <table:table-cell office:value-type="string" calcext:value-type="string">
            <text:p>В мире растений</text:p>
          </table:table-cell>
          <table:table-cell/>
          <table:table-cell office:value-type="string" calcext:value-type="string">
            <text:p>В мире растений</text:p>
          </table:table-cell>
          <table:table-cell table:number-columns-repeated="2"/>
          <table:table-cell table:formula="of:=&quot;echo -n &quot;&amp;[.Y$14]&amp;[.Q83]&amp;[.Y$14]&amp;&quot; | cat &gt; title&quot;&amp;[.C83]&amp;&quot;.txt&quot;" office:value-type="string" office:string-value="echo -n &quot;В мире растений&quot; | cat &gt; title69.txt" calcext:value-type="string">
            <text:p>echo -n "В мире растений" | cat &gt; title69.txt</text:p>
          </table:table-cell>
          <table:table-cell table:formula="of:=&quot;echo -n &quot;&amp;[.Y$14]&amp;[.P83]&amp;[.Y$14]&amp;&quot; | cat &gt; author&quot;&amp;[.C83]&amp;&quot;.txt&quot;" office:value-type="string" office:string-value="echo -n &quot;В. Мурох и Л. Стекольников&quot; | cat &gt; author69.txt" calcext:value-type="string">
            <text:p>echo -n "В. Мурох и Л. Стекольников" | cat &gt; author69.txt</text:p>
          </table:table-cell>
          <table:table-cell/>
          <table:table-cell table:formula="of:=&quot;cat preambule1.txt title&quot;&amp;[.C83]&amp;&quot;.txt preambule2.txt  linkpicture&quot;&amp;[.C83]&amp;&quot;.txt preambulethumb.txt linkpicture&quot;&amp;[.C83]&amp;&quot;.txt preambule25.txt linkname&quot;&amp;[.C83]&amp;&quot;.txt preambule3.txt author&quot;&amp;[.C83]&amp;&quot;.txt preambule35.txt   text&quot;&amp;[.C83]&amp;&quot;.txt &gt; &quot;&amp;[.S83]&amp;&quot;.md&quot;" office:value-type="string" office:string-value="cat preambule1.txt title69.txt preambule2.txt  linkpicture69.txt preambulethumb.txt linkpicture69.txt preambule25.txt linkname69.txt preambule3.txt author69.txt preambule35.txt   text69.txt &gt; В мире растений.md" calcext:value-type="string">
            <text:p>cat preambule1.txt title69.txt preambule2.txt <text:s/>linkpicture69.txt preambulethumb.txt linkpicture69.txt preambule25.txt linkname69.txt preambule3.txt author69.txt preambule35.txt <text:s text:c="2"/>text69.txt &gt; В мире растений.md</text:p>
          </table:table-cell>
        </table:table-row>
        <table:table-row table:style-name="ro1">
          <table:table-cell/>
          <table:table-cell table:formula="of:=[.F84]-[.E84]"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159" calcext:value-type="float">
            <text:p>1159</text:p>
          </table:table-cell>
          <table:table-cell table:formula="of:=[.E85]-1" office:value-type="float" office:value="1167" calcext:value-type="float">
            <text:p>1167</text:p>
          </table:table-cell>
          <table:table-cell table:formula="of:=IF([.F84]&gt;[.E84])" office:value-type="boolean" office:boolean-value="true" calcext:value-type="boolean">
            <text:p>ИСТИНА</text:p>
          </table:table-cell>
          <table:table-cell table:formula="of:=[.L$14]&amp;[.F84]&amp;&quot;p&quot;&amp;[.L$13]&amp;&quot; &gt; author&quot;&amp;[.C84]&amp;&quot;.txt&quot;" office:value-type="string" office:string-value="sed -n '1167p' &gt; author70.txt" calcext:value-type="string">
            <text:p>sed -n '1167p' &gt; author70.txt</text:p>
          </table:table-cell>
          <table:table-cell table:formula="of:=[.L$14]&amp;[.F84]&amp;&quot;p&quot;&amp;[.L$13]&amp;&quot;&quot;" office:value-type="string" office:string-value="sed -n '1167p'" calcext:value-type="string">
            <text:p>sed -n '1167p'</text:p>
          </table:table-cell>
          <table:table-cell table:formula="of:=[.E84]+1" office:value-type="float" office:value="1160" calcext:value-type="float">
            <text:p>1160</text:p>
          </table:table-cell>
          <table:table-cell table:formula="of:=[.F84]-1" office:value-type="float" office:value="1166" calcext:value-type="float">
            <text:p>1166</text:p>
          </table:table-cell>
          <table:table-cell table:formula="of:=[.L$14]&amp;[.J84]&amp;&quot;,&quot;&amp;[.K84]&amp;&quot;p;&quot;&amp;[.K84]&amp;&quot;q&quot;&amp;[.L$13]&amp;&quot; &gt; text&quot;&amp;[.C84]&amp;&quot;.txt&quot;" office:value-type="string" office:string-value="sed -n '1160,1166p;1166q' &gt; text70.txt" calcext:value-type="string">
            <text:p>sed -n '1160,1166p;1166q' &gt; text70.txt</text:p>
          </table:table-cell>
          <table:table-cell table:number-columns-repeated="3"/>
          <table:table-cell office:value-type="string" calcext:value-type="string">
            <text:p>В. Мурох и Л. Стекольников</text:p>
          </table:table-cell>
          <table:table-cell office:value-type="string" calcext:value-type="string">
            <text:p>Колючее семейство</text:p>
          </table:table-cell>
          <table:table-cell/>
          <table:table-cell office:value-type="string" calcext:value-type="string">
            <text:p>Колючее семейство</text:p>
          </table:table-cell>
          <table:table-cell table:number-columns-repeated="2"/>
          <table:table-cell table:formula="of:=&quot;echo -n &quot;&amp;[.Y$14]&amp;[.Q84]&amp;[.Y$14]&amp;&quot; | cat &gt; title&quot;&amp;[.C84]&amp;&quot;.txt&quot;" office:value-type="string" office:string-value="echo -n &quot;Колючее семейство&quot; | cat &gt; title70.txt" calcext:value-type="string">
            <text:p>echo -n "Колючее семейство" | cat &gt; title70.txt</text:p>
          </table:table-cell>
          <table:table-cell table:formula="of:=&quot;echo -n &quot;&amp;[.Y$14]&amp;[.P84]&amp;[.Y$14]&amp;&quot; | cat &gt; author&quot;&amp;[.C84]&amp;&quot;.txt&quot;" office:value-type="string" office:string-value="echo -n &quot;В. Мурох и Л. Стекольников&quot; | cat &gt; author70.txt" calcext:value-type="string">
            <text:p>echo -n "В. Мурох и Л. Стекольников" | cat &gt; author70.txt</text:p>
          </table:table-cell>
          <table:table-cell/>
          <table:table-cell table:formula="of:=&quot;cat preambule1.txt title&quot;&amp;[.C84]&amp;&quot;.txt preambule2.txt  linkpicture&quot;&amp;[.C84]&amp;&quot;.txt preambulethumb.txt linkpicture&quot;&amp;[.C84]&amp;&quot;.txt preambule25.txt linkname&quot;&amp;[.C84]&amp;&quot;.txt preambule3.txt author&quot;&amp;[.C84]&amp;&quot;.txt preambule35.txt   text&quot;&amp;[.C84]&amp;&quot;.txt &gt; &quot;&amp;[.S84]&amp;&quot;.md&quot;" office:value-type="string" office:string-value="cat preambule1.txt title70.txt preambule2.txt  linkpicture70.txt preambulethumb.txt linkpicture70.txt preambule25.txt linkname70.txt preambule3.txt author70.txt preambule35.txt   text70.txt &gt; Колючее семейство.md" calcext:value-type="string">
            <text:p>cat preambule1.txt title70.txt preambule2.txt <text:s/>linkpicture70.txt preambulethumb.txt linkpicture70.txt preambule25.txt linkname70.txt preambule3.txt author70.txt preambule35.txt <text:s text:c="2"/>text70.txt &gt; Колючее семейство.md</text:p>
          </table:table-cell>
        </table:table-row>
        <table:table-row table:style-name="ro1">
          <table:table-cell/>
          <table:table-cell table:formula="of:=[.F85]-[.E85]"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168" calcext:value-type="float">
            <text:p>1168</text:p>
          </table:table-cell>
          <table:table-cell table:formula="of:=[.E86]-1" office:value-type="float" office:value="1178" calcext:value-type="float">
            <text:p>1178</text:p>
          </table:table-cell>
          <table:table-cell table:formula="of:=IF([.F85]&gt;[.E85])" office:value-type="boolean" office:boolean-value="true" calcext:value-type="boolean">
            <text:p>ИСТИНА</text:p>
          </table:table-cell>
          <table:table-cell table:formula="of:=[.L$14]&amp;[.F85]&amp;&quot;p&quot;&amp;[.L$13]&amp;&quot; &gt; author&quot;&amp;[.C85]&amp;&quot;.txt&quot;" office:value-type="string" office:string-value="sed -n '1178p' &gt; author71.txt" calcext:value-type="string">
            <text:p>sed -n '1178p' &gt; author71.txt</text:p>
          </table:table-cell>
          <table:table-cell table:formula="of:=[.L$14]&amp;[.F85]&amp;&quot;p&quot;&amp;[.L$13]&amp;&quot;&quot;" office:value-type="string" office:string-value="sed -n '1178p'" calcext:value-type="string">
            <text:p>sed -n '1178p'</text:p>
          </table:table-cell>
          <table:table-cell table:formula="of:=[.E85]+1" office:value-type="float" office:value="1169" calcext:value-type="float">
            <text:p>1169</text:p>
          </table:table-cell>
          <table:table-cell table:formula="of:=[.F85]-1" office:value-type="float" office:value="1177" calcext:value-type="float">
            <text:p>1177</text:p>
          </table:table-cell>
          <table:table-cell table:formula="of:=[.L$14]&amp;[.J85]&amp;&quot;,&quot;&amp;[.K85]&amp;&quot;p;&quot;&amp;[.K85]&amp;&quot;q&quot;&amp;[.L$13]&amp;&quot; &gt; text&quot;&amp;[.C85]&amp;&quot;.txt&quot;" office:value-type="string" office:string-value="sed -n '1169,1177p;1177q' &gt; text71.txt" calcext:value-type="string">
            <text:p>sed -n '1169,1177p;1177q' &gt; text71.txt</text:p>
          </table:table-cell>
          <table:table-cell table:number-columns-repeated="3"/>
          <table:table-cell office:value-type="string" calcext:value-type="string">
            <text:p>В. Мурох и Л. Стекольников</text:p>
          </table:table-cell>
          <table:table-cell office:value-type="string" calcext:value-type="string">
            <text:p>Осина</text:p>
          </table:table-cell>
          <table:table-cell/>
          <table:table-cell office:value-type="string" calcext:value-type="string">
            <text:p>Осина</text:p>
          </table:table-cell>
          <table:table-cell table:number-columns-repeated="2"/>
          <table:table-cell table:formula="of:=&quot;echo -n &quot;&amp;[.Y$14]&amp;[.Q85]&amp;[.Y$14]&amp;&quot; | cat &gt; title&quot;&amp;[.C85]&amp;&quot;.txt&quot;" office:value-type="string" office:string-value="echo -n &quot;Осина&quot; | cat &gt; title71.txt" calcext:value-type="string">
            <text:p>echo -n "Осина" | cat &gt; title71.txt</text:p>
          </table:table-cell>
          <table:table-cell table:formula="of:=&quot;echo -n &quot;&amp;[.Y$14]&amp;[.P85]&amp;[.Y$14]&amp;&quot; | cat &gt; author&quot;&amp;[.C85]&amp;&quot;.txt&quot;" office:value-type="string" office:string-value="echo -n &quot;В. Мурох и Л. Стекольников&quot; | cat &gt; author71.txt" calcext:value-type="string">
            <text:p>echo -n "В. Мурох и Л. Стекольников" | cat &gt; author71.txt</text:p>
          </table:table-cell>
          <table:table-cell/>
          <table:table-cell table:formula="of:=&quot;cat preambule1.txt title&quot;&amp;[.C85]&amp;&quot;.txt preambule2.txt  linkpicture&quot;&amp;[.C85]&amp;&quot;.txt preambulethumb.txt linkpicture&quot;&amp;[.C85]&amp;&quot;.txt preambule25.txt linkname&quot;&amp;[.C85]&amp;&quot;.txt preambule3.txt author&quot;&amp;[.C85]&amp;&quot;.txt preambule35.txt   text&quot;&amp;[.C85]&amp;&quot;.txt &gt; &quot;&amp;[.S85]&amp;&quot;.md&quot;" office:value-type="string" office:string-value="cat preambule1.txt title71.txt preambule2.txt  linkpicture71.txt preambulethumb.txt linkpicture71.txt preambule25.txt linkname71.txt preambule3.txt author71.txt preambule35.txt   text71.txt &gt; Осина.md" calcext:value-type="string">
            <text:p>cat preambule1.txt title71.txt preambule2.txt <text:s/>linkpicture71.txt preambulethumb.txt linkpicture71.txt preambule25.txt linkname71.txt preambule3.txt author71.txt preambule35.txt <text:s text:c="2"/>text71.txt &gt; Осина.md</text:p>
          </table:table-cell>
        </table:table-row>
        <table:table-row table:style-name="ro1">
          <table:table-cell/>
          <table:table-cell table:formula="of:=[.F86]-[.E86]"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179" calcext:value-type="float">
            <text:p>1179</text:p>
          </table:table-cell>
          <table:table-cell table:formula="of:=[.E87]-1" office:value-type="float" office:value="1189" calcext:value-type="float">
            <text:p>1189</text:p>
          </table:table-cell>
          <table:table-cell table:formula="of:=IF([.F86]&gt;[.E86])" office:value-type="boolean" office:boolean-value="true" calcext:value-type="boolean">
            <text:p>ИСТИНА</text:p>
          </table:table-cell>
          <table:table-cell table:formula="of:=[.L$14]&amp;[.F86]&amp;&quot;p&quot;&amp;[.L$13]&amp;&quot; &gt; author&quot;&amp;[.C86]&amp;&quot;.txt&quot;" office:value-type="string" office:string-value="sed -n '1189p' &gt; author72.txt" calcext:value-type="string">
            <text:p>sed -n '1189p' &gt; author72.txt</text:p>
          </table:table-cell>
          <table:table-cell table:formula="of:=[.L$14]&amp;[.F86]&amp;&quot;p&quot;&amp;[.L$13]&amp;&quot;&quot;" office:value-type="string" office:string-value="sed -n '1189p'" calcext:value-type="string">
            <text:p>sed -n '1189p'</text:p>
          </table:table-cell>
          <table:table-cell table:formula="of:=[.E86]+1" office:value-type="float" office:value="1180" calcext:value-type="float">
            <text:p>1180</text:p>
          </table:table-cell>
          <table:table-cell table:formula="of:=[.F86]-1" office:value-type="float" office:value="1188" calcext:value-type="float">
            <text:p>1188</text:p>
          </table:table-cell>
          <table:table-cell table:formula="of:=[.L$14]&amp;[.J86]&amp;&quot;,&quot;&amp;[.K86]&amp;&quot;p;&quot;&amp;[.K86]&amp;&quot;q&quot;&amp;[.L$13]&amp;&quot; &gt; text&quot;&amp;[.C86]&amp;&quot;.txt&quot;" office:value-type="string" office:string-value="sed -n '1180,1188p;1188q' &gt; text72.txt" calcext:value-type="string">
            <text:p>sed -n '1180,1188p;1188q' &gt; text72.txt</text:p>
          </table:table-cell>
          <table:table-cell table:number-columns-repeated="3"/>
          <table:table-cell office:value-type="string" calcext:value-type="string">
            <text:p>В. Мурох и Л. Стекольников</text:p>
          </table:table-cell>
          <table:table-cell office:value-type="string" calcext:value-type="string">
            <text:p>Облепиха</text:p>
          </table:table-cell>
          <table:table-cell/>
          <table:table-cell office:value-type="string" calcext:value-type="string">
            <text:p>Облепиха</text:p>
          </table:table-cell>
          <table:table-cell table:number-columns-repeated="2"/>
          <table:table-cell table:formula="of:=&quot;echo -n &quot;&amp;[.Y$14]&amp;[.Q86]&amp;[.Y$14]&amp;&quot; | cat &gt; title&quot;&amp;[.C86]&amp;&quot;.txt&quot;" office:value-type="string" office:string-value="echo -n &quot;Облепиха&quot; | cat &gt; title72.txt" calcext:value-type="string">
            <text:p>echo -n "Облепиха" | cat &gt; title72.txt</text:p>
          </table:table-cell>
          <table:table-cell table:formula="of:=&quot;echo -n &quot;&amp;[.Y$14]&amp;[.P86]&amp;[.Y$14]&amp;&quot; | cat &gt; author&quot;&amp;[.C86]&amp;&quot;.txt&quot;" office:value-type="string" office:string-value="echo -n &quot;В. Мурох и Л. Стекольников&quot; | cat &gt; author72.txt" calcext:value-type="string">
            <text:p>echo -n "В. Мурох и Л. Стекольников" | cat &gt; author72.txt</text:p>
          </table:table-cell>
          <table:table-cell/>
          <table:table-cell table:formula="of:=&quot;cat preambule1.txt title&quot;&amp;[.C86]&amp;&quot;.txt preambule2.txt  linkpicture&quot;&amp;[.C86]&amp;&quot;.txt preambulethumb.txt linkpicture&quot;&amp;[.C86]&amp;&quot;.txt preambule25.txt linkname&quot;&amp;[.C86]&amp;&quot;.txt preambule3.txt author&quot;&amp;[.C86]&amp;&quot;.txt preambule35.txt   text&quot;&amp;[.C86]&amp;&quot;.txt &gt; &quot;&amp;[.S86]&amp;&quot;.md&quot;" office:value-type="string" office:string-value="cat preambule1.txt title72.txt preambule2.txt  linkpicture72.txt preambulethumb.txt linkpicture72.txt preambule25.txt linkname72.txt preambule3.txt author72.txt preambule35.txt   text72.txt &gt; Облепиха.md" calcext:value-type="string">
            <text:p>cat preambule1.txt title72.txt preambule2.txt <text:s/>linkpicture72.txt preambulethumb.txt linkpicture72.txt preambule25.txt linkname72.txt preambule3.txt author72.txt preambule35.txt <text:s text:c="2"/>text72.txt &gt; Облепиха.md</text:p>
          </table:table-cell>
        </table:table-row>
        <table:table-row table:style-name="ro1">
          <table:table-cell/>
          <table:table-cell table:formula="of:=[.F87]-[.E87]"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190" calcext:value-type="float">
            <text:p>1190</text:p>
          </table:table-cell>
          <table:table-cell table:formula="of:=[.E88]-1" office:value-type="float" office:value="1208" calcext:value-type="float">
            <text:p>1208</text:p>
          </table:table-cell>
          <table:table-cell table:formula="of:=IF([.F87]&gt;[.E87])" office:value-type="boolean" office:boolean-value="true" calcext:value-type="boolean">
            <text:p>ИСТИНА</text:p>
          </table:table-cell>
          <table:table-cell table:formula="of:=[.L$14]&amp;[.F87]&amp;&quot;p&quot;&amp;[.L$13]&amp;&quot; &gt; author&quot;&amp;[.C87]&amp;&quot;.txt&quot;" office:value-type="string" office:string-value="sed -n '1208p' &gt; author73.txt" calcext:value-type="string">
            <text:p>sed -n '1208p' &gt; author73.txt</text:p>
          </table:table-cell>
          <table:table-cell table:formula="of:=[.L$14]&amp;[.F87]&amp;&quot;p&quot;&amp;[.L$13]&amp;&quot;&quot;" office:value-type="string" office:string-value="sed -n '1208p'" calcext:value-type="string">
            <text:p>sed -n '1208p'</text:p>
          </table:table-cell>
          <table:table-cell table:formula="of:=[.E87]+1" office:value-type="float" office:value="1191" calcext:value-type="float">
            <text:p>1191</text:p>
          </table:table-cell>
          <table:table-cell table:formula="of:=[.F87]-1" office:value-type="float" office:value="1207" calcext:value-type="float">
            <text:p>1207</text:p>
          </table:table-cell>
          <table:table-cell table:formula="of:=[.L$14]&amp;[.J87]&amp;&quot;,&quot;&amp;[.K87]&amp;&quot;p;&quot;&amp;[.K87]&amp;&quot;q&quot;&amp;[.L$13]&amp;&quot; &gt; text&quot;&amp;[.C87]&amp;&quot;.txt&quot;" office:value-type="string" office:string-value="sed -n '1191,1207p;1207q' &gt; text73.txt" calcext:value-type="string">
            <text:p>sed -n '1191,1207p;1207q' &gt; text73.txt</text:p>
          </table:table-cell>
          <table:table-cell table:number-columns-repeated="3"/>
          <table:table-cell office:value-type="string" calcext:value-type="string">
            <text:p>М. Алексеев</text:p>
          </table:table-cell>
          <table:table-cell office:value-type="string" calcext:value-type="string">
            <text:p>Талант!</text:p>
          </table:table-cell>
          <table:table-cell/>
          <table:table-cell office:value-type="string" calcext:value-type="string">
            <text:p>Талант!</text:p>
          </table:table-cell>
          <table:table-cell table:number-columns-repeated="2"/>
          <table:table-cell table:formula="of:=&quot;echo -n &quot;&amp;[.Y$14]&amp;[.Q87]&amp;[.Y$14]&amp;&quot; | cat &gt; title&quot;&amp;[.C87]&amp;&quot;.txt&quot;" office:value-type="string" office:string-value="echo -n &quot;Талант!&quot; | cat &gt; title73.txt" calcext:value-type="string">
            <text:p>echo -n "Талант!" | cat &gt; title73.txt</text:p>
          </table:table-cell>
          <table:table-cell table:formula="of:=&quot;echo -n &quot;&amp;[.Y$14]&amp;[.P87]&amp;[.Y$14]&amp;&quot; | cat &gt; author&quot;&amp;[.C87]&amp;&quot;.txt&quot;" office:value-type="string" office:string-value="echo -n &quot;М. Алексеев&quot; | cat &gt; author73.txt" calcext:value-type="string">
            <text:p>echo -n "М. Алексеев" | cat &gt; author73.txt</text:p>
          </table:table-cell>
          <table:table-cell/>
          <table:table-cell table:formula="of:=&quot;cat preambule1.txt title&quot;&amp;[.C87]&amp;&quot;.txt preambule2.txt  linkpicture&quot;&amp;[.C87]&amp;&quot;.txt preambulethumb.txt linkpicture&quot;&amp;[.C87]&amp;&quot;.txt preambule25.txt linkname&quot;&amp;[.C87]&amp;&quot;.txt preambule3.txt author&quot;&amp;[.C87]&amp;&quot;.txt preambule35.txt   text&quot;&amp;[.C87]&amp;&quot;.txt &gt; &quot;&amp;[.S87]&amp;&quot;.md&quot;" office:value-type="string" office:string-value="cat preambule1.txt title73.txt preambule2.txt  linkpicture73.txt preambulethumb.txt linkpicture73.txt preambule25.txt linkname73.txt preambule3.txt author73.txt preambule35.txt   text73.txt &gt; Талант!.md" calcext:value-type="string">
            <text:p>cat preambule1.txt title73.txt preambule2.txt <text:s/>linkpicture73.txt preambulethumb.txt linkpicture73.txt preambule25.txt linkname73.txt preambule3.txt author73.txt preambule35.txt <text:s text:c="2"/>text73.txt &gt; Талант!.md</text:p>
          </table:table-cell>
        </table:table-row>
        <table:table-row table:style-name="ro1">
          <table:table-cell/>
          <table:table-cell table:formula="of:=[.F88]-[.E88]"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209" calcext:value-type="float">
            <text:p>1209</text:p>
          </table:table-cell>
          <table:table-cell table:formula="of:=[.E89]-1" office:value-type="float" office:value="1223" calcext:value-type="float">
            <text:p>1223</text:p>
          </table:table-cell>
          <table:table-cell table:formula="of:=IF([.F88]&gt;[.E88])" office:value-type="boolean" office:boolean-value="true" calcext:value-type="boolean">
            <text:p>ИСТИНА</text:p>
          </table:table-cell>
          <table:table-cell table:formula="of:=[.L$14]&amp;[.F88]&amp;&quot;p&quot;&amp;[.L$13]&amp;&quot; &gt; author&quot;&amp;[.C88]&amp;&quot;.txt&quot;" office:value-type="string" office:string-value="sed -n '1223p' &gt; author74.txt" calcext:value-type="string">
            <text:p>sed -n '1223p' &gt; author74.txt</text:p>
          </table:table-cell>
          <table:table-cell table:formula="of:=[.L$14]&amp;[.F88]&amp;&quot;p&quot;&amp;[.L$13]&amp;&quot;&quot;" office:value-type="string" office:string-value="sed -n '1223p'" calcext:value-type="string">
            <text:p>sed -n '1223p'</text:p>
          </table:table-cell>
          <table:table-cell table:formula="of:=[.E88]+1" office:value-type="float" office:value="1210" calcext:value-type="float">
            <text:p>1210</text:p>
          </table:table-cell>
          <table:table-cell table:formula="of:=[.F88]-1" office:value-type="float" office:value="1222" calcext:value-type="float">
            <text:p>1222</text:p>
          </table:table-cell>
          <table:table-cell table:formula="of:=[.L$14]&amp;[.J88]&amp;&quot;,&quot;&amp;[.K88]&amp;&quot;p;&quot;&amp;[.K88]&amp;&quot;q&quot;&amp;[.L$13]&amp;&quot; &gt; text&quot;&amp;[.C88]&amp;&quot;.txt&quot;" office:value-type="string" office:string-value="sed -n '1210,1222p;1222q' &gt; text74.txt" calcext:value-type="string">
            <text:p>sed -n '1210,1222p;1222q' &gt; text74.txt</text:p>
          </table:table-cell>
          <table:table-cell table:number-columns-repeated="3"/>
          <table:table-cell office:value-type="string" calcext:value-type="string">
            <text:p>А. Грин</text:p>
          </table:table-cell>
          <table:table-cell office:value-type="string" calcext:value-type="string">
            <text:p>Качающаяся скала</text:p>
          </table:table-cell>
          <table:table-cell/>
          <table:table-cell office:value-type="string" calcext:value-type="string">
            <text:p>Качающаяся скала</text:p>
          </table:table-cell>
          <table:table-cell table:number-columns-repeated="2"/>
          <table:table-cell table:formula="of:=&quot;echo -n &quot;&amp;[.Y$14]&amp;[.Q88]&amp;[.Y$14]&amp;&quot; | cat &gt; title&quot;&amp;[.C88]&amp;&quot;.txt&quot;" office:value-type="string" office:string-value="echo -n &quot;Качающаяся скала&quot; | cat &gt; title74.txt" calcext:value-type="string">
            <text:p>echo -n "Качающаяся скала" | cat &gt; title74.txt</text:p>
          </table:table-cell>
          <table:table-cell table:formula="of:=&quot;echo -n &quot;&amp;[.Y$14]&amp;[.P88]&amp;[.Y$14]&amp;&quot; | cat &gt; author&quot;&amp;[.C88]&amp;&quot;.txt&quot;" office:value-type="string" office:string-value="echo -n &quot;А. Грин&quot; | cat &gt; author74.txt" calcext:value-type="string">
            <text:p>echo -n "А. Грин" | cat &gt; author74.txt</text:p>
          </table:table-cell>
          <table:table-cell/>
          <table:table-cell table:formula="of:=&quot;cat preambule1.txt title&quot;&amp;[.C88]&amp;&quot;.txt preambule2.txt  linkpicture&quot;&amp;[.C88]&amp;&quot;.txt preambulethumb.txt linkpicture&quot;&amp;[.C88]&amp;&quot;.txt preambule25.txt linkname&quot;&amp;[.C88]&amp;&quot;.txt preambule3.txt author&quot;&amp;[.C88]&amp;&quot;.txt preambule35.txt   text&quot;&amp;[.C88]&amp;&quot;.txt &gt; &quot;&amp;[.S88]&amp;&quot;.md&quot;" office:value-type="string" office:string-value="cat preambule1.txt title74.txt preambule2.txt  linkpicture74.txt preambulethumb.txt linkpicture74.txt preambule25.txt linkname74.txt preambule3.txt author74.txt preambule35.txt   text74.txt &gt; Качающаяся скала.md" calcext:value-type="string">
            <text:p>cat preambule1.txt title74.txt preambule2.txt <text:s/>linkpicture74.txt preambulethumb.txt linkpicture74.txt preambule25.txt linkname74.txt preambule3.txt author74.txt preambule35.txt <text:s text:c="2"/>text74.txt &gt; Качающаяся скала.md</text:p>
          </table:table-cell>
        </table:table-row>
        <table:table-row table:style-name="ro1">
          <table:table-cell/>
          <table:table-cell table:formula="of:=[.F89]-[.E89]"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224" calcext:value-type="float">
            <text:p>1224</text:p>
          </table:table-cell>
          <table:table-cell table:formula="of:=[.E90]-1" office:value-type="float" office:value="1230" calcext:value-type="float">
            <text:p>1230</text:p>
          </table:table-cell>
          <table:table-cell table:formula="of:=IF([.F89]&gt;[.E89])" office:value-type="boolean" office:boolean-value="true" calcext:value-type="boolean">
            <text:p>ИСТИНА</text:p>
          </table:table-cell>
          <table:table-cell table:formula="of:=[.L$14]&amp;[.F89]&amp;&quot;p&quot;&amp;[.L$13]&amp;&quot; &gt; author&quot;&amp;[.C89]&amp;&quot;.txt&quot;" office:value-type="string" office:string-value="sed -n '1230p' &gt; author75.txt" calcext:value-type="string">
            <text:p>sed -n '1230p' &gt; author75.txt</text:p>
          </table:table-cell>
          <table:table-cell table:formula="of:=[.L$14]&amp;[.F89]&amp;&quot;p&quot;&amp;[.L$13]&amp;&quot;&quot;" office:value-type="string" office:string-value="sed -n '1230p'" calcext:value-type="string">
            <text:p>sed -n '1230p'</text:p>
          </table:table-cell>
          <table:table-cell table:formula="of:=[.E89]+1" office:value-type="float" office:value="1225" calcext:value-type="float">
            <text:p>1225</text:p>
          </table:table-cell>
          <table:table-cell table:formula="of:=[.F89]-1" office:value-type="float" office:value="1229" calcext:value-type="float">
            <text:p>1229</text:p>
          </table:table-cell>
          <table:table-cell table:formula="of:=[.L$14]&amp;[.J89]&amp;&quot;,&quot;&amp;[.K89]&amp;&quot;p;&quot;&amp;[.K89]&amp;&quot;q&quot;&amp;[.L$13]&amp;&quot; &gt; text&quot;&amp;[.C89]&amp;&quot;.txt&quot;" office:value-type="string" office:string-value="sed -n '1225,1229p;1229q' &gt; text75.txt" calcext:value-type="string">
            <text:p>sed -n '1225,1229p;1229q' &gt; text75.txt</text:p>
          </table:table-cell>
          <table:table-cell table:number-columns-repeated="3"/>
          <table:table-cell office:value-type="string" calcext:value-type="string">
            <text:p>В. Белов</text:p>
          </table:table-cell>
          <table:table-cell office:value-type="string" calcext:value-type="string">
            <text:p>Счастье в моем понимании</text:p>
          </table:table-cell>
          <table:table-cell/>
          <table:table-cell office:value-type="string" calcext:value-type="string">
            <text:p>Счастье в моем понимании</text:p>
          </table:table-cell>
          <table:table-cell table:number-columns-repeated="2"/>
          <table:table-cell table:formula="of:=&quot;echo -n &quot;&amp;[.Y$14]&amp;[.Q89]&amp;[.Y$14]&amp;&quot; | cat &gt; title&quot;&amp;[.C89]&amp;&quot;.txt&quot;" office:value-type="string" office:string-value="echo -n &quot;Счастье в моем понимании&quot; | cat &gt; title75.txt" calcext:value-type="string">
            <text:p>echo -n "Счастье в моем понимании" | cat &gt; title75.txt</text:p>
          </table:table-cell>
          <table:table-cell table:formula="of:=&quot;echo -n &quot;&amp;[.Y$14]&amp;[.P89]&amp;[.Y$14]&amp;&quot; | cat &gt; author&quot;&amp;[.C89]&amp;&quot;.txt&quot;" office:value-type="string" office:string-value="echo -n &quot;В. Белов&quot; | cat &gt; author75.txt" calcext:value-type="string">
            <text:p>echo -n "В. Белов" | cat &gt; author75.txt</text:p>
          </table:table-cell>
          <table:table-cell/>
          <table:table-cell table:formula="of:=&quot;cat preambule1.txt title&quot;&amp;[.C89]&amp;&quot;.txt preambule2.txt  linkpicture&quot;&amp;[.C89]&amp;&quot;.txt preambulethumb.txt linkpicture&quot;&amp;[.C89]&amp;&quot;.txt preambule25.txt linkname&quot;&amp;[.C89]&amp;&quot;.txt preambule3.txt author&quot;&amp;[.C89]&amp;&quot;.txt preambule35.txt   text&quot;&amp;[.C89]&amp;&quot;.txt &gt; &quot;&amp;[.S89]&amp;&quot;.md&quot;" office:value-type="string" office:string-value="cat preambule1.txt title75.txt preambule2.txt  linkpicture75.txt preambulethumb.txt linkpicture75.txt preambule25.txt linkname75.txt preambule3.txt author75.txt preambule35.txt   text75.txt &gt; Счастье в моем понимании.md" calcext:value-type="string">
            <text:p>cat preambule1.txt title75.txt preambule2.txt <text:s/>linkpicture75.txt preambulethumb.txt linkpicture75.txt preambule25.txt linkname75.txt preambule3.txt author75.txt preambule35.txt <text:s text:c="2"/>text75.txt &gt; Счастье в моем понимании.md</text:p>
          </table:table-cell>
        </table:table-row>
        <table:table-row table:style-name="ro1">
          <table:table-cell/>
          <table:table-cell table:formula="of:=[.F90]-[.E90]"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231" calcext:value-type="float">
            <text:p>1231</text:p>
          </table:table-cell>
          <table:table-cell table:formula="of:=[.E91]-1" office:value-type="float" office:value="1239" calcext:value-type="float">
            <text:p>1239</text:p>
          </table:table-cell>
          <table:table-cell table:formula="of:=IF([.F90]&gt;[.E90])" office:value-type="boolean" office:boolean-value="true" calcext:value-type="boolean">
            <text:p>ИСТИНА</text:p>
          </table:table-cell>
          <table:table-cell table:formula="of:=[.L$14]&amp;[.F90]&amp;&quot;p&quot;&amp;[.L$13]&amp;&quot; &gt; author&quot;&amp;[.C90]&amp;&quot;.txt&quot;" office:value-type="string" office:string-value="sed -n '1239p' &gt; author76.txt" calcext:value-type="string">
            <text:p>sed -n '1239p' &gt; author76.txt</text:p>
          </table:table-cell>
          <table:table-cell table:formula="of:=[.L$14]&amp;[.F90]&amp;&quot;p&quot;&amp;[.L$13]&amp;&quot;&quot;" office:value-type="string" office:string-value="sed -n '1239p'" calcext:value-type="string">
            <text:p>sed -n '1239p'</text:p>
          </table:table-cell>
          <table:table-cell table:formula="of:=[.E90]+1" office:value-type="float" office:value="1232" calcext:value-type="float">
            <text:p>1232</text:p>
          </table:table-cell>
          <table:table-cell table:formula="of:=[.F90]-1" office:value-type="float" office:value="1238" calcext:value-type="float">
            <text:p>1238</text:p>
          </table:table-cell>
          <table:table-cell table:formula="of:=[.L$14]&amp;[.J90]&amp;&quot;,&quot;&amp;[.K90]&amp;&quot;p;&quot;&amp;[.K90]&amp;&quot;q&quot;&amp;[.L$13]&amp;&quot; &gt; text&quot;&amp;[.C90]&amp;&quot;.txt&quot;" office:value-type="string" office:string-value="sed -n '1232,1238p;1238q' &gt; text76.txt" calcext:value-type="string">
            <text:p>sed -n '1232,1238p;1238q' &gt; text76.txt</text:p>
          </table:table-cell>
          <table:table-cell table:number-columns-repeated="3"/>
          <table:table-cell office:value-type="string" calcext:value-type="string">
            <text:p>В. Белов</text:p>
          </table:table-cell>
          <table:table-cell office:value-type="string" calcext:value-type="string">
            <text:p>Чувство времени</text:p>
          </table:table-cell>
          <table:table-cell/>
          <table:table-cell office:value-type="string" calcext:value-type="string">
            <text:p>Чувство времени</text:p>
          </table:table-cell>
          <table:table-cell table:number-columns-repeated="2"/>
          <table:table-cell table:formula="of:=&quot;echo -n &quot;&amp;[.Y$14]&amp;[.Q90]&amp;[.Y$14]&amp;&quot; | cat &gt; title&quot;&amp;[.C90]&amp;&quot;.txt&quot;" office:value-type="string" office:string-value="echo -n &quot;Чувство времени&quot; | cat &gt; title76.txt" calcext:value-type="string">
            <text:p>echo -n "Чувство времени" | cat &gt; title76.txt</text:p>
          </table:table-cell>
          <table:table-cell table:formula="of:=&quot;echo -n &quot;&amp;[.Y$14]&amp;[.P90]&amp;[.Y$14]&amp;&quot; | cat &gt; author&quot;&amp;[.C90]&amp;&quot;.txt&quot;" office:value-type="string" office:string-value="echo -n &quot;В. Белов&quot; | cat &gt; author76.txt" calcext:value-type="string">
            <text:p>echo -n "В. Белов" | cat &gt; author76.txt</text:p>
          </table:table-cell>
          <table:table-cell/>
          <table:table-cell table:formula="of:=&quot;cat preambule1.txt title&quot;&amp;[.C90]&amp;&quot;.txt preambule2.txt  linkpicture&quot;&amp;[.C90]&amp;&quot;.txt preambulethumb.txt linkpicture&quot;&amp;[.C90]&amp;&quot;.txt preambule25.txt linkname&quot;&amp;[.C90]&amp;&quot;.txt preambule3.txt author&quot;&amp;[.C90]&amp;&quot;.txt preambule35.txt   text&quot;&amp;[.C90]&amp;&quot;.txt &gt; &quot;&amp;[.S90]&amp;&quot;.md&quot;" office:value-type="string" office:string-value="cat preambule1.txt title76.txt preambule2.txt  linkpicture76.txt preambulethumb.txt linkpicture76.txt preambule25.txt linkname76.txt preambule3.txt author76.txt preambule35.txt   text76.txt &gt; Чувство времени.md" calcext:value-type="string">
            <text:p>cat preambule1.txt title76.txt preambule2.txt <text:s/>linkpicture76.txt preambulethumb.txt linkpicture76.txt preambule25.txt linkname76.txt preambule3.txt author76.txt preambule35.txt <text:s text:c="2"/>text76.txt &gt; Чувство времени.md</text:p>
          </table:table-cell>
        </table:table-row>
        <table:table-row table:style-name="ro1">
          <table:table-cell/>
          <table:table-cell table:formula="of:=[.F91]-[.E91]"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240" calcext:value-type="float">
            <text:p>1240</text:p>
          </table:table-cell>
          <table:table-cell table:formula="of:=[.E92]-1" office:value-type="float" office:value="1246" calcext:value-type="float">
            <text:p>1246</text:p>
          </table:table-cell>
          <table:table-cell table:formula="of:=IF([.F91]&gt;[.E91])" office:value-type="boolean" office:boolean-value="true" calcext:value-type="boolean">
            <text:p>ИСТИНА</text:p>
          </table:table-cell>
          <table:table-cell table:formula="of:=[.L$14]&amp;[.F91]&amp;&quot;p&quot;&amp;[.L$13]&amp;&quot; &gt; author&quot;&amp;[.C91]&amp;&quot;.txt&quot;" office:value-type="string" office:string-value="sed -n '1246p' &gt; author77.txt" calcext:value-type="string">
            <text:p>sed -n '1246p' &gt; author77.txt</text:p>
          </table:table-cell>
          <table:table-cell table:formula="of:=[.L$14]&amp;[.F91]&amp;&quot;p&quot;&amp;[.L$13]&amp;&quot;&quot;" office:value-type="string" office:string-value="sed -n '1246p'" calcext:value-type="string">
            <text:p>sed -n '1246p'</text:p>
          </table:table-cell>
          <table:table-cell table:formula="of:=[.E91]+1" office:value-type="float" office:value="1241" calcext:value-type="float">
            <text:p>1241</text:p>
          </table:table-cell>
          <table:table-cell table:formula="of:=[.F91]-1" office:value-type="float" office:value="1245" calcext:value-type="float">
            <text:p>1245</text:p>
          </table:table-cell>
          <table:table-cell table:formula="of:=[.L$14]&amp;[.J91]&amp;&quot;,&quot;&amp;[.K91]&amp;&quot;p;&quot;&amp;[.K91]&amp;&quot;q&quot;&amp;[.L$13]&amp;&quot; &gt; text&quot;&amp;[.C91]&amp;&quot;.txt&quot;" office:value-type="string" office:string-value="sed -n '1241,1245p;1245q' &gt; text77.txt" calcext:value-type="string">
            <text:p>sed -n '1241,1245p;1245q' &gt; text77.txt</text:p>
          </table:table-cell>
          <table:table-cell table:number-columns-repeated="3"/>
          <table:table-cell office:value-type="string" calcext:value-type="string">
            <text:p>А. Грин</text:p>
          </table:table-cell>
          <table:table-cell office:value-type="string" calcext:value-type="string">
            <text:p>Ассоль</text:p>
          </table:table-cell>
          <table:table-cell/>
          <table:table-cell office:value-type="string" calcext:value-type="string">
            <text:p>Ассоль</text:p>
          </table:table-cell>
          <table:table-cell table:number-columns-repeated="2"/>
          <table:table-cell table:formula="of:=&quot;echo -n &quot;&amp;[.Y$14]&amp;[.Q91]&amp;[.Y$14]&amp;&quot; | cat &gt; title&quot;&amp;[.C91]&amp;&quot;.txt&quot;" office:value-type="string" office:string-value="echo -n &quot;Ассоль&quot; | cat &gt; title77.txt" calcext:value-type="string">
            <text:p>echo -n "Ассоль" | cat &gt; title77.txt</text:p>
          </table:table-cell>
          <table:table-cell table:formula="of:=&quot;echo -n &quot;&amp;[.Y$14]&amp;[.P91]&amp;[.Y$14]&amp;&quot; | cat &gt; author&quot;&amp;[.C91]&amp;&quot;.txt&quot;" office:value-type="string" office:string-value="echo -n &quot;А. Грин&quot; | cat &gt; author77.txt" calcext:value-type="string">
            <text:p>echo -n "А. Грин" | cat &gt; author77.txt</text:p>
          </table:table-cell>
          <table:table-cell/>
          <table:table-cell table:formula="of:=&quot;cat preambule1.txt title&quot;&amp;[.C91]&amp;&quot;.txt preambule2.txt  linkpicture&quot;&amp;[.C91]&amp;&quot;.txt preambulethumb.txt linkpicture&quot;&amp;[.C91]&amp;&quot;.txt preambule25.txt linkname&quot;&amp;[.C91]&amp;&quot;.txt preambule3.txt author&quot;&amp;[.C91]&amp;&quot;.txt preambule35.txt   text&quot;&amp;[.C91]&amp;&quot;.txt &gt; &quot;&amp;[.S91]&amp;&quot;.md&quot;" office:value-type="string" office:string-value="cat preambule1.txt title77.txt preambule2.txt  linkpicture77.txt preambulethumb.txt linkpicture77.txt preambule25.txt linkname77.txt preambule3.txt author77.txt preambule35.txt   text77.txt &gt; Ассоль.md" calcext:value-type="string">
            <text:p>cat preambule1.txt title77.txt preambule2.txt <text:s/>linkpicture77.txt preambulethumb.txt linkpicture77.txt preambule25.txt linkname77.txt preambule3.txt author77.txt preambule35.txt <text:s text:c="2"/>text77.txt &gt; Ассоль.md</text:p>
          </table:table-cell>
        </table:table-row>
        <table:table-row table:style-name="ro1">
          <table:table-cell/>
          <table:table-cell table:formula="of:=[.F92]-[.E92]"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247" calcext:value-type="float">
            <text:p>1247</text:p>
          </table:table-cell>
          <table:table-cell table:formula="of:=[.E93]-1" office:value-type="float" office:value="1260" calcext:value-type="float">
            <text:p>1260</text:p>
          </table:table-cell>
          <table:table-cell table:formula="of:=IF([.F92]&gt;[.E92])" office:value-type="boolean" office:boolean-value="true" calcext:value-type="boolean">
            <text:p>ИСТИНА</text:p>
          </table:table-cell>
          <table:table-cell table:formula="of:=[.L$14]&amp;[.F92]&amp;&quot;p&quot;&amp;[.L$13]&amp;&quot; &gt; author&quot;&amp;[.C92]&amp;&quot;.txt&quot;" office:value-type="string" office:string-value="sed -n '1260p' &gt; author78.txt" calcext:value-type="string">
            <text:p>sed -n '1260p' &gt; author78.txt</text:p>
          </table:table-cell>
          <table:table-cell table:formula="of:=[.L$14]&amp;[.F92]&amp;&quot;p&quot;&amp;[.L$13]&amp;&quot;&quot;" office:value-type="string" office:string-value="sed -n '1260p'" calcext:value-type="string">
            <text:p>sed -n '1260p'</text:p>
          </table:table-cell>
          <table:table-cell table:formula="of:=[.E92]+1" office:value-type="float" office:value="1248" calcext:value-type="float">
            <text:p>1248</text:p>
          </table:table-cell>
          <table:table-cell table:formula="of:=[.F92]-1" office:value-type="float" office:value="1259" calcext:value-type="float">
            <text:p>1259</text:p>
          </table:table-cell>
          <table:table-cell table:formula="of:=[.L$14]&amp;[.J92]&amp;&quot;,&quot;&amp;[.K92]&amp;&quot;p;&quot;&amp;[.K92]&amp;&quot;q&quot;&amp;[.L$13]&amp;&quot; &gt; text&quot;&amp;[.C92]&amp;&quot;.txt&quot;" office:value-type="string" office:string-value="sed -n '1248,1259p;1259q' &gt; text78.txt" calcext:value-type="string">
            <text:p>sed -n '1248,1259p;1259q' &gt; text78.txt</text:p>
          </table:table-cell>
          <table:table-cell table:number-columns-repeated="3"/>
          <table:table-cell office:value-type="string" calcext:value-type="string">
            <text:p>А. Грин</text:p>
          </table:table-cell>
          <table:table-cell office:value-type="string" calcext:value-type="string">
            <text:p>Грэй</text:p>
          </table:table-cell>
          <table:table-cell/>
          <table:table-cell office:value-type="string" calcext:value-type="string">
            <text:p>Грэй</text:p>
          </table:table-cell>
          <table:table-cell table:number-columns-repeated="2"/>
          <table:table-cell table:formula="of:=&quot;echo -n &quot;&amp;[.Y$14]&amp;[.Q92]&amp;[.Y$14]&amp;&quot; | cat &gt; title&quot;&amp;[.C92]&amp;&quot;.txt&quot;" office:value-type="string" office:string-value="echo -n &quot;Грэй&quot; | cat &gt; title78.txt" calcext:value-type="string">
            <text:p>echo -n "Грэй" | cat &gt; title78.txt</text:p>
          </table:table-cell>
          <table:table-cell table:formula="of:=&quot;echo -n &quot;&amp;[.Y$14]&amp;[.P92]&amp;[.Y$14]&amp;&quot; | cat &gt; author&quot;&amp;[.C92]&amp;&quot;.txt&quot;" office:value-type="string" office:string-value="echo -n &quot;А. Грин&quot; | cat &gt; author78.txt" calcext:value-type="string">
            <text:p>echo -n "А. Грин" | cat &gt; author78.txt</text:p>
          </table:table-cell>
          <table:table-cell/>
          <table:table-cell table:formula="of:=&quot;cat preambule1.txt title&quot;&amp;[.C92]&amp;&quot;.txt preambule2.txt  linkpicture&quot;&amp;[.C92]&amp;&quot;.txt preambulethumb.txt linkpicture&quot;&amp;[.C92]&amp;&quot;.txt preambule25.txt linkname&quot;&amp;[.C92]&amp;&quot;.txt preambule3.txt author&quot;&amp;[.C92]&amp;&quot;.txt preambule35.txt   text&quot;&amp;[.C92]&amp;&quot;.txt &gt; &quot;&amp;[.S92]&amp;&quot;.md&quot;" office:value-type="string" office:string-value="cat preambule1.txt title78.txt preambule2.txt  linkpicture78.txt preambulethumb.txt linkpicture78.txt preambule25.txt linkname78.txt preambule3.txt author78.txt preambule35.txt   text78.txt &gt; Грэй.md" calcext:value-type="string">
            <text:p>cat preambule1.txt title78.txt preambule2.txt <text:s/>linkpicture78.txt preambulethumb.txt linkpicture78.txt preambule25.txt linkname78.txt preambule3.txt author78.txt preambule35.txt <text:s text:c="2"/>text78.txt &gt; Грэй.md</text:p>
          </table:table-cell>
        </table:table-row>
        <table:table-row table:style-name="ro1">
          <table:table-cell/>
          <table:table-cell table:formula="of:=[.F93]-[.E93]"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261" calcext:value-type="float">
            <text:p>1261</text:p>
          </table:table-cell>
          <table:table-cell table:formula="of:=[.E94]-1" office:value-type="float" office:value="1275" calcext:value-type="float">
            <text:p>1275</text:p>
          </table:table-cell>
          <table:table-cell table:formula="of:=IF([.F93]&gt;[.E93])" office:value-type="boolean" office:boolean-value="true" calcext:value-type="boolean">
            <text:p>ИСТИНА</text:p>
          </table:table-cell>
          <table:table-cell table:formula="of:=[.L$14]&amp;[.F93]&amp;&quot;p&quot;&amp;[.L$13]&amp;&quot; &gt; author&quot;&amp;[.C93]&amp;&quot;.txt&quot;" office:value-type="string" office:string-value="sed -n '1275p' &gt; author79.txt" calcext:value-type="string">
            <text:p>sed -n '1275p' &gt; author79.txt</text:p>
          </table:table-cell>
          <table:table-cell table:formula="of:=[.L$14]&amp;[.F93]&amp;&quot;p&quot;&amp;[.L$13]&amp;&quot;&quot;" office:value-type="string" office:string-value="sed -n '1275p'" calcext:value-type="string">
            <text:p>sed -n '1275p'</text:p>
          </table:table-cell>
          <table:table-cell table:formula="of:=[.E93]+1" office:value-type="float" office:value="1262" calcext:value-type="float">
            <text:p>1262</text:p>
          </table:table-cell>
          <table:table-cell table:formula="of:=[.F93]-1" office:value-type="float" office:value="1274" calcext:value-type="float">
            <text:p>1274</text:p>
          </table:table-cell>
          <table:table-cell table:formula="of:=[.L$14]&amp;[.J93]&amp;&quot;,&quot;&amp;[.K93]&amp;&quot;p;&quot;&amp;[.K93]&amp;&quot;q&quot;&amp;[.L$13]&amp;&quot; &gt; text&quot;&amp;[.C93]&amp;&quot;.txt&quot;" office:value-type="string" office:string-value="sed -n '1262,1274p;1274q' &gt; text79.txt" calcext:value-type="string">
            <text:p>sed -n '1262,1274p;1274q' &gt; text79.txt</text:p>
          </table:table-cell>
          <table:table-cell table:number-columns-repeated="3"/>
          <table:table-cell office:value-type="string" calcext:value-type="string">
            <text:p>В. Белов</text:p>
          </table:table-cell>
          <table:table-cell office:value-type="string" calcext:value-type="string">
            <text:p>На бревнах</text:p>
          </table:table-cell>
          <table:table-cell/>
          <table:table-cell office:value-type="string" calcext:value-type="string">
            <text:p>На бревнах</text:p>
          </table:table-cell>
          <table:table-cell table:number-columns-repeated="2"/>
          <table:table-cell table:formula="of:=&quot;echo -n &quot;&amp;[.Y$14]&amp;[.Q93]&amp;[.Y$14]&amp;&quot; | cat &gt; title&quot;&amp;[.C93]&amp;&quot;.txt&quot;" office:value-type="string" office:string-value="echo -n &quot;На бревнах&quot; | cat &gt; title79.txt" calcext:value-type="string">
            <text:p>echo -n "На бревнах" | cat &gt; title79.txt</text:p>
          </table:table-cell>
          <table:table-cell table:formula="of:=&quot;echo -n &quot;&amp;[.Y$14]&amp;[.P93]&amp;[.Y$14]&amp;&quot; | cat &gt; author&quot;&amp;[.C93]&amp;&quot;.txt&quot;" office:value-type="string" office:string-value="echo -n &quot;В. Белов&quot; | cat &gt; author79.txt" calcext:value-type="string">
            <text:p>echo -n "В. Белов" | cat &gt; author79.txt</text:p>
          </table:table-cell>
          <table:table-cell/>
          <table:table-cell table:formula="of:=&quot;cat preambule1.txt title&quot;&amp;[.C93]&amp;&quot;.txt preambule2.txt  linkpicture&quot;&amp;[.C93]&amp;&quot;.txt preambulethumb.txt linkpicture&quot;&amp;[.C93]&amp;&quot;.txt preambule25.txt linkname&quot;&amp;[.C93]&amp;&quot;.txt preambule3.txt author&quot;&amp;[.C93]&amp;&quot;.txt preambule35.txt   text&quot;&amp;[.C93]&amp;&quot;.txt &gt; &quot;&amp;[.S93]&amp;&quot;.md&quot;" office:value-type="string" office:string-value="cat preambule1.txt title79.txt preambule2.txt  linkpicture79.txt preambulethumb.txt linkpicture79.txt preambule25.txt linkname79.txt preambule3.txt author79.txt preambule35.txt   text79.txt &gt; На бревнах.md" calcext:value-type="string">
            <text:p>cat preambule1.txt title79.txt preambule2.txt <text:s/>linkpicture79.txt preambulethumb.txt linkpicture79.txt preambule25.txt linkname79.txt preambule3.txt author79.txt preambule35.txt <text:s text:c="2"/>text79.txt &gt; На бревнах.md</text:p>
          </table:table-cell>
        </table:table-row>
        <table:table-row table:style-name="ro1">
          <table:table-cell/>
          <table:table-cell table:formula="of:=[.F94]-[.E94]"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276" calcext:value-type="float">
            <text:p>1276</text:p>
          </table:table-cell>
          <table:table-cell table:formula="of:=[.E95]-1" office:value-type="float" office:value="1286" calcext:value-type="float">
            <text:p>1286</text:p>
          </table:table-cell>
          <table:table-cell table:formula="of:=IF([.F94]&gt;[.E94])" office:value-type="boolean" office:boolean-value="true" calcext:value-type="boolean">
            <text:p>ИСТИНА</text:p>
          </table:table-cell>
          <table:table-cell table:formula="of:=[.L$14]&amp;[.F94]&amp;&quot;p&quot;&amp;[.L$13]&amp;&quot; &gt; author&quot;&amp;[.C94]&amp;&quot;.txt&quot;" office:value-type="string" office:string-value="sed -n '1286p' &gt; author80.txt" calcext:value-type="string">
            <text:p>sed -n '1286p' &gt; author80.txt</text:p>
          </table:table-cell>
          <table:table-cell table:formula="of:=[.L$14]&amp;[.F94]&amp;&quot;p&quot;&amp;[.L$13]&amp;&quot;&quot;" office:value-type="string" office:string-value="sed -n '1286p'" calcext:value-type="string">
            <text:p>sed -n '1286p'</text:p>
          </table:table-cell>
          <table:table-cell table:formula="of:=[.E94]+1" office:value-type="float" office:value="1277" calcext:value-type="float">
            <text:p>1277</text:p>
          </table:table-cell>
          <table:table-cell table:formula="of:=[.F94]-1" office:value-type="float" office:value="1285" calcext:value-type="float">
            <text:p>1285</text:p>
          </table:table-cell>
          <table:table-cell table:formula="of:=[.L$14]&amp;[.J94]&amp;&quot;,&quot;&amp;[.K94]&amp;&quot;p;&quot;&amp;[.K94]&amp;&quot;q&quot;&amp;[.L$13]&amp;&quot; &gt; text&quot;&amp;[.C94]&amp;&quot;.txt&quot;" office:value-type="string" office:string-value="sed -n '1277,1285p;1285q' &gt; text80.txt" calcext:value-type="string">
            <text:p>sed -n '1277,1285p;1285q' &gt; text80.txt</text:p>
          </table:table-cell>
          <table:table-cell table:number-columns-repeated="3"/>
          <table:table-cell office:value-type="string" calcext:value-type="string">
            <text:p>В. Белов</text:p>
          </table:table-cell>
          <table:table-cell office:value-type="string" calcext:value-type="string">
            <text:p>Заплаткин</text:p>
          </table:table-cell>
          <table:table-cell/>
          <table:table-cell office:value-type="string" calcext:value-type="string">
            <text:p>Заплаткин</text:p>
          </table:table-cell>
          <table:table-cell table:number-columns-repeated="2"/>
          <table:table-cell table:formula="of:=&quot;echo -n &quot;&amp;[.Y$14]&amp;[.Q94]&amp;[.Y$14]&amp;&quot; | cat &gt; title&quot;&amp;[.C94]&amp;&quot;.txt&quot;" office:value-type="string" office:string-value="echo -n &quot;Заплаткин&quot; | cat &gt; title80.txt" calcext:value-type="string">
            <text:p>echo -n "Заплаткин" | cat &gt; title80.txt</text:p>
          </table:table-cell>
          <table:table-cell table:formula="of:=&quot;echo -n &quot;&amp;[.Y$14]&amp;[.P94]&amp;[.Y$14]&amp;&quot; | cat &gt; author&quot;&amp;[.C94]&amp;&quot;.txt&quot;" office:value-type="string" office:string-value="echo -n &quot;В. Белов&quot; | cat &gt; author80.txt" calcext:value-type="string">
            <text:p>echo -n "В. Белов" | cat &gt; author80.txt</text:p>
          </table:table-cell>
          <table:table-cell/>
          <table:table-cell table:formula="of:=&quot;cat preambule1.txt title&quot;&amp;[.C94]&amp;&quot;.txt preambule2.txt  linkpicture&quot;&amp;[.C94]&amp;&quot;.txt preambulethumb.txt linkpicture&quot;&amp;[.C94]&amp;&quot;.txt preambule25.txt linkname&quot;&amp;[.C94]&amp;&quot;.txt preambule3.txt author&quot;&amp;[.C94]&amp;&quot;.txt preambule35.txt   text&quot;&amp;[.C94]&amp;&quot;.txt &gt; &quot;&amp;[.S94]&amp;&quot;.md&quot;" office:value-type="string" office:string-value="cat preambule1.txt title80.txt preambule2.txt  linkpicture80.txt preambulethumb.txt linkpicture80.txt preambule25.txt linkname80.txt preambule3.txt author80.txt preambule35.txt   text80.txt &gt; Заплаткин.md" calcext:value-type="string">
            <text:p>cat preambule1.txt title80.txt preambule2.txt <text:s/>linkpicture80.txt preambulethumb.txt linkpicture80.txt preambule25.txt linkname80.txt preambule3.txt author80.txt preambule35.txt <text:s text:c="2"/>text80.txt &gt; Заплаткин.md</text:p>
          </table:table-cell>
        </table:table-row>
        <table:table-row table:style-name="ro1">
          <table:table-cell/>
          <table:table-cell table:formula="of:=[.F95]-[.E95]"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287" calcext:value-type="float">
            <text:p>1287</text:p>
          </table:table-cell>
          <table:table-cell table:formula="of:=[.E96]-1" office:value-type="float" office:value="1299" calcext:value-type="float">
            <text:p>1299</text:p>
          </table:table-cell>
          <table:table-cell table:formula="of:=IF([.F95]&gt;[.E95])" office:value-type="boolean" office:boolean-value="true" calcext:value-type="boolean">
            <text:p>ИСТИНА</text:p>
          </table:table-cell>
          <table:table-cell table:formula="of:=[.L$14]&amp;[.F95]&amp;&quot;p&quot;&amp;[.L$13]&amp;&quot; &gt; author&quot;&amp;[.C95]&amp;&quot;.txt&quot;" office:value-type="string" office:string-value="sed -n '1299p' &gt; author81.txt" calcext:value-type="string">
            <text:p>sed -n '1299p' &gt; author81.txt</text:p>
          </table:table-cell>
          <table:table-cell table:formula="of:=[.L$14]&amp;[.F95]&amp;&quot;p&quot;&amp;[.L$13]&amp;&quot;&quot;" office:value-type="string" office:string-value="sed -n '1299p'" calcext:value-type="string">
            <text:p>sed -n '1299p'</text:p>
          </table:table-cell>
          <table:table-cell table:formula="of:=[.E95]+1" office:value-type="float" office:value="1288" calcext:value-type="float">
            <text:p>1288</text:p>
          </table:table-cell>
          <table:table-cell table:formula="of:=[.F95]-1" office:value-type="float" office:value="1298" calcext:value-type="float">
            <text:p>1298</text:p>
          </table:table-cell>
          <table:table-cell table:formula="of:=[.L$14]&amp;[.J95]&amp;&quot;,&quot;&amp;[.K95]&amp;&quot;p;&quot;&amp;[.K95]&amp;&quot;q&quot;&amp;[.L$13]&amp;&quot; &gt; text&quot;&amp;[.C95]&amp;&quot;.txt&quot;" office:value-type="string" office:string-value="sed -n '1288,1298p;1298q' &gt; text81.txt" calcext:value-type="string">
            <text:p>sed -n '1288,1298p;1298q' &gt; text81.txt</text:p>
          </table:table-cell>
          <table:table-cell table:number-columns-repeated="3"/>
          <table:table-cell office:value-type="string" calcext:value-type="string">
            <text:p>М. Пришвин</text:p>
          </table:table-cell>
          <table:table-cell office:value-type="string" calcext:value-type="string">
            <text:p>Медведь</text:p>
          </table:table-cell>
          <table:table-cell/>
          <table:table-cell office:value-type="string" calcext:value-type="string">
            <text:p>Медведь</text:p>
          </table:table-cell>
          <table:table-cell table:number-columns-repeated="2"/>
          <table:table-cell table:formula="of:=&quot;echo -n &quot;&amp;[.Y$14]&amp;[.Q95]&amp;[.Y$14]&amp;&quot; | cat &gt; title&quot;&amp;[.C95]&amp;&quot;.txt&quot;" office:value-type="string" office:string-value="echo -n &quot;Медведь&quot; | cat &gt; title81.txt" calcext:value-type="string">
            <text:p>echo -n "Медведь" | cat &gt; title81.txt</text:p>
          </table:table-cell>
          <table:table-cell table:formula="of:=&quot;echo -n &quot;&amp;[.Y$14]&amp;[.P95]&amp;[.Y$14]&amp;&quot; | cat &gt; author&quot;&amp;[.C95]&amp;&quot;.txt&quot;" office:value-type="string" office:string-value="echo -n &quot;М. Пришвин&quot; | cat &gt; author81.txt" calcext:value-type="string">
            <text:p>echo -n "М. Пришвин" | cat &gt; author81.txt</text:p>
          </table:table-cell>
          <table:table-cell/>
          <table:table-cell table:formula="of:=&quot;cat preambule1.txt title&quot;&amp;[.C95]&amp;&quot;.txt preambule2.txt  linkpicture&quot;&amp;[.C95]&amp;&quot;.txt preambulethumb.txt linkpicture&quot;&amp;[.C95]&amp;&quot;.txt preambule25.txt linkname&quot;&amp;[.C95]&amp;&quot;.txt preambule3.txt author&quot;&amp;[.C95]&amp;&quot;.txt preambule35.txt   text&quot;&amp;[.C95]&amp;&quot;.txt &gt; &quot;&amp;[.S95]&amp;&quot;.md&quot;" office:value-type="string" office:string-value="cat preambule1.txt title81.txt preambule2.txt  linkpicture81.txt preambulethumb.txt linkpicture81.txt preambule25.txt linkname81.txt preambule3.txt author81.txt preambule35.txt   text81.txt &gt; Медведь.md" calcext:value-type="string">
            <text:p>cat preambule1.txt title81.txt preambule2.txt <text:s/>linkpicture81.txt preambulethumb.txt linkpicture81.txt preambule25.txt linkname81.txt preambule3.txt author81.txt preambule35.txt <text:s text:c="2"/>text81.txt &gt; Медведь.md</text:p>
          </table:table-cell>
        </table:table-row>
        <table:table-row table:style-name="ro1">
          <table:table-cell/>
          <table:table-cell table:formula="of:=[.F96]-[.E96]"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300" calcext:value-type="float">
            <text:p>1300</text:p>
          </table:table-cell>
          <table:table-cell table:formula="of:=[.E97]-1" office:value-type="float" office:value="1312" calcext:value-type="float">
            <text:p>1312</text:p>
          </table:table-cell>
          <table:table-cell table:formula="of:=IF([.F96]&gt;[.E96])" office:value-type="boolean" office:boolean-value="true" calcext:value-type="boolean">
            <text:p>ИСТИНА</text:p>
          </table:table-cell>
          <table:table-cell table:formula="of:=[.L$14]&amp;[.F96]&amp;&quot;p&quot;&amp;[.L$13]&amp;&quot; &gt; author&quot;&amp;[.C96]&amp;&quot;.txt&quot;" office:value-type="string" office:string-value="sed -n '1312p' &gt; author82.txt" calcext:value-type="string">
            <text:p>sed -n '1312p' &gt; author82.txt</text:p>
          </table:table-cell>
          <table:table-cell table:formula="of:=[.L$14]&amp;[.F96]&amp;&quot;p&quot;&amp;[.L$13]&amp;&quot;&quot;" office:value-type="string" office:string-value="sed -n '1312p'" calcext:value-type="string">
            <text:p>sed -n '1312p'</text:p>
          </table:table-cell>
          <table:table-cell table:formula="of:=[.E96]+1" office:value-type="float" office:value="1301" calcext:value-type="float">
            <text:p>1301</text:p>
          </table:table-cell>
          <table:table-cell table:formula="of:=[.F96]-1" office:value-type="float" office:value="1311" calcext:value-type="float">
            <text:p>1311</text:p>
          </table:table-cell>
          <table:table-cell table:formula="of:=[.L$14]&amp;[.J96]&amp;&quot;,&quot;&amp;[.K96]&amp;&quot;p;&quot;&amp;[.K96]&amp;&quot;q&quot;&amp;[.L$13]&amp;&quot; &gt; text&quot;&amp;[.C96]&amp;&quot;.txt&quot;" office:value-type="string" office:string-value="sed -n '1301,1311p;1311q' &gt; text82.txt" calcext:value-type="string">
            <text:p>sed -n '1301,1311p;1311q' &gt; text82.txt</text:p>
          </table:table-cell>
          <table:table-cell table:number-columns-repeated="3"/>
          <table:table-cell office:value-type="string" calcext:value-type="string">
            <text:p>К. Паустовский</text:p>
          </table:table-cell>
          <table:table-cell office:value-type="string" calcext:value-type="string">
            <text:p>Увлекательное занятие</text:p>
          </table:table-cell>
          <table:table-cell/>
          <table:table-cell office:value-type="string" calcext:value-type="string">
            <text:p>Увлекательное занятие</text:p>
          </table:table-cell>
          <table:table-cell table:number-columns-repeated="2"/>
          <table:table-cell table:formula="of:=&quot;echo -n &quot;&amp;[.Y$14]&amp;[.Q96]&amp;[.Y$14]&amp;&quot; | cat &gt; title&quot;&amp;[.C96]&amp;&quot;.txt&quot;" office:value-type="string" office:string-value="echo -n &quot;Увлекательное занятие&quot; | cat &gt; title82.txt" calcext:value-type="string">
            <text:p>echo -n "Увлекательное занятие" | cat &gt; title82.txt</text:p>
          </table:table-cell>
          <table:table-cell table:formula="of:=&quot;echo -n &quot;&amp;[.Y$14]&amp;[.P96]&amp;[.Y$14]&amp;&quot; | cat &gt; author&quot;&amp;[.C96]&amp;&quot;.txt&quot;" office:value-type="string" office:string-value="echo -n &quot;К. Паустовский&quot; | cat &gt; author82.txt" calcext:value-type="string">
            <text:p>echo -n "К. Паустовский" | cat &gt; author82.txt</text:p>
          </table:table-cell>
          <table:table-cell/>
          <table:table-cell table:formula="of:=&quot;cat preambule1.txt title&quot;&amp;[.C96]&amp;&quot;.txt preambule2.txt  linkpicture&quot;&amp;[.C96]&amp;&quot;.txt preambulethumb.txt linkpicture&quot;&amp;[.C96]&amp;&quot;.txt preambule25.txt linkname&quot;&amp;[.C96]&amp;&quot;.txt preambule3.txt author&quot;&amp;[.C96]&amp;&quot;.txt preambule35.txt   text&quot;&amp;[.C96]&amp;&quot;.txt &gt; &quot;&amp;[.S96]&amp;&quot;.md&quot;" office:value-type="string" office:string-value="cat preambule1.txt title82.txt preambule2.txt  linkpicture82.txt preambulethumb.txt linkpicture82.txt preambule25.txt linkname82.txt preambule3.txt author82.txt preambule35.txt   text82.txt &gt; Увлекательное занятие.md" calcext:value-type="string">
            <text:p>cat preambule1.txt title82.txt preambule2.txt <text:s/>linkpicture82.txt preambulethumb.txt linkpicture82.txt preambule25.txt linkname82.txt preambule3.txt author82.txt preambule35.txt <text:s text:c="2"/>text82.txt &gt; Увлекательное занятие.md</text:p>
          </table:table-cell>
        </table:table-row>
        <table:table-row table:style-name="ro1">
          <table:table-cell/>
          <table:table-cell table:formula="of:=[.F97]-[.E97]"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313" calcext:value-type="float">
            <text:p>1313</text:p>
          </table:table-cell>
          <table:table-cell table:formula="of:=[.E98]-1" office:value-type="float" office:value="1326" calcext:value-type="float">
            <text:p>1326</text:p>
          </table:table-cell>
          <table:table-cell table:formula="of:=IF([.F97]&gt;[.E97])" office:value-type="boolean" office:boolean-value="true" calcext:value-type="boolean">
            <text:p>ИСТИНА</text:p>
          </table:table-cell>
          <table:table-cell table:formula="of:=[.L$14]&amp;[.F97]&amp;&quot;p&quot;&amp;[.L$13]&amp;&quot; &gt; author&quot;&amp;[.C97]&amp;&quot;.txt&quot;" office:value-type="string" office:string-value="sed -n '1326p' &gt; author83.txt" calcext:value-type="string">
            <text:p>sed -n '1326p' &gt; author83.txt</text:p>
          </table:table-cell>
          <table:table-cell table:formula="of:=[.L$14]&amp;[.F97]&amp;&quot;p&quot;&amp;[.L$13]&amp;&quot;&quot;" office:value-type="string" office:string-value="sed -n '1326p'" calcext:value-type="string">
            <text:p>sed -n '1326p'</text:p>
          </table:table-cell>
          <table:table-cell table:formula="of:=[.E97]+1" office:value-type="float" office:value="1314" calcext:value-type="float">
            <text:p>1314</text:p>
          </table:table-cell>
          <table:table-cell table:formula="of:=[.F97]-1" office:value-type="float" office:value="1325" calcext:value-type="float">
            <text:p>1325</text:p>
          </table:table-cell>
          <table:table-cell table:formula="of:=[.L$14]&amp;[.J97]&amp;&quot;,&quot;&amp;[.K97]&amp;&quot;p;&quot;&amp;[.K97]&amp;&quot;q&quot;&amp;[.L$13]&amp;&quot; &gt; text&quot;&amp;[.C97]&amp;&quot;.txt&quot;" office:value-type="string" office:string-value="sed -n '1314,1325p;1325q' &gt; text83.txt" calcext:value-type="string">
            <text:p>sed -n '1314,1325p;1325q' &gt; text83.txt</text:p>
          </table:table-cell>
          <table:table-cell table:number-columns-repeated="3"/>
          <table:table-cell office:value-type="string" calcext:value-type="string">
            <text:p>К. Паустовский</text:p>
          </table:table-cell>
          <table:table-cell office:value-type="string" calcext:value-type="string">
            <text:p>Воспоминание о Крыме</text:p>
          </table:table-cell>
          <table:table-cell/>
          <table:table-cell office:value-type="string" calcext:value-type="string">
            <text:p>Воспоминание о Крыме</text:p>
          </table:table-cell>
          <table:table-cell table:number-columns-repeated="2"/>
          <table:table-cell table:formula="of:=&quot;echo -n &quot;&amp;[.Y$14]&amp;[.Q97]&amp;[.Y$14]&amp;&quot; | cat &gt; title&quot;&amp;[.C97]&amp;&quot;.txt&quot;" office:value-type="string" office:string-value="echo -n &quot;Воспоминание о Крыме&quot; | cat &gt; title83.txt" calcext:value-type="string">
            <text:p>echo -n "Воспоминание о Крыме" | cat &gt; title83.txt</text:p>
          </table:table-cell>
          <table:table-cell table:formula="of:=&quot;echo -n &quot;&amp;[.Y$14]&amp;[.P97]&amp;[.Y$14]&amp;&quot; | cat &gt; author&quot;&amp;[.C97]&amp;&quot;.txt&quot;" office:value-type="string" office:string-value="echo -n &quot;К. Паустовский&quot; | cat &gt; author83.txt" calcext:value-type="string">
            <text:p>echo -n "К. Паустовский" | cat &gt; author83.txt</text:p>
          </table:table-cell>
          <table:table-cell/>
          <table:table-cell table:formula="of:=&quot;cat preambule1.txt title&quot;&amp;[.C97]&amp;&quot;.txt preambule2.txt  linkpicture&quot;&amp;[.C97]&amp;&quot;.txt preambulethumb.txt linkpicture&quot;&amp;[.C97]&amp;&quot;.txt preambule25.txt linkname&quot;&amp;[.C97]&amp;&quot;.txt preambule3.txt author&quot;&amp;[.C97]&amp;&quot;.txt preambule35.txt   text&quot;&amp;[.C97]&amp;&quot;.txt &gt; &quot;&amp;[.S97]&amp;&quot;.md&quot;" office:value-type="string" office:string-value="cat preambule1.txt title83.txt preambule2.txt  linkpicture83.txt preambulethumb.txt linkpicture83.txt preambule25.txt linkname83.txt preambule3.txt author83.txt preambule35.txt   text83.txt &gt; Воспоминание о Крыме.md" calcext:value-type="string">
            <text:p>cat preambule1.txt title83.txt preambule2.txt <text:s/>linkpicture83.txt preambulethumb.txt linkpicture83.txt preambule25.txt linkname83.txt preambule3.txt author83.txt preambule35.txt <text:s text:c="2"/>text83.txt &gt; Воспоминание о Крыме.md</text:p>
          </table:table-cell>
        </table:table-row>
        <table:table-row table:style-name="ro1">
          <table:table-cell/>
          <table:table-cell table:formula="of:=[.F98]-[.E98]"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327" calcext:value-type="float">
            <text:p>1327</text:p>
          </table:table-cell>
          <table:table-cell table:formula="of:=[.E99]-1" office:value-type="float" office:value="1350" calcext:value-type="float">
            <text:p>1350</text:p>
          </table:table-cell>
          <table:table-cell table:formula="of:=IF([.F98]&gt;[.E98])" office:value-type="boolean" office:boolean-value="true" calcext:value-type="boolean">
            <text:p>ИСТИНА</text:p>
          </table:table-cell>
          <table:table-cell table:formula="of:=[.L$14]&amp;[.F98]&amp;&quot;p&quot;&amp;[.L$13]&amp;&quot; &gt; author&quot;&amp;[.C98]&amp;&quot;.txt&quot;" office:value-type="string" office:string-value="sed -n '1350p' &gt; author84.txt" calcext:value-type="string">
            <text:p>sed -n '1350p' &gt; author84.txt</text:p>
          </table:table-cell>
          <table:table-cell table:formula="of:=[.L$14]&amp;[.F98]&amp;&quot;p&quot;&amp;[.L$13]&amp;&quot;&quot;" office:value-type="string" office:string-value="sed -n '1350p'" calcext:value-type="string">
            <text:p>sed -n '1350p'</text:p>
          </table:table-cell>
          <table:table-cell table:formula="of:=[.E98]+1" office:value-type="float" office:value="1328" calcext:value-type="float">
            <text:p>1328</text:p>
          </table:table-cell>
          <table:table-cell table:formula="of:=[.F98]-1" office:value-type="float" office:value="1349" calcext:value-type="float">
            <text:p>1349</text:p>
          </table:table-cell>
          <table:table-cell table:formula="of:=[.L$14]&amp;[.J98]&amp;&quot;,&quot;&amp;[.K98]&amp;&quot;p;&quot;&amp;[.K98]&amp;&quot;q&quot;&amp;[.L$13]&amp;&quot; &gt; text&quot;&amp;[.C98]&amp;&quot;.txt&quot;" office:value-type="string" office:string-value="sed -n '1328,1349p;1349q' &gt; text84.txt" calcext:value-type="string">
            <text:p>sed -n '1328,1349p;1349q' &gt; text84.txt</text:p>
          </table:table-cell>
          <table:table-cell table:number-columns-repeated="3"/>
          <table:table-cell office:value-type="string" calcext:value-type="string">
            <text:p>К. Паустовский</text:p>
          </table:table-cell>
          <table:table-cell office:value-type="string" calcext:value-type="string">
            <text:p>Музыка для Золушки</text:p>
          </table:table-cell>
          <table:table-cell/>
          <table:table-cell office:value-type="string" calcext:value-type="string">
            <text:p>Музыка для Золушки</text:p>
          </table:table-cell>
          <table:table-cell table:number-columns-repeated="2"/>
          <table:table-cell table:formula="of:=&quot;echo -n &quot;&amp;[.Y$14]&amp;[.Q98]&amp;[.Y$14]&amp;&quot; | cat &gt; title&quot;&amp;[.C98]&amp;&quot;.txt&quot;" office:value-type="string" office:string-value="echo -n &quot;Музыка для Золушки&quot; | cat &gt; title84.txt" calcext:value-type="string">
            <text:p>echo -n "Музыка для Золушки" | cat &gt; title84.txt</text:p>
          </table:table-cell>
          <table:table-cell table:formula="of:=&quot;echo -n &quot;&amp;[.Y$14]&amp;[.P98]&amp;[.Y$14]&amp;&quot; | cat &gt; author&quot;&amp;[.C98]&amp;&quot;.txt&quot;" office:value-type="string" office:string-value="echo -n &quot;К. Паустовский&quot; | cat &gt; author84.txt" calcext:value-type="string">
            <text:p>echo -n "К. Паустовский" | cat &gt; author84.txt</text:p>
          </table:table-cell>
          <table:table-cell/>
          <table:table-cell table:formula="of:=&quot;cat preambule1.txt title&quot;&amp;[.C98]&amp;&quot;.txt preambule2.txt  linkpicture&quot;&amp;[.C98]&amp;&quot;.txt preambulethumb.txt linkpicture&quot;&amp;[.C98]&amp;&quot;.txt preambule25.txt linkname&quot;&amp;[.C98]&amp;&quot;.txt preambule3.txt author&quot;&amp;[.C98]&amp;&quot;.txt preambule35.txt   text&quot;&amp;[.C98]&amp;&quot;.txt &gt; &quot;&amp;[.S98]&amp;&quot;.md&quot;" office:value-type="string" office:string-value="cat preambule1.txt title84.txt preambule2.txt  linkpicture84.txt preambulethumb.txt linkpicture84.txt preambule25.txt linkname84.txt preambule3.txt author84.txt preambule35.txt   text84.txt &gt; Музыка для Золушки.md" calcext:value-type="string">
            <text:p>cat preambule1.txt title84.txt preambule2.txt <text:s/>linkpicture84.txt preambulethumb.txt linkpicture84.txt preambule25.txt linkname84.txt preambule3.txt author84.txt preambule35.txt <text:s text:c="2"/>text84.txt &gt; Музыка для Золушки.md</text:p>
          </table:table-cell>
        </table:table-row>
        <table:table-row table:style-name="ro1">
          <table:table-cell/>
          <table:table-cell table:formula="of:=[.F99]-[.E99]"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351" calcext:value-type="float">
            <text:p>1351</text:p>
          </table:table-cell>
          <table:table-cell table:formula="of:=[.E100]-1" office:value-type="float" office:value="1363" calcext:value-type="float">
            <text:p>1363</text:p>
          </table:table-cell>
          <table:table-cell table:formula="of:=IF([.F99]&gt;[.E99])" office:value-type="boolean" office:boolean-value="true" calcext:value-type="boolean">
            <text:p>ИСТИНА</text:p>
          </table:table-cell>
          <table:table-cell table:formula="of:=[.L$14]&amp;[.F99]&amp;&quot;p&quot;&amp;[.L$13]&amp;&quot; &gt; author&quot;&amp;[.C99]&amp;&quot;.txt&quot;" office:value-type="string" office:string-value="sed -n '1363p' &gt; author85.txt" calcext:value-type="string">
            <text:p>sed -n '1363p' &gt; author85.txt</text:p>
          </table:table-cell>
          <table:table-cell table:formula="of:=[.L$14]&amp;[.F99]&amp;&quot;p&quot;&amp;[.L$13]&amp;&quot;&quot;" office:value-type="string" office:string-value="sed -n '1363p'" calcext:value-type="string">
            <text:p>sed -n '1363p'</text:p>
          </table:table-cell>
          <table:table-cell table:formula="of:=[.E99]+1" office:value-type="float" office:value="1352" calcext:value-type="float">
            <text:p>1352</text:p>
          </table:table-cell>
          <table:table-cell table:formula="of:=[.F99]-1" office:value-type="float" office:value="1362" calcext:value-type="float">
            <text:p>1362</text:p>
          </table:table-cell>
          <table:table-cell table:formula="of:=[.L$14]&amp;[.J99]&amp;&quot;,&quot;&amp;[.K99]&amp;&quot;p;&quot;&amp;[.K99]&amp;&quot;q&quot;&amp;[.L$13]&amp;&quot; &gt; text&quot;&amp;[.C99]&amp;&quot;.txt&quot;" office:value-type="string" office:string-value="sed -n '1352,1362p;1362q' &gt; text85.txt" calcext:value-type="string">
            <text:p>sed -n '1352,1362p;1362q' &gt; text85.txt</text:p>
          </table:table-cell>
          <table:table-cell table:number-columns-repeated="3"/>
          <table:table-cell office:value-type="string" calcext:value-type="string">
            <text:p>Н. Кун</text:p>
          </table:table-cell>
          <table:table-cell office:value-type="string" calcext:value-type="string">
            <text:p>Дедал и Икар</text:p>
          </table:table-cell>
          <table:table-cell/>
          <table:table-cell office:value-type="string" calcext:value-type="string">
            <text:p>Дедал и Икар</text:p>
          </table:table-cell>
          <table:table-cell table:number-columns-repeated="2"/>
          <table:table-cell table:formula="of:=&quot;echo -n &quot;&amp;[.Y$14]&amp;[.Q99]&amp;[.Y$14]&amp;&quot; | cat &gt; title&quot;&amp;[.C99]&amp;&quot;.txt&quot;" office:value-type="string" office:string-value="echo -n &quot;Дедал и Икар&quot; | cat &gt; title85.txt" calcext:value-type="string">
            <text:p>echo -n "Дедал и Икар" | cat &gt; title85.txt</text:p>
          </table:table-cell>
          <table:table-cell table:formula="of:=&quot;echo -n &quot;&amp;[.Y$14]&amp;[.P99]&amp;[.Y$14]&amp;&quot; | cat &gt; author&quot;&amp;[.C99]&amp;&quot;.txt&quot;" office:value-type="string" office:string-value="echo -n &quot;Н. Кун&quot; | cat &gt; author85.txt" calcext:value-type="string">
            <text:p>echo -n "Н. Кун" | cat &gt; author85.txt</text:p>
          </table:table-cell>
          <table:table-cell/>
          <table:table-cell table:formula="of:=&quot;cat preambule1.txt title&quot;&amp;[.C99]&amp;&quot;.txt preambule2.txt  linkpicture&quot;&amp;[.C99]&amp;&quot;.txt preambulethumb.txt linkpicture&quot;&amp;[.C99]&amp;&quot;.txt preambule25.txt linkname&quot;&amp;[.C99]&amp;&quot;.txt preambule3.txt author&quot;&amp;[.C99]&amp;&quot;.txt preambule35.txt   text&quot;&amp;[.C99]&amp;&quot;.txt &gt; &quot;&amp;[.S99]&amp;&quot;.md&quot;" office:value-type="string" office:string-value="cat preambule1.txt title85.txt preambule2.txt  linkpicture85.txt preambulethumb.txt linkpicture85.txt preambule25.txt linkname85.txt preambule3.txt author85.txt preambule35.txt   text85.txt &gt; Дедал и Икар.md" calcext:value-type="string">
            <text:p>cat preambule1.txt title85.txt preambule2.txt <text:s/>linkpicture85.txt preambulethumb.txt linkpicture85.txt preambule25.txt linkname85.txt preambule3.txt author85.txt preambule35.txt <text:s text:c="2"/>text85.txt &gt; Дедал и Икар.md</text:p>
          </table:table-cell>
        </table:table-row>
        <table:table-row table:style-name="ro1">
          <table:table-cell/>
          <table:table-cell table:formula="of:=[.F100]-[.E100]"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364" calcext:value-type="float">
            <text:p>1364</text:p>
          </table:table-cell>
          <table:table-cell table:formula="of:=[.E101]-1" office:value-type="float" office:value="1371" calcext:value-type="float">
            <text:p>1371</text:p>
          </table:table-cell>
          <table:table-cell table:formula="of:=IF([.F100]&gt;[.E100])" office:value-type="boolean" office:boolean-value="true" calcext:value-type="boolean">
            <text:p>ИСТИНА</text:p>
          </table:table-cell>
          <table:table-cell table:formula="of:=[.L$14]&amp;[.F100]&amp;&quot;p&quot;&amp;[.L$13]&amp;&quot; &gt; author&quot;&amp;[.C100]&amp;&quot;.txt&quot;" office:value-type="string" office:string-value="sed -n '1371p' &gt; author86.txt" calcext:value-type="string">
            <text:p>sed -n '1371p' &gt; author86.txt</text:p>
          </table:table-cell>
          <table:table-cell table:formula="of:=[.L$14]&amp;[.F100]&amp;&quot;p&quot;&amp;[.L$13]&amp;&quot;&quot;" office:value-type="string" office:string-value="sed -n '1371p'" calcext:value-type="string">
            <text:p>sed -n '1371p'</text:p>
          </table:table-cell>
          <table:table-cell table:formula="of:=[.E100]+1" office:value-type="float" office:value="1365" calcext:value-type="float">
            <text:p>1365</text:p>
          </table:table-cell>
          <table:table-cell table:formula="of:=[.F100]-1" office:value-type="float" office:value="1370" calcext:value-type="float">
            <text:p>1370</text:p>
          </table:table-cell>
          <table:table-cell table:formula="of:=[.L$14]&amp;[.J100]&amp;&quot;,&quot;&amp;[.K100]&amp;&quot;p;&quot;&amp;[.K100]&amp;&quot;q&quot;&amp;[.L$13]&amp;&quot; &gt; text&quot;&amp;[.C100]&amp;&quot;.txt&quot;" office:value-type="string" office:string-value="sed -n '1365,1370p;1370q' &gt; text86.txt" calcext:value-type="string">
            <text:p>sed -n '1365,1370p;1370q' &gt; text86.txt</text:p>
          </table:table-cell>
          <table:table-cell table:number-columns-repeated="3"/>
          <table:table-cell office:value-type="string" calcext:value-type="string">
            <text:p>Из энциклопедии «Я познаю мир. Мир загадочного»</text:p>
          </table:table-cell>
          <table:table-cell office:value-type="string" calcext:value-type="string">
            <text:p>Мир полон чудес*</text:p>
          </table:table-cell>
          <table:table-cell/>
          <table:table-cell office:value-type="string" calcext:value-type="string">
            <text:p>Мир полон чудес*</text:p>
          </table:table-cell>
          <table:table-cell table:number-columns-repeated="2"/>
          <table:table-cell table:formula="of:=&quot;echo -n &quot;&amp;[.Y$14]&amp;[.Q100]&amp;[.Y$14]&amp;&quot; | cat &gt; title&quot;&amp;[.C100]&amp;&quot;.txt&quot;" office:value-type="string" office:string-value="echo -n &quot;Мир полон чудес*&quot; | cat &gt; title86.txt" calcext:value-type="string">
            <text:p>echo -n "Мир полон чудес*" | cat &gt; title86.txt</text:p>
          </table:table-cell>
          <table:table-cell table:formula="of:=&quot;echo -n &quot;&amp;[.Y$14]&amp;[.P100]&amp;[.Y$14]&amp;&quot; | cat &gt; author&quot;&amp;[.C100]&amp;&quot;.txt&quot;" office:value-type="string" office:string-value="echo -n &quot;Из энциклопедии «Я познаю мир. Мир загадочного»&quot; | cat &gt; author86.txt" calcext:value-type="string">
            <text:p>echo -n "Из энциклопедии «Я познаю мир. Мир загадочного»" | cat &gt; author86.txt</text:p>
          </table:table-cell>
          <table:table-cell/>
          <table:table-cell table:formula="of:=&quot;cat preambule1.txt title&quot;&amp;[.C100]&amp;&quot;.txt preambule2.txt  linkpicture&quot;&amp;[.C100]&amp;&quot;.txt preambulethumb.txt linkpicture&quot;&amp;[.C100]&amp;&quot;.txt preambule25.txt linkname&quot;&amp;[.C100]&amp;&quot;.txt preambule3.txt author&quot;&amp;[.C100]&amp;&quot;.txt preambule35.txt   text&quot;&amp;[.C100]&amp;&quot;.txt &gt; &quot;&amp;[.S100]&amp;&quot;.md&quot;" office:value-type="string" office:string-value="cat preambule1.txt title86.txt preambule2.txt  linkpicture86.txt preambulethumb.txt linkpicture86.txt preambule25.txt linkname86.txt preambule3.txt author86.txt preambule35.txt   text86.txt &gt; Мир полон чудес*.md" calcext:value-type="string">
            <text:p>cat preambule1.txt title86.txt preambule2.txt <text:s/>linkpicture86.txt preambulethumb.txt linkpicture86.txt preambule25.txt linkname86.txt preambule3.txt author86.txt preambule35.txt <text:s text:c="2"/>text86.txt &gt; Мир полон чудес*.md</text:p>
          </table:table-cell>
        </table:table-row>
        <table:table-row table:style-name="ro1">
          <table:table-cell/>
          <table:table-cell table:formula="of:=[.F101]-[.E101]"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372" calcext:value-type="float">
            <text:p>1372</text:p>
          </table:table-cell>
          <table:table-cell table:formula="of:=[.E102]-1" office:value-type="float" office:value="1403" calcext:value-type="float">
            <text:p>1403</text:p>
          </table:table-cell>
          <table:table-cell table:formula="of:=IF([.F101]&gt;[.E101])" office:value-type="boolean" office:boolean-value="true" calcext:value-type="boolean">
            <text:p>ИСТИНА</text:p>
          </table:table-cell>
          <table:table-cell table:formula="of:=[.L$14]&amp;[.F101]&amp;&quot;p&quot;&amp;[.L$13]&amp;&quot; &gt; author&quot;&amp;[.C101]&amp;&quot;.txt&quot;" office:value-type="string" office:string-value="sed -n '1403p' &gt; author87.txt" calcext:value-type="string">
            <text:p>sed -n '1403p' &gt; author87.txt</text:p>
          </table:table-cell>
          <table:table-cell table:formula="of:=[.L$14]&amp;[.F101]&amp;&quot;p&quot;&amp;[.L$13]&amp;&quot;&quot;" office:value-type="string" office:string-value="sed -n '1403p'" calcext:value-type="string">
            <text:p>sed -n '1403p'</text:p>
          </table:table-cell>
          <table:table-cell table:formula="of:=[.E101]+1" office:value-type="float" office:value="1373" calcext:value-type="float">
            <text:p>1373</text:p>
          </table:table-cell>
          <table:table-cell table:formula="of:=[.F101]-1" office:value-type="float" office:value="1402" calcext:value-type="float">
            <text:p>1402</text:p>
          </table:table-cell>
          <table:table-cell table:formula="of:=[.L$14]&amp;[.J101]&amp;&quot;,&quot;&amp;[.K101]&amp;&quot;p;&quot;&amp;[.K101]&amp;&quot;q&quot;&amp;[.L$13]&amp;&quot; &gt; text&quot;&amp;[.C101]&amp;&quot;.txt&quot;" office:value-type="string" office:string-value="sed -n '1373,1402p;1402q' &gt; text87.txt" calcext:value-type="string">
            <text:p>sed -n '1373,1402p;1402q' &gt; text87.txt</text:p>
          </table:table-cell>
          <table:table-cell table:number-columns-repeated="3"/>
          <table:table-cell office:value-type="string" calcext:value-type="string">
            <text:p>Т. Тэсс</text:p>
          </table:table-cell>
          <table:table-cell office:value-type="string" calcext:value-type="string">
            <text:p>Добрые зерна</text:p>
          </table:table-cell>
          <table:table-cell/>
          <table:table-cell office:value-type="string" calcext:value-type="string">
            <text:p>Добрые зерна</text:p>
          </table:table-cell>
          <table:table-cell table:number-columns-repeated="2"/>
          <table:table-cell table:formula="of:=&quot;echo -n &quot;&amp;[.Y$14]&amp;[.Q101]&amp;[.Y$14]&amp;&quot; | cat &gt; title&quot;&amp;[.C101]&amp;&quot;.txt&quot;" office:value-type="string" office:string-value="echo -n &quot;Добрые зерна&quot; | cat &gt; title87.txt" calcext:value-type="string">
            <text:p>echo -n "Добрые зерна" | cat &gt; title87.txt</text:p>
          </table:table-cell>
          <table:table-cell table:formula="of:=&quot;echo -n &quot;&amp;[.Y$14]&amp;[.P101]&amp;[.Y$14]&amp;&quot; | cat &gt; author&quot;&amp;[.C101]&amp;&quot;.txt&quot;" office:value-type="string" office:string-value="echo -n &quot;Т. Тэсс&quot; | cat &gt; author87.txt" calcext:value-type="string">
            <text:p>echo -n "Т. Тэсс" | cat &gt; author87.txt</text:p>
          </table:table-cell>
          <table:table-cell/>
          <table:table-cell table:formula="of:=&quot;cat preambule1.txt title&quot;&amp;[.C101]&amp;&quot;.txt preambule2.txt  linkpicture&quot;&amp;[.C101]&amp;&quot;.txt preambulethumb.txt linkpicture&quot;&amp;[.C101]&amp;&quot;.txt preambule25.txt linkname&quot;&amp;[.C101]&amp;&quot;.txt preambule3.txt author&quot;&amp;[.C101]&amp;&quot;.txt preambule35.txt   text&quot;&amp;[.C101]&amp;&quot;.txt &gt; &quot;&amp;[.S101]&amp;&quot;.md&quot;" office:value-type="string" office:string-value="cat preambule1.txt title87.txt preambule2.txt  linkpicture87.txt preambulethumb.txt linkpicture87.txt preambule25.txt linkname87.txt preambule3.txt author87.txt preambule35.txt   text87.txt &gt; Добрые зерна.md" calcext:value-type="string">
            <text:p>cat preambule1.txt title87.txt preambule2.txt <text:s/>linkpicture87.txt preambulethumb.txt linkpicture87.txt preambule25.txt linkname87.txt preambule3.txt author87.txt preambule35.txt <text:s text:c="2"/>text87.txt &gt; Добрые зерна.md</text:p>
          </table:table-cell>
        </table:table-row>
        <table:table-row table:style-name="ro1">
          <table:table-cell/>
          <table:table-cell table:formula="of:=[.F102]-[.E102]"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404" calcext:value-type="float">
            <text:p>1404</text:p>
          </table:table-cell>
          <table:table-cell table:formula="of:=[.E103]-1" office:value-type="float" office:value="1420" calcext:value-type="float">
            <text:p>1420</text:p>
          </table:table-cell>
          <table:table-cell table:formula="of:=IF([.F102]&gt;[.E102])" office:value-type="boolean" office:boolean-value="true" calcext:value-type="boolean">
            <text:p>ИСТИНА</text:p>
          </table:table-cell>
          <table:table-cell table:formula="of:=[.L$14]&amp;[.F102]&amp;&quot;p&quot;&amp;[.L$13]&amp;&quot; &gt; author&quot;&amp;[.C102]&amp;&quot;.txt&quot;" office:value-type="string" office:string-value="sed -n '1420p' &gt; author88.txt" calcext:value-type="string">
            <text:p>sed -n '1420p' &gt; author88.txt</text:p>
          </table:table-cell>
          <table:table-cell table:formula="of:=[.L$14]&amp;[.F102]&amp;&quot;p&quot;&amp;[.L$13]&amp;&quot;&quot;" office:value-type="string" office:string-value="sed -n '1420p'" calcext:value-type="string">
            <text:p>sed -n '1420p'</text:p>
          </table:table-cell>
          <table:table-cell table:formula="of:=[.E102]+1" office:value-type="float" office:value="1405" calcext:value-type="float">
            <text:p>1405</text:p>
          </table:table-cell>
          <table:table-cell table:formula="of:=[.F102]-1" office:value-type="float" office:value="1419" calcext:value-type="float">
            <text:p>1419</text:p>
          </table:table-cell>
          <table:table-cell table:formula="of:=[.L$14]&amp;[.J102]&amp;&quot;,&quot;&amp;[.K102]&amp;&quot;p;&quot;&amp;[.K102]&amp;&quot;q&quot;&amp;[.L$13]&amp;&quot; &gt; text&quot;&amp;[.C102]&amp;&quot;.txt&quot;" office:value-type="string" office:string-value="sed -n '1405,1419p;1419q' &gt; text88.txt" calcext:value-type="string">
            <text:p>sed -n '1405,1419p;1419q' &gt; text88.txt</text:p>
          </table:table-cell>
          <table:table-cell table:number-columns-repeated="3"/>
          <table:table-cell office:value-type="string" calcext:value-type="string">
            <text:p>Т. Тэсс</text:p>
          </table:table-cell>
          <table:table-cell office:value-type="string" calcext:value-type="string">
            <text:p>Поступи как друг</text:p>
          </table:table-cell>
          <table:table-cell/>
          <table:table-cell office:value-type="string" calcext:value-type="string">
            <text:p>Поступи как друг</text:p>
          </table:table-cell>
          <table:table-cell table:number-columns-repeated="2"/>
          <table:table-cell table:formula="of:=&quot;echo -n &quot;&amp;[.Y$14]&amp;[.Q102]&amp;[.Y$14]&amp;&quot; | cat &gt; title&quot;&amp;[.C102]&amp;&quot;.txt&quot;" office:value-type="string" office:string-value="echo -n &quot;Поступи как друг&quot; | cat &gt; title88.txt" calcext:value-type="string">
            <text:p>echo -n "Поступи как друг" | cat &gt; title88.txt</text:p>
          </table:table-cell>
          <table:table-cell table:formula="of:=&quot;echo -n &quot;&amp;[.Y$14]&amp;[.P102]&amp;[.Y$14]&amp;&quot; | cat &gt; author&quot;&amp;[.C102]&amp;&quot;.txt&quot;" office:value-type="string" office:string-value="echo -n &quot;Т. Тэсс&quot; | cat &gt; author88.txt" calcext:value-type="string">
            <text:p>echo -n "Т. Тэсс" | cat &gt; author88.txt</text:p>
          </table:table-cell>
          <table:table-cell/>
          <table:table-cell table:formula="of:=&quot;cat preambule1.txt title&quot;&amp;[.C102]&amp;&quot;.txt preambule2.txt  linkpicture&quot;&amp;[.C102]&amp;&quot;.txt preambulethumb.txt linkpicture&quot;&amp;[.C102]&amp;&quot;.txt preambule25.txt linkname&quot;&amp;[.C102]&amp;&quot;.txt preambule3.txt author&quot;&amp;[.C102]&amp;&quot;.txt preambule35.txt   text&quot;&amp;[.C102]&amp;&quot;.txt &gt; &quot;&amp;[.S102]&amp;&quot;.md&quot;" office:value-type="string" office:string-value="cat preambule1.txt title88.txt preambule2.txt  linkpicture88.txt preambulethumb.txt linkpicture88.txt preambule25.txt linkname88.txt preambule3.txt author88.txt preambule35.txt   text88.txt &gt; Поступи как друг.md" calcext:value-type="string">
            <text:p>cat preambule1.txt title88.txt preambule2.txt <text:s/>linkpicture88.txt preambulethumb.txt linkpicture88.txt preambule25.txt linkname88.txt preambule3.txt author88.txt preambule35.txt <text:s text:c="2"/>text88.txt &gt; Поступи как друг.md</text:p>
          </table:table-cell>
        </table:table-row>
        <table:table-row table:style-name="ro1">
          <table:table-cell/>
          <table:table-cell table:formula="of:=[.F103]-[.E103]"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421" calcext:value-type="float">
            <text:p>1421</text:p>
          </table:table-cell>
          <table:table-cell table:formula="of:=[.E104]-1" office:value-type="float" office:value="1432" calcext:value-type="float">
            <text:p>1432</text:p>
          </table:table-cell>
          <table:table-cell table:formula="of:=IF([.F103]&gt;[.E103])" office:value-type="boolean" office:boolean-value="true" calcext:value-type="boolean">
            <text:p>ИСТИНА</text:p>
          </table:table-cell>
          <table:table-cell table:formula="of:=[.L$14]&amp;[.F103]&amp;&quot;p&quot;&amp;[.L$13]&amp;&quot; &gt; author&quot;&amp;[.C103]&amp;&quot;.txt&quot;" office:value-type="string" office:string-value="sed -n '1432p' &gt; author89.txt" calcext:value-type="string">
            <text:p>sed -n '1432p' &gt; author89.txt</text:p>
          </table:table-cell>
          <table:table-cell table:formula="of:=[.L$14]&amp;[.F103]&amp;&quot;p&quot;&amp;[.L$13]&amp;&quot;&quot;" office:value-type="string" office:string-value="sed -n '1432p'" calcext:value-type="string">
            <text:p>sed -n '1432p'</text:p>
          </table:table-cell>
          <table:table-cell table:formula="of:=[.E103]+1" office:value-type="float" office:value="1422" calcext:value-type="float">
            <text:p>1422</text:p>
          </table:table-cell>
          <table:table-cell table:formula="of:=[.F103]-1" office:value-type="float" office:value="1431" calcext:value-type="float">
            <text:p>1431</text:p>
          </table:table-cell>
          <table:table-cell table:formula="of:=[.L$14]&amp;[.J103]&amp;&quot;,&quot;&amp;[.K103]&amp;&quot;p;&quot;&amp;[.K103]&amp;&quot;q&quot;&amp;[.L$13]&amp;&quot; &gt; text&quot;&amp;[.C103]&amp;&quot;.txt&quot;" office:value-type="string" office:string-value="sed -n '1422,1431p;1431q' &gt; text89.txt" calcext:value-type="string">
            <text:p>sed -n '1422,1431p;1431q' &gt; text89.txt</text:p>
          </table:table-cell>
          <table:table-cell table:number-columns-repeated="3"/>
          <table:table-cell office:value-type="string" calcext:value-type="string">
            <text:p>А. Кузнецова</text:p>
          </table:table-cell>
          <table:table-cell office:value-type="string" calcext:value-type="string">
            <text:p>Старик</text:p>
          </table:table-cell>
          <table:table-cell/>
          <table:table-cell office:value-type="string" calcext:value-type="string">
            <text:p>Старик</text:p>
          </table:table-cell>
          <table:table-cell table:number-columns-repeated="2"/>
          <table:table-cell table:formula="of:=&quot;echo -n &quot;&amp;[.Y$14]&amp;[.Q103]&amp;[.Y$14]&amp;&quot; | cat &gt; title&quot;&amp;[.C103]&amp;&quot;.txt&quot;" office:value-type="string" office:string-value="echo -n &quot;Старик&quot; | cat &gt; title89.txt" calcext:value-type="string">
            <text:p>echo -n "Старик" | cat &gt; title89.txt</text:p>
          </table:table-cell>
          <table:table-cell table:formula="of:=&quot;echo -n &quot;&amp;[.Y$14]&amp;[.P103]&amp;[.Y$14]&amp;&quot; | cat &gt; author&quot;&amp;[.C103]&amp;&quot;.txt&quot;" office:value-type="string" office:string-value="echo -n &quot;А. Кузнецова&quot; | cat &gt; author89.txt" calcext:value-type="string">
            <text:p>echo -n "А. Кузнецова" | cat &gt; author89.txt</text:p>
          </table:table-cell>
          <table:table-cell/>
          <table:table-cell table:formula="of:=&quot;cat preambule1.txt title&quot;&amp;[.C103]&amp;&quot;.txt preambule2.txt  linkpicture&quot;&amp;[.C103]&amp;&quot;.txt preambulethumb.txt linkpicture&quot;&amp;[.C103]&amp;&quot;.txt preambule25.txt linkname&quot;&amp;[.C103]&amp;&quot;.txt preambule3.txt author&quot;&amp;[.C103]&amp;&quot;.txt preambule35.txt   text&quot;&amp;[.C103]&amp;&quot;.txt &gt; &quot;&amp;[.S103]&amp;&quot;.md&quot;" office:value-type="string" office:string-value="cat preambule1.txt title89.txt preambule2.txt  linkpicture89.txt preambulethumb.txt linkpicture89.txt preambule25.txt linkname89.txt preambule3.txt author89.txt preambule35.txt   text89.txt &gt; Старик.md" calcext:value-type="string">
            <text:p>cat preambule1.txt title89.txt preambule2.txt <text:s/>linkpicture89.txt preambulethumb.txt linkpicture89.txt preambule25.txt linkname89.txt preambule3.txt author89.txt preambule35.txt <text:s text:c="2"/>text89.txt &gt; Старик.md</text:p>
          </table:table-cell>
        </table:table-row>
        <table:table-row table:style-name="ro1">
          <table:table-cell/>
          <table:table-cell table:formula="of:=[.F104]-[.E104]"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433" calcext:value-type="float">
            <text:p>1433</text:p>
          </table:table-cell>
          <table:table-cell table:formula="of:=[.E105]-1" office:value-type="float" office:value="1442" calcext:value-type="float">
            <text:p>1442</text:p>
          </table:table-cell>
          <table:table-cell table:formula="of:=IF([.F104]&gt;[.E104])" office:value-type="boolean" office:boolean-value="true" calcext:value-type="boolean">
            <text:p>ИСТИНА</text:p>
          </table:table-cell>
          <table:table-cell table:formula="of:=[.L$14]&amp;[.F104]&amp;&quot;p&quot;&amp;[.L$13]&amp;&quot; &gt; author&quot;&amp;[.C104]&amp;&quot;.txt&quot;" office:value-type="string" office:string-value="sed -n '1442p' &gt; author90.txt" calcext:value-type="string">
            <text:p>sed -n '1442p' &gt; author90.txt</text:p>
          </table:table-cell>
          <table:table-cell table:formula="of:=[.L$14]&amp;[.F104]&amp;&quot;p&quot;&amp;[.L$13]&amp;&quot;&quot;" office:value-type="string" office:string-value="sed -n '1442p'" calcext:value-type="string">
            <text:p>sed -n '1442p'</text:p>
          </table:table-cell>
          <table:table-cell table:formula="of:=[.E104]+1" office:value-type="float" office:value="1434" calcext:value-type="float">
            <text:p>1434</text:p>
          </table:table-cell>
          <table:table-cell table:formula="of:=[.F104]-1" office:value-type="float" office:value="1441" calcext:value-type="float">
            <text:p>1441</text:p>
          </table:table-cell>
          <table:table-cell table:formula="of:=[.L$14]&amp;[.J104]&amp;&quot;,&quot;&amp;[.K104]&amp;&quot;p;&quot;&amp;[.K104]&amp;&quot;q&quot;&amp;[.L$13]&amp;&quot; &gt; text&quot;&amp;[.C104]&amp;&quot;.txt&quot;" office:value-type="string" office:string-value="sed -n '1434,1441p;1441q' &gt; text90.txt" calcext:value-type="string">
            <text:p>sed -n '1434,1441p;1441q' &gt; text90.txt</text:p>
          </table:table-cell>
          <table:table-cell table:number-columns-repeated="3"/>
          <table:table-cell office:value-type="string" calcext:value-type="string">
            <text:p>В. Г аршин</text:p>
          </table:table-cell>
          <table:table-cell office:value-type="string" calcext:value-type="string">
            <text:p>Под чужим небом</text:p>
          </table:table-cell>
          <table:table-cell/>
          <table:table-cell office:value-type="string" calcext:value-type="string">
            <text:p>Под чужим небом</text:p>
          </table:table-cell>
          <table:table-cell table:number-columns-repeated="2"/>
          <table:table-cell table:formula="of:=&quot;echo -n &quot;&amp;[.Y$14]&amp;[.Q104]&amp;[.Y$14]&amp;&quot; | cat &gt; title&quot;&amp;[.C104]&amp;&quot;.txt&quot;" office:value-type="string" office:string-value="echo -n &quot;Под чужим небом&quot; | cat &gt; title90.txt" calcext:value-type="string">
            <text:p>echo -n "Под чужим небом" | cat &gt; title90.txt</text:p>
          </table:table-cell>
          <table:table-cell table:formula="of:=&quot;echo -n &quot;&amp;[.Y$14]&amp;[.P104]&amp;[.Y$14]&amp;&quot; | cat &gt; author&quot;&amp;[.C104]&amp;&quot;.txt&quot;" office:value-type="string" office:string-value="echo -n &quot;В. Г аршин&quot; | cat &gt; author90.txt" calcext:value-type="string">
            <text:p>echo -n "В. Г аршин" | cat &gt; author90.txt</text:p>
          </table:table-cell>
          <table:table-cell/>
          <table:table-cell table:formula="of:=&quot;cat preambule1.txt title&quot;&amp;[.C104]&amp;&quot;.txt preambule2.txt  linkpicture&quot;&amp;[.C104]&amp;&quot;.txt preambulethumb.txt linkpicture&quot;&amp;[.C104]&amp;&quot;.txt preambule25.txt linkname&quot;&amp;[.C104]&amp;&quot;.txt preambule3.txt author&quot;&amp;[.C104]&amp;&quot;.txt preambule35.txt   text&quot;&amp;[.C104]&amp;&quot;.txt &gt; &quot;&amp;[.S104]&amp;&quot;.md&quot;" office:value-type="string" office:string-value="cat preambule1.txt title90.txt preambule2.txt  linkpicture90.txt preambulethumb.txt linkpicture90.txt preambule25.txt linkname90.txt preambule3.txt author90.txt preambule35.txt   text90.txt &gt; Под чужим небом.md" calcext:value-type="string">
            <text:p>cat preambule1.txt title90.txt preambule2.txt <text:s/>linkpicture90.txt preambulethumb.txt linkpicture90.txt preambule25.txt linkname90.txt preambule3.txt author90.txt preambule35.txt <text:s text:c="2"/>text90.txt &gt; Под чужим небом.md</text:p>
          </table:table-cell>
        </table:table-row>
        <table:table-row table:style-name="ro1">
          <table:table-cell/>
          <table:table-cell table:formula="of:=[.F105]-[.E105]"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443" calcext:value-type="float">
            <text:p>1443</text:p>
          </table:table-cell>
          <table:table-cell table:formula="of:=[.E106]-1" office:value-type="float" office:value="1466" calcext:value-type="float">
            <text:p>1466</text:p>
          </table:table-cell>
          <table:table-cell table:formula="of:=IF([.F105]&gt;[.E105])" office:value-type="boolean" office:boolean-value="true" calcext:value-type="boolean">
            <text:p>ИСТИНА</text:p>
          </table:table-cell>
          <table:table-cell table:formula="of:=[.L$14]&amp;[.F105]&amp;&quot;p&quot;&amp;[.L$13]&amp;&quot; &gt; author&quot;&amp;[.C105]&amp;&quot;.txt&quot;" office:value-type="string" office:string-value="sed -n '1466p' &gt; author91.txt" calcext:value-type="string">
            <text:p>sed -n '1466p' &gt; author91.txt</text:p>
          </table:table-cell>
          <table:table-cell table:formula="of:=[.L$14]&amp;[.F105]&amp;&quot;p&quot;&amp;[.L$13]&amp;&quot;&quot;" office:value-type="string" office:string-value="sed -n '1466p'" calcext:value-type="string">
            <text:p>sed -n '1466p'</text:p>
          </table:table-cell>
          <table:table-cell table:formula="of:=[.E105]+1" office:value-type="float" office:value="1444" calcext:value-type="float">
            <text:p>1444</text:p>
          </table:table-cell>
          <table:table-cell table:formula="of:=[.F105]-1" office:value-type="float" office:value="1465" calcext:value-type="float">
            <text:p>1465</text:p>
          </table:table-cell>
          <table:table-cell table:formula="of:=[.L$14]&amp;[.J105]&amp;&quot;,&quot;&amp;[.K105]&amp;&quot;p;&quot;&amp;[.K105]&amp;&quot;q&quot;&amp;[.L$13]&amp;&quot; &gt; text&quot;&amp;[.C105]&amp;&quot;.txt&quot;" office:value-type="string" office:string-value="sed -n '1444,1465p;1465q' &gt; text91.txt" calcext:value-type="string">
            <text:p>sed -n '1444,1465p;1465q' &gt; text91.txt</text:p>
          </table:table-cell>
          <table:table-cell table:number-columns-repeated="3"/>
          <table:table-cell office:value-type="string" calcext:value-type="string">
            <text:p>К. Паустовский</text:p>
          </table:table-cell>
          <table:table-cell office:value-type="string" calcext:value-type="string">
            <text:p>Рыбная ловля</text:p>
          </table:table-cell>
          <table:table-cell/>
          <table:table-cell office:value-type="string" calcext:value-type="string">
            <text:p>Рыбная ловля</text:p>
          </table:table-cell>
          <table:table-cell table:number-columns-repeated="2"/>
          <table:table-cell table:formula="of:=&quot;echo -n &quot;&amp;[.Y$14]&amp;[.Q105]&amp;[.Y$14]&amp;&quot; | cat &gt; title&quot;&amp;[.C105]&amp;&quot;.txt&quot;" office:value-type="string" office:string-value="echo -n &quot;Рыбная ловля&quot; | cat &gt; title91.txt" calcext:value-type="string">
            <text:p>echo -n "Рыбная ловля" | cat &gt; title91.txt</text:p>
          </table:table-cell>
          <table:table-cell table:formula="of:=&quot;echo -n &quot;&amp;[.Y$14]&amp;[.P105]&amp;[.Y$14]&amp;&quot; | cat &gt; author&quot;&amp;[.C105]&amp;&quot;.txt&quot;" office:value-type="string" office:string-value="echo -n &quot;К. Паустовский&quot; | cat &gt; author91.txt" calcext:value-type="string">
            <text:p>echo -n "К. Паустовский" | cat &gt; author91.txt</text:p>
          </table:table-cell>
          <table:table-cell/>
          <table:table-cell table:formula="of:=&quot;cat preambule1.txt title&quot;&amp;[.C105]&amp;&quot;.txt preambule2.txt  linkpicture&quot;&amp;[.C105]&amp;&quot;.txt preambulethumb.txt linkpicture&quot;&amp;[.C105]&amp;&quot;.txt preambule25.txt linkname&quot;&amp;[.C105]&amp;&quot;.txt preambule3.txt author&quot;&amp;[.C105]&amp;&quot;.txt preambule35.txt   text&quot;&amp;[.C105]&amp;&quot;.txt &gt; &quot;&amp;[.S105]&amp;&quot;.md&quot;" office:value-type="string" office:string-value="cat preambule1.txt title91.txt preambule2.txt  linkpicture91.txt preambulethumb.txt linkpicture91.txt preambule25.txt linkname91.txt preambule3.txt author91.txt preambule35.txt   text91.txt &gt; Рыбная ловля.md" calcext:value-type="string">
            <text:p>cat preambule1.txt title91.txt preambule2.txt <text:s/>linkpicture91.txt preambulethumb.txt linkpicture91.txt preambule25.txt linkname91.txt preambule3.txt author91.txt preambule35.txt <text:s text:c="2"/>text91.txt &gt; Рыбная ловля.md</text:p>
          </table:table-cell>
        </table:table-row>
        <table:table-row table:style-name="ro1">
          <table:table-cell/>
          <table:table-cell table:formula="of:=[.F106]-[.E106]"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467" calcext:value-type="float">
            <text:p>1467</text:p>
          </table:table-cell>
          <table:table-cell table:formula="of:=[.E107]-1" office:value-type="float" office:value="1492" calcext:value-type="float">
            <text:p>1492</text:p>
          </table:table-cell>
          <table:table-cell table:formula="of:=IF([.F106]&gt;[.E106])" office:value-type="boolean" office:boolean-value="true" calcext:value-type="boolean">
            <text:p>ИСТИНА</text:p>
          </table:table-cell>
          <table:table-cell table:formula="of:=[.L$14]&amp;[.F106]&amp;&quot;p&quot;&amp;[.L$13]&amp;&quot; &gt; author&quot;&amp;[.C106]&amp;&quot;.txt&quot;" office:value-type="string" office:string-value="sed -n '1492p' &gt; author92.txt" calcext:value-type="string">
            <text:p>sed -n '1492p' &gt; author92.txt</text:p>
          </table:table-cell>
          <table:table-cell table:formula="of:=[.L$14]&amp;[.F106]&amp;&quot;p&quot;&amp;[.L$13]&amp;&quot;&quot;" office:value-type="string" office:string-value="sed -n '1492p'" calcext:value-type="string">
            <text:p>sed -n '1492p'</text:p>
          </table:table-cell>
          <table:table-cell table:formula="of:=[.E106]+1" office:value-type="float" office:value="1468" calcext:value-type="float">
            <text:p>1468</text:p>
          </table:table-cell>
          <table:table-cell table:formula="of:=[.F106]-1" office:value-type="float" office:value="1491" calcext:value-type="float">
            <text:p>1491</text:p>
          </table:table-cell>
          <table:table-cell table:formula="of:=[.L$14]&amp;[.J106]&amp;&quot;,&quot;&amp;[.K106]&amp;&quot;p;&quot;&amp;[.K106]&amp;&quot;q&quot;&amp;[.L$13]&amp;&quot; &gt; text&quot;&amp;[.C106]&amp;&quot;.txt&quot;" office:value-type="string" office:string-value="sed -n '1468,1491p;1491q' &gt; text92.txt" calcext:value-type="string">
            <text:p>sed -n '1468,1491p;1491q' &gt; text92.txt</text:p>
          </table:table-cell>
          <table:table-cell table:number-columns-repeated="3"/>
          <table:table-cell office:value-type="string" calcext:value-type="string">
            <text:p>К. Паустовский</text:p>
          </table:table-cell>
          <table:table-cell office:value-type="string" calcext:value-type="string">
            <text:p>Мурзик</text:p>
          </table:table-cell>
          <table:table-cell/>
          <table:table-cell office:value-type="string" calcext:value-type="string">
            <text:p>Мурзик</text:p>
          </table:table-cell>
          <table:table-cell table:number-columns-repeated="2"/>
          <table:table-cell table:formula="of:=&quot;echo -n &quot;&amp;[.Y$14]&amp;[.Q106]&amp;[.Y$14]&amp;&quot; | cat &gt; title&quot;&amp;[.C106]&amp;&quot;.txt&quot;" office:value-type="string" office:string-value="echo -n &quot;Мурзик&quot; | cat &gt; title92.txt" calcext:value-type="string">
            <text:p>echo -n "Мурзик" | cat &gt; title92.txt</text:p>
          </table:table-cell>
          <table:table-cell table:formula="of:=&quot;echo -n &quot;&amp;[.Y$14]&amp;[.P106]&amp;[.Y$14]&amp;&quot; | cat &gt; author&quot;&amp;[.C106]&amp;&quot;.txt&quot;" office:value-type="string" office:string-value="echo -n &quot;К. Паустовский&quot; | cat &gt; author92.txt" calcext:value-type="string">
            <text:p>echo -n "К. Паустовский" | cat &gt; author92.txt</text:p>
          </table:table-cell>
          <table:table-cell/>
          <table:table-cell table:formula="of:=&quot;cat preambule1.txt title&quot;&amp;[.C106]&amp;&quot;.txt preambule2.txt  linkpicture&quot;&amp;[.C106]&amp;&quot;.txt preambulethumb.txt linkpicture&quot;&amp;[.C106]&amp;&quot;.txt preambule25.txt linkname&quot;&amp;[.C106]&amp;&quot;.txt preambule3.txt author&quot;&amp;[.C106]&amp;&quot;.txt preambule35.txt   text&quot;&amp;[.C106]&amp;&quot;.txt &gt; &quot;&amp;[.S106]&amp;&quot;.md&quot;" office:value-type="string" office:string-value="cat preambule1.txt title92.txt preambule2.txt  linkpicture92.txt preambulethumb.txt linkpicture92.txt preambule25.txt linkname92.txt preambule3.txt author92.txt preambule35.txt   text92.txt &gt; Мурзик.md" calcext:value-type="string">
            <text:p>cat preambule1.txt title92.txt preambule2.txt <text:s/>linkpicture92.txt preambulethumb.txt linkpicture92.txt preambule25.txt linkname92.txt preambule3.txt author92.txt preambule35.txt <text:s text:c="2"/>text92.txt &gt; Мурзик.md</text:p>
          </table:table-cell>
        </table:table-row>
        <table:table-row table:style-name="ro1">
          <table:table-cell/>
          <table:table-cell table:formula="of:=[.F107]-[.E107]"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493" calcext:value-type="float">
            <text:p>1493</text:p>
          </table:table-cell>
          <table:table-cell table:formula="of:=[.E108]-1" office:value-type="float" office:value="1504" calcext:value-type="float">
            <text:p>1504</text:p>
          </table:table-cell>
          <table:table-cell table:formula="of:=IF([.F107]&gt;[.E107])" office:value-type="boolean" office:boolean-value="true" calcext:value-type="boolean">
            <text:p>ИСТИНА</text:p>
          </table:table-cell>
          <table:table-cell table:formula="of:=[.L$14]&amp;[.F107]&amp;&quot;p&quot;&amp;[.L$13]&amp;&quot; &gt; author&quot;&amp;[.C107]&amp;&quot;.txt&quot;" office:value-type="string" office:string-value="sed -n '1504p' &gt; author93.txt" calcext:value-type="string">
            <text:p>sed -n '1504p' &gt; author93.txt</text:p>
          </table:table-cell>
          <table:table-cell table:formula="of:=[.L$14]&amp;[.F107]&amp;&quot;p&quot;&amp;[.L$13]&amp;&quot;&quot;" office:value-type="string" office:string-value="sed -n '1504p'" calcext:value-type="string">
            <text:p>sed -n '1504p'</text:p>
          </table:table-cell>
          <table:table-cell table:formula="of:=[.E107]+1" office:value-type="float" office:value="1494" calcext:value-type="float">
            <text:p>1494</text:p>
          </table:table-cell>
          <table:table-cell table:formula="of:=[.F107]-1" office:value-type="float" office:value="1503" calcext:value-type="float">
            <text:p>1503</text:p>
          </table:table-cell>
          <table:table-cell table:formula="of:=[.L$14]&amp;[.J107]&amp;&quot;,&quot;&amp;[.K107]&amp;&quot;p;&quot;&amp;[.K107]&amp;&quot;q&quot;&amp;[.L$13]&amp;&quot; &gt; text&quot;&amp;[.C107]&amp;&quot;.txt&quot;" office:value-type="string" office:string-value="sed -n '1494,1503p;1503q' &gt; text93.txt" calcext:value-type="string">
            <text:p>sed -n '1494,1503p;1503q' &gt; text93.txt</text:p>
          </table:table-cell>
          <table:table-cell table:number-columns-repeated="3"/>
          <table:table-cell office:value-type="string" calcext:value-type="string">
            <text:p>Знаменитая легенда-сказка о Никите Кожемяке записана в 1847 году П. И. Якушкиным в Козловском уезде Тамбовской губернии</text:p>
          </table:table-cell>
          <table:table-cell office:value-type="string" calcext:value-type="string">
            <text:p>Никита Кожемяка</text:p>
          </table:table-cell>
          <table:table-cell/>
          <table:table-cell office:value-type="string" calcext:value-type="string">
            <text:p>Никита Кожемяка</text:p>
          </table:table-cell>
          <table:table-cell table:number-columns-repeated="2"/>
          <table:table-cell table:formula="of:=&quot;echo -n &quot;&amp;[.Y$14]&amp;[.Q107]&amp;[.Y$14]&amp;&quot; | cat &gt; title&quot;&amp;[.C107]&amp;&quot;.txt&quot;" office:value-type="string" office:string-value="echo -n &quot;Никита Кожемяка&quot; | cat &gt; title93.txt" calcext:value-type="string">
            <text:p>echo -n "Никита Кожемяка" | cat &gt; title93.txt</text:p>
          </table:table-cell>
          <table:table-cell table:formula="of:=&quot;echo -n &quot;&amp;[.Y$14]&amp;[.P107]&amp;[.Y$14]&amp;&quot; | cat &gt; author&quot;&amp;[.C107]&amp;&quot;.txt&quot;" office:value-type="string" office:string-value="echo -n &quot;Знаменитая легенда-сказка о Никите Кожемяке записана в 1847 году П. И. Якушкиным в Козловском уезде Тамбовской губернии&quot; | cat &gt; author93.txt" calcext:value-type="string">
            <text:p>echo -n "Знаменитая легенда-сказка о Никите Кожемяке записана в 1847 году П. И. Якушкиным в Козловском уезде Тамбовской губернии" | cat &gt; author93.txt</text:p>
          </table:table-cell>
          <table:table-cell/>
          <table:table-cell table:formula="of:=&quot;cat preambule1.txt title&quot;&amp;[.C107]&amp;&quot;.txt preambule2.txt  linkpicture&quot;&amp;[.C107]&amp;&quot;.txt preambulethumb.txt linkpicture&quot;&amp;[.C107]&amp;&quot;.txt preambule25.txt linkname&quot;&amp;[.C107]&amp;&quot;.txt preambule3.txt author&quot;&amp;[.C107]&amp;&quot;.txt preambule35.txt   text&quot;&amp;[.C107]&amp;&quot;.txt &gt; &quot;&amp;[.S107]&amp;&quot;.md&quot;" office:value-type="string" office:string-value="cat preambule1.txt title93.txt preambule2.txt  linkpicture93.txt preambulethumb.txt linkpicture93.txt preambule25.txt linkname93.txt preambule3.txt author93.txt preambule35.txt   text93.txt &gt; Никита Кожемяка.md" calcext:value-type="string">
            <text:p>cat preambule1.txt title93.txt preambule2.txt <text:s/>linkpicture93.txt preambulethumb.txt linkpicture93.txt preambule25.txt linkname93.txt preambule3.txt author93.txt preambule35.txt <text:s text:c="2"/>text93.txt &gt; Никита Кожемяка.md</text:p>
          </table:table-cell>
        </table:table-row>
        <table:table-row table:style-name="ro1">
          <table:table-cell/>
          <table:table-cell table:formula="of:=[.F108]-[.E108]"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505" calcext:value-type="float">
            <text:p>1505</text:p>
          </table:table-cell>
          <table:table-cell table:formula="of:=[.E109]-1" office:value-type="float" office:value="1514" calcext:value-type="float">
            <text:p>1514</text:p>
          </table:table-cell>
          <table:table-cell table:formula="of:=IF([.F108]&gt;[.E108])" office:value-type="boolean" office:boolean-value="true" calcext:value-type="boolean">
            <text:p>ИСТИНА</text:p>
          </table:table-cell>
          <table:table-cell table:formula="of:=[.L$14]&amp;[.F108]&amp;&quot;p&quot;&amp;[.L$13]&amp;&quot; &gt; author&quot;&amp;[.C108]&amp;&quot;.txt&quot;" office:value-type="string" office:string-value="sed -n '1514p' &gt; author94.txt" calcext:value-type="string">
            <text:p>sed -n '1514p' &gt; author94.txt</text:p>
          </table:table-cell>
          <table:table-cell table:formula="of:=[.L$14]&amp;[.F108]&amp;&quot;p&quot;&amp;[.L$13]&amp;&quot;&quot;" office:value-type="string" office:string-value="sed -n '1514p'" calcext:value-type="string">
            <text:p>sed -n '1514p'</text:p>
          </table:table-cell>
          <table:table-cell table:formula="of:=[.E108]+1" office:value-type="float" office:value="1506" calcext:value-type="float">
            <text:p>1506</text:p>
          </table:table-cell>
          <table:table-cell table:formula="of:=[.F108]-1" office:value-type="float" office:value="1513" calcext:value-type="float">
            <text:p>1513</text:p>
          </table:table-cell>
          <table:table-cell table:formula="of:=[.L$14]&amp;[.J108]&amp;&quot;,&quot;&amp;[.K108]&amp;&quot;p;&quot;&amp;[.K108]&amp;&quot;q&quot;&amp;[.L$13]&amp;&quot; &gt; text&quot;&amp;[.C108]&amp;&quot;.txt&quot;" office:value-type="string" office:string-value="sed -n '1506,1513p;1513q' &gt; text94.txt" calcext:value-type="string">
            <text:p>sed -n '1506,1513p;1513q' &gt; text94.txt</text:p>
          </table:table-cell>
          <table:table-cell table:number-columns-repeated="3"/>
          <table:table-cell office:value-type="string" calcext:value-type="string">
            <text:p>М. Шолохов</text:p>
          </table:table-cell>
          <table:table-cell office:value-type="string" calcext:value-type="string">
            <text:p>Наука ненависти</text:p>
          </table:table-cell>
          <table:table-cell/>
          <table:table-cell office:value-type="string" calcext:value-type="string">
            <text:p>Наука ненависти</text:p>
          </table:table-cell>
          <table:table-cell table:number-columns-repeated="2"/>
          <table:table-cell table:formula="of:=&quot;echo -n &quot;&amp;[.Y$14]&amp;[.Q108]&amp;[.Y$14]&amp;&quot; | cat &gt; title&quot;&amp;[.C108]&amp;&quot;.txt&quot;" office:value-type="string" office:string-value="echo -n &quot;Наука ненависти&quot; | cat &gt; title94.txt" calcext:value-type="string">
            <text:p>echo -n "Наука ненависти" | cat &gt; title94.txt</text:p>
          </table:table-cell>
          <table:table-cell table:formula="of:=&quot;echo -n &quot;&amp;[.Y$14]&amp;[.P108]&amp;[.Y$14]&amp;&quot; | cat &gt; author&quot;&amp;[.C108]&amp;&quot;.txt&quot;" office:value-type="string" office:string-value="echo -n &quot;М. Шолохов&quot; | cat &gt; author94.txt" calcext:value-type="string">
            <text:p>echo -n "М. Шолохов" | cat &gt; author94.txt</text:p>
          </table:table-cell>
          <table:table-cell/>
          <table:table-cell table:formula="of:=&quot;cat preambule1.txt title&quot;&amp;[.C108]&amp;&quot;.txt preambule2.txt  linkpicture&quot;&amp;[.C108]&amp;&quot;.txt preambulethumb.txt linkpicture&quot;&amp;[.C108]&amp;&quot;.txt preambule25.txt linkname&quot;&amp;[.C108]&amp;&quot;.txt preambule3.txt author&quot;&amp;[.C108]&amp;&quot;.txt preambule35.txt   text&quot;&amp;[.C108]&amp;&quot;.txt &gt; &quot;&amp;[.S108]&amp;&quot;.md&quot;" office:value-type="string" office:string-value="cat preambule1.txt title94.txt preambule2.txt  linkpicture94.txt preambulethumb.txt linkpicture94.txt preambule25.txt linkname94.txt preambule3.txt author94.txt preambule35.txt   text94.txt &gt; Наука ненависти.md" calcext:value-type="string">
            <text:p>cat preambule1.txt title94.txt preambule2.txt <text:s/>linkpicture94.txt preambulethumb.txt linkpicture94.txt preambule25.txt linkname94.txt preambule3.txt author94.txt preambule35.txt <text:s text:c="2"/>text94.txt &gt; Наука ненависти.md</text:p>
          </table:table-cell>
        </table:table-row>
        <table:table-row table:style-name="ro1">
          <table:table-cell/>
          <table:table-cell table:formula="of:=[.F109]-[.E109]"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515" calcext:value-type="float">
            <text:p>1515</text:p>
          </table:table-cell>
          <table:table-cell table:formula="of:=[.E110]-1" office:value-type="float" office:value="1528" calcext:value-type="float">
            <text:p>1528</text:p>
          </table:table-cell>
          <table:table-cell table:formula="of:=IF([.F109]&gt;[.E109])" office:value-type="boolean" office:boolean-value="true" calcext:value-type="boolean">
            <text:p>ИСТИНА</text:p>
          </table:table-cell>
          <table:table-cell table:formula="of:=[.L$14]&amp;[.F109]&amp;&quot;p&quot;&amp;[.L$13]&amp;&quot; &gt; author&quot;&amp;[.C109]&amp;&quot;.txt&quot;" office:value-type="string" office:string-value="sed -n '1528p' &gt; author95.txt" calcext:value-type="string">
            <text:p>sed -n '1528p' &gt; author95.txt</text:p>
          </table:table-cell>
          <table:table-cell table:formula="of:=[.L$14]&amp;[.F109]&amp;&quot;p&quot;&amp;[.L$13]&amp;&quot;&quot;" office:value-type="string" office:string-value="sed -n '1528p'" calcext:value-type="string">
            <text:p>sed -n '1528p'</text:p>
          </table:table-cell>
          <table:table-cell table:formula="of:=[.E109]+1" office:value-type="float" office:value="1516" calcext:value-type="float">
            <text:p>1516</text:p>
          </table:table-cell>
          <table:table-cell table:formula="of:=[.F109]-1" office:value-type="float" office:value="1527" calcext:value-type="float">
            <text:p>1527</text:p>
          </table:table-cell>
          <table:table-cell table:formula="of:=[.L$14]&amp;[.J109]&amp;&quot;,&quot;&amp;[.K109]&amp;&quot;p;&quot;&amp;[.K109]&amp;&quot;q&quot;&amp;[.L$13]&amp;&quot; &gt; text&quot;&amp;[.C109]&amp;&quot;.txt&quot;" office:value-type="string" office:string-value="sed -n '1516,1527p;1527q' &gt; text95.txt" calcext:value-type="string">
            <text:p>sed -n '1516,1527p;1527q' &gt; text95.txt</text:p>
          </table:table-cell>
          <table:table-cell table:number-columns-repeated="3"/>
          <table:table-cell office:value-type="string" calcext:value-type="string">
            <text:p>В. Белов</text:p>
          </table:table-cell>
          <table:table-cell office:value-type="string" calcext:value-type="string">
            <text:p>Родной дом</text:p>
          </table:table-cell>
          <table:table-cell/>
          <table:table-cell office:value-type="string" calcext:value-type="string">
            <text:p>Родной дом</text:p>
          </table:table-cell>
          <table:table-cell table:number-columns-repeated="2"/>
          <table:table-cell table:formula="of:=&quot;echo -n &quot;&amp;[.Y$14]&amp;[.Q109]&amp;[.Y$14]&amp;&quot; | cat &gt; title&quot;&amp;[.C109]&amp;&quot;.txt&quot;" office:value-type="string" office:string-value="echo -n &quot;Родной дом&quot; | cat &gt; title95.txt" calcext:value-type="string">
            <text:p>echo -n "Родной дом" | cat &gt; title95.txt</text:p>
          </table:table-cell>
          <table:table-cell table:formula="of:=&quot;echo -n &quot;&amp;[.Y$14]&amp;[.P109]&amp;[.Y$14]&amp;&quot; | cat &gt; author&quot;&amp;[.C109]&amp;&quot;.txt&quot;" office:value-type="string" office:string-value="echo -n &quot;В. Белов&quot; | cat &gt; author95.txt" calcext:value-type="string">
            <text:p>echo -n "В. Белов" | cat &gt; author95.txt</text:p>
          </table:table-cell>
          <table:table-cell/>
          <table:table-cell table:formula="of:=&quot;cat preambule1.txt title&quot;&amp;[.C109]&amp;&quot;.txt preambule2.txt  linkpicture&quot;&amp;[.C109]&amp;&quot;.txt preambulethumb.txt linkpicture&quot;&amp;[.C109]&amp;&quot;.txt preambule25.txt linkname&quot;&amp;[.C109]&amp;&quot;.txt preambule3.txt author&quot;&amp;[.C109]&amp;&quot;.txt preambule35.txt   text&quot;&amp;[.C109]&amp;&quot;.txt &gt; &quot;&amp;[.S109]&amp;&quot;.md&quot;" office:value-type="string" office:string-value="cat preambule1.txt title95.txt preambule2.txt  linkpicture95.txt preambulethumb.txt linkpicture95.txt preambule25.txt linkname95.txt preambule3.txt author95.txt preambule35.txt   text95.txt &gt; Родной дом.md" calcext:value-type="string">
            <text:p>cat preambule1.txt title95.txt preambule2.txt <text:s/>linkpicture95.txt preambulethumb.txt linkpicture95.txt preambule25.txt linkname95.txt preambule3.txt author95.txt preambule35.txt <text:s text:c="2"/>text95.txt &gt; Родной дом.md</text:p>
          </table:table-cell>
        </table:table-row>
        <table:table-row table:style-name="ro1">
          <table:table-cell/>
          <table:table-cell table:formula="of:=[.F110]-[.E110]"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529" calcext:value-type="float">
            <text:p>1529</text:p>
          </table:table-cell>
          <table:table-cell table:formula="of:=[.E111]-1" office:value-type="float" office:value="1539" calcext:value-type="float">
            <text:p>1539</text:p>
          </table:table-cell>
          <table:table-cell table:formula="of:=IF([.F110]&gt;[.E110])" office:value-type="boolean" office:boolean-value="true" calcext:value-type="boolean">
            <text:p>ИСТИНА</text:p>
          </table:table-cell>
          <table:table-cell table:formula="of:=[.L$14]&amp;[.F110]&amp;&quot;p&quot;&amp;[.L$13]&amp;&quot; &gt; author&quot;&amp;[.C110]&amp;&quot;.txt&quot;" office:value-type="string" office:string-value="sed -n '1539p' &gt; author96.txt" calcext:value-type="string">
            <text:p>sed -n '1539p' &gt; author96.txt</text:p>
          </table:table-cell>
          <table:table-cell table:formula="of:=[.L$14]&amp;[.F110]&amp;&quot;p&quot;&amp;[.L$13]&amp;&quot;&quot;" office:value-type="string" office:string-value="sed -n '1539p'" calcext:value-type="string">
            <text:p>sed -n '1539p'</text:p>
          </table:table-cell>
          <table:table-cell table:formula="of:=[.E110]+1" office:value-type="float" office:value="1530" calcext:value-type="float">
            <text:p>1530</text:p>
          </table:table-cell>
          <table:table-cell table:formula="of:=[.F110]-1" office:value-type="float" office:value="1538" calcext:value-type="float">
            <text:p>1538</text:p>
          </table:table-cell>
          <table:table-cell table:formula="of:=[.L$14]&amp;[.J110]&amp;&quot;,&quot;&amp;[.K110]&amp;&quot;p;&quot;&amp;[.K110]&amp;&quot;q&quot;&amp;[.L$13]&amp;&quot; &gt; text&quot;&amp;[.C110]&amp;&quot;.txt&quot;" office:value-type="string" office:string-value="sed -n '1530,1538p;1538q' &gt; text96.txt" calcext:value-type="string">
            <text:p>sed -n '1530,1538p;1538q' &gt; text96.txt</text:p>
          </table:table-cell>
          <table:table-cell table:number-columns-repeated="3"/>
          <table:table-cell office:value-type="string" calcext:value-type="string">
            <text:p>А. Гиневский и Б. Михайлов</text:p>
          </table:table-cell>
          <table:table-cell office:value-type="string" calcext:value-type="string">
            <text:p>Травы звериные и травы птичьи</text:p>
          </table:table-cell>
          <table:table-cell/>
          <table:table-cell office:value-type="string" calcext:value-type="string">
            <text:p>Травы звериные и травы птичьи</text:p>
          </table:table-cell>
          <table:table-cell table:number-columns-repeated="2"/>
          <table:table-cell table:formula="of:=&quot;echo -n &quot;&amp;[.Y$14]&amp;[.Q110]&amp;[.Y$14]&amp;&quot; | cat &gt; title&quot;&amp;[.C110]&amp;&quot;.txt&quot;" office:value-type="string" office:string-value="echo -n &quot;Травы звериные и травы птичьи&quot; | cat &gt; title96.txt" calcext:value-type="string">
            <text:p>echo -n "Травы звериные и травы птичьи" | cat &gt; title96.txt</text:p>
          </table:table-cell>
          <table:table-cell table:formula="of:=&quot;echo -n &quot;&amp;[.Y$14]&amp;[.P110]&amp;[.Y$14]&amp;&quot; | cat &gt; author&quot;&amp;[.C110]&amp;&quot;.txt&quot;" office:value-type="string" office:string-value="echo -n &quot;А. Гиневский и Б. Михайлов&quot; | cat &gt; author96.txt" calcext:value-type="string">
            <text:p>echo -n "А. Гиневский и Б. Михайлов" | cat &gt; author96.txt</text:p>
          </table:table-cell>
          <table:table-cell/>
          <table:table-cell table:formula="of:=&quot;cat preambule1.txt title&quot;&amp;[.C110]&amp;&quot;.txt preambule2.txt  linkpicture&quot;&amp;[.C110]&amp;&quot;.txt preambulethumb.txt linkpicture&quot;&amp;[.C110]&amp;&quot;.txt preambule25.txt linkname&quot;&amp;[.C110]&amp;&quot;.txt preambule3.txt author&quot;&amp;[.C110]&amp;&quot;.txt preambule35.txt   text&quot;&amp;[.C110]&amp;&quot;.txt &gt; &quot;&amp;[.S110]&amp;&quot;.md&quot;" office:value-type="string" office:string-value="cat preambule1.txt title96.txt preambule2.txt  linkpicture96.txt preambulethumb.txt linkpicture96.txt preambule25.txt linkname96.txt preambule3.txt author96.txt preambule35.txt   text96.txt &gt; Травы звериные и травы птичьи.md" calcext:value-type="string">
            <text:p>cat preambule1.txt title96.txt preambule2.txt <text:s/>linkpicture96.txt preambulethumb.txt linkpicture96.txt preambule25.txt linkname96.txt preambule3.txt author96.txt preambule35.txt <text:s text:c="2"/>text96.txt &gt; Травы звериные и травы птичьи.md</text:p>
          </table:table-cell>
        </table:table-row>
        <table:table-row table:style-name="ro1">
          <table:table-cell/>
          <table:table-cell table:formula="of:=[.F111]-[.E111]"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540" calcext:value-type="float">
            <text:p>1540</text:p>
          </table:table-cell>
          <table:table-cell table:formula="of:=[.E112]-1" office:value-type="float" office:value="1559" calcext:value-type="float">
            <text:p>1559</text:p>
          </table:table-cell>
          <table:table-cell table:formula="of:=IF([.F111]&gt;[.E111])" office:value-type="boolean" office:boolean-value="true" calcext:value-type="boolean">
            <text:p>ИСТИНА</text:p>
          </table:table-cell>
          <table:table-cell table:formula="of:=[.L$14]&amp;[.F111]&amp;&quot;p&quot;&amp;[.L$13]&amp;&quot; &gt; author&quot;&amp;[.C111]&amp;&quot;.txt&quot;" office:value-type="string" office:string-value="sed -n '1559p' &gt; author97.txt" calcext:value-type="string">
            <text:p>sed -n '1559p' &gt; author97.txt</text:p>
          </table:table-cell>
          <table:table-cell table:formula="of:=[.L$14]&amp;[.F111]&amp;&quot;p&quot;&amp;[.L$13]&amp;&quot;&quot;" office:value-type="string" office:string-value="sed -n '1559p'" calcext:value-type="string">
            <text:p>sed -n '1559p'</text:p>
          </table:table-cell>
          <table:table-cell table:formula="of:=[.E111]+1" office:value-type="float" office:value="1541" calcext:value-type="float">
            <text:p>1541</text:p>
          </table:table-cell>
          <table:table-cell table:formula="of:=[.F111]-1" office:value-type="float" office:value="1558" calcext:value-type="float">
            <text:p>1558</text:p>
          </table:table-cell>
          <table:table-cell table:formula="of:=[.L$14]&amp;[.J111]&amp;&quot;,&quot;&amp;[.K111]&amp;&quot;p;&quot;&amp;[.K111]&amp;&quot;q&quot;&amp;[.L$13]&amp;&quot; &gt; text&quot;&amp;[.C111]&amp;&quot;.txt&quot;" office:value-type="string" office:string-value="sed -n '1541,1558p;1558q' &gt; text97.txt" calcext:value-type="string">
            <text:p>sed -n '1541,1558p;1558q' &gt; text97.txt</text:p>
          </table:table-cell>
          <table:table-cell table:number-columns-repeated="3"/>
          <table:table-cell office:value-type="string" calcext:value-type="string">
            <text:p>К. Паустовский</text:p>
          </table:table-cell>
          <table:table-cell office:value-type="string" calcext:value-type="string">
            <text:p>На Черном озере</text:p>
          </table:table-cell>
          <table:table-cell/>
          <table:table-cell office:value-type="string" calcext:value-type="string">
            <text:p>На Черном озере</text:p>
          </table:table-cell>
          <table:table-cell table:number-columns-repeated="2"/>
          <table:table-cell table:formula="of:=&quot;echo -n &quot;&amp;[.Y$14]&amp;[.Q111]&amp;[.Y$14]&amp;&quot; | cat &gt; title&quot;&amp;[.C111]&amp;&quot;.txt&quot;" office:value-type="string" office:string-value="echo -n &quot;На Черном озере&quot; | cat &gt; title97.txt" calcext:value-type="string">
            <text:p>echo -n "На Черном озере" | cat &gt; title97.txt</text:p>
          </table:table-cell>
          <table:table-cell table:formula="of:=&quot;echo -n &quot;&amp;[.Y$14]&amp;[.P111]&amp;[.Y$14]&amp;&quot; | cat &gt; author&quot;&amp;[.C111]&amp;&quot;.txt&quot;" office:value-type="string" office:string-value="echo -n &quot;К. Паустовский&quot; | cat &gt; author97.txt" calcext:value-type="string">
            <text:p>echo -n "К. Паустовский" | cat &gt; author97.txt</text:p>
          </table:table-cell>
          <table:table-cell/>
          <table:table-cell table:formula="of:=&quot;cat preambule1.txt title&quot;&amp;[.C111]&amp;&quot;.txt preambule2.txt  linkpicture&quot;&amp;[.C111]&amp;&quot;.txt preambulethumb.txt linkpicture&quot;&amp;[.C111]&amp;&quot;.txt preambule25.txt linkname&quot;&amp;[.C111]&amp;&quot;.txt preambule3.txt author&quot;&amp;[.C111]&amp;&quot;.txt preambule35.txt   text&quot;&amp;[.C111]&amp;&quot;.txt &gt; &quot;&amp;[.S111]&amp;&quot;.md&quot;" office:value-type="string" office:string-value="cat preambule1.txt title97.txt preambule2.txt  linkpicture97.txt preambulethumb.txt linkpicture97.txt preambule25.txt linkname97.txt preambule3.txt author97.txt preambule35.txt   text97.txt &gt; На Черном озере.md" calcext:value-type="string">
            <text:p>cat preambule1.txt title97.txt preambule2.txt <text:s/>linkpicture97.txt preambulethumb.txt linkpicture97.txt preambule25.txt linkname97.txt preambule3.txt author97.txt preambule35.txt <text:s text:c="2"/>text97.txt &gt; На Черном озере.md</text:p>
          </table:table-cell>
        </table:table-row>
        <table:table-row table:style-name="ro1">
          <table:table-cell/>
          <table:table-cell table:formula="of:=[.F112]-[.E112]"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560" calcext:value-type="float">
            <text:p>1560</text:p>
          </table:table-cell>
          <table:table-cell table:formula="of:=[.E113]-1" office:value-type="float" office:value="1582" calcext:value-type="float">
            <text:p>1582</text:p>
          </table:table-cell>
          <table:table-cell table:formula="of:=IF([.F112]&gt;[.E112])" office:value-type="boolean" office:boolean-value="true" calcext:value-type="boolean">
            <text:p>ИСТИНА</text:p>
          </table:table-cell>
          <table:table-cell table:formula="of:=[.L$14]&amp;[.F112]&amp;&quot;p&quot;&amp;[.L$13]&amp;&quot; &gt; author&quot;&amp;[.C112]&amp;&quot;.txt&quot;" office:value-type="string" office:string-value="sed -n '1582p' &gt; author98.txt" calcext:value-type="string">
            <text:p>sed -n '1582p' &gt; author98.txt</text:p>
          </table:table-cell>
          <table:table-cell table:formula="of:=[.L$14]&amp;[.F112]&amp;&quot;p&quot;&amp;[.L$13]&amp;&quot;&quot;" office:value-type="string" office:string-value="sed -n '1582p'" calcext:value-type="string">
            <text:p>sed -n '1582p'</text:p>
          </table:table-cell>
          <table:table-cell table:formula="of:=[.E112]+1" office:value-type="float" office:value="1561" calcext:value-type="float">
            <text:p>1561</text:p>
          </table:table-cell>
          <table:table-cell table:formula="of:=[.F112]-1" office:value-type="float" office:value="1581" calcext:value-type="float">
            <text:p>1581</text:p>
          </table:table-cell>
          <table:table-cell table:formula="of:=[.L$14]&amp;[.J112]&amp;&quot;,&quot;&amp;[.K112]&amp;&quot;p;&quot;&amp;[.K112]&amp;&quot;q&quot;&amp;[.L$13]&amp;&quot; &gt; text&quot;&amp;[.C112]&amp;&quot;.txt&quot;" office:value-type="string" office:string-value="sed -n '1561,1581p;1581q' &gt; text98.txt" calcext:value-type="string">
            <text:p>sed -n '1561,1581p;1581q' &gt; text98.txt</text:p>
          </table:table-cell>
          <table:table-cell table:number-columns-repeated="3"/>
          <table:table-cell office:value-type="string" calcext:value-type="string">
            <text:p>К. Паустовский</text:p>
          </table:table-cell>
          <table:table-cell office:value-type="string" calcext:value-type="string">
            <text:p>Воробей и стеклянный букет</text:p>
          </table:table-cell>
          <table:table-cell/>
          <table:table-cell office:value-type="string" calcext:value-type="string">
            <text:p>Воробей и стеклянный букет</text:p>
          </table:table-cell>
          <table:table-cell table:number-columns-repeated="2"/>
          <table:table-cell table:formula="of:=&quot;echo -n &quot;&amp;[.Y$14]&amp;[.Q112]&amp;[.Y$14]&amp;&quot; | cat &gt; title&quot;&amp;[.C112]&amp;&quot;.txt&quot;" office:value-type="string" office:string-value="echo -n &quot;Воробей и стеклянный букет&quot; | cat &gt; title98.txt" calcext:value-type="string">
            <text:p>echo -n "Воробей и стеклянный букет" | cat &gt; title98.txt</text:p>
          </table:table-cell>
          <table:table-cell table:formula="of:=&quot;echo -n &quot;&amp;[.Y$14]&amp;[.P112]&amp;[.Y$14]&amp;&quot; | cat &gt; author&quot;&amp;[.C112]&amp;&quot;.txt&quot;" office:value-type="string" office:string-value="echo -n &quot;К. Паустовский&quot; | cat &gt; author98.txt" calcext:value-type="string">
            <text:p>echo -n "К. Паустовский" | cat &gt; author98.txt</text:p>
          </table:table-cell>
          <table:table-cell/>
          <table:table-cell table:formula="of:=&quot;cat preambule1.txt title&quot;&amp;[.C112]&amp;&quot;.txt preambule2.txt  linkpicture&quot;&amp;[.C112]&amp;&quot;.txt preambulethumb.txt linkpicture&quot;&amp;[.C112]&amp;&quot;.txt preambule25.txt linkname&quot;&amp;[.C112]&amp;&quot;.txt preambule3.txt author&quot;&amp;[.C112]&amp;&quot;.txt preambule35.txt   text&quot;&amp;[.C112]&amp;&quot;.txt &gt; &quot;&amp;[.S112]&amp;&quot;.md&quot;" office:value-type="string" office:string-value="cat preambule1.txt title98.txt preambule2.txt  linkpicture98.txt preambulethumb.txt linkpicture98.txt preambule25.txt linkname98.txt preambule3.txt author98.txt preambule35.txt   text98.txt &gt; Воробей и стеклянный букет.md" calcext:value-type="string">
            <text:p>cat preambule1.txt title98.txt preambule2.txt <text:s/>linkpicture98.txt preambulethumb.txt linkpicture98.txt preambule25.txt linkname98.txt preambule3.txt author98.txt preambule35.txt <text:s text:c="2"/>text98.txt &gt; Воробей и стеклянный букет.md</text:p>
          </table:table-cell>
        </table:table-row>
        <table:table-row table:style-name="ro1">
          <table:table-cell/>
          <table:table-cell table:formula="of:=[.F113]-[.E113]"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583" calcext:value-type="float">
            <text:p>1583</text:p>
          </table:table-cell>
          <table:table-cell table:formula="of:=[.E114]-1" office:value-type="float" office:value="1589" calcext:value-type="float">
            <text:p>1589</text:p>
          </table:table-cell>
          <table:table-cell table:formula="of:=IF([.F113]&gt;[.E113])" office:value-type="boolean" office:boolean-value="true" calcext:value-type="boolean">
            <text:p>ИСТИНА</text:p>
          </table:table-cell>
          <table:table-cell table:formula="of:=[.L$14]&amp;[.F113]&amp;&quot;p&quot;&amp;[.L$13]&amp;&quot; &gt; author&quot;&amp;[.C113]&amp;&quot;.txt&quot;" office:value-type="string" office:string-value="sed -n '1589p' &gt; author99.txt" calcext:value-type="string">
            <text:p>sed -n '1589p' &gt; author99.txt</text:p>
          </table:table-cell>
          <table:table-cell table:formula="of:=[.L$14]&amp;[.F113]&amp;&quot;p&quot;&amp;[.L$13]&amp;&quot;&quot;" office:value-type="string" office:string-value="sed -n '1589p'" calcext:value-type="string">
            <text:p>sed -n '1589p'</text:p>
          </table:table-cell>
          <table:table-cell table:formula="of:=[.E113]+1" office:value-type="float" office:value="1584" calcext:value-type="float">
            <text:p>1584</text:p>
          </table:table-cell>
          <table:table-cell table:formula="of:=[.F113]-1" office:value-type="float" office:value="1588" calcext:value-type="float">
            <text:p>1588</text:p>
          </table:table-cell>
          <table:table-cell table:formula="of:=[.L$14]&amp;[.J113]&amp;&quot;,&quot;&amp;[.K113]&amp;&quot;p;&quot;&amp;[.K113]&amp;&quot;q&quot;&amp;[.L$13]&amp;&quot; &gt; text&quot;&amp;[.C113]&amp;&quot;.txt&quot;" office:value-type="string" office:string-value="sed -n '1584,1588p;1588q' &gt; text99.txt" calcext:value-type="string">
            <text:p>sed -n '1584,1588p;1588q' &gt; text99.txt</text:p>
          </table:table-cell>
          <table:table-cell table:number-columns-repeated="3"/>
          <table:table-cell office:value-type="string" calcext:value-type="string">
            <text:p>А. Пушкин</text:p>
          </table:table-cell>
          <table:table-cell office:value-type="string" calcext:value-type="string">
            <text:p>Знакомство</text:p>
          </table:table-cell>
          <table:table-cell/>
          <table:table-cell office:value-type="string" calcext:value-type="string">
            <text:p>Знакомство</text:p>
          </table:table-cell>
          <table:table-cell table:number-columns-repeated="2"/>
          <table:table-cell table:formula="of:=&quot;echo -n &quot;&amp;[.Y$14]&amp;[.Q113]&amp;[.Y$14]&amp;&quot; | cat &gt; title&quot;&amp;[.C113]&amp;&quot;.txt&quot;" office:value-type="string" office:string-value="echo -n &quot;Знакомство&quot; | cat &gt; title99.txt" calcext:value-type="string">
            <text:p>echo -n "Знакомство" | cat &gt; title99.txt</text:p>
          </table:table-cell>
          <table:table-cell table:formula="of:=&quot;echo -n &quot;&amp;[.Y$14]&amp;[.P113]&amp;[.Y$14]&amp;&quot; | cat &gt; author&quot;&amp;[.C113]&amp;&quot;.txt&quot;" office:value-type="string" office:string-value="echo -n &quot;А. Пушкин&quot; | cat &gt; author99.txt" calcext:value-type="string">
            <text:p>echo -n "А. Пушкин" | cat &gt; author99.txt</text:p>
          </table:table-cell>
          <table:table-cell/>
          <table:table-cell table:formula="of:=&quot;cat preambule1.txt title&quot;&amp;[.C113]&amp;&quot;.txt preambule2.txt  linkpicture&quot;&amp;[.C113]&amp;&quot;.txt preambulethumb.txt linkpicture&quot;&amp;[.C113]&amp;&quot;.txt preambule25.txt linkname&quot;&amp;[.C113]&amp;&quot;.txt preambule3.txt author&quot;&amp;[.C113]&amp;&quot;.txt preambule35.txt   text&quot;&amp;[.C113]&amp;&quot;.txt &gt; &quot;&amp;[.S113]&amp;&quot;.md&quot;" office:value-type="string" office:string-value="cat preambule1.txt title99.txt preambule2.txt  linkpicture99.txt preambulethumb.txt linkpicture99.txt preambule25.txt linkname99.txt preambule3.txt author99.txt preambule35.txt   text99.txt &gt; Знакомство.md" calcext:value-type="string">
            <text:p>cat preambule1.txt title99.txt preambule2.txt <text:s/>linkpicture99.txt preambulethumb.txt linkpicture99.txt preambule25.txt linkname99.txt preambule3.txt author99.txt preambule35.txt <text:s text:c="2"/>text99.txt &gt; Знакомство.md</text:p>
          </table:table-cell>
        </table:table-row>
        <table:table-row table:style-name="ro1">
          <table:table-cell/>
          <table:table-cell table:formula="of:=[.F114]-[.E114]"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90" calcext:value-type="float">
            <text:p>1590</text:p>
          </table:table-cell>
          <table:table-cell table:formula="of:=[.E115]-1" office:value-type="float" office:value="1616" calcext:value-type="float">
            <text:p>1616</text:p>
          </table:table-cell>
          <table:table-cell table:formula="of:=IF([.F114]&gt;[.E114])" office:value-type="boolean" office:boolean-value="true" calcext:value-type="boolean">
            <text:p>ИСТИНА</text:p>
          </table:table-cell>
          <table:table-cell table:formula="of:=[.L$14]&amp;[.F114]&amp;&quot;p&quot;&amp;[.L$13]&amp;&quot; &gt; author&quot;&amp;[.C114]&amp;&quot;.txt&quot;" office:value-type="string" office:string-value="sed -n '1616p' &gt; author100.txt" calcext:value-type="string">
            <text:p>sed -n '1616p' &gt; author100.txt</text:p>
          </table:table-cell>
          <table:table-cell table:formula="of:=[.L$14]&amp;[.F114]&amp;&quot;p&quot;&amp;[.L$13]&amp;&quot;&quot;" office:value-type="string" office:string-value="sed -n '1616p'" calcext:value-type="string">
            <text:p>sed -n '1616p'</text:p>
          </table:table-cell>
          <table:table-cell table:formula="of:=[.E114]+1" office:value-type="float" office:value="1591" calcext:value-type="float">
            <text:p>1591</text:p>
          </table:table-cell>
          <table:table-cell table:formula="of:=[.F114]-1" office:value-type="float" office:value="1615" calcext:value-type="float">
            <text:p>1615</text:p>
          </table:table-cell>
          <table:table-cell table:formula="of:=[.L$14]&amp;[.J114]&amp;&quot;,&quot;&amp;[.K114]&amp;&quot;p;&quot;&amp;[.K114]&amp;&quot;q&quot;&amp;[.L$13]&amp;&quot; &gt; text&quot;&amp;[.C114]&amp;&quot;.txt&quot;" office:value-type="string" office:string-value="sed -n '1591,1615p;1615q' &gt; text100.txt" calcext:value-type="string">
            <text:p>sed -n '1591,1615p;1615q' &gt; text100.txt</text:p>
          </table:table-cell>
          <table:table-cell table:number-columns-repeated="3"/>
          <table:table-cell office:value-type="string" calcext:value-type="string">
            <text:p>Ю. Яковлев</text:p>
          </table:table-cell>
          <table:table-cell office:value-type="string" calcext:value-type="string">
            <text:p>Предательство</text:p>
          </table:table-cell>
          <table:table-cell/>
          <table:table-cell office:value-type="string" calcext:value-type="string">
            <text:p>Предательство</text:p>
          </table:table-cell>
          <table:table-cell table:number-columns-repeated="2"/>
          <table:table-cell table:formula="of:=&quot;echo -n &quot;&amp;[.Y$14]&amp;[.Q114]&amp;[.Y$14]&amp;&quot; | cat &gt; title&quot;&amp;[.C114]&amp;&quot;.txt&quot;" office:value-type="string" office:string-value="echo -n &quot;Предательство&quot; | cat &gt; title100.txt" calcext:value-type="string">
            <text:p>echo -n "Предательство" | cat &gt; title100.txt</text:p>
          </table:table-cell>
          <table:table-cell table:formula="of:=&quot;echo -n &quot;&amp;[.Y$14]&amp;[.P114]&amp;[.Y$14]&amp;&quot; | cat &gt; author&quot;&amp;[.C114]&amp;&quot;.txt&quot;" office:value-type="string" office:string-value="echo -n &quot;Ю. Яковлев&quot; | cat &gt; author100.txt" calcext:value-type="string">
            <text:p>echo -n "Ю. Яковлев" | cat &gt; author100.txt</text:p>
          </table:table-cell>
          <table:table-cell/>
          <table:table-cell table:formula="of:=&quot;cat preambule1.txt title&quot;&amp;[.C114]&amp;&quot;.txt preambule2.txt  linkpicture&quot;&amp;[.C114]&amp;&quot;.txt preambulethumb.txt linkpicture&quot;&amp;[.C114]&amp;&quot;.txt preambule25.txt linkname&quot;&amp;[.C114]&amp;&quot;.txt preambule3.txt author&quot;&amp;[.C114]&amp;&quot;.txt preambule35.txt   text&quot;&amp;[.C114]&amp;&quot;.txt &gt; &quot;&amp;[.S114]&amp;&quot;.md&quot;" office:value-type="string" office:string-value="cat preambule1.txt title100.txt preambule2.txt  linkpicture100.txt preambulethumb.txt linkpicture100.txt preambule25.txt linkname100.txt preambule3.txt author100.txt preambule35.txt   text100.txt &gt; Предательство.md" calcext:value-type="string">
            <text:p>cat preambule1.txt title100.txt preambule2.txt <text:s/>linkpicture100.txt preambulethumb.txt linkpicture100.txt preambule25.txt linkname100.txt preambule3.txt author100.txt preambule35.txt <text:s text:c="2"/>text100.txt &gt; Предательство.md</text:p>
          </table:table-cell>
        </table:table-row>
        <table:table-row table:style-name="ro1">
          <table:table-cell/>
          <table:table-cell table:formula="of:=[.F115]-[.E115]"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617" calcext:value-type="float">
            <text:p>1617</text:p>
          </table:table-cell>
          <table:table-cell table:formula="of:=[.E116]-1" office:value-type="float" office:value="1638" calcext:value-type="float">
            <text:p>1638</text:p>
          </table:table-cell>
          <table:table-cell table:formula="of:=IF([.F115]&gt;[.E115])" office:value-type="boolean" office:boolean-value="true" calcext:value-type="boolean">
            <text:p>ИСТИНА</text:p>
          </table:table-cell>
          <table:table-cell table:formula="of:=[.L$14]&amp;[.F115]&amp;&quot;p&quot;&amp;[.L$13]&amp;&quot; &gt; author&quot;&amp;[.C115]&amp;&quot;.txt&quot;" office:value-type="string" office:string-value="sed -n '1638p' &gt; author101.txt" calcext:value-type="string">
            <text:p>sed -n '1638p' &gt; author101.txt</text:p>
          </table:table-cell>
          <table:table-cell table:formula="of:=[.L$14]&amp;[.F115]&amp;&quot;p&quot;&amp;[.L$13]&amp;&quot;&quot;" office:value-type="string" office:string-value="sed -n '1638p'" calcext:value-type="string">
            <text:p>sed -n '1638p'</text:p>
          </table:table-cell>
          <table:table-cell table:formula="of:=[.E115]+1" office:value-type="float" office:value="1618" calcext:value-type="float">
            <text:p>1618</text:p>
          </table:table-cell>
          <table:table-cell table:formula="of:=[.F115]-1" office:value-type="float" office:value="1637" calcext:value-type="float">
            <text:p>1637</text:p>
          </table:table-cell>
          <table:table-cell table:formula="of:=[.L$14]&amp;[.J115]&amp;&quot;,&quot;&amp;[.K115]&amp;&quot;p;&quot;&amp;[.K115]&amp;&quot;q&quot;&amp;[.L$13]&amp;&quot; &gt; text&quot;&amp;[.C115]&amp;&quot;.txt&quot;" office:value-type="string" office:string-value="sed -n '1618,1637p;1637q' &gt; text101.txt" calcext:value-type="string">
            <text:p>sed -n '1618,1637p;1637q' &gt; text101.txt</text:p>
          </table:table-cell>
          <table:table-cell table:number-columns-repeated="3"/>
          <table:table-cell office:value-type="string" calcext:value-type="string">
            <text:p>Ю. Яковлев</text:p>
          </table:table-cell>
          <table:table-cell office:value-type="string" calcext:value-type="string">
            <text:p>Таинственный флюгер</text:p>
          </table:table-cell>
          <table:table-cell/>
          <table:table-cell office:value-type="string" calcext:value-type="string">
            <text:p>Таинственный флюгер</text:p>
          </table:table-cell>
          <table:table-cell table:number-columns-repeated="2"/>
          <table:table-cell table:formula="of:=&quot;echo -n &quot;&amp;[.Y$14]&amp;[.Q115]&amp;[.Y$14]&amp;&quot; | cat &gt; title&quot;&amp;[.C115]&amp;&quot;.txt&quot;" office:value-type="string" office:string-value="echo -n &quot;Таинственный флюгер&quot; | cat &gt; title101.txt" calcext:value-type="string">
            <text:p>echo -n "Таинственный флюгер" | cat &gt; title101.txt</text:p>
          </table:table-cell>
          <table:table-cell table:formula="of:=&quot;echo -n &quot;&amp;[.Y$14]&amp;[.P115]&amp;[.Y$14]&amp;&quot; | cat &gt; author&quot;&amp;[.C115]&amp;&quot;.txt&quot;" office:value-type="string" office:string-value="echo -n &quot;Ю. Яковлев&quot; | cat &gt; author101.txt" calcext:value-type="string">
            <text:p>echo -n "Ю. Яковлев" | cat &gt; author101.txt</text:p>
          </table:table-cell>
          <table:table-cell/>
          <table:table-cell table:formula="of:=&quot;cat preambule1.txt title&quot;&amp;[.C115]&amp;&quot;.txt preambule2.txt  linkpicture&quot;&amp;[.C115]&amp;&quot;.txt preambulethumb.txt linkpicture&quot;&amp;[.C115]&amp;&quot;.txt preambule25.txt linkname&quot;&amp;[.C115]&amp;&quot;.txt preambule3.txt author&quot;&amp;[.C115]&amp;&quot;.txt preambule35.txt   text&quot;&amp;[.C115]&amp;&quot;.txt &gt; &quot;&amp;[.S115]&amp;&quot;.md&quot;" office:value-type="string" office:string-value="cat preambule1.txt title101.txt preambule2.txt  linkpicture101.txt preambulethumb.txt linkpicture101.txt preambule25.txt linkname101.txt preambule3.txt author101.txt preambule35.txt   text101.txt &gt; Таинственный флюгер.md" calcext:value-type="string">
            <text:p>cat preambule1.txt title101.txt preambule2.txt <text:s/>linkpicture101.txt preambulethumb.txt linkpicture101.txt preambule25.txt linkname101.txt preambule3.txt author101.txt preambule35.txt <text:s text:c="2"/>text101.txt &gt; Таинственный флюгер.md</text:p>
          </table:table-cell>
        </table:table-row>
        <table:table-row table:style-name="ro1">
          <table:table-cell/>
          <table:table-cell table:formula="of:=[.F116]-[.E116]" office:value-type="float" office:value="13" calcext:value-type="float">
            <text:p>13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639" calcext:value-type="float">
            <text:p>1639</text:p>
          </table:table-cell>
          <table:table-cell table:formula="of:=[.E117]-1" office:value-type="float" office:value="1652" calcext:value-type="float">
            <text:p>1652</text:p>
          </table:table-cell>
          <table:table-cell table:formula="of:=IF([.F116]&gt;[.E116])" office:value-type="boolean" office:boolean-value="true" calcext:value-type="boolean">
            <text:p>ИСТИНА</text:p>
          </table:table-cell>
          <table:table-cell table:formula="of:=[.L$14]&amp;[.F116]&amp;&quot;p&quot;&amp;[.L$13]&amp;&quot; &gt; author&quot;&amp;[.C116]&amp;&quot;.txt&quot;" office:value-type="string" office:string-value="sed -n '1652p' &gt; author102.txt" calcext:value-type="string">
            <text:p>sed -n '1652p' &gt; author102.txt</text:p>
          </table:table-cell>
          <table:table-cell table:formula="of:=[.L$14]&amp;[.F116]&amp;&quot;p&quot;&amp;[.L$13]&amp;&quot;&quot;" office:value-type="string" office:string-value="sed -n '1652p'" calcext:value-type="string">
            <text:p>sed -n '1652p'</text:p>
          </table:table-cell>
          <table:table-cell table:formula="of:=[.E116]+1" office:value-type="float" office:value="1640" calcext:value-type="float">
            <text:p>1640</text:p>
          </table:table-cell>
          <table:table-cell table:formula="of:=[.F116]-1" office:value-type="float" office:value="1651" calcext:value-type="float">
            <text:p>1651</text:p>
          </table:table-cell>
          <table:table-cell table:formula="of:=[.L$14]&amp;[.J116]&amp;&quot;,&quot;&amp;[.K116]&amp;&quot;p;&quot;&amp;[.K116]&amp;&quot;q&quot;&amp;[.L$13]&amp;&quot; &gt; text&quot;&amp;[.C116]&amp;&quot;.txt&quot;" office:value-type="string" office:string-value="sed -n '1640,1651p;1651q' &gt; text102.txt" calcext:value-type="string">
            <text:p>sed -n '1640,1651p;1651q' &gt; text102.txt</text:p>
          </table:table-cell>
          <table:table-cell table:number-columns-repeated="3"/>
          <table:table-cell office:value-type="string" calcext:value-type="string">
            <text:p>Ю. Яковлев</text:p>
          </table:table-cell>
          <table:table-cell office:value-type="string" calcext:value-type="string">
            <text:p>Мой знакомый бегемот</text:p>
          </table:table-cell>
          <table:table-cell/>
          <table:table-cell office:value-type="string" calcext:value-type="string">
            <text:p>Мой знакомый бегемот</text:p>
          </table:table-cell>
          <table:table-cell table:number-columns-repeated="2"/>
          <table:table-cell table:formula="of:=&quot;echo -n &quot;&amp;[.Y$14]&amp;[.Q116]&amp;[.Y$14]&amp;&quot; | cat &gt; title&quot;&amp;[.C116]&amp;&quot;.txt&quot;" office:value-type="string" office:string-value="echo -n &quot;Мой знакомый бегемот&quot; | cat &gt; title102.txt" calcext:value-type="string">
            <text:p>echo -n "Мой знакомый бегемот" | cat &gt; title102.txt</text:p>
          </table:table-cell>
          <table:table-cell table:formula="of:=&quot;echo -n &quot;&amp;[.Y$14]&amp;[.P116]&amp;[.Y$14]&amp;&quot; | cat &gt; author&quot;&amp;[.C116]&amp;&quot;.txt&quot;" office:value-type="string" office:string-value="echo -n &quot;Ю. Яковлев&quot; | cat &gt; author102.txt" calcext:value-type="string">
            <text:p>echo -n "Ю. Яковлев" | cat &gt; author102.txt</text:p>
          </table:table-cell>
          <table:table-cell/>
          <table:table-cell table:formula="of:=&quot;cat preambule1.txt title&quot;&amp;[.C116]&amp;&quot;.txt preambule2.txt  linkpicture&quot;&amp;[.C116]&amp;&quot;.txt preambulethumb.txt linkpicture&quot;&amp;[.C116]&amp;&quot;.txt preambule25.txt linkname&quot;&amp;[.C116]&amp;&quot;.txt preambule3.txt author&quot;&amp;[.C116]&amp;&quot;.txt preambule35.txt   text&quot;&amp;[.C116]&amp;&quot;.txt &gt; &quot;&amp;[.S116]&amp;&quot;.md&quot;" office:value-type="string" office:string-value="cat preambule1.txt title102.txt preambule2.txt  linkpicture102.txt preambulethumb.txt linkpicture102.txt preambule25.txt linkname102.txt preambule3.txt author102.txt preambule35.txt   text102.txt &gt; Мой знакомый бегемот.md" calcext:value-type="string">
            <text:p>cat preambule1.txt title102.txt preambule2.txt <text:s/>linkpicture102.txt preambulethumb.txt linkpicture102.txt preambule25.txt linkname102.txt preambule3.txt author102.txt preambule35.txt <text:s text:c="2"/>text102.txt &gt; Мой знакомый бегемот.md</text:p>
          </table:table-cell>
        </table:table-row>
        <table:table-row table:style-name="ro1">
          <table:table-cell/>
          <table:table-cell table:formula="of:=[.F117]-[.E117]"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653" calcext:value-type="float">
            <text:p>1653</text:p>
          </table:table-cell>
          <table:table-cell table:formula="of:=[.E118]-1" office:value-type="float" office:value="1667" calcext:value-type="float">
            <text:p>1667</text:p>
          </table:table-cell>
          <table:table-cell table:formula="of:=IF([.F117]&gt;[.E117])" office:value-type="boolean" office:boolean-value="true" calcext:value-type="boolean">
            <text:p>ИСТИНА</text:p>
          </table:table-cell>
          <table:table-cell table:formula="of:=[.L$14]&amp;[.F117]&amp;&quot;p&quot;&amp;[.L$13]&amp;&quot; &gt; author&quot;&amp;[.C117]&amp;&quot;.txt&quot;" office:value-type="string" office:string-value="sed -n '1667p' &gt; author103.txt" calcext:value-type="string">
            <text:p>sed -n '1667p' &gt; author103.txt</text:p>
          </table:table-cell>
          <table:table-cell table:formula="of:=[.L$14]&amp;[.F117]&amp;&quot;p&quot;&amp;[.L$13]&amp;&quot;&quot;" office:value-type="string" office:string-value="sed -n '1667p'" calcext:value-type="string">
            <text:p>sed -n '1667p'</text:p>
          </table:table-cell>
          <table:table-cell table:formula="of:=[.E117]+1" office:value-type="float" office:value="1654" calcext:value-type="float">
            <text:p>1654</text:p>
          </table:table-cell>
          <table:table-cell table:formula="of:=[.F117]-1" office:value-type="float" office:value="1666" calcext:value-type="float">
            <text:p>1666</text:p>
          </table:table-cell>
          <table:table-cell table:formula="of:=[.L$14]&amp;[.J117]&amp;&quot;,&quot;&amp;[.K117]&amp;&quot;p;&quot;&amp;[.K117]&amp;&quot;q&quot;&amp;[.L$13]&amp;&quot; &gt; text&quot;&amp;[.C117]&amp;&quot;.txt&quot;" office:value-type="string" office:string-value="sed -n '1654,1666p;1666q' &gt; text103.txt" calcext:value-type="string">
            <text:p>sed -n '1654,1666p;1666q' &gt; text103.txt</text:p>
          </table:table-cell>
          <table:table-cell table:number-columns-repeated="3"/>
          <table:table-cell office:value-type="string" calcext:value-type="string">
            <text:p>В. Короленко</text:p>
          </table:table-cell>
          <table:table-cell office:value-type="string" calcext:value-type="string">
            <text:p>Слепой музыкант</text:p>
          </table:table-cell>
          <table:table-cell/>
          <table:table-cell office:value-type="string" calcext:value-type="string">
            <text:p>Слепой музыкант</text:p>
          </table:table-cell>
          <table:table-cell table:number-columns-repeated="2"/>
          <table:table-cell table:formula="of:=&quot;echo -n &quot;&amp;[.Y$14]&amp;[.Q117]&amp;[.Y$14]&amp;&quot; | cat &gt; title&quot;&amp;[.C117]&amp;&quot;.txt&quot;" office:value-type="string" office:string-value="echo -n &quot;Слепой музыкант&quot; | cat &gt; title103.txt" calcext:value-type="string">
            <text:p>echo -n "Слепой музыкант" | cat &gt; title103.txt</text:p>
          </table:table-cell>
          <table:table-cell table:formula="of:=&quot;echo -n &quot;&amp;[.Y$14]&amp;[.P117]&amp;[.Y$14]&amp;&quot; | cat &gt; author&quot;&amp;[.C117]&amp;&quot;.txt&quot;" office:value-type="string" office:string-value="echo -n &quot;В. Короленко&quot; | cat &gt; author103.txt" calcext:value-type="string">
            <text:p>echo -n "В. Короленко" | cat &gt; author103.txt</text:p>
          </table:table-cell>
          <table:table-cell/>
          <table:table-cell table:formula="of:=&quot;cat preambule1.txt title&quot;&amp;[.C117]&amp;&quot;.txt preambule2.txt  linkpicture&quot;&amp;[.C117]&amp;&quot;.txt preambulethumb.txt linkpicture&quot;&amp;[.C117]&amp;&quot;.txt preambule25.txt linkname&quot;&amp;[.C117]&amp;&quot;.txt preambule3.txt author&quot;&amp;[.C117]&amp;&quot;.txt preambule35.txt   text&quot;&amp;[.C117]&amp;&quot;.txt &gt; &quot;&amp;[.S117]&amp;&quot;.md&quot;" office:value-type="string" office:string-value="cat preambule1.txt title103.txt preambule2.txt  linkpicture103.txt preambulethumb.txt linkpicture103.txt preambule25.txt linkname103.txt preambule3.txt author103.txt preambule35.txt   text103.txt &gt; Слепой музыкант.md" calcext:value-type="string">
            <text:p>cat preambule1.txt title103.txt preambule2.txt <text:s/>linkpicture103.txt preambulethumb.txt linkpicture103.txt preambule25.txt linkname103.txt preambule3.txt author103.txt preambule35.txt <text:s text:c="2"/>text103.txt &gt; Слепой музыкант.md</text:p>
          </table:table-cell>
        </table:table-row>
        <table:table-row table:style-name="ro1">
          <table:table-cell/>
          <table:table-cell table:formula="of:=[.F118]-[.E118]"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668" calcext:value-type="float">
            <text:p>1668</text:p>
          </table:table-cell>
          <table:table-cell table:formula="of:=[.E119]-1" office:value-type="float" office:value="1679" calcext:value-type="float">
            <text:p>1679</text:p>
          </table:table-cell>
          <table:table-cell table:formula="of:=IF([.F118]&gt;[.E118])" office:value-type="boolean" office:boolean-value="true" calcext:value-type="boolean">
            <text:p>ИСТИНА</text:p>
          </table:table-cell>
          <table:table-cell table:formula="of:=[.L$14]&amp;[.F118]&amp;&quot;p&quot;&amp;[.L$13]&amp;&quot; &gt; author&quot;&amp;[.C118]&amp;&quot;.txt&quot;" office:value-type="string" office:string-value="sed -n '1679p' &gt; author104.txt" calcext:value-type="string">
            <text:p>sed -n '1679p' &gt; author104.txt</text:p>
          </table:table-cell>
          <table:table-cell table:formula="of:=[.L$14]&amp;[.F118]&amp;&quot;p&quot;&amp;[.L$13]&amp;&quot;&quot;" office:value-type="string" office:string-value="sed -n '1679p'" calcext:value-type="string">
            <text:p>sed -n '1679p'</text:p>
          </table:table-cell>
          <table:table-cell table:formula="of:=[.E118]+1" office:value-type="float" office:value="1669" calcext:value-type="float">
            <text:p>1669</text:p>
          </table:table-cell>
          <table:table-cell table:formula="of:=[.F118]-1" office:value-type="float" office:value="1678" calcext:value-type="float">
            <text:p>1678</text:p>
          </table:table-cell>
          <table:table-cell table:formula="of:=[.L$14]&amp;[.J118]&amp;&quot;,&quot;&amp;[.K118]&amp;&quot;p;&quot;&amp;[.K118]&amp;&quot;q&quot;&amp;[.L$13]&amp;&quot; &gt; text&quot;&amp;[.C118]&amp;&quot;.txt&quot;" office:value-type="string" office:string-value="sed -n '1669,1678p;1678q' &gt; text104.txt" calcext:value-type="string">
            <text:p>sed -n '1669,1678p;1678q' &gt; text104.txt</text:p>
          </table:table-cell>
          <table:table-cell table:number-columns-repeated="3"/>
          <table:table-cell office:value-type="string" calcext:value-type="string">
            <text:p>В. Короленко</text:p>
          </table:table-cell>
          <table:table-cell office:value-type="string" calcext:value-type="string">
            <text:p>Река играет</text:p>
          </table:table-cell>
          <table:table-cell/>
          <table:table-cell office:value-type="string" calcext:value-type="string">
            <text:p>Река играет</text:p>
          </table:table-cell>
          <table:table-cell table:number-columns-repeated="2"/>
          <table:table-cell table:formula="of:=&quot;echo -n &quot;&amp;[.Y$14]&amp;[.Q118]&amp;[.Y$14]&amp;&quot; | cat &gt; title&quot;&amp;[.C118]&amp;&quot;.txt&quot;" office:value-type="string" office:string-value="echo -n &quot;Река играет&quot; | cat &gt; title104.txt" calcext:value-type="string">
            <text:p>echo -n "Река играет" | cat &gt; title104.txt</text:p>
          </table:table-cell>
          <table:table-cell table:formula="of:=&quot;echo -n &quot;&amp;[.Y$14]&amp;[.P118]&amp;[.Y$14]&amp;&quot; | cat &gt; author&quot;&amp;[.C118]&amp;&quot;.txt&quot;" office:value-type="string" office:string-value="echo -n &quot;В. Короленко&quot; | cat &gt; author104.txt" calcext:value-type="string">
            <text:p>echo -n "В. Короленко" | cat &gt; author104.txt</text:p>
          </table:table-cell>
          <table:table-cell/>
          <table:table-cell table:formula="of:=&quot;cat preambule1.txt title&quot;&amp;[.C118]&amp;&quot;.txt preambule2.txt  linkpicture&quot;&amp;[.C118]&amp;&quot;.txt preambulethumb.txt linkpicture&quot;&amp;[.C118]&amp;&quot;.txt preambule25.txt linkname&quot;&amp;[.C118]&amp;&quot;.txt preambule3.txt author&quot;&amp;[.C118]&amp;&quot;.txt preambule35.txt   text&quot;&amp;[.C118]&amp;&quot;.txt &gt; &quot;&amp;[.S118]&amp;&quot;.md&quot;" office:value-type="string" office:string-value="cat preambule1.txt title104.txt preambule2.txt  linkpicture104.txt preambulethumb.txt linkpicture104.txt preambule25.txt linkname104.txt preambule3.txt author104.txt preambule35.txt   text104.txt &gt; Река играет.md" calcext:value-type="string">
            <text:p>cat preambule1.txt title104.txt preambule2.txt <text:s/>linkpicture104.txt preambulethumb.txt linkpicture104.txt preambule25.txt linkname104.txt preambule3.txt author104.txt preambule35.txt <text:s text:c="2"/>text104.txt &gt; Река играет.md</text:p>
          </table:table-cell>
        </table:table-row>
        <table:table-row table:style-name="ro1">
          <table:table-cell/>
          <table:table-cell table:formula="of:=[.F119]-[.E119]"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680" calcext:value-type="float">
            <text:p>1680</text:p>
          </table:table-cell>
          <table:table-cell table:formula="of:=[.E120]-1" office:value-type="float" office:value="1699" calcext:value-type="float">
            <text:p>1699</text:p>
          </table:table-cell>
          <table:table-cell table:formula="of:=IF([.F119]&gt;[.E119])" office:value-type="boolean" office:boolean-value="true" calcext:value-type="boolean">
            <text:p>ИСТИНА</text:p>
          </table:table-cell>
          <table:table-cell table:formula="of:=[.L$14]&amp;[.F119]&amp;&quot;p&quot;&amp;[.L$13]&amp;&quot; &gt; author&quot;&amp;[.C119]&amp;&quot;.txt&quot;" office:value-type="string" office:string-value="sed -n '1699p' &gt; author105.txt" calcext:value-type="string">
            <text:p>sed -n '1699p' &gt; author105.txt</text:p>
          </table:table-cell>
          <table:table-cell table:formula="of:=[.L$14]&amp;[.F119]&amp;&quot;p&quot;&amp;[.L$13]&amp;&quot;&quot;" office:value-type="string" office:string-value="sed -n '1699p'" calcext:value-type="string">
            <text:p>sed -n '1699p'</text:p>
          </table:table-cell>
          <table:table-cell table:formula="of:=[.E119]+1" office:value-type="float" office:value="1681" calcext:value-type="float">
            <text:p>1681</text:p>
          </table:table-cell>
          <table:table-cell table:formula="of:=[.F119]-1" office:value-type="float" office:value="1698" calcext:value-type="float">
            <text:p>1698</text:p>
          </table:table-cell>
          <table:table-cell table:formula="of:=[.L$14]&amp;[.J119]&amp;&quot;,&quot;&amp;[.K119]&amp;&quot;p;&quot;&amp;[.K119]&amp;&quot;q&quot;&amp;[.L$13]&amp;&quot; &gt; text&quot;&amp;[.C119]&amp;&quot;.txt&quot;" office:value-type="string" office:string-value="sed -n '1681,1698p;1698q' &gt; text105.txt" calcext:value-type="string">
            <text:p>sed -n '1681,1698p;1698q' &gt; text105.txt</text:p>
          </table:table-cell>
          <table:table-cell table:number-columns-repeated="3"/>
          <table:table-cell office:value-type="string" calcext:value-type="string">
            <text:p>В. Короленко</text:p>
          </table:table-cell>
          <table:table-cell office:value-type="string" calcext:value-type="string">
            <text:p>Ожидание бури</text:p>
          </table:table-cell>
          <table:table-cell/>
          <table:table-cell office:value-type="string" calcext:value-type="string">
            <text:p>Ожидание бури</text:p>
          </table:table-cell>
          <table:table-cell table:number-columns-repeated="2"/>
          <table:table-cell table:formula="of:=&quot;echo -n &quot;&amp;[.Y$14]&amp;[.Q119]&amp;[.Y$14]&amp;&quot; | cat &gt; title&quot;&amp;[.C119]&amp;&quot;.txt&quot;" office:value-type="string" office:string-value="echo -n &quot;Ожидание бури&quot; | cat &gt; title105.txt" calcext:value-type="string">
            <text:p>echo -n "Ожидание бури" | cat &gt; title105.txt</text:p>
          </table:table-cell>
          <table:table-cell table:formula="of:=&quot;echo -n &quot;&amp;[.Y$14]&amp;[.P119]&amp;[.Y$14]&amp;&quot; | cat &gt; author&quot;&amp;[.C119]&amp;&quot;.txt&quot;" office:value-type="string" office:string-value="echo -n &quot;В. Короленко&quot; | cat &gt; author105.txt" calcext:value-type="string">
            <text:p>echo -n "В. Короленко" | cat &gt; author105.txt</text:p>
          </table:table-cell>
          <table:table-cell/>
          <table:table-cell table:formula="of:=&quot;cat preambule1.txt title&quot;&amp;[.C119]&amp;&quot;.txt preambule2.txt  linkpicture&quot;&amp;[.C119]&amp;&quot;.txt preambulethumb.txt linkpicture&quot;&amp;[.C119]&amp;&quot;.txt preambule25.txt linkname&quot;&amp;[.C119]&amp;&quot;.txt preambule3.txt author&quot;&amp;[.C119]&amp;&quot;.txt preambule35.txt   text&quot;&amp;[.C119]&amp;&quot;.txt &gt; &quot;&amp;[.S119]&amp;&quot;.md&quot;" office:value-type="string" office:string-value="cat preambule1.txt title105.txt preambule2.txt  linkpicture105.txt preambulethumb.txt linkpicture105.txt preambule25.txt linkname105.txt preambule3.txt author105.txt preambule35.txt   text105.txt &gt; Ожидание бури.md" calcext:value-type="string">
            <text:p>cat preambule1.txt title105.txt preambule2.txt <text:s/>linkpicture105.txt preambulethumb.txt linkpicture105.txt preambule25.txt linkname105.txt preambule3.txt author105.txt preambule35.txt <text:s text:c="2"/>text105.txt &gt; Ожидание бури.md</text:p>
          </table:table-cell>
        </table:table-row>
        <table:table-row table:style-name="ro1">
          <table:table-cell/>
          <table:table-cell table:formula="of:=[.F120]-[.E120]"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700" calcext:value-type="float">
            <text:p>1700</text:p>
          </table:table-cell>
          <table:table-cell table:formula="of:=[.E121]-1" office:value-type="float" office:value="1730" calcext:value-type="float">
            <text:p>1730</text:p>
          </table:table-cell>
          <table:table-cell table:formula="of:=IF([.F120]&gt;[.E120])" office:value-type="boolean" office:boolean-value="true" calcext:value-type="boolean">
            <text:p>ИСТИНА</text:p>
          </table:table-cell>
          <table:table-cell table:formula="of:=[.L$14]&amp;[.F120]&amp;&quot;p&quot;&amp;[.L$13]&amp;&quot; &gt; author&quot;&amp;[.C120]&amp;&quot;.txt&quot;" office:value-type="string" office:string-value="sed -n '1730p' &gt; author106.txt" calcext:value-type="string">
            <text:p>sed -n '1730p' &gt; author106.txt</text:p>
          </table:table-cell>
          <table:table-cell table:formula="of:=[.L$14]&amp;[.F120]&amp;&quot;p&quot;&amp;[.L$13]&amp;&quot;&quot;" office:value-type="string" office:string-value="sed -n '1730p'" calcext:value-type="string">
            <text:p>sed -n '1730p'</text:p>
          </table:table-cell>
          <table:table-cell table:formula="of:=[.E120]+1" office:value-type="float" office:value="1701" calcext:value-type="float">
            <text:p>1701</text:p>
          </table:table-cell>
          <table:table-cell table:formula="of:=[.F120]-1" office:value-type="float" office:value="1729" calcext:value-type="float">
            <text:p>1729</text:p>
          </table:table-cell>
          <table:table-cell table:formula="of:=[.L$14]&amp;[.J120]&amp;&quot;,&quot;&amp;[.K120]&amp;&quot;p;&quot;&amp;[.K120]&amp;&quot;q&quot;&amp;[.L$13]&amp;&quot; &gt; text&quot;&amp;[.C120]&amp;&quot;.txt&quot;" office:value-type="string" office:string-value="sed -n '1701,1729p;1729q' &gt; text106.txt" calcext:value-type="string">
            <text:p>sed -n '1701,1729p;1729q' &gt; text106.txt</text:p>
          </table:table-cell>
          <table:table-cell table:number-columns-repeated="3"/>
          <table:table-cell office:value-type="string" calcext:value-type="string">
            <text:p>Н. Гарин-Михайловский</text:p>
          </table:table-cell>
          <table:table-cell office:value-type="string" calcext:value-type="string">
            <text:p>Охотники на тигров</text:p>
          </table:table-cell>
          <table:table-cell/>
          <table:table-cell office:value-type="string" calcext:value-type="string">
            <text:p>Охотники на тигров</text:p>
          </table:table-cell>
          <table:table-cell table:number-columns-repeated="2"/>
          <table:table-cell table:formula="of:=&quot;echo -n &quot;&amp;[.Y$14]&amp;[.Q120]&amp;[.Y$14]&amp;&quot; | cat &gt; title&quot;&amp;[.C120]&amp;&quot;.txt&quot;" office:value-type="string" office:string-value="echo -n &quot;Охотники на тигров&quot; | cat &gt; title106.txt" calcext:value-type="string">
            <text:p>echo -n "Охотники на тигров" | cat &gt; title106.txt</text:p>
          </table:table-cell>
          <table:table-cell table:formula="of:=&quot;echo -n &quot;&amp;[.Y$14]&amp;[.P120]&amp;[.Y$14]&amp;&quot; | cat &gt; author&quot;&amp;[.C120]&amp;&quot;.txt&quot;" office:value-type="string" office:string-value="echo -n &quot;Н. Гарин-Михайловский&quot; | cat &gt; author106.txt" calcext:value-type="string">
            <text:p>echo -n "Н. Гарин-Михайловский" | cat &gt; author106.txt</text:p>
          </table:table-cell>
          <table:table-cell/>
          <table:table-cell table:formula="of:=&quot;cat preambule1.txt title&quot;&amp;[.C120]&amp;&quot;.txt preambule2.txt  linkpicture&quot;&amp;[.C120]&amp;&quot;.txt preambulethumb.txt linkpicture&quot;&amp;[.C120]&amp;&quot;.txt preambule25.txt linkname&quot;&amp;[.C120]&amp;&quot;.txt preambule3.txt author&quot;&amp;[.C120]&amp;&quot;.txt preambule35.txt   text&quot;&amp;[.C120]&amp;&quot;.txt &gt; &quot;&amp;[.S120]&amp;&quot;.md&quot;" office:value-type="string" office:string-value="cat preambule1.txt title106.txt preambule2.txt  linkpicture106.txt preambulethumb.txt linkpicture106.txt preambule25.txt linkname106.txt preambule3.txt author106.txt preambule35.txt   text106.txt &gt; Охотники на тигров.md" calcext:value-type="string">
            <text:p>cat preambule1.txt title106.txt preambule2.txt <text:s/>linkpicture106.txt preambulethumb.txt linkpicture106.txt preambule25.txt linkname106.txt preambule3.txt author106.txt preambule35.txt <text:s text:c="2"/>text106.txt &gt; Охотники на тигров.md</text:p>
          </table:table-cell>
        </table:table-row>
        <table:table-row table:style-name="ro1">
          <table:table-cell/>
          <table:table-cell table:formula="of:=[.F121]-[.E121]" office:value-type="float" office:value="33" calcext:value-type="float">
            <text:p>33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731" calcext:value-type="float">
            <text:p>1731</text:p>
          </table:table-cell>
          <table:table-cell table:formula="of:=[.E122]-1" office:value-type="float" office:value="1764" calcext:value-type="float">
            <text:p>1764</text:p>
          </table:table-cell>
          <table:table-cell table:formula="of:=IF([.F121]&gt;[.E121])" office:value-type="boolean" office:boolean-value="true" calcext:value-type="boolean">
            <text:p>ИСТИНА</text:p>
          </table:table-cell>
          <table:table-cell table:formula="of:=[.L$14]&amp;[.F121]&amp;&quot;p&quot;&amp;[.L$13]&amp;&quot; &gt; author&quot;&amp;[.C121]&amp;&quot;.txt&quot;" office:value-type="string" office:string-value="sed -n '1764p' &gt; author107.txt" calcext:value-type="string">
            <text:p>sed -n '1764p' &gt; author107.txt</text:p>
          </table:table-cell>
          <table:table-cell table:formula="of:=[.L$14]&amp;[.F121]&amp;&quot;p&quot;&amp;[.L$13]&amp;&quot;&quot;" office:value-type="string" office:string-value="sed -n '1764p'" calcext:value-type="string">
            <text:p>sed -n '1764p'</text:p>
          </table:table-cell>
          <table:table-cell table:formula="of:=[.E121]+1" office:value-type="float" office:value="1732" calcext:value-type="float">
            <text:p>1732</text:p>
          </table:table-cell>
          <table:table-cell table:formula="of:=[.F121]-1" office:value-type="float" office:value="1763" calcext:value-type="float">
            <text:p>1763</text:p>
          </table:table-cell>
          <table:table-cell table:formula="of:=[.L$14]&amp;[.J121]&amp;&quot;,&quot;&amp;[.K121]&amp;&quot;p;&quot;&amp;[.K121]&amp;&quot;q&quot;&amp;[.L$13]&amp;&quot; &gt; text&quot;&amp;[.C121]&amp;&quot;.txt&quot;" office:value-type="string" office:string-value="sed -n '1732,1763p;1763q' &gt; text107.txt" calcext:value-type="string">
            <text:p>sed -n '1732,1763p;1763q' &gt; text107.txt</text:p>
          </table:table-cell>
          <table:table-cell table:number-columns-repeated="3"/>
          <table:table-cell office:value-type="string" calcext:value-type="string">
            <text:p>Э. Шим</text:p>
          </table:table-cell>
          <table:table-cell office:value-type="string" calcext:value-type="string">
            <text:p>Метличка</text:p>
          </table:table-cell>
          <table:table-cell/>
          <table:table-cell office:value-type="string" calcext:value-type="string">
            <text:p>Метличка</text:p>
          </table:table-cell>
          <table:table-cell table:number-columns-repeated="2"/>
          <table:table-cell table:formula="of:=&quot;echo -n &quot;&amp;[.Y$14]&amp;[.Q121]&amp;[.Y$14]&amp;&quot; | cat &gt; title&quot;&amp;[.C121]&amp;&quot;.txt&quot;" office:value-type="string" office:string-value="echo -n &quot;Метличка&quot; | cat &gt; title107.txt" calcext:value-type="string">
            <text:p>echo -n "Метличка" | cat &gt; title107.txt</text:p>
          </table:table-cell>
          <table:table-cell table:formula="of:=&quot;echo -n &quot;&amp;[.Y$14]&amp;[.P121]&amp;[.Y$14]&amp;&quot; | cat &gt; author&quot;&amp;[.C121]&amp;&quot;.txt&quot;" office:value-type="string" office:string-value="echo -n &quot;Э. Шим&quot; | cat &gt; author107.txt" calcext:value-type="string">
            <text:p>echo -n "Э. Шим" | cat &gt; author107.txt</text:p>
          </table:table-cell>
          <table:table-cell/>
          <table:table-cell table:formula="of:=&quot;cat preambule1.txt title&quot;&amp;[.C121]&amp;&quot;.txt preambule2.txt  linkpicture&quot;&amp;[.C121]&amp;&quot;.txt preambulethumb.txt linkpicture&quot;&amp;[.C121]&amp;&quot;.txt preambule25.txt linkname&quot;&amp;[.C121]&amp;&quot;.txt preambule3.txt author&quot;&amp;[.C121]&amp;&quot;.txt preambule35.txt   text&quot;&amp;[.C121]&amp;&quot;.txt &gt; &quot;&amp;[.S121]&amp;&quot;.md&quot;" office:value-type="string" office:string-value="cat preambule1.txt title107.txt preambule2.txt  linkpicture107.txt preambulethumb.txt linkpicture107.txt preambule25.txt linkname107.txt preambule3.txt author107.txt preambule35.txt   text107.txt &gt; Метличка.md" calcext:value-type="string">
            <text:p>cat preambule1.txt title107.txt preambule2.txt <text:s/>linkpicture107.txt preambulethumb.txt linkpicture107.txt preambule25.txt linkname107.txt preambule3.txt author107.txt preambule35.txt <text:s text:c="2"/>text107.txt &gt; Метличка.md</text:p>
          </table:table-cell>
        </table:table-row>
        <table:table-row table:style-name="ro1">
          <table:table-cell/>
          <table:table-cell table:formula="of:=[.F122]-[.E122]" office:value-type="float" office:value="25" calcext:value-type="float">
            <text:p>25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765" calcext:value-type="float">
            <text:p>1765</text:p>
          </table:table-cell>
          <table:table-cell table:formula="of:=[.E123]-1" office:value-type="float" office:value="1790" calcext:value-type="float">
            <text:p>1790</text:p>
          </table:table-cell>
          <table:table-cell table:formula="of:=IF([.F122]&gt;[.E122])" office:value-type="boolean" office:boolean-value="true" calcext:value-type="boolean">
            <text:p>ИСТИНА</text:p>
          </table:table-cell>
          <table:table-cell table:formula="of:=[.L$14]&amp;[.F122]&amp;&quot;p&quot;&amp;[.L$13]&amp;&quot; &gt; author&quot;&amp;[.C122]&amp;&quot;.txt&quot;" office:value-type="string" office:string-value="sed -n '1790p' &gt; author108.txt" calcext:value-type="string">
            <text:p>sed -n '1790p' &gt; author108.txt</text:p>
          </table:table-cell>
          <table:table-cell table:formula="of:=[.L$14]&amp;[.F122]&amp;&quot;p&quot;&amp;[.L$13]&amp;&quot;&quot;" office:value-type="string" office:string-value="sed -n '1790p'" calcext:value-type="string">
            <text:p>sed -n '1790p'</text:p>
          </table:table-cell>
          <table:table-cell table:formula="of:=[.E122]+1" office:value-type="float" office:value="1766" calcext:value-type="float">
            <text:p>1766</text:p>
          </table:table-cell>
          <table:table-cell table:formula="of:=[.F122]-1" office:value-type="float" office:value="1789" calcext:value-type="float">
            <text:p>1789</text:p>
          </table:table-cell>
          <table:table-cell table:formula="of:=[.L$14]&amp;[.J122]&amp;&quot;,&quot;&amp;[.K122]&amp;&quot;p;&quot;&amp;[.K122]&amp;&quot;q&quot;&amp;[.L$13]&amp;&quot; &gt; text&quot;&amp;[.C122]&amp;&quot;.txt&quot;" office:value-type="string" office:string-value="sed -n '1766,1789p;1789q' &gt; text108.txt" calcext:value-type="string">
            <text:p>sed -n '1766,1789p;1789q' &gt; text108.txt</text:p>
          </table:table-cell>
          <table:table-cell table:number-columns-repeated="3"/>
          <table:table-cell office:value-type="string" calcext:value-type="string">
            <text:p>Н. Сладков</text:p>
          </table:table-cell>
          <table:table-cell office:value-type="string" calcext:value-type="string">
            <text:p>По грибы</text:p>
          </table:table-cell>
          <table:table-cell/>
          <table:table-cell office:value-type="string" calcext:value-type="string">
            <text:p>По грибы</text:p>
          </table:table-cell>
          <table:table-cell table:number-columns-repeated="2"/>
          <table:table-cell table:formula="of:=&quot;echo -n &quot;&amp;[.Y$14]&amp;[.Q122]&amp;[.Y$14]&amp;&quot; | cat &gt; title&quot;&amp;[.C122]&amp;&quot;.txt&quot;" office:value-type="string" office:string-value="echo -n &quot;По грибы&quot; | cat &gt; title108.txt" calcext:value-type="string">
            <text:p>echo -n "По грибы" | cat &gt; title108.txt</text:p>
          </table:table-cell>
          <table:table-cell table:formula="of:=&quot;echo -n &quot;&amp;[.Y$14]&amp;[.P122]&amp;[.Y$14]&amp;&quot; | cat &gt; author&quot;&amp;[.C122]&amp;&quot;.txt&quot;" office:value-type="string" office:string-value="echo -n &quot;Н. Сладков&quot; | cat &gt; author108.txt" calcext:value-type="string">
            <text:p>echo -n "Н. Сладков" | cat &gt; author108.txt</text:p>
          </table:table-cell>
          <table:table-cell/>
          <table:table-cell table:formula="of:=&quot;cat preambule1.txt title&quot;&amp;[.C122]&amp;&quot;.txt preambule2.txt  linkpicture&quot;&amp;[.C122]&amp;&quot;.txt preambulethumb.txt linkpicture&quot;&amp;[.C122]&amp;&quot;.txt preambule25.txt linkname&quot;&amp;[.C122]&amp;&quot;.txt preambule3.txt author&quot;&amp;[.C122]&amp;&quot;.txt preambule35.txt   text&quot;&amp;[.C122]&amp;&quot;.txt &gt; &quot;&amp;[.S122]&amp;&quot;.md&quot;" office:value-type="string" office:string-value="cat preambule1.txt title108.txt preambule2.txt  linkpicture108.txt preambulethumb.txt linkpicture108.txt preambule25.txt linkname108.txt preambule3.txt author108.txt preambule35.txt   text108.txt &gt; По грибы.md" calcext:value-type="string">
            <text:p>cat preambule1.txt title108.txt preambule2.txt <text:s/>linkpicture108.txt preambulethumb.txt linkpicture108.txt preambule25.txt linkname108.txt preambule3.txt author108.txt preambule35.txt <text:s text:c="2"/>text108.txt &gt; По грибы.md</text:p>
          </table:table-cell>
        </table:table-row>
        <table:table-row table:style-name="ro1">
          <table:table-cell/>
          <table:table-cell table:formula="of:=[.F123]-[.E123]" office:value-type="float" office:value="24" calcext:value-type="float">
            <text:p>24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791" calcext:value-type="float">
            <text:p>1791</text:p>
          </table:table-cell>
          <table:table-cell table:formula="of:=[.E124]-1" office:value-type="float" office:value="1815" calcext:value-type="float">
            <text:p>1815</text:p>
          </table:table-cell>
          <table:table-cell table:formula="of:=IF([.F123]&gt;[.E123])" office:value-type="boolean" office:boolean-value="true" calcext:value-type="boolean">
            <text:p>ИСТИНА</text:p>
          </table:table-cell>
          <table:table-cell table:formula="of:=[.L$14]&amp;[.F123]&amp;&quot;p&quot;&amp;[.L$13]&amp;&quot; &gt; author&quot;&amp;[.C123]&amp;&quot;.txt&quot;" office:value-type="string" office:string-value="sed -n '1815p' &gt; author109.txt" calcext:value-type="string">
            <text:p>sed -n '1815p' &gt; author109.txt</text:p>
          </table:table-cell>
          <table:table-cell table:formula="of:=[.L$14]&amp;[.F123]&amp;&quot;p&quot;&amp;[.L$13]&amp;&quot;&quot;" office:value-type="string" office:string-value="sed -n '1815p'" calcext:value-type="string">
            <text:p>sed -n '1815p'</text:p>
          </table:table-cell>
          <table:table-cell table:formula="of:=[.E123]+1" office:value-type="float" office:value="1792" calcext:value-type="float">
            <text:p>1792</text:p>
          </table:table-cell>
          <table:table-cell table:formula="of:=[.F123]-1" office:value-type="float" office:value="1814" calcext:value-type="float">
            <text:p>1814</text:p>
          </table:table-cell>
          <table:table-cell table:formula="of:=[.L$14]&amp;[.J123]&amp;&quot;,&quot;&amp;[.K123]&amp;&quot;p;&quot;&amp;[.K123]&amp;&quot;q&quot;&amp;[.L$13]&amp;&quot; &gt; text&quot;&amp;[.C123]&amp;&quot;.txt&quot;" office:value-type="string" office:string-value="sed -n '1792,1814p;1814q' &gt; text109.txt" calcext:value-type="string">
            <text:p>sed -n '1792,1814p;1814q' &gt; text109.txt</text:p>
          </table:table-cell>
          <table:table-cell table:number-columns-repeated="3"/>
          <table:table-cell office:value-type="string" calcext:value-type="string">
            <text:p>Г. Елизаветин</text:p>
          </table:table-cell>
          <table:table-cell office:value-type="string" calcext:value-type="string">
            <text:p>Важная сторона жизни</text:p>
          </table:table-cell>
          <table:table-cell/>
          <table:table-cell office:value-type="string" calcext:value-type="string">
            <text:p>Важная сторона жизни</text:p>
          </table:table-cell>
          <table:table-cell table:number-columns-repeated="2"/>
          <table:table-cell table:formula="of:=&quot;echo -n &quot;&amp;[.Y$14]&amp;[.Q123]&amp;[.Y$14]&amp;&quot; | cat &gt; title&quot;&amp;[.C123]&amp;&quot;.txt&quot;" office:value-type="string" office:string-value="echo -n &quot;Важная сторона жизни&quot; | cat &gt; title109.txt" calcext:value-type="string">
            <text:p>echo -n "Важная сторона жизни" | cat &gt; title109.txt</text:p>
          </table:table-cell>
          <table:table-cell table:formula="of:=&quot;echo -n &quot;&amp;[.Y$14]&amp;[.P123]&amp;[.Y$14]&amp;&quot; | cat &gt; author&quot;&amp;[.C123]&amp;&quot;.txt&quot;" office:value-type="string" office:string-value="echo -n &quot;Г. Елизаветин&quot; | cat &gt; author109.txt" calcext:value-type="string">
            <text:p>echo -n "Г. Елизаветин" | cat &gt; author109.txt</text:p>
          </table:table-cell>
          <table:table-cell/>
          <table:table-cell table:formula="of:=&quot;cat preambule1.txt title&quot;&amp;[.C123]&amp;&quot;.txt preambule2.txt  linkpicture&quot;&amp;[.C123]&amp;&quot;.txt preambulethumb.txt linkpicture&quot;&amp;[.C123]&amp;&quot;.txt preambule25.txt linkname&quot;&amp;[.C123]&amp;&quot;.txt preambule3.txt author&quot;&amp;[.C123]&amp;&quot;.txt preambule35.txt   text&quot;&amp;[.C123]&amp;&quot;.txt &gt; &quot;&amp;[.S123]&amp;&quot;.md&quot;" office:value-type="string" office:string-value="cat preambule1.txt title109.txt preambule2.txt  linkpicture109.txt preambulethumb.txt linkpicture109.txt preambule25.txt linkname109.txt preambule3.txt author109.txt preambule35.txt   text109.txt &gt; Важная сторона жизни.md" calcext:value-type="string">
            <text:p>cat preambule1.txt title109.txt preambule2.txt <text:s/>linkpicture109.txt preambulethumb.txt linkpicture109.txt preambule25.txt linkname109.txt preambule3.txt author109.txt preambule35.txt <text:s text:c="2"/>text109.txt &gt; Важная сторона жизни.md</text:p>
          </table:table-cell>
        </table:table-row>
        <table:table-row table:style-name="ro1">
          <table:table-cell/>
          <table:table-cell table:formula="of:=[.F124]-[.E124]"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816" calcext:value-type="float">
            <text:p>1816</text:p>
          </table:table-cell>
          <table:table-cell table:formula="of:=[.E125]-1" office:value-type="float" office:value="1830" calcext:value-type="float">
            <text:p>1830</text:p>
          </table:table-cell>
          <table:table-cell table:formula="of:=IF([.F124]&gt;[.E124])" office:value-type="boolean" office:boolean-value="true" calcext:value-type="boolean">
            <text:p>ИСТИНА</text:p>
          </table:table-cell>
          <table:table-cell table:formula="of:=[.L$14]&amp;[.F124]&amp;&quot;p&quot;&amp;[.L$13]&amp;&quot; &gt; author&quot;&amp;[.C124]&amp;&quot;.txt&quot;" office:value-type="string" office:string-value="sed -n '1830p' &gt; author110.txt" calcext:value-type="string">
            <text:p>sed -n '1830p' &gt; author110.txt</text:p>
          </table:table-cell>
          <table:table-cell table:formula="of:=[.L$14]&amp;[.F124]&amp;&quot;p&quot;&amp;[.L$13]&amp;&quot;&quot;" office:value-type="string" office:string-value="sed -n '1830p'" calcext:value-type="string">
            <text:p>sed -n '1830p'</text:p>
          </table:table-cell>
          <table:table-cell table:formula="of:=[.E124]+1" office:value-type="float" office:value="1817" calcext:value-type="float">
            <text:p>1817</text:p>
          </table:table-cell>
          <table:table-cell table:formula="of:=[.F124]-1" office:value-type="float" office:value="1829" calcext:value-type="float">
            <text:p>1829</text:p>
          </table:table-cell>
          <table:table-cell table:formula="of:=[.L$14]&amp;[.J124]&amp;&quot;,&quot;&amp;[.K124]&amp;&quot;p;&quot;&amp;[.K124]&amp;&quot;q&quot;&amp;[.L$13]&amp;&quot; &gt; text&quot;&amp;[.C124]&amp;&quot;.txt&quot;" office:value-type="string" office:string-value="sed -n '1817,1829p;1829q' &gt; text110.txt" calcext:value-type="string">
            <text:p>sed -n '1817,1829p;1829q' &gt; text110.txt</text:p>
          </table:table-cell>
          <table:table-cell table:number-columns-repeated="3"/>
          <table:table-cell office:value-type="string" calcext:value-type="string">
            <text:p>Б. Ефимов</text:p>
          </table:table-cell>
          <table:table-cell office:value-type="string" calcext:value-type="string">
            <text:p>О карикатуре</text:p>
          </table:table-cell>
          <table:table-cell/>
          <table:table-cell office:value-type="string" calcext:value-type="string">
            <text:p>О карикатуре</text:p>
          </table:table-cell>
          <table:table-cell table:number-columns-repeated="2"/>
          <table:table-cell table:formula="of:=&quot;echo -n &quot;&amp;[.Y$14]&amp;[.Q124]&amp;[.Y$14]&amp;&quot; | cat &gt; title&quot;&amp;[.C124]&amp;&quot;.txt&quot;" office:value-type="string" office:string-value="echo -n &quot;О карикатуре&quot; | cat &gt; title110.txt" calcext:value-type="string">
            <text:p>echo -n "О карикатуре" | cat &gt; title110.txt</text:p>
          </table:table-cell>
          <table:table-cell table:formula="of:=&quot;echo -n &quot;&amp;[.Y$14]&amp;[.P124]&amp;[.Y$14]&amp;&quot; | cat &gt; author&quot;&amp;[.C124]&amp;&quot;.txt&quot;" office:value-type="string" office:string-value="echo -n &quot;Б. Ефимов&quot; | cat &gt; author110.txt" calcext:value-type="string">
            <text:p>echo -n "Б. Ефимов" | cat &gt; author110.txt</text:p>
          </table:table-cell>
          <table:table-cell/>
          <table:table-cell table:formula="of:=&quot;cat preambule1.txt title&quot;&amp;[.C124]&amp;&quot;.txt preambule2.txt  linkpicture&quot;&amp;[.C124]&amp;&quot;.txt preambulethumb.txt linkpicture&quot;&amp;[.C124]&amp;&quot;.txt preambule25.txt linkname&quot;&amp;[.C124]&amp;&quot;.txt preambule3.txt author&quot;&amp;[.C124]&amp;&quot;.txt preambule35.txt   text&quot;&amp;[.C124]&amp;&quot;.txt &gt; &quot;&amp;[.S124]&amp;&quot;.md&quot;" office:value-type="string" office:string-value="cat preambule1.txt title110.txt preambule2.txt  linkpicture110.txt preambulethumb.txt linkpicture110.txt preambule25.txt linkname110.txt preambule3.txt author110.txt preambule35.txt   text110.txt &gt; О карикатуре.md" calcext:value-type="string">
            <text:p>cat preambule1.txt title110.txt preambule2.txt <text:s/>linkpicture110.txt preambulethumb.txt linkpicture110.txt preambule25.txt linkname110.txt preambule3.txt author110.txt preambule35.txt <text:s text:c="2"/>text110.txt &gt; О карикатуре.md</text:p>
          </table:table-cell>
        </table:table-row>
        <table:table-row table:style-name="ro1">
          <table:table-cell/>
          <table:table-cell table:formula="of:=[.F125]-[.E125]"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831" calcext:value-type="float">
            <text:p>1831</text:p>
          </table:table-cell>
          <table:table-cell table:formula="of:=[.E126]-1" office:value-type="float" office:value="1841" calcext:value-type="float">
            <text:p>1841</text:p>
          </table:table-cell>
          <table:table-cell table:formula="of:=IF([.F125]&gt;[.E125])" office:value-type="boolean" office:boolean-value="true" calcext:value-type="boolean">
            <text:p>ИСТИНА</text:p>
          </table:table-cell>
          <table:table-cell table:formula="of:=[.L$14]&amp;[.F125]&amp;&quot;p&quot;&amp;[.L$13]&amp;&quot; &gt; author&quot;&amp;[.C125]&amp;&quot;.txt&quot;" office:value-type="string" office:string-value="sed -n '1841p' &gt; author111.txt" calcext:value-type="string">
            <text:p>sed -n '1841p' &gt; author111.txt</text:p>
          </table:table-cell>
          <table:table-cell table:formula="of:=[.L$14]&amp;[.F125]&amp;&quot;p&quot;&amp;[.L$13]&amp;&quot;&quot;" office:value-type="string" office:string-value="sed -n '1841p'" calcext:value-type="string">
            <text:p>sed -n '1841p'</text:p>
          </table:table-cell>
          <table:table-cell table:formula="of:=[.E125]+1" office:value-type="float" office:value="1832" calcext:value-type="float">
            <text:p>1832</text:p>
          </table:table-cell>
          <table:table-cell table:formula="of:=[.F125]-1" office:value-type="float" office:value="1840" calcext:value-type="float">
            <text:p>1840</text:p>
          </table:table-cell>
          <table:table-cell table:formula="of:=[.L$14]&amp;[.J125]&amp;&quot;,&quot;&amp;[.K125]&amp;&quot;p;&quot;&amp;[.K125]&amp;&quot;q&quot;&amp;[.L$13]&amp;&quot; &gt; text&quot;&amp;[.C125]&amp;&quot;.txt&quot;" office:value-type="string" office:string-value="sed -n '1832,1840p;1840q' &gt; text111.txt" calcext:value-type="string">
            <text:p>sed -n '1832,1840p;1840q' &gt; text111.txt</text:p>
          </table:table-cell>
          <table:table-cell table:number-columns-repeated="3"/>
          <table:table-cell office:value-type="string" calcext:value-type="string">
            <text:p>Б. Ефимов</text:p>
          </table:table-cell>
          <table:table-cell office:value-type="string" calcext:value-type="string">
            <text:p>Оружие смеха</text:p>
          </table:table-cell>
          <table:table-cell/>
          <table:table-cell office:value-type="string" calcext:value-type="string">
            <text:p>Оружие смеха</text:p>
          </table:table-cell>
          <table:table-cell table:number-columns-repeated="2"/>
          <table:table-cell table:formula="of:=&quot;echo -n &quot;&amp;[.Y$14]&amp;[.Q125]&amp;[.Y$14]&amp;&quot; | cat &gt; title&quot;&amp;[.C125]&amp;&quot;.txt&quot;" office:value-type="string" office:string-value="echo -n &quot;Оружие смеха&quot; | cat &gt; title111.txt" calcext:value-type="string">
            <text:p>echo -n "Оружие смеха" | cat &gt; title111.txt</text:p>
          </table:table-cell>
          <table:table-cell table:formula="of:=&quot;echo -n &quot;&amp;[.Y$14]&amp;[.P125]&amp;[.Y$14]&amp;&quot; | cat &gt; author&quot;&amp;[.C125]&amp;&quot;.txt&quot;" office:value-type="string" office:string-value="echo -n &quot;Б. Ефимов&quot; | cat &gt; author111.txt" calcext:value-type="string">
            <text:p>echo -n "Б. Ефимов" | cat &gt; author111.txt</text:p>
          </table:table-cell>
          <table:table-cell/>
          <table:table-cell table:formula="of:=&quot;cat preambule1.txt title&quot;&amp;[.C125]&amp;&quot;.txt preambule2.txt  linkpicture&quot;&amp;[.C125]&amp;&quot;.txt preambulethumb.txt linkpicture&quot;&amp;[.C125]&amp;&quot;.txt preambule25.txt linkname&quot;&amp;[.C125]&amp;&quot;.txt preambule3.txt author&quot;&amp;[.C125]&amp;&quot;.txt preambule35.txt   text&quot;&amp;[.C125]&amp;&quot;.txt &gt; &quot;&amp;[.S125]&amp;&quot;.md&quot;" office:value-type="string" office:string-value="cat preambule1.txt title111.txt preambule2.txt  linkpicture111.txt preambulethumb.txt linkpicture111.txt preambule25.txt linkname111.txt preambule3.txt author111.txt preambule35.txt   text111.txt &gt; Оружие смеха.md" calcext:value-type="string">
            <text:p>cat preambule1.txt title111.txt preambule2.txt <text:s/>linkpicture111.txt preambulethumb.txt linkpicture111.txt preambule25.txt linkname111.txt preambule3.txt author111.txt preambule35.txt <text:s text:c="2"/>text111.txt &gt; Оружие смеха.md</text:p>
          </table:table-cell>
        </table:table-row>
        <table:table-row table:style-name="ro1">
          <table:table-cell/>
          <table:table-cell table:formula="of:=[.F126]-[.E126]"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842" calcext:value-type="float">
            <text:p>1842</text:p>
          </table:table-cell>
          <table:table-cell table:formula="of:=[.E127]-1" office:value-type="float" office:value="1849" calcext:value-type="float">
            <text:p>1849</text:p>
          </table:table-cell>
          <table:table-cell table:formula="of:=IF([.F126]&gt;[.E126])" office:value-type="boolean" office:boolean-value="true" calcext:value-type="boolean">
            <text:p>ИСТИНА</text:p>
          </table:table-cell>
          <table:table-cell table:formula="of:=[.L$14]&amp;[.F126]&amp;&quot;p&quot;&amp;[.L$13]&amp;&quot; &gt; author&quot;&amp;[.C126]&amp;&quot;.txt&quot;" office:value-type="string" office:string-value="sed -n '1849p' &gt; author112.txt" calcext:value-type="string">
            <text:p>sed -n '1849p' &gt; author112.txt</text:p>
          </table:table-cell>
          <table:table-cell table:formula="of:=[.L$14]&amp;[.F126]&amp;&quot;p&quot;&amp;[.L$13]&amp;&quot;&quot;" office:value-type="string" office:string-value="sed -n '1849p'" calcext:value-type="string">
            <text:p>sed -n '1849p'</text:p>
          </table:table-cell>
          <table:table-cell table:formula="of:=[.E126]+1" office:value-type="float" office:value="1843" calcext:value-type="float">
            <text:p>1843</text:p>
          </table:table-cell>
          <table:table-cell table:formula="of:=[.F126]-1" office:value-type="float" office:value="1848" calcext:value-type="float">
            <text:p>1848</text:p>
          </table:table-cell>
          <table:table-cell table:formula="of:=[.L$14]&amp;[.J126]&amp;&quot;,&quot;&amp;[.K126]&amp;&quot;p;&quot;&amp;[.K126]&amp;&quot;q&quot;&amp;[.L$13]&amp;&quot; &gt; text&quot;&amp;[.C126]&amp;&quot;.txt&quot;" office:value-type="string" office:string-value="sed -n '1843,1848p;1848q' &gt; text112.txt" calcext:value-type="string">
            <text:p>sed -n '1843,1848p;1848q' &gt; text112.txt</text:p>
          </table:table-cell>
          <table:table-cell table:number-columns-repeated="3"/>
          <table:table-cell office:value-type="string" calcext:value-type="string">
            <text:p>В. Астафьев</text:p>
          </table:table-cell>
          <table:table-cell office:value-type="string" calcext:value-type="string">
            <text:p>Бойе</text:p>
          </table:table-cell>
          <table:table-cell/>
          <table:table-cell office:value-type="string" calcext:value-type="string">
            <text:p>Бойе</text:p>
          </table:table-cell>
          <table:table-cell table:number-columns-repeated="2"/>
          <table:table-cell table:formula="of:=&quot;echo -n &quot;&amp;[.Y$14]&amp;[.Q126]&amp;[.Y$14]&amp;&quot; | cat &gt; title&quot;&amp;[.C126]&amp;&quot;.txt&quot;" office:value-type="string" office:string-value="echo -n &quot;Бойе&quot; | cat &gt; title112.txt" calcext:value-type="string">
            <text:p>echo -n "Бойе" | cat &gt; title112.txt</text:p>
          </table:table-cell>
          <table:table-cell table:formula="of:=&quot;echo -n &quot;&amp;[.Y$14]&amp;[.P126]&amp;[.Y$14]&amp;&quot; | cat &gt; author&quot;&amp;[.C126]&amp;&quot;.txt&quot;" office:value-type="string" office:string-value="echo -n &quot;В. Астафьев&quot; | cat &gt; author112.txt" calcext:value-type="string">
            <text:p>echo -n "В. Астафьев" | cat &gt; author112.txt</text:p>
          </table:table-cell>
          <table:table-cell/>
          <table:table-cell table:formula="of:=&quot;cat preambule1.txt title&quot;&amp;[.C126]&amp;&quot;.txt preambule2.txt  linkpicture&quot;&amp;[.C126]&amp;&quot;.txt preambulethumb.txt linkpicture&quot;&amp;[.C126]&amp;&quot;.txt preambule25.txt linkname&quot;&amp;[.C126]&amp;&quot;.txt preambule3.txt author&quot;&amp;[.C126]&amp;&quot;.txt preambule35.txt   text&quot;&amp;[.C126]&amp;&quot;.txt &gt; &quot;&amp;[.S126]&amp;&quot;.md&quot;" office:value-type="string" office:string-value="cat preambule1.txt title112.txt preambule2.txt  linkpicture112.txt preambulethumb.txt linkpicture112.txt preambule25.txt linkname112.txt preambule3.txt author112.txt preambule35.txt   text112.txt &gt; Бойе.md" calcext:value-type="string">
            <text:p>cat preambule1.txt title112.txt preambule2.txt <text:s/>linkpicture112.txt preambulethumb.txt linkpicture112.txt preambule25.txt linkname112.txt preambule3.txt author112.txt preambule35.txt <text:s text:c="2"/>text112.txt &gt; Бойе.md</text:p>
          </table:table-cell>
        </table:table-row>
        <table:table-row table:style-name="ro1">
          <table:table-cell/>
          <table:table-cell table:formula="of:=[.F127]-[.E127]"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850" calcext:value-type="float">
            <text:p>1850</text:p>
          </table:table-cell>
          <table:table-cell table:formula="of:=[.E128]-1" office:value-type="float" office:value="1862" calcext:value-type="float">
            <text:p>1862</text:p>
          </table:table-cell>
          <table:table-cell table:formula="of:=IF([.F127]&gt;[.E127])" office:value-type="boolean" office:boolean-value="true" calcext:value-type="boolean">
            <text:p>ИСТИНА</text:p>
          </table:table-cell>
          <table:table-cell table:formula="of:=[.L$14]&amp;[.F127]&amp;&quot;p&quot;&amp;[.L$13]&amp;&quot; &gt; author&quot;&amp;[.C127]&amp;&quot;.txt&quot;" office:value-type="string" office:string-value="sed -n '1862p' &gt; author113.txt" calcext:value-type="string">
            <text:p>sed -n '1862p' &gt; author113.txt</text:p>
          </table:table-cell>
          <table:table-cell table:formula="of:=[.L$14]&amp;[.F127]&amp;&quot;p&quot;&amp;[.L$13]&amp;&quot;&quot;" office:value-type="string" office:string-value="sed -n '1862p'" calcext:value-type="string">
            <text:p>sed -n '1862p'</text:p>
          </table:table-cell>
          <table:table-cell table:formula="of:=[.E127]+1" office:value-type="float" office:value="1851" calcext:value-type="float">
            <text:p>1851</text:p>
          </table:table-cell>
          <table:table-cell table:formula="of:=[.F127]-1" office:value-type="float" office:value="1861" calcext:value-type="float">
            <text:p>1861</text:p>
          </table:table-cell>
          <table:table-cell table:formula="of:=[.L$14]&amp;[.J127]&amp;&quot;,&quot;&amp;[.K127]&amp;&quot;p;&quot;&amp;[.K127]&amp;&quot;q&quot;&amp;[.L$13]&amp;&quot; &gt; text&quot;&amp;[.C127]&amp;&quot;.txt&quot;" office:value-type="string" office:string-value="sed -n '1851,1861p;1861q' &gt; text113.txt" calcext:value-type="string">
            <text:p>sed -n '1851,1861p;1861q' &gt; text113.txt</text:p>
          </table:table-cell>
          <table:table-cell table:number-columns-repeated="3"/>
          <table:table-cell office:value-type="string" calcext:value-type="string">
            <text:p>А. Чернов</text:p>
          </table:table-cell>
          <table:table-cell office:value-type="string" calcext:value-type="string">
            <text:p>Всем ли доступно наслаждение музыкой?</text:p>
          </table:table-cell>
          <table:table-cell/>
          <table:table-cell office:value-type="string" calcext:value-type="string">
            <text:p>Всем ли доступно наслаждение музыкой?</text:p>
          </table:table-cell>
          <table:table-cell table:number-columns-repeated="2"/>
          <table:table-cell table:formula="of:=&quot;echo -n &quot;&amp;[.Y$14]&amp;[.Q127]&amp;[.Y$14]&amp;&quot; | cat &gt; title&quot;&amp;[.C127]&amp;&quot;.txt&quot;" office:value-type="string" office:string-value="echo -n &quot;Всем ли доступно наслаждение музыкой?&quot; | cat &gt; title113.txt" calcext:value-type="string">
            <text:p>echo -n "Всем ли доступно наслаждение музыкой?" | cat &gt; title113.txt</text:p>
          </table:table-cell>
          <table:table-cell table:formula="of:=&quot;echo -n &quot;&amp;[.Y$14]&amp;[.P127]&amp;[.Y$14]&amp;&quot; | cat &gt; author&quot;&amp;[.C127]&amp;&quot;.txt&quot;" office:value-type="string" office:string-value="echo -n &quot;А. Чернов&quot; | cat &gt; author113.txt" calcext:value-type="string">
            <text:p>echo -n "А. Чернов" | cat &gt; author113.txt</text:p>
          </table:table-cell>
          <table:table-cell/>
          <table:table-cell table:formula="of:=&quot;cat preambule1.txt title&quot;&amp;[.C127]&amp;&quot;.txt preambule2.txt  linkpicture&quot;&amp;[.C127]&amp;&quot;.txt preambulethumb.txt linkpicture&quot;&amp;[.C127]&amp;&quot;.txt preambule25.txt linkname&quot;&amp;[.C127]&amp;&quot;.txt preambule3.txt author&quot;&amp;[.C127]&amp;&quot;.txt preambule35.txt   text&quot;&amp;[.C127]&amp;&quot;.txt &gt; &quot;&amp;[.S127]&amp;&quot;.md&quot;" office:value-type="string" office:string-value="cat preambule1.txt title113.txt preambule2.txt  linkpicture113.txt preambulethumb.txt linkpicture113.txt preambule25.txt linkname113.txt preambule3.txt author113.txt preambule35.txt   text113.txt &gt; Всем ли доступно наслаждение музыкой?.md" calcext:value-type="string">
            <text:p>cat preambule1.txt title113.txt preambule2.txt <text:s/>linkpicture113.txt preambulethumb.txt linkpicture113.txt preambule25.txt linkname113.txt preambule3.txt author113.txt preambule35.txt <text:s text:c="2"/>text113.txt &gt; Всем ли доступно наслаждение музыкой?.md</text:p>
          </table:table-cell>
        </table:table-row>
        <table:table-row table:style-name="ro1">
          <table:table-cell/>
          <table:table-cell table:formula="of:=[.F128]-[.E128]" office:value-type="float" office:value="17" calcext:value-type="float">
            <text:p>1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863" calcext:value-type="float">
            <text:p>1863</text:p>
          </table:table-cell>
          <table:table-cell table:formula="of:=[.E129]-1" office:value-type="float" office:value="1880" calcext:value-type="float">
            <text:p>1880</text:p>
          </table:table-cell>
          <table:table-cell table:formula="of:=IF([.F128]&gt;[.E128])" office:value-type="boolean" office:boolean-value="true" calcext:value-type="boolean">
            <text:p>ИСТИНА</text:p>
          </table:table-cell>
          <table:table-cell table:formula="of:=[.L$14]&amp;[.F128]&amp;&quot;p&quot;&amp;[.L$13]&amp;&quot; &gt; author&quot;&amp;[.C128]&amp;&quot;.txt&quot;" office:value-type="string" office:string-value="sed -n '1880p' &gt; author114.txt" calcext:value-type="string">
            <text:p>sed -n '1880p' &gt; author114.txt</text:p>
          </table:table-cell>
          <table:table-cell table:formula="of:=[.L$14]&amp;[.F128]&amp;&quot;p&quot;&amp;[.L$13]&amp;&quot;&quot;" office:value-type="string" office:string-value="sed -n '1880p'" calcext:value-type="string">
            <text:p>sed -n '1880p'</text:p>
          </table:table-cell>
          <table:table-cell table:formula="of:=[.E128]+1" office:value-type="float" office:value="1864" calcext:value-type="float">
            <text:p>1864</text:p>
          </table:table-cell>
          <table:table-cell table:formula="of:=[.F128]-1" office:value-type="float" office:value="1879" calcext:value-type="float">
            <text:p>1879</text:p>
          </table:table-cell>
          <table:table-cell table:formula="of:=[.L$14]&amp;[.J128]&amp;&quot;,&quot;&amp;[.K128]&amp;&quot;p;&quot;&amp;[.K128]&amp;&quot;q&quot;&amp;[.L$13]&amp;&quot; &gt; text&quot;&amp;[.C128]&amp;&quot;.txt&quot;" office:value-type="string" office:string-value="sed -n '1864,1879p;1879q' &gt; text114.txt" calcext:value-type="string">
            <text:p>sed -n '1864,1879p;1879q' &gt; text114.txt</text:p>
          </table:table-cell>
          <table:table-cell table:number-columns-repeated="3"/>
          <table:table-cell office:value-type="string" calcext:value-type="string">
            <text:p>А. Чернов</text:p>
          </table:table-cell>
          <table:table-cell office:value-type="string" calcext:value-type="string">
            <text:p>О преимуществах музыки</text:p>
          </table:table-cell>
          <table:table-cell/>
          <table:table-cell office:value-type="string" calcext:value-type="string">
            <text:p>О преимуществах музыки</text:p>
          </table:table-cell>
          <table:table-cell table:number-columns-repeated="2"/>
          <table:table-cell table:formula="of:=&quot;echo -n &quot;&amp;[.Y$14]&amp;[.Q128]&amp;[.Y$14]&amp;&quot; | cat &gt; title&quot;&amp;[.C128]&amp;&quot;.txt&quot;" office:value-type="string" office:string-value="echo -n &quot;О преимуществах музыки&quot; | cat &gt; title114.txt" calcext:value-type="string">
            <text:p>echo -n "О преимуществах музыки" | cat &gt; title114.txt</text:p>
          </table:table-cell>
          <table:table-cell table:formula="of:=&quot;echo -n &quot;&amp;[.Y$14]&amp;[.P128]&amp;[.Y$14]&amp;&quot; | cat &gt; author&quot;&amp;[.C128]&amp;&quot;.txt&quot;" office:value-type="string" office:string-value="echo -n &quot;А. Чернов&quot; | cat &gt; author114.txt" calcext:value-type="string">
            <text:p>echo -n "А. Чернов" | cat &gt; author114.txt</text:p>
          </table:table-cell>
          <table:table-cell/>
          <table:table-cell table:formula="of:=&quot;cat preambule1.txt title&quot;&amp;[.C128]&amp;&quot;.txt preambule2.txt  linkpicture&quot;&amp;[.C128]&amp;&quot;.txt preambulethumb.txt linkpicture&quot;&amp;[.C128]&amp;&quot;.txt preambule25.txt linkname&quot;&amp;[.C128]&amp;&quot;.txt preambule3.txt author&quot;&amp;[.C128]&amp;&quot;.txt preambule35.txt   text&quot;&amp;[.C128]&amp;&quot;.txt &gt; &quot;&amp;[.S128]&amp;&quot;.md&quot;" office:value-type="string" office:string-value="cat preambule1.txt title114.txt preambule2.txt  linkpicture114.txt preambulethumb.txt linkpicture114.txt preambule25.txt linkname114.txt preambule3.txt author114.txt preambule35.txt   text114.txt &gt; О преимуществах музыки.md" calcext:value-type="string">
            <text:p>cat preambule1.txt title114.txt preambule2.txt <text:s/>linkpicture114.txt preambulethumb.txt linkpicture114.txt preambule25.txt linkname114.txt preambule3.txt author114.txt preambule35.txt <text:s text:c="2"/>text114.txt &gt; О преимуществах музыки.md</text:p>
          </table:table-cell>
        </table:table-row>
        <table:table-row table:style-name="ro1">
          <table:table-cell/>
          <table:table-cell table:formula="of:=[.F129]-[.E129]"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881" calcext:value-type="float">
            <text:p>1881</text:p>
          </table:table-cell>
          <table:table-cell table:formula="of:=[.E130]-1" office:value-type="float" office:value="1898" calcext:value-type="float">
            <text:p>1898</text:p>
          </table:table-cell>
          <table:table-cell table:formula="of:=IF([.F129]&gt;[.E129])" office:value-type="boolean" office:boolean-value="true" calcext:value-type="boolean">
            <text:p>ИСТИНА</text:p>
          </table:table-cell>
          <table:table-cell table:formula="of:=[.L$14]&amp;[.F129]&amp;&quot;p&quot;&amp;[.L$13]&amp;&quot; &gt; author&quot;&amp;[.C129]&amp;&quot;.txt&quot;" office:value-type="string" office:string-value="sed -n '1898p' &gt; author115.txt" calcext:value-type="string">
            <text:p>sed -n '1898p' &gt; author115.txt</text:p>
          </table:table-cell>
          <table:table-cell table:formula="of:=[.L$14]&amp;[.F129]&amp;&quot;p&quot;&amp;[.L$13]&amp;&quot;&quot;" office:value-type="string" office:string-value="sed -n '1898p'" calcext:value-type="string">
            <text:p>sed -n '1898p'</text:p>
          </table:table-cell>
          <table:table-cell table:formula="of:=[.E129]+1" office:value-type="float" office:value="1882" calcext:value-type="float">
            <text:p>1882</text:p>
          </table:table-cell>
          <table:table-cell table:formula="of:=[.F129]-1" office:value-type="float" office:value="1897" calcext:value-type="float">
            <text:p>1897</text:p>
          </table:table-cell>
          <table:table-cell table:formula="of:=[.L$14]&amp;[.J129]&amp;&quot;,&quot;&amp;[.K129]&amp;&quot;p;&quot;&amp;[.K129]&amp;&quot;q&quot;&amp;[.L$13]&amp;&quot; &gt; text&quot;&amp;[.C129]&amp;&quot;.txt&quot;" office:value-type="string" office:string-value="sed -n '1882,1897p;1897q' &gt; text115.txt" calcext:value-type="string">
            <text:p>sed -n '1882,1897p;1897q' &gt; text115.txt</text:p>
          </table:table-cell>
          <table:table-cell table:number-columns-repeated="3"/>
          <table:table-cell office:value-type="string" calcext:value-type="string">
            <text:p>Из энциклопедии «Я познаю мир. Культура»</text:p>
          </table:table-cell>
          <table:table-cell office:value-type="string" calcext:value-type="string">
            <text:p>Искусство создания фильма</text:p>
          </table:table-cell>
          <table:table-cell/>
          <table:table-cell office:value-type="string" calcext:value-type="string">
            <text:p>Искусство создания фильма</text:p>
          </table:table-cell>
          <table:table-cell table:number-columns-repeated="2"/>
          <table:table-cell table:formula="of:=&quot;echo -n &quot;&amp;[.Y$14]&amp;[.Q129]&amp;[.Y$14]&amp;&quot; | cat &gt; title&quot;&amp;[.C129]&amp;&quot;.txt&quot;" office:value-type="string" office:string-value="echo -n &quot;Искусство создания фильма&quot; | cat &gt; title115.txt" calcext:value-type="string">
            <text:p>echo -n "Искусство создания фильма" | cat &gt; title115.txt</text:p>
          </table:table-cell>
          <table:table-cell table:formula="of:=&quot;echo -n &quot;&amp;[.Y$14]&amp;[.P129]&amp;[.Y$14]&amp;&quot; | cat &gt; author&quot;&amp;[.C129]&amp;&quot;.txt&quot;" office:value-type="string" office:string-value="echo -n &quot;Из энциклопедии «Я познаю мир. Культура»&quot; | cat &gt; author115.txt" calcext:value-type="string">
            <text:p>echo -n "Из энциклопедии «Я познаю мир. Культура»" | cat &gt; author115.txt</text:p>
          </table:table-cell>
          <table:table-cell/>
          <table:table-cell table:formula="of:=&quot;cat preambule1.txt title&quot;&amp;[.C129]&amp;&quot;.txt preambule2.txt  linkpicture&quot;&amp;[.C129]&amp;&quot;.txt preambulethumb.txt linkpicture&quot;&amp;[.C129]&amp;&quot;.txt preambule25.txt linkname&quot;&amp;[.C129]&amp;&quot;.txt preambule3.txt author&quot;&amp;[.C129]&amp;&quot;.txt preambule35.txt   text&quot;&amp;[.C129]&amp;&quot;.txt &gt; &quot;&amp;[.S129]&amp;&quot;.md&quot;" office:value-type="string" office:string-value="cat preambule1.txt title115.txt preambule2.txt  linkpicture115.txt preambulethumb.txt linkpicture115.txt preambule25.txt linkname115.txt preambule3.txt author115.txt preambule35.txt   text115.txt &gt; Искусство создания фильма.md" calcext:value-type="string">
            <text:p>cat preambule1.txt title115.txt preambule2.txt <text:s/>linkpicture115.txt preambulethumb.txt linkpicture115.txt preambule25.txt linkname115.txt preambule3.txt author115.txt preambule35.txt <text:s text:c="2"/>text115.txt &gt; Искусство создания фильма.md</text:p>
          </table:table-cell>
        </table:table-row>
        <table:table-row table:style-name="ro1">
          <table:table-cell/>
          <table:table-cell table:formula="of:=[.F130]-[.E130]"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899" calcext:value-type="float">
            <text:p>1899</text:p>
          </table:table-cell>
          <table:table-cell table:formula="of:=[.E131]-1" office:value-type="float" office:value="1907" calcext:value-type="float">
            <text:p>1907</text:p>
          </table:table-cell>
          <table:table-cell table:formula="of:=IF([.F130]&gt;[.E130])" office:value-type="boolean" office:boolean-value="true" calcext:value-type="boolean">
            <text:p>ИСТИНА</text:p>
          </table:table-cell>
          <table:table-cell table:formula="of:=[.L$14]&amp;[.F130]&amp;&quot;p&quot;&amp;[.L$13]&amp;&quot; &gt; author&quot;&amp;[.C130]&amp;&quot;.txt&quot;" office:value-type="string" office:string-value="sed -n '1907p' &gt; author116.txt" calcext:value-type="string">
            <text:p>sed -n '1907p' &gt; author116.txt</text:p>
          </table:table-cell>
          <table:table-cell table:formula="of:=[.L$14]&amp;[.F130]&amp;&quot;p&quot;&amp;[.L$13]&amp;&quot;&quot;" office:value-type="string" office:string-value="sed -n '1907p'" calcext:value-type="string">
            <text:p>sed -n '1907p'</text:p>
          </table:table-cell>
          <table:table-cell table:formula="of:=[.E130]+1" office:value-type="float" office:value="1900" calcext:value-type="float">
            <text:p>1900</text:p>
          </table:table-cell>
          <table:table-cell table:formula="of:=[.F130]-1" office:value-type="float" office:value="1906" calcext:value-type="float">
            <text:p>1906</text:p>
          </table:table-cell>
          <table:table-cell table:formula="of:=[.L$14]&amp;[.J130]&amp;&quot;,&quot;&amp;[.K130]&amp;&quot;p;&quot;&amp;[.K130]&amp;&quot;q&quot;&amp;[.L$13]&amp;&quot; &gt; text&quot;&amp;[.C130]&amp;&quot;.txt&quot;" office:value-type="string" office:string-value="sed -n '1900,1906p;1906q' &gt; text116.txt" calcext:value-type="string">
            <text:p>sed -n '1900,1906p;1906q' &gt; text116.txt</text:p>
          </table:table-cell>
          <table:table-cell table:number-columns-repeated="3"/>
          <table:table-cell office:value-type="string" calcext:value-type="string">
            <text:p>Из энциклопедии «Я познаю мир. Космос»</text:p>
          </table:table-cell>
          <table:table-cell office:value-type="string" calcext:value-type="string">
            <text:p>Что же такое торнадо?</text:p>
          </table:table-cell>
          <table:table-cell/>
          <table:table-cell office:value-type="string" calcext:value-type="string">
            <text:p>Что же такое торнадо?</text:p>
          </table:table-cell>
          <table:table-cell table:number-columns-repeated="2"/>
          <table:table-cell table:formula="of:=&quot;echo -n &quot;&amp;[.Y$14]&amp;[.Q130]&amp;[.Y$14]&amp;&quot; | cat &gt; title&quot;&amp;[.C130]&amp;&quot;.txt&quot;" office:value-type="string" office:string-value="echo -n &quot;Что же такое торнадо?&quot; | cat &gt; title116.txt" calcext:value-type="string">
            <text:p>echo -n "Что же такое торнадо?" | cat &gt; title116.txt</text:p>
          </table:table-cell>
          <table:table-cell table:formula="of:=&quot;echo -n &quot;&amp;[.Y$14]&amp;[.P130]&amp;[.Y$14]&amp;&quot; | cat &gt; author&quot;&amp;[.C130]&amp;&quot;.txt&quot;" office:value-type="string" office:string-value="echo -n &quot;Из энциклопедии «Я познаю мир. Космос»&quot; | cat &gt; author116.txt" calcext:value-type="string">
            <text:p>echo -n "Из энциклопедии «Я познаю мир. Космос»" | cat &gt; author116.txt</text:p>
          </table:table-cell>
          <table:table-cell/>
          <table:table-cell table:formula="of:=&quot;cat preambule1.txt title&quot;&amp;[.C130]&amp;&quot;.txt preambule2.txt  linkpicture&quot;&amp;[.C130]&amp;&quot;.txt preambulethumb.txt linkpicture&quot;&amp;[.C130]&amp;&quot;.txt preambule25.txt linkname&quot;&amp;[.C130]&amp;&quot;.txt preambule3.txt author&quot;&amp;[.C130]&amp;&quot;.txt preambule35.txt   text&quot;&amp;[.C130]&amp;&quot;.txt &gt; &quot;&amp;[.S130]&amp;&quot;.md&quot;" office:value-type="string" office:string-value="cat preambule1.txt title116.txt preambule2.txt  linkpicture116.txt preambulethumb.txt linkpicture116.txt preambule25.txt linkname116.txt preambule3.txt author116.txt preambule35.txt   text116.txt &gt; Что же такое торнадо?.md" calcext:value-type="string">
            <text:p>cat preambule1.txt title116.txt preambule2.txt <text:s/>linkpicture116.txt preambulethumb.txt linkpicture116.txt preambule25.txt linkname116.txt preambule3.txt author116.txt preambule35.txt <text:s text:c="2"/>text116.txt &gt; Что же такое торнадо?.md</text:p>
          </table:table-cell>
        </table:table-row>
        <table:table-row table:style-name="ro1">
          <table:table-cell/>
          <table:table-cell table:formula="of:=[.F131]-[.E131]"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908" calcext:value-type="float">
            <text:p>1908</text:p>
          </table:table-cell>
          <table:table-cell table:formula="of:=[.E132]-1" office:value-type="float" office:value="1917" calcext:value-type="float">
            <text:p>1917</text:p>
          </table:table-cell>
          <table:table-cell table:formula="of:=IF([.F131]&gt;[.E131])" office:value-type="boolean" office:boolean-value="true" calcext:value-type="boolean">
            <text:p>ИСТИНА</text:p>
          </table:table-cell>
          <table:table-cell table:formula="of:=[.L$14]&amp;[.F131]&amp;&quot;p&quot;&amp;[.L$13]&amp;&quot; &gt; author&quot;&amp;[.C131]&amp;&quot;.txt&quot;" office:value-type="string" office:string-value="sed -n '1917p' &gt; author117.txt" calcext:value-type="string">
            <text:p>sed -n '1917p' &gt; author117.txt</text:p>
          </table:table-cell>
          <table:table-cell table:formula="of:=[.L$14]&amp;[.F131]&amp;&quot;p&quot;&amp;[.L$13]&amp;&quot;&quot;" office:value-type="string" office:string-value="sed -n '1917p'" calcext:value-type="string">
            <text:p>sed -n '1917p'</text:p>
          </table:table-cell>
          <table:table-cell table:formula="of:=[.E131]+1" office:value-type="float" office:value="1909" calcext:value-type="float">
            <text:p>1909</text:p>
          </table:table-cell>
          <table:table-cell table:formula="of:=[.F131]-1" office:value-type="float" office:value="1916" calcext:value-type="float">
            <text:p>1916</text:p>
          </table:table-cell>
          <table:table-cell table:formula="of:=[.L$14]&amp;[.J131]&amp;&quot;,&quot;&amp;[.K131]&amp;&quot;p;&quot;&amp;[.K131]&amp;&quot;q&quot;&amp;[.L$13]&amp;&quot; &gt; text&quot;&amp;[.C131]&amp;&quot;.txt&quot;" office:value-type="string" office:string-value="sed -n '1909,1916p;1916q' &gt; text117.txt" calcext:value-type="string">
            <text:p>sed -n '1909,1916p;1916q' &gt; text117.txt</text:p>
          </table:table-cell>
          <table:table-cell table:number-columns-repeated="3"/>
          <table:table-cell office:value-type="string" calcext:value-type="string">
            <text:p>Из энциклопедии «Я познаю мир. География»</text:p>
          </table:table-cell>
          <table:table-cell office:value-type="string" calcext:value-type="string">
            <text:p>Жить в согласии с природой</text:p>
          </table:table-cell>
          <table:table-cell/>
          <table:table-cell office:value-type="string" calcext:value-type="string">
            <text:p>Жить в согласии с природой</text:p>
          </table:table-cell>
          <table:table-cell table:number-columns-repeated="2"/>
          <table:table-cell table:formula="of:=&quot;echo -n &quot;&amp;[.Y$14]&amp;[.Q131]&amp;[.Y$14]&amp;&quot; | cat &gt; title&quot;&amp;[.C131]&amp;&quot;.txt&quot;" office:value-type="string" office:string-value="echo -n &quot;Жить в согласии с природой&quot; | cat &gt; title117.txt" calcext:value-type="string">
            <text:p>echo -n "Жить в согласии с природой" | cat &gt; title117.txt</text:p>
          </table:table-cell>
          <table:table-cell table:formula="of:=&quot;echo -n &quot;&amp;[.Y$14]&amp;[.P131]&amp;[.Y$14]&amp;&quot; | cat &gt; author&quot;&amp;[.C131]&amp;&quot;.txt&quot;" office:value-type="string" office:string-value="echo -n &quot;Из энциклопедии «Я познаю мир. География»&quot; | cat &gt; author117.txt" calcext:value-type="string">
            <text:p>echo -n "Из энциклопедии «Я познаю мир. География»" | cat &gt; author117.txt</text:p>
          </table:table-cell>
          <table:table-cell/>
          <table:table-cell table:formula="of:=&quot;cat preambule1.txt title&quot;&amp;[.C131]&amp;&quot;.txt preambule2.txt  linkpicture&quot;&amp;[.C131]&amp;&quot;.txt preambulethumb.txt linkpicture&quot;&amp;[.C131]&amp;&quot;.txt preambule25.txt linkname&quot;&amp;[.C131]&amp;&quot;.txt preambule3.txt author&quot;&amp;[.C131]&amp;&quot;.txt preambule35.txt   text&quot;&amp;[.C131]&amp;&quot;.txt &gt; &quot;&amp;[.S131]&amp;&quot;.md&quot;" office:value-type="string" office:string-value="cat preambule1.txt title117.txt preambule2.txt  linkpicture117.txt preambulethumb.txt linkpicture117.txt preambule25.txt linkname117.txt preambule3.txt author117.txt preambule35.txt   text117.txt &gt; Жить в согласии с природой.md" calcext:value-type="string">
            <text:p>cat preambule1.txt title117.txt preambule2.txt <text:s/>linkpicture117.txt preambulethumb.txt linkpicture117.txt preambule25.txt linkname117.txt preambule3.txt author117.txt preambule35.txt <text:s text:c="2"/>text117.txt &gt; Жить в согласии с природой.md</text:p>
          </table:table-cell>
        </table:table-row>
        <table:table-row table:style-name="ro1">
          <table:table-cell/>
          <table:table-cell table:formula="of:=[.F132]-[.E132]"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918" calcext:value-type="float">
            <text:p>1918</text:p>
          </table:table-cell>
          <table:table-cell table:formula="of:=[.E133]-1" office:value-type="float" office:value="1927" calcext:value-type="float">
            <text:p>1927</text:p>
          </table:table-cell>
          <table:table-cell table:formula="of:=IF([.F132]&gt;[.E132])" office:value-type="boolean" office:boolean-value="true" calcext:value-type="boolean">
            <text:p>ИСТИНА</text:p>
          </table:table-cell>
          <table:table-cell table:formula="of:=[.L$14]&amp;[.F132]&amp;&quot;p&quot;&amp;[.L$13]&amp;&quot; &gt; author&quot;&amp;[.C132]&amp;&quot;.txt&quot;" office:value-type="string" office:string-value="sed -n '1927p' &gt; author118.txt" calcext:value-type="string">
            <text:p>sed -n '1927p' &gt; author118.txt</text:p>
          </table:table-cell>
          <table:table-cell table:formula="of:=[.L$14]&amp;[.F132]&amp;&quot;p&quot;&amp;[.L$13]&amp;&quot;&quot;" office:value-type="string" office:string-value="sed -n '1927p'" calcext:value-type="string">
            <text:p>sed -n '1927p'</text:p>
          </table:table-cell>
          <table:table-cell table:formula="of:=[.E132]+1" office:value-type="float" office:value="1919" calcext:value-type="float">
            <text:p>1919</text:p>
          </table:table-cell>
          <table:table-cell table:formula="of:=[.F132]-1" office:value-type="float" office:value="1926" calcext:value-type="float">
            <text:p>1926</text:p>
          </table:table-cell>
          <table:table-cell table:formula="of:=[.L$14]&amp;[.J132]&amp;&quot;,&quot;&amp;[.K132]&amp;&quot;p;&quot;&amp;[.K132]&amp;&quot;q&quot;&amp;[.L$13]&amp;&quot; &gt; text&quot;&amp;[.C132]&amp;&quot;.txt&quot;" office:value-type="string" office:string-value="sed -n '1919,1926p;1926q' &gt; text118.txt" calcext:value-type="string">
            <text:p>sed -n '1919,1926p;1926q' &gt; text118.txt</text:p>
          </table:table-cell>
          <table:table-cell table:number-columns-repeated="3"/>
          <table:table-cell office:value-type="string" calcext:value-type="string">
            <text:p>Из энциклопедии «Я познаю мир. Природные катастрофы»</text:p>
          </table:table-cell>
          <table:table-cell office:value-type="string" calcext:value-type="string">
            <text:p>Стихии нашей планеты</text:p>
          </table:table-cell>
          <table:table-cell/>
          <table:table-cell office:value-type="string" calcext:value-type="string">
            <text:p>Стихии нашей планеты</text:p>
          </table:table-cell>
          <table:table-cell table:number-columns-repeated="2"/>
          <table:table-cell table:formula="of:=&quot;echo -n &quot;&amp;[.Y$14]&amp;[.Q132]&amp;[.Y$14]&amp;&quot; | cat &gt; title&quot;&amp;[.C132]&amp;&quot;.txt&quot;" office:value-type="string" office:string-value="echo -n &quot;Стихии нашей планеты&quot; | cat &gt; title118.txt" calcext:value-type="string">
            <text:p>echo -n "Стихии нашей планеты" | cat &gt; title118.txt</text:p>
          </table:table-cell>
          <table:table-cell table:formula="of:=&quot;echo -n &quot;&amp;[.Y$14]&amp;[.P132]&amp;[.Y$14]&amp;&quot; | cat &gt; author&quot;&amp;[.C132]&amp;&quot;.txt&quot;" office:value-type="string" office:string-value="echo -n &quot;Из энциклопедии «Я познаю мир. Природные катастрофы»&quot; | cat &gt; author118.txt" calcext:value-type="string">
            <text:p>echo -n "Из энциклопедии «Я познаю мир. Природные катастрофы»" | cat &gt; author118.txt</text:p>
          </table:table-cell>
          <table:table-cell/>
          <table:table-cell table:formula="of:=&quot;cat preambule1.txt title&quot;&amp;[.C132]&amp;&quot;.txt preambule2.txt  linkpicture&quot;&amp;[.C132]&amp;&quot;.txt preambulethumb.txt linkpicture&quot;&amp;[.C132]&amp;&quot;.txt preambule25.txt linkname&quot;&amp;[.C132]&amp;&quot;.txt preambule3.txt author&quot;&amp;[.C132]&amp;&quot;.txt preambule35.txt   text&quot;&amp;[.C132]&amp;&quot;.txt &gt; &quot;&amp;[.S132]&amp;&quot;.md&quot;" office:value-type="string" office:string-value="cat preambule1.txt title118.txt preambule2.txt  linkpicture118.txt preambulethumb.txt linkpicture118.txt preambule25.txt linkname118.txt preambule3.txt author118.txt preambule35.txt   text118.txt &gt; Стихии нашей планеты.md" calcext:value-type="string">
            <text:p>cat preambule1.txt title118.txt preambule2.txt <text:s/>linkpicture118.txt preambulethumb.txt linkpicture118.txt preambule25.txt linkname118.txt preambule3.txt author118.txt preambule35.txt <text:s text:c="2"/>text118.txt &gt; Стихии нашей планеты.md</text:p>
          </table:table-cell>
        </table:table-row>
        <table:table-row table:style-name="ro1">
          <table:table-cell/>
          <table:table-cell table:formula="of:=[.F133]-[.E133]" office:value-type="float" office:value="18" calcext:value-type="float">
            <text:p>1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928" calcext:value-type="float">
            <text:p>1928</text:p>
          </table:table-cell>
          <table:table-cell table:formula="of:=[.E134]-1" office:value-type="float" office:value="1946" calcext:value-type="float">
            <text:p>1946</text:p>
          </table:table-cell>
          <table:table-cell table:formula="of:=IF([.F133]&gt;[.E133])" office:value-type="boolean" office:boolean-value="true" calcext:value-type="boolean">
            <text:p>ИСТИНА</text:p>
          </table:table-cell>
          <table:table-cell table:formula="of:=[.L$14]&amp;[.F133]&amp;&quot;p&quot;&amp;[.L$13]&amp;&quot; &gt; author&quot;&amp;[.C133]&amp;&quot;.txt&quot;" office:value-type="string" office:string-value="sed -n '1946p' &gt; author119.txt" calcext:value-type="string">
            <text:p>sed -n '1946p' &gt; author119.txt</text:p>
          </table:table-cell>
          <table:table-cell table:formula="of:=[.L$14]&amp;[.F133]&amp;&quot;p&quot;&amp;[.L$13]&amp;&quot;&quot;" office:value-type="string" office:string-value="sed -n '1946p'" calcext:value-type="string">
            <text:p>sed -n '1946p'</text:p>
          </table:table-cell>
          <table:table-cell table:formula="of:=[.E133]+1" office:value-type="float" office:value="1929" calcext:value-type="float">
            <text:p>1929</text:p>
          </table:table-cell>
          <table:table-cell table:formula="of:=[.F133]-1" office:value-type="float" office:value="1945" calcext:value-type="float">
            <text:p>1945</text:p>
          </table:table-cell>
          <table:table-cell table:formula="of:=[.L$14]&amp;[.J133]&amp;&quot;,&quot;&amp;[.K133]&amp;&quot;p;&quot;&amp;[.K133]&amp;&quot;q&quot;&amp;[.L$13]&amp;&quot; &gt; text&quot;&amp;[.C133]&amp;&quot;.txt&quot;" office:value-type="string" office:string-value="sed -n '1929,1945p;1945q' &gt; text119.txt" calcext:value-type="string">
            <text:p>sed -n '1929,1945p;1945q' &gt; text119.txt</text:p>
          </table:table-cell>
          <table:table-cell table:number-columns-repeated="3"/>
          <table:table-cell office:value-type="string" calcext:value-type="string">
            <text:p>В. Вересаев</text:p>
          </table:table-cell>
          <table:table-cell office:value-type="string" calcext:value-type="string">
            <text:p>Гроза пришла</text:p>
          </table:table-cell>
          <table:table-cell/>
          <table:table-cell office:value-type="string" calcext:value-type="string">
            <text:p>Гроза пришла</text:p>
          </table:table-cell>
          <table:table-cell table:number-columns-repeated="2"/>
          <table:table-cell table:formula="of:=&quot;echo -n &quot;&amp;[.Y$14]&amp;[.Q133]&amp;[.Y$14]&amp;&quot; | cat &gt; title&quot;&amp;[.C133]&amp;&quot;.txt&quot;" office:value-type="string" office:string-value="echo -n &quot;Гроза пришла&quot; | cat &gt; title119.txt" calcext:value-type="string">
            <text:p>echo -n "Гроза пришла" | cat &gt; title119.txt</text:p>
          </table:table-cell>
          <table:table-cell table:formula="of:=&quot;echo -n &quot;&amp;[.Y$14]&amp;[.P133]&amp;[.Y$14]&amp;&quot; | cat &gt; author&quot;&amp;[.C133]&amp;&quot;.txt&quot;" office:value-type="string" office:string-value="echo -n &quot;В. Вересаев&quot; | cat &gt; author119.txt" calcext:value-type="string">
            <text:p>echo -n "В. Вересаев" | cat &gt; author119.txt</text:p>
          </table:table-cell>
          <table:table-cell/>
          <table:table-cell table:formula="of:=&quot;cat preambule1.txt title&quot;&amp;[.C133]&amp;&quot;.txt preambule2.txt  linkpicture&quot;&amp;[.C133]&amp;&quot;.txt preambulethumb.txt linkpicture&quot;&amp;[.C133]&amp;&quot;.txt preambule25.txt linkname&quot;&amp;[.C133]&amp;&quot;.txt preambule3.txt author&quot;&amp;[.C133]&amp;&quot;.txt preambule35.txt   text&quot;&amp;[.C133]&amp;&quot;.txt &gt; &quot;&amp;[.S133]&amp;&quot;.md&quot;" office:value-type="string" office:string-value="cat preambule1.txt title119.txt preambule2.txt  linkpicture119.txt preambulethumb.txt linkpicture119.txt preambule25.txt linkname119.txt preambule3.txt author119.txt preambule35.txt   text119.txt &gt; Гроза пришла.md" calcext:value-type="string">
            <text:p>cat preambule1.txt title119.txt preambule2.txt <text:s/>linkpicture119.txt preambulethumb.txt linkpicture119.txt preambule25.txt linkname119.txt preambule3.txt author119.txt preambule35.txt <text:s text:c="2"/>text119.txt &gt; Гроза пришла.md</text:p>
          </table:table-cell>
        </table:table-row>
        <table:table-row table:style-name="ro1">
          <table:table-cell/>
          <table:table-cell table:formula="of:=[.F134]-[.E134]"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947" calcext:value-type="float">
            <text:p>1947</text:p>
          </table:table-cell>
          <table:table-cell table:formula="of:=[.E135]-1" office:value-type="float" office:value="1957" calcext:value-type="float">
            <text:p>1957</text:p>
          </table:table-cell>
          <table:table-cell table:formula="of:=IF([.F134]&gt;[.E134])" office:value-type="boolean" office:boolean-value="true" calcext:value-type="boolean">
            <text:p>ИСТИНА</text:p>
          </table:table-cell>
          <table:table-cell table:formula="of:=[.L$14]&amp;[.F134]&amp;&quot;p&quot;&amp;[.L$13]&amp;&quot; &gt; author&quot;&amp;[.C134]&amp;&quot;.txt&quot;" office:value-type="string" office:string-value="sed -n '1957p' &gt; author120.txt" calcext:value-type="string">
            <text:p>sed -n '1957p' &gt; author120.txt</text:p>
          </table:table-cell>
          <table:table-cell table:formula="of:=[.L$14]&amp;[.F134]&amp;&quot;p&quot;&amp;[.L$13]&amp;&quot;&quot;" office:value-type="string" office:string-value="sed -n '1957p'" calcext:value-type="string">
            <text:p>sed -n '1957p'</text:p>
          </table:table-cell>
          <table:table-cell table:formula="of:=[.E134]+1" office:value-type="float" office:value="1948" calcext:value-type="float">
            <text:p>1948</text:p>
          </table:table-cell>
          <table:table-cell table:formula="of:=[.F134]-1" office:value-type="float" office:value="1956" calcext:value-type="float">
            <text:p>1956</text:p>
          </table:table-cell>
          <table:table-cell table:formula="of:=[.L$14]&amp;[.J134]&amp;&quot;,&quot;&amp;[.K134]&amp;&quot;p;&quot;&amp;[.K134]&amp;&quot;q&quot;&amp;[.L$13]&amp;&quot; &gt; text&quot;&amp;[.C134]&amp;&quot;.txt&quot;" office:value-type="string" office:string-value="sed -n '1948,1956p;1956q' &gt; text120.txt" calcext:value-type="string">
            <text:p>sed -n '1948,1956p;1956q' &gt; text120.txt</text:p>
          </table:table-cell>
          <table:table-cell table:number-columns-repeated="3"/>
          <table:table-cell office:value-type="string" calcext:value-type="string">
            <text:p>В.Алексеев</text:p>
          </table:table-cell>
          <table:table-cell office:value-type="string" calcext:value-type="string">
            <text:p>Белая белка</text:p>
          </table:table-cell>
          <table:table-cell/>
          <table:table-cell office:value-type="string" calcext:value-type="string">
            <text:p>Белая белка</text:p>
          </table:table-cell>
          <table:table-cell table:number-columns-repeated="2"/>
          <table:table-cell table:formula="of:=&quot;echo -n &quot;&amp;[.Y$14]&amp;[.Q134]&amp;[.Y$14]&amp;&quot; | cat &gt; title&quot;&amp;[.C134]&amp;&quot;.txt&quot;" office:value-type="string" office:string-value="echo -n &quot;Белая белка&quot; | cat &gt; title120.txt" calcext:value-type="string">
            <text:p>echo -n "Белая белка" | cat &gt; title120.txt</text:p>
          </table:table-cell>
          <table:table-cell table:formula="of:=&quot;echo -n &quot;&amp;[.Y$14]&amp;[.P134]&amp;[.Y$14]&amp;&quot; | cat &gt; author&quot;&amp;[.C134]&amp;&quot;.txt&quot;" office:value-type="string" office:string-value="echo -n &quot;В.Алексеев&quot; | cat &gt; author120.txt" calcext:value-type="string">
            <text:p>echo -n "В.Алексеев" | cat &gt; author120.txt</text:p>
          </table:table-cell>
          <table:table-cell/>
          <table:table-cell table:formula="of:=&quot;cat preambule1.txt title&quot;&amp;[.C134]&amp;&quot;.txt preambule2.txt  linkpicture&quot;&amp;[.C134]&amp;&quot;.txt preambulethumb.txt linkpicture&quot;&amp;[.C134]&amp;&quot;.txt preambule25.txt linkname&quot;&amp;[.C134]&amp;&quot;.txt preambule3.txt author&quot;&amp;[.C134]&amp;&quot;.txt preambule35.txt   text&quot;&amp;[.C134]&amp;&quot;.txt &gt; &quot;&amp;[.S134]&amp;&quot;.md&quot;" office:value-type="string" office:string-value="cat preambule1.txt title120.txt preambule2.txt  linkpicture120.txt preambulethumb.txt linkpicture120.txt preambule25.txt linkname120.txt preambule3.txt author120.txt preambule35.txt   text120.txt &gt; Белая белка.md" calcext:value-type="string">
            <text:p>cat preambule1.txt title120.txt preambule2.txt <text:s/>linkpicture120.txt preambulethumb.txt linkpicture120.txt preambule25.txt linkname120.txt preambule3.txt author120.txt preambule35.txt <text:s text:c="2"/>text120.txt &gt; Белая белка.md</text:p>
          </table:table-cell>
        </table:table-row>
        <table:table-row table:style-name="ro1">
          <table:table-cell/>
          <table:table-cell table:formula="of:=[.F135]-[.E135]"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958" calcext:value-type="float">
            <text:p>1958</text:p>
          </table:table-cell>
          <table:table-cell table:formula="of:=[.E136]-1" office:value-type="float" office:value="1980" calcext:value-type="float">
            <text:p>1980</text:p>
          </table:table-cell>
          <table:table-cell table:formula="of:=IF([.F135]&gt;[.E135])" office:value-type="boolean" office:boolean-value="true" calcext:value-type="boolean">
            <text:p>ИСТИНА</text:p>
          </table:table-cell>
          <table:table-cell table:formula="of:=[.L$14]&amp;[.F135]&amp;&quot;p&quot;&amp;[.L$13]&amp;&quot; &gt; author&quot;&amp;[.C135]&amp;&quot;.txt&quot;" office:value-type="string" office:string-value="sed -n '1980p' &gt; author121.txt" calcext:value-type="string">
            <text:p>sed -n '1980p' &gt; author121.txt</text:p>
          </table:table-cell>
          <table:table-cell table:formula="of:=[.L$14]&amp;[.F135]&amp;&quot;p&quot;&amp;[.L$13]&amp;&quot;&quot;" office:value-type="string" office:string-value="sed -n '1980p'" calcext:value-type="string">
            <text:p>sed -n '1980p'</text:p>
          </table:table-cell>
          <table:table-cell table:formula="of:=[.E135]+1" office:value-type="float" office:value="1959" calcext:value-type="float">
            <text:p>1959</text:p>
          </table:table-cell>
          <table:table-cell table:formula="of:=[.F135]-1" office:value-type="float" office:value="1979" calcext:value-type="float">
            <text:p>1979</text:p>
          </table:table-cell>
          <table:table-cell table:formula="of:=[.L$14]&amp;[.J135]&amp;&quot;,&quot;&amp;[.K135]&amp;&quot;p;&quot;&amp;[.K135]&amp;&quot;q&quot;&amp;[.L$13]&amp;&quot; &gt; text&quot;&amp;[.C135]&amp;&quot;.txt&quot;" office:value-type="string" office:string-value="sed -n '1959,1979p;1979q' &gt; text121.txt" calcext:value-type="string">
            <text:p>sed -n '1959,1979p;1979q' &gt; text121.txt</text:p>
          </table:table-cell>
          <table:table-cell table:number-columns-repeated="3"/>
          <table:table-cell office:value-type="string" calcext:value-type="string">
            <text:p>В. Астафьев</text:p>
          </table:table-cell>
          <table:table-cell office:value-type="string" calcext:value-type="string">
            <text:p>Зорькина песня</text:p>
          </table:table-cell>
          <table:table-cell/>
          <table:table-cell office:value-type="string" calcext:value-type="string">
            <text:p>Зорькина песня</text:p>
          </table:table-cell>
          <table:table-cell table:number-columns-repeated="2"/>
          <table:table-cell table:formula="of:=&quot;echo -n &quot;&amp;[.Y$14]&amp;[.Q135]&amp;[.Y$14]&amp;&quot; | cat &gt; title&quot;&amp;[.C135]&amp;&quot;.txt&quot;" office:value-type="string" office:string-value="echo -n &quot;Зорькина песня&quot; | cat &gt; title121.txt" calcext:value-type="string">
            <text:p>echo -n "Зорькина песня" | cat &gt; title121.txt</text:p>
          </table:table-cell>
          <table:table-cell table:formula="of:=&quot;echo -n &quot;&amp;[.Y$14]&amp;[.P135]&amp;[.Y$14]&amp;&quot; | cat &gt; author&quot;&amp;[.C135]&amp;&quot;.txt&quot;" office:value-type="string" office:string-value="echo -n &quot;В. Астафьев&quot; | cat &gt; author121.txt" calcext:value-type="string">
            <text:p>echo -n "В. Астафьев" | cat &gt; author121.txt</text:p>
          </table:table-cell>
          <table:table-cell/>
          <table:table-cell table:formula="of:=&quot;cat preambule1.txt title&quot;&amp;[.C135]&amp;&quot;.txt preambule2.txt  linkpicture&quot;&amp;[.C135]&amp;&quot;.txt preambulethumb.txt linkpicture&quot;&amp;[.C135]&amp;&quot;.txt preambule25.txt linkname&quot;&amp;[.C135]&amp;&quot;.txt preambule3.txt author&quot;&amp;[.C135]&amp;&quot;.txt preambule35.txt   text&quot;&amp;[.C135]&amp;&quot;.txt &gt; &quot;&amp;[.S135]&amp;&quot;.md&quot;" office:value-type="string" office:string-value="cat preambule1.txt title121.txt preambule2.txt  linkpicture121.txt preambulethumb.txt linkpicture121.txt preambule25.txt linkname121.txt preambule3.txt author121.txt preambule35.txt   text121.txt &gt; Зорькина песня.md" calcext:value-type="string">
            <text:p>cat preambule1.txt title121.txt preambule2.txt <text:s/>linkpicture121.txt preambulethumb.txt linkpicture121.txt preambule25.txt linkname121.txt preambule3.txt author121.txt preambule35.txt <text:s text:c="2"/>text121.txt &gt; Зорькина песня.md</text:p>
          </table:table-cell>
        </table:table-row>
        <table:table-row table:style-name="ro1">
          <table:table-cell/>
          <table:table-cell table:formula="of:=[.F136]-[.E136]" office:value-type="float" office:value="14" calcext:value-type="float">
            <text:p>14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981" calcext:value-type="float">
            <text:p>1981</text:p>
          </table:table-cell>
          <table:table-cell table:formula="of:=[.E137]-1" office:value-type="float" office:value="1995" calcext:value-type="float">
            <text:p>1995</text:p>
          </table:table-cell>
          <table:table-cell table:formula="of:=IF([.F136]&gt;[.E136])" office:value-type="boolean" office:boolean-value="true" calcext:value-type="boolean">
            <text:p>ИСТИНА</text:p>
          </table:table-cell>
          <table:table-cell table:formula="of:=[.L$14]&amp;[.F136]&amp;&quot;p&quot;&amp;[.L$13]&amp;&quot; &gt; author&quot;&amp;[.C136]&amp;&quot;.txt&quot;" office:value-type="string" office:string-value="sed -n '1995p' &gt; author122.txt" calcext:value-type="string">
            <text:p>sed -n '1995p' &gt; author122.txt</text:p>
          </table:table-cell>
          <table:table-cell table:formula="of:=[.L$14]&amp;[.F136]&amp;&quot;p&quot;&amp;[.L$13]&amp;&quot;&quot;" office:value-type="string" office:string-value="sed -n '1995p'" calcext:value-type="string">
            <text:p>sed -n '1995p'</text:p>
          </table:table-cell>
          <table:table-cell table:formula="of:=[.E136]+1" office:value-type="float" office:value="1982" calcext:value-type="float">
            <text:p>1982</text:p>
          </table:table-cell>
          <table:table-cell table:formula="of:=[.F136]-1" office:value-type="float" office:value="1994" calcext:value-type="float">
            <text:p>1994</text:p>
          </table:table-cell>
          <table:table-cell table:formula="of:=[.L$14]&amp;[.J136]&amp;&quot;,&quot;&amp;[.K136]&amp;&quot;p;&quot;&amp;[.K136]&amp;&quot;q&quot;&amp;[.L$13]&amp;&quot; &gt; text&quot;&amp;[.C136]&amp;&quot;.txt&quot;" office:value-type="string" office:string-value="sed -n '1982,1994p;1994q' &gt; text122.txt" calcext:value-type="string">
            <text:p>sed -n '1982,1994p;1994q' &gt; text122.txt</text:p>
          </table:table-cell>
          <table:table-cell table:number-columns-repeated="3"/>
          <table:table-cell office:value-type="string" calcext:value-type="string">
            <text:p>В. Астафьев</text:p>
          </table:table-cell>
          <table:table-cell office:value-type="string" calcext:value-type="string">
            <text:p>Родные березы</text:p>
          </table:table-cell>
          <table:table-cell/>
          <table:table-cell office:value-type="string" calcext:value-type="string">
            <text:p>Родные березы</text:p>
          </table:table-cell>
          <table:table-cell table:number-columns-repeated="2"/>
          <table:table-cell table:formula="of:=&quot;echo -n &quot;&amp;[.Y$14]&amp;[.Q136]&amp;[.Y$14]&amp;&quot; | cat &gt; title&quot;&amp;[.C136]&amp;&quot;.txt&quot;" office:value-type="string" office:string-value="echo -n &quot;Родные березы&quot; | cat &gt; title122.txt" calcext:value-type="string">
            <text:p>echo -n "Родные березы" | cat &gt; title122.txt</text:p>
          </table:table-cell>
          <table:table-cell table:formula="of:=&quot;echo -n &quot;&amp;[.Y$14]&amp;[.P136]&amp;[.Y$14]&amp;&quot; | cat &gt; author&quot;&amp;[.C136]&amp;&quot;.txt&quot;" office:value-type="string" office:string-value="echo -n &quot;В. Астафьев&quot; | cat &gt; author122.txt" calcext:value-type="string">
            <text:p>echo -n "В. Астафьев" | cat &gt; author122.txt</text:p>
          </table:table-cell>
          <table:table-cell/>
          <table:table-cell table:formula="of:=&quot;cat preambule1.txt title&quot;&amp;[.C136]&amp;&quot;.txt preambule2.txt  linkpicture&quot;&amp;[.C136]&amp;&quot;.txt preambulethumb.txt linkpicture&quot;&amp;[.C136]&amp;&quot;.txt preambule25.txt linkname&quot;&amp;[.C136]&amp;&quot;.txt preambule3.txt author&quot;&amp;[.C136]&amp;&quot;.txt preambule35.txt   text&quot;&amp;[.C136]&amp;&quot;.txt &gt; &quot;&amp;[.S136]&amp;&quot;.md&quot;" office:value-type="string" office:string-value="cat preambule1.txt title122.txt preambule2.txt  linkpicture122.txt preambulethumb.txt linkpicture122.txt preambule25.txt linkname122.txt preambule3.txt author122.txt preambule35.txt   text122.txt &gt; Родные березы.md" calcext:value-type="string">
            <text:p>cat preambule1.txt title122.txt preambule2.txt <text:s/>linkpicture122.txt preambulethumb.txt linkpicture122.txt preambule25.txt linkname122.txt preambule3.txt author122.txt preambule35.txt <text:s text:c="2"/>text122.txt &gt; Родные березы.md</text:p>
          </table:table-cell>
        </table:table-row>
        <table:table-row table:style-name="ro1">
          <table:table-cell/>
          <table:table-cell table:formula="of:=[.F137]-[.E137]" office:value-type="float" office:value="23" calcext:value-type="float">
            <text:p>23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996" calcext:value-type="float">
            <text:p>1996</text:p>
          </table:table-cell>
          <table:table-cell table:formula="of:=[.E138]-1" office:value-type="float" office:value="2019" calcext:value-type="float">
            <text:p>2019</text:p>
          </table:table-cell>
          <table:table-cell table:formula="of:=IF([.F137]&gt;[.E137])" office:value-type="boolean" office:boolean-value="true" calcext:value-type="boolean">
            <text:p>ИСТИНА</text:p>
          </table:table-cell>
          <table:table-cell table:formula="of:=[.L$14]&amp;[.F137]&amp;&quot;p&quot;&amp;[.L$13]&amp;&quot; &gt; author&quot;&amp;[.C137]&amp;&quot;.txt&quot;" office:value-type="string" office:string-value="sed -n '2019p' &gt; author123.txt" calcext:value-type="string">
            <text:p>sed -n '2019p' &gt; author123.txt</text:p>
          </table:table-cell>
          <table:table-cell table:formula="of:=[.L$14]&amp;[.F137]&amp;&quot;p&quot;&amp;[.L$13]&amp;&quot;&quot;" office:value-type="string" office:string-value="sed -n '2019p'" calcext:value-type="string">
            <text:p>sed -n '2019p'</text:p>
          </table:table-cell>
          <table:table-cell table:formula="of:=[.E137]+1" office:value-type="float" office:value="1997" calcext:value-type="float">
            <text:p>1997</text:p>
          </table:table-cell>
          <table:table-cell table:formula="of:=[.F137]-1" office:value-type="float" office:value="2018" calcext:value-type="float">
            <text:p>2018</text:p>
          </table:table-cell>
          <table:table-cell table:formula="of:=[.L$14]&amp;[.J137]&amp;&quot;,&quot;&amp;[.K137]&amp;&quot;p;&quot;&amp;[.K137]&amp;&quot;q&quot;&amp;[.L$13]&amp;&quot; &gt; text&quot;&amp;[.C137]&amp;&quot;.txt&quot;" office:value-type="string" office:string-value="sed -n '1997,2018p;2018q' &gt; text123.txt" calcext:value-type="string">
            <text:p>sed -n '1997,2018p;2018q' &gt; text123.txt</text:p>
          </table:table-cell>
          <table:table-cell table:number-columns-repeated="3"/>
          <table:table-cell office:value-type="string" calcext:value-type="string">
            <text:p>А. Куприн</text:p>
          </table:table-cell>
          <table:table-cell office:value-type="string" calcext:value-type="string">
            <text:p>Чудесный доктор</text:p>
          </table:table-cell>
          <table:table-cell/>
          <table:table-cell office:value-type="string" calcext:value-type="string">
            <text:p>Чудесный доктор</text:p>
          </table:table-cell>
          <table:table-cell table:number-columns-repeated="2"/>
          <table:table-cell table:formula="of:=&quot;echo -n &quot;&amp;[.Y$14]&amp;[.Q137]&amp;[.Y$14]&amp;&quot; | cat &gt; title&quot;&amp;[.C137]&amp;&quot;.txt&quot;" office:value-type="string" office:string-value="echo -n &quot;Чудесный доктор&quot; | cat &gt; title123.txt" calcext:value-type="string">
            <text:p>echo -n "Чудесный доктор" | cat &gt; title123.txt</text:p>
          </table:table-cell>
          <table:table-cell table:formula="of:=&quot;echo -n &quot;&amp;[.Y$14]&amp;[.P137]&amp;[.Y$14]&amp;&quot; | cat &gt; author&quot;&amp;[.C137]&amp;&quot;.txt&quot;" office:value-type="string" office:string-value="echo -n &quot;А. Куприн&quot; | cat &gt; author123.txt" calcext:value-type="string">
            <text:p>echo -n "А. Куприн" | cat &gt; author123.txt</text:p>
          </table:table-cell>
          <table:table-cell/>
          <table:table-cell table:formula="of:=&quot;cat preambule1.txt title&quot;&amp;[.C137]&amp;&quot;.txt preambule2.txt  linkpicture&quot;&amp;[.C137]&amp;&quot;.txt preambulethumb.txt linkpicture&quot;&amp;[.C137]&amp;&quot;.txt preambule25.txt linkname&quot;&amp;[.C137]&amp;&quot;.txt preambule3.txt author&quot;&amp;[.C137]&amp;&quot;.txt preambule35.txt   text&quot;&amp;[.C137]&amp;&quot;.txt &gt; &quot;&amp;[.S137]&amp;&quot;.md&quot;" office:value-type="string" office:string-value="cat preambule1.txt title123.txt preambule2.txt  linkpicture123.txt preambulethumb.txt linkpicture123.txt preambule25.txt linkname123.txt preambule3.txt author123.txt preambule35.txt   text123.txt &gt; Чудесный доктор.md" calcext:value-type="string">
            <text:p>cat preambule1.txt title123.txt preambule2.txt <text:s/>linkpicture123.txt preambulethumb.txt linkpicture123.txt preambule25.txt linkname123.txt preambule3.txt author123.txt preambule35.txt <text:s text:c="2"/>text123.txt &gt; Чудесный доктор.md</text:p>
          </table:table-cell>
        </table:table-row>
        <table:table-row table:style-name="ro1">
          <table:table-cell/>
          <table:table-cell table:formula="of:=[.F138]-[.E138]" office:value-type="float" office:value="16" calcext:value-type="float">
            <text:p>16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020" calcext:value-type="float">
            <text:p>2020</text:p>
          </table:table-cell>
          <table:table-cell table:formula="of:=[.E139]-1" office:value-type="float" office:value="2036" calcext:value-type="float">
            <text:p>2036</text:p>
          </table:table-cell>
          <table:table-cell table:formula="of:=IF([.F138]&gt;[.E138])" office:value-type="boolean" office:boolean-value="true" calcext:value-type="boolean">
            <text:p>ИСТИНА</text:p>
          </table:table-cell>
          <table:table-cell table:formula="of:=[.L$14]&amp;[.F138]&amp;&quot;p&quot;&amp;[.L$13]&amp;&quot; &gt; author&quot;&amp;[.C138]&amp;&quot;.txt&quot;" office:value-type="string" office:string-value="sed -n '2036p' &gt; author124.txt" calcext:value-type="string">
            <text:p>sed -n '2036p' &gt; author124.txt</text:p>
          </table:table-cell>
          <table:table-cell table:formula="of:=[.L$14]&amp;[.F138]&amp;&quot;p&quot;&amp;[.L$13]&amp;&quot;&quot;" office:value-type="string" office:string-value="sed -n '2036p'" calcext:value-type="string">
            <text:p>sed -n '2036p'</text:p>
          </table:table-cell>
          <table:table-cell table:formula="of:=[.E138]+1" office:value-type="float" office:value="2021" calcext:value-type="float">
            <text:p>2021</text:p>
          </table:table-cell>
          <table:table-cell table:formula="of:=[.F138]-1" office:value-type="float" office:value="2035" calcext:value-type="float">
            <text:p>2035</text:p>
          </table:table-cell>
          <table:table-cell table:formula="of:=[.L$14]&amp;[.J138]&amp;&quot;,&quot;&amp;[.K138]&amp;&quot;p;&quot;&amp;[.K138]&amp;&quot;q&quot;&amp;[.L$13]&amp;&quot; &gt; text&quot;&amp;[.C138]&amp;&quot;.txt&quot;" office:value-type="string" office:string-value="sed -n '2021,2035p;2035q' &gt; text124.txt" calcext:value-type="string">
            <text:p>sed -n '2021,2035p;2035q' &gt; text124.txt</text:p>
          </table:table-cell>
          <table:table-cell table:number-columns-repeated="3"/>
          <table:table-cell office:value-type="string" calcext:value-type="string">
            <text:p>А. Куприн</text:p>
          </table:table-cell>
          <table:table-cell office:value-type="string" calcext:value-type="string">
            <text:p>Ю-ю</text:p>
          </table:table-cell>
          <table:table-cell/>
          <table:table-cell office:value-type="string" calcext:value-type="string">
            <text:p>Ю-ю</text:p>
          </table:table-cell>
          <table:table-cell table:number-columns-repeated="2"/>
          <table:table-cell table:formula="of:=&quot;echo -n &quot;&amp;[.Y$14]&amp;[.Q138]&amp;[.Y$14]&amp;&quot; | cat &gt; title&quot;&amp;[.C138]&amp;&quot;.txt&quot;" office:value-type="string" office:string-value="echo -n &quot;Ю-ю&quot; | cat &gt; title124.txt" calcext:value-type="string">
            <text:p>echo -n "Ю-ю" | cat &gt; title124.txt</text:p>
          </table:table-cell>
          <table:table-cell table:formula="of:=&quot;echo -n &quot;&amp;[.Y$14]&amp;[.P138]&amp;[.Y$14]&amp;&quot; | cat &gt; author&quot;&amp;[.C138]&amp;&quot;.txt&quot;" office:value-type="string" office:string-value="echo -n &quot;А. Куприн&quot; | cat &gt; author124.txt" calcext:value-type="string">
            <text:p>echo -n "А. Куприн" | cat &gt; author124.txt</text:p>
          </table:table-cell>
          <table:table-cell/>
          <table:table-cell table:formula="of:=&quot;cat preambule1.txt title&quot;&amp;[.C138]&amp;&quot;.txt preambule2.txt  linkpicture&quot;&amp;[.C138]&amp;&quot;.txt preambulethumb.txt linkpicture&quot;&amp;[.C138]&amp;&quot;.txt preambule25.txt linkname&quot;&amp;[.C138]&amp;&quot;.txt preambule3.txt author&quot;&amp;[.C138]&amp;&quot;.txt preambule35.txt   text&quot;&amp;[.C138]&amp;&quot;.txt &gt; &quot;&amp;[.S138]&amp;&quot;.md&quot;" office:value-type="string" office:string-value="cat preambule1.txt title124.txt preambule2.txt  linkpicture124.txt preambulethumb.txt linkpicture124.txt preambule25.txt linkname124.txt preambule3.txt author124.txt preambule35.txt   text124.txt &gt; Ю-ю.md" calcext:value-type="string">
            <text:p>cat preambule1.txt title124.txt preambule2.txt <text:s/>linkpicture124.txt preambulethumb.txt linkpicture124.txt preambule25.txt linkname124.txt preambule3.txt author124.txt preambule35.txt <text:s text:c="2"/>text124.txt &gt; Ю-ю.md</text:p>
          </table:table-cell>
        </table:table-row>
        <table:table-row table:style-name="ro1">
          <table:table-cell/>
          <table:table-cell table:formula="of:=[.F139]-[.E139]"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2037" calcext:value-type="float">
            <text:p>2037</text:p>
          </table:table-cell>
          <table:table-cell table:formula="of:=[.E140]-1" office:value-type="float" office:value="2045" calcext:value-type="float">
            <text:p>2045</text:p>
          </table:table-cell>
          <table:table-cell table:formula="of:=IF([.F139]&gt;[.E139])" office:value-type="boolean" office:boolean-value="true" calcext:value-type="boolean">
            <text:p>ИСТИНА</text:p>
          </table:table-cell>
          <table:table-cell table:formula="of:=[.L$14]&amp;[.F139]&amp;&quot;p&quot;&amp;[.L$13]&amp;&quot; &gt; author&quot;&amp;[.C139]&amp;&quot;.txt&quot;" office:value-type="string" office:string-value="sed -n '2045p' &gt; author125.txt" calcext:value-type="string">
            <text:p>sed -n '2045p' &gt; author125.txt</text:p>
          </table:table-cell>
          <table:table-cell table:formula="of:=[.L$14]&amp;[.F139]&amp;&quot;p&quot;&amp;[.L$13]&amp;&quot;&quot;" office:value-type="string" office:string-value="sed -n '2045p'" calcext:value-type="string">
            <text:p>sed -n '2045p'</text:p>
          </table:table-cell>
          <table:table-cell table:formula="of:=[.E139]+1" office:value-type="float" office:value="2038" calcext:value-type="float">
            <text:p>2038</text:p>
          </table:table-cell>
          <table:table-cell table:formula="of:=[.F139]-1" office:value-type="float" office:value="2044" calcext:value-type="float">
            <text:p>2044</text:p>
          </table:table-cell>
          <table:table-cell table:formula="of:=[.L$14]&amp;[.J139]&amp;&quot;,&quot;&amp;[.K139]&amp;&quot;p;&quot;&amp;[.K139]&amp;&quot;q&quot;&amp;[.L$13]&amp;&quot; &gt; text&quot;&amp;[.C139]&amp;&quot;.txt&quot;" office:value-type="string" office:string-value="sed -n '2038,2044p;2044q' &gt; text125.txt" calcext:value-type="string">
            <text:p>sed -n '2038,2044p;2044q' &gt; text125.txt</text:p>
          </table:table-cell>
          <table:table-cell table:number-columns-repeated="3"/>
          <table:table-cell office:value-type="string" calcext:value-type="string">
            <text:p>Н. Носов</text:p>
          </table:table-cell>
          <table:table-cell office:value-type="string" calcext:value-type="string">
            <text:p>В Киеве</text:p>
          </table:table-cell>
          <table:table-cell/>
          <table:table-cell office:value-type="string" calcext:value-type="string">
            <text:p>В Киеве</text:p>
          </table:table-cell>
          <table:table-cell table:number-columns-repeated="2"/>
          <table:table-cell table:formula="of:=&quot;echo -n &quot;&amp;[.Y$14]&amp;[.Q139]&amp;[.Y$14]&amp;&quot; | cat &gt; title&quot;&amp;[.C139]&amp;&quot;.txt&quot;" office:value-type="string" office:string-value="echo -n &quot;В Киеве&quot; | cat &gt; title125.txt" calcext:value-type="string">
            <text:p>echo -n "В Киеве" | cat &gt; title125.txt</text:p>
          </table:table-cell>
          <table:table-cell table:formula="of:=&quot;echo -n &quot;&amp;[.Y$14]&amp;[.P139]&amp;[.Y$14]&amp;&quot; | cat &gt; author&quot;&amp;[.C139]&amp;&quot;.txt&quot;" office:value-type="string" office:string-value="echo -n &quot;Н. Носов&quot; | cat &gt; author125.txt" calcext:value-type="string">
            <text:p>echo -n "Н. Носов" | cat &gt; author125.txt</text:p>
          </table:table-cell>
          <table:table-cell/>
          <table:table-cell table:formula="of:=&quot;cat preambule1.txt title&quot;&amp;[.C139]&amp;&quot;.txt preambule2.txt  linkpicture&quot;&amp;[.C139]&amp;&quot;.txt preambulethumb.txt linkpicture&quot;&amp;[.C139]&amp;&quot;.txt preambule25.txt linkname&quot;&amp;[.C139]&amp;&quot;.txt preambule3.txt author&quot;&amp;[.C139]&amp;&quot;.txt preambule35.txt   text&quot;&amp;[.C139]&amp;&quot;.txt &gt; &quot;&amp;[.S139]&amp;&quot;.md&quot;" office:value-type="string" office:string-value="cat preambule1.txt title125.txt preambule2.txt  linkpicture125.txt preambulethumb.txt linkpicture125.txt preambule25.txt linkname125.txt preambule3.txt author125.txt preambule35.txt   text125.txt &gt; В Киеве.md" calcext:value-type="string">
            <text:p>cat preambule1.txt title125.txt preambule2.txt <text:s/>linkpicture125.txt preambulethumb.txt linkpicture125.txt preambule25.txt linkname125.txt preambule3.txt author125.txt preambule35.txt <text:s text:c="2"/>text125.txt &gt; В Киеве.md</text:p>
          </table:table-cell>
        </table:table-row>
        <table:table-row table:style-name="ro1">
          <table:table-cell/>
          <table:table-cell table:formula="of:=[.F140]-[.E140]"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2046" calcext:value-type="float">
            <text:p>2046</text:p>
          </table:table-cell>
          <table:table-cell table:formula="of:=[.E141]-1" office:value-type="float" office:value="2052" calcext:value-type="float">
            <text:p>2052</text:p>
          </table:table-cell>
          <table:table-cell table:formula="of:=IF([.F140]&gt;[.E140])" office:value-type="boolean" office:boolean-value="true" calcext:value-type="boolean">
            <text:p>ИСТИНА</text:p>
          </table:table-cell>
          <table:table-cell table:formula="of:=[.L$14]&amp;[.F140]&amp;&quot;p&quot;&amp;[.L$13]&amp;&quot; &gt; author&quot;&amp;[.C140]&amp;&quot;.txt&quot;" office:value-type="string" office:string-value="sed -n '2052p' &gt; author126.txt" calcext:value-type="string">
            <text:p>sed -n '2052p' &gt; author126.txt</text:p>
          </table:table-cell>
          <table:table-cell table:formula="of:=[.L$14]&amp;[.F140]&amp;&quot;p&quot;&amp;[.L$13]&amp;&quot;&quot;" office:value-type="string" office:string-value="sed -n '2052p'" calcext:value-type="string">
            <text:p>sed -n '2052p'</text:p>
          </table:table-cell>
          <table:table-cell table:formula="of:=[.E140]+1" office:value-type="float" office:value="2047" calcext:value-type="float">
            <text:p>2047</text:p>
          </table:table-cell>
          <table:table-cell table:formula="of:=[.F140]-1" office:value-type="float" office:value="2051" calcext:value-type="float">
            <text:p>2051</text:p>
          </table:table-cell>
          <table:table-cell table:formula="of:=[.L$14]&amp;[.J140]&amp;&quot;,&quot;&amp;[.K140]&amp;&quot;p;&quot;&amp;[.K140]&amp;&quot;q&quot;&amp;[.L$13]&amp;&quot; &gt; text&quot;&amp;[.C140]&amp;&quot;.txt&quot;" office:value-type="string" office:string-value="sed -n '2047,2051p;2051q' &gt; text126.txt" calcext:value-type="string">
            <text:p>sed -n '2047,2051p;2051q' &gt; text126.txt</text:p>
          </table:table-cell>
          <table:table-cell table:number-columns-repeated="3"/>
          <table:table-cell office:value-type="string" calcext:value-type="string">
            <text:p>Л. Толстой</text:p>
          </table:table-cell>
          <table:table-cell office:value-type="string" calcext:value-type="string">
            <text:p>В поезде</text:p>
          </table:table-cell>
          <table:table-cell/>
          <table:table-cell office:value-type="string" calcext:value-type="string">
            <text:p>В поезде</text:p>
          </table:table-cell>
          <table:table-cell table:number-columns-repeated="2"/>
          <table:table-cell table:formula="of:=&quot;echo -n &quot;&amp;[.Y$14]&amp;[.Q140]&amp;[.Y$14]&amp;&quot; | cat &gt; title&quot;&amp;[.C140]&amp;&quot;.txt&quot;" office:value-type="string" office:string-value="echo -n &quot;В поезде&quot; | cat &gt; title126.txt" calcext:value-type="string">
            <text:p>echo -n "В поезде" | cat &gt; title126.txt</text:p>
          </table:table-cell>
          <table:table-cell table:formula="of:=&quot;echo -n &quot;&amp;[.Y$14]&amp;[.P140]&amp;[.Y$14]&amp;&quot; | cat &gt; author&quot;&amp;[.C140]&amp;&quot;.txt&quot;" office:value-type="string" office:string-value="echo -n &quot;Л. Толстой&quot; | cat &gt; author126.txt" calcext:value-type="string">
            <text:p>echo -n "Л. Толстой" | cat &gt; author126.txt</text:p>
          </table:table-cell>
          <table:table-cell/>
          <table:table-cell table:formula="of:=&quot;cat preambule1.txt title&quot;&amp;[.C140]&amp;&quot;.txt preambule2.txt  linkpicture&quot;&amp;[.C140]&amp;&quot;.txt preambulethumb.txt linkpicture&quot;&amp;[.C140]&amp;&quot;.txt preambule25.txt linkname&quot;&amp;[.C140]&amp;&quot;.txt preambule3.txt author&quot;&amp;[.C140]&amp;&quot;.txt preambule35.txt   text&quot;&amp;[.C140]&amp;&quot;.txt &gt; &quot;&amp;[.S140]&amp;&quot;.md&quot;" office:value-type="string" office:string-value="cat preambule1.txt title126.txt preambule2.txt  linkpicture126.txt preambulethumb.txt linkpicture126.txt preambule25.txt linkname126.txt preambule3.txt author126.txt preambule35.txt   text126.txt &gt; В поезде.md" calcext:value-type="string">
            <text:p>cat preambule1.txt title126.txt preambule2.txt <text:s/>linkpicture126.txt preambulethumb.txt linkpicture126.txt preambule25.txt linkname126.txt preambule3.txt author126.txt preambule35.txt <text:s text:c="2"/>text126.txt &gt; В поезде.md</text:p>
          </table:table-cell>
        </table:table-row>
        <table:table-row table:style-name="ro1">
          <table:table-cell/>
          <table:table-cell table:formula="of:=[.F141]-[.E141]" office:value-type="float" office:value="9" calcext:value-type="float">
            <text:p>9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053" calcext:value-type="float">
            <text:p>2053</text:p>
          </table:table-cell>
          <table:table-cell table:formula="of:=[.E142]-1" office:value-type="float" office:value="2062" calcext:value-type="float">
            <text:p>2062</text:p>
          </table:table-cell>
          <table:table-cell table:formula="of:=IF([.F141]&gt;[.E141])" office:value-type="boolean" office:boolean-value="true" calcext:value-type="boolean">
            <text:p>ИСТИНА</text:p>
          </table:table-cell>
          <table:table-cell table:formula="of:=[.L$14]&amp;[.F141]&amp;&quot;p&quot;&amp;[.L$13]&amp;&quot; &gt; author&quot;&amp;[.C141]&amp;&quot;.txt&quot;" office:value-type="string" office:string-value="sed -n '2062p' &gt; author127.txt" calcext:value-type="string">
            <text:p>sed -n '2062p' &gt; author127.txt</text:p>
          </table:table-cell>
          <table:table-cell table:formula="of:=[.L$14]&amp;[.F141]&amp;&quot;p&quot;&amp;[.L$13]&amp;&quot;&quot;" office:value-type="string" office:string-value="sed -n '2062p'" calcext:value-type="string">
            <text:p>sed -n '2062p'</text:p>
          </table:table-cell>
          <table:table-cell table:formula="of:=[.E141]+1" office:value-type="float" office:value="2054" calcext:value-type="float">
            <text:p>2054</text:p>
          </table:table-cell>
          <table:table-cell table:formula="of:=[.F141]-1" office:value-type="float" office:value="2061" calcext:value-type="float">
            <text:p>2061</text:p>
          </table:table-cell>
          <table:table-cell table:formula="of:=[.L$14]&amp;[.J141]&amp;&quot;,&quot;&amp;[.K141]&amp;&quot;p;&quot;&amp;[.K141]&amp;&quot;q&quot;&amp;[.L$13]&amp;&quot; &gt; text&quot;&amp;[.C141]&amp;&quot;.txt&quot;" office:value-type="string" office:string-value="sed -n '2054,2061p;2061q' &gt; text127.txt" calcext:value-type="string">
            <text:p>sed -n '2054,2061p;2061q' &gt; text127.txt</text:p>
          </table:table-cell>
          <table:table-cell table:number-columns-repeated="3"/>
          <table:table-cell office:value-type="string" calcext:value-type="string">
            <text:p>Л. Толстой</text:p>
          </table:table-cell>
          <table:table-cell office:value-type="string" calcext:value-type="string">
            <text:p>Муравейное братство</text:p>
          </table:table-cell>
          <table:table-cell/>
          <table:table-cell office:value-type="string" calcext:value-type="string">
            <text:p>Муравейное братство</text:p>
          </table:table-cell>
          <table:table-cell table:number-columns-repeated="2"/>
          <table:table-cell table:formula="of:=&quot;echo -n &quot;&amp;[.Y$14]&amp;[.Q141]&amp;[.Y$14]&amp;&quot; | cat &gt; title&quot;&amp;[.C141]&amp;&quot;.txt&quot;" office:value-type="string" office:string-value="echo -n &quot;Муравейное братство&quot; | cat &gt; title127.txt" calcext:value-type="string">
            <text:p>echo -n "Муравейное братство" | cat &gt; title127.txt</text:p>
          </table:table-cell>
          <table:table-cell table:formula="of:=&quot;echo -n &quot;&amp;[.Y$14]&amp;[.P141]&amp;[.Y$14]&amp;&quot; | cat &gt; author&quot;&amp;[.C141]&amp;&quot;.txt&quot;" office:value-type="string" office:string-value="echo -n &quot;Л. Толстой&quot; | cat &gt; author127.txt" calcext:value-type="string">
            <text:p>echo -n "Л. Толстой" | cat &gt; author127.txt</text:p>
          </table:table-cell>
          <table:table-cell/>
          <table:table-cell table:formula="of:=&quot;cat preambule1.txt title&quot;&amp;[.C141]&amp;&quot;.txt preambule2.txt  linkpicture&quot;&amp;[.C141]&amp;&quot;.txt preambulethumb.txt linkpicture&quot;&amp;[.C141]&amp;&quot;.txt preambule25.txt linkname&quot;&amp;[.C141]&amp;&quot;.txt preambule3.txt author&quot;&amp;[.C141]&amp;&quot;.txt preambule35.txt   text&quot;&amp;[.C141]&amp;&quot;.txt &gt; &quot;&amp;[.S141]&amp;&quot;.md&quot;" office:value-type="string" office:string-value="cat preambule1.txt title127.txt preambule2.txt  linkpicture127.txt preambulethumb.txt linkpicture127.txt preambule25.txt linkname127.txt preambule3.txt author127.txt preambule35.txt   text127.txt &gt; Муравейное братство.md" calcext:value-type="string">
            <text:p>cat preambule1.txt title127.txt preambule2.txt <text:s/>linkpicture127.txt preambulethumb.txt linkpicture127.txt preambule25.txt linkname127.txt preambule3.txt author127.txt preambule35.txt <text:s text:c="2"/>text127.txt &gt; Муравейное братство.md</text:p>
          </table:table-cell>
        </table:table-row>
        <table:table-row table:style-name="ro1">
          <table:table-cell/>
          <table:table-cell table:formula="of:=[.F142]-[.E142]"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2063" calcext:value-type="float">
            <text:p>2063</text:p>
          </table:table-cell>
          <table:table-cell table:formula="of:=[.E143]-1" office:value-type="float" office:value="2071" calcext:value-type="float">
            <text:p>2071</text:p>
          </table:table-cell>
          <table:table-cell table:formula="of:=IF([.F142]&gt;[.E142])" office:value-type="boolean" office:boolean-value="true" calcext:value-type="boolean">
            <text:p>ИСТИНА</text:p>
          </table:table-cell>
          <table:table-cell table:formula="of:=[.L$14]&amp;[.F142]&amp;&quot;p&quot;&amp;[.L$13]&amp;&quot; &gt; author&quot;&amp;[.C142]&amp;&quot;.txt&quot;" office:value-type="string" office:string-value="sed -n '2071p' &gt; author128.txt" calcext:value-type="string">
            <text:p>sed -n '2071p' &gt; author128.txt</text:p>
          </table:table-cell>
          <table:table-cell table:formula="of:=[.L$14]&amp;[.F142]&amp;&quot;p&quot;&amp;[.L$13]&amp;&quot;&quot;" office:value-type="string" office:string-value="sed -n '2071p'" calcext:value-type="string">
            <text:p>sed -n '2071p'</text:p>
          </table:table-cell>
          <table:table-cell table:formula="of:=[.E142]+1" office:value-type="float" office:value="2064" calcext:value-type="float">
            <text:p>2064</text:p>
          </table:table-cell>
          <table:table-cell table:formula="of:=[.F142]-1" office:value-type="float" office:value="2070" calcext:value-type="float">
            <text:p>2070</text:p>
          </table:table-cell>
          <table:table-cell table:formula="of:=[.L$14]&amp;[.J142]&amp;&quot;,&quot;&amp;[.K142]&amp;&quot;p;&quot;&amp;[.K142]&amp;&quot;q&quot;&amp;[.L$13]&amp;&quot; &gt; text&quot;&amp;[.C142]&amp;&quot;.txt&quot;" office:value-type="string" office:string-value="sed -n '2064,2070p;2070q' &gt; text128.txt" calcext:value-type="string">
            <text:p>sed -n '2064,2070p;2070q' &gt; text128.txt</text:p>
          </table:table-cell>
          <table:table-cell table:number-columns-repeated="3"/>
          <table:table-cell office:value-type="string" calcext:value-type="string">
            <text:p>А. Куприн</text:p>
          </table:table-cell>
          <table:table-cell office:value-type="string" calcext:value-type="string">
            <text:p>Облик Чехова</text:p>
          </table:table-cell>
          <table:table-cell/>
          <table:table-cell office:value-type="string" calcext:value-type="string">
            <text:p>Облик Чехова</text:p>
          </table:table-cell>
          <table:table-cell table:number-columns-repeated="2"/>
          <table:table-cell table:formula="of:=&quot;echo -n &quot;&amp;[.Y$14]&amp;[.Q142]&amp;[.Y$14]&amp;&quot; | cat &gt; title&quot;&amp;[.C142]&amp;&quot;.txt&quot;" office:value-type="string" office:string-value="echo -n &quot;Облик Чехова&quot; | cat &gt; title128.txt" calcext:value-type="string">
            <text:p>echo -n "Облик Чехова" | cat &gt; title128.txt</text:p>
          </table:table-cell>
          <table:table-cell table:formula="of:=&quot;echo -n &quot;&amp;[.Y$14]&amp;[.P142]&amp;[.Y$14]&amp;&quot; | cat &gt; author&quot;&amp;[.C142]&amp;&quot;.txt&quot;" office:value-type="string" office:string-value="echo -n &quot;А. Куприн&quot; | cat &gt; author128.txt" calcext:value-type="string">
            <text:p>echo -n "А. Куприн" | cat &gt; author128.txt</text:p>
          </table:table-cell>
          <table:table-cell/>
          <table:table-cell table:formula="of:=&quot;cat preambule1.txt title&quot;&amp;[.C142]&amp;&quot;.txt preambule2.txt  linkpicture&quot;&amp;[.C142]&amp;&quot;.txt preambulethumb.txt linkpicture&quot;&amp;[.C142]&amp;&quot;.txt preambule25.txt linkname&quot;&amp;[.C142]&amp;&quot;.txt preambule3.txt author&quot;&amp;[.C142]&amp;&quot;.txt preambule35.txt   text&quot;&amp;[.C142]&amp;&quot;.txt &gt; &quot;&amp;[.S142]&amp;&quot;.md&quot;" office:value-type="string" office:string-value="cat preambule1.txt title128.txt preambule2.txt  linkpicture128.txt preambulethumb.txt linkpicture128.txt preambule25.txt linkname128.txt preambule3.txt author128.txt preambule35.txt   text128.txt &gt; Облик Чехова.md" calcext:value-type="string">
            <text:p>cat preambule1.txt title128.txt preambule2.txt <text:s/>linkpicture128.txt preambulethumb.txt linkpicture128.txt preambule25.txt linkname128.txt preambule3.txt author128.txt preambule35.txt <text:s text:c="2"/>text128.txt &gt; Облик Чехова.md</text:p>
          </table:table-cell>
        </table:table-row>
        <table:table-row table:style-name="ro1">
          <table:table-cell/>
          <table:table-cell table:formula="of:=[.F143]-[.E143]" office:value-type="float" office:value="7" calcext:value-type="float">
            <text:p>7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072" calcext:value-type="float">
            <text:p>2072</text:p>
          </table:table-cell>
          <table:table-cell table:formula="of:=[.E144]-1" office:value-type="float" office:value="2079" calcext:value-type="float">
            <text:p>2079</text:p>
          </table:table-cell>
          <table:table-cell table:formula="of:=IF([.F143]&gt;[.E143])" office:value-type="boolean" office:boolean-value="true" calcext:value-type="boolean">
            <text:p>ИСТИНА</text:p>
          </table:table-cell>
          <table:table-cell table:formula="of:=[.L$14]&amp;[.F143]&amp;&quot;p&quot;&amp;[.L$13]&amp;&quot; &gt; author&quot;&amp;[.C143]&amp;&quot;.txt&quot;" office:value-type="string" office:string-value="sed -n '2079p' &gt; author129.txt" calcext:value-type="string">
            <text:p>sed -n '2079p' &gt; author129.txt</text:p>
          </table:table-cell>
          <table:table-cell table:formula="of:=[.L$14]&amp;[.F143]&amp;&quot;p&quot;&amp;[.L$13]&amp;&quot;&quot;" office:value-type="string" office:string-value="sed -n '2079p'" calcext:value-type="string">
            <text:p>sed -n '2079p'</text:p>
          </table:table-cell>
          <table:table-cell table:formula="of:=[.E143]+1" office:value-type="float" office:value="2073" calcext:value-type="float">
            <text:p>2073</text:p>
          </table:table-cell>
          <table:table-cell table:formula="of:=[.F143]-1" office:value-type="float" office:value="2078" calcext:value-type="float">
            <text:p>2078</text:p>
          </table:table-cell>
          <table:table-cell table:formula="of:=[.L$14]&amp;[.J143]&amp;&quot;,&quot;&amp;[.K143]&amp;&quot;p;&quot;&amp;[.K143]&amp;&quot;q&quot;&amp;[.L$13]&amp;&quot; &gt; text&quot;&amp;[.C143]&amp;&quot;.txt&quot;" office:value-type="string" office:string-value="sed -n '2073,2078p;2078q' &gt; text129.txt" calcext:value-type="string">
            <text:p>sed -n '2073,2078p;2078q' &gt; text129.txt</text:p>
          </table:table-cell>
          <table:table-cell table:number-columns-repeated="3"/>
          <table:table-cell office:value-type="string" calcext:value-type="string">
            <text:p>А. Куприн</text:p>
          </table:table-cell>
          <table:table-cell office:value-type="string" calcext:value-type="string">
            <text:p>Чехов</text:p>
          </table:table-cell>
          <table:table-cell/>
          <table:table-cell office:value-type="string" calcext:value-type="string">
            <text:p>Чехов</text:p>
          </table:table-cell>
          <table:table-cell table:number-columns-repeated="2"/>
          <table:table-cell table:formula="of:=&quot;echo -n &quot;&amp;[.Y$14]&amp;[.Q143]&amp;[.Y$14]&amp;&quot; | cat &gt; title&quot;&amp;[.C143]&amp;&quot;.txt&quot;" office:value-type="string" office:string-value="echo -n &quot;Чехов&quot; | cat &gt; title129.txt" calcext:value-type="string">
            <text:p>echo -n "Чехов" | cat &gt; title129.txt</text:p>
          </table:table-cell>
          <table:table-cell table:formula="of:=&quot;echo -n &quot;&amp;[.Y$14]&amp;[.P143]&amp;[.Y$14]&amp;&quot; | cat &gt; author&quot;&amp;[.C143]&amp;&quot;.txt&quot;" office:value-type="string" office:string-value="echo -n &quot;А. Куприн&quot; | cat &gt; author129.txt" calcext:value-type="string">
            <text:p>echo -n "А. Куприн" | cat &gt; author129.txt</text:p>
          </table:table-cell>
          <table:table-cell/>
          <table:table-cell table:formula="of:=&quot;cat preambule1.txt title&quot;&amp;[.C143]&amp;&quot;.txt preambule2.txt  linkpicture&quot;&amp;[.C143]&amp;&quot;.txt preambulethumb.txt linkpicture&quot;&amp;[.C143]&amp;&quot;.txt preambule25.txt linkname&quot;&amp;[.C143]&amp;&quot;.txt preambule3.txt author&quot;&amp;[.C143]&amp;&quot;.txt preambule35.txt   text&quot;&amp;[.C143]&amp;&quot;.txt &gt; &quot;&amp;[.S143]&amp;&quot;.md&quot;" office:value-type="string" office:string-value="cat preambule1.txt title129.txt preambule2.txt  linkpicture129.txt preambulethumb.txt linkpicture129.txt preambule25.txt linkname129.txt preambule3.txt author129.txt preambule35.txt   text129.txt &gt; Чехов.md" calcext:value-type="string">
            <text:p>cat preambule1.txt title129.txt preambule2.txt <text:s/>linkpicture129.txt preambulethumb.txt linkpicture129.txt preambule25.txt linkname129.txt preambule3.txt author129.txt preambule35.txt <text:s text:c="2"/>text129.txt &gt; Чехов.md</text:p>
          </table:table-cell>
        </table:table-row>
        <table:table-row table:style-name="ro1">
          <table:table-cell/>
          <table:table-cell table:formula="of:=[.F144]-[.E144]"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2080" calcext:value-type="float">
            <text:p>2080</text:p>
          </table:table-cell>
          <table:table-cell table:formula="of:=[.E145]-1" office:value-type="float" office:value="2091" calcext:value-type="float">
            <text:p>2091</text:p>
          </table:table-cell>
          <table:table-cell table:formula="of:=IF([.F144]&gt;[.E144])" office:value-type="boolean" office:boolean-value="true" calcext:value-type="boolean">
            <text:p>ИСТИНА</text:p>
          </table:table-cell>
          <table:table-cell table:formula="of:=[.L$14]&amp;[.F144]&amp;&quot;p&quot;&amp;[.L$13]&amp;&quot; &gt; author&quot;&amp;[.C144]&amp;&quot;.txt&quot;" office:value-type="string" office:string-value="sed -n '2091p' &gt; author130.txt" calcext:value-type="string">
            <text:p>sed -n '2091p' &gt; author130.txt</text:p>
          </table:table-cell>
          <table:table-cell table:formula="of:=[.L$14]&amp;[.F144]&amp;&quot;p&quot;&amp;[.L$13]&amp;&quot;&quot;" office:value-type="string" office:string-value="sed -n '2091p'" calcext:value-type="string">
            <text:p>sed -n '2091p'</text:p>
          </table:table-cell>
          <table:table-cell table:formula="of:=[.E144]+1" office:value-type="float" office:value="2081" calcext:value-type="float">
            <text:p>2081</text:p>
          </table:table-cell>
          <table:table-cell table:formula="of:=[.F144]-1" office:value-type="float" office:value="2090" calcext:value-type="float">
            <text:p>2090</text:p>
          </table:table-cell>
          <table:table-cell table:formula="of:=[.L$14]&amp;[.J144]&amp;&quot;,&quot;&amp;[.K144]&amp;&quot;p;&quot;&amp;[.K144]&amp;&quot;q&quot;&amp;[.L$13]&amp;&quot; &gt; text&quot;&amp;[.C144]&amp;&quot;.txt&quot;" office:value-type="string" office:string-value="sed -n '2081,2090p;2090q' &gt; text130.txt" calcext:value-type="string">
            <text:p>sed -n '2081,2090p;2090q' &gt; text130.txt</text:p>
          </table:table-cell>
          <table:table-cell table:number-columns-repeated="3"/>
          <table:table-cell office:value-type="string" calcext:value-type="string">
            <text:p>Л. Толстой</text:p>
          </table:table-cell>
          <table:table-cell office:value-type="string" calcext:value-type="string">
            <text:p>В деревне</text:p>
          </table:table-cell>
          <table:table-cell/>
          <table:table-cell office:value-type="string" calcext:value-type="string">
            <text:p>В деревне</text:p>
          </table:table-cell>
          <table:table-cell table:number-columns-repeated="2"/>
          <table:table-cell table:formula="of:=&quot;echo -n &quot;&amp;[.Y$14]&amp;[.Q144]&amp;[.Y$14]&amp;&quot; | cat &gt; title&quot;&amp;[.C144]&amp;&quot;.txt&quot;" office:value-type="string" office:string-value="echo -n &quot;В деревне&quot; | cat &gt; title130.txt" calcext:value-type="string">
            <text:p>echo -n "В деревне" | cat &gt; title130.txt</text:p>
          </table:table-cell>
          <table:table-cell table:formula="of:=&quot;echo -n &quot;&amp;[.Y$14]&amp;[.P144]&amp;[.Y$14]&amp;&quot; | cat &gt; author&quot;&amp;[.C144]&amp;&quot;.txt&quot;" office:value-type="string" office:string-value="echo -n &quot;Л. Толстой&quot; | cat &gt; author130.txt" calcext:value-type="string">
            <text:p>echo -n "Л. Толстой" | cat &gt; author130.txt</text:p>
          </table:table-cell>
          <table:table-cell/>
          <table:table-cell table:formula="of:=&quot;cat preambule1.txt title&quot;&amp;[.C144]&amp;&quot;.txt preambule2.txt  linkpicture&quot;&amp;[.C144]&amp;&quot;.txt preambulethumb.txt linkpicture&quot;&amp;[.C144]&amp;&quot;.txt preambule25.txt linkname&quot;&amp;[.C144]&amp;&quot;.txt preambule3.txt author&quot;&amp;[.C144]&amp;&quot;.txt preambule35.txt   text&quot;&amp;[.C144]&amp;&quot;.txt &gt; &quot;&amp;[.S144]&amp;&quot;.md&quot;" office:value-type="string" office:string-value="cat preambule1.txt title130.txt preambule2.txt  linkpicture130.txt preambulethumb.txt linkpicture130.txt preambule25.txt linkname130.txt preambule3.txt author130.txt preambule35.txt   text130.txt &gt; В деревне.md" calcext:value-type="string">
            <text:p>cat preambule1.txt title130.txt preambule2.txt <text:s/>linkpicture130.txt preambulethumb.txt linkpicture130.txt preambule25.txt linkname130.txt preambule3.txt author130.txt preambule35.txt <text:s text:c="2"/>text130.txt &gt; В деревне.md</text:p>
          </table:table-cell>
        </table:table-row>
        <table:table-row table:style-name="ro1">
          <table:table-cell/>
          <table:table-cell table:formula="of:=[.F145]-[.E145]" office:value-type="float" office:value="14" calcext:value-type="float">
            <text:p>14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2092" calcext:value-type="float">
            <text:p>2092</text:p>
          </table:table-cell>
          <table:table-cell table:formula="of:=[.E146]-1" office:value-type="float" office:value="2106" calcext:value-type="float">
            <text:p>2106</text:p>
          </table:table-cell>
          <table:table-cell table:formula="of:=IF([.F145]&gt;[.E145])" office:value-type="boolean" office:boolean-value="true" calcext:value-type="boolean">
            <text:p>ИСТИНА</text:p>
          </table:table-cell>
          <table:table-cell table:formula="of:=[.L$14]&amp;[.F145]&amp;&quot;p&quot;&amp;[.L$13]&amp;&quot; &gt; author&quot;&amp;[.C145]&amp;&quot;.txt&quot;" office:value-type="string" office:string-value="sed -n '2106p' &gt; author131.txt" calcext:value-type="string">
            <text:p>sed -n '2106p' &gt; author131.txt</text:p>
          </table:table-cell>
          <table:table-cell table:formula="of:=[.L$14]&amp;[.F145]&amp;&quot;p&quot;&amp;[.L$13]&amp;&quot;&quot;" office:value-type="string" office:string-value="sed -n '2106p'" calcext:value-type="string">
            <text:p>sed -n '2106p'</text:p>
          </table:table-cell>
          <table:table-cell table:formula="of:=[.E145]+1" office:value-type="float" office:value="2093" calcext:value-type="float">
            <text:p>2093</text:p>
          </table:table-cell>
          <table:table-cell table:formula="of:=[.F145]-1" office:value-type="float" office:value="2105" calcext:value-type="float">
            <text:p>2105</text:p>
          </table:table-cell>
          <table:table-cell table:formula="of:=[.L$14]&amp;[.J145]&amp;&quot;,&quot;&amp;[.K145]&amp;&quot;p;&quot;&amp;[.K145]&amp;&quot;q&quot;&amp;[.L$13]&amp;&quot; &gt; text&quot;&amp;[.C145]&amp;&quot;.txt&quot;" office:value-type="string" office:string-value="sed -n '2093,2105p;2105q' &gt; text131.txt" calcext:value-type="string">
            <text:p>sed -n '2093,2105p;2105q' &gt; text131.txt</text:p>
          </table:table-cell>
          <table:table-cell table:number-columns-repeated="3"/>
          <table:table-cell office:value-type="string" calcext:value-type="string">
            <text:p>К. Чуковский</text:p>
          </table:table-cell>
          <table:table-cell office:value-type="string" calcext:value-type="string">
            <text:p>Анна Ахматова</text:p>
          </table:table-cell>
          <table:table-cell/>
          <table:table-cell office:value-type="string" calcext:value-type="string">
            <text:p>Анна Ахматова</text:p>
          </table:table-cell>
          <table:table-cell table:number-columns-repeated="2"/>
          <table:table-cell table:formula="of:=&quot;echo -n &quot;&amp;[.Y$14]&amp;[.Q145]&amp;[.Y$14]&amp;&quot; | cat &gt; title&quot;&amp;[.C145]&amp;&quot;.txt&quot;" office:value-type="string" office:string-value="echo -n &quot;Анна Ахматова&quot; | cat &gt; title131.txt" calcext:value-type="string">
            <text:p>echo -n "Анна Ахматова" | cat &gt; title131.txt</text:p>
          </table:table-cell>
          <table:table-cell table:formula="of:=&quot;echo -n &quot;&amp;[.Y$14]&amp;[.P145]&amp;[.Y$14]&amp;&quot; | cat &gt; author&quot;&amp;[.C145]&amp;&quot;.txt&quot;" office:value-type="string" office:string-value="echo -n &quot;К. Чуковский&quot; | cat &gt; author131.txt" calcext:value-type="string">
            <text:p>echo -n "К. Чуковский" | cat &gt; author131.txt</text:p>
          </table:table-cell>
          <table:table-cell/>
          <table:table-cell table:formula="of:=&quot;cat preambule1.txt title&quot;&amp;[.C145]&amp;&quot;.txt preambule2.txt  linkpicture&quot;&amp;[.C145]&amp;&quot;.txt preambulethumb.txt linkpicture&quot;&amp;[.C145]&amp;&quot;.txt preambule25.txt linkname&quot;&amp;[.C145]&amp;&quot;.txt preambule3.txt author&quot;&amp;[.C145]&amp;&quot;.txt preambule35.txt   text&quot;&amp;[.C145]&amp;&quot;.txt &gt; &quot;&amp;[.S145]&amp;&quot;.md&quot;" office:value-type="string" office:string-value="cat preambule1.txt title131.txt preambule2.txt  linkpicture131.txt preambulethumb.txt linkpicture131.txt preambule25.txt linkname131.txt preambule3.txt author131.txt preambule35.txt   text131.txt &gt; Анна Ахматова.md" calcext:value-type="string">
            <text:p>cat preambule1.txt title131.txt preambule2.txt <text:s/>linkpicture131.txt preambulethumb.txt linkpicture131.txt preambule25.txt linkname131.txt preambule3.txt author131.txt preambule35.txt <text:s text:c="2"/>text131.txt &gt; Анна Ахматова.md</text:p>
          </table:table-cell>
        </table:table-row>
        <table:table-row table:style-name="ro1">
          <table:table-cell/>
          <table:table-cell table:formula="of:=[.F146]-[.E146]" office:value-type="float" office:value="16" calcext:value-type="float">
            <text:p>16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2107" calcext:value-type="float">
            <text:p>2107</text:p>
          </table:table-cell>
          <table:table-cell table:formula="of:=[.E147]-1" office:value-type="float" office:value="2123" calcext:value-type="float">
            <text:p>2123</text:p>
          </table:table-cell>
          <table:table-cell table:formula="of:=IF([.F146]&gt;[.E146])" office:value-type="boolean" office:boolean-value="true" calcext:value-type="boolean">
            <text:p>ИСТИНА</text:p>
          </table:table-cell>
          <table:table-cell table:formula="of:=[.L$14]&amp;[.F146]&amp;&quot;p&quot;&amp;[.L$13]&amp;&quot; &gt; author&quot;&amp;[.C146]&amp;&quot;.txt&quot;" office:value-type="string" office:string-value="sed -n '2123p' &gt; author132.txt" calcext:value-type="string">
            <text:p>sed -n '2123p' &gt; author132.txt</text:p>
          </table:table-cell>
          <table:table-cell table:formula="of:=[.L$14]&amp;[.F146]&amp;&quot;p&quot;&amp;[.L$13]&amp;&quot;&quot;" office:value-type="string" office:string-value="sed -n '2123p'" calcext:value-type="string">
            <text:p>sed -n '2123p'</text:p>
          </table:table-cell>
          <table:table-cell table:formula="of:=[.E146]+1" office:value-type="float" office:value="2108" calcext:value-type="float">
            <text:p>2108</text:p>
          </table:table-cell>
          <table:table-cell table:formula="of:=[.F146]-1" office:value-type="float" office:value="2122" calcext:value-type="float">
            <text:p>2122</text:p>
          </table:table-cell>
          <table:table-cell table:formula="of:=[.L$14]&amp;[.J146]&amp;&quot;,&quot;&amp;[.K146]&amp;&quot;p;&quot;&amp;[.K146]&amp;&quot;q&quot;&amp;[.L$13]&amp;&quot; &gt; text&quot;&amp;[.C146]&amp;&quot;.txt&quot;" office:value-type="string" office:string-value="sed -n '2108,2122p;2122q' &gt; text132.txt" calcext:value-type="string">
            <text:p>sed -n '2108,2122p;2122q' &gt; text132.txt</text:p>
          </table:table-cell>
          <table:table-cell table:number-columns-repeated="3"/>
          <table:table-cell office:value-type="string" calcext:value-type="string">
            <text:p>О. Добровольский</text:p>
          </table:table-cell>
          <table:table-cell office:value-type="string" calcext:value-type="string">
            <text:p>Грачи прилетели</text:p>
          </table:table-cell>
          <table:table-cell/>
          <table:table-cell office:value-type="string" calcext:value-type="string">
            <text:p>Грачи прилетели</text:p>
          </table:table-cell>
          <table:table-cell table:number-columns-repeated="2"/>
          <table:table-cell table:formula="of:=&quot;echo -n &quot;&amp;[.Y$14]&amp;[.Q146]&amp;[.Y$14]&amp;&quot; | cat &gt; title&quot;&amp;[.C146]&amp;&quot;.txt&quot;" office:value-type="string" office:string-value="echo -n &quot;Грачи прилетели&quot; | cat &gt; title132.txt" calcext:value-type="string">
            <text:p>echo -n "Грачи прилетели" | cat &gt; title132.txt</text:p>
          </table:table-cell>
          <table:table-cell table:formula="of:=&quot;echo -n &quot;&amp;[.Y$14]&amp;[.P146]&amp;[.Y$14]&amp;&quot; | cat &gt; author&quot;&amp;[.C146]&amp;&quot;.txt&quot;" office:value-type="string" office:string-value="echo -n &quot;О. Добровольский&quot; | cat &gt; author132.txt" calcext:value-type="string">
            <text:p>echo -n "О. Добровольский" | cat &gt; author132.txt</text:p>
          </table:table-cell>
          <table:table-cell/>
          <table:table-cell table:formula="of:=&quot;cat preambule1.txt title&quot;&amp;[.C146]&amp;&quot;.txt preambule2.txt  linkpicture&quot;&amp;[.C146]&amp;&quot;.txt preambulethumb.txt linkpicture&quot;&amp;[.C146]&amp;&quot;.txt preambule25.txt linkname&quot;&amp;[.C146]&amp;&quot;.txt preambule3.txt author&quot;&amp;[.C146]&amp;&quot;.txt preambule35.txt   text&quot;&amp;[.C146]&amp;&quot;.txt &gt; &quot;&amp;[.S146]&amp;&quot;.md&quot;" office:value-type="string" office:string-value="cat preambule1.txt title132.txt preambule2.txt  linkpicture132.txt preambulethumb.txt linkpicture132.txt preambule25.txt linkname132.txt preambule3.txt author132.txt preambule35.txt   text132.txt &gt; Грачи прилетели.md" calcext:value-type="string">
            <text:p>cat preambule1.txt title132.txt preambule2.txt <text:s/>linkpicture132.txt preambulethumb.txt linkpicture132.txt preambule25.txt linkname132.txt preambule3.txt author132.txt preambule35.txt <text:s text:c="2"/>text132.txt &gt; Грачи прилетели.md</text:p>
          </table:table-cell>
        </table:table-row>
        <table:table-row table:style-name="ro1">
          <table:table-cell/>
          <table:table-cell table:formula="of:=[.F147]-[.E147]" office:value-type="float" office:value="12" calcext:value-type="float">
            <text:p>12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2124" calcext:value-type="float">
            <text:p>2124</text:p>
          </table:table-cell>
          <table:table-cell table:formula="of:=[.E148]-1" office:value-type="float" office:value="2136" calcext:value-type="float">
            <text:p>2136</text:p>
          </table:table-cell>
          <table:table-cell table:formula="of:=IF([.F147]&gt;[.E147])" office:value-type="boolean" office:boolean-value="true" calcext:value-type="boolean">
            <text:p>ИСТИНА</text:p>
          </table:table-cell>
          <table:table-cell table:formula="of:=[.L$14]&amp;[.F147]&amp;&quot;p&quot;&amp;[.L$13]&amp;&quot; &gt; author&quot;&amp;[.C147]&amp;&quot;.txt&quot;" office:value-type="string" office:string-value="sed -n '2136p' &gt; author133.txt" calcext:value-type="string">
            <text:p>sed -n '2136p' &gt; author133.txt</text:p>
          </table:table-cell>
          <table:table-cell table:formula="of:=[.L$14]&amp;[.F147]&amp;&quot;p&quot;&amp;[.L$13]&amp;&quot;&quot;" office:value-type="string" office:string-value="sed -n '2136p'" calcext:value-type="string">
            <text:p>sed -n '2136p'</text:p>
          </table:table-cell>
          <table:table-cell table:formula="of:=[.E147]+1" office:value-type="float" office:value="2125" calcext:value-type="float">
            <text:p>2125</text:p>
          </table:table-cell>
          <table:table-cell table:formula="of:=[.F147]-1" office:value-type="float" office:value="2135" calcext:value-type="float">
            <text:p>2135</text:p>
          </table:table-cell>
          <table:table-cell table:formula="of:=[.L$14]&amp;[.J147]&amp;&quot;,&quot;&amp;[.K147]&amp;&quot;p;&quot;&amp;[.K147]&amp;&quot;q&quot;&amp;[.L$13]&amp;&quot; &gt; text&quot;&amp;[.C147]&amp;&quot;.txt&quot;" office:value-type="string" office:string-value="sed -n '2125,2135p;2135q' &gt; text133.txt" calcext:value-type="string">
            <text:p>sed -n '2125,2135p;2135q' &gt; text133.txt</text:p>
          </table:table-cell>
          <table:table-cell table:number-columns-repeated="3"/>
          <table:table-cell office:value-type="string" calcext:value-type="string">
            <text:p>А. Муранов</text:p>
          </table:table-cell>
          <table:table-cell office:value-type="string" calcext:value-type="string">
            <text:p>Байкал</text:p>
          </table:table-cell>
          <table:table-cell/>
          <table:table-cell office:value-type="string" calcext:value-type="string">
            <text:p>Байкал</text:p>
          </table:table-cell>
          <table:table-cell table:number-columns-repeated="2"/>
          <table:table-cell table:formula="of:=&quot;echo -n &quot;&amp;[.Y$14]&amp;[.Q147]&amp;[.Y$14]&amp;&quot; | cat &gt; title&quot;&amp;[.C147]&amp;&quot;.txt&quot;" office:value-type="string" office:string-value="echo -n &quot;Байкал&quot; | cat &gt; title133.txt" calcext:value-type="string">
            <text:p>echo -n "Байкал" | cat &gt; title133.txt</text:p>
          </table:table-cell>
          <table:table-cell table:formula="of:=&quot;echo -n &quot;&amp;[.Y$14]&amp;[.P147]&amp;[.Y$14]&amp;&quot; | cat &gt; author&quot;&amp;[.C147]&amp;&quot;.txt&quot;" office:value-type="string" office:string-value="echo -n &quot;А. Муранов&quot; | cat &gt; author133.txt" calcext:value-type="string">
            <text:p>echo -n "А. Муранов" | cat &gt; author133.txt</text:p>
          </table:table-cell>
          <table:table-cell/>
          <table:table-cell table:formula="of:=&quot;cat preambule1.txt title&quot;&amp;[.C147]&amp;&quot;.txt preambule2.txt  linkpicture&quot;&amp;[.C147]&amp;&quot;.txt preambulethumb.txt linkpicture&quot;&amp;[.C147]&amp;&quot;.txt preambule25.txt linkname&quot;&amp;[.C147]&amp;&quot;.txt preambule3.txt author&quot;&amp;[.C147]&amp;&quot;.txt preambule35.txt   text&quot;&amp;[.C147]&amp;&quot;.txt &gt; &quot;&amp;[.S147]&amp;&quot;.md&quot;" office:value-type="string" office:string-value="cat preambule1.txt title133.txt preambule2.txt  linkpicture133.txt preambulethumb.txt linkpicture133.txt preambule25.txt linkname133.txt preambule3.txt author133.txt preambule35.txt   text133.txt &gt; Байкал.md" calcext:value-type="string">
            <text:p>cat preambule1.txt title133.txt preambule2.txt <text:s/>linkpicture133.txt preambulethumb.txt linkpicture133.txt preambule25.txt linkname133.txt preambule3.txt author133.txt preambule35.txt <text:s text:c="2"/>text133.txt &gt; Байкал.md</text:p>
          </table:table-cell>
        </table:table-row>
        <table:table-row table:style-name="ro1">
          <table:table-cell/>
          <table:table-cell table:formula="of:=[.F148]-[.E148]" office:value-type="float" office:value="17" calcext:value-type="float">
            <text:p>17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2137" calcext:value-type="float">
            <text:p>2137</text:p>
          </table:table-cell>
          <table:table-cell table:formula="of:=[.E149]-1" office:value-type="float" office:value="2154" calcext:value-type="float">
            <text:p>2154</text:p>
          </table:table-cell>
          <table:table-cell table:formula="of:=IF([.F148]&gt;[.E148])" office:value-type="boolean" office:boolean-value="true" calcext:value-type="boolean">
            <text:p>ИСТИНА</text:p>
          </table:table-cell>
          <table:table-cell table:formula="of:=[.L$14]&amp;[.F148]&amp;&quot;p&quot;&amp;[.L$13]&amp;&quot; &gt; author&quot;&amp;[.C148]&amp;&quot;.txt&quot;" office:value-type="string" office:string-value="sed -n '2154p' &gt; author134.txt" calcext:value-type="string">
            <text:p>sed -n '2154p' &gt; author134.txt</text:p>
          </table:table-cell>
          <table:table-cell table:formula="of:=[.L$14]&amp;[.F148]&amp;&quot;p&quot;&amp;[.L$13]&amp;&quot;&quot;" office:value-type="string" office:string-value="sed -n '2154p'" calcext:value-type="string">
            <text:p>sed -n '2154p'</text:p>
          </table:table-cell>
          <table:table-cell table:formula="of:=[.E148]+1" office:value-type="float" office:value="2138" calcext:value-type="float">
            <text:p>2138</text:p>
          </table:table-cell>
          <table:table-cell table:formula="of:=[.F148]-1" office:value-type="float" office:value="2153" calcext:value-type="float">
            <text:p>2153</text:p>
          </table:table-cell>
          <table:table-cell table:formula="of:=[.L$14]&amp;[.J148]&amp;&quot;,&quot;&amp;[.K148]&amp;&quot;p;&quot;&amp;[.K148]&amp;&quot;q&quot;&amp;[.L$13]&amp;&quot; &gt; text&quot;&amp;[.C148]&amp;&quot;.txt&quot;" office:value-type="string" office:string-value="sed -n '2138,2153p;2153q' &gt; text134.txt" calcext:value-type="string">
            <text:p>sed -n '2138,2153p;2153q' &gt; text134.txt</text:p>
          </table:table-cell>
          <table:table-cell table:number-columns-repeated="3"/>
          <table:table-cell office:value-type="string" calcext:value-type="string">
            <text:p>Г. Троепольский</text:p>
          </table:table-cell>
          <table:table-cell office:value-type="string" calcext:value-type="string">
            <text:p>Потеря</text:p>
          </table:table-cell>
          <table:table-cell/>
          <table:table-cell office:value-type="string" calcext:value-type="string">
            <text:p>Потеря</text:p>
          </table:table-cell>
          <table:table-cell table:number-columns-repeated="2"/>
          <table:table-cell table:formula="of:=&quot;echo -n &quot;&amp;[.Y$14]&amp;[.Q148]&amp;[.Y$14]&amp;&quot; | cat &gt; title&quot;&amp;[.C148]&amp;&quot;.txt&quot;" office:value-type="string" office:string-value="echo -n &quot;Потеря&quot; | cat &gt; title134.txt" calcext:value-type="string">
            <text:p>echo -n "Потеря" | cat &gt; title134.txt</text:p>
          </table:table-cell>
          <table:table-cell table:formula="of:=&quot;echo -n &quot;&amp;[.Y$14]&amp;[.P148]&amp;[.Y$14]&amp;&quot; | cat &gt; author&quot;&amp;[.C148]&amp;&quot;.txt&quot;" office:value-type="string" office:string-value="echo -n &quot;Г. Троепольский&quot; | cat &gt; author134.txt" calcext:value-type="string">
            <text:p>echo -n "Г. Троепольский" | cat &gt; author134.txt</text:p>
          </table:table-cell>
          <table:table-cell/>
          <table:table-cell table:formula="of:=&quot;cat preambule1.txt title&quot;&amp;[.C148]&amp;&quot;.txt preambule2.txt  linkpicture&quot;&amp;[.C148]&amp;&quot;.txt preambulethumb.txt linkpicture&quot;&amp;[.C148]&amp;&quot;.txt preambule25.txt linkname&quot;&amp;[.C148]&amp;&quot;.txt preambule3.txt author&quot;&amp;[.C148]&amp;&quot;.txt preambule35.txt   text&quot;&amp;[.C148]&amp;&quot;.txt &gt; &quot;&amp;[.S148]&amp;&quot;.md&quot;" office:value-type="string" office:string-value="cat preambule1.txt title134.txt preambule2.txt  linkpicture134.txt preambulethumb.txt linkpicture134.txt preambule25.txt linkname134.txt preambule3.txt author134.txt preambule35.txt   text134.txt &gt; Потеря.md" calcext:value-type="string">
            <text:p>cat preambule1.txt title134.txt preambule2.txt <text:s/>linkpicture134.txt preambulethumb.txt linkpicture134.txt preambule25.txt linkname134.txt preambule3.txt author134.txt preambule35.txt <text:s text:c="2"/>text134.txt &gt; Потеря.md</text:p>
          </table:table-cell>
        </table:table-row>
        <table:table-row table:style-name="ro1">
          <table:table-cell/>
          <table:table-cell table:formula="of:=[.F149]-[.E149]"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155" calcext:value-type="float">
            <text:p>2155</text:p>
          </table:table-cell>
          <table:table-cell table:formula="of:=[.E150]-1" office:value-type="float" office:value="2163" calcext:value-type="float">
            <text:p>2163</text:p>
          </table:table-cell>
          <table:table-cell table:formula="of:=IF([.F149]&gt;[.E149])" office:value-type="boolean" office:boolean-value="true" calcext:value-type="boolean">
            <text:p>ИСТИНА</text:p>
          </table:table-cell>
          <table:table-cell table:formula="of:=[.L$14]&amp;[.F149]&amp;&quot;p&quot;&amp;[.L$13]&amp;&quot; &gt; author&quot;&amp;[.C149]&amp;&quot;.txt&quot;" office:value-type="string" office:string-value="sed -n '2163p' &gt; author135.txt" calcext:value-type="string">
            <text:p>sed -n '2163p' &gt; author135.txt</text:p>
          </table:table-cell>
          <table:table-cell table:formula="of:=[.L$14]&amp;[.F149]&amp;&quot;p&quot;&amp;[.L$13]&amp;&quot;&quot;" office:value-type="string" office:string-value="sed -n '2163p'" calcext:value-type="string">
            <text:p>sed -n '2163p'</text:p>
          </table:table-cell>
          <table:table-cell table:formula="of:=[.E149]+1" office:value-type="float" office:value="2156" calcext:value-type="float">
            <text:p>2156</text:p>
          </table:table-cell>
          <table:table-cell table:formula="of:=[.F149]-1" office:value-type="float" office:value="2162" calcext:value-type="float">
            <text:p>2162</text:p>
          </table:table-cell>
          <table:table-cell table:formula="of:=[.L$14]&amp;[.J149]&amp;&quot;,&quot;&amp;[.K149]&amp;&quot;p;&quot;&amp;[.K149]&amp;&quot;q&quot;&amp;[.L$13]&amp;&quot; &gt; text&quot;&amp;[.C149]&amp;&quot;.txt&quot;" office:value-type="string" office:string-value="sed -n '2156,2162p;2162q' &gt; text135.txt" calcext:value-type="string">
            <text:p>sed -n '2156,2162p;2162q' &gt; text135.txt</text:p>
          </table:table-cell>
          <table:table-cell table:number-columns-repeated="3"/>
          <table:table-cell office:value-type="string" calcext:value-type="string">
            <text:p>Б. Васильев</text:p>
          </table:table-cell>
          <table:table-cell office:value-type="string" calcext:value-type="string">
            <text:p>Доктор Янсен</text:p>
          </table:table-cell>
          <table:table-cell/>
          <table:table-cell office:value-type="string" calcext:value-type="string">
            <text:p>Доктор Янсен</text:p>
          </table:table-cell>
          <table:table-cell table:number-columns-repeated="2"/>
          <table:table-cell table:formula="of:=&quot;echo -n &quot;&amp;[.Y$14]&amp;[.Q149]&amp;[.Y$14]&amp;&quot; | cat &gt; title&quot;&amp;[.C149]&amp;&quot;.txt&quot;" office:value-type="string" office:string-value="echo -n &quot;Доктор Янсен&quot; | cat &gt; title135.txt" calcext:value-type="string">
            <text:p>echo -n "Доктор Янсен" | cat &gt; title135.txt</text:p>
          </table:table-cell>
          <table:table-cell table:formula="of:=&quot;echo -n &quot;&amp;[.Y$14]&amp;[.P149]&amp;[.Y$14]&amp;&quot; | cat &gt; author&quot;&amp;[.C149]&amp;&quot;.txt&quot;" office:value-type="string" office:string-value="echo -n &quot;Б. Васильев&quot; | cat &gt; author135.txt" calcext:value-type="string">
            <text:p>echo -n "Б. Васильев" | cat &gt; author135.txt</text:p>
          </table:table-cell>
          <table:table-cell/>
          <table:table-cell table:formula="of:=&quot;cat preambule1.txt title&quot;&amp;[.C149]&amp;&quot;.txt preambule2.txt  linkpicture&quot;&amp;[.C149]&amp;&quot;.txt preambulethumb.txt linkpicture&quot;&amp;[.C149]&amp;&quot;.txt preambule25.txt linkname&quot;&amp;[.C149]&amp;&quot;.txt preambule3.txt author&quot;&amp;[.C149]&amp;&quot;.txt preambule35.txt   text&quot;&amp;[.C149]&amp;&quot;.txt &gt; &quot;&amp;[.S149]&amp;&quot;.md&quot;" office:value-type="string" office:string-value="cat preambule1.txt title135.txt preambule2.txt  linkpicture135.txt preambulethumb.txt linkpicture135.txt preambule25.txt linkname135.txt preambule3.txt author135.txt preambule35.txt   text135.txt &gt; Доктор Янсен.md" calcext:value-type="string">
            <text:p>cat preambule1.txt title135.txt preambule2.txt <text:s/>linkpicture135.txt preambulethumb.txt linkpicture135.txt preambule25.txt linkname135.txt preambule3.txt author135.txt preambule35.txt <text:s text:c="2"/>text135.txt &gt; Доктор Янсен.md</text:p>
          </table:table-cell>
        </table:table-row>
        <table:table-row table:style-name="ro1">
          <table:table-cell/>
          <table:table-cell table:formula="of:=[.F150]-[.E150]" office:value-type="float" office:value="14" calcext:value-type="float">
            <text:p>14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2164" calcext:value-type="float">
            <text:p>2164</text:p>
          </table:table-cell>
          <table:table-cell table:formula="of:=[.E151]-1" office:value-type="float" office:value="2178" calcext:value-type="float">
            <text:p>2178</text:p>
          </table:table-cell>
          <table:table-cell table:formula="of:=IF([.F150]&gt;[.E150])" office:value-type="boolean" office:boolean-value="true" calcext:value-type="boolean">
            <text:p>ИСТИНА</text:p>
          </table:table-cell>
          <table:table-cell table:formula="of:=[.L$14]&amp;[.F150]&amp;&quot;p&quot;&amp;[.L$13]&amp;&quot; &gt; author&quot;&amp;[.C150]&amp;&quot;.txt&quot;" office:value-type="string" office:string-value="sed -n '2178p' &gt; author136.txt" calcext:value-type="string">
            <text:p>sed -n '2178p' &gt; author136.txt</text:p>
          </table:table-cell>
          <table:table-cell table:formula="of:=[.L$14]&amp;[.F150]&amp;&quot;p&quot;&amp;[.L$13]&amp;&quot;&quot;" office:value-type="string" office:string-value="sed -n '2178p'" calcext:value-type="string">
            <text:p>sed -n '2178p'</text:p>
          </table:table-cell>
          <table:table-cell table:formula="of:=[.E150]+1" office:value-type="float" office:value="2165" calcext:value-type="float">
            <text:p>2165</text:p>
          </table:table-cell>
          <table:table-cell table:formula="of:=[.F150]-1" office:value-type="float" office:value="2177" calcext:value-type="float">
            <text:p>2177</text:p>
          </table:table-cell>
          <table:table-cell table:formula="of:=[.L$14]&amp;[.J150]&amp;&quot;,&quot;&amp;[.K150]&amp;&quot;p;&quot;&amp;[.K150]&amp;&quot;q&quot;&amp;[.L$13]&amp;&quot; &gt; text&quot;&amp;[.C150]&amp;&quot;.txt&quot;" office:value-type="string" office:string-value="sed -n '2165,2177p;2177q' &gt; text136.txt" calcext:value-type="string">
            <text:p>sed -n '2165,2177p;2177q' &gt; text136.txt</text:p>
          </table:table-cell>
          <table:table-cell table:number-columns-repeated="3"/>
          <table:table-cell office:value-type="string" calcext:value-type="string">
            <text:p>К. Паустовский</text:p>
          </table:table-cell>
          <table:table-cell office:value-type="string" calcext:value-type="string">
            <text:p>Новый житель</text:p>
          </table:table-cell>
          <table:table-cell/>
          <table:table-cell office:value-type="string" calcext:value-type="string">
            <text:p>Новый житель</text:p>
          </table:table-cell>
          <table:table-cell table:number-columns-repeated="2"/>
          <table:table-cell table:formula="of:=&quot;echo -n &quot;&amp;[.Y$14]&amp;[.Q150]&amp;[.Y$14]&amp;&quot; | cat &gt; title&quot;&amp;[.C150]&amp;&quot;.txt&quot;" office:value-type="string" office:string-value="echo -n &quot;Новый житель&quot; | cat &gt; title136.txt" calcext:value-type="string">
            <text:p>echo -n "Новый житель" | cat &gt; title136.txt</text:p>
          </table:table-cell>
          <table:table-cell table:formula="of:=&quot;echo -n &quot;&amp;[.Y$14]&amp;[.P150]&amp;[.Y$14]&amp;&quot; | cat &gt; author&quot;&amp;[.C150]&amp;&quot;.txt&quot;" office:value-type="string" office:string-value="echo -n &quot;К. Паустовский&quot; | cat &gt; author136.txt" calcext:value-type="string">
            <text:p>echo -n "К. Паустовский" | cat &gt; author136.txt</text:p>
          </table:table-cell>
          <table:table-cell/>
          <table:table-cell table:formula="of:=&quot;cat preambule1.txt title&quot;&amp;[.C150]&amp;&quot;.txt preambule2.txt  linkpicture&quot;&amp;[.C150]&amp;&quot;.txt preambulethumb.txt linkpicture&quot;&amp;[.C150]&amp;&quot;.txt preambule25.txt linkname&quot;&amp;[.C150]&amp;&quot;.txt preambule3.txt author&quot;&amp;[.C150]&amp;&quot;.txt preambule35.txt   text&quot;&amp;[.C150]&amp;&quot;.txt &gt; &quot;&amp;[.S150]&amp;&quot;.md&quot;" office:value-type="string" office:string-value="cat preambule1.txt title136.txt preambule2.txt  linkpicture136.txt preambulethumb.txt linkpicture136.txt preambule25.txt linkname136.txt preambule3.txt author136.txt preambule35.txt   text136.txt &gt; Новый житель.md" calcext:value-type="string">
            <text:p>cat preambule1.txt title136.txt preambule2.txt <text:s/>linkpicture136.txt preambulethumb.txt linkpicture136.txt preambule25.txt linkname136.txt preambule3.txt author136.txt preambule35.txt <text:s text:c="2"/>text136.txt &gt; Новый житель.md</text:p>
          </table:table-cell>
        </table:table-row>
        <table:table-row table:style-name="ro1">
          <table:table-cell/>
          <table:table-cell table:formula="of:=[.F151]-[.E151]"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2179" calcext:value-type="float">
            <text:p>2179</text:p>
          </table:table-cell>
          <table:table-cell table:formula="of:=[.E152]-1" office:value-type="float" office:value="2197" calcext:value-type="float">
            <text:p>2197</text:p>
          </table:table-cell>
          <table:table-cell table:formula="of:=IF([.F151]&gt;[.E151])" office:value-type="boolean" office:boolean-value="true" calcext:value-type="boolean">
            <text:p>ИСТИНА</text:p>
          </table:table-cell>
          <table:table-cell table:formula="of:=[.L$14]&amp;[.F151]&amp;&quot;p&quot;&amp;[.L$13]&amp;&quot; &gt; author&quot;&amp;[.C151]&amp;&quot;.txt&quot;" office:value-type="string" office:string-value="sed -n '2197p' &gt; author137.txt" calcext:value-type="string">
            <text:p>sed -n '2197p' &gt; author137.txt</text:p>
          </table:table-cell>
          <table:table-cell table:formula="of:=[.L$14]&amp;[.F151]&amp;&quot;p&quot;&amp;[.L$13]&amp;&quot;&quot;" office:value-type="string" office:string-value="sed -n '2197p'" calcext:value-type="string">
            <text:p>sed -n '2197p'</text:p>
          </table:table-cell>
          <table:table-cell table:formula="of:=[.E151]+1" office:value-type="float" office:value="2180" calcext:value-type="float">
            <text:p>2180</text:p>
          </table:table-cell>
          <table:table-cell table:formula="of:=[.F151]-1" office:value-type="float" office:value="2196" calcext:value-type="float">
            <text:p>2196</text:p>
          </table:table-cell>
          <table:table-cell table:formula="of:=[.L$14]&amp;[.J151]&amp;&quot;,&quot;&amp;[.K151]&amp;&quot;p;&quot;&amp;[.K151]&amp;&quot;q&quot;&amp;[.L$13]&amp;&quot; &gt; text&quot;&amp;[.C151]&amp;&quot;.txt&quot;" office:value-type="string" office:string-value="sed -n '2180,2196p;2196q' &gt; text137.txt" calcext:value-type="string">
            <text:p>sed -n '2180,2196p;2196q' &gt; text137.txt</text:p>
          </table:table-cell>
          <table:table-cell table:number-columns-repeated="3"/>
          <table:table-cell office:value-type="string" calcext:value-type="string">
            <text:p>Л. Волынский</text:p>
          </table:table-cell>
          <table:table-cell office:value-type="string" calcext:value-type="string">
            <text:p>О способности воспринимать прекрасное</text:p>
          </table:table-cell>
          <table:table-cell/>
          <table:table-cell office:value-type="string" calcext:value-type="string">
            <text:p>О способности воспринимать прекрасное</text:p>
          </table:table-cell>
          <table:table-cell table:number-columns-repeated="2"/>
          <table:table-cell table:formula="of:=&quot;echo -n &quot;&amp;[.Y$14]&amp;[.Q151]&amp;[.Y$14]&amp;&quot; | cat &gt; title&quot;&amp;[.C151]&amp;&quot;.txt&quot;" office:value-type="string" office:string-value="echo -n &quot;О способности воспринимать прекрасное&quot; | cat &gt; title137.txt" calcext:value-type="string">
            <text:p>echo -n "О способности воспринимать прекрасное" | cat &gt; title137.txt</text:p>
          </table:table-cell>
          <table:table-cell table:formula="of:=&quot;echo -n &quot;&amp;[.Y$14]&amp;[.P151]&amp;[.Y$14]&amp;&quot; | cat &gt; author&quot;&amp;[.C151]&amp;&quot;.txt&quot;" office:value-type="string" office:string-value="echo -n &quot;Л. Волынский&quot; | cat &gt; author137.txt" calcext:value-type="string">
            <text:p>echo -n "Л. Волынский" | cat &gt; author137.txt</text:p>
          </table:table-cell>
          <table:table-cell/>
          <table:table-cell table:formula="of:=&quot;cat preambule1.txt title&quot;&amp;[.C151]&amp;&quot;.txt preambule2.txt  linkpicture&quot;&amp;[.C151]&amp;&quot;.txt preambulethumb.txt linkpicture&quot;&amp;[.C151]&amp;&quot;.txt preambule25.txt linkname&quot;&amp;[.C151]&amp;&quot;.txt preambule3.txt author&quot;&amp;[.C151]&amp;&quot;.txt preambule35.txt   text&quot;&amp;[.C151]&amp;&quot;.txt &gt; &quot;&amp;[.S151]&amp;&quot;.md&quot;" office:value-type="string" office:string-value="cat preambule1.txt title137.txt preambule2.txt  linkpicture137.txt preambulethumb.txt linkpicture137.txt preambule25.txt linkname137.txt preambule3.txt author137.txt preambule35.txt   text137.txt &gt; О способности воспринимать прекрасное.md" calcext:value-type="string">
            <text:p>cat preambule1.txt title137.txt preambule2.txt <text:s/>linkpicture137.txt preambulethumb.txt linkpicture137.txt preambule25.txt linkname137.txt preambule3.txt author137.txt preambule35.txt <text:s text:c="2"/>text137.txt &gt; О способности воспринимать прекрасное.md</text:p>
          </table:table-cell>
        </table:table-row>
        <table:table-row table:style-name="ro1">
          <table:table-cell/>
          <table:table-cell table:formula="of:=[.F152]-[.E152]" office:value-type="float" office:value="7" calcext:value-type="float">
            <text:p>7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2198" calcext:value-type="float">
            <text:p>2198</text:p>
          </table:table-cell>
          <table:table-cell table:formula="of:=[.E153]-1" office:value-type="float" office:value="2205" calcext:value-type="float">
            <text:p>2205</text:p>
          </table:table-cell>
          <table:table-cell table:formula="of:=IF([.F152]&gt;[.E152])" office:value-type="boolean" office:boolean-value="true" calcext:value-type="boolean">
            <text:p>ИСТИНА</text:p>
          </table:table-cell>
          <table:table-cell table:formula="of:=[.L$14]&amp;[.F152]&amp;&quot;p&quot;&amp;[.L$13]&amp;&quot; &gt; author&quot;&amp;[.C152]&amp;&quot;.txt&quot;" office:value-type="string" office:string-value="sed -n '2205p' &gt; author138.txt" calcext:value-type="string">
            <text:p>sed -n '2205p' &gt; author138.txt</text:p>
          </table:table-cell>
          <table:table-cell table:formula="of:=[.L$14]&amp;[.F152]&amp;&quot;p&quot;&amp;[.L$13]&amp;&quot;&quot;" office:value-type="string" office:string-value="sed -n '2205p'" calcext:value-type="string">
            <text:p>sed -n '2205p'</text:p>
          </table:table-cell>
          <table:table-cell table:formula="of:=[.E152]+1" office:value-type="float" office:value="2199" calcext:value-type="float">
            <text:p>2199</text:p>
          </table:table-cell>
          <table:table-cell table:formula="of:=[.F152]-1" office:value-type="float" office:value="2204" calcext:value-type="float">
            <text:p>2204</text:p>
          </table:table-cell>
          <table:table-cell table:formula="of:=[.L$14]&amp;[.J152]&amp;&quot;,&quot;&amp;[.K152]&amp;&quot;p;&quot;&amp;[.K152]&amp;&quot;q&quot;&amp;[.L$13]&amp;&quot; &gt; text&quot;&amp;[.C152]&amp;&quot;.txt&quot;" office:value-type="string" office:string-value="sed -n '2199,2204p;2204q' &gt; text138.txt" calcext:value-type="string">
            <text:p>sed -n '2199,2204p;2204q' &gt; text138.txt</text:p>
          </table:table-cell>
          <table:table-cell table:number-columns-repeated="3"/>
          <table:table-cell office:value-type="string" calcext:value-type="string">
            <text:p>В.Астафьев</text:p>
          </table:table-cell>
          <table:table-cell office:value-type="string" calcext:value-type="string">
            <text:p>Учитель</text:p>
          </table:table-cell>
          <table:table-cell/>
          <table:table-cell office:value-type="string" calcext:value-type="string">
            <text:p>Учитель</text:p>
          </table:table-cell>
          <table:table-cell table:number-columns-repeated="2"/>
          <table:table-cell table:formula="of:=&quot;echo -n &quot;&amp;[.Y$14]&amp;[.Q152]&amp;[.Y$14]&amp;&quot; | cat &gt; title&quot;&amp;[.C152]&amp;&quot;.txt&quot;" office:value-type="string" office:string-value="echo -n &quot;Учитель&quot; | cat &gt; title138.txt" calcext:value-type="string">
            <text:p>echo -n "Учитель" | cat &gt; title138.txt</text:p>
          </table:table-cell>
          <table:table-cell table:formula="of:=&quot;echo -n &quot;&amp;[.Y$14]&amp;[.P152]&amp;[.Y$14]&amp;&quot; | cat &gt; author&quot;&amp;[.C152]&amp;&quot;.txt&quot;" office:value-type="string" office:string-value="echo -n &quot;В.Астафьев&quot; | cat &gt; author138.txt" calcext:value-type="string">
            <text:p>echo -n "В.Астафьев" | cat &gt; author138.txt</text:p>
          </table:table-cell>
          <table:table-cell/>
          <table:table-cell table:formula="of:=&quot;cat preambule1.txt title&quot;&amp;[.C152]&amp;&quot;.txt preambule2.txt  linkpicture&quot;&amp;[.C152]&amp;&quot;.txt preambulethumb.txt linkpicture&quot;&amp;[.C152]&amp;&quot;.txt preambule25.txt linkname&quot;&amp;[.C152]&amp;&quot;.txt preambule3.txt author&quot;&amp;[.C152]&amp;&quot;.txt preambule35.txt   text&quot;&amp;[.C152]&amp;&quot;.txt &gt; &quot;&amp;[.S152]&amp;&quot;.md&quot;" office:value-type="string" office:string-value="cat preambule1.txt title138.txt preambule2.txt  linkpicture138.txt preambulethumb.txt linkpicture138.txt preambule25.txt linkname138.txt preambule3.txt author138.txt preambule35.txt   text138.txt &gt; Учитель.md" calcext:value-type="string">
            <text:p>cat preambule1.txt title138.txt preambule2.txt <text:s/>linkpicture138.txt preambulethumb.txt linkpicture138.txt preambule25.txt linkname138.txt preambule3.txt author138.txt preambule35.txt <text:s text:c="2"/>text138.txt &gt; Учитель.md</text:p>
          </table:table-cell>
        </table:table-row>
        <table:table-row table:style-name="ro1">
          <table:table-cell/>
          <table:table-cell table:formula="of:=[.F153]-[.E153]" office:value-type="float" office:value="11" calcext:value-type="float">
            <text:p>11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2206" calcext:value-type="float">
            <text:p>2206</text:p>
          </table:table-cell>
          <table:table-cell table:formula="of:=[.E154]-1" office:value-type="float" office:value="2217" calcext:value-type="float">
            <text:p>2217</text:p>
          </table:table-cell>
          <table:table-cell table:formula="of:=IF([.F153]&gt;[.E153])" office:value-type="boolean" office:boolean-value="true" calcext:value-type="boolean">
            <text:p>ИСТИНА</text:p>
          </table:table-cell>
          <table:table-cell table:formula="of:=[.L$14]&amp;[.F153]&amp;&quot;p&quot;&amp;[.L$13]&amp;&quot; &gt; author&quot;&amp;[.C153]&amp;&quot;.txt&quot;" office:value-type="string" office:string-value="sed -n '2217p' &gt; author139.txt" calcext:value-type="string">
            <text:p>sed -n '2217p' &gt; author139.txt</text:p>
          </table:table-cell>
          <table:table-cell table:formula="of:=[.L$14]&amp;[.F153]&amp;&quot;p&quot;&amp;[.L$13]&amp;&quot;&quot;" office:value-type="string" office:string-value="sed -n '2217p'" calcext:value-type="string">
            <text:p>sed -n '2217p'</text:p>
          </table:table-cell>
          <table:table-cell table:formula="of:=[.E153]+1" office:value-type="float" office:value="2207" calcext:value-type="float">
            <text:p>2207</text:p>
          </table:table-cell>
          <table:table-cell table:formula="of:=[.F153]-1" office:value-type="float" office:value="2216" calcext:value-type="float">
            <text:p>2216</text:p>
          </table:table-cell>
          <table:table-cell table:formula="of:=[.L$14]&amp;[.J153]&amp;&quot;,&quot;&amp;[.K153]&amp;&quot;p;&quot;&amp;[.K153]&amp;&quot;q&quot;&amp;[.L$13]&amp;&quot; &gt; text&quot;&amp;[.C153]&amp;&quot;.txt&quot;" office:value-type="string" office:string-value="sed -n '2207,2216p;2216q' &gt; text139.txt" calcext:value-type="string">
            <text:p>sed -n '2207,2216p;2216q' &gt; text139.txt</text:p>
          </table:table-cell>
          <table:table-cell table:number-columns-repeated="3"/>
          <table:table-cell office:value-type="string" calcext:value-type="string">
            <text:p>Б. Челышев</text:p>
          </table:table-cell>
          <table:table-cell office:value-type="string" calcext:value-type="string">
            <text:p>Александр Куприн</text:p>
          </table:table-cell>
          <table:table-cell/>
          <table:table-cell office:value-type="string" calcext:value-type="string">
            <text:p>Александр Куприн</text:p>
          </table:table-cell>
          <table:table-cell table:number-columns-repeated="2"/>
          <table:table-cell table:formula="of:=&quot;echo -n &quot;&amp;[.Y$14]&amp;[.Q153]&amp;[.Y$14]&amp;&quot; | cat &gt; title&quot;&amp;[.C153]&amp;&quot;.txt&quot;" office:value-type="string" office:string-value="echo -n &quot;Александр Куприн&quot; | cat &gt; title139.txt" calcext:value-type="string">
            <text:p>echo -n "Александр Куприн" | cat &gt; title139.txt</text:p>
          </table:table-cell>
          <table:table-cell table:formula="of:=&quot;echo -n &quot;&amp;[.Y$14]&amp;[.P153]&amp;[.Y$14]&amp;&quot; | cat &gt; author&quot;&amp;[.C153]&amp;&quot;.txt&quot;" office:value-type="string" office:string-value="echo -n &quot;Б. Челышев&quot; | cat &gt; author139.txt" calcext:value-type="string">
            <text:p>echo -n "Б. Челышев" | cat &gt; author139.txt</text:p>
          </table:table-cell>
          <table:table-cell/>
          <table:table-cell table:formula="of:=&quot;cat preambule1.txt title&quot;&amp;[.C153]&amp;&quot;.txt preambule2.txt  linkpicture&quot;&amp;[.C153]&amp;&quot;.txt preambulethumb.txt linkpicture&quot;&amp;[.C153]&amp;&quot;.txt preambule25.txt linkname&quot;&amp;[.C153]&amp;&quot;.txt preambule3.txt author&quot;&amp;[.C153]&amp;&quot;.txt preambule35.txt   text&quot;&amp;[.C153]&amp;&quot;.txt &gt; &quot;&amp;[.S153]&amp;&quot;.md&quot;" office:value-type="string" office:string-value="cat preambule1.txt title139.txt preambule2.txt  linkpicture139.txt preambulethumb.txt linkpicture139.txt preambule25.txt linkname139.txt preambule3.txt author139.txt preambule35.txt   text139.txt &gt; Александр Куприн.md" calcext:value-type="string">
            <text:p>cat preambule1.txt title139.txt preambule2.txt <text:s/>linkpicture139.txt preambulethumb.txt linkpicture139.txt preambule25.txt linkname139.txt preambule3.txt author139.txt preambule35.txt <text:s text:c="2"/>text139.txt &gt; Александр Куприн.md</text:p>
          </table:table-cell>
        </table:table-row>
        <table:table-row table:style-name="ro1">
          <table:table-cell/>
          <table:table-cell table:formula="of:=[.F154]-[.E154]"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2218" calcext:value-type="float">
            <text:p>2218</text:p>
          </table:table-cell>
          <table:table-cell table:formula="of:=[.E155]-1" office:value-type="float" office:value="2234" calcext:value-type="float">
            <text:p>2234</text:p>
          </table:table-cell>
          <table:table-cell table:formula="of:=IF([.F154]&gt;[.E154])" office:value-type="boolean" office:boolean-value="true" calcext:value-type="boolean">
            <text:p>ИСТИНА</text:p>
          </table:table-cell>
          <table:table-cell table:formula="of:=[.L$14]&amp;[.F154]&amp;&quot;p&quot;&amp;[.L$13]&amp;&quot; &gt; author&quot;&amp;[.C154]&amp;&quot;.txt&quot;" office:value-type="string" office:string-value="sed -n '2234p' &gt; author140.txt" calcext:value-type="string">
            <text:p>sed -n '2234p' &gt; author140.txt</text:p>
          </table:table-cell>
          <table:table-cell table:formula="of:=[.L$14]&amp;[.F154]&amp;&quot;p&quot;&amp;[.L$13]&amp;&quot;&quot;" office:value-type="string" office:string-value="sed -n '2234p'" calcext:value-type="string">
            <text:p>sed -n '2234p'</text:p>
          </table:table-cell>
          <table:table-cell table:formula="of:=[.E154]+1" office:value-type="float" office:value="2219" calcext:value-type="float">
            <text:p>2219</text:p>
          </table:table-cell>
          <table:table-cell table:formula="of:=[.F154]-1" office:value-type="float" office:value="2233" calcext:value-type="float">
            <text:p>2233</text:p>
          </table:table-cell>
          <table:table-cell table:formula="of:=[.L$14]&amp;[.J154]&amp;&quot;,&quot;&amp;[.K154]&amp;&quot;p;&quot;&amp;[.K154]&amp;&quot;q&quot;&amp;[.L$13]&amp;&quot; &gt; text&quot;&amp;[.C154]&amp;&quot;.txt&quot;" office:value-type="string" office:string-value="sed -n '2219,2233p;2233q' &gt; text140.txt" calcext:value-type="string">
            <text:p>sed -n '2219,2233p;2233q' &gt; text140.txt</text:p>
          </table:table-cell>
          <table:table-cell table:number-columns-repeated="3"/>
          <table:table-cell office:value-type="string" calcext:value-type="string">
            <text:p>Е. Осетров</text:p>
          </table:table-cell>
          <table:table-cell office:value-type="string" calcext:value-type="string">
            <text:p>Дымковская слобода</text:p>
          </table:table-cell>
          <table:table-cell/>
          <table:table-cell office:value-type="string" calcext:value-type="string">
            <text:p>Дымковская слобода</text:p>
          </table:table-cell>
          <table:table-cell table:number-columns-repeated="2"/>
          <table:table-cell table:formula="of:=&quot;echo -n &quot;&amp;[.Y$14]&amp;[.Q154]&amp;[.Y$14]&amp;&quot; | cat &gt; title&quot;&amp;[.C154]&amp;&quot;.txt&quot;" office:value-type="string" office:string-value="echo -n &quot;Дымковская слобода&quot; | cat &gt; title140.txt" calcext:value-type="string">
            <text:p>echo -n "Дымковская слобода" | cat &gt; title140.txt</text:p>
          </table:table-cell>
          <table:table-cell table:formula="of:=&quot;echo -n &quot;&amp;[.Y$14]&amp;[.P154]&amp;[.Y$14]&amp;&quot; | cat &gt; author&quot;&amp;[.C154]&amp;&quot;.txt&quot;" office:value-type="string" office:string-value="echo -n &quot;Е. Осетров&quot; | cat &gt; author140.txt" calcext:value-type="string">
            <text:p>echo -n "Е. Осетров" | cat &gt; author140.txt</text:p>
          </table:table-cell>
          <table:table-cell/>
          <table:table-cell table:formula="of:=&quot;cat preambule1.txt title&quot;&amp;[.C154]&amp;&quot;.txt preambule2.txt  linkpicture&quot;&amp;[.C154]&amp;&quot;.txt preambulethumb.txt linkpicture&quot;&amp;[.C154]&amp;&quot;.txt preambule25.txt linkname&quot;&amp;[.C154]&amp;&quot;.txt preambule3.txt author&quot;&amp;[.C154]&amp;&quot;.txt preambule35.txt   text&quot;&amp;[.C154]&amp;&quot;.txt &gt; &quot;&amp;[.S154]&amp;&quot;.md&quot;" office:value-type="string" office:string-value="cat preambule1.txt title140.txt preambule2.txt  linkpicture140.txt preambulethumb.txt linkpicture140.txt preambule25.txt linkname140.txt preambule3.txt author140.txt preambule35.txt   text140.txt &gt; Дымковская слобода.md" calcext:value-type="string">
            <text:p>cat preambule1.txt title140.txt preambule2.txt <text:s/>linkpicture140.txt preambulethumb.txt linkpicture140.txt preambule25.txt linkname140.txt preambule3.txt author140.txt preambule35.txt <text:s text:c="2"/>text140.txt &gt; Дымковская слобода.md</text:p>
          </table:table-cell>
        </table:table-row>
        <table:table-row table:style-name="ro1">
          <table:table-cell/>
          <table:table-cell table:formula="of:=[.F155]-[.E155]" office:value-type="float" office:value="18" calcext:value-type="float">
            <text:p>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2235" calcext:value-type="float">
            <text:p>2235</text:p>
          </table:table-cell>
          <table:table-cell table:formula="of:=[.E156]-1" office:value-type="float" office:value="2253" calcext:value-type="float">
            <text:p>2253</text:p>
          </table:table-cell>
          <table:table-cell table:formula="of:=IF([.F155]&gt;[.E155])" office:value-type="boolean" office:boolean-value="true" calcext:value-type="boolean">
            <text:p>ИСТИНА</text:p>
          </table:table-cell>
          <table:table-cell table:formula="of:=[.L$14]&amp;[.F155]&amp;&quot;p&quot;&amp;[.L$13]&amp;&quot; &gt; author&quot;&amp;[.C155]&amp;&quot;.txt&quot;" office:value-type="string" office:string-value="sed -n '2253p' &gt; author141.txt" calcext:value-type="string">
            <text:p>sed -n '2253p' &gt; author141.txt</text:p>
          </table:table-cell>
          <table:table-cell table:formula="of:=[.L$14]&amp;[.F155]&amp;&quot;p&quot;&amp;[.L$13]&amp;&quot;&quot;" office:value-type="string" office:string-value="sed -n '2253p'" calcext:value-type="string">
            <text:p>sed -n '2253p'</text:p>
          </table:table-cell>
          <table:table-cell table:formula="of:=[.E155]+1" office:value-type="float" office:value="2236" calcext:value-type="float">
            <text:p>2236</text:p>
          </table:table-cell>
          <table:table-cell table:formula="of:=[.F155]-1" office:value-type="float" office:value="2252" calcext:value-type="float">
            <text:p>2252</text:p>
          </table:table-cell>
          <table:table-cell table:formula="of:=[.L$14]&amp;[.J155]&amp;&quot;,&quot;&amp;[.K155]&amp;&quot;p;&quot;&amp;[.K155]&amp;&quot;q&quot;&amp;[.L$13]&amp;&quot; &gt; text&quot;&amp;[.C155]&amp;&quot;.txt&quot;" office:value-type="string" office:string-value="sed -n '2236,2252p;2252q' &gt; text141.txt" calcext:value-type="string">
            <text:p>sed -n '2236,2252p;2252q' &gt; text141.txt</text:p>
          </table:table-cell>
          <table:table-cell table:number-columns-repeated="3"/>
          <table:table-cell office:value-type="string" calcext:value-type="string">
            <text:p>А. Седых</text:p>
          </table:table-cell>
          <table:table-cell office:value-type="string" calcext:value-type="string">
            <text:p>Рахманинов</text:p>
          </table:table-cell>
          <table:table-cell/>
          <table:table-cell office:value-type="string" calcext:value-type="string">
            <text:p>Рахманинов</text:p>
          </table:table-cell>
          <table:table-cell table:number-columns-repeated="2"/>
          <table:table-cell table:formula="of:=&quot;echo -n &quot;&amp;[.Y$14]&amp;[.Q155]&amp;[.Y$14]&amp;&quot; | cat &gt; title&quot;&amp;[.C155]&amp;&quot;.txt&quot;" office:value-type="string" office:string-value="echo -n &quot;Рахманинов&quot; | cat &gt; title141.txt" calcext:value-type="string">
            <text:p>echo -n "Рахманинов" | cat &gt; title141.txt</text:p>
          </table:table-cell>
          <table:table-cell table:formula="of:=&quot;echo -n &quot;&amp;[.Y$14]&amp;[.P155]&amp;[.Y$14]&amp;&quot; | cat &gt; author&quot;&amp;[.C155]&amp;&quot;.txt&quot;" office:value-type="string" office:string-value="echo -n &quot;А. Седых&quot; | cat &gt; author141.txt" calcext:value-type="string">
            <text:p>echo -n "А. Седых" | cat &gt; author141.txt</text:p>
          </table:table-cell>
          <table:table-cell/>
          <table:table-cell table:formula="of:=&quot;cat preambule1.txt title&quot;&amp;[.C155]&amp;&quot;.txt preambule2.txt  linkpicture&quot;&amp;[.C155]&amp;&quot;.txt preambulethumb.txt linkpicture&quot;&amp;[.C155]&amp;&quot;.txt preambule25.txt linkname&quot;&amp;[.C155]&amp;&quot;.txt preambule3.txt author&quot;&amp;[.C155]&amp;&quot;.txt preambule35.txt   text&quot;&amp;[.C155]&amp;&quot;.txt &gt; &quot;&amp;[.S155]&amp;&quot;.md&quot;" office:value-type="string" office:string-value="cat preambule1.txt title141.txt preambule2.txt  linkpicture141.txt preambulethumb.txt linkpicture141.txt preambule25.txt linkname141.txt preambule3.txt author141.txt preambule35.txt   text141.txt &gt; Рахманинов.md" calcext:value-type="string">
            <text:p>cat preambule1.txt title141.txt preambule2.txt <text:s/>linkpicture141.txt preambulethumb.txt linkpicture141.txt preambule25.txt linkname141.txt preambule3.txt author141.txt preambule35.txt <text:s text:c="2"/>text141.txt &gt; Рахманинов.md</text:p>
          </table:table-cell>
        </table:table-row>
        <table:table-row table:style-name="ro1">
          <table:table-cell/>
          <table:table-cell table:formula="of:=[.F156]-[.E156]" office:value-type="float" office:value="22" calcext:value-type="float">
            <text:p>22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2254" calcext:value-type="float">
            <text:p>2254</text:p>
          </table:table-cell>
          <table:table-cell table:formula="of:=[.E157]-1" office:value-type="float" office:value="2276" calcext:value-type="float">
            <text:p>2276</text:p>
          </table:table-cell>
          <table:table-cell table:formula="of:=IF([.F156]&gt;[.E156])" office:value-type="boolean" office:boolean-value="true" calcext:value-type="boolean">
            <text:p>ИСТИНА</text:p>
          </table:table-cell>
          <table:table-cell table:formula="of:=[.L$14]&amp;[.F156]&amp;&quot;p&quot;&amp;[.L$13]&amp;&quot; &gt; author&quot;&amp;[.C156]&amp;&quot;.txt&quot;" office:value-type="string" office:string-value="sed -n '2276p' &gt; author142.txt" calcext:value-type="string">
            <text:p>sed -n '2276p' &gt; author142.txt</text:p>
          </table:table-cell>
          <table:table-cell table:formula="of:=[.L$14]&amp;[.F156]&amp;&quot;p&quot;&amp;[.L$13]&amp;&quot;&quot;" office:value-type="string" office:string-value="sed -n '2276p'" calcext:value-type="string">
            <text:p>sed -n '2276p'</text:p>
          </table:table-cell>
          <table:table-cell table:formula="of:=[.E156]+1" office:value-type="float" office:value="2255" calcext:value-type="float">
            <text:p>2255</text:p>
          </table:table-cell>
          <table:table-cell table:formula="of:=[.F156]-1" office:value-type="float" office:value="2275" calcext:value-type="float">
            <text:p>2275</text:p>
          </table:table-cell>
          <table:table-cell table:formula="of:=[.L$14]&amp;[.J156]&amp;&quot;,&quot;&amp;[.K156]&amp;&quot;p;&quot;&amp;[.K156]&amp;&quot;q&quot;&amp;[.L$13]&amp;&quot; &gt; text&quot;&amp;[.C156]&amp;&quot;.txt&quot;" office:value-type="string" office:string-value="sed -n '2255,2275p;2275q' &gt; text142.txt" calcext:value-type="string">
            <text:p>sed -n '2255,2275p;2275q' &gt; text142.txt</text:p>
          </table:table-cell>
          <table:table-cell table:number-columns-repeated="3"/>
          <table:table-cell office:value-type="string" calcext:value-type="string">
            <text:p>В. Солоухин</text:p>
          </table:table-cell>
          <table:table-cell office:value-type="string" calcext:value-type="string">
            <text:p>Сенокос</text:p>
          </table:table-cell>
          <table:table-cell/>
          <table:table-cell office:value-type="string" calcext:value-type="string">
            <text:p>Сенокос</text:p>
          </table:table-cell>
          <table:table-cell table:number-columns-repeated="2"/>
          <table:table-cell table:formula="of:=&quot;echo -n &quot;&amp;[.Y$14]&amp;[.Q156]&amp;[.Y$14]&amp;&quot; | cat &gt; title&quot;&amp;[.C156]&amp;&quot;.txt&quot;" office:value-type="string" office:string-value="echo -n &quot;Сенокос&quot; | cat &gt; title142.txt" calcext:value-type="string">
            <text:p>echo -n "Сенокос" | cat &gt; title142.txt</text:p>
          </table:table-cell>
          <table:table-cell table:formula="of:=&quot;echo -n &quot;&amp;[.Y$14]&amp;[.P156]&amp;[.Y$14]&amp;&quot; | cat &gt; author&quot;&amp;[.C156]&amp;&quot;.txt&quot;" office:value-type="string" office:string-value="echo -n &quot;В. Солоухин&quot; | cat &gt; author142.txt" calcext:value-type="string">
            <text:p>echo -n "В. Солоухин" | cat &gt; author142.txt</text:p>
          </table:table-cell>
          <table:table-cell/>
          <table:table-cell table:formula="of:=&quot;cat preambule1.txt title&quot;&amp;[.C156]&amp;&quot;.txt preambule2.txt  linkpicture&quot;&amp;[.C156]&amp;&quot;.txt preambulethumb.txt linkpicture&quot;&amp;[.C156]&amp;&quot;.txt preambule25.txt linkname&quot;&amp;[.C156]&amp;&quot;.txt preambule3.txt author&quot;&amp;[.C156]&amp;&quot;.txt preambule35.txt   text&quot;&amp;[.C156]&amp;&quot;.txt &gt; &quot;&amp;[.S156]&amp;&quot;.md&quot;" office:value-type="string" office:string-value="cat preambule1.txt title142.txt preambule2.txt  linkpicture142.txt preambulethumb.txt linkpicture142.txt preambule25.txt linkname142.txt preambule3.txt author142.txt preambule35.txt   text142.txt &gt; Сенокос.md" calcext:value-type="string">
            <text:p>cat preambule1.txt title142.txt preambule2.txt <text:s/>linkpicture142.txt preambulethumb.txt linkpicture142.txt preambule25.txt linkname142.txt preambule3.txt author142.txt preambule35.txt <text:s text:c="2"/>text142.txt &gt; Сенокос.md</text:p>
          </table:table-cell>
        </table:table-row>
        <table:table-row table:style-name="ro1">
          <table:table-cell/>
          <table:table-cell table:formula="of:=[.F157]-[.E157]"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2277" calcext:value-type="float">
            <text:p>2277</text:p>
          </table:table-cell>
          <table:table-cell table:formula="of:=[.E158]-1" office:value-type="float" office:value="2285" calcext:value-type="float">
            <text:p>2285</text:p>
          </table:table-cell>
          <table:table-cell table:formula="of:=IF([.F157]&gt;[.E157])" office:value-type="boolean" office:boolean-value="true" calcext:value-type="boolean">
            <text:p>ИСТИНА</text:p>
          </table:table-cell>
          <table:table-cell table:formula="of:=[.L$14]&amp;[.F157]&amp;&quot;p&quot;&amp;[.L$13]&amp;&quot; &gt; author&quot;&amp;[.C157]&amp;&quot;.txt&quot;" office:value-type="string" office:string-value="sed -n '2285p' &gt; author143.txt" calcext:value-type="string">
            <text:p>sed -n '2285p' &gt; author143.txt</text:p>
          </table:table-cell>
          <table:table-cell table:formula="of:=[.L$14]&amp;[.F157]&amp;&quot;p&quot;&amp;[.L$13]&amp;&quot;&quot;" office:value-type="string" office:string-value="sed -n '2285p'" calcext:value-type="string">
            <text:p>sed -n '2285p'</text:p>
          </table:table-cell>
          <table:table-cell table:formula="of:=[.E157]+1" office:value-type="float" office:value="2278" calcext:value-type="float">
            <text:p>2278</text:p>
          </table:table-cell>
          <table:table-cell table:formula="of:=[.F157]-1" office:value-type="float" office:value="2284" calcext:value-type="float">
            <text:p>2284</text:p>
          </table:table-cell>
          <table:table-cell table:formula="of:=[.L$14]&amp;[.J157]&amp;&quot;,&quot;&amp;[.K157]&amp;&quot;p;&quot;&amp;[.K157]&amp;&quot;q&quot;&amp;[.L$13]&amp;&quot; &gt; text&quot;&amp;[.C157]&amp;&quot;.txt&quot;" office:value-type="string" office:string-value="sed -n '2278,2284p;2284q' &gt; text143.txt" calcext:value-type="string">
            <text:p>sed -n '2278,2284p;2284q' &gt; text143.txt</text:p>
          </table:table-cell>
          <table:table-cell table:number-columns-repeated="3"/>
          <table:table-cell office:value-type="string" calcext:value-type="string">
            <text:p>В. Солоухин</text:p>
          </table:table-cell>
          <table:table-cell office:value-type="string" calcext:value-type="string">
            <text:p>Трава</text:p>
          </table:table-cell>
          <table:table-cell/>
          <table:table-cell office:value-type="string" calcext:value-type="string">
            <text:p>Трава</text:p>
          </table:table-cell>
          <table:table-cell table:number-columns-repeated="2"/>
          <table:table-cell table:formula="of:=&quot;echo -n &quot;&amp;[.Y$14]&amp;[.Q157]&amp;[.Y$14]&amp;&quot; | cat &gt; title&quot;&amp;[.C157]&amp;&quot;.txt&quot;" office:value-type="string" office:string-value="echo -n &quot;Трава&quot; | cat &gt; title143.txt" calcext:value-type="string">
            <text:p>echo -n "Трава" | cat &gt; title143.txt</text:p>
          </table:table-cell>
          <table:table-cell table:formula="of:=&quot;echo -n &quot;&amp;[.Y$14]&amp;[.P157]&amp;[.Y$14]&amp;&quot; | cat &gt; author&quot;&amp;[.C157]&amp;&quot;.txt&quot;" office:value-type="string" office:string-value="echo -n &quot;В. Солоухин&quot; | cat &gt; author143.txt" calcext:value-type="string">
            <text:p>echo -n "В. Солоухин" | cat &gt; author143.txt</text:p>
          </table:table-cell>
          <table:table-cell/>
          <table:table-cell table:formula="of:=&quot;cat preambule1.txt title&quot;&amp;[.C157]&amp;&quot;.txt preambule2.txt  linkpicture&quot;&amp;[.C157]&amp;&quot;.txt preambulethumb.txt linkpicture&quot;&amp;[.C157]&amp;&quot;.txt preambule25.txt linkname&quot;&amp;[.C157]&amp;&quot;.txt preambule3.txt author&quot;&amp;[.C157]&amp;&quot;.txt preambule35.txt   text&quot;&amp;[.C157]&amp;&quot;.txt &gt; &quot;&amp;[.S157]&amp;&quot;.md&quot;" office:value-type="string" office:string-value="cat preambule1.txt title143.txt preambule2.txt  linkpicture143.txt preambulethumb.txt linkpicture143.txt preambule25.txt linkname143.txt preambule3.txt author143.txt preambule35.txt   text143.txt &gt; Трава.md" calcext:value-type="string">
            <text:p>cat preambule1.txt title143.txt preambule2.txt <text:s/>linkpicture143.txt preambulethumb.txt linkpicture143.txt preambule25.txt linkname143.txt preambule3.txt author143.txt preambule35.txt <text:s text:c="2"/>text143.txt &gt; Трава.md</text:p>
          </table:table-cell>
        </table:table-row>
        <table:table-row table:style-name="ro1">
          <table:table-cell/>
          <table:table-cell table:formula="of:=[.F158]-[.E158]" office:value-type="float" office:value="14" calcext:value-type="float">
            <text:p>14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2286" calcext:value-type="float">
            <text:p>2286</text:p>
          </table:table-cell>
          <table:table-cell table:formula="of:=[.E159]-1" office:value-type="float" office:value="2300" calcext:value-type="float">
            <text:p>2300</text:p>
          </table:table-cell>
          <table:table-cell table:formula="of:=IF([.F158]&gt;[.E158])" office:value-type="boolean" office:boolean-value="true" calcext:value-type="boolean">
            <text:p>ИСТИНА</text:p>
          </table:table-cell>
          <table:table-cell table:formula="of:=[.L$14]&amp;[.F158]&amp;&quot;p&quot;&amp;[.L$13]&amp;&quot; &gt; author&quot;&amp;[.C158]&amp;&quot;.txt&quot;" office:value-type="string" office:string-value="sed -n '2300p' &gt; author144.txt" calcext:value-type="string">
            <text:p>sed -n '2300p' &gt; author144.txt</text:p>
          </table:table-cell>
          <table:table-cell table:formula="of:=[.L$14]&amp;[.F158]&amp;&quot;p&quot;&amp;[.L$13]&amp;&quot;&quot;" office:value-type="string" office:string-value="sed -n '2300p'" calcext:value-type="string">
            <text:p>sed -n '2300p'</text:p>
          </table:table-cell>
          <table:table-cell table:formula="of:=[.E158]+1" office:value-type="float" office:value="2287" calcext:value-type="float">
            <text:p>2287</text:p>
          </table:table-cell>
          <table:table-cell table:formula="of:=[.F158]-1" office:value-type="float" office:value="2299" calcext:value-type="float">
            <text:p>2299</text:p>
          </table:table-cell>
          <table:table-cell table:formula="of:=[.L$14]&amp;[.J158]&amp;&quot;,&quot;&amp;[.K158]&amp;&quot;p;&quot;&amp;[.K158]&amp;&quot;q&quot;&amp;[.L$13]&amp;&quot; &gt; text&quot;&amp;[.C158]&amp;&quot;.txt&quot;" office:value-type="string" office:string-value="sed -n '2287,2299p;2299q' &gt; text144.txt" calcext:value-type="string">
            <text:p>sed -n '2287,2299p;2299q' &gt; text144.txt</text:p>
          </table:table-cell>
          <table:table-cell table:number-columns-repeated="3"/>
          <table:table-cell office:value-type="string" calcext:value-type="string">
            <text:p>В. Балязин</text:p>
          </table:table-cell>
          <table:table-cell office:value-type="string" calcext:value-type="string">
            <text:p>Яков Вилимович Брюс</text:p>
          </table:table-cell>
          <table:table-cell/>
          <table:table-cell office:value-type="string" calcext:value-type="string">
            <text:p>Яков Вилимович Брюс</text:p>
          </table:table-cell>
          <table:table-cell table:number-columns-repeated="2"/>
          <table:table-cell table:formula="of:=&quot;echo -n &quot;&amp;[.Y$14]&amp;[.Q158]&amp;[.Y$14]&amp;&quot; | cat &gt; title&quot;&amp;[.C158]&amp;&quot;.txt&quot;" office:value-type="string" office:string-value="echo -n &quot;Яков Вилимович Брюс&quot; | cat &gt; title144.txt" calcext:value-type="string">
            <text:p>echo -n "Яков Вилимович Брюс" | cat &gt; title144.txt</text:p>
          </table:table-cell>
          <table:table-cell table:formula="of:=&quot;echo -n &quot;&amp;[.Y$14]&amp;[.P158]&amp;[.Y$14]&amp;&quot; | cat &gt; author&quot;&amp;[.C158]&amp;&quot;.txt&quot;" office:value-type="string" office:string-value="echo -n &quot;В. Балязин&quot; | cat &gt; author144.txt" calcext:value-type="string">
            <text:p>echo -n "В. Балязин" | cat &gt; author144.txt</text:p>
          </table:table-cell>
          <table:table-cell/>
          <table:table-cell table:formula="of:=&quot;cat preambule1.txt title&quot;&amp;[.C158]&amp;&quot;.txt preambule2.txt  linkpicture&quot;&amp;[.C158]&amp;&quot;.txt preambulethumb.txt linkpicture&quot;&amp;[.C158]&amp;&quot;.txt preambule25.txt linkname&quot;&amp;[.C158]&amp;&quot;.txt preambule3.txt author&quot;&amp;[.C158]&amp;&quot;.txt preambule35.txt   text&quot;&amp;[.C158]&amp;&quot;.txt &gt; &quot;&amp;[.S158]&amp;&quot;.md&quot;" office:value-type="string" office:string-value="cat preambule1.txt title144.txt preambule2.txt  linkpicture144.txt preambulethumb.txt linkpicture144.txt preambule25.txt linkname144.txt preambule3.txt author144.txt preambule35.txt   text144.txt &gt; Яков Вилимович Брюс.md" calcext:value-type="string">
            <text:p>cat preambule1.txt title144.txt preambule2.txt <text:s/>linkpicture144.txt preambulethumb.txt linkpicture144.txt preambule25.txt linkname144.txt preambule3.txt author144.txt preambule35.txt <text:s text:c="2"/>text144.txt &gt; Яков Вилимович Брюс.md</text:p>
          </table:table-cell>
        </table:table-row>
        <table:table-row table:style-name="ro1">
          <table:table-cell/>
          <table:table-cell table:formula="of:=[.F159]-[.E159]"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301" calcext:value-type="float">
            <text:p>2301</text:p>
          </table:table-cell>
          <table:table-cell table:formula="of:=[.E160]-1" office:value-type="float" office:value="2313" calcext:value-type="float">
            <text:p>2313</text:p>
          </table:table-cell>
          <table:table-cell table:formula="of:=IF([.F159]&gt;[.E159])" office:value-type="boolean" office:boolean-value="true" calcext:value-type="boolean">
            <text:p>ИСТИНА</text:p>
          </table:table-cell>
          <table:table-cell table:formula="of:=[.L$14]&amp;[.F159]&amp;&quot;p&quot;&amp;[.L$13]&amp;&quot; &gt; author&quot;&amp;[.C159]&amp;&quot;.txt&quot;" office:value-type="string" office:string-value="sed -n '2313p' &gt; author145.txt" calcext:value-type="string">
            <text:p>sed -n '2313p' &gt; author145.txt</text:p>
          </table:table-cell>
          <table:table-cell table:formula="of:=[.L$14]&amp;[.F159]&amp;&quot;p&quot;&amp;[.L$13]&amp;&quot;&quot;" office:value-type="string" office:string-value="sed -n '2313p'" calcext:value-type="string">
            <text:p>sed -n '2313p'</text:p>
          </table:table-cell>
          <table:table-cell table:formula="of:=[.E159]+1" office:value-type="float" office:value="2302" calcext:value-type="float">
            <text:p>2302</text:p>
          </table:table-cell>
          <table:table-cell table:formula="of:=[.F159]-1" office:value-type="float" office:value="2312" calcext:value-type="float">
            <text:p>2312</text:p>
          </table:table-cell>
          <table:table-cell table:formula="of:=[.L$14]&amp;[.J159]&amp;&quot;,&quot;&amp;[.K159]&amp;&quot;p;&quot;&amp;[.K159]&amp;&quot;q&quot;&amp;[.L$13]&amp;&quot; &gt; text&quot;&amp;[.C159]&amp;&quot;.txt&quot;" office:value-type="string" office:string-value="sed -n '2302,2312p;2312q' &gt; text145.txt" calcext:value-type="string">
            <text:p>sed -n '2302,2312p;2312q' &gt; text145.txt</text:p>
          </table:table-cell>
          <table:table-cell table:number-columns-repeated="3"/>
          <table:table-cell office:value-type="string" calcext:value-type="string">
            <text:p>В. Астафьев</text:p>
          </table:table-cell>
          <table:table-cell office:value-type="string" calcext:value-type="string">
            <text:p>Весенний остров</text:p>
          </table:table-cell>
          <table:table-cell/>
          <table:table-cell office:value-type="string" calcext:value-type="string">
            <text:p>Весенний остров</text:p>
          </table:table-cell>
          <table:table-cell table:number-columns-repeated="2"/>
          <table:table-cell table:formula="of:=&quot;echo -n &quot;&amp;[.Y$14]&amp;[.Q159]&amp;[.Y$14]&amp;&quot; | cat &gt; title&quot;&amp;[.C159]&amp;&quot;.txt&quot;" office:value-type="string" office:string-value="echo -n &quot;Весенний остров&quot; | cat &gt; title145.txt" calcext:value-type="string">
            <text:p>echo -n "Весенний остров" | cat &gt; title145.txt</text:p>
          </table:table-cell>
          <table:table-cell table:formula="of:=&quot;echo -n &quot;&amp;[.Y$14]&amp;[.P159]&amp;[.Y$14]&amp;&quot; | cat &gt; author&quot;&amp;[.C159]&amp;&quot;.txt&quot;" office:value-type="string" office:string-value="echo -n &quot;В. Астафьев&quot; | cat &gt; author145.txt" calcext:value-type="string">
            <text:p>echo -n "В. Астафьев" | cat &gt; author145.txt</text:p>
          </table:table-cell>
          <table:table-cell/>
          <table:table-cell table:formula="of:=&quot;cat preambule1.txt title&quot;&amp;[.C159]&amp;&quot;.txt preambule2.txt  linkpicture&quot;&amp;[.C159]&amp;&quot;.txt preambulethumb.txt linkpicture&quot;&amp;[.C159]&amp;&quot;.txt preambule25.txt linkname&quot;&amp;[.C159]&amp;&quot;.txt preambule3.txt author&quot;&amp;[.C159]&amp;&quot;.txt preambule35.txt   text&quot;&amp;[.C159]&amp;&quot;.txt &gt; &quot;&amp;[.S159]&amp;&quot;.md&quot;" office:value-type="string" office:string-value="cat preambule1.txt title145.txt preambule2.txt  linkpicture145.txt preambulethumb.txt linkpicture145.txt preambule25.txt linkname145.txt preambule3.txt author145.txt preambule35.txt   text145.txt &gt; Весенний остров.md" calcext:value-type="string">
            <text:p>cat preambule1.txt title145.txt preambule2.txt <text:s/>linkpicture145.txt preambulethumb.txt linkpicture145.txt preambule25.txt linkname145.txt preambule3.txt author145.txt preambule35.txt <text:s text:c="2"/>text145.txt &gt; Весенний остров.md</text:p>
          </table:table-cell>
        </table:table-row>
        <table:table-row table:style-name="ro1">
          <table:table-cell/>
          <table:table-cell table:formula="of:=[.F160]-[.E160]"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2314" calcext:value-type="float">
            <text:p>2314</text:p>
          </table:table-cell>
          <table:table-cell table:formula="of:=[.E161]-1" office:value-type="float" office:value="2321" calcext:value-type="float">
            <text:p>2321</text:p>
          </table:table-cell>
          <table:table-cell table:formula="of:=IF([.F160]&gt;[.E160])" office:value-type="boolean" office:boolean-value="true" calcext:value-type="boolean">
            <text:p>ИСТИНА</text:p>
          </table:table-cell>
          <table:table-cell table:formula="of:=[.L$14]&amp;[.F160]&amp;&quot;p&quot;&amp;[.L$13]&amp;&quot; &gt; author&quot;&amp;[.C160]&amp;&quot;.txt&quot;" office:value-type="string" office:string-value="sed -n '2321p' &gt; author146.txt" calcext:value-type="string">
            <text:p>sed -n '2321p' &gt; author146.txt</text:p>
          </table:table-cell>
          <table:table-cell table:formula="of:=[.L$14]&amp;[.F160]&amp;&quot;p&quot;&amp;[.L$13]&amp;&quot;&quot;" office:value-type="string" office:string-value="sed -n '2321p'" calcext:value-type="string">
            <text:p>sed -n '2321p'</text:p>
          </table:table-cell>
          <table:table-cell table:formula="of:=[.E160]+1" office:value-type="float" office:value="2315" calcext:value-type="float">
            <text:p>2315</text:p>
          </table:table-cell>
          <table:table-cell table:formula="of:=[.F160]-1" office:value-type="float" office:value="2320" calcext:value-type="float">
            <text:p>2320</text:p>
          </table:table-cell>
          <table:table-cell table:formula="of:=[.L$14]&amp;[.J160]&amp;&quot;,&quot;&amp;[.K160]&amp;&quot;p;&quot;&amp;[.K160]&amp;&quot;q&quot;&amp;[.L$13]&amp;&quot; &gt; text&quot;&amp;[.C160]&amp;&quot;.txt&quot;" office:value-type="string" office:string-value="sed -n '2315,2320p;2320q' &gt; text146.txt" calcext:value-type="string">
            <text:p>sed -n '2315,2320p;2320q' &gt; text146.txt</text:p>
          </table:table-cell>
          <table:table-cell table:number-columns-repeated="3"/>
          <table:table-cell office:value-type="string" calcext:value-type="string">
            <text:p>Г. Смолицкая</text:p>
          </table:table-cell>
          <table:table-cell office:value-type="string" calcext:value-type="string">
            <text:p>Легенда о Коломне</text:p>
          </table:table-cell>
          <table:table-cell/>
          <table:table-cell office:value-type="string" calcext:value-type="string">
            <text:p>Легенда о Коломне</text:p>
          </table:table-cell>
          <table:table-cell table:number-columns-repeated="2"/>
          <table:table-cell table:formula="of:=&quot;echo -n &quot;&amp;[.Y$14]&amp;[.Q160]&amp;[.Y$14]&amp;&quot; | cat &gt; title&quot;&amp;[.C160]&amp;&quot;.txt&quot;" office:value-type="string" office:string-value="echo -n &quot;Легенда о Коломне&quot; | cat &gt; title146.txt" calcext:value-type="string">
            <text:p>echo -n "Легенда о Коломне" | cat &gt; title146.txt</text:p>
          </table:table-cell>
          <table:table-cell table:formula="of:=&quot;echo -n &quot;&amp;[.Y$14]&amp;[.P160]&amp;[.Y$14]&amp;&quot; | cat &gt; author&quot;&amp;[.C160]&amp;&quot;.txt&quot;" office:value-type="string" office:string-value="echo -n &quot;Г. Смолицкая&quot; | cat &gt; author146.txt" calcext:value-type="string">
            <text:p>echo -n "Г. Смолицкая" | cat &gt; author146.txt</text:p>
          </table:table-cell>
          <table:table-cell/>
          <table:table-cell table:formula="of:=&quot;cat preambule1.txt title&quot;&amp;[.C160]&amp;&quot;.txt preambule2.txt  linkpicture&quot;&amp;[.C160]&amp;&quot;.txt preambulethumb.txt linkpicture&quot;&amp;[.C160]&amp;&quot;.txt preambule25.txt linkname&quot;&amp;[.C160]&amp;&quot;.txt preambule3.txt author&quot;&amp;[.C160]&amp;&quot;.txt preambule35.txt   text&quot;&amp;[.C160]&amp;&quot;.txt &gt; &quot;&amp;[.S160]&amp;&quot;.md&quot;" office:value-type="string" office:string-value="cat preambule1.txt title146.txt preambule2.txt  linkpicture146.txt preambulethumb.txt linkpicture146.txt preambule25.txt linkname146.txt preambule3.txt author146.txt preambule35.txt   text146.txt &gt; Легенда о Коломне.md" calcext:value-type="string">
            <text:p>cat preambule1.txt title146.txt preambule2.txt <text:s/>linkpicture146.txt preambulethumb.txt linkpicture146.txt preambule25.txt linkname146.txt preambule3.txt author146.txt preambule35.txt <text:s text:c="2"/>text146.txt &gt; Легенда о Коломне.md</text:p>
          </table:table-cell>
        </table:table-row>
        <table:table-row table:style-name="ro1">
          <table:table-cell/>
          <table:table-cell table:formula="of:=[.F161]-[.E161]" office:value-type="float" office:value="12" calcext:value-type="float">
            <text:p>12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322" calcext:value-type="float">
            <text:p>2322</text:p>
          </table:table-cell>
          <table:table-cell table:formula="of:=[.E162]-1" office:value-type="float" office:value="2334" calcext:value-type="float">
            <text:p>2334</text:p>
          </table:table-cell>
          <table:table-cell table:formula="of:=IF([.F161]&gt;[.E161])" office:value-type="boolean" office:boolean-value="true" calcext:value-type="boolean">
            <text:p>ИСТИНА</text:p>
          </table:table-cell>
          <table:table-cell table:formula="of:=[.L$14]&amp;[.F161]&amp;&quot;p&quot;&amp;[.L$13]&amp;&quot; &gt; author&quot;&amp;[.C161]&amp;&quot;.txt&quot;" office:value-type="string" office:string-value="sed -n '2334p' &gt; author147.txt" calcext:value-type="string">
            <text:p>sed -n '2334p' &gt; author147.txt</text:p>
          </table:table-cell>
          <table:table-cell table:formula="of:=[.L$14]&amp;[.F161]&amp;&quot;p&quot;&amp;[.L$13]&amp;&quot;&quot;" office:value-type="string" office:string-value="sed -n '2334p'" calcext:value-type="string">
            <text:p>sed -n '2334p'</text:p>
          </table:table-cell>
          <table:table-cell table:formula="of:=[.E161]+1" office:value-type="float" office:value="2323" calcext:value-type="float">
            <text:p>2323</text:p>
          </table:table-cell>
          <table:table-cell table:formula="of:=[.F161]-1" office:value-type="float" office:value="2333" calcext:value-type="float">
            <text:p>2333</text:p>
          </table:table-cell>
          <table:table-cell table:formula="of:=[.L$14]&amp;[.J161]&amp;&quot;,&quot;&amp;[.K161]&amp;&quot;p;&quot;&amp;[.K161]&amp;&quot;q&quot;&amp;[.L$13]&amp;&quot; &gt; text&quot;&amp;[.C161]&amp;&quot;.txt&quot;" office:value-type="string" office:string-value="sed -n '2323,2333p;2333q' &gt; text147.txt" calcext:value-type="string">
            <text:p>sed -n '2323,2333p;2333q' &gt; text147.txt</text:p>
          </table:table-cell>
          <table:table-cell table:number-columns-repeated="3"/>
          <table:table-cell office:value-type="string" calcext:value-type="string">
            <text:p>Е. Пермитин</text:p>
          </table:table-cell>
          <table:table-cell office:value-type="string" calcext:value-type="string">
            <text:p>Мать</text:p>
          </table:table-cell>
          <table:table-cell/>
          <table:table-cell office:value-type="string" calcext:value-type="string">
            <text:p>Мать</text:p>
          </table:table-cell>
          <table:table-cell table:number-columns-repeated="2"/>
          <table:table-cell table:formula="of:=&quot;echo -n &quot;&amp;[.Y$14]&amp;[.Q161]&amp;[.Y$14]&amp;&quot; | cat &gt; title&quot;&amp;[.C161]&amp;&quot;.txt&quot;" office:value-type="string" office:string-value="echo -n &quot;Мать&quot; | cat &gt; title147.txt" calcext:value-type="string">
            <text:p>echo -n "Мать" | cat &gt; title147.txt</text:p>
          </table:table-cell>
          <table:table-cell table:formula="of:=&quot;echo -n &quot;&amp;[.Y$14]&amp;[.P161]&amp;[.Y$14]&amp;&quot; | cat &gt; author&quot;&amp;[.C161]&amp;&quot;.txt&quot;" office:value-type="string" office:string-value="echo -n &quot;Е. Пермитин&quot; | cat &gt; author147.txt" calcext:value-type="string">
            <text:p>echo -n "Е. Пермитин" | cat &gt; author147.txt</text:p>
          </table:table-cell>
          <table:table-cell/>
          <table:table-cell table:formula="of:=&quot;cat preambule1.txt title&quot;&amp;[.C161]&amp;&quot;.txt preambule2.txt  linkpicture&quot;&amp;[.C161]&amp;&quot;.txt preambulethumb.txt linkpicture&quot;&amp;[.C161]&amp;&quot;.txt preambule25.txt linkname&quot;&amp;[.C161]&amp;&quot;.txt preambule3.txt author&quot;&amp;[.C161]&amp;&quot;.txt preambule35.txt   text&quot;&amp;[.C161]&amp;&quot;.txt &gt; &quot;&amp;[.S161]&amp;&quot;.md&quot;" office:value-type="string" office:string-value="cat preambule1.txt title147.txt preambule2.txt  linkpicture147.txt preambulethumb.txt linkpicture147.txt preambule25.txt linkname147.txt preambule3.txt author147.txt preambule35.txt   text147.txt &gt; Мать.md" calcext:value-type="string">
            <text:p>cat preambule1.txt title147.txt preambule2.txt <text:s/>linkpicture147.txt preambulethumb.txt linkpicture147.txt preambule25.txt linkname147.txt preambule3.txt author147.txt preambule35.txt <text:s text:c="2"/>text147.txt &gt; Мать.md</text:p>
          </table:table-cell>
        </table:table-row>
        <table:table-row table:style-name="ro1">
          <table:table-cell/>
          <table:table-cell table:formula="of:=[.F162]-[.E162]" office:value-type="float" office:value="11" calcext:value-type="float">
            <text:p>1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2335" calcext:value-type="float">
            <text:p>2335</text:p>
          </table:table-cell>
          <table:table-cell table:formula="of:=[.E163]-1" office:value-type="float" office:value="2346" calcext:value-type="float">
            <text:p>2346</text:p>
          </table:table-cell>
          <table:table-cell table:formula="of:=IF([.F162]&gt;[.E162])" office:value-type="boolean" office:boolean-value="true" calcext:value-type="boolean">
            <text:p>ИСТИНА</text:p>
          </table:table-cell>
          <table:table-cell table:formula="of:=[.L$14]&amp;[.F162]&amp;&quot;p&quot;&amp;[.L$13]&amp;&quot; &gt; author&quot;&amp;[.C162]&amp;&quot;.txt&quot;" office:value-type="string" office:string-value="sed -n '2346p' &gt; author148.txt" calcext:value-type="string">
            <text:p>sed -n '2346p' &gt; author148.txt</text:p>
          </table:table-cell>
          <table:table-cell table:formula="of:=[.L$14]&amp;[.F162]&amp;&quot;p&quot;&amp;[.L$13]&amp;&quot;&quot;" office:value-type="string" office:string-value="sed -n '2346p'" calcext:value-type="string">
            <text:p>sed -n '2346p'</text:p>
          </table:table-cell>
          <table:table-cell table:formula="of:=[.E162]+1" office:value-type="float" office:value="2336" calcext:value-type="float">
            <text:p>2336</text:p>
          </table:table-cell>
          <table:table-cell table:formula="of:=[.F162]-1" office:value-type="float" office:value="2345" calcext:value-type="float">
            <text:p>2345</text:p>
          </table:table-cell>
          <table:table-cell table:formula="of:=[.L$14]&amp;[.J162]&amp;&quot;,&quot;&amp;[.K162]&amp;&quot;p;&quot;&amp;[.K162]&amp;&quot;q&quot;&amp;[.L$13]&amp;&quot; &gt; text&quot;&amp;[.C162]&amp;&quot;.txt&quot;" office:value-type="string" office:string-value="sed -n '2336,2345p;2345q' &gt; text148.txt" calcext:value-type="string">
            <text:p>sed -n '2336,2345p;2345q' &gt; text148.txt</text:p>
          </table:table-cell>
          <table:table-cell table:number-columns-repeated="3"/>
          <table:table-cell office:value-type="string" calcext:value-type="string">
            <text:p>Д. Гранин</text:p>
          </table:table-cell>
          <table:table-cell office:value-type="string" calcext:value-type="string">
            <text:p>О милосердии</text:p>
          </table:table-cell>
          <table:table-cell/>
          <table:table-cell office:value-type="string" calcext:value-type="string">
            <text:p>О милосердии</text:p>
          </table:table-cell>
          <table:table-cell table:number-columns-repeated="2"/>
          <table:table-cell table:formula="of:=&quot;echo -n &quot;&amp;[.Y$14]&amp;[.Q162]&amp;[.Y$14]&amp;&quot; | cat &gt; title&quot;&amp;[.C162]&amp;&quot;.txt&quot;" office:value-type="string" office:string-value="echo -n &quot;О милосердии&quot; | cat &gt; title148.txt" calcext:value-type="string">
            <text:p>echo -n "О милосердии" | cat &gt; title148.txt</text:p>
          </table:table-cell>
          <table:table-cell table:formula="of:=&quot;echo -n &quot;&amp;[.Y$14]&amp;[.P162]&amp;[.Y$14]&amp;&quot; | cat &gt; author&quot;&amp;[.C162]&amp;&quot;.txt&quot;" office:value-type="string" office:string-value="echo -n &quot;Д. Гранин&quot; | cat &gt; author148.txt" calcext:value-type="string">
            <text:p>echo -n "Д. Гранин" | cat &gt; author148.txt</text:p>
          </table:table-cell>
          <table:table-cell/>
          <table:table-cell table:formula="of:=&quot;cat preambule1.txt title&quot;&amp;[.C162]&amp;&quot;.txt preambule2.txt  linkpicture&quot;&amp;[.C162]&amp;&quot;.txt preambulethumb.txt linkpicture&quot;&amp;[.C162]&amp;&quot;.txt preambule25.txt linkname&quot;&amp;[.C162]&amp;&quot;.txt preambule3.txt author&quot;&amp;[.C162]&amp;&quot;.txt preambule35.txt   text&quot;&amp;[.C162]&amp;&quot;.txt &gt; &quot;&amp;[.S162]&amp;&quot;.md&quot;" office:value-type="string" office:string-value="cat preambule1.txt title148.txt preambule2.txt  linkpicture148.txt preambulethumb.txt linkpicture148.txt preambule25.txt linkname148.txt preambule3.txt author148.txt preambule35.txt   text148.txt &gt; О милосердии.md" calcext:value-type="string">
            <text:p>cat preambule1.txt title148.txt preambule2.txt <text:s/>linkpicture148.txt preambulethumb.txt linkpicture148.txt preambule25.txt linkname148.txt preambule3.txt author148.txt preambule35.txt <text:s text:c="2"/>text148.txt &gt; О милосердии.md</text:p>
          </table:table-cell>
        </table:table-row>
        <table:table-row table:style-name="ro1">
          <table:table-cell/>
          <table:table-cell table:formula="of:=[.F163]-[.E163]" office:value-type="float" office:value="18" calcext:value-type="float">
            <text:p>18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2347" calcext:value-type="float">
            <text:p>2347</text:p>
          </table:table-cell>
          <table:table-cell table:formula="of:=[.E164]-1" office:value-type="float" office:value="2365" calcext:value-type="float">
            <text:p>2365</text:p>
          </table:table-cell>
          <table:table-cell table:formula="of:=IF([.F163]&gt;[.E163])" office:value-type="boolean" office:boolean-value="true" calcext:value-type="boolean">
            <text:p>ИСТИНА</text:p>
          </table:table-cell>
          <table:table-cell table:formula="of:=[.L$14]&amp;[.F163]&amp;&quot;p&quot;&amp;[.L$13]&amp;&quot; &gt; author&quot;&amp;[.C163]&amp;&quot;.txt&quot;" office:value-type="string" office:string-value="sed -n '2365p' &gt; author149.txt" calcext:value-type="string">
            <text:p>sed -n '2365p' &gt; author149.txt</text:p>
          </table:table-cell>
          <table:table-cell table:formula="of:=[.L$14]&amp;[.F163]&amp;&quot;p&quot;&amp;[.L$13]&amp;&quot;&quot;" office:value-type="string" office:string-value="sed -n '2365p'" calcext:value-type="string">
            <text:p>sed -n '2365p'</text:p>
          </table:table-cell>
          <table:table-cell table:formula="of:=[.E163]+1" office:value-type="float" office:value="2348" calcext:value-type="float">
            <text:p>2348</text:p>
          </table:table-cell>
          <table:table-cell table:formula="of:=[.F163]-1" office:value-type="float" office:value="2364" calcext:value-type="float">
            <text:p>2364</text:p>
          </table:table-cell>
          <table:table-cell table:formula="of:=[.L$14]&amp;[.J163]&amp;&quot;,&quot;&amp;[.K163]&amp;&quot;p;&quot;&amp;[.K163]&amp;&quot;q&quot;&amp;[.L$13]&amp;&quot; &gt; text&quot;&amp;[.C163]&amp;&quot;.txt&quot;" office:value-type="string" office:string-value="sed -n '2348,2364p;2364q' &gt; text149.txt" calcext:value-type="string">
            <text:p>sed -n '2348,2364p;2364q' &gt; text149.txt</text:p>
          </table:table-cell>
          <table:table-cell table:number-columns-repeated="3"/>
          <table:table-cell office:value-type="string" calcext:value-type="string">
            <text:p>В. Баныкин</text:p>
          </table:table-cell>
          <table:table-cell office:value-type="string" calcext:value-type="string">
            <text:p>Сын лесника</text:p>
          </table:table-cell>
          <table:table-cell/>
          <table:table-cell office:value-type="string" calcext:value-type="string">
            <text:p>Сын лесника</text:p>
          </table:table-cell>
          <table:table-cell table:number-columns-repeated="2"/>
          <table:table-cell table:formula="of:=&quot;echo -n &quot;&amp;[.Y$14]&amp;[.Q163]&amp;[.Y$14]&amp;&quot; | cat &gt; title&quot;&amp;[.C163]&amp;&quot;.txt&quot;" office:value-type="string" office:string-value="echo -n &quot;Сын лесника&quot; | cat &gt; title149.txt" calcext:value-type="string">
            <text:p>echo -n "Сын лесника" | cat &gt; title149.txt</text:p>
          </table:table-cell>
          <table:table-cell table:formula="of:=&quot;echo -n &quot;&amp;[.Y$14]&amp;[.P163]&amp;[.Y$14]&amp;&quot; | cat &gt; author&quot;&amp;[.C163]&amp;&quot;.txt&quot;" office:value-type="string" office:string-value="echo -n &quot;В. Баныкин&quot; | cat &gt; author149.txt" calcext:value-type="string">
            <text:p>echo -n "В. Баныкин" | cat &gt; author149.txt</text:p>
          </table:table-cell>
          <table:table-cell/>
          <table:table-cell table:formula="of:=&quot;cat preambule1.txt title&quot;&amp;[.C163]&amp;&quot;.txt preambule2.txt  linkpicture&quot;&amp;[.C163]&amp;&quot;.txt preambulethumb.txt linkpicture&quot;&amp;[.C163]&amp;&quot;.txt preambule25.txt linkname&quot;&amp;[.C163]&amp;&quot;.txt preambule3.txt author&quot;&amp;[.C163]&amp;&quot;.txt preambule35.txt   text&quot;&amp;[.C163]&amp;&quot;.txt &gt; &quot;&amp;[.S163]&amp;&quot;.md&quot;" office:value-type="string" office:string-value="cat preambule1.txt title149.txt preambule2.txt  linkpicture149.txt preambulethumb.txt linkpicture149.txt preambule25.txt linkname149.txt preambule3.txt author149.txt preambule35.txt   text149.txt &gt; Сын лесника.md" calcext:value-type="string">
            <text:p>cat preambule1.txt title149.txt preambule2.txt <text:s/>linkpicture149.txt preambulethumb.txt linkpicture149.txt preambule25.txt linkname149.txt preambule3.txt author149.txt preambule35.txt <text:s text:c="2"/>text149.txt &gt; Сын лесника.md</text:p>
          </table:table-cell>
        </table:table-row>
        <table:table-row table:style-name="ro1">
          <table:table-cell/>
          <table:table-cell table:formula="of:=[.F164]-[.E164]"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366" calcext:value-type="float">
            <text:p>2366</text:p>
          </table:table-cell>
          <table:table-cell table:formula="of:=[.E165]-1" office:value-type="float" office:value="2378" calcext:value-type="float">
            <text:p>2378</text:p>
          </table:table-cell>
          <table:table-cell table:formula="of:=IF([.F164]&gt;[.E164])" office:value-type="boolean" office:boolean-value="true" calcext:value-type="boolean">
            <text:p>ИСТИНА</text:p>
          </table:table-cell>
          <table:table-cell table:formula="of:=[.L$14]&amp;[.F164]&amp;&quot;p&quot;&amp;[.L$13]&amp;&quot; &gt; author&quot;&amp;[.C164]&amp;&quot;.txt&quot;" office:value-type="string" office:string-value="sed -n '2378p' &gt; author150.txt" calcext:value-type="string">
            <text:p>sed -n '2378p' &gt; author150.txt</text:p>
          </table:table-cell>
          <table:table-cell table:formula="of:=[.L$14]&amp;[.F164]&amp;&quot;p&quot;&amp;[.L$13]&amp;&quot;&quot;" office:value-type="string" office:string-value="sed -n '2378p'" calcext:value-type="string">
            <text:p>sed -n '2378p'</text:p>
          </table:table-cell>
          <table:table-cell table:formula="of:=[.E164]+1" office:value-type="float" office:value="2367" calcext:value-type="float">
            <text:p>2367</text:p>
          </table:table-cell>
          <table:table-cell table:formula="of:=[.F164]-1" office:value-type="float" office:value="2377" calcext:value-type="float">
            <text:p>2377</text:p>
          </table:table-cell>
          <table:table-cell table:formula="of:=[.L$14]&amp;[.J164]&amp;&quot;,&quot;&amp;[.K164]&amp;&quot;p;&quot;&amp;[.K164]&amp;&quot;q&quot;&amp;[.L$13]&amp;&quot; &gt; text&quot;&amp;[.C164]&amp;&quot;.txt&quot;" office:value-type="string" office:string-value="sed -n '2367,2377p;2377q' &gt; text150.txt" calcext:value-type="string">
            <text:p>sed -n '2367,2377p;2377q' &gt; text150.txt</text:p>
          </table:table-cell>
          <table:table-cell table:number-columns-repeated="3"/>
          <table:table-cell office:value-type="string" calcext:value-type="string">
            <text:p>И. Соколов-Микитов</text:p>
          </table:table-cell>
          <table:table-cell office:value-type="string" calcext:value-type="string">
            <text:p>Щурка</text:p>
          </table:table-cell>
          <table:table-cell/>
          <table:table-cell office:value-type="string" calcext:value-type="string">
            <text:p>Щурка</text:p>
          </table:table-cell>
          <table:table-cell table:number-columns-repeated="2"/>
          <table:table-cell table:formula="of:=&quot;echo -n &quot;&amp;[.Y$14]&amp;[.Q164]&amp;[.Y$14]&amp;&quot; | cat &gt; title&quot;&amp;[.C164]&amp;&quot;.txt&quot;" office:value-type="string" office:string-value="echo -n &quot;Щурка&quot; | cat &gt; title150.txt" calcext:value-type="string">
            <text:p>echo -n "Щурка" | cat &gt; title150.txt</text:p>
          </table:table-cell>
          <table:table-cell table:formula="of:=&quot;echo -n &quot;&amp;[.Y$14]&amp;[.P164]&amp;[.Y$14]&amp;&quot; | cat &gt; author&quot;&amp;[.C164]&amp;&quot;.txt&quot;" office:value-type="string" office:string-value="echo -n &quot;И. Соколов-Микитов&quot; | cat &gt; author150.txt" calcext:value-type="string">
            <text:p>echo -n "И. Соколов-Микитов" | cat &gt; author150.txt</text:p>
          </table:table-cell>
          <table:table-cell/>
          <table:table-cell table:formula="of:=&quot;cat preambule1.txt title&quot;&amp;[.C164]&amp;&quot;.txt preambule2.txt  linkpicture&quot;&amp;[.C164]&amp;&quot;.txt preambulethumb.txt linkpicture&quot;&amp;[.C164]&amp;&quot;.txt preambule25.txt linkname&quot;&amp;[.C164]&amp;&quot;.txt preambule3.txt author&quot;&amp;[.C164]&amp;&quot;.txt preambule35.txt   text&quot;&amp;[.C164]&amp;&quot;.txt &gt; &quot;&amp;[.S164]&amp;&quot;.md&quot;" office:value-type="string" office:string-value="cat preambule1.txt title150.txt preambule2.txt  linkpicture150.txt preambulethumb.txt linkpicture150.txt preambule25.txt linkname150.txt preambule3.txt author150.txt preambule35.txt   text150.txt &gt; Щурка.md" calcext:value-type="string">
            <text:p>cat preambule1.txt title150.txt preambule2.txt <text:s/>linkpicture150.txt preambulethumb.txt linkpicture150.txt preambule25.txt linkname150.txt preambule3.txt author150.txt preambule35.txt <text:s text:c="2"/>text150.txt &gt; Щурка.md</text:p>
          </table:table-cell>
        </table:table-row>
        <table:table-row table:style-name="ro1">
          <table:table-cell/>
          <table:table-cell table:formula="of:=[.F165]-[.E165]" office:value-type="float" office:value="16" calcext:value-type="float">
            <text:p>16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2379" calcext:value-type="float">
            <text:p>2379</text:p>
          </table:table-cell>
          <table:table-cell table:formula="of:=[.E166]-1" office:value-type="float" office:value="2395" calcext:value-type="float">
            <text:p>2395</text:p>
          </table:table-cell>
          <table:table-cell table:formula="of:=IF([.F165]&gt;[.E165])" office:value-type="boolean" office:boolean-value="true" calcext:value-type="boolean">
            <text:p>ИСТИНА</text:p>
          </table:table-cell>
          <table:table-cell table:formula="of:=[.L$14]&amp;[.F165]&amp;&quot;p&quot;&amp;[.L$13]&amp;&quot; &gt; author&quot;&amp;[.C165]&amp;&quot;.txt&quot;" office:value-type="string" office:string-value="sed -n '2395p' &gt; author151.txt" calcext:value-type="string">
            <text:p>sed -n '2395p' &gt; author151.txt</text:p>
          </table:table-cell>
          <table:table-cell table:formula="of:=[.L$14]&amp;[.F165]&amp;&quot;p&quot;&amp;[.L$13]&amp;&quot;&quot;" office:value-type="string" office:string-value="sed -n '2395p'" calcext:value-type="string">
            <text:p>sed -n '2395p'</text:p>
          </table:table-cell>
          <table:table-cell table:formula="of:=[.E165]+1" office:value-type="float" office:value="2380" calcext:value-type="float">
            <text:p>2380</text:p>
          </table:table-cell>
          <table:table-cell table:formula="of:=[.F165]-1" office:value-type="float" office:value="2394" calcext:value-type="float">
            <text:p>2394</text:p>
          </table:table-cell>
          <table:table-cell table:formula="of:=[.L$14]&amp;[.J165]&amp;&quot;,&quot;&amp;[.K165]&amp;&quot;p;&quot;&amp;[.K165]&amp;&quot;q&quot;&amp;[.L$13]&amp;&quot; &gt; text&quot;&amp;[.C165]&amp;&quot;.txt&quot;" office:value-type="string" office:string-value="sed -n '2380,2394p;2394q' &gt; text151.txt" calcext:value-type="string">
            <text:p>sed -n '2380,2394p;2394q' &gt; text151.txt</text:p>
          </table:table-cell>
          <table:table-cell table:number-columns-repeated="3"/>
          <table:table-cell office:value-type="string" calcext:value-type="string">
            <text:p>Г. Скребицкий</text:p>
          </table:table-cell>
          <table:table-cell office:value-type="string" calcext:value-type="string">
            <text:p>Жизнь леса</text:p>
          </table:table-cell>
          <table:table-cell/>
          <table:table-cell office:value-type="string" calcext:value-type="string">
            <text:p>Жизнь леса</text:p>
          </table:table-cell>
          <table:table-cell table:number-columns-repeated="2"/>
          <table:table-cell table:formula="of:=&quot;echo -n &quot;&amp;[.Y$14]&amp;[.Q165]&amp;[.Y$14]&amp;&quot; | cat &gt; title&quot;&amp;[.C165]&amp;&quot;.txt&quot;" office:value-type="string" office:string-value="echo -n &quot;Жизнь леса&quot; | cat &gt; title151.txt" calcext:value-type="string">
            <text:p>echo -n "Жизнь леса" | cat &gt; title151.txt</text:p>
          </table:table-cell>
          <table:table-cell table:formula="of:=&quot;echo -n &quot;&amp;[.Y$14]&amp;[.P165]&amp;[.Y$14]&amp;&quot; | cat &gt; author&quot;&amp;[.C165]&amp;&quot;.txt&quot;" office:value-type="string" office:string-value="echo -n &quot;Г. Скребицкий&quot; | cat &gt; author151.txt" calcext:value-type="string">
            <text:p>echo -n "Г. Скребицкий" | cat &gt; author151.txt</text:p>
          </table:table-cell>
          <table:table-cell/>
          <table:table-cell table:formula="of:=&quot;cat preambule1.txt title&quot;&amp;[.C165]&amp;&quot;.txt preambule2.txt  linkpicture&quot;&amp;[.C165]&amp;&quot;.txt preambulethumb.txt linkpicture&quot;&amp;[.C165]&amp;&quot;.txt preambule25.txt linkname&quot;&amp;[.C165]&amp;&quot;.txt preambule3.txt author&quot;&amp;[.C165]&amp;&quot;.txt preambule35.txt   text&quot;&amp;[.C165]&amp;&quot;.txt &gt; &quot;&amp;[.S165]&amp;&quot;.md&quot;" office:value-type="string" office:string-value="cat preambule1.txt title151.txt preambule2.txt  linkpicture151.txt preambulethumb.txt linkpicture151.txt preambule25.txt linkname151.txt preambule3.txt author151.txt preambule35.txt   text151.txt &gt; Жизнь леса.md" calcext:value-type="string">
            <text:p>cat preambule1.txt title151.txt preambule2.txt <text:s/>linkpicture151.txt preambulethumb.txt linkpicture151.txt preambule25.txt linkname151.txt preambule3.txt author151.txt preambule35.txt <text:s text:c="2"/>text151.txt &gt; Жизнь леса.md</text:p>
          </table:table-cell>
        </table:table-row>
        <table:table-row table:style-name="ro1">
          <table:table-cell/>
          <table:table-cell table:formula="of:=[.F166]-[.E166]"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2396" calcext:value-type="float">
            <text:p>2396</text:p>
          </table:table-cell>
          <table:table-cell table:formula="of:=[.E167]-1" office:value-type="float" office:value="2404" calcext:value-type="float">
            <text:p>2404</text:p>
          </table:table-cell>
          <table:table-cell table:formula="of:=IF([.F166]&gt;[.E166])" office:value-type="boolean" office:boolean-value="true" calcext:value-type="boolean">
            <text:p>ИСТИНА</text:p>
          </table:table-cell>
          <table:table-cell table:formula="of:=[.L$14]&amp;[.F166]&amp;&quot;p&quot;&amp;[.L$13]&amp;&quot; &gt; author&quot;&amp;[.C166]&amp;&quot;.txt&quot;" office:value-type="string" office:string-value="sed -n '2404p' &gt; author152.txt" calcext:value-type="string">
            <text:p>sed -n '2404p' &gt; author152.txt</text:p>
          </table:table-cell>
          <table:table-cell table:formula="of:=[.L$14]&amp;[.F166]&amp;&quot;p&quot;&amp;[.L$13]&amp;&quot;&quot;" office:value-type="string" office:string-value="sed -n '2404p'" calcext:value-type="string">
            <text:p>sed -n '2404p'</text:p>
          </table:table-cell>
          <table:table-cell table:formula="of:=[.E166]+1" office:value-type="float" office:value="2397" calcext:value-type="float">
            <text:p>2397</text:p>
          </table:table-cell>
          <table:table-cell table:formula="of:=[.F166]-1" office:value-type="float" office:value="2403" calcext:value-type="float">
            <text:p>2403</text:p>
          </table:table-cell>
          <table:table-cell table:formula="of:=[.L$14]&amp;[.J166]&amp;&quot;,&quot;&amp;[.K166]&amp;&quot;p;&quot;&amp;[.K166]&amp;&quot;q&quot;&amp;[.L$13]&amp;&quot; &gt; text&quot;&amp;[.C166]&amp;&quot;.txt&quot;" office:value-type="string" office:string-value="sed -n '2397,2403p;2403q' &gt; text152.txt" calcext:value-type="string">
            <text:p>sed -n '2397,2403p;2403q' &gt; text152.txt</text:p>
          </table:table-cell>
          <table:table-cell table:number-columns-repeated="3"/>
          <table:table-cell office:value-type="string" calcext:value-type="string">
            <text:p>А. Толстой</text:p>
          </table:table-cell>
          <table:table-cell office:value-type="string" calcext:value-type="string">
            <text:p>Катя</text:p>
          </table:table-cell>
          <table:table-cell/>
          <table:table-cell office:value-type="string" calcext:value-type="string">
            <text:p>Катя</text:p>
          </table:table-cell>
          <table:table-cell table:number-columns-repeated="2"/>
          <table:table-cell table:formula="of:=&quot;echo -n &quot;&amp;[.Y$14]&amp;[.Q166]&amp;[.Y$14]&amp;&quot; | cat &gt; title&quot;&amp;[.C166]&amp;&quot;.txt&quot;" office:value-type="string" office:string-value="echo -n &quot;Катя&quot; | cat &gt; title152.txt" calcext:value-type="string">
            <text:p>echo -n "Катя" | cat &gt; title152.txt</text:p>
          </table:table-cell>
          <table:table-cell table:formula="of:=&quot;echo -n &quot;&amp;[.Y$14]&amp;[.P166]&amp;[.Y$14]&amp;&quot; | cat &gt; author&quot;&amp;[.C166]&amp;&quot;.txt&quot;" office:value-type="string" office:string-value="echo -n &quot;А. Толстой&quot; | cat &gt; author152.txt" calcext:value-type="string">
            <text:p>echo -n "А. Толстой" | cat &gt; author152.txt</text:p>
          </table:table-cell>
          <table:table-cell/>
          <table:table-cell table:formula="of:=&quot;cat preambule1.txt title&quot;&amp;[.C166]&amp;&quot;.txt preambule2.txt  linkpicture&quot;&amp;[.C166]&amp;&quot;.txt preambulethumb.txt linkpicture&quot;&amp;[.C166]&amp;&quot;.txt preambule25.txt linkname&quot;&amp;[.C166]&amp;&quot;.txt preambule3.txt author&quot;&amp;[.C166]&amp;&quot;.txt preambule35.txt   text&quot;&amp;[.C166]&amp;&quot;.txt &gt; &quot;&amp;[.S166]&amp;&quot;.md&quot;" office:value-type="string" office:string-value="cat preambule1.txt title152.txt preambule2.txt  linkpicture152.txt preambulethumb.txt linkpicture152.txt preambule25.txt linkname152.txt preambule3.txt author152.txt preambule35.txt   text152.txt &gt; Катя.md" calcext:value-type="string">
            <text:p>cat preambule1.txt title152.txt preambule2.txt <text:s/>linkpicture152.txt preambulethumb.txt linkpicture152.txt preambule25.txt linkname152.txt preambule3.txt author152.txt preambule35.txt <text:s text:c="2"/>text152.txt &gt; Катя.md</text:p>
          </table:table-cell>
        </table:table-row>
        <table:table-row table:style-name="ro1">
          <table:table-cell/>
          <table:table-cell table:formula="of:=[.F167]-[.E167]" office:value-type="float" office:value="16" calcext:value-type="float">
            <text:p>16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405" calcext:value-type="float">
            <text:p>2405</text:p>
          </table:table-cell>
          <table:table-cell table:formula="of:=[.E168]-1" office:value-type="float" office:value="2421" calcext:value-type="float">
            <text:p>2421</text:p>
          </table:table-cell>
          <table:table-cell table:formula="of:=IF([.F167]&gt;[.E167])" office:value-type="boolean" office:boolean-value="true" calcext:value-type="boolean">
            <text:p>ИСТИНА</text:p>
          </table:table-cell>
          <table:table-cell table:formula="of:=[.L$14]&amp;[.F167]&amp;&quot;p&quot;&amp;[.L$13]&amp;&quot; &gt; author&quot;&amp;[.C167]&amp;&quot;.txt&quot;" office:value-type="string" office:string-value="sed -n '2421p' &gt; author153.txt" calcext:value-type="string">
            <text:p>sed -n '2421p' &gt; author153.txt</text:p>
          </table:table-cell>
          <table:table-cell table:formula="of:=[.L$14]&amp;[.F167]&amp;&quot;p&quot;&amp;[.L$13]&amp;&quot;&quot;" office:value-type="string" office:string-value="sed -n '2421p'" calcext:value-type="string">
            <text:p>sed -n '2421p'</text:p>
          </table:table-cell>
          <table:table-cell table:formula="of:=[.E167]+1" office:value-type="float" office:value="2406" calcext:value-type="float">
            <text:p>2406</text:p>
          </table:table-cell>
          <table:table-cell table:formula="of:=[.F167]-1" office:value-type="float" office:value="2420" calcext:value-type="float">
            <text:p>2420</text:p>
          </table:table-cell>
          <table:table-cell table:formula="of:=[.L$14]&amp;[.J167]&amp;&quot;,&quot;&amp;[.K167]&amp;&quot;p;&quot;&amp;[.K167]&amp;&quot;q&quot;&amp;[.L$13]&amp;&quot; &gt; text&quot;&amp;[.C167]&amp;&quot;.txt&quot;" office:value-type="string" office:string-value="sed -n '2406,2420p;2420q' &gt; text153.txt" calcext:value-type="string">
            <text:p>sed -n '2406,2420p;2420q' &gt; text153.txt</text:p>
          </table:table-cell>
          <table:table-cell table:number-columns-repeated="3"/>
          <table:table-cell office:value-type="string" calcext:value-type="string">
            <text:p>В. Короленко</text:p>
          </table:table-cell>
          <table:table-cell office:value-type="string" calcext:value-type="string">
            <text:p>Странная загадка</text:p>
          </table:table-cell>
          <table:table-cell/>
          <table:table-cell office:value-type="string" calcext:value-type="string">
            <text:p>Странная загадка</text:p>
          </table:table-cell>
          <table:table-cell table:number-columns-repeated="2"/>
          <table:table-cell table:formula="of:=&quot;echo -n &quot;&amp;[.Y$14]&amp;[.Q167]&amp;[.Y$14]&amp;&quot; | cat &gt; title&quot;&amp;[.C167]&amp;&quot;.txt&quot;" office:value-type="string" office:string-value="echo -n &quot;Странная загадка&quot; | cat &gt; title153.txt" calcext:value-type="string">
            <text:p>echo -n "Странная загадка" | cat &gt; title153.txt</text:p>
          </table:table-cell>
          <table:table-cell table:formula="of:=&quot;echo -n &quot;&amp;[.Y$14]&amp;[.P167]&amp;[.Y$14]&amp;&quot; | cat &gt; author&quot;&amp;[.C167]&amp;&quot;.txt&quot;" office:value-type="string" office:string-value="echo -n &quot;В. Короленко&quot; | cat &gt; author153.txt" calcext:value-type="string">
            <text:p>echo -n "В. Короленко" | cat &gt; author153.txt</text:p>
          </table:table-cell>
          <table:table-cell/>
          <table:table-cell table:formula="of:=&quot;cat preambule1.txt title&quot;&amp;[.C167]&amp;&quot;.txt preambule2.txt  linkpicture&quot;&amp;[.C167]&amp;&quot;.txt preambulethumb.txt linkpicture&quot;&amp;[.C167]&amp;&quot;.txt preambule25.txt linkname&quot;&amp;[.C167]&amp;&quot;.txt preambule3.txt author&quot;&amp;[.C167]&amp;&quot;.txt preambule35.txt   text&quot;&amp;[.C167]&amp;&quot;.txt &gt; &quot;&amp;[.S167]&amp;&quot;.md&quot;" office:value-type="string" office:string-value="cat preambule1.txt title153.txt preambule2.txt  linkpicture153.txt preambulethumb.txt linkpicture153.txt preambule25.txt linkname153.txt preambule3.txt author153.txt preambule35.txt   text153.txt &gt; Странная загадка.md" calcext:value-type="string">
            <text:p>cat preambule1.txt title153.txt preambule2.txt <text:s/>linkpicture153.txt preambulethumb.txt linkpicture153.txt preambule25.txt linkname153.txt preambule3.txt author153.txt preambule35.txt <text:s text:c="2"/>text153.txt &gt; Странная загадка.md</text:p>
          </table:table-cell>
        </table:table-row>
        <table:table-row table:style-name="ro1">
          <table:table-cell/>
          <table:table-cell table:formula="of:=[.F168]-[.E168]" office:value-type="float" office:value="20" calcext:value-type="float">
            <text:p>20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2422" calcext:value-type="float">
            <text:p>2422</text:p>
          </table:table-cell>
          <table:table-cell table:formula="of:=[.E169]-1" office:value-type="float" office:value="2442" calcext:value-type="float">
            <text:p>2442</text:p>
          </table:table-cell>
          <table:table-cell table:formula="of:=IF([.F168]&gt;[.E168])" office:value-type="boolean" office:boolean-value="true" calcext:value-type="boolean">
            <text:p>ИСТИНА</text:p>
          </table:table-cell>
          <table:table-cell table:formula="of:=[.L$14]&amp;[.F168]&amp;&quot;p&quot;&amp;[.L$13]&amp;&quot; &gt; author&quot;&amp;[.C168]&amp;&quot;.txt&quot;" office:value-type="string" office:string-value="sed -n '2442p' &gt; author154.txt" calcext:value-type="string">
            <text:p>sed -n '2442p' &gt; author154.txt</text:p>
          </table:table-cell>
          <table:table-cell table:formula="of:=[.L$14]&amp;[.F168]&amp;&quot;p&quot;&amp;[.L$13]&amp;&quot;&quot;" office:value-type="string" office:string-value="sed -n '2442p'" calcext:value-type="string">
            <text:p>sed -n '2442p'</text:p>
          </table:table-cell>
          <table:table-cell table:formula="of:=[.E168]+1" office:value-type="float" office:value="2423" calcext:value-type="float">
            <text:p>2423</text:p>
          </table:table-cell>
          <table:table-cell table:formula="of:=[.F168]-1" office:value-type="float" office:value="2441" calcext:value-type="float">
            <text:p>2441</text:p>
          </table:table-cell>
          <table:table-cell table:formula="of:=[.L$14]&amp;[.J168]&amp;&quot;,&quot;&amp;[.K168]&amp;&quot;p;&quot;&amp;[.K168]&amp;&quot;q&quot;&amp;[.L$13]&amp;&quot; &gt; text&quot;&amp;[.C168]&amp;&quot;.txt&quot;" office:value-type="string" office:string-value="sed -n '2423,2441p;2441q' &gt; text154.txt" calcext:value-type="string">
            <text:p>sed -n '2423,2441p;2441q' &gt; text154.txt</text:p>
          </table:table-cell>
          <table:table-cell table:number-columns-repeated="3"/>
          <table:table-cell office:value-type="string" calcext:value-type="string">
            <text:p>А. Платонов</text:p>
          </table:table-cell>
          <table:table-cell office:value-type="string" calcext:value-type="string">
            <text:p>Ты кто?</text:p>
          </table:table-cell>
          <table:table-cell/>
          <table:table-cell office:value-type="string" calcext:value-type="string">
            <text:p>Ты кто?</text:p>
          </table:table-cell>
          <table:table-cell table:number-columns-repeated="2"/>
          <table:table-cell table:formula="of:=&quot;echo -n &quot;&amp;[.Y$14]&amp;[.Q168]&amp;[.Y$14]&amp;&quot; | cat &gt; title&quot;&amp;[.C168]&amp;&quot;.txt&quot;" office:value-type="string" office:string-value="echo -n &quot;Ты кто?&quot; | cat &gt; title154.txt" calcext:value-type="string">
            <text:p>echo -n "Ты кто?" | cat &gt; title154.txt</text:p>
          </table:table-cell>
          <table:table-cell table:formula="of:=&quot;echo -n &quot;&amp;[.Y$14]&amp;[.P168]&amp;[.Y$14]&amp;&quot; | cat &gt; author&quot;&amp;[.C168]&amp;&quot;.txt&quot;" office:value-type="string" office:string-value="echo -n &quot;А. Платонов&quot; | cat &gt; author154.txt" calcext:value-type="string">
            <text:p>echo -n "А. Платонов" | cat &gt; author154.txt</text:p>
          </table:table-cell>
          <table:table-cell/>
          <table:table-cell table:formula="of:=&quot;cat preambule1.txt title&quot;&amp;[.C168]&amp;&quot;.txt preambule2.txt  linkpicture&quot;&amp;[.C168]&amp;&quot;.txt preambulethumb.txt linkpicture&quot;&amp;[.C168]&amp;&quot;.txt preambule25.txt linkname&quot;&amp;[.C168]&amp;&quot;.txt preambule3.txt author&quot;&amp;[.C168]&amp;&quot;.txt preambule35.txt   text&quot;&amp;[.C168]&amp;&quot;.txt &gt; &quot;&amp;[.S168]&amp;&quot;.md&quot;" office:value-type="string" office:string-value="cat preambule1.txt title154.txt preambule2.txt  linkpicture154.txt preambulethumb.txt linkpicture154.txt preambule25.txt linkname154.txt preambule3.txt author154.txt preambule35.txt   text154.txt &gt; Ты кто?.md" calcext:value-type="string">
            <text:p>cat preambule1.txt title154.txt preambule2.txt <text:s/>linkpicture154.txt preambulethumb.txt linkpicture154.txt preambule25.txt linkname154.txt preambule3.txt author154.txt preambule35.txt <text:s text:c="2"/>text154.txt &gt; Ты кто?.md</text:p>
          </table:table-cell>
        </table:table-row>
        <table:table-row table:style-name="ro1">
          <table:table-cell/>
          <table:table-cell table:formula="of:=[.F169]-[.E169]" office:value-type="float" office:value="12" calcext:value-type="float">
            <text:p>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443" calcext:value-type="float">
            <text:p>2443</text:p>
          </table:table-cell>
          <table:table-cell table:formula="of:=[.E170]-1" office:value-type="float" office:value="2455" calcext:value-type="float">
            <text:p>2455</text:p>
          </table:table-cell>
          <table:table-cell table:formula="of:=IF([.F169]&gt;[.E169])" office:value-type="boolean" office:boolean-value="true" calcext:value-type="boolean">
            <text:p>ИСТИНА</text:p>
          </table:table-cell>
          <table:table-cell table:formula="of:=[.L$14]&amp;[.F169]&amp;&quot;p&quot;&amp;[.L$13]&amp;&quot; &gt; author&quot;&amp;[.C169]&amp;&quot;.txt&quot;" office:value-type="string" office:string-value="sed -n '2455p' &gt; author155.txt" calcext:value-type="string">
            <text:p>sed -n '2455p' &gt; author155.txt</text:p>
          </table:table-cell>
          <table:table-cell table:formula="of:=[.L$14]&amp;[.F169]&amp;&quot;p&quot;&amp;[.L$13]&amp;&quot;&quot;" office:value-type="string" office:string-value="sed -n '2455p'" calcext:value-type="string">
            <text:p>sed -n '2455p'</text:p>
          </table:table-cell>
          <table:table-cell table:formula="of:=[.E169]+1" office:value-type="float" office:value="2444" calcext:value-type="float">
            <text:p>2444</text:p>
          </table:table-cell>
          <table:table-cell table:formula="of:=[.F169]-1" office:value-type="float" office:value="2454" calcext:value-type="float">
            <text:p>2454</text:p>
          </table:table-cell>
          <table:table-cell table:formula="of:=[.L$14]&amp;[.J169]&amp;&quot;,&quot;&amp;[.K169]&amp;&quot;p;&quot;&amp;[.K169]&amp;&quot;q&quot;&amp;[.L$13]&amp;&quot; &gt; text&quot;&amp;[.C169]&amp;&quot;.txt&quot;" office:value-type="string" office:string-value="sed -n '2444,2454p;2454q' &gt; text155.txt" calcext:value-type="string">
            <text:p>sed -n '2444,2454p;2454q' &gt; text155.txt</text:p>
          </table:table-cell>
          <table:table-cell table:number-columns-repeated="3"/>
          <table:table-cell office:value-type="string" calcext:value-type="string">
            <text:p>Д. Мамин-Сибиряк</text:p>
          </table:table-cell>
          <table:table-cell office:value-type="string" calcext:value-type="string">
            <text:p>На охоте</text:p>
          </table:table-cell>
          <table:table-cell/>
          <table:table-cell office:value-type="string" calcext:value-type="string">
            <text:p>На охоте</text:p>
          </table:table-cell>
          <table:table-cell table:number-columns-repeated="2"/>
          <table:table-cell table:formula="of:=&quot;echo -n &quot;&amp;[.Y$14]&amp;[.Q169]&amp;[.Y$14]&amp;&quot; | cat &gt; title&quot;&amp;[.C169]&amp;&quot;.txt&quot;" office:value-type="string" office:string-value="echo -n &quot;На охоте&quot; | cat &gt; title155.txt" calcext:value-type="string">
            <text:p>echo -n "На охоте" | cat &gt; title155.txt</text:p>
          </table:table-cell>
          <table:table-cell table:formula="of:=&quot;echo -n &quot;&amp;[.Y$14]&amp;[.P169]&amp;[.Y$14]&amp;&quot; | cat &gt; author&quot;&amp;[.C169]&amp;&quot;.txt&quot;" office:value-type="string" office:string-value="echo -n &quot;Д. Мамин-Сибиряк&quot; | cat &gt; author155.txt" calcext:value-type="string">
            <text:p>echo -n "Д. Мамин-Сибиряк" | cat &gt; author155.txt</text:p>
          </table:table-cell>
          <table:table-cell/>
          <table:table-cell table:formula="of:=&quot;cat preambule1.txt title&quot;&amp;[.C169]&amp;&quot;.txt preambule2.txt  linkpicture&quot;&amp;[.C169]&amp;&quot;.txt preambulethumb.txt linkpicture&quot;&amp;[.C169]&amp;&quot;.txt preambule25.txt linkname&quot;&amp;[.C169]&amp;&quot;.txt preambule3.txt author&quot;&amp;[.C169]&amp;&quot;.txt preambule35.txt   text&quot;&amp;[.C169]&amp;&quot;.txt &gt; &quot;&amp;[.S169]&amp;&quot;.md&quot;" office:value-type="string" office:string-value="cat preambule1.txt title155.txt preambule2.txt  linkpicture155.txt preambulethumb.txt linkpicture155.txt preambule25.txt linkname155.txt preambule3.txt author155.txt preambule35.txt   text155.txt &gt; На охоте.md" calcext:value-type="string">
            <text:p>cat preambule1.txt title155.txt preambule2.txt <text:s/>linkpicture155.txt preambulethumb.txt linkpicture155.txt preambule25.txt linkname155.txt preambule3.txt author155.txt preambule35.txt <text:s text:c="2"/>text155.txt &gt; На охоте.md</text:p>
          </table:table-cell>
        </table:table-row>
        <table:table-row table:style-name="ro1">
          <table:table-cell/>
          <table:table-cell table:formula="of:=[.F170]-[.E170]"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456" calcext:value-type="float">
            <text:p>2456</text:p>
          </table:table-cell>
          <table:table-cell table:formula="of:=[.E171]-1" office:value-type="float" office:value="2466" calcext:value-type="float">
            <text:p>2466</text:p>
          </table:table-cell>
          <table:table-cell table:formula="of:=IF([.F170]&gt;[.E170])" office:value-type="boolean" office:boolean-value="true" calcext:value-type="boolean">
            <text:p>ИСТИНА</text:p>
          </table:table-cell>
          <table:table-cell table:formula="of:=[.L$14]&amp;[.F170]&amp;&quot;p&quot;&amp;[.L$13]&amp;&quot; &gt; author&quot;&amp;[.C170]&amp;&quot;.txt&quot;" office:value-type="string" office:string-value="sed -n '2466p' &gt; author156.txt" calcext:value-type="string">
            <text:p>sed -n '2466p' &gt; author156.txt</text:p>
          </table:table-cell>
          <table:table-cell table:formula="of:=[.L$14]&amp;[.F170]&amp;&quot;p&quot;&amp;[.L$13]&amp;&quot;&quot;" office:value-type="string" office:string-value="sed -n '2466p'" calcext:value-type="string">
            <text:p>sed -n '2466p'</text:p>
          </table:table-cell>
          <table:table-cell table:formula="of:=[.E170]+1" office:value-type="float" office:value="2457" calcext:value-type="float">
            <text:p>2457</text:p>
          </table:table-cell>
          <table:table-cell table:formula="of:=[.F170]-1" office:value-type="float" office:value="2465" calcext:value-type="float">
            <text:p>2465</text:p>
          </table:table-cell>
          <table:table-cell table:formula="of:=[.L$14]&amp;[.J170]&amp;&quot;,&quot;&amp;[.K170]&amp;&quot;p;&quot;&amp;[.K170]&amp;&quot;q&quot;&amp;[.L$13]&amp;&quot; &gt; text&quot;&amp;[.C170]&amp;&quot;.txt&quot;" office:value-type="string" office:string-value="sed -n '2457,2465p;2465q' &gt; text156.txt" calcext:value-type="string">
            <text:p>sed -n '2457,2465p;2465q' &gt; text156.txt</text:p>
          </table:table-cell>
          <table:table-cell table:number-columns-repeated="3"/>
          <table:table-cell office:value-type="string" calcext:value-type="string">
            <text:p>В. Белов</text:p>
          </table:table-cell>
          <table:table-cell office:value-type="string" calcext:value-type="string">
            <text:p>Бобришный угор</text:p>
          </table:table-cell>
          <table:table-cell/>
          <table:table-cell office:value-type="string" calcext:value-type="string">
            <text:p>Бобришный угор</text:p>
          </table:table-cell>
          <table:table-cell table:number-columns-repeated="2"/>
          <table:table-cell table:formula="of:=&quot;echo -n &quot;&amp;[.Y$14]&amp;[.Q170]&amp;[.Y$14]&amp;&quot; | cat &gt; title&quot;&amp;[.C170]&amp;&quot;.txt&quot;" office:value-type="string" office:string-value="echo -n &quot;Бобришный угор&quot; | cat &gt; title156.txt" calcext:value-type="string">
            <text:p>echo -n "Бобришный угор" | cat &gt; title156.txt</text:p>
          </table:table-cell>
          <table:table-cell table:formula="of:=&quot;echo -n &quot;&amp;[.Y$14]&amp;[.P170]&amp;[.Y$14]&amp;&quot; | cat &gt; author&quot;&amp;[.C170]&amp;&quot;.txt&quot;" office:value-type="string" office:string-value="echo -n &quot;В. Белов&quot; | cat &gt; author156.txt" calcext:value-type="string">
            <text:p>echo -n "В. Белов" | cat &gt; author156.txt</text:p>
          </table:table-cell>
          <table:table-cell/>
          <table:table-cell table:formula="of:=&quot;cat preambule1.txt title&quot;&amp;[.C170]&amp;&quot;.txt preambule2.txt  linkpicture&quot;&amp;[.C170]&amp;&quot;.txt preambulethumb.txt linkpicture&quot;&amp;[.C170]&amp;&quot;.txt preambule25.txt linkname&quot;&amp;[.C170]&amp;&quot;.txt preambule3.txt author&quot;&amp;[.C170]&amp;&quot;.txt preambule35.txt   text&quot;&amp;[.C170]&amp;&quot;.txt &gt; &quot;&amp;[.S170]&amp;&quot;.md&quot;" office:value-type="string" office:string-value="cat preambule1.txt title156.txt preambule2.txt  linkpicture156.txt preambulethumb.txt linkpicture156.txt preambule25.txt linkname156.txt preambule3.txt author156.txt preambule35.txt   text156.txt &gt; Бобришный угор.md" calcext:value-type="string">
            <text:p>cat preambule1.txt title156.txt preambule2.txt <text:s/>linkpicture156.txt preambulethumb.txt linkpicture156.txt preambule25.txt linkname156.txt preambule3.txt author156.txt preambule35.txt <text:s text:c="2"/>text156.txt &gt; Бобришный угор.md</text:p>
          </table:table-cell>
        </table:table-row>
        <table:table-row table:style-name="ro1">
          <table:table-cell/>
          <table:table-cell table:formula="of:=[.F171]-[.E171]" office:value-type="float" office:value="11" calcext:value-type="float">
            <text:p>11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2467" calcext:value-type="float">
            <text:p>2467</text:p>
          </table:table-cell>
          <table:table-cell table:formula="of:=[.E172]-1" office:value-type="float" office:value="2478" calcext:value-type="float">
            <text:p>2478</text:p>
          </table:table-cell>
          <table:table-cell table:formula="of:=IF([.F171]&gt;[.E171])" office:value-type="boolean" office:boolean-value="true" calcext:value-type="boolean">
            <text:p>ИСТИНА</text:p>
          </table:table-cell>
          <table:table-cell table:formula="of:=[.L$14]&amp;[.F171]&amp;&quot;p&quot;&amp;[.L$13]&amp;&quot; &gt; author&quot;&amp;[.C171]&amp;&quot;.txt&quot;" office:value-type="string" office:string-value="sed -n '2478p' &gt; author157.txt" calcext:value-type="string">
            <text:p>sed -n '2478p' &gt; author157.txt</text:p>
          </table:table-cell>
          <table:table-cell table:formula="of:=[.L$14]&amp;[.F171]&amp;&quot;p&quot;&amp;[.L$13]&amp;&quot;&quot;" office:value-type="string" office:string-value="sed -n '2478p'" calcext:value-type="string">
            <text:p>sed -n '2478p'</text:p>
          </table:table-cell>
          <table:table-cell table:formula="of:=[.E171]+1" office:value-type="float" office:value="2468" calcext:value-type="float">
            <text:p>2468</text:p>
          </table:table-cell>
          <table:table-cell table:formula="of:=[.F171]-1" office:value-type="float" office:value="2477" calcext:value-type="float">
            <text:p>2477</text:p>
          </table:table-cell>
          <table:table-cell table:formula="of:=[.L$14]&amp;[.J171]&amp;&quot;,&quot;&amp;[.K171]&amp;&quot;p;&quot;&amp;[.K171]&amp;&quot;q&quot;&amp;[.L$13]&amp;&quot; &gt; text&quot;&amp;[.C171]&amp;&quot;.txt&quot;" office:value-type="string" office:string-value="sed -n '2468,2477p;2477q' &gt; text157.txt" calcext:value-type="string">
            <text:p>sed -n '2468,2477p;2477q' &gt; text157.txt</text:p>
          </table:table-cell>
          <table:table-cell table:number-columns-repeated="3"/>
          <table:table-cell office:value-type="string" calcext:value-type="string">
            <text:p>Д. Лихачев</text:p>
          </table:table-cell>
          <table:table-cell office:value-type="string" calcext:value-type="string">
            <text:p>О выборе цели</text:p>
          </table:table-cell>
          <table:table-cell/>
          <table:table-cell office:value-type="string" calcext:value-type="string">
            <text:p>О выборе цели</text:p>
          </table:table-cell>
          <table:table-cell table:number-columns-repeated="2"/>
          <table:table-cell table:formula="of:=&quot;echo -n &quot;&amp;[.Y$14]&amp;[.Q171]&amp;[.Y$14]&amp;&quot; | cat &gt; title&quot;&amp;[.C171]&amp;&quot;.txt&quot;" office:value-type="string" office:string-value="echo -n &quot;О выборе цели&quot; | cat &gt; title157.txt" calcext:value-type="string">
            <text:p>echo -n "О выборе цели" | cat &gt; title157.txt</text:p>
          </table:table-cell>
          <table:table-cell table:formula="of:=&quot;echo -n &quot;&amp;[.Y$14]&amp;[.P171]&amp;[.Y$14]&amp;&quot; | cat &gt; author&quot;&amp;[.C171]&amp;&quot;.txt&quot;" office:value-type="string" office:string-value="echo -n &quot;Д. Лихачев&quot; | cat &gt; author157.txt" calcext:value-type="string">
            <text:p>echo -n "Д. Лихачев" | cat &gt; author157.txt</text:p>
          </table:table-cell>
          <table:table-cell/>
          <table:table-cell table:formula="of:=&quot;cat preambule1.txt title&quot;&amp;[.C171]&amp;&quot;.txt preambule2.txt  linkpicture&quot;&amp;[.C171]&amp;&quot;.txt preambulethumb.txt linkpicture&quot;&amp;[.C171]&amp;&quot;.txt preambule25.txt linkname&quot;&amp;[.C171]&amp;&quot;.txt preambule3.txt author&quot;&amp;[.C171]&amp;&quot;.txt preambule35.txt   text&quot;&amp;[.C171]&amp;&quot;.txt &gt; &quot;&amp;[.S171]&amp;&quot;.md&quot;" office:value-type="string" office:string-value="cat preambule1.txt title157.txt preambule2.txt  linkpicture157.txt preambulethumb.txt linkpicture157.txt preambule25.txt linkname157.txt preambule3.txt author157.txt preambule35.txt   text157.txt &gt; О выборе цели.md" calcext:value-type="string">
            <text:p>cat preambule1.txt title157.txt preambule2.txt <text:s/>linkpicture157.txt preambulethumb.txt linkpicture157.txt preambule25.txt linkname157.txt preambule3.txt author157.txt preambule35.txt <text:s text:c="2"/>text157.txt &gt; О выборе цели.md</text:p>
          </table:table-cell>
        </table:table-row>
        <table:table-row table:style-name="ro1">
          <table:table-cell/>
          <table:table-cell table:formula="of:=[.F172]-[.E172]" office:value-type="float" office:value="11" calcext:value-type="float">
            <text:p>1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2479" calcext:value-type="float">
            <text:p>2479</text:p>
          </table:table-cell>
          <table:table-cell table:formula="of:=[.E173]-1" office:value-type="float" office:value="2490" calcext:value-type="float">
            <text:p>2490</text:p>
          </table:table-cell>
          <table:table-cell table:formula="of:=IF([.F172]&gt;[.E172])" office:value-type="boolean" office:boolean-value="true" calcext:value-type="boolean">
            <text:p>ИСТИНА</text:p>
          </table:table-cell>
          <table:table-cell table:formula="of:=[.L$14]&amp;[.F172]&amp;&quot;p&quot;&amp;[.L$13]&amp;&quot; &gt; author&quot;&amp;[.C172]&amp;&quot;.txt&quot;" office:value-type="string" office:string-value="sed -n '2490p' &gt; author158.txt" calcext:value-type="string">
            <text:p>sed -n '2490p' &gt; author158.txt</text:p>
          </table:table-cell>
          <table:table-cell table:formula="of:=[.L$14]&amp;[.F172]&amp;&quot;p&quot;&amp;[.L$13]&amp;&quot;&quot;" office:value-type="string" office:string-value="sed -n '2490p'" calcext:value-type="string">
            <text:p>sed -n '2490p'</text:p>
          </table:table-cell>
          <table:table-cell table:formula="of:=[.E172]+1" office:value-type="float" office:value="2480" calcext:value-type="float">
            <text:p>2480</text:p>
          </table:table-cell>
          <table:table-cell table:formula="of:=[.F172]-1" office:value-type="float" office:value="2489" calcext:value-type="float">
            <text:p>2489</text:p>
          </table:table-cell>
          <table:table-cell table:formula="of:=[.L$14]&amp;[.J172]&amp;&quot;,&quot;&amp;[.K172]&amp;&quot;p;&quot;&amp;[.K172]&amp;&quot;q&quot;&amp;[.L$13]&amp;&quot; &gt; text&quot;&amp;[.C172]&amp;&quot;.txt&quot;" office:value-type="string" office:string-value="sed -n '2480,2489p;2489q' &gt; text158.txt" calcext:value-type="string">
            <text:p>sed -n '2480,2489p;2489q' &gt; text158.txt</text:p>
          </table:table-cell>
          <table:table-cell table:number-columns-repeated="3"/>
          <table:table-cell office:value-type="string" calcext:value-type="string">
            <text:p>Из газет</text:p>
          </table:table-cell>
          <table:table-cell office:value-type="string" calcext:value-type="string">
            <text:p>Полоцк</text:p>
          </table:table-cell>
          <table:table-cell/>
          <table:table-cell office:value-type="string" calcext:value-type="string">
            <text:p>Полоцк</text:p>
          </table:table-cell>
          <table:table-cell table:number-columns-repeated="2"/>
          <table:table-cell table:formula="of:=&quot;echo -n &quot;&amp;[.Y$14]&amp;[.Q172]&amp;[.Y$14]&amp;&quot; | cat &gt; title&quot;&amp;[.C172]&amp;&quot;.txt&quot;" office:value-type="string" office:string-value="echo -n &quot;Полоцк&quot; | cat &gt; title158.txt" calcext:value-type="string">
            <text:p>echo -n "Полоцк" | cat &gt; title158.txt</text:p>
          </table:table-cell>
          <table:table-cell table:formula="of:=&quot;echo -n &quot;&amp;[.Y$14]&amp;[.P172]&amp;[.Y$14]&amp;&quot; | cat &gt; author&quot;&amp;[.C172]&amp;&quot;.txt&quot;" office:value-type="string" office:string-value="echo -n &quot;Из газет&quot; | cat &gt; author158.txt" calcext:value-type="string">
            <text:p>echo -n "Из газет" | cat &gt; author158.txt</text:p>
          </table:table-cell>
          <table:table-cell/>
          <table:table-cell table:formula="of:=&quot;cat preambule1.txt title&quot;&amp;[.C172]&amp;&quot;.txt preambule2.txt  linkpicture&quot;&amp;[.C172]&amp;&quot;.txt preambulethumb.txt linkpicture&quot;&amp;[.C172]&amp;&quot;.txt preambule25.txt linkname&quot;&amp;[.C172]&amp;&quot;.txt preambule3.txt author&quot;&amp;[.C172]&amp;&quot;.txt preambule35.txt   text&quot;&amp;[.C172]&amp;&quot;.txt &gt; &quot;&amp;[.S172]&amp;&quot;.md&quot;" office:value-type="string" office:string-value="cat preambule1.txt title158.txt preambule2.txt  linkpicture158.txt preambulethumb.txt linkpicture158.txt preambule25.txt linkname158.txt preambule3.txt author158.txt preambule35.txt   text158.txt &gt; Полоцк.md" calcext:value-type="string">
            <text:p>cat preambule1.txt title158.txt preambule2.txt <text:s/>linkpicture158.txt preambulethumb.txt linkpicture158.txt preambule25.txt linkname158.txt preambule3.txt author158.txt preambule35.txt <text:s text:c="2"/>text158.txt &gt; Полоцк.md</text:p>
          </table:table-cell>
        </table:table-row>
        <table:table-row table:style-name="ro1">
          <table:table-cell/>
          <table:table-cell table:formula="of:=[.F173]-[.E173]" office:value-type="float" office:value="12" calcext:value-type="float">
            <text:p>1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2491" calcext:value-type="float">
            <text:p>2491</text:p>
          </table:table-cell>
          <table:table-cell table:formula="of:=[.E174]-1" office:value-type="float" office:value="2503" calcext:value-type="float">
            <text:p>2503</text:p>
          </table:table-cell>
          <table:table-cell table:formula="of:=IF([.F173]&gt;[.E173])" office:value-type="boolean" office:boolean-value="true" calcext:value-type="boolean">
            <text:p>ИСТИНА</text:p>
          </table:table-cell>
          <table:table-cell table:formula="of:=[.L$14]&amp;[.F173]&amp;&quot;p&quot;&amp;[.L$13]&amp;&quot; &gt; author&quot;&amp;[.C173]&amp;&quot;.txt&quot;" office:value-type="string" office:string-value="sed -n '2503p' &gt; author159.txt" calcext:value-type="string">
            <text:p>sed -n '2503p' &gt; author159.txt</text:p>
          </table:table-cell>
          <table:table-cell table:formula="of:=[.L$14]&amp;[.F173]&amp;&quot;p&quot;&amp;[.L$13]&amp;&quot;&quot;" office:value-type="string" office:string-value="sed -n '2503p'" calcext:value-type="string">
            <text:p>sed -n '2503p'</text:p>
          </table:table-cell>
          <table:table-cell table:formula="of:=[.E173]+1" office:value-type="float" office:value="2492" calcext:value-type="float">
            <text:p>2492</text:p>
          </table:table-cell>
          <table:table-cell table:formula="of:=[.F173]-1" office:value-type="float" office:value="2502" calcext:value-type="float">
            <text:p>2502</text:p>
          </table:table-cell>
          <table:table-cell table:formula="of:=[.L$14]&amp;[.J173]&amp;&quot;,&quot;&amp;[.K173]&amp;&quot;p;&quot;&amp;[.K173]&amp;&quot;q&quot;&amp;[.L$13]&amp;&quot; &gt; text&quot;&amp;[.C173]&amp;&quot;.txt&quot;" office:value-type="string" office:string-value="sed -n '2492,2502p;2502q' &gt; text159.txt" calcext:value-type="string">
            <text:p>sed -n '2492,2502p;2502q' &gt; text159.txt</text:p>
          </table:table-cell>
          <table:table-cell table:number-columns-repeated="3"/>
          <table:table-cell office:value-type="string" calcext:value-type="string">
            <text:p>Ю. Нагибин</text:p>
          </table:table-cell>
          <table:table-cell office:value-type="string" calcext:value-type="string">
            <text:p>Чувство родины</text:p>
          </table:table-cell>
          <table:table-cell/>
          <table:table-cell office:value-type="string" calcext:value-type="string">
            <text:p>Чувство родины</text:p>
          </table:table-cell>
          <table:table-cell table:number-columns-repeated="2"/>
          <table:table-cell table:formula="of:=&quot;echo -n &quot;&amp;[.Y$14]&amp;[.Q173]&amp;[.Y$14]&amp;&quot; | cat &gt; title&quot;&amp;[.C173]&amp;&quot;.txt&quot;" office:value-type="string" office:string-value="echo -n &quot;Чувство родины&quot; | cat &gt; title159.txt" calcext:value-type="string">
            <text:p>echo -n "Чувство родины" | cat &gt; title159.txt</text:p>
          </table:table-cell>
          <table:table-cell table:formula="of:=&quot;echo -n &quot;&amp;[.Y$14]&amp;[.P173]&amp;[.Y$14]&amp;&quot; | cat &gt; author&quot;&amp;[.C173]&amp;&quot;.txt&quot;" office:value-type="string" office:string-value="echo -n &quot;Ю. Нагибин&quot; | cat &gt; author159.txt" calcext:value-type="string">
            <text:p>echo -n "Ю. Нагибин" | cat &gt; author159.txt</text:p>
          </table:table-cell>
          <table:table-cell/>
          <table:table-cell table:formula="of:=&quot;cat preambule1.txt title&quot;&amp;[.C173]&amp;&quot;.txt preambule2.txt  linkpicture&quot;&amp;[.C173]&amp;&quot;.txt preambulethumb.txt linkpicture&quot;&amp;[.C173]&amp;&quot;.txt preambule25.txt linkname&quot;&amp;[.C173]&amp;&quot;.txt preambule3.txt author&quot;&amp;[.C173]&amp;&quot;.txt preambule35.txt   text&quot;&amp;[.C173]&amp;&quot;.txt &gt; &quot;&amp;[.S173]&amp;&quot;.md&quot;" office:value-type="string" office:string-value="cat preambule1.txt title159.txt preambule2.txt  linkpicture159.txt preambulethumb.txt linkpicture159.txt preambule25.txt linkname159.txt preambule3.txt author159.txt preambule35.txt   text159.txt &gt; Чувство родины.md" calcext:value-type="string">
            <text:p>cat preambule1.txt title159.txt preambule2.txt <text:s/>linkpicture159.txt preambulethumb.txt linkpicture159.txt preambule25.txt linkname159.txt preambule3.txt author159.txt preambule35.txt <text:s text:c="2"/>text159.txt &gt; Чувство родины.md</text:p>
          </table:table-cell>
        </table:table-row>
        <table:table-row table:style-name="ro1">
          <table:table-cell/>
          <table:table-cell table:formula="of:=[.F174]-[.E174]"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504" calcext:value-type="float">
            <text:p>2504</text:p>
          </table:table-cell>
          <table:table-cell table:formula="of:=[.E175]-1" office:value-type="float" office:value="2508" calcext:value-type="float">
            <text:p>2508</text:p>
          </table:table-cell>
          <table:table-cell table:formula="of:=IF([.F174]&gt;[.E174])" office:value-type="boolean" office:boolean-value="true" calcext:value-type="boolean">
            <text:p>ИСТИНА</text:p>
          </table:table-cell>
          <table:table-cell table:formula="of:=[.L$14]&amp;[.F174]&amp;&quot;p&quot;&amp;[.L$13]&amp;&quot; &gt; author&quot;&amp;[.C174]&amp;&quot;.txt&quot;" office:value-type="string" office:string-value="sed -n '2508p' &gt; author160.txt" calcext:value-type="string">
            <text:p>sed -n '2508p' &gt; author160.txt</text:p>
          </table:table-cell>
          <table:table-cell table:formula="of:=[.L$14]&amp;[.F174]&amp;&quot;p&quot;&amp;[.L$13]&amp;&quot;&quot;" office:value-type="string" office:string-value="sed -n '2508p'" calcext:value-type="string">
            <text:p>sed -n '2508p'</text:p>
          </table:table-cell>
          <table:table-cell table:formula="of:=[.E174]+1" office:value-type="float" office:value="2505" calcext:value-type="float">
            <text:p>2505</text:p>
          </table:table-cell>
          <table:table-cell table:formula="of:=[.F174]-1" office:value-type="float" office:value="2507" calcext:value-type="float">
            <text:p>2507</text:p>
          </table:table-cell>
          <table:table-cell table:formula="of:=[.L$14]&amp;[.J174]&amp;&quot;,&quot;&amp;[.K174]&amp;&quot;p;&quot;&amp;[.K174]&amp;&quot;q&quot;&amp;[.L$13]&amp;&quot; &gt; text&quot;&amp;[.C174]&amp;&quot;.txt&quot;" office:value-type="string" office:string-value="sed -n '2505,2507p;2507q' &gt; text160.txt" calcext:value-type="string">
            <text:p>sed -n '2505,2507p;2507q' &gt; text160.txt</text:p>
          </table:table-cell>
          <table:table-cell table:number-columns-repeated="3"/>
          <table:table-cell office:value-type="string" calcext:value-type="string">
            <text:p>В. Распутин</text:p>
          </table:table-cell>
          <table:table-cell office:value-type="string" calcext:value-type="string">
            <text:p>Ворона</text:p>
          </table:table-cell>
          <table:table-cell/>
          <table:table-cell office:value-type="string" calcext:value-type="string">
            <text:p>Ворона</text:p>
          </table:table-cell>
          <table:table-cell table:number-columns-repeated="2"/>
          <table:table-cell table:formula="of:=&quot;echo -n &quot;&amp;[.Y$14]&amp;[.Q174]&amp;[.Y$14]&amp;&quot; | cat &gt; title&quot;&amp;[.C174]&amp;&quot;.txt&quot;" office:value-type="string" office:string-value="echo -n &quot;Ворона&quot; | cat &gt; title160.txt" calcext:value-type="string">
            <text:p>echo -n "Ворона" | cat &gt; title160.txt</text:p>
          </table:table-cell>
          <table:table-cell table:formula="of:=&quot;echo -n &quot;&amp;[.Y$14]&amp;[.P174]&amp;[.Y$14]&amp;&quot; | cat &gt; author&quot;&amp;[.C174]&amp;&quot;.txt&quot;" office:value-type="string" office:string-value="echo -n &quot;В. Распутин&quot; | cat &gt; author160.txt" calcext:value-type="string">
            <text:p>echo -n "В. Распутин" | cat &gt; author160.txt</text:p>
          </table:table-cell>
          <table:table-cell/>
          <table:table-cell table:formula="of:=&quot;cat preambule1.txt title&quot;&amp;[.C174]&amp;&quot;.txt preambule2.txt  linkpicture&quot;&amp;[.C174]&amp;&quot;.txt preambulethumb.txt linkpicture&quot;&amp;[.C174]&amp;&quot;.txt preambule25.txt linkname&quot;&amp;[.C174]&amp;&quot;.txt preambule3.txt author&quot;&amp;[.C174]&amp;&quot;.txt preambule35.txt   text&quot;&amp;[.C174]&amp;&quot;.txt &gt; &quot;&amp;[.S174]&amp;&quot;.md&quot;" office:value-type="string" office:string-value="cat preambule1.txt title160.txt preambule2.txt  linkpicture160.txt preambulethumb.txt linkpicture160.txt preambule25.txt linkname160.txt preambule3.txt author160.txt preambule35.txt   text160.txt &gt; Ворона.md" calcext:value-type="string">
            <text:p>cat preambule1.txt title160.txt preambule2.txt <text:s/>linkpicture160.txt preambulethumb.txt linkpicture160.txt preambule25.txt linkname160.txt preambule3.txt author160.txt preambule35.txt <text:s text:c="2"/>text160.txt &gt; Ворона.md</text:p>
          </table:table-cell>
        </table:table-row>
        <table:table-row table:style-name="ro1">
          <table:table-cell/>
          <table:table-cell table:formula="of:=[.F175]-[.E175]" office:value-type="float" office:value="16" calcext:value-type="float">
            <text:p>16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2509" calcext:value-type="float">
            <text:p>2509</text:p>
          </table:table-cell>
          <table:table-cell table:formula="of:=[.E176]-1" office:value-type="float" office:value="2525" calcext:value-type="float">
            <text:p>2525</text:p>
          </table:table-cell>
          <table:table-cell table:formula="of:=IF([.F175]&gt;[.E175])" office:value-type="boolean" office:boolean-value="true" calcext:value-type="boolean">
            <text:p>ИСТИНА</text:p>
          </table:table-cell>
          <table:table-cell table:formula="of:=[.L$14]&amp;[.F175]&amp;&quot;p&quot;&amp;[.L$13]&amp;&quot; &gt; author&quot;&amp;[.C175]&amp;&quot;.txt&quot;" office:value-type="string" office:string-value="sed -n '2525p' &gt; author161.txt" calcext:value-type="string">
            <text:p>sed -n '2525p' &gt; author161.txt</text:p>
          </table:table-cell>
          <table:table-cell table:formula="of:=[.L$14]&amp;[.F175]&amp;&quot;p&quot;&amp;[.L$13]&amp;&quot;&quot;" office:value-type="string" office:string-value="sed -n '2525p'" calcext:value-type="string">
            <text:p>sed -n '2525p'</text:p>
          </table:table-cell>
          <table:table-cell table:formula="of:=[.E175]+1" office:value-type="float" office:value="2510" calcext:value-type="float">
            <text:p>2510</text:p>
          </table:table-cell>
          <table:table-cell table:formula="of:=[.F175]-1" office:value-type="float" office:value="2524" calcext:value-type="float">
            <text:p>2524</text:p>
          </table:table-cell>
          <table:table-cell table:formula="of:=[.L$14]&amp;[.J175]&amp;&quot;,&quot;&amp;[.K175]&amp;&quot;p;&quot;&amp;[.K175]&amp;&quot;q&quot;&amp;[.L$13]&amp;&quot; &gt; text&quot;&amp;[.C175]&amp;&quot;.txt&quot;" office:value-type="string" office:string-value="sed -n '2510,2524p;2524q' &gt; text161.txt" calcext:value-type="string">
            <text:p>sed -n '2510,2524p;2524q' &gt; text161.txt</text:p>
          </table:table-cell>
          <table:table-cell table:number-columns-repeated="3"/>
          <table:table-cell office:value-type="string" calcext:value-type="string">
            <text:p>К. Паустовский</text:p>
          </table:table-cell>
          <table:table-cell office:value-type="string" calcext:value-type="string">
            <text:p>В доме Чехова</text:p>
          </table:table-cell>
          <table:table-cell/>
          <table:table-cell office:value-type="string" calcext:value-type="string">
            <text:p>В доме Чехова</text:p>
          </table:table-cell>
          <table:table-cell table:number-columns-repeated="2"/>
          <table:table-cell table:formula="of:=&quot;echo -n &quot;&amp;[.Y$14]&amp;[.Q175]&amp;[.Y$14]&amp;&quot; | cat &gt; title&quot;&amp;[.C175]&amp;&quot;.txt&quot;" office:value-type="string" office:string-value="echo -n &quot;В доме Чехова&quot; | cat &gt; title161.txt" calcext:value-type="string">
            <text:p>echo -n "В доме Чехова" | cat &gt; title161.txt</text:p>
          </table:table-cell>
          <table:table-cell table:formula="of:=&quot;echo -n &quot;&amp;[.Y$14]&amp;[.P175]&amp;[.Y$14]&amp;&quot; | cat &gt; author&quot;&amp;[.C175]&amp;&quot;.txt&quot;" office:value-type="string" office:string-value="echo -n &quot;К. Паустовский&quot; | cat &gt; author161.txt" calcext:value-type="string">
            <text:p>echo -n "К. Паустовский" | cat &gt; author161.txt</text:p>
          </table:table-cell>
          <table:table-cell/>
          <table:table-cell table:formula="of:=&quot;cat preambule1.txt title&quot;&amp;[.C175]&amp;&quot;.txt preambule2.txt  linkpicture&quot;&amp;[.C175]&amp;&quot;.txt preambulethumb.txt linkpicture&quot;&amp;[.C175]&amp;&quot;.txt preambule25.txt linkname&quot;&amp;[.C175]&amp;&quot;.txt preambule3.txt author&quot;&amp;[.C175]&amp;&quot;.txt preambule35.txt   text&quot;&amp;[.C175]&amp;&quot;.txt &gt; &quot;&amp;[.S175]&amp;&quot;.md&quot;" office:value-type="string" office:string-value="cat preambule1.txt title161.txt preambule2.txt  linkpicture161.txt preambulethumb.txt linkpicture161.txt preambule25.txt linkname161.txt preambule3.txt author161.txt preambule35.txt   text161.txt &gt; В доме Чехова.md" calcext:value-type="string">
            <text:p>cat preambule1.txt title161.txt preambule2.txt <text:s/>linkpicture161.txt preambulethumb.txt linkpicture161.txt preambule25.txt linkname161.txt preambule3.txt author161.txt preambule35.txt <text:s text:c="2"/>text161.txt &gt; В доме Чехова.md</text:p>
          </table:table-cell>
        </table:table-row>
        <table:table-row table:style-name="ro1">
          <table:table-cell/>
          <table:table-cell table:formula="of:=[.F176]-[.E176]" office:value-type="float" office:value="18" calcext:value-type="float">
            <text:p>18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2526" calcext:value-type="float">
            <text:p>2526</text:p>
          </table:table-cell>
          <table:table-cell table:formula="of:=[.E177]-1" office:value-type="float" office:value="2544" calcext:value-type="float">
            <text:p>2544</text:p>
          </table:table-cell>
          <table:table-cell table:formula="of:=IF([.F176]&gt;[.E176])" office:value-type="boolean" office:boolean-value="true" calcext:value-type="boolean">
            <text:p>ИСТИНА</text:p>
          </table:table-cell>
          <table:table-cell table:formula="of:=[.L$14]&amp;[.F176]&amp;&quot;p&quot;&amp;[.L$13]&amp;&quot; &gt; author&quot;&amp;[.C176]&amp;&quot;.txt&quot;" office:value-type="string" office:string-value="sed -n '2544p' &gt; author162.txt" calcext:value-type="string">
            <text:p>sed -n '2544p' &gt; author162.txt</text:p>
          </table:table-cell>
          <table:table-cell table:formula="of:=[.L$14]&amp;[.F176]&amp;&quot;p&quot;&amp;[.L$13]&amp;&quot;&quot;" office:value-type="string" office:string-value="sed -n '2544p'" calcext:value-type="string">
            <text:p>sed -n '2544p'</text:p>
          </table:table-cell>
          <table:table-cell table:formula="of:=[.E176]+1" office:value-type="float" office:value="2527" calcext:value-type="float">
            <text:p>2527</text:p>
          </table:table-cell>
          <table:table-cell table:formula="of:=[.F176]-1" office:value-type="float" office:value="2543" calcext:value-type="float">
            <text:p>2543</text:p>
          </table:table-cell>
          <table:table-cell table:formula="of:=[.L$14]&amp;[.J176]&amp;&quot;,&quot;&amp;[.K176]&amp;&quot;p;&quot;&amp;[.K176]&amp;&quot;q&quot;&amp;[.L$13]&amp;&quot; &gt; text&quot;&amp;[.C176]&amp;&quot;.txt&quot;" office:value-type="string" office:string-value="sed -n '2527,2543p;2543q' &gt; text162.txt" calcext:value-type="string">
            <text:p>sed -n '2527,2543p;2543q' &gt; text162.txt</text:p>
          </table:table-cell>
          <table:table-cell table:number-columns-repeated="3"/>
          <table:table-cell office:value-type="string" calcext:value-type="string">
            <text:p>К. Паустовский</text:p>
          </table:table-cell>
          <table:table-cell office:value-type="string" calcext:value-type="string">
            <text:p>Мудрый совет</text:p>
          </table:table-cell>
          <table:table-cell/>
          <table:table-cell office:value-type="string" calcext:value-type="string">
            <text:p>Мудрый совет</text:p>
          </table:table-cell>
          <table:table-cell table:number-columns-repeated="2"/>
          <table:table-cell table:formula="of:=&quot;echo -n &quot;&amp;[.Y$14]&amp;[.Q176]&amp;[.Y$14]&amp;&quot; | cat &gt; title&quot;&amp;[.C176]&amp;&quot;.txt&quot;" office:value-type="string" office:string-value="echo -n &quot;Мудрый совет&quot; | cat &gt; title162.txt" calcext:value-type="string">
            <text:p>echo -n "Мудрый совет" | cat &gt; title162.txt</text:p>
          </table:table-cell>
          <table:table-cell table:formula="of:=&quot;echo -n &quot;&amp;[.Y$14]&amp;[.P176]&amp;[.Y$14]&amp;&quot; | cat &gt; author&quot;&amp;[.C176]&amp;&quot;.txt&quot;" office:value-type="string" office:string-value="echo -n &quot;К. Паустовский&quot; | cat &gt; author162.txt" calcext:value-type="string">
            <text:p>echo -n "К. Паустовский" | cat &gt; author162.txt</text:p>
          </table:table-cell>
          <table:table-cell/>
          <table:table-cell table:formula="of:=&quot;cat preambule1.txt title&quot;&amp;[.C176]&amp;&quot;.txt preambule2.txt  linkpicture&quot;&amp;[.C176]&amp;&quot;.txt preambulethumb.txt linkpicture&quot;&amp;[.C176]&amp;&quot;.txt preambule25.txt linkname&quot;&amp;[.C176]&amp;&quot;.txt preambule3.txt author&quot;&amp;[.C176]&amp;&quot;.txt preambule35.txt   text&quot;&amp;[.C176]&amp;&quot;.txt &gt; &quot;&amp;[.S176]&amp;&quot;.md&quot;" office:value-type="string" office:string-value="cat preambule1.txt title162.txt preambule2.txt  linkpicture162.txt preambulethumb.txt linkpicture162.txt preambule25.txt linkname162.txt preambule3.txt author162.txt preambule35.txt   text162.txt &gt; Мудрый совет.md" calcext:value-type="string">
            <text:p>cat preambule1.txt title162.txt preambule2.txt <text:s/>linkpicture162.txt preambulethumb.txt linkpicture162.txt preambule25.txt linkname162.txt preambule3.txt author162.txt preambule35.txt <text:s text:c="2"/>text162.txt &gt; Мудрый совет.md</text:p>
          </table:table-cell>
        </table:table-row>
        <table:table-row table:style-name="ro1">
          <table:table-cell/>
          <table:table-cell table:formula="of:=[.F177]-[.E177]" office:value-type="float" office:value="33" calcext:value-type="float">
            <text:p>33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2545" calcext:value-type="float">
            <text:p>2545</text:p>
          </table:table-cell>
          <table:table-cell table:formula="of:=[.E178]-1" office:value-type="float" office:value="2578" calcext:value-type="float">
            <text:p>2578</text:p>
          </table:table-cell>
          <table:table-cell table:formula="of:=IF([.F177]&gt;[.E177])" office:value-type="boolean" office:boolean-value="true" calcext:value-type="boolean">
            <text:p>ИСТИНА</text:p>
          </table:table-cell>
          <table:table-cell table:formula="of:=[.L$14]&amp;[.F177]&amp;&quot;p&quot;&amp;[.L$13]&amp;&quot; &gt; author&quot;&amp;[.C177]&amp;&quot;.txt&quot;" office:value-type="string" office:string-value="sed -n '2578p' &gt; author163.txt" calcext:value-type="string">
            <text:p>sed -n '2578p' &gt; author163.txt</text:p>
          </table:table-cell>
          <table:table-cell table:formula="of:=[.L$14]&amp;[.F177]&amp;&quot;p&quot;&amp;[.L$13]&amp;&quot;&quot;" office:value-type="string" office:string-value="sed -n '2578p'" calcext:value-type="string">
            <text:p>sed -n '2578p'</text:p>
          </table:table-cell>
          <table:table-cell table:formula="of:=[.E177]+1" office:value-type="float" office:value="2546" calcext:value-type="float">
            <text:p>2546</text:p>
          </table:table-cell>
          <table:table-cell table:formula="of:=[.F177]-1" office:value-type="float" office:value="2577" calcext:value-type="float">
            <text:p>2577</text:p>
          </table:table-cell>
          <table:table-cell table:formula="of:=[.L$14]&amp;[.J177]&amp;&quot;,&quot;&amp;[.K177]&amp;&quot;p;&quot;&amp;[.K177]&amp;&quot;q&quot;&amp;[.L$13]&amp;&quot; &gt; text&quot;&amp;[.C177]&amp;&quot;.txt&quot;" office:value-type="string" office:string-value="sed -n '2546,2577p;2577q' &gt; text163.txt" calcext:value-type="string">
            <text:p>sed -n '2546,2577p;2577q' &gt; text163.txt</text:p>
          </table:table-cell>
          <table:table-cell table:number-columns-repeated="3"/>
          <table:table-cell office:value-type="string" calcext:value-type="string">
            <text:p>М. Пришвин</text:p>
          </table:table-cell>
          <table:table-cell office:value-type="string" calcext:value-type="string">
            <text:p>Голубая стрекоза</text:p>
          </table:table-cell>
          <table:table-cell/>
          <table:table-cell office:value-type="string" calcext:value-type="string">
            <text:p>Голубая стрекоза</text:p>
          </table:table-cell>
          <table:table-cell table:number-columns-repeated="2"/>
          <table:table-cell table:formula="of:=&quot;echo -n &quot;&amp;[.Y$14]&amp;[.Q177]&amp;[.Y$14]&amp;&quot; | cat &gt; title&quot;&amp;[.C177]&amp;&quot;.txt&quot;" office:value-type="string" office:string-value="echo -n &quot;Голубая стрекоза&quot; | cat &gt; title163.txt" calcext:value-type="string">
            <text:p>echo -n "Голубая стрекоза" | cat &gt; title163.txt</text:p>
          </table:table-cell>
          <table:table-cell table:formula="of:=&quot;echo -n &quot;&amp;[.Y$14]&amp;[.P177]&amp;[.Y$14]&amp;&quot; | cat &gt; author&quot;&amp;[.C177]&amp;&quot;.txt&quot;" office:value-type="string" office:string-value="echo -n &quot;М. Пришвин&quot; | cat &gt; author163.txt" calcext:value-type="string">
            <text:p>echo -n "М. Пришвин" | cat &gt; author163.txt</text:p>
          </table:table-cell>
          <table:table-cell/>
          <table:table-cell table:formula="of:=&quot;cat preambule1.txt title&quot;&amp;[.C177]&amp;&quot;.txt preambule2.txt  linkpicture&quot;&amp;[.C177]&amp;&quot;.txt preambulethumb.txt linkpicture&quot;&amp;[.C177]&amp;&quot;.txt preambule25.txt linkname&quot;&amp;[.C177]&amp;&quot;.txt preambule3.txt author&quot;&amp;[.C177]&amp;&quot;.txt preambule35.txt   text&quot;&amp;[.C177]&amp;&quot;.txt &gt; &quot;&amp;[.S177]&amp;&quot;.md&quot;" office:value-type="string" office:string-value="cat preambule1.txt title163.txt preambule2.txt  linkpicture163.txt preambulethumb.txt linkpicture163.txt preambule25.txt linkname163.txt preambule3.txt author163.txt preambule35.txt   text163.txt &gt; Голубая стрекоза.md" calcext:value-type="string">
            <text:p>cat preambule1.txt title163.txt preambule2.txt <text:s/>linkpicture163.txt preambulethumb.txt linkpicture163.txt preambule25.txt linkname163.txt preambule3.txt author163.txt preambule35.txt <text:s text:c="2"/>text163.txt &gt; Голубая стрекоза.md</text:p>
          </table:table-cell>
        </table:table-row>
        <table:table-row table:style-name="ro1">
          <table:table-cell/>
          <table:table-cell table:formula="of:=[.F178]-[.E178]" office:value-type="float" office:value="15" calcext:value-type="float">
            <text:p>15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2579" calcext:value-type="float">
            <text:p>2579</text:p>
          </table:table-cell>
          <table:table-cell table:formula="of:=[.E179]-1" office:value-type="float" office:value="2594" calcext:value-type="float">
            <text:p>2594</text:p>
          </table:table-cell>
          <table:table-cell table:formula="of:=IF([.F178]&gt;[.E178])" office:value-type="boolean" office:boolean-value="true" calcext:value-type="boolean">
            <text:p>ИСТИНА</text:p>
          </table:table-cell>
          <table:table-cell table:formula="of:=[.L$14]&amp;[.F178]&amp;&quot;p&quot;&amp;[.L$13]&amp;&quot; &gt; author&quot;&amp;[.C178]&amp;&quot;.txt&quot;" office:value-type="string" office:string-value="sed -n '2594p' &gt; author164.txt" calcext:value-type="string">
            <text:p>sed -n '2594p' &gt; author164.txt</text:p>
          </table:table-cell>
          <table:table-cell table:formula="of:=[.L$14]&amp;[.F178]&amp;&quot;p&quot;&amp;[.L$13]&amp;&quot;&quot;" office:value-type="string" office:string-value="sed -n '2594p'" calcext:value-type="string">
            <text:p>sed -n '2594p'</text:p>
          </table:table-cell>
          <table:table-cell table:formula="of:=[.E178]+1" office:value-type="float" office:value="2580" calcext:value-type="float">
            <text:p>2580</text:p>
          </table:table-cell>
          <table:table-cell table:formula="of:=[.F178]-1" office:value-type="float" office:value="2593" calcext:value-type="float">
            <text:p>2593</text:p>
          </table:table-cell>
          <table:table-cell table:formula="of:=[.L$14]&amp;[.J178]&amp;&quot;,&quot;&amp;[.K178]&amp;&quot;p;&quot;&amp;[.K178]&amp;&quot;q&quot;&amp;[.L$13]&amp;&quot; &gt; text&quot;&amp;[.C178]&amp;&quot;.txt&quot;" office:value-type="string" office:string-value="sed -n '2580,2593p;2593q' &gt; text164.txt" calcext:value-type="string">
            <text:p>sed -n '2580,2593p;2593q' &gt; text164.txt</text:p>
          </table:table-cell>
          <table:table-cell table:number-columns-repeated="3"/>
          <table:table-cell office:value-type="string" calcext:value-type="string">
            <text:p>В. Короленко</text:p>
          </table:table-cell>
          <table:table-cell office:value-type="string" calcext:value-type="string">
            <text:p>Переправа</text:p>
          </table:table-cell>
          <table:table-cell/>
          <table:table-cell office:value-type="string" calcext:value-type="string">
            <text:p>Переправа</text:p>
          </table:table-cell>
          <table:table-cell table:number-columns-repeated="2"/>
          <table:table-cell table:formula="of:=&quot;echo -n &quot;&amp;[.Y$14]&amp;[.Q178]&amp;[.Y$14]&amp;&quot; | cat &gt; title&quot;&amp;[.C178]&amp;&quot;.txt&quot;" office:value-type="string" office:string-value="echo -n &quot;Переправа&quot; | cat &gt; title164.txt" calcext:value-type="string">
            <text:p>echo -n "Переправа" | cat &gt; title164.txt</text:p>
          </table:table-cell>
          <table:table-cell table:formula="of:=&quot;echo -n &quot;&amp;[.Y$14]&amp;[.P178]&amp;[.Y$14]&amp;&quot; | cat &gt; author&quot;&amp;[.C178]&amp;&quot;.txt&quot;" office:value-type="string" office:string-value="echo -n &quot;В. Короленко&quot; | cat &gt; author164.txt" calcext:value-type="string">
            <text:p>echo -n "В. Короленко" | cat &gt; author164.txt</text:p>
          </table:table-cell>
          <table:table-cell/>
          <table:table-cell table:formula="of:=&quot;cat preambule1.txt title&quot;&amp;[.C178]&amp;&quot;.txt preambule2.txt  linkpicture&quot;&amp;[.C178]&amp;&quot;.txt preambulethumb.txt linkpicture&quot;&amp;[.C178]&amp;&quot;.txt preambule25.txt linkname&quot;&amp;[.C178]&amp;&quot;.txt preambule3.txt author&quot;&amp;[.C178]&amp;&quot;.txt preambule35.txt   text&quot;&amp;[.C178]&amp;&quot;.txt &gt; &quot;&amp;[.S178]&amp;&quot;.md&quot;" office:value-type="string" office:string-value="cat preambule1.txt title164.txt preambule2.txt  linkpicture164.txt preambulethumb.txt linkpicture164.txt preambule25.txt linkname164.txt preambule3.txt author164.txt preambule35.txt   text164.txt &gt; Переправа.md" calcext:value-type="string">
            <text:p>cat preambule1.txt title164.txt preambule2.txt <text:s/>linkpicture164.txt preambulethumb.txt linkpicture164.txt preambule25.txt linkname164.txt preambule3.txt author164.txt preambule35.txt <text:s text:c="2"/>text164.txt &gt; Переправа.md</text:p>
          </table:table-cell>
        </table:table-row>
        <table:table-row table:style-name="ro1">
          <table:table-cell/>
          <table:table-cell table:formula="of:=[.F179]-[.E179]"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2595" calcext:value-type="float">
            <text:p>2595</text:p>
          </table:table-cell>
          <table:table-cell table:formula="of:=[.E180]-1" office:value-type="float" office:value="2600" calcext:value-type="float">
            <text:p>2600</text:p>
          </table:table-cell>
          <table:table-cell table:formula="of:=IF([.F179]&gt;[.E179])" office:value-type="boolean" office:boolean-value="true" calcext:value-type="boolean">
            <text:p>ИСТИНА</text:p>
          </table:table-cell>
          <table:table-cell table:formula="of:=[.L$14]&amp;[.F179]&amp;&quot;p&quot;&amp;[.L$13]&amp;&quot; &gt; author&quot;&amp;[.C179]&amp;&quot;.txt&quot;" office:value-type="string" office:string-value="sed -n '2600p' &gt; author165.txt" calcext:value-type="string">
            <text:p>sed -n '2600p' &gt; author165.txt</text:p>
          </table:table-cell>
          <table:table-cell table:formula="of:=[.L$14]&amp;[.F179]&amp;&quot;p&quot;&amp;[.L$13]&amp;&quot;&quot;" office:value-type="string" office:string-value="sed -n '2600p'" calcext:value-type="string">
            <text:p>sed -n '2600p'</text:p>
          </table:table-cell>
          <table:table-cell table:formula="of:=[.E179]+1" office:value-type="float" office:value="2596" calcext:value-type="float">
            <text:p>2596</text:p>
          </table:table-cell>
          <table:table-cell table:formula="of:=[.F179]-1" office:value-type="float" office:value="2599" calcext:value-type="float">
            <text:p>2599</text:p>
          </table:table-cell>
          <table:table-cell table:formula="of:=[.L$14]&amp;[.J179]&amp;&quot;,&quot;&amp;[.K179]&amp;&quot;p;&quot;&amp;[.K179]&amp;&quot;q&quot;&amp;[.L$13]&amp;&quot; &gt; text&quot;&amp;[.C179]&amp;&quot;.txt&quot;" office:value-type="string" office:string-value="sed -n '2596,2599p;2599q' &gt; text165.txt" calcext:value-type="string">
            <text:p>sed -n '2596,2599p;2599q' &gt; text165.txt</text:p>
          </table:table-cell>
          <table:table-cell table:number-columns-repeated="3"/>
          <table:table-cell office:value-type="string" calcext:value-type="string">
            <text:p>В. Дольник</text:p>
          </table:table-cell>
          <table:table-cell office:value-type="string" calcext:value-type="string">
            <text:p>Родина</text:p>
          </table:table-cell>
          <table:table-cell/>
          <table:table-cell office:value-type="string" calcext:value-type="string">
            <text:p>Родина</text:p>
          </table:table-cell>
          <table:table-cell table:number-columns-repeated="2"/>
          <table:table-cell table:formula="of:=&quot;echo -n &quot;&amp;[.Y$14]&amp;[.Q179]&amp;[.Y$14]&amp;&quot; | cat &gt; title&quot;&amp;[.C179]&amp;&quot;.txt&quot;" office:value-type="string" office:string-value="echo -n &quot;Родина&quot; | cat &gt; title165.txt" calcext:value-type="string">
            <text:p>echo -n "Родина" | cat &gt; title165.txt</text:p>
          </table:table-cell>
          <table:table-cell table:formula="of:=&quot;echo -n &quot;&amp;[.Y$14]&amp;[.P179]&amp;[.Y$14]&amp;&quot; | cat &gt; author&quot;&amp;[.C179]&amp;&quot;.txt&quot;" office:value-type="string" office:string-value="echo -n &quot;В. Дольник&quot; | cat &gt; author165.txt" calcext:value-type="string">
            <text:p>echo -n "В. Дольник" | cat &gt; author165.txt</text:p>
          </table:table-cell>
          <table:table-cell/>
          <table:table-cell table:formula="of:=&quot;cat preambule1.txt title&quot;&amp;[.C179]&amp;&quot;.txt preambule2.txt  linkpicture&quot;&amp;[.C179]&amp;&quot;.txt preambulethumb.txt linkpicture&quot;&amp;[.C179]&amp;&quot;.txt preambule25.txt linkname&quot;&amp;[.C179]&amp;&quot;.txt preambule3.txt author&quot;&amp;[.C179]&amp;&quot;.txt preambule35.txt   text&quot;&amp;[.C179]&amp;&quot;.txt &gt; &quot;&amp;[.S179]&amp;&quot;.md&quot;" office:value-type="string" office:string-value="cat preambule1.txt title165.txt preambule2.txt  linkpicture165.txt preambulethumb.txt linkpicture165.txt preambule25.txt linkname165.txt preambule3.txt author165.txt preambule35.txt   text165.txt &gt; Родина.md" calcext:value-type="string">
            <text:p>cat preambule1.txt title165.txt preambule2.txt <text:s/>linkpicture165.txt preambulethumb.txt linkpicture165.txt preambule25.txt linkname165.txt preambule3.txt author165.txt preambule35.txt <text:s text:c="2"/>text165.txt &gt; Родина.md</text:p>
          </table:table-cell>
        </table:table-row>
        <table:table-row table:style-name="ro1">
          <table:table-cell/>
          <table:table-cell table:formula="of:=[.F180]-[.E180]" office:value-type="float" office:value="9" calcext:value-type="float">
            <text:p>9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2601" calcext:value-type="float">
            <text:p>2601</text:p>
          </table:table-cell>
          <table:table-cell table:formula="of:=[.E181]-1" office:value-type="float" office:value="2610" calcext:value-type="float">
            <text:p>2610</text:p>
          </table:table-cell>
          <table:table-cell table:formula="of:=IF([.F180]&gt;[.E180])" office:value-type="boolean" office:boolean-value="true" calcext:value-type="boolean">
            <text:p>ИСТИНА</text:p>
          </table:table-cell>
          <table:table-cell table:formula="of:=[.L$14]&amp;[.F180]&amp;&quot;p&quot;&amp;[.L$13]&amp;&quot; &gt; author&quot;&amp;[.C180]&amp;&quot;.txt&quot;" office:value-type="string" office:string-value="sed -n '2610p' &gt; author166.txt" calcext:value-type="string">
            <text:p>sed -n '2610p' &gt; author166.txt</text:p>
          </table:table-cell>
          <table:table-cell table:formula="of:=[.L$14]&amp;[.F180]&amp;&quot;p&quot;&amp;[.L$13]&amp;&quot;&quot;" office:value-type="string" office:string-value="sed -n '2610p'" calcext:value-type="string">
            <text:p>sed -n '2610p'</text:p>
          </table:table-cell>
          <table:table-cell table:formula="of:=[.E180]+1" office:value-type="float" office:value="2602" calcext:value-type="float">
            <text:p>2602</text:p>
          </table:table-cell>
          <table:table-cell table:formula="of:=[.F180]-1" office:value-type="float" office:value="2609" calcext:value-type="float">
            <text:p>2609</text:p>
          </table:table-cell>
          <table:table-cell table:formula="of:=[.L$14]&amp;[.J180]&amp;&quot;,&quot;&amp;[.K180]&amp;&quot;p;&quot;&amp;[.K180]&amp;&quot;q&quot;&amp;[.L$13]&amp;&quot; &gt; text&quot;&amp;[.C180]&amp;&quot;.txt&quot;" office:value-type="string" office:string-value="sed -n '2602,2609p;2609q' &gt; text166.txt" calcext:value-type="string">
            <text:p>sed -n '2602,2609p;2609q' &gt; text166.txt</text:p>
          </table:table-cell>
          <table:table-cell table:number-columns-repeated="3"/>
          <table:table-cell office:value-type="string" calcext:value-type="string">
            <text:p>Ю. Дмитриев</text:p>
          </table:table-cell>
          <table:table-cell office:value-type="string" calcext:value-type="string">
            <text:p>Приручение собаки</text:p>
          </table:table-cell>
          <table:table-cell/>
          <table:table-cell office:value-type="string" calcext:value-type="string">
            <text:p>Приручение собаки</text:p>
          </table:table-cell>
          <table:table-cell table:number-columns-repeated="2"/>
          <table:table-cell table:formula="of:=&quot;echo -n &quot;&amp;[.Y$14]&amp;[.Q180]&amp;[.Y$14]&amp;&quot; | cat &gt; title&quot;&amp;[.C180]&amp;&quot;.txt&quot;" office:value-type="string" office:string-value="echo -n &quot;Приручение собаки&quot; | cat &gt; title166.txt" calcext:value-type="string">
            <text:p>echo -n "Приручение собаки" | cat &gt; title166.txt</text:p>
          </table:table-cell>
          <table:table-cell table:formula="of:=&quot;echo -n &quot;&amp;[.Y$14]&amp;[.P180]&amp;[.Y$14]&amp;&quot; | cat &gt; author&quot;&amp;[.C180]&amp;&quot;.txt&quot;" office:value-type="string" office:string-value="echo -n &quot;Ю. Дмитриев&quot; | cat &gt; author166.txt" calcext:value-type="string">
            <text:p>echo -n "Ю. Дмитриев" | cat &gt; author166.txt</text:p>
          </table:table-cell>
          <table:table-cell/>
          <table:table-cell table:formula="of:=&quot;cat preambule1.txt title&quot;&amp;[.C180]&amp;&quot;.txt preambule2.txt  linkpicture&quot;&amp;[.C180]&amp;&quot;.txt preambulethumb.txt linkpicture&quot;&amp;[.C180]&amp;&quot;.txt preambule25.txt linkname&quot;&amp;[.C180]&amp;&quot;.txt preambule3.txt author&quot;&amp;[.C180]&amp;&quot;.txt preambule35.txt   text&quot;&amp;[.C180]&amp;&quot;.txt &gt; &quot;&amp;[.S180]&amp;&quot;.md&quot;" office:value-type="string" office:string-value="cat preambule1.txt title166.txt preambule2.txt  linkpicture166.txt preambulethumb.txt linkpicture166.txt preambule25.txt linkname166.txt preambule3.txt author166.txt preambule35.txt   text166.txt &gt; Приручение собаки.md" calcext:value-type="string">
            <text:p>cat preambule1.txt title166.txt preambule2.txt <text:s/>linkpicture166.txt preambulethumb.txt linkpicture166.txt preambule25.txt linkname166.txt preambule3.txt author166.txt preambule35.txt <text:s text:c="2"/>text166.txt &gt; Приручение собаки.md</text:p>
          </table:table-cell>
        </table:table-row>
        <table:table-row table:style-name="ro1">
          <table:table-cell/>
          <table:table-cell table:formula="of:=[.F181]-[.E181]" office:value-type="float" office:value="16" calcext:value-type="float">
            <text:p>16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2611" calcext:value-type="float">
            <text:p>2611</text:p>
          </table:table-cell>
          <table:table-cell table:formula="of:=[.E182]-1" office:value-type="float" office:value="2627" calcext:value-type="float">
            <text:p>2627</text:p>
          </table:table-cell>
          <table:table-cell table:formula="of:=IF([.F181]&gt;[.E181])" office:value-type="boolean" office:boolean-value="true" calcext:value-type="boolean">
            <text:p>ИСТИНА</text:p>
          </table:table-cell>
          <table:table-cell table:formula="of:=[.L$14]&amp;[.F181]&amp;&quot;p&quot;&amp;[.L$13]&amp;&quot; &gt; author&quot;&amp;[.C181]&amp;&quot;.txt&quot;" office:value-type="string" office:string-value="sed -n '2627p' &gt; author167.txt" calcext:value-type="string">
            <text:p>sed -n '2627p' &gt; author167.txt</text:p>
          </table:table-cell>
          <table:table-cell table:formula="of:=[.L$14]&amp;[.F181]&amp;&quot;p&quot;&amp;[.L$13]&amp;&quot;&quot;" office:value-type="string" office:string-value="sed -n '2627p'" calcext:value-type="string">
            <text:p>sed -n '2627p'</text:p>
          </table:table-cell>
          <table:table-cell table:formula="of:=[.E181]+1" office:value-type="float" office:value="2612" calcext:value-type="float">
            <text:p>2612</text:p>
          </table:table-cell>
          <table:table-cell table:formula="of:=[.F181]-1" office:value-type="float" office:value="2626" calcext:value-type="float">
            <text:p>2626</text:p>
          </table:table-cell>
          <table:table-cell table:formula="of:=[.L$14]&amp;[.J181]&amp;&quot;,&quot;&amp;[.K181]&amp;&quot;p;&quot;&amp;[.K181]&amp;&quot;q&quot;&amp;[.L$13]&amp;&quot; &gt; text&quot;&amp;[.C181]&amp;&quot;.txt&quot;" office:value-type="string" office:string-value="sed -n '2612,2626p;2626q' &gt; text167.txt" calcext:value-type="string">
            <text:p>sed -n '2612,2626p;2626q' &gt; text167.txt</text:p>
          </table:table-cell>
          <table:table-cell table:number-columns-repeated="3"/>
          <table:table-cell office:value-type="string" calcext:value-type="string">
            <text:p>В. Песков</text:p>
          </table:table-cell>
          <table:table-cell office:value-type="string" calcext:value-type="string">
            <text:p>Синий камень Памира</text:p>
          </table:table-cell>
          <table:table-cell/>
          <table:table-cell office:value-type="string" calcext:value-type="string">
            <text:p>Синий камень Памира</text:p>
          </table:table-cell>
          <table:table-cell table:number-columns-repeated="2"/>
          <table:table-cell table:formula="of:=&quot;echo -n &quot;&amp;[.Y$14]&amp;[.Q181]&amp;[.Y$14]&amp;&quot; | cat &gt; title&quot;&amp;[.C181]&amp;&quot;.txt&quot;" office:value-type="string" office:string-value="echo -n &quot;Синий камень Памира&quot; | cat &gt; title167.txt" calcext:value-type="string">
            <text:p>echo -n "Синий камень Памира" | cat &gt; title167.txt</text:p>
          </table:table-cell>
          <table:table-cell table:formula="of:=&quot;echo -n &quot;&amp;[.Y$14]&amp;[.P181]&amp;[.Y$14]&amp;&quot; | cat &gt; author&quot;&amp;[.C181]&amp;&quot;.txt&quot;" office:value-type="string" office:string-value="echo -n &quot;В. Песков&quot; | cat &gt; author167.txt" calcext:value-type="string">
            <text:p>echo -n "В. Песков" | cat &gt; author167.txt</text:p>
          </table:table-cell>
          <table:table-cell/>
          <table:table-cell table:formula="of:=&quot;cat preambule1.txt title&quot;&amp;[.C181]&amp;&quot;.txt preambule2.txt  linkpicture&quot;&amp;[.C181]&amp;&quot;.txt preambulethumb.txt linkpicture&quot;&amp;[.C181]&amp;&quot;.txt preambule25.txt linkname&quot;&amp;[.C181]&amp;&quot;.txt preambule3.txt author&quot;&amp;[.C181]&amp;&quot;.txt preambule35.txt   text&quot;&amp;[.C181]&amp;&quot;.txt &gt; &quot;&amp;[.S181]&amp;&quot;.md&quot;" office:value-type="string" office:string-value="cat preambule1.txt title167.txt preambule2.txt  linkpicture167.txt preambulethumb.txt linkpicture167.txt preambule25.txt linkname167.txt preambule3.txt author167.txt preambule35.txt   text167.txt &gt; Синий камень Памира.md" calcext:value-type="string">
            <text:p>cat preambule1.txt title167.txt preambule2.txt <text:s/>linkpicture167.txt preambulethumb.txt linkpicture167.txt preambule25.txt linkname167.txt preambule3.txt author167.txt preambule35.txt <text:s text:c="2"/>text167.txt &gt; Синий камень Памира.md</text:p>
          </table:table-cell>
        </table:table-row>
        <table:table-row table:style-name="ro1">
          <table:table-cell/>
          <table:table-cell table:formula="of:=[.F182]-[.E182]" office:value-type="float" office:value="9" calcext:value-type="float">
            <text:p>9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2628" calcext:value-type="float">
            <text:p>2628</text:p>
          </table:table-cell>
          <table:table-cell table:formula="of:=[.E183]-1" office:value-type="float" office:value="2637" calcext:value-type="float">
            <text:p>2637</text:p>
          </table:table-cell>
          <table:table-cell table:formula="of:=IF([.F182]&gt;[.E182])" office:value-type="boolean" office:boolean-value="true" calcext:value-type="boolean">
            <text:p>ИСТИНА</text:p>
          </table:table-cell>
          <table:table-cell table:formula="of:=[.L$14]&amp;[.F182]&amp;&quot;p&quot;&amp;[.L$13]&amp;&quot; &gt; author&quot;&amp;[.C182]&amp;&quot;.txt&quot;" office:value-type="string" office:string-value="sed -n '2637p' &gt; author168.txt" calcext:value-type="string">
            <text:p>sed -n '2637p' &gt; author168.txt</text:p>
          </table:table-cell>
          <table:table-cell table:formula="of:=[.L$14]&amp;[.F182]&amp;&quot;p&quot;&amp;[.L$13]&amp;&quot;&quot;" office:value-type="string" office:string-value="sed -n '2637p'" calcext:value-type="string">
            <text:p>sed -n '2637p'</text:p>
          </table:table-cell>
          <table:table-cell table:formula="of:=[.E182]+1" office:value-type="float" office:value="2629" calcext:value-type="float">
            <text:p>2629</text:p>
          </table:table-cell>
          <table:table-cell table:formula="of:=[.F182]-1" office:value-type="float" office:value="2636" calcext:value-type="float">
            <text:p>2636</text:p>
          </table:table-cell>
          <table:table-cell table:formula="of:=[.L$14]&amp;[.J182]&amp;&quot;,&quot;&amp;[.K182]&amp;&quot;p;&quot;&amp;[.K182]&amp;&quot;q&quot;&amp;[.L$13]&amp;&quot; &gt; text&quot;&amp;[.C182]&amp;&quot;.txt&quot;" office:value-type="string" office:string-value="sed -n '2629,2636p;2636q' &gt; text168.txt" calcext:value-type="string">
            <text:p>sed -n '2629,2636p;2636q' &gt; text168.txt</text:p>
          </table:table-cell>
          <table:table-cell table:number-columns-repeated="3"/>
          <table:table-cell office:value-type="string" calcext:value-type="string">
            <text:p>И. Акимушкин</text:p>
          </table:table-cell>
          <table:table-cell office:value-type="string" calcext:value-type="string">
            <text:p>Бобр</text:p>
          </table:table-cell>
          <table:table-cell/>
          <table:table-cell office:value-type="string" calcext:value-type="string">
            <text:p>Бобр</text:p>
          </table:table-cell>
          <table:table-cell table:number-columns-repeated="2"/>
          <table:table-cell table:formula="of:=&quot;echo -n &quot;&amp;[.Y$14]&amp;[.Q182]&amp;[.Y$14]&amp;&quot; | cat &gt; title&quot;&amp;[.C182]&amp;&quot;.txt&quot;" office:value-type="string" office:string-value="echo -n &quot;Бобр&quot; | cat &gt; title168.txt" calcext:value-type="string">
            <text:p>echo -n "Бобр" | cat &gt; title168.txt</text:p>
          </table:table-cell>
          <table:table-cell table:formula="of:=&quot;echo -n &quot;&amp;[.Y$14]&amp;[.P182]&amp;[.Y$14]&amp;&quot; | cat &gt; author&quot;&amp;[.C182]&amp;&quot;.txt&quot;" office:value-type="string" office:string-value="echo -n &quot;И. Акимушкин&quot; | cat &gt; author168.txt" calcext:value-type="string">
            <text:p>echo -n "И. Акимушкин" | cat &gt; author168.txt</text:p>
          </table:table-cell>
          <table:table-cell/>
          <table:table-cell table:formula="of:=&quot;cat preambule1.txt title&quot;&amp;[.C182]&amp;&quot;.txt preambule2.txt  linkpicture&quot;&amp;[.C182]&amp;&quot;.txt preambulethumb.txt linkpicture&quot;&amp;[.C182]&amp;&quot;.txt preambule25.txt linkname&quot;&amp;[.C182]&amp;&quot;.txt preambule3.txt author&quot;&amp;[.C182]&amp;&quot;.txt preambule35.txt   text&quot;&amp;[.C182]&amp;&quot;.txt &gt; &quot;&amp;[.S182]&amp;&quot;.md&quot;" office:value-type="string" office:string-value="cat preambule1.txt title168.txt preambule2.txt  linkpicture168.txt preambulethumb.txt linkpicture168.txt preambule25.txt linkname168.txt preambule3.txt author168.txt preambule35.txt   text168.txt &gt; Бобр.md" calcext:value-type="string">
            <text:p>cat preambule1.txt title168.txt preambule2.txt <text:s/>linkpicture168.txt preambulethumb.txt linkpicture168.txt preambule25.txt linkname168.txt preambule3.txt author168.txt preambule35.txt <text:s text:c="2"/>text168.txt &gt; Бобр.md</text:p>
          </table:table-cell>
        </table:table-row>
        <table:table-row table:style-name="ro1">
          <table:table-cell/>
          <table:table-cell table:formula="of:=[.F183]-[.E183]"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2638" calcext:value-type="float">
            <text:p>2638</text:p>
          </table:table-cell>
          <table:table-cell table:formula="of:=[.E184]-1" office:value-type="float" office:value="2646" calcext:value-type="float">
            <text:p>2646</text:p>
          </table:table-cell>
          <table:table-cell table:formula="of:=IF([.F183]&gt;[.E183])" office:value-type="boolean" office:boolean-value="true" calcext:value-type="boolean">
            <text:p>ИСТИНА</text:p>
          </table:table-cell>
          <table:table-cell table:formula="of:=[.L$14]&amp;[.F183]&amp;&quot;p&quot;&amp;[.L$13]&amp;&quot; &gt; author&quot;&amp;[.C183]&amp;&quot;.txt&quot;" office:value-type="string" office:string-value="sed -n '2646p' &gt; author169.txt" calcext:value-type="string">
            <text:p>sed -n '2646p' &gt; author169.txt</text:p>
          </table:table-cell>
          <table:table-cell table:formula="of:=[.L$14]&amp;[.F183]&amp;&quot;p&quot;&amp;[.L$13]&amp;&quot;&quot;" office:value-type="string" office:string-value="sed -n '2646p'" calcext:value-type="string">
            <text:p>sed -n '2646p'</text:p>
          </table:table-cell>
          <table:table-cell table:formula="of:=[.E183]+1" office:value-type="float" office:value="2639" calcext:value-type="float">
            <text:p>2639</text:p>
          </table:table-cell>
          <table:table-cell table:formula="of:=[.F183]-1" office:value-type="float" office:value="2645" calcext:value-type="float">
            <text:p>2645</text:p>
          </table:table-cell>
          <table:table-cell table:formula="of:=[.L$14]&amp;[.J183]&amp;&quot;,&quot;&amp;[.K183]&amp;&quot;p;&quot;&amp;[.K183]&amp;&quot;q&quot;&amp;[.L$13]&amp;&quot; &gt; text&quot;&amp;[.C183]&amp;&quot;.txt&quot;" office:value-type="string" office:string-value="sed -n '2639,2645p;2645q' &gt; text169.txt" calcext:value-type="string">
            <text:p>sed -n '2639,2645p;2645q' &gt; text169.txt</text:p>
          </table:table-cell>
          <table:table-cell table:number-columns-repeated="3"/>
          <table:table-cell office:value-type="string" calcext:value-type="string">
            <text:p>И. Акимушкин</text:p>
          </table:table-cell>
          <table:table-cell office:value-type="string" calcext:value-type="string">
            <text:p>О языке животных</text:p>
          </table:table-cell>
          <table:table-cell/>
          <table:table-cell office:value-type="string" calcext:value-type="string">
            <text:p>О языке животных</text:p>
          </table:table-cell>
          <table:table-cell table:number-columns-repeated="2"/>
          <table:table-cell table:formula="of:=&quot;echo -n &quot;&amp;[.Y$14]&amp;[.Q183]&amp;[.Y$14]&amp;&quot; | cat &gt; title&quot;&amp;[.C183]&amp;&quot;.txt&quot;" office:value-type="string" office:string-value="echo -n &quot;О языке животных&quot; | cat &gt; title169.txt" calcext:value-type="string">
            <text:p>echo -n "О языке животных" | cat &gt; title169.txt</text:p>
          </table:table-cell>
          <table:table-cell table:formula="of:=&quot;echo -n &quot;&amp;[.Y$14]&amp;[.P183]&amp;[.Y$14]&amp;&quot; | cat &gt; author&quot;&amp;[.C183]&amp;&quot;.txt&quot;" office:value-type="string" office:string-value="echo -n &quot;И. Акимушкин&quot; | cat &gt; author169.txt" calcext:value-type="string">
            <text:p>echo -n "И. Акимушкин" | cat &gt; author169.txt</text:p>
          </table:table-cell>
          <table:table-cell/>
          <table:table-cell table:formula="of:=&quot;cat preambule1.txt title&quot;&amp;[.C183]&amp;&quot;.txt preambule2.txt  linkpicture&quot;&amp;[.C183]&amp;&quot;.txt preambulethumb.txt linkpicture&quot;&amp;[.C183]&amp;&quot;.txt preambule25.txt linkname&quot;&amp;[.C183]&amp;&quot;.txt preambule3.txt author&quot;&amp;[.C183]&amp;&quot;.txt preambule35.txt   text&quot;&amp;[.C183]&amp;&quot;.txt &gt; &quot;&amp;[.S183]&amp;&quot;.md&quot;" office:value-type="string" office:string-value="cat preambule1.txt title169.txt preambule2.txt  linkpicture169.txt preambulethumb.txt linkpicture169.txt preambule25.txt linkname169.txt preambule3.txt author169.txt preambule35.txt   text169.txt &gt; О языке животных.md" calcext:value-type="string">
            <text:p>cat preambule1.txt title169.txt preambule2.txt <text:s/>linkpicture169.txt preambulethumb.txt linkpicture169.txt preambule25.txt linkname169.txt preambule3.txt author169.txt preambule35.txt <text:s text:c="2"/>text169.txt &gt; О языке животных.md</text:p>
          </table:table-cell>
        </table:table-row>
        <table:table-row table:style-name="ro1">
          <table:table-cell/>
          <table:table-cell table:formula="of:=[.F184]-[.E184]"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2647" calcext:value-type="float">
            <text:p>2647</text:p>
          </table:table-cell>
          <table:table-cell table:formula="of:=[.E185]-1" office:value-type="float" office:value="2657" calcext:value-type="float">
            <text:p>2657</text:p>
          </table:table-cell>
          <table:table-cell table:formula="of:=IF([.F184]&gt;[.E184])" office:value-type="boolean" office:boolean-value="true" calcext:value-type="boolean">
            <text:p>ИСТИНА</text:p>
          </table:table-cell>
          <table:table-cell table:formula="of:=[.L$14]&amp;[.F184]&amp;&quot;p&quot;&amp;[.L$13]&amp;&quot; &gt; author&quot;&amp;[.C184]&amp;&quot;.txt&quot;" office:value-type="string" office:string-value="sed -n '2657p' &gt; author170.txt" calcext:value-type="string">
            <text:p>sed -n '2657p' &gt; author170.txt</text:p>
          </table:table-cell>
          <table:table-cell table:formula="of:=[.L$14]&amp;[.F184]&amp;&quot;p&quot;&amp;[.L$13]&amp;&quot;&quot;" office:value-type="string" office:string-value="sed -n '2657p'" calcext:value-type="string">
            <text:p>sed -n '2657p'</text:p>
          </table:table-cell>
          <table:table-cell table:formula="of:=[.E184]+1" office:value-type="float" office:value="2648" calcext:value-type="float">
            <text:p>2648</text:p>
          </table:table-cell>
          <table:table-cell table:formula="of:=[.F184]-1" office:value-type="float" office:value="2656" calcext:value-type="float">
            <text:p>2656</text:p>
          </table:table-cell>
          <table:table-cell table:formula="of:=[.L$14]&amp;[.J184]&amp;&quot;,&quot;&amp;[.K184]&amp;&quot;p;&quot;&amp;[.K184]&amp;&quot;q&quot;&amp;[.L$13]&amp;&quot; &gt; text&quot;&amp;[.C184]&amp;&quot;.txt&quot;" office:value-type="string" office:string-value="sed -n '2648,2656p;2656q' &gt; text170.txt" calcext:value-type="string">
            <text:p>sed -n '2648,2656p;2656q' &gt; text170.txt</text:p>
          </table:table-cell>
          <table:table-cell table:number-columns-repeated="3"/>
          <table:table-cell office:value-type="string" calcext:value-type="string">
            <text:p>С. Старкович</text:p>
          </table:table-cell>
          <table:table-cell office:value-type="string" calcext:value-type="string">
            <text:p>Причуды сна</text:p>
          </table:table-cell>
          <table:table-cell/>
          <table:table-cell office:value-type="string" calcext:value-type="string">
            <text:p>Причуды сна</text:p>
          </table:table-cell>
          <table:table-cell table:number-columns-repeated="2"/>
          <table:table-cell table:formula="of:=&quot;echo -n &quot;&amp;[.Y$14]&amp;[.Q184]&amp;[.Y$14]&amp;&quot; | cat &gt; title&quot;&amp;[.C184]&amp;&quot;.txt&quot;" office:value-type="string" office:string-value="echo -n &quot;Причуды сна&quot; | cat &gt; title170.txt" calcext:value-type="string">
            <text:p>echo -n "Причуды сна" | cat &gt; title170.txt</text:p>
          </table:table-cell>
          <table:table-cell table:formula="of:=&quot;echo -n &quot;&amp;[.Y$14]&amp;[.P184]&amp;[.Y$14]&amp;&quot; | cat &gt; author&quot;&amp;[.C184]&amp;&quot;.txt&quot;" office:value-type="string" office:string-value="echo -n &quot;С. Старкович&quot; | cat &gt; author170.txt" calcext:value-type="string">
            <text:p>echo -n "С. Старкович" | cat &gt; author170.txt</text:p>
          </table:table-cell>
          <table:table-cell/>
          <table:table-cell table:formula="of:=&quot;cat preambule1.txt title&quot;&amp;[.C184]&amp;&quot;.txt preambule2.txt  linkpicture&quot;&amp;[.C184]&amp;&quot;.txt preambulethumb.txt linkpicture&quot;&amp;[.C184]&amp;&quot;.txt preambule25.txt linkname&quot;&amp;[.C184]&amp;&quot;.txt preambule3.txt author&quot;&amp;[.C184]&amp;&quot;.txt preambule35.txt   text&quot;&amp;[.C184]&amp;&quot;.txt &gt; &quot;&amp;[.S184]&amp;&quot;.md&quot;" office:value-type="string" office:string-value="cat preambule1.txt title170.txt preambule2.txt  linkpicture170.txt preambulethumb.txt linkpicture170.txt preambule25.txt linkname170.txt preambule3.txt author170.txt preambule35.txt   text170.txt &gt; Причуды сна.md" calcext:value-type="string">
            <text:p>cat preambule1.txt title170.txt preambule2.txt <text:s/>linkpicture170.txt preambulethumb.txt linkpicture170.txt preambule25.txt linkname170.txt preambule3.txt author170.txt preambule35.txt <text:s text:c="2"/>text170.txt &gt; Причуды сна.md</text:p>
          </table:table-cell>
        </table:table-row>
        <table:table-row table:style-name="ro1">
          <table:table-cell/>
          <table:table-cell table:formula="of:=[.F185]-[.E185]"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658" calcext:value-type="float">
            <text:p>2658</text:p>
          </table:table-cell>
          <table:table-cell table:formula="of:=[.E186]-1" office:value-type="float" office:value="2667" calcext:value-type="float">
            <text:p>2667</text:p>
          </table:table-cell>
          <table:table-cell table:formula="of:=IF([.F185]&gt;[.E185])" office:value-type="boolean" office:boolean-value="true" calcext:value-type="boolean">
            <text:p>ИСТИНА</text:p>
          </table:table-cell>
          <table:table-cell table:formula="of:=[.L$14]&amp;[.F185]&amp;&quot;p&quot;&amp;[.L$13]&amp;&quot; &gt; author&quot;&amp;[.C185]&amp;&quot;.txt&quot;" office:value-type="string" office:string-value="sed -n '2667p' &gt; author171.txt" calcext:value-type="string">
            <text:p>sed -n '2667p' &gt; author171.txt</text:p>
          </table:table-cell>
          <table:table-cell table:formula="of:=[.L$14]&amp;[.F185]&amp;&quot;p&quot;&amp;[.L$13]&amp;&quot;&quot;" office:value-type="string" office:string-value="sed -n '2667p'" calcext:value-type="string">
            <text:p>sed -n '2667p'</text:p>
          </table:table-cell>
          <table:table-cell table:formula="of:=[.E185]+1" office:value-type="float" office:value="2659" calcext:value-type="float">
            <text:p>2659</text:p>
          </table:table-cell>
          <table:table-cell table:formula="of:=[.F185]-1" office:value-type="float" office:value="2666" calcext:value-type="float">
            <text:p>2666</text:p>
          </table:table-cell>
          <table:table-cell table:formula="of:=[.L$14]&amp;[.J185]&amp;&quot;,&quot;&amp;[.K185]&amp;&quot;p;&quot;&amp;[.K185]&amp;&quot;q&quot;&amp;[.L$13]&amp;&quot; &gt; text&quot;&amp;[.C185]&amp;&quot;.txt&quot;" office:value-type="string" office:string-value="sed -n '2659,2666p;2666q' &gt; text171.txt" calcext:value-type="string">
            <text:p>sed -n '2659,2666p;2666q' &gt; text171.txt</text:p>
          </table:table-cell>
          <table:table-cell table:number-columns-repeated="3"/>
          <table:table-cell office:value-type="string" calcext:value-type="string">
            <text:p>С. Зигуненко</text:p>
          </table:table-cell>
          <table:table-cell office:value-type="string" calcext:value-type="string">
            <text:p>Может ли время повернуть вспять?</text:p>
          </table:table-cell>
          <table:table-cell/>
          <table:table-cell office:value-type="string" calcext:value-type="string">
            <text:p>Может ли время повернуть вспять?</text:p>
          </table:table-cell>
          <table:table-cell table:number-columns-repeated="2"/>
          <table:table-cell table:formula="of:=&quot;echo -n &quot;&amp;[.Y$14]&amp;[.Q185]&amp;[.Y$14]&amp;&quot; | cat &gt; title&quot;&amp;[.C185]&amp;&quot;.txt&quot;" office:value-type="string" office:string-value="echo -n &quot;Может ли время повернуть вспять?&quot; | cat &gt; title171.txt" calcext:value-type="string">
            <text:p>echo -n "Может ли время повернуть вспять?" | cat &gt; title171.txt</text:p>
          </table:table-cell>
          <table:table-cell table:formula="of:=&quot;echo -n &quot;&amp;[.Y$14]&amp;[.P185]&amp;[.Y$14]&amp;&quot; | cat &gt; author&quot;&amp;[.C185]&amp;&quot;.txt&quot;" office:value-type="string" office:string-value="echo -n &quot;С. Зигуненко&quot; | cat &gt; author171.txt" calcext:value-type="string">
            <text:p>echo -n "С. Зигуненко" | cat &gt; author171.txt</text:p>
          </table:table-cell>
          <table:table-cell/>
          <table:table-cell table:formula="of:=&quot;cat preambule1.txt title&quot;&amp;[.C185]&amp;&quot;.txt preambule2.txt  linkpicture&quot;&amp;[.C185]&amp;&quot;.txt preambulethumb.txt linkpicture&quot;&amp;[.C185]&amp;&quot;.txt preambule25.txt linkname&quot;&amp;[.C185]&amp;&quot;.txt preambule3.txt author&quot;&amp;[.C185]&amp;&quot;.txt preambule35.txt   text&quot;&amp;[.C185]&amp;&quot;.txt &gt; &quot;&amp;[.S185]&amp;&quot;.md&quot;" office:value-type="string" office:string-value="cat preambule1.txt title171.txt preambule2.txt  linkpicture171.txt preambulethumb.txt linkpicture171.txt preambule25.txt linkname171.txt preambule3.txt author171.txt preambule35.txt   text171.txt &gt; Может ли время повернуть вспять?.md" calcext:value-type="string">
            <text:p>cat preambule1.txt title171.txt preambule2.txt <text:s/>linkpicture171.txt preambulethumb.txt linkpicture171.txt preambule25.txt linkname171.txt preambule3.txt author171.txt preambule35.txt <text:s text:c="2"/>text171.txt &gt; Может ли время повернуть вспять?.md</text:p>
          </table:table-cell>
        </table:table-row>
        <table:table-row table:style-name="ro1">
          <table:table-cell/>
          <table:table-cell table:formula="of:=[.F186]-[.E186]" office:value-type="float" office:value="9" calcext:value-type="float">
            <text:p>9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2668" calcext:value-type="float">
            <text:p>2668</text:p>
          </table:table-cell>
          <table:table-cell table:formula="of:=[.E187]-1" office:value-type="float" office:value="2677" calcext:value-type="float">
            <text:p>2677</text:p>
          </table:table-cell>
          <table:table-cell table:formula="of:=IF([.F186]&gt;[.E186])" office:value-type="boolean" office:boolean-value="true" calcext:value-type="boolean">
            <text:p>ИСТИНА</text:p>
          </table:table-cell>
          <table:table-cell table:formula="of:=[.L$14]&amp;[.F186]&amp;&quot;p&quot;&amp;[.L$13]&amp;&quot; &gt; author&quot;&amp;[.C186]&amp;&quot;.txt&quot;" office:value-type="string" office:string-value="sed -n '2677p' &gt; author172.txt" calcext:value-type="string">
            <text:p>sed -n '2677p' &gt; author172.txt</text:p>
          </table:table-cell>
          <table:table-cell table:formula="of:=[.L$14]&amp;[.F186]&amp;&quot;p&quot;&amp;[.L$13]&amp;&quot;&quot;" office:value-type="string" office:string-value="sed -n '2677p'" calcext:value-type="string">
            <text:p>sed -n '2677p'</text:p>
          </table:table-cell>
          <table:table-cell table:formula="of:=[.E186]+1" office:value-type="float" office:value="2669" calcext:value-type="float">
            <text:p>2669</text:p>
          </table:table-cell>
          <table:table-cell table:formula="of:=[.F186]-1" office:value-type="float" office:value="2676" calcext:value-type="float">
            <text:p>2676</text:p>
          </table:table-cell>
          <table:table-cell table:formula="of:=[.L$14]&amp;[.J186]&amp;&quot;,&quot;&amp;[.K186]&amp;&quot;p;&quot;&amp;[.K186]&amp;&quot;q&quot;&amp;[.L$13]&amp;&quot; &gt; text&quot;&amp;[.C186]&amp;&quot;.txt&quot;" office:value-type="string" office:string-value="sed -n '2669,2676p;2676q' &gt; text172.txt" calcext:value-type="string">
            <text:p>sed -n '2669,2676p;2676q' &gt; text172.txt</text:p>
          </table:table-cell>
          <table:table-cell table:number-columns-repeated="3"/>
          <table:table-cell office:value-type="string" calcext:value-type="string">
            <text:p>С. Зигуненко</text:p>
          </table:table-cell>
          <table:table-cell office:value-type="string" calcext:value-type="string">
            <text:p>Почему светятся звезды?</text:p>
          </table:table-cell>
          <table:table-cell/>
          <table:table-cell office:value-type="string" calcext:value-type="string">
            <text:p>Почему светятся звезды?</text:p>
          </table:table-cell>
          <table:table-cell table:number-columns-repeated="2"/>
          <table:table-cell table:formula="of:=&quot;echo -n &quot;&amp;[.Y$14]&amp;[.Q186]&amp;[.Y$14]&amp;&quot; | cat &gt; title&quot;&amp;[.C186]&amp;&quot;.txt&quot;" office:value-type="string" office:string-value="echo -n &quot;Почему светятся звезды?&quot; | cat &gt; title172.txt" calcext:value-type="string">
            <text:p>echo -n "Почему светятся звезды?" | cat &gt; title172.txt</text:p>
          </table:table-cell>
          <table:table-cell table:formula="of:=&quot;echo -n &quot;&amp;[.Y$14]&amp;[.P186]&amp;[.Y$14]&amp;&quot; | cat &gt; author&quot;&amp;[.C186]&amp;&quot;.txt&quot;" office:value-type="string" office:string-value="echo -n &quot;С. Зигуненко&quot; | cat &gt; author172.txt" calcext:value-type="string">
            <text:p>echo -n "С. Зигуненко" | cat &gt; author172.txt</text:p>
          </table:table-cell>
          <table:table-cell/>
          <table:table-cell table:formula="of:=&quot;cat preambule1.txt title&quot;&amp;[.C186]&amp;&quot;.txt preambule2.txt  linkpicture&quot;&amp;[.C186]&amp;&quot;.txt preambulethumb.txt linkpicture&quot;&amp;[.C186]&amp;&quot;.txt preambule25.txt linkname&quot;&amp;[.C186]&amp;&quot;.txt preambule3.txt author&quot;&amp;[.C186]&amp;&quot;.txt preambule35.txt   text&quot;&amp;[.C186]&amp;&quot;.txt &gt; &quot;&amp;[.S186]&amp;&quot;.md&quot;" office:value-type="string" office:string-value="cat preambule1.txt title172.txt preambule2.txt  linkpicture172.txt preambulethumb.txt linkpicture172.txt preambule25.txt linkname172.txt preambule3.txt author172.txt preambule35.txt   text172.txt &gt; Почему светятся звезды?.md" calcext:value-type="string">
            <text:p>cat preambule1.txt title172.txt preambule2.txt <text:s/>linkpicture172.txt preambulethumb.txt linkpicture172.txt preambule25.txt linkname172.txt preambule3.txt author172.txt preambule35.txt <text:s text:c="2"/>text172.txt &gt; Почему светятся звезды?.md</text:p>
          </table:table-cell>
        </table:table-row>
        <table:table-row table:style-name="ro1">
          <table:table-cell/>
          <table:table-cell table:formula="of:=[.F187]-[.E187]"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2678" calcext:value-type="float">
            <text:p>2678</text:p>
          </table:table-cell>
          <table:table-cell table:formula="of:=[.E188]-1" office:value-type="float" office:value="2691" calcext:value-type="float">
            <text:p>2691</text:p>
          </table:table-cell>
          <table:table-cell table:formula="of:=IF([.F187]&gt;[.E187])" office:value-type="boolean" office:boolean-value="true" calcext:value-type="boolean">
            <text:p>ИСТИНА</text:p>
          </table:table-cell>
          <table:table-cell table:formula="of:=[.L$14]&amp;[.F187]&amp;&quot;p&quot;&amp;[.L$13]&amp;&quot; &gt; author&quot;&amp;[.C187]&amp;&quot;.txt&quot;" office:value-type="string" office:string-value="sed -n '2691p' &gt; author173.txt" calcext:value-type="string">
            <text:p>sed -n '2691p' &gt; author173.txt</text:p>
          </table:table-cell>
          <table:table-cell table:formula="of:=[.L$14]&amp;[.F187]&amp;&quot;p&quot;&amp;[.L$13]&amp;&quot;&quot;" office:value-type="string" office:string-value="sed -n '2691p'" calcext:value-type="string">
            <text:p>sed -n '2691p'</text:p>
          </table:table-cell>
          <table:table-cell table:formula="of:=[.E187]+1" office:value-type="float" office:value="2679" calcext:value-type="float">
            <text:p>2679</text:p>
          </table:table-cell>
          <table:table-cell table:formula="of:=[.F187]-1" office:value-type="float" office:value="2690" calcext:value-type="float">
            <text:p>2690</text:p>
          </table:table-cell>
          <table:table-cell table:formula="of:=[.L$14]&amp;[.J187]&amp;&quot;,&quot;&amp;[.K187]&amp;&quot;p;&quot;&amp;[.K187]&amp;&quot;q&quot;&amp;[.L$13]&amp;&quot; &gt; text&quot;&amp;[.C187]&amp;&quot;.txt&quot;" office:value-type="string" office:string-value="sed -n '2679,2690p;2690q' &gt; text173.txt" calcext:value-type="string">
            <text:p>sed -n '2679,2690p;2690q' &gt; text173.txt</text:p>
          </table:table-cell>
          <table:table-cell table:number-columns-repeated="3"/>
          <table:table-cell office:value-type="string" calcext:value-type="string">
            <text:p>С. Зигуненко</text:p>
          </table:table-cell>
          <table:table-cell office:value-type="string" calcext:value-type="string">
            <text:p>Спираль времени</text:p>
          </table:table-cell>
          <table:table-cell/>
          <table:table-cell office:value-type="string" calcext:value-type="string">
            <text:p>Спираль времени</text:p>
          </table:table-cell>
          <table:table-cell table:number-columns-repeated="2"/>
          <table:table-cell table:formula="of:=&quot;echo -n &quot;&amp;[.Y$14]&amp;[.Q187]&amp;[.Y$14]&amp;&quot; | cat &gt; title&quot;&amp;[.C187]&amp;&quot;.txt&quot;" office:value-type="string" office:string-value="echo -n &quot;Спираль времени&quot; | cat &gt; title173.txt" calcext:value-type="string">
            <text:p>echo -n "Спираль времени" | cat &gt; title173.txt</text:p>
          </table:table-cell>
          <table:table-cell table:formula="of:=&quot;echo -n &quot;&amp;[.Y$14]&amp;[.P187]&amp;[.Y$14]&amp;&quot; | cat &gt; author&quot;&amp;[.C187]&amp;&quot;.txt&quot;" office:value-type="string" office:string-value="echo -n &quot;С. Зигуненко&quot; | cat &gt; author173.txt" calcext:value-type="string">
            <text:p>echo -n "С. Зигуненко" | cat &gt; author173.txt</text:p>
          </table:table-cell>
          <table:table-cell/>
          <table:table-cell table:formula="of:=&quot;cat preambule1.txt title&quot;&amp;[.C187]&amp;&quot;.txt preambule2.txt  linkpicture&quot;&amp;[.C187]&amp;&quot;.txt preambulethumb.txt linkpicture&quot;&amp;[.C187]&amp;&quot;.txt preambule25.txt linkname&quot;&amp;[.C187]&amp;&quot;.txt preambule3.txt author&quot;&amp;[.C187]&amp;&quot;.txt preambule35.txt   text&quot;&amp;[.C187]&amp;&quot;.txt &gt; &quot;&amp;[.S187]&amp;&quot;.md&quot;" office:value-type="string" office:string-value="cat preambule1.txt title173.txt preambule2.txt  linkpicture173.txt preambulethumb.txt linkpicture173.txt preambule25.txt linkname173.txt preambule3.txt author173.txt preambule35.txt   text173.txt &gt; Спираль времени.md" calcext:value-type="string">
            <text:p>cat preambule1.txt title173.txt preambule2.txt <text:s/>linkpicture173.txt preambulethumb.txt linkpicture173.txt preambule25.txt linkname173.txt preambule3.txt author173.txt preambule35.txt <text:s text:c="2"/>text173.txt &gt; Спираль времени.md</text:p>
          </table:table-cell>
        </table:table-row>
        <table:table-row table:style-name="ro1">
          <table:table-cell/>
          <table:table-cell table:formula="of:=[.F188]-[.E188]" office:value-type="float" office:value="8" calcext:value-type="float">
            <text:p>8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2692" calcext:value-type="float">
            <text:p>2692</text:p>
          </table:table-cell>
          <table:table-cell table:formula="of:=[.E189]-1" office:value-type="float" office:value="2700" calcext:value-type="float">
            <text:p>2700</text:p>
          </table:table-cell>
          <table:table-cell table:formula="of:=IF([.F188]&gt;[.E188])" office:value-type="boolean" office:boolean-value="true" calcext:value-type="boolean">
            <text:p>ИСТИНА</text:p>
          </table:table-cell>
          <table:table-cell table:formula="of:=[.L$14]&amp;[.F188]&amp;&quot;p&quot;&amp;[.L$13]&amp;&quot; &gt; author&quot;&amp;[.C188]&amp;&quot;.txt&quot;" office:value-type="string" office:string-value="sed -n '2700p' &gt; author174.txt" calcext:value-type="string">
            <text:p>sed -n '2700p' &gt; author174.txt</text:p>
          </table:table-cell>
          <table:table-cell table:formula="of:=[.L$14]&amp;[.F188]&amp;&quot;p&quot;&amp;[.L$13]&amp;&quot;&quot;" office:value-type="string" office:string-value="sed -n '2700p'" calcext:value-type="string">
            <text:p>sed -n '2700p'</text:p>
          </table:table-cell>
          <table:table-cell table:formula="of:=[.E188]+1" office:value-type="float" office:value="2693" calcext:value-type="float">
            <text:p>2693</text:p>
          </table:table-cell>
          <table:table-cell table:formula="of:=[.F188]-1" office:value-type="float" office:value="2699" calcext:value-type="float">
            <text:p>2699</text:p>
          </table:table-cell>
          <table:table-cell table:formula="of:=[.L$14]&amp;[.J188]&amp;&quot;,&quot;&amp;[.K188]&amp;&quot;p;&quot;&amp;[.K188]&amp;&quot;q&quot;&amp;[.L$13]&amp;&quot; &gt; text&quot;&amp;[.C188]&amp;&quot;.txt&quot;" office:value-type="string" office:string-value="sed -n '2693,2699p;2699q' &gt; text174.txt" calcext:value-type="string">
            <text:p>sed -n '2693,2699p;2699q' &gt; text174.txt</text:p>
          </table:table-cell>
          <table:table-cell table:number-columns-repeated="3"/>
          <table:table-cell office:value-type="string" calcext:value-type="string">
            <text:p>Ф. Квссиди</text:p>
          </table:table-cell>
          <table:table-cell office:value-type="string" calcext:value-type="string">
            <text:p>Магия чисел</text:p>
          </table:table-cell>
          <table:table-cell/>
          <table:table-cell office:value-type="string" calcext:value-type="string">
            <text:p>Магия чисел</text:p>
          </table:table-cell>
          <table:table-cell table:number-columns-repeated="2"/>
          <table:table-cell table:formula="of:=&quot;echo -n &quot;&amp;[.Y$14]&amp;[.Q188]&amp;[.Y$14]&amp;&quot; | cat &gt; title&quot;&amp;[.C188]&amp;&quot;.txt&quot;" office:value-type="string" office:string-value="echo -n &quot;Магия чисел&quot; | cat &gt; title174.txt" calcext:value-type="string">
            <text:p>echo -n "Магия чисел" | cat &gt; title174.txt</text:p>
          </table:table-cell>
          <table:table-cell table:formula="of:=&quot;echo -n &quot;&amp;[.Y$14]&amp;[.P188]&amp;[.Y$14]&amp;&quot; | cat &gt; author&quot;&amp;[.C188]&amp;&quot;.txt&quot;" office:value-type="string" office:string-value="echo -n &quot;Ф. Квссиди&quot; | cat &gt; author174.txt" calcext:value-type="string">
            <text:p>echo -n "Ф. Квссиди" | cat &gt; author174.txt</text:p>
          </table:table-cell>
          <table:table-cell/>
          <table:table-cell table:formula="of:=&quot;cat preambule1.txt title&quot;&amp;[.C188]&amp;&quot;.txt preambule2.txt  linkpicture&quot;&amp;[.C188]&amp;&quot;.txt preambulethumb.txt linkpicture&quot;&amp;[.C188]&amp;&quot;.txt preambule25.txt linkname&quot;&amp;[.C188]&amp;&quot;.txt preambule3.txt author&quot;&amp;[.C188]&amp;&quot;.txt preambule35.txt   text&quot;&amp;[.C188]&amp;&quot;.txt &gt; &quot;&amp;[.S188]&amp;&quot;.md&quot;" office:value-type="string" office:string-value="cat preambule1.txt title174.txt preambule2.txt  linkpicture174.txt preambulethumb.txt linkpicture174.txt preambule25.txt linkname174.txt preambule3.txt author174.txt preambule35.txt   text174.txt &gt; Магия чисел.md" calcext:value-type="string">
            <text:p>cat preambule1.txt title174.txt preambule2.txt <text:s/>linkpicture174.txt preambulethumb.txt linkpicture174.txt preambule25.txt linkname174.txt preambule3.txt author174.txt preambule35.txt <text:s text:c="2"/>text174.txt &gt; Магия чисел.md</text:p>
          </table:table-cell>
        </table:table-row>
        <table:table-row table:style-name="ro1">
          <table:table-cell/>
          <table:table-cell table:formula="of:=[.F189]-[.E189]"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701" calcext:value-type="float">
            <text:p>2701</text:p>
          </table:table-cell>
          <table:table-cell table:formula="of:=[.E190]-1" office:value-type="float" office:value="2706" calcext:value-type="float">
            <text:p>2706</text:p>
          </table:table-cell>
          <table:table-cell table:formula="of:=IF([.F189]&gt;[.E189])" office:value-type="boolean" office:boolean-value="true" calcext:value-type="boolean">
            <text:p>ИСТИНА</text:p>
          </table:table-cell>
          <table:table-cell table:formula="of:=[.L$14]&amp;[.F189]&amp;&quot;p&quot;&amp;[.L$13]&amp;&quot; &gt; author&quot;&amp;[.C189]&amp;&quot;.txt&quot;" office:value-type="string" office:string-value="sed -n '2706p' &gt; author175.txt" calcext:value-type="string">
            <text:p>sed -n '2706p' &gt; author175.txt</text:p>
          </table:table-cell>
          <table:table-cell table:formula="of:=[.L$14]&amp;[.F189]&amp;&quot;p&quot;&amp;[.L$13]&amp;&quot;&quot;" office:value-type="string" office:string-value="sed -n '2706p'" calcext:value-type="string">
            <text:p>sed -n '2706p'</text:p>
          </table:table-cell>
          <table:table-cell table:formula="of:=[.E189]+1" office:value-type="float" office:value="2702" calcext:value-type="float">
            <text:p>2702</text:p>
          </table:table-cell>
          <table:table-cell table:formula="of:=[.F189]-1" office:value-type="float" office:value="2705" calcext:value-type="float">
            <text:p>2705</text:p>
          </table:table-cell>
          <table:table-cell table:formula="of:=[.L$14]&amp;[.J189]&amp;&quot;,&quot;&amp;[.K189]&amp;&quot;p;&quot;&amp;[.K189]&amp;&quot;q&quot;&amp;[.L$13]&amp;&quot; &gt; text&quot;&amp;[.C189]&amp;&quot;.txt&quot;" office:value-type="string" office:string-value="sed -n '2702,2705p;2705q' &gt; text175.txt" calcext:value-type="string">
            <text:p>sed -n '2702,2705p;2705q' &gt; text175.txt</text:p>
          </table:table-cell>
          <table:table-cell table:number-columns-repeated="3"/>
          <table:table-cell office:value-type="string" calcext:value-type="string">
            <text:p>А. Чехов</text:p>
          </table:table-cell>
          <table:table-cell office:value-type="string" calcext:value-type="string">
            <text:p>Крыжовник</text:p>
          </table:table-cell>
          <table:table-cell/>
          <table:table-cell office:value-type="string" calcext:value-type="string">
            <text:p>Крыжовник</text:p>
          </table:table-cell>
          <table:table-cell table:number-columns-repeated="2"/>
          <table:table-cell table:formula="of:=&quot;echo -n &quot;&amp;[.Y$14]&amp;[.Q189]&amp;[.Y$14]&amp;&quot; | cat &gt; title&quot;&amp;[.C189]&amp;&quot;.txt&quot;" office:value-type="string" office:string-value="echo -n &quot;Крыжовник&quot; | cat &gt; title175.txt" calcext:value-type="string">
            <text:p>echo -n "Крыжовник" | cat &gt; title175.txt</text:p>
          </table:table-cell>
          <table:table-cell table:formula="of:=&quot;echo -n &quot;&amp;[.Y$14]&amp;[.P189]&amp;[.Y$14]&amp;&quot; | cat &gt; author&quot;&amp;[.C189]&amp;&quot;.txt&quot;" office:value-type="string" office:string-value="echo -n &quot;А. Чехов&quot; | cat &gt; author175.txt" calcext:value-type="string">
            <text:p>echo -n "А. Чехов" | cat &gt; author175.txt</text:p>
          </table:table-cell>
          <table:table-cell/>
          <table:table-cell table:formula="of:=&quot;cat preambule1.txt title&quot;&amp;[.C189]&amp;&quot;.txt preambule2.txt  linkpicture&quot;&amp;[.C189]&amp;&quot;.txt preambulethumb.txt linkpicture&quot;&amp;[.C189]&amp;&quot;.txt preambule25.txt linkname&quot;&amp;[.C189]&amp;&quot;.txt preambule3.txt author&quot;&amp;[.C189]&amp;&quot;.txt preambule35.txt   text&quot;&amp;[.C189]&amp;&quot;.txt &gt; &quot;&amp;[.S189]&amp;&quot;.md&quot;" office:value-type="string" office:string-value="cat preambule1.txt title175.txt preambule2.txt  linkpicture175.txt preambulethumb.txt linkpicture175.txt preambule25.txt linkname175.txt preambule3.txt author175.txt preambule35.txt   text175.txt &gt; Крыжовник.md" calcext:value-type="string">
            <text:p>cat preambule1.txt title175.txt preambule2.txt <text:s/>linkpicture175.txt preambulethumb.txt linkpicture175.txt preambule25.txt linkname175.txt preambule3.txt author175.txt preambule35.txt <text:s text:c="2"/>text175.txt &gt; Крыжовник.md</text:p>
          </table:table-cell>
        </table:table-row>
        <table:table-row table:style-name="ro1">
          <table:table-cell/>
          <table:table-cell table:formula="of:=[.F190]-[.E190]" office:value-type="float" office:value="15" calcext:value-type="float">
            <text:p>15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2707" calcext:value-type="float">
            <text:p>2707</text:p>
          </table:table-cell>
          <table:table-cell table:formula="of:=[.E191]-1" office:value-type="float" office:value="2722" calcext:value-type="float">
            <text:p>2722</text:p>
          </table:table-cell>
          <table:table-cell table:formula="of:=IF([.F190]&gt;[.E190])" office:value-type="boolean" office:boolean-value="true" calcext:value-type="boolean">
            <text:p>ИСТИНА</text:p>
          </table:table-cell>
          <table:table-cell table:formula="of:=[.L$14]&amp;[.F190]&amp;&quot;p&quot;&amp;[.L$13]&amp;&quot; &gt; author&quot;&amp;[.C190]&amp;&quot;.txt&quot;" office:value-type="string" office:string-value="sed -n '2722p' &gt; author176.txt" calcext:value-type="string">
            <text:p>sed -n '2722p' &gt; author176.txt</text:p>
          </table:table-cell>
          <table:table-cell table:formula="of:=[.L$14]&amp;[.F190]&amp;&quot;p&quot;&amp;[.L$13]&amp;&quot;&quot;" office:value-type="string" office:string-value="sed -n '2722p'" calcext:value-type="string">
            <text:p>sed -n '2722p'</text:p>
          </table:table-cell>
          <table:table-cell table:formula="of:=[.E190]+1" office:value-type="float" office:value="2708" calcext:value-type="float">
            <text:p>2708</text:p>
          </table:table-cell>
          <table:table-cell table:formula="of:=[.F190]-1" office:value-type="float" office:value="2721" calcext:value-type="float">
            <text:p>2721</text:p>
          </table:table-cell>
          <table:table-cell table:formula="of:=[.L$14]&amp;[.J190]&amp;&quot;,&quot;&amp;[.K190]&amp;&quot;p;&quot;&amp;[.K190]&amp;&quot;q&quot;&amp;[.L$13]&amp;&quot; &gt; text&quot;&amp;[.C190]&amp;&quot;.txt&quot;" office:value-type="string" office:string-value="sed -n '2708,2721p;2721q' &gt; text176.txt" calcext:value-type="string">
            <text:p>sed -n '2708,2721p;2721q' &gt; text176.txt</text:p>
          </table:table-cell>
          <table:table-cell table:number-columns-repeated="3"/>
          <table:table-cell office:value-type="string" calcext:value-type="string">
            <text:p>Н. Кун</text:p>
          </table:table-cell>
          <table:table-cell office:value-type="string" calcext:value-type="string">
            <text:p>Нарцисс</text:p>
          </table:table-cell>
          <table:table-cell/>
          <table:table-cell office:value-type="string" calcext:value-type="string">
            <text:p>Нарцисс</text:p>
          </table:table-cell>
          <table:table-cell table:number-columns-repeated="2"/>
          <table:table-cell table:formula="of:=&quot;echo -n &quot;&amp;[.Y$14]&amp;[.Q190]&amp;[.Y$14]&amp;&quot; | cat &gt; title&quot;&amp;[.C190]&amp;&quot;.txt&quot;" office:value-type="string" office:string-value="echo -n &quot;Нарцисс&quot; | cat &gt; title176.txt" calcext:value-type="string">
            <text:p>echo -n "Нарцисс" | cat &gt; title176.txt</text:p>
          </table:table-cell>
          <table:table-cell table:formula="of:=&quot;echo -n &quot;&amp;[.Y$14]&amp;[.P190]&amp;[.Y$14]&amp;&quot; | cat &gt; author&quot;&amp;[.C190]&amp;&quot;.txt&quot;" office:value-type="string" office:string-value="echo -n &quot;Н. Кун&quot; | cat &gt; author176.txt" calcext:value-type="string">
            <text:p>echo -n "Н. Кун" | cat &gt; author176.txt</text:p>
          </table:table-cell>
          <table:table-cell/>
          <table:table-cell table:formula="of:=&quot;cat preambule1.txt title&quot;&amp;[.C190]&amp;&quot;.txt preambule2.txt  linkpicture&quot;&amp;[.C190]&amp;&quot;.txt preambulethumb.txt linkpicture&quot;&amp;[.C190]&amp;&quot;.txt preambule25.txt linkname&quot;&amp;[.C190]&amp;&quot;.txt preambule3.txt author&quot;&amp;[.C190]&amp;&quot;.txt preambule35.txt   text&quot;&amp;[.C190]&amp;&quot;.txt &gt; &quot;&amp;[.S190]&amp;&quot;.md&quot;" office:value-type="string" office:string-value="cat preambule1.txt title176.txt preambule2.txt  linkpicture176.txt preambulethumb.txt linkpicture176.txt preambule25.txt linkname176.txt preambule3.txt author176.txt preambule35.txt   text176.txt &gt; Нарцисс.md" calcext:value-type="string">
            <text:p>cat preambule1.txt title176.txt preambule2.txt <text:s/>linkpicture176.txt preambulethumb.txt linkpicture176.txt preambule25.txt linkname176.txt preambule3.txt author176.txt preambule35.txt <text:s text:c="2"/>text176.txt &gt; Нарцисс.md</text:p>
          </table:table-cell>
        </table:table-row>
        <table:table-row table:style-name="ro1">
          <table:table-cell/>
          <table:table-cell table:formula="of:=[.F191]-[.E191]" office:value-type="float" office:value="28" calcext:value-type="float">
            <text:p>28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2723" calcext:value-type="float">
            <text:p>2723</text:p>
          </table:table-cell>
          <table:table-cell table:formula="of:=[.E192]-1" office:value-type="float" office:value="2751" calcext:value-type="float">
            <text:p>2751</text:p>
          </table:table-cell>
          <table:table-cell table:formula="of:=IF([.F191]&gt;[.E191])" office:value-type="boolean" office:boolean-value="true" calcext:value-type="boolean">
            <text:p>ИСТИНА</text:p>
          </table:table-cell>
          <table:table-cell table:formula="of:=[.L$14]&amp;[.F191]&amp;&quot;p&quot;&amp;[.L$13]&amp;&quot; &gt; author&quot;&amp;[.C191]&amp;&quot;.txt&quot;" office:value-type="string" office:string-value="sed -n '2751p' &gt; author177.txt" calcext:value-type="string">
            <text:p>sed -n '2751p' &gt; author177.txt</text:p>
          </table:table-cell>
          <table:table-cell table:formula="of:=[.L$14]&amp;[.F191]&amp;&quot;p&quot;&amp;[.L$13]&amp;&quot;&quot;" office:value-type="string" office:string-value="sed -n '2751p'" calcext:value-type="string">
            <text:p>sed -n '2751p'</text:p>
          </table:table-cell>
          <table:table-cell table:formula="of:=[.E191]+1" office:value-type="float" office:value="2724" calcext:value-type="float">
            <text:p>2724</text:p>
          </table:table-cell>
          <table:table-cell table:formula="of:=[.F191]-1" office:value-type="float" office:value="2750" calcext:value-type="float">
            <text:p>2750</text:p>
          </table:table-cell>
          <table:table-cell table:formula="of:=[.L$14]&amp;[.J191]&amp;&quot;,&quot;&amp;[.K191]&amp;&quot;p;&quot;&amp;[.K191]&amp;&quot;q&quot;&amp;[.L$13]&amp;&quot; &gt; text&quot;&amp;[.C191]&amp;&quot;.txt&quot;" office:value-type="string" office:string-value="sed -n '2724,2750p;2750q' &gt; text177.txt" calcext:value-type="string">
            <text:p>sed -n '2724,2750p;2750q' &gt; text177.txt</text:p>
          </table:table-cell>
          <table:table-cell table:number-columns-repeated="3"/>
          <table:table-cell office:value-type="string" calcext:value-type="string">
            <text:p>А.Чехов</text:p>
          </table:table-cell>
          <table:table-cell office:value-type="string" calcext:value-type="string">
            <text:p>Переполох</text:p>
          </table:table-cell>
          <table:table-cell/>
          <table:table-cell office:value-type="string" calcext:value-type="string">
            <text:p>Переполох</text:p>
          </table:table-cell>
          <table:table-cell table:number-columns-repeated="2"/>
          <table:table-cell table:formula="of:=&quot;echo -n &quot;&amp;[.Y$14]&amp;[.Q191]&amp;[.Y$14]&amp;&quot; | cat &gt; title&quot;&amp;[.C191]&amp;&quot;.txt&quot;" office:value-type="string" office:string-value="echo -n &quot;Переполох&quot; | cat &gt; title177.txt" calcext:value-type="string">
            <text:p>echo -n "Переполох" | cat &gt; title177.txt</text:p>
          </table:table-cell>
          <table:table-cell table:formula="of:=&quot;echo -n &quot;&amp;[.Y$14]&amp;[.P191]&amp;[.Y$14]&amp;&quot; | cat &gt; author&quot;&amp;[.C191]&amp;&quot;.txt&quot;" office:value-type="string" office:string-value="echo -n &quot;А.Чехов&quot; | cat &gt; author177.txt" calcext:value-type="string">
            <text:p>echo -n "А.Чехов" | cat &gt; author177.txt</text:p>
          </table:table-cell>
          <table:table-cell/>
          <table:table-cell table:formula="of:=&quot;cat preambule1.txt title&quot;&amp;[.C191]&amp;&quot;.txt preambule2.txt  linkpicture&quot;&amp;[.C191]&amp;&quot;.txt preambulethumb.txt linkpicture&quot;&amp;[.C191]&amp;&quot;.txt preambule25.txt linkname&quot;&amp;[.C191]&amp;&quot;.txt preambule3.txt author&quot;&amp;[.C191]&amp;&quot;.txt preambule35.txt   text&quot;&amp;[.C191]&amp;&quot;.txt &gt; &quot;&amp;[.S191]&amp;&quot;.md&quot;" office:value-type="string" office:string-value="cat preambule1.txt title177.txt preambule2.txt  linkpicture177.txt preambulethumb.txt linkpicture177.txt preambule25.txt linkname177.txt preambule3.txt author177.txt preambule35.txt   text177.txt &gt; Переполох.md" calcext:value-type="string">
            <text:p>cat preambule1.txt title177.txt preambule2.txt <text:s/>linkpicture177.txt preambulethumb.txt linkpicture177.txt preambule25.txt linkname177.txt preambule3.txt author177.txt preambule35.txt <text:s text:c="2"/>text177.txt &gt; Переполох.md</text:p>
          </table:table-cell>
        </table:table-row>
        <table:table-row table:style-name="ro1">
          <table:table-cell/>
          <table:table-cell table:formula="of:=[.F192]-[.E192]" office:value-type="float" office:value="16" calcext:value-type="float">
            <text:p>16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2752" calcext:value-type="float">
            <text:p>2752</text:p>
          </table:table-cell>
          <table:table-cell table:formula="of:=[.E193]-1" office:value-type="float" office:value="2768" calcext:value-type="float">
            <text:p>2768</text:p>
          </table:table-cell>
          <table:table-cell table:formula="of:=IF([.F192]&gt;[.E192])" office:value-type="boolean" office:boolean-value="true" calcext:value-type="boolean">
            <text:p>ИСТИНА</text:p>
          </table:table-cell>
          <table:table-cell table:formula="of:=[.L$14]&amp;[.F192]&amp;&quot;p&quot;&amp;[.L$13]&amp;&quot; &gt; author&quot;&amp;[.C192]&amp;&quot;.txt&quot;" office:value-type="string" office:string-value="sed -n '2768p' &gt; author178.txt" calcext:value-type="string">
            <text:p>sed -n '2768p' &gt; author178.txt</text:p>
          </table:table-cell>
          <table:table-cell table:formula="of:=[.L$14]&amp;[.F192]&amp;&quot;p&quot;&amp;[.L$13]&amp;&quot;&quot;" office:value-type="string" office:string-value="sed -n '2768p'" calcext:value-type="string">
            <text:p>sed -n '2768p'</text:p>
          </table:table-cell>
          <table:table-cell table:formula="of:=[.E192]+1" office:value-type="float" office:value="2753" calcext:value-type="float">
            <text:p>2753</text:p>
          </table:table-cell>
          <table:table-cell table:formula="of:=[.F192]-1" office:value-type="float" office:value="2767" calcext:value-type="float">
            <text:p>2767</text:p>
          </table:table-cell>
          <table:table-cell table:formula="of:=[.L$14]&amp;[.J192]&amp;&quot;,&quot;&amp;[.K192]&amp;&quot;p;&quot;&amp;[.K192]&amp;&quot;q&quot;&amp;[.L$13]&amp;&quot; &gt; text&quot;&amp;[.C192]&amp;&quot;.txt&quot;" office:value-type="string" office:string-value="sed -n '2753,2767p;2767q' &gt; text178.txt" calcext:value-type="string">
            <text:p>sed -n '2753,2767p;2767q' &gt; text178.txt</text:p>
          </table:table-cell>
          <table:table-cell table:number-columns-repeated="3"/>
          <table:table-cell office:value-type="string" calcext:value-type="string">
            <text:p>Ю. Бондарев</text:p>
          </table:table-cell>
          <table:table-cell office:value-type="string" calcext:value-type="string">
            <text:p>Сталинград</text:p>
          </table:table-cell>
          <table:table-cell/>
          <table:table-cell office:value-type="string" calcext:value-type="string">
            <text:p>Сталинград</text:p>
          </table:table-cell>
          <table:table-cell table:number-columns-repeated="2"/>
          <table:table-cell table:formula="of:=&quot;echo -n &quot;&amp;[.Y$14]&amp;[.Q192]&amp;[.Y$14]&amp;&quot; | cat &gt; title&quot;&amp;[.C192]&amp;&quot;.txt&quot;" office:value-type="string" office:string-value="echo -n &quot;Сталинград&quot; | cat &gt; title178.txt" calcext:value-type="string">
            <text:p>echo -n "Сталинград" | cat &gt; title178.txt</text:p>
          </table:table-cell>
          <table:table-cell table:formula="of:=&quot;echo -n &quot;&amp;[.Y$14]&amp;[.P192]&amp;[.Y$14]&amp;&quot; | cat &gt; author&quot;&amp;[.C192]&amp;&quot;.txt&quot;" office:value-type="string" office:string-value="echo -n &quot;Ю. Бондарев&quot; | cat &gt; author178.txt" calcext:value-type="string">
            <text:p>echo -n "Ю. Бондарев" | cat &gt; author178.txt</text:p>
          </table:table-cell>
          <table:table-cell/>
          <table:table-cell table:formula="of:=&quot;cat preambule1.txt title&quot;&amp;[.C192]&amp;&quot;.txt preambule2.txt  linkpicture&quot;&amp;[.C192]&amp;&quot;.txt preambulethumb.txt linkpicture&quot;&amp;[.C192]&amp;&quot;.txt preambule25.txt linkname&quot;&amp;[.C192]&amp;&quot;.txt preambule3.txt author&quot;&amp;[.C192]&amp;&quot;.txt preambule35.txt   text&quot;&amp;[.C192]&amp;&quot;.txt &gt; &quot;&amp;[.S192]&amp;&quot;.md&quot;" office:value-type="string" office:string-value="cat preambule1.txt title178.txt preambule2.txt  linkpicture178.txt preambulethumb.txt linkpicture178.txt preambule25.txt linkname178.txt preambule3.txt author178.txt preambule35.txt   text178.txt &gt; Сталинград.md" calcext:value-type="string">
            <text:p>cat preambule1.txt title178.txt preambule2.txt <text:s/>linkpicture178.txt preambulethumb.txt linkpicture178.txt preambule25.txt linkname178.txt preambule3.txt author178.txt preambule35.txt <text:s text:c="2"/>text178.txt &gt; Сталинград.md</text:p>
          </table:table-cell>
        </table:table-row>
        <table:table-row table:style-name="ro1">
          <table:table-cell/>
          <table:table-cell table:formula="of:=[.F193]-[.E193]" office:value-type="float" office:value="28" calcext:value-type="float">
            <text:p>2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2769" calcext:value-type="float">
            <text:p>2769</text:p>
          </table:table-cell>
          <table:table-cell table:formula="of:=[.E194]-1" office:value-type="float" office:value="2797" calcext:value-type="float">
            <text:p>2797</text:p>
          </table:table-cell>
          <table:table-cell table:formula="of:=IF([.F193]&gt;[.E193])" office:value-type="boolean" office:boolean-value="true" calcext:value-type="boolean">
            <text:p>ИСТИНА</text:p>
          </table:table-cell>
          <table:table-cell table:formula="of:=[.L$14]&amp;[.F193]&amp;&quot;p&quot;&amp;[.L$13]&amp;&quot; &gt; author&quot;&amp;[.C193]&amp;&quot;.txt&quot;" office:value-type="string" office:string-value="sed -n '2797p' &gt; author179.txt" calcext:value-type="string">
            <text:p>sed -n '2797p' &gt; author179.txt</text:p>
          </table:table-cell>
          <table:table-cell table:formula="of:=[.L$14]&amp;[.F193]&amp;&quot;p&quot;&amp;[.L$13]&amp;&quot;&quot;" office:value-type="string" office:string-value="sed -n '2797p'" calcext:value-type="string">
            <text:p>sed -n '2797p'</text:p>
          </table:table-cell>
          <table:table-cell table:formula="of:=[.E193]+1" office:value-type="float" office:value="2770" calcext:value-type="float">
            <text:p>2770</text:p>
          </table:table-cell>
          <table:table-cell table:formula="of:=[.F193]-1" office:value-type="float" office:value="2796" calcext:value-type="float">
            <text:p>2796</text:p>
          </table:table-cell>
          <table:table-cell table:formula="of:=[.L$14]&amp;[.J193]&amp;&quot;,&quot;&amp;[.K193]&amp;&quot;p;&quot;&amp;[.K193]&amp;&quot;q&quot;&amp;[.L$13]&amp;&quot; &gt; text&quot;&amp;[.C193]&amp;&quot;.txt&quot;" office:value-type="string" office:string-value="sed -n '2770,2796p;2796q' &gt; text179.txt" calcext:value-type="string">
            <text:p>sed -n '2770,2796p;2796q' &gt; text179.txt</text:p>
          </table:table-cell>
          <table:table-cell table:number-columns-repeated="3"/>
          <table:table-cell office:value-type="string" calcext:value-type="string">
            <text:p>А. Чехов</text:p>
          </table:table-cell>
          <table:table-cell office:value-type="string" calcext:value-type="string">
            <text:p>В цирюльне</text:p>
          </table:table-cell>
          <table:table-cell/>
          <table:table-cell office:value-type="string" calcext:value-type="string">
            <text:p>В цирюльне</text:p>
          </table:table-cell>
          <table:table-cell table:number-columns-repeated="2"/>
          <table:table-cell table:formula="of:=&quot;echo -n &quot;&amp;[.Y$14]&amp;[.Q193]&amp;[.Y$14]&amp;&quot; | cat &gt; title&quot;&amp;[.C193]&amp;&quot;.txt&quot;" office:value-type="string" office:string-value="echo -n &quot;В цирюльне&quot; | cat &gt; title179.txt" calcext:value-type="string">
            <text:p>echo -n "В цирюльне" | cat &gt; title179.txt</text:p>
          </table:table-cell>
          <table:table-cell table:formula="of:=&quot;echo -n &quot;&amp;[.Y$14]&amp;[.P193]&amp;[.Y$14]&amp;&quot; | cat &gt; author&quot;&amp;[.C193]&amp;&quot;.txt&quot;" office:value-type="string" office:string-value="echo -n &quot;А. Чехов&quot; | cat &gt; author179.txt" calcext:value-type="string">
            <text:p>echo -n "А. Чехов" | cat &gt; author179.txt</text:p>
          </table:table-cell>
          <table:table-cell/>
          <table:table-cell table:formula="of:=&quot;cat preambule1.txt title&quot;&amp;[.C193]&amp;&quot;.txt preambule2.txt  linkpicture&quot;&amp;[.C193]&amp;&quot;.txt preambulethumb.txt linkpicture&quot;&amp;[.C193]&amp;&quot;.txt preambule25.txt linkname&quot;&amp;[.C193]&amp;&quot;.txt preambule3.txt author&quot;&amp;[.C193]&amp;&quot;.txt preambule35.txt   text&quot;&amp;[.C193]&amp;&quot;.txt &gt; &quot;&amp;[.S193]&amp;&quot;.md&quot;" office:value-type="string" office:string-value="cat preambule1.txt title179.txt preambule2.txt  linkpicture179.txt preambulethumb.txt linkpicture179.txt preambule25.txt linkname179.txt preambule3.txt author179.txt preambule35.txt   text179.txt &gt; В цирюльне.md" calcext:value-type="string">
            <text:p>cat preambule1.txt title179.txt preambule2.txt <text:s/>linkpicture179.txt preambulethumb.txt linkpicture179.txt preambule25.txt linkname179.txt preambule3.txt author179.txt preambule35.txt <text:s text:c="2"/>text179.txt &gt; В цирюльне.md</text:p>
          </table:table-cell>
        </table:table-row>
        <table:table-row table:style-name="ro1">
          <table:table-cell/>
          <table:table-cell table:formula="of:=[.F194]-[.E194]"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2798" calcext:value-type="float">
            <text:p>2798</text:p>
          </table:table-cell>
          <table:table-cell table:formula="of:=[.E195]-1" office:value-type="float" office:value="2822" calcext:value-type="float">
            <text:p>2822</text:p>
          </table:table-cell>
          <table:table-cell table:formula="of:=IF([.F194]&gt;[.E194])" office:value-type="boolean" office:boolean-value="true" calcext:value-type="boolean">
            <text:p>ИСТИНА</text:p>
          </table:table-cell>
          <table:table-cell table:formula="of:=[.L$14]&amp;[.F194]&amp;&quot;p&quot;&amp;[.L$13]&amp;&quot; &gt; author&quot;&amp;[.C194]&amp;&quot;.txt&quot;" office:value-type="string" office:string-value="sed -n '2822p' &gt; author180.txt" calcext:value-type="string">
            <text:p>sed -n '2822p' &gt; author180.txt</text:p>
          </table:table-cell>
          <table:table-cell table:formula="of:=[.L$14]&amp;[.F194]&amp;&quot;p&quot;&amp;[.L$13]&amp;&quot;&quot;" office:value-type="string" office:string-value="sed -n '2822p'" calcext:value-type="string">
            <text:p>sed -n '2822p'</text:p>
          </table:table-cell>
          <table:table-cell table:formula="of:=[.E194]+1" office:value-type="float" office:value="2799" calcext:value-type="float">
            <text:p>2799</text:p>
          </table:table-cell>
          <table:table-cell table:formula="of:=[.F194]-1" office:value-type="float" office:value="2821" calcext:value-type="float">
            <text:p>2821</text:p>
          </table:table-cell>
          <table:table-cell table:formula="of:=[.L$14]&amp;[.J194]&amp;&quot;,&quot;&amp;[.K194]&amp;&quot;p;&quot;&amp;[.K194]&amp;&quot;q&quot;&amp;[.L$13]&amp;&quot; &gt; text&quot;&amp;[.C194]&amp;&quot;.txt&quot;" office:value-type="string" office:string-value="sed -n '2799,2821p;2821q' &gt; text180.txt" calcext:value-type="string">
            <text:p>sed -n '2799,2821p;2821q' &gt; text180.txt</text:p>
          </table:table-cell>
          <table:table-cell table:number-columns-repeated="3"/>
          <table:table-cell office:value-type="string" calcext:value-type="string">
            <text:p>Ю. Нагибин</text:p>
          </table:table-cell>
          <table:table-cell office:value-type="string" calcext:value-type="string">
            <text:p>Отец и сын</text:p>
          </table:table-cell>
          <table:table-cell/>
          <table:table-cell office:value-type="string" calcext:value-type="string">
            <text:p>Отец и сын</text:p>
          </table:table-cell>
          <table:table-cell table:number-columns-repeated="2"/>
          <table:table-cell table:formula="of:=&quot;echo -n &quot;&amp;[.Y$14]&amp;[.Q194]&amp;[.Y$14]&amp;&quot; | cat &gt; title&quot;&amp;[.C194]&amp;&quot;.txt&quot;" office:value-type="string" office:string-value="echo -n &quot;Отец и сын&quot; | cat &gt; title180.txt" calcext:value-type="string">
            <text:p>echo -n "Отец и сын" | cat &gt; title180.txt</text:p>
          </table:table-cell>
          <table:table-cell table:formula="of:=&quot;echo -n &quot;&amp;[.Y$14]&amp;[.P194]&amp;[.Y$14]&amp;&quot; | cat &gt; author&quot;&amp;[.C194]&amp;&quot;.txt&quot;" office:value-type="string" office:string-value="echo -n &quot;Ю. Нагибин&quot; | cat &gt; author180.txt" calcext:value-type="string">
            <text:p>echo -n "Ю. Нагибин" | cat &gt; author180.txt</text:p>
          </table:table-cell>
          <table:table-cell/>
          <table:table-cell table:formula="of:=&quot;cat preambule1.txt title&quot;&amp;[.C194]&amp;&quot;.txt preambule2.txt  linkpicture&quot;&amp;[.C194]&amp;&quot;.txt preambulethumb.txt linkpicture&quot;&amp;[.C194]&amp;&quot;.txt preambule25.txt linkname&quot;&amp;[.C194]&amp;&quot;.txt preambule3.txt author&quot;&amp;[.C194]&amp;&quot;.txt preambule35.txt   text&quot;&amp;[.C194]&amp;&quot;.txt &gt; &quot;&amp;[.S194]&amp;&quot;.md&quot;" office:value-type="string" office:string-value="cat preambule1.txt title180.txt preambule2.txt  linkpicture180.txt preambulethumb.txt linkpicture180.txt preambule25.txt linkname180.txt preambule3.txt author180.txt preambule35.txt   text180.txt &gt; Отец и сын.md" calcext:value-type="string">
            <text:p>cat preambule1.txt title180.txt preambule2.txt <text:s/>linkpicture180.txt preambulethumb.txt linkpicture180.txt preambule25.txt linkname180.txt preambule3.txt author180.txt preambule35.txt <text:s text:c="2"/>text180.txt &gt; Отец и сын.md</text:p>
          </table:table-cell>
        </table:table-row>
        <table:table-row table:style-name="ro1">
          <table:table-cell/>
          <table:table-cell table:formula="of:=[.F195]-[.E195]" office:value-type="float" office:value="18" calcext:value-type="float">
            <text:p>18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2823" calcext:value-type="float">
            <text:p>2823</text:p>
          </table:table-cell>
          <table:table-cell table:formula="of:=[.E196]-1" office:value-type="float" office:value="2841" calcext:value-type="float">
            <text:p>2841</text:p>
          </table:table-cell>
          <table:table-cell table:formula="of:=IF([.F195]&gt;[.E195])" office:value-type="boolean" office:boolean-value="true" calcext:value-type="boolean">
            <text:p>ИСТИНА</text:p>
          </table:table-cell>
          <table:table-cell table:formula="of:=[.L$14]&amp;[.F195]&amp;&quot;p&quot;&amp;[.L$13]&amp;&quot; &gt; author&quot;&amp;[.C195]&amp;&quot;.txt&quot;" office:value-type="string" office:string-value="sed -n '2841p' &gt; author181.txt" calcext:value-type="string">
            <text:p>sed -n '2841p' &gt; author181.txt</text:p>
          </table:table-cell>
          <table:table-cell table:formula="of:=[.L$14]&amp;[.F195]&amp;&quot;p&quot;&amp;[.L$13]&amp;&quot;&quot;" office:value-type="string" office:string-value="sed -n '2841p'" calcext:value-type="string">
            <text:p>sed -n '2841p'</text:p>
          </table:table-cell>
          <table:table-cell table:formula="of:=[.E195]+1" office:value-type="float" office:value="2824" calcext:value-type="float">
            <text:p>2824</text:p>
          </table:table-cell>
          <table:table-cell table:formula="of:=[.F195]-1" office:value-type="float" office:value="2840" calcext:value-type="float">
            <text:p>2840</text:p>
          </table:table-cell>
          <table:table-cell table:formula="of:=[.L$14]&amp;[.J195]&amp;&quot;,&quot;&amp;[.K195]&amp;&quot;p;&quot;&amp;[.K195]&amp;&quot;q&quot;&amp;[.L$13]&amp;&quot; &gt; text&quot;&amp;[.C195]&amp;&quot;.txt&quot;" office:value-type="string" office:string-value="sed -n '2824,2840p;2840q' &gt; text181.txt" calcext:value-type="string">
            <text:p>sed -n '2824,2840p;2840q' &gt; text181.txt</text:p>
          </table:table-cell>
          <table:table-cell table:number-columns-repeated="3"/>
          <table:table-cell office:value-type="string" calcext:value-type="string">
            <text:p>В. Крапивин</text:p>
          </table:table-cell>
          <table:table-cell office:value-type="string" calcext:value-type="string">
            <text:p>Важный момент</text:p>
          </table:table-cell>
          <table:table-cell/>
          <table:table-cell office:value-type="string" calcext:value-type="string">
            <text:p>Важный момент</text:p>
          </table:table-cell>
          <table:table-cell table:number-columns-repeated="2"/>
          <table:table-cell table:formula="of:=&quot;echo -n &quot;&amp;[.Y$14]&amp;[.Q195]&amp;[.Y$14]&amp;&quot; | cat &gt; title&quot;&amp;[.C195]&amp;&quot;.txt&quot;" office:value-type="string" office:string-value="echo -n &quot;Важный момент&quot; | cat &gt; title181.txt" calcext:value-type="string">
            <text:p>echo -n "Важный момент" | cat &gt; title181.txt</text:p>
          </table:table-cell>
          <table:table-cell table:formula="of:=&quot;echo -n &quot;&amp;[.Y$14]&amp;[.P195]&amp;[.Y$14]&amp;&quot; | cat &gt; author&quot;&amp;[.C195]&amp;&quot;.txt&quot;" office:value-type="string" office:string-value="echo -n &quot;В. Крапивин&quot; | cat &gt; author181.txt" calcext:value-type="string">
            <text:p>echo -n "В. Крапивин" | cat &gt; author181.txt</text:p>
          </table:table-cell>
          <table:table-cell/>
          <table:table-cell table:formula="of:=&quot;cat preambule1.txt title&quot;&amp;[.C195]&amp;&quot;.txt preambule2.txt  linkpicture&quot;&amp;[.C195]&amp;&quot;.txt preambulethumb.txt linkpicture&quot;&amp;[.C195]&amp;&quot;.txt preambule25.txt linkname&quot;&amp;[.C195]&amp;&quot;.txt preambule3.txt author&quot;&amp;[.C195]&amp;&quot;.txt preambule35.txt   text&quot;&amp;[.C195]&amp;&quot;.txt &gt; &quot;&amp;[.S195]&amp;&quot;.md&quot;" office:value-type="string" office:string-value="cat preambule1.txt title181.txt preambule2.txt  linkpicture181.txt preambulethumb.txt linkpicture181.txt preambule25.txt linkname181.txt preambule3.txt author181.txt preambule35.txt   text181.txt &gt; Важный момент.md" calcext:value-type="string">
            <text:p>cat preambule1.txt title181.txt preambule2.txt <text:s/>linkpicture181.txt preambulethumb.txt linkpicture181.txt preambule25.txt linkname181.txt preambule3.txt author181.txt preambule35.txt <text:s text:c="2"/>text181.txt &gt; Важный момент.md</text:p>
          </table:table-cell>
        </table:table-row>
        <table:table-row table:style-name="ro1">
          <table:table-cell/>
          <table:table-cell table:formula="of:=[.F196]-[.E196]"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2842" calcext:value-type="float">
            <text:p>2842</text:p>
          </table:table-cell>
          <table:table-cell table:formula="of:=[.E197]-1" office:value-type="float" office:value="2852" calcext:value-type="float">
            <text:p>2852</text:p>
          </table:table-cell>
          <table:table-cell table:formula="of:=IF([.F196]&gt;[.E196])" office:value-type="boolean" office:boolean-value="true" calcext:value-type="boolean">
            <text:p>ИСТИНА</text:p>
          </table:table-cell>
          <table:table-cell table:formula="of:=[.L$14]&amp;[.F196]&amp;&quot;p&quot;&amp;[.L$13]&amp;&quot; &gt; author&quot;&amp;[.C196]&amp;&quot;.txt&quot;" office:value-type="string" office:string-value="sed -n '2852p' &gt; author182.txt" calcext:value-type="string">
            <text:p>sed -n '2852p' &gt; author182.txt</text:p>
          </table:table-cell>
          <table:table-cell table:formula="of:=[.L$14]&amp;[.F196]&amp;&quot;p&quot;&amp;[.L$13]&amp;&quot;&quot;" office:value-type="string" office:string-value="sed -n '2852p'" calcext:value-type="string">
            <text:p>sed -n '2852p'</text:p>
          </table:table-cell>
          <table:table-cell table:formula="of:=[.E196]+1" office:value-type="float" office:value="2843" calcext:value-type="float">
            <text:p>2843</text:p>
          </table:table-cell>
          <table:table-cell table:formula="of:=[.F196]-1" office:value-type="float" office:value="2851" calcext:value-type="float">
            <text:p>2851</text:p>
          </table:table-cell>
          <table:table-cell table:formula="of:=[.L$14]&amp;[.J196]&amp;&quot;,&quot;&amp;[.K196]&amp;&quot;p;&quot;&amp;[.K196]&amp;&quot;q&quot;&amp;[.L$13]&amp;&quot; &gt; text&quot;&amp;[.C196]&amp;&quot;.txt&quot;" office:value-type="string" office:string-value="sed -n '2843,2851p;2851q' &gt; text182.txt" calcext:value-type="string">
            <text:p>sed -n '2843,2851p;2851q' &gt; text182.txt</text:p>
          </table:table-cell>
          <table:table-cell table:number-columns-repeated="3"/>
          <table:table-cell office:value-type="string" calcext:value-type="string">
            <text:p>И. Соколов-Микитов</text:p>
          </table:table-cell>
          <table:table-cell office:value-type="string" calcext:value-type="string">
            <text:p>Вертушинка</text:p>
          </table:table-cell>
          <table:table-cell/>
          <table:table-cell office:value-type="string" calcext:value-type="string">
            <text:p>Вертушинка</text:p>
          </table:table-cell>
          <table:table-cell table:number-columns-repeated="2"/>
          <table:table-cell table:formula="of:=&quot;echo -n &quot;&amp;[.Y$14]&amp;[.Q196]&amp;[.Y$14]&amp;&quot; | cat &gt; title&quot;&amp;[.C196]&amp;&quot;.txt&quot;" office:value-type="string" office:string-value="echo -n &quot;Вертушинка&quot; | cat &gt; title182.txt" calcext:value-type="string">
            <text:p>echo -n "Вертушинка" | cat &gt; title182.txt</text:p>
          </table:table-cell>
          <table:table-cell table:formula="of:=&quot;echo -n &quot;&amp;[.Y$14]&amp;[.P196]&amp;[.Y$14]&amp;&quot; | cat &gt; author&quot;&amp;[.C196]&amp;&quot;.txt&quot;" office:value-type="string" office:string-value="echo -n &quot;И. Соколов-Микитов&quot; | cat &gt; author182.txt" calcext:value-type="string">
            <text:p>echo -n "И. Соколов-Микитов" | cat &gt; author182.txt</text:p>
          </table:table-cell>
          <table:table-cell/>
          <table:table-cell table:formula="of:=&quot;cat preambule1.txt title&quot;&amp;[.C196]&amp;&quot;.txt preambule2.txt  linkpicture&quot;&amp;[.C196]&amp;&quot;.txt preambulethumb.txt linkpicture&quot;&amp;[.C196]&amp;&quot;.txt preambule25.txt linkname&quot;&amp;[.C196]&amp;&quot;.txt preambule3.txt author&quot;&amp;[.C196]&amp;&quot;.txt preambule35.txt   text&quot;&amp;[.C196]&amp;&quot;.txt &gt; &quot;&amp;[.S196]&amp;&quot;.md&quot;" office:value-type="string" office:string-value="cat preambule1.txt title182.txt preambule2.txt  linkpicture182.txt preambulethumb.txt linkpicture182.txt preambule25.txt linkname182.txt preambule3.txt author182.txt preambule35.txt   text182.txt &gt; Вертушинка.md" calcext:value-type="string">
            <text:p>cat preambule1.txt title182.txt preambule2.txt <text:s/>linkpicture182.txt preambulethumb.txt linkpicture182.txt preambule25.txt linkname182.txt preambule3.txt author182.txt preambule35.txt <text:s text:c="2"/>text182.txt &gt; Вертушинка.md</text:p>
          </table:table-cell>
        </table:table-row>
        <table:table-row table:style-name="ro1">
          <table:table-cell/>
          <table:table-cell table:formula="of:=[.F197]-[.E197]" office:value-type="float" office:value="12" calcext:value-type="float">
            <text:p>12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2853" calcext:value-type="float">
            <text:p>2853</text:p>
          </table:table-cell>
          <table:table-cell table:formula="of:=[.E198]-1" office:value-type="float" office:value="2865" calcext:value-type="float">
            <text:p>2865</text:p>
          </table:table-cell>
          <table:table-cell table:formula="of:=IF([.F197]&gt;[.E197])" office:value-type="boolean" office:boolean-value="true" calcext:value-type="boolean">
            <text:p>ИСТИНА</text:p>
          </table:table-cell>
          <table:table-cell table:formula="of:=[.L$14]&amp;[.F197]&amp;&quot;p&quot;&amp;[.L$13]&amp;&quot; &gt; author&quot;&amp;[.C197]&amp;&quot;.txt&quot;" office:value-type="string" office:string-value="sed -n '2865p' &gt; author183.txt" calcext:value-type="string">
            <text:p>sed -n '2865p' &gt; author183.txt</text:p>
          </table:table-cell>
          <table:table-cell table:formula="of:=[.L$14]&amp;[.F197]&amp;&quot;p&quot;&amp;[.L$13]&amp;&quot;&quot;" office:value-type="string" office:string-value="sed -n '2865p'" calcext:value-type="string">
            <text:p>sed -n '2865p'</text:p>
          </table:table-cell>
          <table:table-cell table:formula="of:=[.E197]+1" office:value-type="float" office:value="2854" calcext:value-type="float">
            <text:p>2854</text:p>
          </table:table-cell>
          <table:table-cell table:formula="of:=[.F197]-1" office:value-type="float" office:value="2864" calcext:value-type="float">
            <text:p>2864</text:p>
          </table:table-cell>
          <table:table-cell table:formula="of:=[.L$14]&amp;[.J197]&amp;&quot;,&quot;&amp;[.K197]&amp;&quot;p;&quot;&amp;[.K197]&amp;&quot;q&quot;&amp;[.L$13]&amp;&quot; &gt; text&quot;&amp;[.C197]&amp;&quot;.txt&quot;" office:value-type="string" office:string-value="sed -n '2854,2864p;2864q' &gt; text183.txt" calcext:value-type="string">
            <text:p>sed -n '2854,2864p;2864q' &gt; text183.txt</text:p>
          </table:table-cell>
          <table:table-cell table:number-columns-repeated="3"/>
          <table:table-cell office:value-type="string" calcext:value-type="string">
            <text:p>А. Платонов</text:p>
          </table:table-cell>
          <table:table-cell office:value-type="string" calcext:value-type="string">
            <text:p>Ветер-хлебопашец</text:p>
          </table:table-cell>
          <table:table-cell/>
          <table:table-cell office:value-type="string" calcext:value-type="string">
            <text:p>Ветер-хлебопашец</text:p>
          </table:table-cell>
          <table:table-cell table:number-columns-repeated="2"/>
          <table:table-cell table:formula="of:=&quot;echo -n &quot;&amp;[.Y$14]&amp;[.Q197]&amp;[.Y$14]&amp;&quot; | cat &gt; title&quot;&amp;[.C197]&amp;&quot;.txt&quot;" office:value-type="string" office:string-value="echo -n &quot;Ветер-хлебопашец&quot; | cat &gt; title183.txt" calcext:value-type="string">
            <text:p>echo -n "Ветер-хлебопашец" | cat &gt; title183.txt</text:p>
          </table:table-cell>
          <table:table-cell table:formula="of:=&quot;echo -n &quot;&amp;[.Y$14]&amp;[.P197]&amp;[.Y$14]&amp;&quot; | cat &gt; author&quot;&amp;[.C197]&amp;&quot;.txt&quot;" office:value-type="string" office:string-value="echo -n &quot;А. Платонов&quot; | cat &gt; author183.txt" calcext:value-type="string">
            <text:p>echo -n "А. Платонов" | cat &gt; author183.txt</text:p>
          </table:table-cell>
          <table:table-cell/>
          <table:table-cell table:formula="of:=&quot;cat preambule1.txt title&quot;&amp;[.C197]&amp;&quot;.txt preambule2.txt  linkpicture&quot;&amp;[.C197]&amp;&quot;.txt preambulethumb.txt linkpicture&quot;&amp;[.C197]&amp;&quot;.txt preambule25.txt linkname&quot;&amp;[.C197]&amp;&quot;.txt preambule3.txt author&quot;&amp;[.C197]&amp;&quot;.txt preambule35.txt   text&quot;&amp;[.C197]&amp;&quot;.txt &gt; &quot;&amp;[.S197]&amp;&quot;.md&quot;" office:value-type="string" office:string-value="cat preambule1.txt title183.txt preambule2.txt  linkpicture183.txt preambulethumb.txt linkpicture183.txt preambule25.txt linkname183.txt preambule3.txt author183.txt preambule35.txt   text183.txt &gt; Ветер-хлебопашец.md" calcext:value-type="string">
            <text:p>cat preambule1.txt title183.txt preambule2.txt <text:s/>linkpicture183.txt preambulethumb.txt linkpicture183.txt preambule25.txt linkname183.txt preambule3.txt author183.txt preambule35.txt <text:s text:c="2"/>text183.txt &gt; Ветер-хлебопашец.md</text:p>
          </table:table-cell>
        </table:table-row>
        <table:table-row table:style-name="ro1">
          <table:table-cell/>
          <table:table-cell table:formula="of:=[.F198]-[.E198]" office:value-type="float" office:value="10" calcext:value-type="float">
            <text:p>10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2866" calcext:value-type="float">
            <text:p>2866</text:p>
          </table:table-cell>
          <table:table-cell table:formula="of:=[.E199]-1" office:value-type="float" office:value="2876" calcext:value-type="float">
            <text:p>2876</text:p>
          </table:table-cell>
          <table:table-cell table:formula="of:=IF([.F198]&gt;[.E198])" office:value-type="boolean" office:boolean-value="true" calcext:value-type="boolean">
            <text:p>ИСТИНА</text:p>
          </table:table-cell>
          <table:table-cell table:formula="of:=[.L$14]&amp;[.F198]&amp;&quot;p&quot;&amp;[.L$13]&amp;&quot; &gt; author&quot;&amp;[.C198]&amp;&quot;.txt&quot;" office:value-type="string" office:string-value="sed -n '2876p' &gt; author184.txt" calcext:value-type="string">
            <text:p>sed -n '2876p' &gt; author184.txt</text:p>
          </table:table-cell>
          <table:table-cell table:formula="of:=[.L$14]&amp;[.F198]&amp;&quot;p&quot;&amp;[.L$13]&amp;&quot;&quot;" office:value-type="string" office:string-value="sed -n '2876p'" calcext:value-type="string">
            <text:p>sed -n '2876p'</text:p>
          </table:table-cell>
          <table:table-cell table:formula="of:=[.E198]+1" office:value-type="float" office:value="2867" calcext:value-type="float">
            <text:p>2867</text:p>
          </table:table-cell>
          <table:table-cell table:formula="of:=[.F198]-1" office:value-type="float" office:value="2875" calcext:value-type="float">
            <text:p>2875</text:p>
          </table:table-cell>
          <table:table-cell table:formula="of:=[.L$14]&amp;[.J198]&amp;&quot;,&quot;&amp;[.K198]&amp;&quot;p;&quot;&amp;[.K198]&amp;&quot;q&quot;&amp;[.L$13]&amp;&quot; &gt; text&quot;&amp;[.C198]&amp;&quot;.txt&quot;" office:value-type="string" office:string-value="sed -n '2867,2875p;2875q' &gt; text184.txt" calcext:value-type="string">
            <text:p>sed -n '2867,2875p;2875q' &gt; text184.txt</text:p>
          </table:table-cell>
          <table:table-cell table:number-columns-repeated="3"/>
          <table:table-cell office:value-type="string" calcext:value-type="string">
            <text:p>В. Набоков</text:p>
          </table:table-cell>
          <table:table-cell office:value-type="string" calcext:value-type="string">
            <text:p>Воспоминания</text:p>
          </table:table-cell>
          <table:table-cell/>
          <table:table-cell office:value-type="string" calcext:value-type="string">
            <text:p>Воспоминания</text:p>
          </table:table-cell>
          <table:table-cell table:number-columns-repeated="2"/>
          <table:table-cell table:formula="of:=&quot;echo -n &quot;&amp;[.Y$14]&amp;[.Q198]&amp;[.Y$14]&amp;&quot; | cat &gt; title&quot;&amp;[.C198]&amp;&quot;.txt&quot;" office:value-type="string" office:string-value="echo -n &quot;Воспоминания&quot; | cat &gt; title184.txt" calcext:value-type="string">
            <text:p>echo -n "Воспоминания" | cat &gt; title184.txt</text:p>
          </table:table-cell>
          <table:table-cell table:formula="of:=&quot;echo -n &quot;&amp;[.Y$14]&amp;[.P198]&amp;[.Y$14]&amp;&quot; | cat &gt; author&quot;&amp;[.C198]&amp;&quot;.txt&quot;" office:value-type="string" office:string-value="echo -n &quot;В. Набоков&quot; | cat &gt; author184.txt" calcext:value-type="string">
            <text:p>echo -n "В. Набоков" | cat &gt; author184.txt</text:p>
          </table:table-cell>
          <table:table-cell/>
          <table:table-cell table:formula="of:=&quot;cat preambule1.txt title&quot;&amp;[.C198]&amp;&quot;.txt preambule2.txt  linkpicture&quot;&amp;[.C198]&amp;&quot;.txt preambulethumb.txt linkpicture&quot;&amp;[.C198]&amp;&quot;.txt preambule25.txt linkname&quot;&amp;[.C198]&amp;&quot;.txt preambule3.txt author&quot;&amp;[.C198]&amp;&quot;.txt preambule35.txt   text&quot;&amp;[.C198]&amp;&quot;.txt &gt; &quot;&amp;[.S198]&amp;&quot;.md&quot;" office:value-type="string" office:string-value="cat preambule1.txt title184.txt preambule2.txt  linkpicture184.txt preambulethumb.txt linkpicture184.txt preambule25.txt linkname184.txt preambule3.txt author184.txt preambule35.txt   text184.txt &gt; Воспоминания.md" calcext:value-type="string">
            <text:p>cat preambule1.txt title184.txt preambule2.txt <text:s/>linkpicture184.txt preambulethumb.txt linkpicture184.txt preambule25.txt linkname184.txt preambule3.txt author184.txt preambule35.txt <text:s text:c="2"/>text184.txt &gt; Воспоминания.md</text:p>
          </table:table-cell>
        </table:table-row>
        <table:table-row table:style-name="ro1">
          <table:table-cell/>
          <table:table-cell table:formula="of:=[.F199]-[.E199]" office:value-type="float" office:value="14" calcext:value-type="float">
            <text:p>14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2877" calcext:value-type="float">
            <text:p>2877</text:p>
          </table:table-cell>
          <table:table-cell table:formula="of:=[.E200]-1" office:value-type="float" office:value="2891" calcext:value-type="float">
            <text:p>2891</text:p>
          </table:table-cell>
          <table:table-cell table:formula="of:=IF([.F199]&gt;[.E199])" office:value-type="boolean" office:boolean-value="true" calcext:value-type="boolean">
            <text:p>ИСТИНА</text:p>
          </table:table-cell>
          <table:table-cell table:formula="of:=[.L$14]&amp;[.F199]&amp;&quot;p&quot;&amp;[.L$13]&amp;&quot; &gt; author&quot;&amp;[.C199]&amp;&quot;.txt&quot;" office:value-type="string" office:string-value="sed -n '2891p' &gt; author185.txt" calcext:value-type="string">
            <text:p>sed -n '2891p' &gt; author185.txt</text:p>
          </table:table-cell>
          <table:table-cell table:formula="of:=[.L$14]&amp;[.F199]&amp;&quot;p&quot;&amp;[.L$13]&amp;&quot;&quot;" office:value-type="string" office:string-value="sed -n '2891p'" calcext:value-type="string">
            <text:p>sed -n '2891p'</text:p>
          </table:table-cell>
          <table:table-cell table:formula="of:=[.E199]+1" office:value-type="float" office:value="2878" calcext:value-type="float">
            <text:p>2878</text:p>
          </table:table-cell>
          <table:table-cell table:formula="of:=[.F199]-1" office:value-type="float" office:value="2890" calcext:value-type="float">
            <text:p>2890</text:p>
          </table:table-cell>
          <table:table-cell table:formula="of:=[.L$14]&amp;[.J199]&amp;&quot;,&quot;&amp;[.K199]&amp;&quot;p;&quot;&amp;[.K199]&amp;&quot;q&quot;&amp;[.L$13]&amp;&quot; &gt; text&quot;&amp;[.C199]&amp;&quot;.txt&quot;" office:value-type="string" office:string-value="sed -n '2878,2890p;2890q' &gt; text185.txt" calcext:value-type="string">
            <text:p>sed -n '2878,2890p;2890q' &gt; text185.txt</text:p>
          </table:table-cell>
          <table:table-cell table:number-columns-repeated="3"/>
          <table:table-cell office:value-type="string" calcext:value-type="string">
            <text:p>Ю. Бондарев</text:p>
          </table:table-cell>
          <table:table-cell office:value-type="string" calcext:value-type="string">
            <text:p>Мое поколение</text:p>
          </table:table-cell>
          <table:table-cell/>
          <table:table-cell office:value-type="string" calcext:value-type="string">
            <text:p>Мое поколение</text:p>
          </table:table-cell>
          <table:table-cell table:number-columns-repeated="2"/>
          <table:table-cell table:formula="of:=&quot;echo -n &quot;&amp;[.Y$14]&amp;[.Q199]&amp;[.Y$14]&amp;&quot; | cat &gt; title&quot;&amp;[.C199]&amp;&quot;.txt&quot;" office:value-type="string" office:string-value="echo -n &quot;Мое поколение&quot; | cat &gt; title185.txt" calcext:value-type="string">
            <text:p>echo -n "Мое поколение" | cat &gt; title185.txt</text:p>
          </table:table-cell>
          <table:table-cell table:formula="of:=&quot;echo -n &quot;&amp;[.Y$14]&amp;[.P199]&amp;[.Y$14]&amp;&quot; | cat &gt; author&quot;&amp;[.C199]&amp;&quot;.txt&quot;" office:value-type="string" office:string-value="echo -n &quot;Ю. Бондарев&quot; | cat &gt; author185.txt" calcext:value-type="string">
            <text:p>echo -n "Ю. Бондарев" | cat &gt; author185.txt</text:p>
          </table:table-cell>
          <table:table-cell/>
          <table:table-cell table:formula="of:=&quot;cat preambule1.txt title&quot;&amp;[.C199]&amp;&quot;.txt preambule2.txt  linkpicture&quot;&amp;[.C199]&amp;&quot;.txt preambulethumb.txt linkpicture&quot;&amp;[.C199]&amp;&quot;.txt preambule25.txt linkname&quot;&amp;[.C199]&amp;&quot;.txt preambule3.txt author&quot;&amp;[.C199]&amp;&quot;.txt preambule35.txt   text&quot;&amp;[.C199]&amp;&quot;.txt &gt; &quot;&amp;[.S199]&amp;&quot;.md&quot;" office:value-type="string" office:string-value="cat preambule1.txt title185.txt preambule2.txt  linkpicture185.txt preambulethumb.txt linkpicture185.txt preambule25.txt linkname185.txt preambule3.txt author185.txt preambule35.txt   text185.txt &gt; Мое поколение.md" calcext:value-type="string">
            <text:p>cat preambule1.txt title185.txt preambule2.txt <text:s/>linkpicture185.txt preambulethumb.txt linkpicture185.txt preambule25.txt linkname185.txt preambule3.txt author185.txt preambule35.txt <text:s text:c="2"/>text185.txt &gt; Мое поколение.md</text:p>
          </table:table-cell>
        </table:table-row>
        <table:table-row table:style-name="ro1">
          <table:table-cell/>
          <table:table-cell table:formula="of:=[.F200]-[.E200]" office:value-type="float" office:value="9" calcext:value-type="float">
            <text:p>9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2892" calcext:value-type="float">
            <text:p>2892</text:p>
          </table:table-cell>
          <table:table-cell table:formula="of:=[.E201]-1" office:value-type="float" office:value="2901" calcext:value-type="float">
            <text:p>2901</text:p>
          </table:table-cell>
          <table:table-cell table:formula="of:=IF([.F200]&gt;[.E200])" office:value-type="boolean" office:boolean-value="true" calcext:value-type="boolean">
            <text:p>ИСТИНА</text:p>
          </table:table-cell>
          <table:table-cell table:formula="of:=[.L$14]&amp;[.F200]&amp;&quot;p&quot;&amp;[.L$13]&amp;&quot; &gt; author&quot;&amp;[.C200]&amp;&quot;.txt&quot;" office:value-type="string" office:string-value="sed -n '2901p' &gt; author186.txt" calcext:value-type="string">
            <text:p>sed -n '2901p' &gt; author186.txt</text:p>
          </table:table-cell>
          <table:table-cell table:formula="of:=[.L$14]&amp;[.F200]&amp;&quot;p&quot;&amp;[.L$13]&amp;&quot;&quot;" office:value-type="string" office:string-value="sed -n '2901p'" calcext:value-type="string">
            <text:p>sed -n '2901p'</text:p>
          </table:table-cell>
          <table:table-cell table:formula="of:=[.E200]+1" office:value-type="float" office:value="2893" calcext:value-type="float">
            <text:p>2893</text:p>
          </table:table-cell>
          <table:table-cell table:formula="of:=[.F200]-1" office:value-type="float" office:value="2900" calcext:value-type="float">
            <text:p>2900</text:p>
          </table:table-cell>
          <table:table-cell table:formula="of:=[.L$14]&amp;[.J200]&amp;&quot;,&quot;&amp;[.K200]&amp;&quot;p;&quot;&amp;[.K200]&amp;&quot;q&quot;&amp;[.L$13]&amp;&quot; &gt; text&quot;&amp;[.C200]&amp;&quot;.txt&quot;" office:value-type="string" office:string-value="sed -n '2893,2900p;2900q' &gt; text186.txt" calcext:value-type="string">
            <text:p>sed -n '2893,2900p;2900q' &gt; text186.txt</text:p>
          </table:table-cell>
          <table:table-cell table:number-columns-repeated="3"/>
          <table:table-cell office:value-type="string" calcext:value-type="string">
            <text:p>А. Чехов</text:p>
          </table:table-cell>
          <table:table-cell office:value-type="string" calcext:value-type="string">
            <text:p>Не может быть</text:p>
          </table:table-cell>
          <table:table-cell/>
          <table:table-cell office:value-type="string" calcext:value-type="string">
            <text:p>Не может быть</text:p>
          </table:table-cell>
          <table:table-cell table:number-columns-repeated="2"/>
          <table:table-cell table:formula="of:=&quot;echo -n &quot;&amp;[.Y$14]&amp;[.Q200]&amp;[.Y$14]&amp;&quot; | cat &gt; title&quot;&amp;[.C200]&amp;&quot;.txt&quot;" office:value-type="string" office:string-value="echo -n &quot;Не может быть&quot; | cat &gt; title186.txt" calcext:value-type="string">
            <text:p>echo -n "Не может быть" | cat &gt; title186.txt</text:p>
          </table:table-cell>
          <table:table-cell table:formula="of:=&quot;echo -n &quot;&amp;[.Y$14]&amp;[.P200]&amp;[.Y$14]&amp;&quot; | cat &gt; author&quot;&amp;[.C200]&amp;&quot;.txt&quot;" office:value-type="string" office:string-value="echo -n &quot;А. Чехов&quot; | cat &gt; author186.txt" calcext:value-type="string">
            <text:p>echo -n "А. Чехов" | cat &gt; author186.txt</text:p>
          </table:table-cell>
          <table:table-cell/>
          <table:table-cell table:formula="of:=&quot;cat preambule1.txt title&quot;&amp;[.C200]&amp;&quot;.txt preambule2.txt  linkpicture&quot;&amp;[.C200]&amp;&quot;.txt preambulethumb.txt linkpicture&quot;&amp;[.C200]&amp;&quot;.txt preambule25.txt linkname&quot;&amp;[.C200]&amp;&quot;.txt preambule3.txt author&quot;&amp;[.C200]&amp;&quot;.txt preambule35.txt   text&quot;&amp;[.C200]&amp;&quot;.txt &gt; &quot;&amp;[.S200]&amp;&quot;.md&quot;" office:value-type="string" office:string-value="cat preambule1.txt title186.txt preambule2.txt  linkpicture186.txt preambulethumb.txt linkpicture186.txt preambule25.txt linkname186.txt preambule3.txt author186.txt preambule35.txt   text186.txt &gt; Не может быть.md" calcext:value-type="string">
            <text:p>cat preambule1.txt title186.txt preambule2.txt <text:s/>linkpicture186.txt preambulethumb.txt linkpicture186.txt preambule25.txt linkname186.txt preambule3.txt author186.txt preambule35.txt <text:s text:c="2"/>text186.txt &gt; Не может быть.md</text:p>
          </table:table-cell>
        </table:table-row>
        <table:table-row table:style-name="ro1">
          <table:table-cell/>
          <table:table-cell table:formula="of:=[.F201]-[.E201]" office:value-type="float" office:value="17" calcext:value-type="float">
            <text:p>17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2902" calcext:value-type="float">
            <text:p>2902</text:p>
          </table:table-cell>
          <table:table-cell table:formula="of:=[.E202]-1" office:value-type="float" office:value="2919" calcext:value-type="float">
            <text:p>2919</text:p>
          </table:table-cell>
          <table:table-cell table:formula="of:=IF([.F201]&gt;[.E201])" office:value-type="boolean" office:boolean-value="true" calcext:value-type="boolean">
            <text:p>ИСТИНА</text:p>
          </table:table-cell>
          <table:table-cell table:formula="of:=[.L$14]&amp;[.F201]&amp;&quot;p&quot;&amp;[.L$13]&amp;&quot; &gt; author&quot;&amp;[.C201]&amp;&quot;.txt&quot;" office:value-type="string" office:string-value="sed -n '2919p' &gt; author187.txt" calcext:value-type="string">
            <text:p>sed -n '2919p' &gt; author187.txt</text:p>
          </table:table-cell>
          <table:table-cell table:formula="of:=[.L$14]&amp;[.F201]&amp;&quot;p&quot;&amp;[.L$13]&amp;&quot;&quot;" office:value-type="string" office:string-value="sed -n '2919p'" calcext:value-type="string">
            <text:p>sed -n '2919p'</text:p>
          </table:table-cell>
          <table:table-cell table:formula="of:=[.E201]+1" office:value-type="float" office:value="2903" calcext:value-type="float">
            <text:p>2903</text:p>
          </table:table-cell>
          <table:table-cell table:formula="of:=[.F201]-1" office:value-type="float" office:value="2918" calcext:value-type="float">
            <text:p>2918</text:p>
          </table:table-cell>
          <table:table-cell table:formula="of:=[.L$14]&amp;[.J201]&amp;&quot;,&quot;&amp;[.K201]&amp;&quot;p;&quot;&amp;[.K201]&amp;&quot;q&quot;&amp;[.L$13]&amp;&quot; &gt; text&quot;&amp;[.C201]&amp;&quot;.txt&quot;" office:value-type="string" office:string-value="sed -n '2903,2918p;2918q' &gt; text187.txt" calcext:value-type="string">
            <text:p>sed -n '2903,2918p;2918q' &gt; text187.txt</text:p>
          </table:table-cell>
          <table:table-cell table:number-columns-repeated="3"/>
          <table:table-cell office:value-type="string" calcext:value-type="string">
            <text:p>А. Чехов</text:p>
          </table:table-cell>
          <table:table-cell office:value-type="string" calcext:value-type="string">
            <text:p>Открытие</text:p>
          </table:table-cell>
          <table:table-cell/>
          <table:table-cell office:value-type="string" calcext:value-type="string">
            <text:p>Открытие</text:p>
          </table:table-cell>
          <table:table-cell table:number-columns-repeated="2"/>
          <table:table-cell table:formula="of:=&quot;echo -n &quot;&amp;[.Y$14]&amp;[.Q201]&amp;[.Y$14]&amp;&quot; | cat &gt; title&quot;&amp;[.C201]&amp;&quot;.txt&quot;" office:value-type="string" office:string-value="echo -n &quot;Открытие&quot; | cat &gt; title187.txt" calcext:value-type="string">
            <text:p>echo -n "Открытие" | cat &gt; title187.txt</text:p>
          </table:table-cell>
          <table:table-cell table:formula="of:=&quot;echo -n &quot;&amp;[.Y$14]&amp;[.P201]&amp;[.Y$14]&amp;&quot; | cat &gt; author&quot;&amp;[.C201]&amp;&quot;.txt&quot;" office:value-type="string" office:string-value="echo -n &quot;А. Чехов&quot; | cat &gt; author187.txt" calcext:value-type="string">
            <text:p>echo -n "А. Чехов" | cat &gt; author187.txt</text:p>
          </table:table-cell>
          <table:table-cell/>
          <table:table-cell table:formula="of:=&quot;cat preambule1.txt title&quot;&amp;[.C201]&amp;&quot;.txt preambule2.txt  linkpicture&quot;&amp;[.C201]&amp;&quot;.txt preambulethumb.txt linkpicture&quot;&amp;[.C201]&amp;&quot;.txt preambule25.txt linkname&quot;&amp;[.C201]&amp;&quot;.txt preambule3.txt author&quot;&amp;[.C201]&amp;&quot;.txt preambule35.txt   text&quot;&amp;[.C201]&amp;&quot;.txt &gt; &quot;&amp;[.S201]&amp;&quot;.md&quot;" office:value-type="string" office:string-value="cat preambule1.txt title187.txt preambule2.txt  linkpicture187.txt preambulethumb.txt linkpicture187.txt preambule25.txt linkname187.txt preambule3.txt author187.txt preambule35.txt   text187.txt &gt; Открытие.md" calcext:value-type="string">
            <text:p>cat preambule1.txt title187.txt preambule2.txt <text:s/>linkpicture187.txt preambulethumb.txt linkpicture187.txt preambule25.txt linkname187.txt preambule3.txt author187.txt preambule35.txt <text:s text:c="2"/>text187.txt &gt; Открытие.md</text:p>
          </table:table-cell>
        </table:table-row>
        <table:table-row table:style-name="ro1">
          <table:table-cell/>
          <table:table-cell table:formula="of:=[.F202]-[.E202]" office:value-type="float" office:value="46" calcext:value-type="float">
            <text:p>46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2920" calcext:value-type="float">
            <text:p>2920</text:p>
          </table:table-cell>
          <table:table-cell table:formula="of:=[.E203]-1" office:value-type="float" office:value="2966" calcext:value-type="float">
            <text:p>2966</text:p>
          </table:table-cell>
          <table:table-cell table:formula="of:=IF([.F202]&gt;[.E202])" office:value-type="boolean" office:boolean-value="true" calcext:value-type="boolean">
            <text:p>ИСТИНА</text:p>
          </table:table-cell>
          <table:table-cell table:formula="of:=[.L$14]&amp;[.F202]&amp;&quot;p&quot;&amp;[.L$13]&amp;&quot; &gt; author&quot;&amp;[.C202]&amp;&quot;.txt&quot;" office:value-type="string" office:string-value="sed -n '2966p' &gt; author188.txt" calcext:value-type="string">
            <text:p>sed -n '2966p' &gt; author188.txt</text:p>
          </table:table-cell>
          <table:table-cell table:formula="of:=[.L$14]&amp;[.F202]&amp;&quot;p&quot;&amp;[.L$13]&amp;&quot;&quot;" office:value-type="string" office:string-value="sed -n '2966p'" calcext:value-type="string">
            <text:p>sed -n '2966p'</text:p>
          </table:table-cell>
          <table:table-cell table:formula="of:=[.E202]+1" office:value-type="float" office:value="2921" calcext:value-type="float">
            <text:p>2921</text:p>
          </table:table-cell>
          <table:table-cell table:formula="of:=[.F202]-1" office:value-type="float" office:value="2965" calcext:value-type="float">
            <text:p>2965</text:p>
          </table:table-cell>
          <table:table-cell table:formula="of:=[.L$14]&amp;[.J202]&amp;&quot;,&quot;&amp;[.K202]&amp;&quot;p;&quot;&amp;[.K202]&amp;&quot;q&quot;&amp;[.L$13]&amp;&quot; &gt; text&quot;&amp;[.C202]&amp;&quot;.txt&quot;" office:value-type="string" office:string-value="sed -n '2921,2965p;2965q' &gt; text188.txt" calcext:value-type="string">
            <text:p>sed -n '2921,2965p;2965q' &gt; text188.txt</text:p>
          </table:table-cell>
          <table:table-cell table:number-columns-repeated="3"/>
          <table:table-cell office:value-type="string" calcext:value-type="string">
            <text:p>Л. Толстой</text:p>
          </table:table-cell>
          <table:table-cell office:value-type="string" calcext:value-type="string">
            <text:p>Сила детства</text:p>
          </table:table-cell>
          <table:table-cell/>
          <table:table-cell office:value-type="string" calcext:value-type="string">
            <text:p>Сила детства</text:p>
          </table:table-cell>
          <table:table-cell table:number-columns-repeated="2"/>
          <table:table-cell table:formula="of:=&quot;echo -n &quot;&amp;[.Y$14]&amp;[.Q202]&amp;[.Y$14]&amp;&quot; | cat &gt; title&quot;&amp;[.C202]&amp;&quot;.txt&quot;" office:value-type="string" office:string-value="echo -n &quot;Сила детства&quot; | cat &gt; title188.txt" calcext:value-type="string">
            <text:p>echo -n "Сила детства" | cat &gt; title188.txt</text:p>
          </table:table-cell>
          <table:table-cell table:formula="of:=&quot;echo -n &quot;&amp;[.Y$14]&amp;[.P202]&amp;[.Y$14]&amp;&quot; | cat &gt; author&quot;&amp;[.C202]&amp;&quot;.txt&quot;" office:value-type="string" office:string-value="echo -n &quot;Л. Толстой&quot; | cat &gt; author188.txt" calcext:value-type="string">
            <text:p>echo -n "Л. Толстой" | cat &gt; author188.txt</text:p>
          </table:table-cell>
          <table:table-cell/>
          <table:table-cell table:formula="of:=&quot;cat preambule1.txt title&quot;&amp;[.C202]&amp;&quot;.txt preambule2.txt  linkpicture&quot;&amp;[.C202]&amp;&quot;.txt preambulethumb.txt linkpicture&quot;&amp;[.C202]&amp;&quot;.txt preambule25.txt linkname&quot;&amp;[.C202]&amp;&quot;.txt preambule3.txt author&quot;&amp;[.C202]&amp;&quot;.txt preambule35.txt   text&quot;&amp;[.C202]&amp;&quot;.txt &gt; &quot;&amp;[.S202]&amp;&quot;.md&quot;" office:value-type="string" office:string-value="cat preambule1.txt title188.txt preambule2.txt  linkpicture188.txt preambulethumb.txt linkpicture188.txt preambule25.txt linkname188.txt preambule3.txt author188.txt preambule35.txt   text188.txt &gt; Сила детства.md" calcext:value-type="string">
            <text:p>cat preambule1.txt title188.txt preambule2.txt <text:s/>linkpicture188.txt preambulethumb.txt linkpicture188.txt preambule25.txt linkname188.txt preambule3.txt author188.txt preambule35.txt <text:s text:c="2"/>text188.txt &gt; Сила детства.md</text:p>
          </table:table-cell>
        </table:table-row>
        <table:table-row table:style-name="ro1">
          <table:table-cell/>
          <table:table-cell table:formula="of:=[.F203]-[.E203]"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2967" calcext:value-type="float">
            <text:p>2967</text:p>
          </table:table-cell>
          <table:table-cell table:formula="of:=[.E204]-1" office:value-type="float" office:value="2977" calcext:value-type="float">
            <text:p>2977</text:p>
          </table:table-cell>
          <table:table-cell table:formula="of:=IF([.F203]&gt;[.E203])" office:value-type="boolean" office:boolean-value="true" calcext:value-type="boolean">
            <text:p>ИСТИНА</text:p>
          </table:table-cell>
          <table:table-cell table:formula="of:=[.L$14]&amp;[.F203]&amp;&quot;p&quot;&amp;[.L$13]&amp;&quot; &gt; author&quot;&amp;[.C203]&amp;&quot;.txt&quot;" office:value-type="string" office:string-value="sed -n '2977p' &gt; author189.txt" calcext:value-type="string">
            <text:p>sed -n '2977p' &gt; author189.txt</text:p>
          </table:table-cell>
          <table:table-cell table:formula="of:=[.L$14]&amp;[.F203]&amp;&quot;p&quot;&amp;[.L$13]&amp;&quot;&quot;" office:value-type="string" office:string-value="sed -n '2977p'" calcext:value-type="string">
            <text:p>sed -n '2977p'</text:p>
          </table:table-cell>
          <table:table-cell table:formula="of:=[.E203]+1" office:value-type="float" office:value="2968" calcext:value-type="float">
            <text:p>2968</text:p>
          </table:table-cell>
          <table:table-cell table:formula="of:=[.F203]-1" office:value-type="float" office:value="2976" calcext:value-type="float">
            <text:p>2976</text:p>
          </table:table-cell>
          <table:table-cell table:formula="of:=[.L$14]&amp;[.J203]&amp;&quot;,&quot;&amp;[.K203]&amp;&quot;p;&quot;&amp;[.K203]&amp;&quot;q&quot;&amp;[.L$13]&amp;&quot; &gt; text&quot;&amp;[.C203]&amp;&quot;.txt&quot;" office:value-type="string" office:string-value="sed -n '2968,2976p;2976q' &gt; text189.txt" calcext:value-type="string">
            <text:p>sed -n '2968,2976p;2976q' &gt; text189.txt</text:p>
          </table:table-cell>
          <table:table-cell table:number-columns-repeated="3"/>
          <table:table-cell office:value-type="string" calcext:value-type="string">
            <text:p>С. Воронин</text:p>
          </table:table-cell>
          <table:table-cell office:value-type="string" calcext:value-type="string">
            <text:p>Счастье</text:p>
          </table:table-cell>
          <table:table-cell/>
          <table:table-cell office:value-type="string" calcext:value-type="string">
            <text:p>Счастье</text:p>
          </table:table-cell>
          <table:table-cell table:number-columns-repeated="2"/>
          <table:table-cell table:formula="of:=&quot;echo -n &quot;&amp;[.Y$14]&amp;[.Q203]&amp;[.Y$14]&amp;&quot; | cat &gt; title&quot;&amp;[.C203]&amp;&quot;.txt&quot;" office:value-type="string" office:string-value="echo -n &quot;Счастье&quot; | cat &gt; title189.txt" calcext:value-type="string">
            <text:p>echo -n "Счастье" | cat &gt; title189.txt</text:p>
          </table:table-cell>
          <table:table-cell table:formula="of:=&quot;echo -n &quot;&amp;[.Y$14]&amp;[.P203]&amp;[.Y$14]&amp;&quot; | cat &gt; author&quot;&amp;[.C203]&amp;&quot;.txt&quot;" office:value-type="string" office:string-value="echo -n &quot;С. Воронин&quot; | cat &gt; author189.txt" calcext:value-type="string">
            <text:p>echo -n "С. Воронин" | cat &gt; author189.txt</text:p>
          </table:table-cell>
          <table:table-cell/>
          <table:table-cell table:formula="of:=&quot;cat preambule1.txt title&quot;&amp;[.C203]&amp;&quot;.txt preambule2.txt  linkpicture&quot;&amp;[.C203]&amp;&quot;.txt preambulethumb.txt linkpicture&quot;&amp;[.C203]&amp;&quot;.txt preambule25.txt linkname&quot;&amp;[.C203]&amp;&quot;.txt preambule3.txt author&quot;&amp;[.C203]&amp;&quot;.txt preambule35.txt   text&quot;&amp;[.C203]&amp;&quot;.txt &gt; &quot;&amp;[.S203]&amp;&quot;.md&quot;" office:value-type="string" office:string-value="cat preambule1.txt title189.txt preambule2.txt  linkpicture189.txt preambulethumb.txt linkpicture189.txt preambule25.txt linkname189.txt preambule3.txt author189.txt preambule35.txt   text189.txt &gt; Счастье.md" calcext:value-type="string">
            <text:p>cat preambule1.txt title189.txt preambule2.txt <text:s/>linkpicture189.txt preambulethumb.txt linkpicture189.txt preambule25.txt linkname189.txt preambule3.txt author189.txt preambule35.txt <text:s text:c="2"/>text189.txt &gt; Счастье.md</text:p>
          </table:table-cell>
        </table:table-row>
        <table:table-row table:style-name="ro1">
          <table:table-cell/>
          <table:table-cell table:formula="of:=[.F204]-[.E204]" office:value-type="float" office:value="13" calcext:value-type="float">
            <text:p>13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2978" calcext:value-type="float">
            <text:p>2978</text:p>
          </table:table-cell>
          <table:table-cell table:formula="of:=[.E205]-1" office:value-type="float" office:value="2991" calcext:value-type="float">
            <text:p>2991</text:p>
          </table:table-cell>
          <table:table-cell table:formula="of:=IF([.F204]&gt;[.E204])" office:value-type="boolean" office:boolean-value="true" calcext:value-type="boolean">
            <text:p>ИСТИНА</text:p>
          </table:table-cell>
          <table:table-cell table:formula="of:=[.L$14]&amp;[.F204]&amp;&quot;p&quot;&amp;[.L$13]&amp;&quot; &gt; author&quot;&amp;[.C204]&amp;&quot;.txt&quot;" office:value-type="string" office:string-value="sed -n '2991p' &gt; author190.txt" calcext:value-type="string">
            <text:p>sed -n '2991p' &gt; author190.txt</text:p>
          </table:table-cell>
          <table:table-cell table:formula="of:=[.L$14]&amp;[.F204]&amp;&quot;p&quot;&amp;[.L$13]&amp;&quot;&quot;" office:value-type="string" office:string-value="sed -n '2991p'" calcext:value-type="string">
            <text:p>sed -n '2991p'</text:p>
          </table:table-cell>
          <table:table-cell table:formula="of:=[.E204]+1" office:value-type="float" office:value="2979" calcext:value-type="float">
            <text:p>2979</text:p>
          </table:table-cell>
          <table:table-cell table:formula="of:=[.F204]-1" office:value-type="float" office:value="2990" calcext:value-type="float">
            <text:p>2990</text:p>
          </table:table-cell>
          <table:table-cell table:formula="of:=[.L$14]&amp;[.J204]&amp;&quot;,&quot;&amp;[.K204]&amp;&quot;p;&quot;&amp;[.K204]&amp;&quot;q&quot;&amp;[.L$13]&amp;&quot; &gt; text&quot;&amp;[.C204]&amp;&quot;.txt&quot;" office:value-type="string" office:string-value="sed -n '2979,2990p;2990q' &gt; text190.txt" calcext:value-type="string">
            <text:p>sed -n '2979,2990p;2990q' &gt; text190.txt</text:p>
          </table:table-cell>
          <table:table-cell table:number-columns-repeated="3"/>
          <table:table-cell office:value-type="string" calcext:value-type="string">
            <text:p>Н. Носов</text:p>
          </table:table-cell>
          <table:table-cell office:value-type="string" calcext:value-type="string">
            <text:p>Эксперимент</text:p>
          </table:table-cell>
          <table:table-cell/>
          <table:table-cell office:value-type="string" calcext:value-type="string">
            <text:p>Эксперимент</text:p>
          </table:table-cell>
          <table:table-cell table:number-columns-repeated="2"/>
          <table:table-cell table:formula="of:=&quot;echo -n &quot;&amp;[.Y$14]&amp;[.Q204]&amp;[.Y$14]&amp;&quot; | cat &gt; title&quot;&amp;[.C204]&amp;&quot;.txt&quot;" office:value-type="string" office:string-value="echo -n &quot;Эксперимент&quot; | cat &gt; title190.txt" calcext:value-type="string">
            <text:p>echo -n "Эксперимент" | cat &gt; title190.txt</text:p>
          </table:table-cell>
          <table:table-cell table:formula="of:=&quot;echo -n &quot;&amp;[.Y$14]&amp;[.P204]&amp;[.Y$14]&amp;&quot; | cat &gt; author&quot;&amp;[.C204]&amp;&quot;.txt&quot;" office:value-type="string" office:string-value="echo -n &quot;Н. Носов&quot; | cat &gt; author190.txt" calcext:value-type="string">
            <text:p>echo -n "Н. Носов" | cat &gt; author190.txt</text:p>
          </table:table-cell>
          <table:table-cell/>
          <table:table-cell table:formula="of:=&quot;cat preambule1.txt title&quot;&amp;[.C204]&amp;&quot;.txt preambule2.txt  linkpicture&quot;&amp;[.C204]&amp;&quot;.txt preambulethumb.txt linkpicture&quot;&amp;[.C204]&amp;&quot;.txt preambule25.txt linkname&quot;&amp;[.C204]&amp;&quot;.txt preambule3.txt author&quot;&amp;[.C204]&amp;&quot;.txt preambule35.txt   text&quot;&amp;[.C204]&amp;&quot;.txt &gt; &quot;&amp;[.S204]&amp;&quot;.md&quot;" office:value-type="string" office:string-value="cat preambule1.txt title190.txt preambule2.txt  linkpicture190.txt preambulethumb.txt linkpicture190.txt preambule25.txt linkname190.txt preambule3.txt author190.txt preambule35.txt   text190.txt &gt; Эксперимент.md" calcext:value-type="string">
            <text:p>cat preambule1.txt title190.txt preambule2.txt <text:s/>linkpicture190.txt preambulethumb.txt linkpicture190.txt preambule25.txt linkname190.txt preambule3.txt author190.txt preambule35.txt <text:s text:c="2"/>text190.txt &gt; Эксперимент.md</text:p>
          </table:table-cell>
        </table:table-row>
        <table:table-row table:style-name="ro1">
          <table:table-cell/>
          <table:table-cell table:formula="of:=[.F205]-[.E205]" office:value-type="float" office:value="4" calcext:value-type="float">
            <text:p>4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2992" calcext:value-type="float">
            <text:p>2992</text:p>
          </table:table-cell>
          <table:table-cell table:formula="of:=[.E206]-1" office:value-type="float" office:value="2996" calcext:value-type="float">
            <text:p>2996</text:p>
          </table:table-cell>
          <table:table-cell table:formula="of:=IF([.F205]&gt;[.E205])" office:value-type="boolean" office:boolean-value="true" calcext:value-type="boolean">
            <text:p>ИСТИНА</text:p>
          </table:table-cell>
          <table:table-cell table:formula="of:=[.L$14]&amp;[.F205]&amp;&quot;p&quot;&amp;[.L$13]&amp;&quot; &gt; author&quot;&amp;[.C205]&amp;&quot;.txt&quot;" office:value-type="string" office:string-value="sed -n '2996p' &gt; author191.txt" calcext:value-type="string">
            <text:p>sed -n '2996p' &gt; author191.txt</text:p>
          </table:table-cell>
          <table:table-cell table:formula="of:=[.L$14]&amp;[.F205]&amp;&quot;p&quot;&amp;[.L$13]&amp;&quot;&quot;" office:value-type="string" office:string-value="sed -n '2996p'" calcext:value-type="string">
            <text:p>sed -n '2996p'</text:p>
          </table:table-cell>
          <table:table-cell table:formula="of:=[.E205]+1" office:value-type="float" office:value="2993" calcext:value-type="float">
            <text:p>2993</text:p>
          </table:table-cell>
          <table:table-cell table:formula="of:=[.F205]-1" office:value-type="float" office:value="2995" calcext:value-type="float">
            <text:p>2995</text:p>
          </table:table-cell>
          <table:table-cell table:formula="of:=[.L$14]&amp;[.J205]&amp;&quot;,&quot;&amp;[.K205]&amp;&quot;p;&quot;&amp;[.K205]&amp;&quot;q&quot;&amp;[.L$13]&amp;&quot; &gt; text&quot;&amp;[.C205]&amp;&quot;.txt&quot;" office:value-type="string" office:string-value="sed -n '2993,2995p;2995q' &gt; text191.txt" calcext:value-type="string">
            <text:p>sed -n '2993,2995p;2995q' &gt; text191.txt</text:p>
          </table:table-cell>
          <table:table-cell table:number-columns-repeated="3"/>
          <table:table-cell office:value-type="string" calcext:value-type="string">
            <text:p>В. Набоков</text:p>
          </table:table-cell>
          <table:table-cell office:value-type="string" calcext:value-type="string">
            <text:p>Большая перемена</text:p>
          </table:table-cell>
          <table:table-cell/>
          <table:table-cell office:value-type="string" calcext:value-type="string">
            <text:p>Большая перемена</text:p>
          </table:table-cell>
          <table:table-cell table:number-columns-repeated="2"/>
          <table:table-cell table:formula="of:=&quot;echo -n &quot;&amp;[.Y$14]&amp;[.Q205]&amp;[.Y$14]&amp;&quot; | cat &gt; title&quot;&amp;[.C205]&amp;&quot;.txt&quot;" office:value-type="string" office:string-value="echo -n &quot;Большая перемена&quot; | cat &gt; title191.txt" calcext:value-type="string">
            <text:p>echo -n "Большая перемена" | cat &gt; title191.txt</text:p>
          </table:table-cell>
          <table:table-cell table:formula="of:=&quot;echo -n &quot;&amp;[.Y$14]&amp;[.P205]&amp;[.Y$14]&amp;&quot; | cat &gt; author&quot;&amp;[.C205]&amp;&quot;.txt&quot;" office:value-type="string" office:string-value="echo -n &quot;В. Набоков&quot; | cat &gt; author191.txt" calcext:value-type="string">
            <text:p>echo -n "В. Набоков" | cat &gt; author191.txt</text:p>
          </table:table-cell>
          <table:table-cell/>
          <table:table-cell table:formula="of:=&quot;cat preambule1.txt title&quot;&amp;[.C205]&amp;&quot;.txt preambule2.txt  linkpicture&quot;&amp;[.C205]&amp;&quot;.txt preambulethumb.txt linkpicture&quot;&amp;[.C205]&amp;&quot;.txt preambule25.txt linkname&quot;&amp;[.C205]&amp;&quot;.txt preambule3.txt author&quot;&amp;[.C205]&amp;&quot;.txt preambule35.txt   text&quot;&amp;[.C205]&amp;&quot;.txt &gt; &quot;&amp;[.S205]&amp;&quot;.md&quot;" office:value-type="string" office:string-value="cat preambule1.txt title191.txt preambule2.txt  linkpicture191.txt preambulethumb.txt linkpicture191.txt preambule25.txt linkname191.txt preambule3.txt author191.txt preambule35.txt   text191.txt &gt; Большая перемена.md" calcext:value-type="string">
            <text:p>cat preambule1.txt title191.txt preambule2.txt <text:s/>linkpicture191.txt preambulethumb.txt linkpicture191.txt preambule25.txt linkname191.txt preambule3.txt author191.txt preambule35.txt <text:s text:c="2"/>text191.txt &gt; Большая перемена.md</text:p>
          </table:table-cell>
        </table:table-row>
        <table:table-row table:style-name="ro1">
          <table:table-cell/>
          <table:table-cell table:formula="of:=[.F206]-[.E206]" office:value-type="float" office:value="15" calcext:value-type="float">
            <text:p>1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997" calcext:value-type="float">
            <text:p>2997</text:p>
          </table:table-cell>
          <table:table-cell table:formula="of:=[.E207]-1" office:value-type="float" office:value="3012" calcext:value-type="float">
            <text:p>3012</text:p>
          </table:table-cell>
          <table:table-cell table:formula="of:=IF([.F206]&gt;[.E206])" office:value-type="boolean" office:boolean-value="true" calcext:value-type="boolean">
            <text:p>ИСТИНА</text:p>
          </table:table-cell>
          <table:table-cell table:formula="of:=[.L$14]&amp;[.F206]&amp;&quot;p&quot;&amp;[.L$13]&amp;&quot; &gt; author&quot;&amp;[.C206]&amp;&quot;.txt&quot;" office:value-type="string" office:string-value="sed -n '3012p' &gt; author192.txt" calcext:value-type="string">
            <text:p>sed -n '3012p' &gt; author192.txt</text:p>
          </table:table-cell>
          <table:table-cell table:formula="of:=[.L$14]&amp;[.F206]&amp;&quot;p&quot;&amp;[.L$13]&amp;&quot;&quot;" office:value-type="string" office:string-value="sed -n '3012p'" calcext:value-type="string">
            <text:p>sed -n '3012p'</text:p>
          </table:table-cell>
          <table:table-cell table:formula="of:=[.E206]+1" office:value-type="float" office:value="2998" calcext:value-type="float">
            <text:p>2998</text:p>
          </table:table-cell>
          <table:table-cell table:formula="of:=[.F206]-1" office:value-type="float" office:value="3011" calcext:value-type="float">
            <text:p>3011</text:p>
          </table:table-cell>
          <table:table-cell table:formula="of:=[.L$14]&amp;[.J206]&amp;&quot;,&quot;&amp;[.K206]&amp;&quot;p;&quot;&amp;[.K206]&amp;&quot;q&quot;&amp;[.L$13]&amp;&quot; &gt; text&quot;&amp;[.C206]&amp;&quot;.txt&quot;" office:value-type="string" office:string-value="sed -n '2998,3011p;3011q' &gt; text192.txt" calcext:value-type="string">
            <text:p>sed -n '2998,3011p;3011q' &gt; text192.txt</text:p>
          </table:table-cell>
          <table:table-cell table:number-columns-repeated="3"/>
          <table:table-cell office:value-type="string" calcext:value-type="string">
            <text:p>В. Крупин</text:p>
          </table:table-cell>
          <table:table-cell office:value-type="string" calcext:value-type="string">
            <text:p>Утя</text:p>
          </table:table-cell>
          <table:table-cell/>
          <table:table-cell office:value-type="string" calcext:value-type="string">
            <text:p>Утя</text:p>
          </table:table-cell>
          <table:table-cell table:number-columns-repeated="2"/>
          <table:table-cell table:formula="of:=&quot;echo -n &quot;&amp;[.Y$14]&amp;[.Q206]&amp;[.Y$14]&amp;&quot; | cat &gt; title&quot;&amp;[.C206]&amp;&quot;.txt&quot;" office:value-type="string" office:string-value="echo -n &quot;Утя&quot; | cat &gt; title192.txt" calcext:value-type="string">
            <text:p>echo -n "Утя" | cat &gt; title192.txt</text:p>
          </table:table-cell>
          <table:table-cell table:formula="of:=&quot;echo -n &quot;&amp;[.Y$14]&amp;[.P206]&amp;[.Y$14]&amp;&quot; | cat &gt; author&quot;&amp;[.C206]&amp;&quot;.txt&quot;" office:value-type="string" office:string-value="echo -n &quot;В. Крупин&quot; | cat &gt; author192.txt" calcext:value-type="string">
            <text:p>echo -n "В. Крупин" | cat &gt; author192.txt</text:p>
          </table:table-cell>
          <table:table-cell/>
          <table:table-cell table:formula="of:=&quot;cat preambule1.txt title&quot;&amp;[.C206]&amp;&quot;.txt preambule2.txt  linkpicture&quot;&amp;[.C206]&amp;&quot;.txt preambulethumb.txt linkpicture&quot;&amp;[.C206]&amp;&quot;.txt preambule25.txt linkname&quot;&amp;[.C206]&amp;&quot;.txt preambule3.txt author&quot;&amp;[.C206]&amp;&quot;.txt preambule35.txt   text&quot;&amp;[.C206]&amp;&quot;.txt &gt; &quot;&amp;[.S206]&amp;&quot;.md&quot;" office:value-type="string" office:string-value="cat preambule1.txt title192.txt preambule2.txt  linkpicture192.txt preambulethumb.txt linkpicture192.txt preambule25.txt linkname192.txt preambule3.txt author192.txt preambule35.txt   text192.txt &gt; Утя.md" calcext:value-type="string">
            <text:p>cat preambule1.txt title192.txt preambule2.txt <text:s/>linkpicture192.txt preambulethumb.txt linkpicture192.txt preambule25.txt linkname192.txt preambule3.txt author192.txt preambule35.txt <text:s text:c="2"/>text192.txt &gt; Утя.md</text:p>
          </table:table-cell>
        </table:table-row>
        <table:table-row table:style-name="ro1">
          <table:table-cell/>
          <table:table-cell table:formula="of:=[.F207]-[.E207]"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3013" calcext:value-type="float">
            <text:p>3013</text:p>
          </table:table-cell>
          <table:table-cell table:formula="of:=[.E208]-1" office:value-type="float" office:value="3017" calcext:value-type="float">
            <text:p>3017</text:p>
          </table:table-cell>
          <table:table-cell table:formula="of:=IF([.F207]&gt;[.E207])" office:value-type="boolean" office:boolean-value="true" calcext:value-type="boolean">
            <text:p>ИСТИНА</text:p>
          </table:table-cell>
          <table:table-cell table:formula="of:=[.L$14]&amp;[.F207]&amp;&quot;p&quot;&amp;[.L$13]&amp;&quot; &gt; author&quot;&amp;[.C207]&amp;&quot;.txt&quot;" office:value-type="string" office:string-value="sed -n '3017p' &gt; author193.txt" calcext:value-type="string">
            <text:p>sed -n '3017p' &gt; author193.txt</text:p>
          </table:table-cell>
          <table:table-cell table:formula="of:=[.L$14]&amp;[.F207]&amp;&quot;p&quot;&amp;[.L$13]&amp;&quot;&quot;" office:value-type="string" office:string-value="sed -n '3017p'" calcext:value-type="string">
            <text:p>sed -n '3017p'</text:p>
          </table:table-cell>
          <table:table-cell table:formula="of:=[.E207]+1" office:value-type="float" office:value="3014" calcext:value-type="float">
            <text:p>3014</text:p>
          </table:table-cell>
          <table:table-cell table:formula="of:=[.F207]-1" office:value-type="float" office:value="3016" calcext:value-type="float">
            <text:p>3016</text:p>
          </table:table-cell>
          <table:table-cell table:formula="of:=[.L$14]&amp;[.J207]&amp;&quot;,&quot;&amp;[.K207]&amp;&quot;p;&quot;&amp;[.K207]&amp;&quot;q&quot;&amp;[.L$13]&amp;&quot; &gt; text&quot;&amp;[.C207]&amp;&quot;.txt&quot;" office:value-type="string" office:string-value="sed -n '3014,3016p;3016q' &gt; text193.txt" calcext:value-type="string">
            <text:p>sed -n '3014,3016p;3016q' &gt; text193.txt</text:p>
          </table:table-cell>
          <table:table-cell table:number-columns-repeated="3"/>
          <table:table-cell office:value-type="string" calcext:value-type="string">
            <text:p>А. Пушкин</text:p>
          </table:table-cell>
          <table:table-cell office:value-type="string" calcext:value-type="string">
            <text:p>В крепости</text:p>
          </table:table-cell>
          <table:table-cell/>
          <table:table-cell office:value-type="string" calcext:value-type="string">
            <text:p>В крепости</text:p>
          </table:table-cell>
          <table:table-cell table:number-columns-repeated="2"/>
          <table:table-cell table:formula="of:=&quot;echo -n &quot;&amp;[.Y$14]&amp;[.Q207]&amp;[.Y$14]&amp;&quot; | cat &gt; title&quot;&amp;[.C207]&amp;&quot;.txt&quot;" office:value-type="string" office:string-value="echo -n &quot;В крепости&quot; | cat &gt; title193.txt" calcext:value-type="string">
            <text:p>echo -n "В крепости" | cat &gt; title193.txt</text:p>
          </table:table-cell>
          <table:table-cell table:formula="of:=&quot;echo -n &quot;&amp;[.Y$14]&amp;[.P207]&amp;[.Y$14]&amp;&quot; | cat &gt; author&quot;&amp;[.C207]&amp;&quot;.txt&quot;" office:value-type="string" office:string-value="echo -n &quot;А. Пушкин&quot; | cat &gt; author193.txt" calcext:value-type="string">
            <text:p>echo -n "А. Пушкин" | cat &gt; author193.txt</text:p>
          </table:table-cell>
          <table:table-cell/>
          <table:table-cell table:formula="of:=&quot;cat preambule1.txt title&quot;&amp;[.C207]&amp;&quot;.txt preambule2.txt  linkpicture&quot;&amp;[.C207]&amp;&quot;.txt preambulethumb.txt linkpicture&quot;&amp;[.C207]&amp;&quot;.txt preambule25.txt linkname&quot;&amp;[.C207]&amp;&quot;.txt preambule3.txt author&quot;&amp;[.C207]&amp;&quot;.txt preambule35.txt   text&quot;&amp;[.C207]&amp;&quot;.txt &gt; &quot;&amp;[.S207]&amp;&quot;.md&quot;" office:value-type="string" office:string-value="cat preambule1.txt title193.txt preambule2.txt  linkpicture193.txt preambulethumb.txt linkpicture193.txt preambule25.txt linkname193.txt preambule3.txt author193.txt preambule35.txt   text193.txt &gt; В крепости.md" calcext:value-type="string">
            <text:p>cat preambule1.txt title193.txt preambule2.txt <text:s/>linkpicture193.txt preambulethumb.txt linkpicture193.txt preambule25.txt linkname193.txt preambule3.txt author193.txt preambule35.txt <text:s text:c="2"/>text193.txt &gt; В крепости.md</text:p>
          </table:table-cell>
        </table:table-row>
        <table:table-row table:style-name="ro1">
          <table:table-cell/>
          <table:table-cell table:formula="of:=[.F208]-[.E208]"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3018" calcext:value-type="float">
            <text:p>3018</text:p>
          </table:table-cell>
          <table:table-cell table:formula="of:=[.E209]-1" office:value-type="float" office:value="3024" calcext:value-type="float">
            <text:p>3024</text:p>
          </table:table-cell>
          <table:table-cell table:formula="of:=IF([.F208]&gt;[.E208])" office:value-type="boolean" office:boolean-value="true" calcext:value-type="boolean">
            <text:p>ИСТИНА</text:p>
          </table:table-cell>
          <table:table-cell table:formula="of:=[.L$14]&amp;[.F208]&amp;&quot;p&quot;&amp;[.L$13]&amp;&quot; &gt; author&quot;&amp;[.C208]&amp;&quot;.txt&quot;" office:value-type="string" office:string-value="sed -n '3024p' &gt; author194.txt" calcext:value-type="string">
            <text:p>sed -n '3024p' &gt; author194.txt</text:p>
          </table:table-cell>
          <table:table-cell table:formula="of:=[.L$14]&amp;[.F208]&amp;&quot;p&quot;&amp;[.L$13]&amp;&quot;&quot;" office:value-type="string" office:string-value="sed -n '3024p'" calcext:value-type="string">
            <text:p>sed -n '3024p'</text:p>
          </table:table-cell>
          <table:table-cell table:formula="of:=[.E208]+1" office:value-type="float" office:value="3019" calcext:value-type="float">
            <text:p>3019</text:p>
          </table:table-cell>
          <table:table-cell table:formula="of:=[.F208]-1" office:value-type="float" office:value="3023" calcext:value-type="float">
            <text:p>3023</text:p>
          </table:table-cell>
          <table:table-cell table:formula="of:=[.L$14]&amp;[.J208]&amp;&quot;,&quot;&amp;[.K208]&amp;&quot;p;&quot;&amp;[.K208]&amp;&quot;q&quot;&amp;[.L$13]&amp;&quot; &gt; text&quot;&amp;[.C208]&amp;&quot;.txt&quot;" office:value-type="string" office:string-value="sed -n '3019,3023p;3023q' &gt; text194.txt" calcext:value-type="string">
            <text:p>sed -n '3019,3023p;3023q' &gt; text194.txt</text:p>
          </table:table-cell>
          <table:table-cell table:number-columns-repeated="3"/>
          <table:table-cell office:value-type="string" calcext:value-type="string">
            <text:p>М. Лермонтов</text:p>
          </table:table-cell>
          <table:table-cell office:value-type="string" calcext:value-type="string">
            <text:p>Печорин</text:p>
          </table:table-cell>
          <table:table-cell/>
          <table:table-cell office:value-type="string" calcext:value-type="string">
            <text:p>Печорин</text:p>
          </table:table-cell>
          <table:table-cell table:number-columns-repeated="2"/>
          <table:table-cell table:formula="of:=&quot;echo -n &quot;&amp;[.Y$14]&amp;[.Q208]&amp;[.Y$14]&amp;&quot; | cat &gt; title&quot;&amp;[.C208]&amp;&quot;.txt&quot;" office:value-type="string" office:string-value="echo -n &quot;Печорин&quot; | cat &gt; title194.txt" calcext:value-type="string">
            <text:p>echo -n "Печорин" | cat &gt; title194.txt</text:p>
          </table:table-cell>
          <table:table-cell table:formula="of:=&quot;echo -n &quot;&amp;[.Y$14]&amp;[.P208]&amp;[.Y$14]&amp;&quot; | cat &gt; author&quot;&amp;[.C208]&amp;&quot;.txt&quot;" office:value-type="string" office:string-value="echo -n &quot;М. Лермонтов&quot; | cat &gt; author194.txt" calcext:value-type="string">
            <text:p>echo -n "М. Лермонтов" | cat &gt; author194.txt</text:p>
          </table:table-cell>
          <table:table-cell/>
          <table:table-cell table:formula="of:=&quot;cat preambule1.txt title&quot;&amp;[.C208]&amp;&quot;.txt preambule2.txt  linkpicture&quot;&amp;[.C208]&amp;&quot;.txt preambulethumb.txt linkpicture&quot;&amp;[.C208]&amp;&quot;.txt preambule25.txt linkname&quot;&amp;[.C208]&amp;&quot;.txt preambule3.txt author&quot;&amp;[.C208]&amp;&quot;.txt preambule35.txt   text&quot;&amp;[.C208]&amp;&quot;.txt &gt; &quot;&amp;[.S208]&amp;&quot;.md&quot;" office:value-type="string" office:string-value="cat preambule1.txt title194.txt preambule2.txt  linkpicture194.txt preambulethumb.txt linkpicture194.txt preambule25.txt linkname194.txt preambule3.txt author194.txt preambule35.txt   text194.txt &gt; Печорин.md" calcext:value-type="string">
            <text:p>cat preambule1.txt title194.txt preambule2.txt <text:s/>linkpicture194.txt preambulethumb.txt linkpicture194.txt preambule25.txt linkname194.txt preambule3.txt author194.txt preambule35.txt <text:s text:c="2"/>text194.txt &gt; Печорин.md</text:p>
          </table:table-cell>
        </table:table-row>
        <table:table-row table:style-name="ro1">
          <table:table-cell/>
          <table:table-cell table:formula="of:=[.F209]-[.E209]" office:value-type="float" office:value="12" calcext:value-type="float">
            <text:p>12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3025" calcext:value-type="float">
            <text:p>3025</text:p>
          </table:table-cell>
          <table:table-cell table:formula="of:=[.E210]-1" office:value-type="float" office:value="3037" calcext:value-type="float">
            <text:p>3037</text:p>
          </table:table-cell>
          <table:table-cell table:formula="of:=IF([.F209]&gt;[.E209])" office:value-type="boolean" office:boolean-value="true" calcext:value-type="boolean">
            <text:p>ИСТИНА</text:p>
          </table:table-cell>
          <table:table-cell table:formula="of:=[.L$14]&amp;[.F209]&amp;&quot;p&quot;&amp;[.L$13]&amp;&quot; &gt; author&quot;&amp;[.C209]&amp;&quot;.txt&quot;" office:value-type="string" office:string-value="sed -n '3037p' &gt; author195.txt" calcext:value-type="string">
            <text:p>sed -n '3037p' &gt; author195.txt</text:p>
          </table:table-cell>
          <table:table-cell table:formula="of:=[.L$14]&amp;[.F209]&amp;&quot;p&quot;&amp;[.L$13]&amp;&quot;&quot;" office:value-type="string" office:string-value="sed -n '3037p'" calcext:value-type="string">
            <text:p>sed -n '3037p'</text:p>
          </table:table-cell>
          <table:table-cell table:formula="of:=[.E209]+1" office:value-type="float" office:value="3026" calcext:value-type="float">
            <text:p>3026</text:p>
          </table:table-cell>
          <table:table-cell table:formula="of:=[.F209]-1" office:value-type="float" office:value="3036" calcext:value-type="float">
            <text:p>3036</text:p>
          </table:table-cell>
          <table:table-cell table:formula="of:=[.L$14]&amp;[.J209]&amp;&quot;,&quot;&amp;[.K209]&amp;&quot;p;&quot;&amp;[.K209]&amp;&quot;q&quot;&amp;[.L$13]&amp;&quot; &gt; text&quot;&amp;[.C209]&amp;&quot;.txt&quot;" office:value-type="string" office:string-value="sed -n '3026,3036p;3036q' &gt; text195.txt" calcext:value-type="string">
            <text:p>sed -n '3026,3036p;3036q' &gt; text195.txt</text:p>
          </table:table-cell>
          <table:table-cell table:number-columns-repeated="3"/>
          <table:table-cell office:value-type="string" calcext:value-type="string">
            <text:p>П. Бедник</text:p>
          </table:table-cell>
          <table:table-cell office:value-type="string" calcext:value-type="string">
            <text:p>Хохлома</text:p>
          </table:table-cell>
          <table:table-cell/>
          <table:table-cell office:value-type="string" calcext:value-type="string">
            <text:p>Хохлома</text:p>
          </table:table-cell>
          <table:table-cell table:number-columns-repeated="2"/>
          <table:table-cell table:formula="of:=&quot;echo -n &quot;&amp;[.Y$14]&amp;[.Q209]&amp;[.Y$14]&amp;&quot; | cat &gt; title&quot;&amp;[.C209]&amp;&quot;.txt&quot;" office:value-type="string" office:string-value="echo -n &quot;Хохлома&quot; | cat &gt; title195.txt" calcext:value-type="string">
            <text:p>echo -n "Хохлома" | cat &gt; title195.txt</text:p>
          </table:table-cell>
          <table:table-cell table:formula="of:=&quot;echo -n &quot;&amp;[.Y$14]&amp;[.P209]&amp;[.Y$14]&amp;&quot; | cat &gt; author&quot;&amp;[.C209]&amp;&quot;.txt&quot;" office:value-type="string" office:string-value="echo -n &quot;П. Бедник&quot; | cat &gt; author195.txt" calcext:value-type="string">
            <text:p>echo -n "П. Бедник" | cat &gt; author195.txt</text:p>
          </table:table-cell>
          <table:table-cell/>
          <table:table-cell table:formula="of:=&quot;cat preambule1.txt title&quot;&amp;[.C209]&amp;&quot;.txt preambule2.txt  linkpicture&quot;&amp;[.C209]&amp;&quot;.txt preambulethumb.txt linkpicture&quot;&amp;[.C209]&amp;&quot;.txt preambule25.txt linkname&quot;&amp;[.C209]&amp;&quot;.txt preambule3.txt author&quot;&amp;[.C209]&amp;&quot;.txt preambule35.txt   text&quot;&amp;[.C209]&amp;&quot;.txt &gt; &quot;&amp;[.S209]&amp;&quot;.md&quot;" office:value-type="string" office:string-value="cat preambule1.txt title195.txt preambule2.txt  linkpicture195.txt preambulethumb.txt linkpicture195.txt preambule25.txt linkname195.txt preambule3.txt author195.txt preambule35.txt   text195.txt &gt; Хохлома.md" calcext:value-type="string">
            <text:p>cat preambule1.txt title195.txt preambule2.txt <text:s/>linkpicture195.txt preambulethumb.txt linkpicture195.txt preambule25.txt linkname195.txt preambule3.txt author195.txt preambule35.txt <text:s text:c="2"/>text195.txt &gt; Хохлома.md</text:p>
          </table:table-cell>
        </table:table-row>
        <table:table-row table:style-name="ro1">
          <table:table-cell/>
          <table:table-cell table:formula="of:=[.F210]-[.E210]" office:value-type="float" office:value="11" calcext:value-type="float">
            <text:p>11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3038" calcext:value-type="float">
            <text:p>3038</text:p>
          </table:table-cell>
          <table:table-cell table:formula="of:=[.E211]-1" office:value-type="float" office:value="3049" calcext:value-type="float">
            <text:p>3049</text:p>
          </table:table-cell>
          <table:table-cell table:formula="of:=IF([.F210]&gt;[.E210])" office:value-type="boolean" office:boolean-value="true" calcext:value-type="boolean">
            <text:p>ИСТИНА</text:p>
          </table:table-cell>
          <table:table-cell table:formula="of:=[.L$14]&amp;[.F210]&amp;&quot;p&quot;&amp;[.L$13]&amp;&quot; &gt; author&quot;&amp;[.C210]&amp;&quot;.txt&quot;" office:value-type="string" office:string-value="sed -n '3049p' &gt; author196.txt" calcext:value-type="string">
            <text:p>sed -n '3049p' &gt; author196.txt</text:p>
          </table:table-cell>
          <table:table-cell table:formula="of:=[.L$14]&amp;[.F210]&amp;&quot;p&quot;&amp;[.L$13]&amp;&quot;&quot;" office:value-type="string" office:string-value="sed -n '3049p'" calcext:value-type="string">
            <text:p>sed -n '3049p'</text:p>
          </table:table-cell>
          <table:table-cell table:formula="of:=[.E210]+1" office:value-type="float" office:value="3039" calcext:value-type="float">
            <text:p>3039</text:p>
          </table:table-cell>
          <table:table-cell table:formula="of:=[.F210]-1" office:value-type="float" office:value="3048" calcext:value-type="float">
            <text:p>3048</text:p>
          </table:table-cell>
          <table:table-cell table:formula="of:=[.L$14]&amp;[.J210]&amp;&quot;,&quot;&amp;[.K210]&amp;&quot;p;&quot;&amp;[.K210]&amp;&quot;q&quot;&amp;[.L$13]&amp;&quot; &gt; text&quot;&amp;[.C210]&amp;&quot;.txt&quot;" office:value-type="string" office:string-value="sed -n '3039,3048p;3048q' &gt; text196.txt" calcext:value-type="string">
            <text:p>sed -n '3039,3048p;3048q' &gt; text196.txt</text:p>
          </table:table-cell>
          <table:table-cell table:number-columns-repeated="3"/>
          <table:table-cell office:value-type="string" calcext:value-type="string">
            <text:p>Ч.Айтматов</text:p>
          </table:table-cell>
          <table:table-cell office:value-type="string" calcext:value-type="string">
            <text:p>Встреча с человеком</text:p>
          </table:table-cell>
          <table:table-cell/>
          <table:table-cell office:value-type="string" calcext:value-type="string">
            <text:p>Встреча с человеком</text:p>
          </table:table-cell>
          <table:table-cell table:number-columns-repeated="2"/>
          <table:table-cell table:formula="of:=&quot;echo -n &quot;&amp;[.Y$14]&amp;[.Q210]&amp;[.Y$14]&amp;&quot; | cat &gt; title&quot;&amp;[.C210]&amp;&quot;.txt&quot;" office:value-type="string" office:string-value="echo -n &quot;Встреча с человеком&quot; | cat &gt; title196.txt" calcext:value-type="string">
            <text:p>echo -n "Встреча с человеком" | cat &gt; title196.txt</text:p>
          </table:table-cell>
          <table:table-cell table:formula="of:=&quot;echo -n &quot;&amp;[.Y$14]&amp;[.P210]&amp;[.Y$14]&amp;&quot; | cat &gt; author&quot;&amp;[.C210]&amp;&quot;.txt&quot;" office:value-type="string" office:string-value="echo -n &quot;Ч.Айтматов&quot; | cat &gt; author196.txt" calcext:value-type="string">
            <text:p>echo -n "Ч.Айтматов" | cat &gt; author196.txt</text:p>
          </table:table-cell>
          <table:table-cell/>
          <table:table-cell table:formula="of:=&quot;cat preambule1.txt title&quot;&amp;[.C210]&amp;&quot;.txt preambule2.txt  linkpicture&quot;&amp;[.C210]&amp;&quot;.txt preambulethumb.txt linkpicture&quot;&amp;[.C210]&amp;&quot;.txt preambule25.txt linkname&quot;&amp;[.C210]&amp;&quot;.txt preambule3.txt author&quot;&amp;[.C210]&amp;&quot;.txt preambule35.txt   text&quot;&amp;[.C210]&amp;&quot;.txt &gt; &quot;&amp;[.S210]&amp;&quot;.md&quot;" office:value-type="string" office:string-value="cat preambule1.txt title196.txt preambule2.txt  linkpicture196.txt preambulethumb.txt linkpicture196.txt preambule25.txt linkname196.txt preambule3.txt author196.txt preambule35.txt   text196.txt &gt; Встреча с человеком.md" calcext:value-type="string">
            <text:p>cat preambule1.txt title196.txt preambule2.txt <text:s/>linkpicture196.txt preambulethumb.txt linkpicture196.txt preambule25.txt linkname196.txt preambule3.txt author196.txt preambule35.txt <text:s text:c="2"/>text196.txt &gt; Встреча с человеком.md</text:p>
          </table:table-cell>
        </table:table-row>
        <table:table-row table:style-name="ro1">
          <table:table-cell/>
          <table:table-cell table:formula="of:=[.F211]-[.E211]" office:value-type="float" office:value="14" calcext:value-type="float">
            <text:p>14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3050" calcext:value-type="float">
            <text:p>3050</text:p>
          </table:table-cell>
          <table:table-cell table:formula="of:=[.E212]-1" office:value-type="float" office:value="3064" calcext:value-type="float">
            <text:p>3064</text:p>
          </table:table-cell>
          <table:table-cell table:formula="of:=IF([.F211]&gt;[.E211])" office:value-type="boolean" office:boolean-value="true" calcext:value-type="boolean">
            <text:p>ИСТИНА</text:p>
          </table:table-cell>
          <table:table-cell table:formula="of:=[.L$14]&amp;[.F211]&amp;&quot;p&quot;&amp;[.L$13]&amp;&quot; &gt; author&quot;&amp;[.C211]&amp;&quot;.txt&quot;" office:value-type="string" office:string-value="sed -n '3064p' &gt; author197.txt" calcext:value-type="string">
            <text:p>sed -n '3064p' &gt; author197.txt</text:p>
          </table:table-cell>
          <table:table-cell table:formula="of:=[.L$14]&amp;[.F211]&amp;&quot;p&quot;&amp;[.L$13]&amp;&quot;&quot;" office:value-type="string" office:string-value="sed -n '3064p'" calcext:value-type="string">
            <text:p>sed -n '3064p'</text:p>
          </table:table-cell>
          <table:table-cell table:formula="of:=[.E211]+1" office:value-type="float" office:value="3051" calcext:value-type="float">
            <text:p>3051</text:p>
          </table:table-cell>
          <table:table-cell table:formula="of:=[.F211]-1" office:value-type="float" office:value="3063" calcext:value-type="float">
            <text:p>3063</text:p>
          </table:table-cell>
          <table:table-cell table:formula="of:=[.L$14]&amp;[.J211]&amp;&quot;,&quot;&amp;[.K211]&amp;&quot;p;&quot;&amp;[.K211]&amp;&quot;q&quot;&amp;[.L$13]&amp;&quot; &gt; text&quot;&amp;[.C211]&amp;&quot;.txt&quot;" office:value-type="string" office:string-value="sed -n '3051,3063p;3063q' &gt; text197.txt" calcext:value-type="string">
            <text:p>sed -n '3051,3063p;3063q' &gt; text197.txt</text:p>
          </table:table-cell>
          <table:table-cell table:number-columns-repeated="3"/>
          <table:table-cell office:value-type="string" calcext:value-type="string">
            <text:p>К. Воробьев</text:p>
          </table:table-cell>
          <table:table-cell office:value-type="string" calcext:value-type="string">
            <text:p>Лебедь и лебедушка</text:p>
          </table:table-cell>
          <table:table-cell/>
          <table:table-cell office:value-type="string" calcext:value-type="string">
            <text:p>Лебедь и лебедушка</text:p>
          </table:table-cell>
          <table:table-cell table:number-columns-repeated="2"/>
          <table:table-cell table:formula="of:=&quot;echo -n &quot;&amp;[.Y$14]&amp;[.Q211]&amp;[.Y$14]&amp;&quot; | cat &gt; title&quot;&amp;[.C211]&amp;&quot;.txt&quot;" office:value-type="string" office:string-value="echo -n &quot;Лебедь и лебедушка&quot; | cat &gt; title197.txt" calcext:value-type="string">
            <text:p>echo -n "Лебедь и лебедушка" | cat &gt; title197.txt</text:p>
          </table:table-cell>
          <table:table-cell table:formula="of:=&quot;echo -n &quot;&amp;[.Y$14]&amp;[.P211]&amp;[.Y$14]&amp;&quot; | cat &gt; author&quot;&amp;[.C211]&amp;&quot;.txt&quot;" office:value-type="string" office:string-value="echo -n &quot;К. Воробьев&quot; | cat &gt; author197.txt" calcext:value-type="string">
            <text:p>echo -n "К. Воробьев" | cat &gt; author197.txt</text:p>
          </table:table-cell>
          <table:table-cell/>
          <table:table-cell table:formula="of:=&quot;cat preambule1.txt title&quot;&amp;[.C211]&amp;&quot;.txt preambule2.txt  linkpicture&quot;&amp;[.C211]&amp;&quot;.txt preambulethumb.txt linkpicture&quot;&amp;[.C211]&amp;&quot;.txt preambule25.txt linkname&quot;&amp;[.C211]&amp;&quot;.txt preambule3.txt author&quot;&amp;[.C211]&amp;&quot;.txt preambule35.txt   text&quot;&amp;[.C211]&amp;&quot;.txt &gt; &quot;&amp;[.S211]&amp;&quot;.md&quot;" office:value-type="string" office:string-value="cat preambule1.txt title197.txt preambule2.txt  linkpicture197.txt preambulethumb.txt linkpicture197.txt preambule25.txt linkname197.txt preambule3.txt author197.txt preambule35.txt   text197.txt &gt; Лебедь и лебедушка.md" calcext:value-type="string">
            <text:p>cat preambule1.txt title197.txt preambule2.txt <text:s/>linkpicture197.txt preambulethumb.txt linkpicture197.txt preambule25.txt linkname197.txt preambule3.txt author197.txt preambule35.txt <text:s text:c="2"/>text197.txt &gt; Лебедь и лебедушка.md</text:p>
          </table:table-cell>
        </table:table-row>
        <table:table-row table:style-name="ro1">
          <table:table-cell/>
          <table:table-cell table:formula="of:=[.F212]-[.E212]"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3065" calcext:value-type="float">
            <text:p>3065</text:p>
          </table:table-cell>
          <table:table-cell table:formula="of:=[.E213]-1" office:value-type="float" office:value="3071" calcext:value-type="float">
            <text:p>3071</text:p>
          </table:table-cell>
          <table:table-cell table:formula="of:=IF([.F212]&gt;[.E212])" office:value-type="boolean" office:boolean-value="true" calcext:value-type="boolean">
            <text:p>ИСТИНА</text:p>
          </table:table-cell>
          <table:table-cell table:formula="of:=[.L$14]&amp;[.F212]&amp;&quot;p&quot;&amp;[.L$13]&amp;&quot; &gt; author&quot;&amp;[.C212]&amp;&quot;.txt&quot;" office:value-type="string" office:string-value="sed -n '3071p' &gt; author198.txt" calcext:value-type="string">
            <text:p>sed -n '3071p' &gt; author198.txt</text:p>
          </table:table-cell>
          <table:table-cell table:formula="of:=[.L$14]&amp;[.F212]&amp;&quot;p&quot;&amp;[.L$13]&amp;&quot;&quot;" office:value-type="string" office:string-value="sed -n '3071p'" calcext:value-type="string">
            <text:p>sed -n '3071p'</text:p>
          </table:table-cell>
          <table:table-cell table:formula="of:=[.E212]+1" office:value-type="float" office:value="3066" calcext:value-type="float">
            <text:p>3066</text:p>
          </table:table-cell>
          <table:table-cell table:formula="of:=[.F212]-1" office:value-type="float" office:value="3070" calcext:value-type="float">
            <text:p>3070</text:p>
          </table:table-cell>
          <table:table-cell table:formula="of:=[.L$14]&amp;[.J212]&amp;&quot;,&quot;&amp;[.K212]&amp;&quot;p;&quot;&amp;[.K212]&amp;&quot;q&quot;&amp;[.L$13]&amp;&quot; &gt; text&quot;&amp;[.C212]&amp;&quot;.txt&quot;" office:value-type="string" office:string-value="sed -n '3066,3070p;3070q' &gt; text198.txt" calcext:value-type="string">
            <text:p>sed -n '3066,3070p;3070q' &gt; text198.txt</text:p>
          </table:table-cell>
          <table:table-cell table:number-columns-repeated="3"/>
          <table:table-cell office:value-type="string" calcext:value-type="string">
            <text:p>К. Воробьев</text:p>
          </table:table-cell>
          <table:table-cell office:value-type="string" calcext:value-type="string">
            <text:p>Лось и лосиха</text:p>
          </table:table-cell>
          <table:table-cell/>
          <table:table-cell office:value-type="string" calcext:value-type="string">
            <text:p>Лось и лосиха</text:p>
          </table:table-cell>
          <table:table-cell table:number-columns-repeated="2"/>
          <table:table-cell table:formula="of:=&quot;echo -n &quot;&amp;[.Y$14]&amp;[.Q212]&amp;[.Y$14]&amp;&quot; | cat &gt; title&quot;&amp;[.C212]&amp;&quot;.txt&quot;" office:value-type="string" office:string-value="echo -n &quot;Лось и лосиха&quot; | cat &gt; title198.txt" calcext:value-type="string">
            <text:p>echo -n "Лось и лосиха" | cat &gt; title198.txt</text:p>
          </table:table-cell>
          <table:table-cell table:formula="of:=&quot;echo -n &quot;&amp;[.Y$14]&amp;[.P212]&amp;[.Y$14]&amp;&quot; | cat &gt; author&quot;&amp;[.C212]&amp;&quot;.txt&quot;" office:value-type="string" office:string-value="echo -n &quot;К. Воробьев&quot; | cat &gt; author198.txt" calcext:value-type="string">
            <text:p>echo -n "К. Воробьев" | cat &gt; author198.txt</text:p>
          </table:table-cell>
          <table:table-cell/>
          <table:table-cell table:formula="of:=&quot;cat preambule1.txt title&quot;&amp;[.C212]&amp;&quot;.txt preambule2.txt  linkpicture&quot;&amp;[.C212]&amp;&quot;.txt preambulethumb.txt linkpicture&quot;&amp;[.C212]&amp;&quot;.txt preambule25.txt linkname&quot;&amp;[.C212]&amp;&quot;.txt preambule3.txt author&quot;&amp;[.C212]&amp;&quot;.txt preambule35.txt   text&quot;&amp;[.C212]&amp;&quot;.txt &gt; &quot;&amp;[.S212]&amp;&quot;.md&quot;" office:value-type="string" office:string-value="cat preambule1.txt title198.txt preambule2.txt  linkpicture198.txt preambulethumb.txt linkpicture198.txt preambule25.txt linkname198.txt preambule3.txt author198.txt preambule35.txt   text198.txt &gt; Лось и лосиха.md" calcext:value-type="string">
            <text:p>cat preambule1.txt title198.txt preambule2.txt <text:s/>linkpicture198.txt preambulethumb.txt linkpicture198.txt preambule25.txt linkname198.txt preambule3.txt author198.txt preambule35.txt <text:s text:c="2"/>text198.txt &gt; Лось и лосиха.md</text:p>
          </table:table-cell>
        </table:table-row>
        <table:table-row table:style-name="ro1">
          <table:table-cell/>
          <table:table-cell table:formula="of:=[.F213]-[.E213]" office:value-type="float" office:value="18" calcext:value-type="float">
            <text:p>18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3072" calcext:value-type="float">
            <text:p>3072</text:p>
          </table:table-cell>
          <table:table-cell table:formula="of:=[.E214]-1" office:value-type="float" office:value="3090" calcext:value-type="float">
            <text:p>3090</text:p>
          </table:table-cell>
          <table:table-cell table:formula="of:=IF([.F213]&gt;[.E213])" office:value-type="boolean" office:boolean-value="true" calcext:value-type="boolean">
            <text:p>ИСТИНА</text:p>
          </table:table-cell>
          <table:table-cell table:formula="of:=[.L$14]&amp;[.F213]&amp;&quot;p&quot;&amp;[.L$13]&amp;&quot; &gt; author&quot;&amp;[.C213]&amp;&quot;.txt&quot;" office:value-type="string" office:string-value="sed -n '3090p' &gt; author199.txt" calcext:value-type="string">
            <text:p>sed -n '3090p' &gt; author199.txt</text:p>
          </table:table-cell>
          <table:table-cell table:formula="of:=[.L$14]&amp;[.F213]&amp;&quot;p&quot;&amp;[.L$13]&amp;&quot;&quot;" office:value-type="string" office:string-value="sed -n '3090p'" calcext:value-type="string">
            <text:p>sed -n '3090p'</text:p>
          </table:table-cell>
          <table:table-cell table:formula="of:=[.E213]+1" office:value-type="float" office:value="3073" calcext:value-type="float">
            <text:p>3073</text:p>
          </table:table-cell>
          <table:table-cell table:formula="of:=[.F213]-1" office:value-type="float" office:value="3089" calcext:value-type="float">
            <text:p>3089</text:p>
          </table:table-cell>
          <table:table-cell table:formula="of:=[.L$14]&amp;[.J213]&amp;&quot;,&quot;&amp;[.K213]&amp;&quot;p;&quot;&amp;[.K213]&amp;&quot;q&quot;&amp;[.L$13]&amp;&quot; &gt; text&quot;&amp;[.C213]&amp;&quot;.txt&quot;" office:value-type="string" office:string-value="sed -n '3073,3089p;3089q' &gt; text199.txt" calcext:value-type="string">
            <text:p>sed -n '3073,3089p;3089q' &gt; text199.txt</text:p>
          </table:table-cell>
          <table:table-cell table:number-columns-repeated="3"/>
          <table:table-cell office:value-type="string" calcext:value-type="string">
            <text:p>Е. Носов</text:p>
          </table:table-cell>
          <table:table-cell office:value-type="string" calcext:value-type="string">
            <text:p>Белый гусь</text:p>
          </table:table-cell>
          <table:table-cell/>
          <table:table-cell office:value-type="string" calcext:value-type="string">
            <text:p>Белый гусь</text:p>
          </table:table-cell>
          <table:table-cell table:number-columns-repeated="2"/>
          <table:table-cell table:formula="of:=&quot;echo -n &quot;&amp;[.Y$14]&amp;[.Q213]&amp;[.Y$14]&amp;&quot; | cat &gt; title&quot;&amp;[.C213]&amp;&quot;.txt&quot;" office:value-type="string" office:string-value="echo -n &quot;Белый гусь&quot; | cat &gt; title199.txt" calcext:value-type="string">
            <text:p>echo -n "Белый гусь" | cat &gt; title199.txt</text:p>
          </table:table-cell>
          <table:table-cell table:formula="of:=&quot;echo -n &quot;&amp;[.Y$14]&amp;[.P213]&amp;[.Y$14]&amp;&quot; | cat &gt; author&quot;&amp;[.C213]&amp;&quot;.txt&quot;" office:value-type="string" office:string-value="echo -n &quot;Е. Носов&quot; | cat &gt; author199.txt" calcext:value-type="string">
            <text:p>echo -n "Е. Носов" | cat &gt; author199.txt</text:p>
          </table:table-cell>
          <table:table-cell/>
          <table:table-cell table:formula="of:=&quot;cat preambule1.txt title&quot;&amp;[.C213]&amp;&quot;.txt preambule2.txt  linkpicture&quot;&amp;[.C213]&amp;&quot;.txt preambulethumb.txt linkpicture&quot;&amp;[.C213]&amp;&quot;.txt preambule25.txt linkname&quot;&amp;[.C213]&amp;&quot;.txt preambule3.txt author&quot;&amp;[.C213]&amp;&quot;.txt preambule35.txt   text&quot;&amp;[.C213]&amp;&quot;.txt &gt; &quot;&amp;[.S213]&amp;&quot;.md&quot;" office:value-type="string" office:string-value="cat preambule1.txt title199.txt preambule2.txt  linkpicture199.txt preambulethumb.txt linkpicture199.txt preambule25.txt linkname199.txt preambule3.txt author199.txt preambule35.txt   text199.txt &gt; Белый гусь.md" calcext:value-type="string">
            <text:p>cat preambule1.txt title199.txt preambule2.txt <text:s/>linkpicture199.txt preambulethumb.txt linkpicture199.txt preambule25.txt linkname199.txt preambule3.txt author199.txt preambule35.txt <text:s text:c="2"/>text199.txt &gt; Белый гусь.md</text:p>
          </table:table-cell>
        </table:table-row>
        <table:table-row table:style-name="ro1">
          <table:table-cell/>
          <table:table-cell table:formula="of:=[.F214]-[.E214]"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091" calcext:value-type="float">
            <text:p>3091</text:p>
          </table:table-cell>
          <table:table-cell table:formula="of:=[.E215]-1" office:value-type="float" office:value="3105" calcext:value-type="float">
            <text:p>3105</text:p>
          </table:table-cell>
          <table:table-cell table:formula="of:=IF([.F214]&gt;[.E214])" office:value-type="boolean" office:boolean-value="true" calcext:value-type="boolean">
            <text:p>ИСТИНА</text:p>
          </table:table-cell>
          <table:table-cell table:formula="of:=[.L$14]&amp;[.F214]&amp;&quot;p&quot;&amp;[.L$13]&amp;&quot; &gt; author&quot;&amp;[.C214]&amp;&quot;.txt&quot;" office:value-type="string" office:string-value="sed -n '3105p' &gt; author200.txt" calcext:value-type="string">
            <text:p>sed -n '3105p' &gt; author200.txt</text:p>
          </table:table-cell>
          <table:table-cell table:formula="of:=[.L$14]&amp;[.F214]&amp;&quot;p&quot;&amp;[.L$13]&amp;&quot;&quot;" office:value-type="string" office:string-value="sed -n '3105p'" calcext:value-type="string">
            <text:p>sed -n '3105p'</text:p>
          </table:table-cell>
          <table:table-cell table:formula="of:=[.E214]+1" office:value-type="float" office:value="3092" calcext:value-type="float">
            <text:p>3092</text:p>
          </table:table-cell>
          <table:table-cell table:formula="of:=[.F214]-1" office:value-type="float" office:value="3104" calcext:value-type="float">
            <text:p>3104</text:p>
          </table:table-cell>
          <table:table-cell table:formula="of:=[.L$14]&amp;[.J214]&amp;&quot;,&quot;&amp;[.K214]&amp;&quot;p;&quot;&amp;[.K214]&amp;&quot;q&quot;&amp;[.L$13]&amp;&quot; &gt; text&quot;&amp;[.C214]&amp;&quot;.txt&quot;" office:value-type="string" office:string-value="sed -n '3092,3104p;3104q' &gt; text200.txt" calcext:value-type="string">
            <text:p>sed -n '3092,3104p;3104q' &gt; text200.txt</text:p>
          </table:table-cell>
          <table:table-cell table:number-columns-repeated="3"/>
          <table:table-cell office:value-type="string" calcext:value-type="string">
            <text:p>Ю. Казаков</text:p>
          </table:table-cell>
          <table:table-cell office:value-type="string" calcext:value-type="string">
            <text:p>Арктур и доктор</text:p>
          </table:table-cell>
          <table:table-cell/>
          <table:table-cell office:value-type="string" calcext:value-type="string">
            <text:p>Арктур и доктор</text:p>
          </table:table-cell>
          <table:table-cell table:number-columns-repeated="2"/>
          <table:table-cell table:formula="of:=&quot;echo -n &quot;&amp;[.Y$14]&amp;[.Q214]&amp;[.Y$14]&amp;&quot; | cat &gt; title&quot;&amp;[.C214]&amp;&quot;.txt&quot;" office:value-type="string" office:string-value="echo -n &quot;Арктур и доктор&quot; | cat &gt; title200.txt" calcext:value-type="string">
            <text:p>echo -n "Арктур и доктор" | cat &gt; title200.txt</text:p>
          </table:table-cell>
          <table:table-cell table:formula="of:=&quot;echo -n &quot;&amp;[.Y$14]&amp;[.P214]&amp;[.Y$14]&amp;&quot; | cat &gt; author&quot;&amp;[.C214]&amp;&quot;.txt&quot;" office:value-type="string" office:string-value="echo -n &quot;Ю. Казаков&quot; | cat &gt; author200.txt" calcext:value-type="string">
            <text:p>echo -n "Ю. Казаков" | cat &gt; author200.txt</text:p>
          </table:table-cell>
          <table:table-cell/>
          <table:table-cell table:formula="of:=&quot;cat preambule1.txt title&quot;&amp;[.C214]&amp;&quot;.txt preambule2.txt  linkpicture&quot;&amp;[.C214]&amp;&quot;.txt preambulethumb.txt linkpicture&quot;&amp;[.C214]&amp;&quot;.txt preambule25.txt linkname&quot;&amp;[.C214]&amp;&quot;.txt preambule3.txt author&quot;&amp;[.C214]&amp;&quot;.txt preambule35.txt   text&quot;&amp;[.C214]&amp;&quot;.txt &gt; &quot;&amp;[.S214]&amp;&quot;.md&quot;" office:value-type="string" office:string-value="cat preambule1.txt title200.txt preambule2.txt  linkpicture200.txt preambulethumb.txt linkpicture200.txt preambule25.txt linkname200.txt preambule3.txt author200.txt preambule35.txt   text200.txt &gt; Арктур и доктор.md" calcext:value-type="string">
            <text:p>cat preambule1.txt title200.txt preambule2.txt <text:s/>linkpicture200.txt preambulethumb.txt linkpicture200.txt preambule25.txt linkname200.txt preambule3.txt author200.txt preambule35.txt <text:s text:c="2"/>text200.txt &gt; Арктур и доктор.md</text:p>
          </table:table-cell>
        </table:table-row>
        <table:table-row table:style-name="ro1">
          <table:table-cell/>
          <table:table-cell table:formula="of:=[.F215]-[.E215]" office:value-type="float" office:value="9" calcext:value-type="float">
            <text:p>9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3106" calcext:value-type="float">
            <text:p>3106</text:p>
          </table:table-cell>
          <table:table-cell table:formula="of:=[.E216]-1" office:value-type="float" office:value="3115" calcext:value-type="float">
            <text:p>3115</text:p>
          </table:table-cell>
          <table:table-cell table:formula="of:=IF([.F215]&gt;[.E215])" office:value-type="boolean" office:boolean-value="true" calcext:value-type="boolean">
            <text:p>ИСТИНА</text:p>
          </table:table-cell>
          <table:table-cell table:formula="of:=[.L$14]&amp;[.F215]&amp;&quot;p&quot;&amp;[.L$13]&amp;&quot; &gt; author&quot;&amp;[.C215]&amp;&quot;.txt&quot;" office:value-type="string" office:string-value="sed -n '3115p' &gt; author201.txt" calcext:value-type="string">
            <text:p>sed -n '3115p' &gt; author201.txt</text:p>
          </table:table-cell>
          <table:table-cell table:formula="of:=[.L$14]&amp;[.F215]&amp;&quot;p&quot;&amp;[.L$13]&amp;&quot;&quot;" office:value-type="string" office:string-value="sed -n '3115p'" calcext:value-type="string">
            <text:p>sed -n '3115p'</text:p>
          </table:table-cell>
          <table:table-cell table:formula="of:=[.E215]+1" office:value-type="float" office:value="3107" calcext:value-type="float">
            <text:p>3107</text:p>
          </table:table-cell>
          <table:table-cell table:formula="of:=[.F215]-1" office:value-type="float" office:value="3114" calcext:value-type="float">
            <text:p>3114</text:p>
          </table:table-cell>
          <table:table-cell table:formula="of:=[.L$14]&amp;[.J215]&amp;&quot;,&quot;&amp;[.K215]&amp;&quot;p;&quot;&amp;[.K215]&amp;&quot;q&quot;&amp;[.L$13]&amp;&quot; &gt; text&quot;&amp;[.C215]&amp;&quot;.txt&quot;" office:value-type="string" office:string-value="sed -n '3107,3114p;3114q' &gt; text201.txt" calcext:value-type="string">
            <text:p>sed -n '3107,3114p;3114q' &gt; text201.txt</text:p>
          </table:table-cell>
          <table:table-cell table:number-columns-repeated="3"/>
          <table:table-cell office:value-type="string" calcext:value-type="string">
            <text:p>В. Песков</text:p>
          </table:table-cell>
          <table:table-cell office:value-type="string" calcext:value-type="string">
            <text:p>Ученье — свет</text:p>
          </table:table-cell>
          <table:table-cell/>
          <table:table-cell office:value-type="string" calcext:value-type="string">
            <text:p>Ученье — свет</text:p>
          </table:table-cell>
          <table:table-cell table:number-columns-repeated="2"/>
          <table:table-cell table:formula="of:=&quot;echo -n &quot;&amp;[.Y$14]&amp;[.Q215]&amp;[.Y$14]&amp;&quot; | cat &gt; title&quot;&amp;[.C215]&amp;&quot;.txt&quot;" office:value-type="string" office:string-value="echo -n &quot;Ученье — свет&quot; | cat &gt; title201.txt" calcext:value-type="string">
            <text:p>echo -n "Ученье — свет" | cat &gt; title201.txt</text:p>
          </table:table-cell>
          <table:table-cell table:formula="of:=&quot;echo -n &quot;&amp;[.Y$14]&amp;[.P215]&amp;[.Y$14]&amp;&quot; | cat &gt; author&quot;&amp;[.C215]&amp;&quot;.txt&quot;" office:value-type="string" office:string-value="echo -n &quot;В. Песков&quot; | cat &gt; author201.txt" calcext:value-type="string">
            <text:p>echo -n "В. Песков" | cat &gt; author201.txt</text:p>
          </table:table-cell>
          <table:table-cell/>
          <table:table-cell table:formula="of:=&quot;cat preambule1.txt title&quot;&amp;[.C215]&amp;&quot;.txt preambule2.txt  linkpicture&quot;&amp;[.C215]&amp;&quot;.txt preambulethumb.txt linkpicture&quot;&amp;[.C215]&amp;&quot;.txt preambule25.txt linkname&quot;&amp;[.C215]&amp;&quot;.txt preambule3.txt author&quot;&amp;[.C215]&amp;&quot;.txt preambule35.txt   text&quot;&amp;[.C215]&amp;&quot;.txt &gt; &quot;&amp;[.S215]&amp;&quot;.md&quot;" office:value-type="string" office:string-value="cat preambule1.txt title201.txt preambule2.txt  linkpicture201.txt preambulethumb.txt linkpicture201.txt preambule25.txt linkname201.txt preambule3.txt author201.txt preambule35.txt   text201.txt &gt; Ученье — свет.md" calcext:value-type="string">
            <text:p>cat preambule1.txt title201.txt preambule2.txt <text:s/>linkpicture201.txt preambulethumb.txt linkpicture201.txt preambule25.txt linkname201.txt preambule3.txt author201.txt preambule35.txt <text:s text:c="2"/>text201.txt &gt; Ученье — свет.md</text:p>
          </table:table-cell>
        </table:table-row>
        <table:table-row table:style-name="ro1">
          <table:table-cell/>
          <table:table-cell table:formula="of:=[.F216]-[.E216]" office:value-type="float" office:value="13" calcext:value-type="float">
            <text:p>13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3116" calcext:value-type="float">
            <text:p>3116</text:p>
          </table:table-cell>
          <table:table-cell table:formula="of:=[.E217]-1" office:value-type="float" office:value="3129" calcext:value-type="float">
            <text:p>3129</text:p>
          </table:table-cell>
          <table:table-cell table:formula="of:=IF([.F216]&gt;[.E216])" office:value-type="boolean" office:boolean-value="true" calcext:value-type="boolean">
            <text:p>ИСТИНА</text:p>
          </table:table-cell>
          <table:table-cell table:formula="of:=[.L$14]&amp;[.F216]&amp;&quot;p&quot;&amp;[.L$13]&amp;&quot; &gt; author&quot;&amp;[.C216]&amp;&quot;.txt&quot;" office:value-type="string" office:string-value="sed -n '3129p' &gt; author202.txt" calcext:value-type="string">
            <text:p>sed -n '3129p' &gt; author202.txt</text:p>
          </table:table-cell>
          <table:table-cell table:formula="of:=[.L$14]&amp;[.F216]&amp;&quot;p&quot;&amp;[.L$13]&amp;&quot;&quot;" office:value-type="string" office:string-value="sed -n '3129p'" calcext:value-type="string">
            <text:p>sed -n '3129p'</text:p>
          </table:table-cell>
          <table:table-cell table:formula="of:=[.E216]+1" office:value-type="float" office:value="3117" calcext:value-type="float">
            <text:p>3117</text:p>
          </table:table-cell>
          <table:table-cell table:formula="of:=[.F216]-1" office:value-type="float" office:value="3128" calcext:value-type="float">
            <text:p>3128</text:p>
          </table:table-cell>
          <table:table-cell table:formula="of:=[.L$14]&amp;[.J216]&amp;&quot;,&quot;&amp;[.K216]&amp;&quot;p;&quot;&amp;[.K216]&amp;&quot;q&quot;&amp;[.L$13]&amp;&quot; &gt; text&quot;&amp;[.C216]&amp;&quot;.txt&quot;" office:value-type="string" office:string-value="sed -n '3117,3128p;3128q' &gt; text202.txt" calcext:value-type="string">
            <text:p>sed -n '3117,3128p;3128q' &gt; text202.txt</text:p>
          </table:table-cell>
          <table:table-cell table:number-columns-repeated="3"/>
          <table:table-cell office:value-type="string" calcext:value-type="string">
            <text:p>В. Гроссман</text:p>
          </table:table-cell>
          <table:table-cell office:value-type="string" calcext:value-type="string">
            <text:p>Собака</text:p>
          </table:table-cell>
          <table:table-cell/>
          <table:table-cell office:value-type="string" calcext:value-type="string">
            <text:p>Собака</text:p>
          </table:table-cell>
          <table:table-cell table:number-columns-repeated="2"/>
          <table:table-cell table:formula="of:=&quot;echo -n &quot;&amp;[.Y$14]&amp;[.Q216]&amp;[.Y$14]&amp;&quot; | cat &gt; title&quot;&amp;[.C216]&amp;&quot;.txt&quot;" office:value-type="string" office:string-value="echo -n &quot;Собака&quot; | cat &gt; title202.txt" calcext:value-type="string">
            <text:p>echo -n "Собака" | cat &gt; title202.txt</text:p>
          </table:table-cell>
          <table:table-cell table:formula="of:=&quot;echo -n &quot;&amp;[.Y$14]&amp;[.P216]&amp;[.Y$14]&amp;&quot; | cat &gt; author&quot;&amp;[.C216]&amp;&quot;.txt&quot;" office:value-type="string" office:string-value="echo -n &quot;В. Гроссман&quot; | cat &gt; author202.txt" calcext:value-type="string">
            <text:p>echo -n "В. Гроссман" | cat &gt; author202.txt</text:p>
          </table:table-cell>
          <table:table-cell/>
          <table:table-cell table:formula="of:=&quot;cat preambule1.txt title&quot;&amp;[.C216]&amp;&quot;.txt preambule2.txt  linkpicture&quot;&amp;[.C216]&amp;&quot;.txt preambulethumb.txt linkpicture&quot;&amp;[.C216]&amp;&quot;.txt preambule25.txt linkname&quot;&amp;[.C216]&amp;&quot;.txt preambule3.txt author&quot;&amp;[.C216]&amp;&quot;.txt preambule35.txt   text&quot;&amp;[.C216]&amp;&quot;.txt &gt; &quot;&amp;[.S216]&amp;&quot;.md&quot;" office:value-type="string" office:string-value="cat preambule1.txt title202.txt preambule2.txt  linkpicture202.txt preambulethumb.txt linkpicture202.txt preambule25.txt linkname202.txt preambule3.txt author202.txt preambule35.txt   text202.txt &gt; Собака.md" calcext:value-type="string">
            <text:p>cat preambule1.txt title202.txt preambule2.txt <text:s/>linkpicture202.txt preambulethumb.txt linkpicture202.txt preambule25.txt linkname202.txt preambule3.txt author202.txt preambule35.txt <text:s text:c="2"/>text202.txt &gt; Собака.md</text:p>
          </table:table-cell>
        </table:table-row>
        <table:table-row table:style-name="ro1">
          <table:table-cell/>
          <table:table-cell table:formula="of:=[.F217]-[.E217]"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3130" calcext:value-type="float">
            <text:p>3130</text:p>
          </table:table-cell>
          <table:table-cell table:formula="of:=[.E218]-1" office:value-type="float" office:value="3143" calcext:value-type="float">
            <text:p>3143</text:p>
          </table:table-cell>
          <table:table-cell table:formula="of:=IF([.F217]&gt;[.E217])" office:value-type="boolean" office:boolean-value="true" calcext:value-type="boolean">
            <text:p>ИСТИНА</text:p>
          </table:table-cell>
          <table:table-cell table:formula="of:=[.L$14]&amp;[.F217]&amp;&quot;p&quot;&amp;[.L$13]&amp;&quot; &gt; author&quot;&amp;[.C217]&amp;&quot;.txt&quot;" office:value-type="string" office:string-value="sed -n '3143p' &gt; author203.txt" calcext:value-type="string">
            <text:p>sed -n '3143p' &gt; author203.txt</text:p>
          </table:table-cell>
          <table:table-cell table:formula="of:=[.L$14]&amp;[.F217]&amp;&quot;p&quot;&amp;[.L$13]&amp;&quot;&quot;" office:value-type="string" office:string-value="sed -n '3143p'" calcext:value-type="string">
            <text:p>sed -n '3143p'</text:p>
          </table:table-cell>
          <table:table-cell table:formula="of:=[.E217]+1" office:value-type="float" office:value="3131" calcext:value-type="float">
            <text:p>3131</text:p>
          </table:table-cell>
          <table:table-cell table:formula="of:=[.F217]-1" office:value-type="float" office:value="3142" calcext:value-type="float">
            <text:p>3142</text:p>
          </table:table-cell>
          <table:table-cell table:formula="of:=[.L$14]&amp;[.J217]&amp;&quot;,&quot;&amp;[.K217]&amp;&quot;p;&quot;&amp;[.K217]&amp;&quot;q&quot;&amp;[.L$13]&amp;&quot; &gt; text&quot;&amp;[.C217]&amp;&quot;.txt&quot;" office:value-type="string" office:string-value="sed -n '3131,3142p;3142q' &gt; text203.txt" calcext:value-type="string">
            <text:p>sed -n '3131,3142p;3142q' &gt; text203.txt</text:p>
          </table:table-cell>
          <table:table-cell table:number-columns-repeated="3"/>
          <table:table-cell office:value-type="string" calcext:value-type="string">
            <text:p>В. Гроссман</text:p>
          </table:table-cell>
          <table:table-cell office:value-type="string" calcext:value-type="string">
            <text:p>На войне</text:p>
          </table:table-cell>
          <table:table-cell/>
          <table:table-cell office:value-type="string" calcext:value-type="string">
            <text:p>На войне</text:p>
          </table:table-cell>
          <table:table-cell table:number-columns-repeated="2"/>
          <table:table-cell table:formula="of:=&quot;echo -n &quot;&amp;[.Y$14]&amp;[.Q217]&amp;[.Y$14]&amp;&quot; | cat &gt; title&quot;&amp;[.C217]&amp;&quot;.txt&quot;" office:value-type="string" office:string-value="echo -n &quot;На войне&quot; | cat &gt; title203.txt" calcext:value-type="string">
            <text:p>echo -n "На войне" | cat &gt; title203.txt</text:p>
          </table:table-cell>
          <table:table-cell table:formula="of:=&quot;echo -n &quot;&amp;[.Y$14]&amp;[.P217]&amp;[.Y$14]&amp;&quot; | cat &gt; author&quot;&amp;[.C217]&amp;&quot;.txt&quot;" office:value-type="string" office:string-value="echo -n &quot;В. Гроссман&quot; | cat &gt; author203.txt" calcext:value-type="string">
            <text:p>echo -n "В. Гроссман" | cat &gt; author203.txt</text:p>
          </table:table-cell>
          <table:table-cell/>
          <table:table-cell table:formula="of:=&quot;cat preambule1.txt title&quot;&amp;[.C217]&amp;&quot;.txt preambule2.txt  linkpicture&quot;&amp;[.C217]&amp;&quot;.txt preambulethumb.txt linkpicture&quot;&amp;[.C217]&amp;&quot;.txt preambule25.txt linkname&quot;&amp;[.C217]&amp;&quot;.txt preambule3.txt author&quot;&amp;[.C217]&amp;&quot;.txt preambule35.txt   text&quot;&amp;[.C217]&amp;&quot;.txt &gt; &quot;&amp;[.S217]&amp;&quot;.md&quot;" office:value-type="string" office:string-value="cat preambule1.txt title203.txt preambule2.txt  linkpicture203.txt preambulethumb.txt linkpicture203.txt preambule25.txt linkname203.txt preambule3.txt author203.txt preambule35.txt   text203.txt &gt; На войне.md" calcext:value-type="string">
            <text:p>cat preambule1.txt title203.txt preambule2.txt <text:s/>linkpicture203.txt preambulethumb.txt linkpicture203.txt preambule25.txt linkname203.txt preambule3.txt author203.txt preambule35.txt <text:s text:c="2"/>text203.txt &gt; На войне.md</text:p>
          </table:table-cell>
        </table:table-row>
        <table:table-row table:style-name="ro1">
          <table:table-cell/>
          <table:table-cell table:formula="of:=[.F218]-[.E218]"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3144" calcext:value-type="float">
            <text:p>3144</text:p>
          </table:table-cell>
          <table:table-cell table:formula="of:=[.E219]-1" office:value-type="float" office:value="3157" calcext:value-type="float">
            <text:p>3157</text:p>
          </table:table-cell>
          <table:table-cell table:formula="of:=IF([.F218]&gt;[.E218])" office:value-type="boolean" office:boolean-value="true" calcext:value-type="boolean">
            <text:p>ИСТИНА</text:p>
          </table:table-cell>
          <table:table-cell table:formula="of:=[.L$14]&amp;[.F218]&amp;&quot;p&quot;&amp;[.L$13]&amp;&quot; &gt; author&quot;&amp;[.C218]&amp;&quot;.txt&quot;" office:value-type="string" office:string-value="sed -n '3157p' &gt; author204.txt" calcext:value-type="string">
            <text:p>sed -n '3157p' &gt; author204.txt</text:p>
          </table:table-cell>
          <table:table-cell table:formula="of:=[.L$14]&amp;[.F218]&amp;&quot;p&quot;&amp;[.L$13]&amp;&quot;&quot;" office:value-type="string" office:string-value="sed -n '3157p'" calcext:value-type="string">
            <text:p>sed -n '3157p'</text:p>
          </table:table-cell>
          <table:table-cell table:formula="of:=[.E218]+1" office:value-type="float" office:value="3145" calcext:value-type="float">
            <text:p>3145</text:p>
          </table:table-cell>
          <table:table-cell table:formula="of:=[.F218]-1" office:value-type="float" office:value="3156" calcext:value-type="float">
            <text:p>3156</text:p>
          </table:table-cell>
          <table:table-cell table:formula="of:=[.L$14]&amp;[.J218]&amp;&quot;,&quot;&amp;[.K218]&amp;&quot;p;&quot;&amp;[.K218]&amp;&quot;q&quot;&amp;[.L$13]&amp;&quot; &gt; text&quot;&amp;[.C218]&amp;&quot;.txt&quot;" office:value-type="string" office:string-value="sed -n '3145,3156p;3156q' &gt; text204.txt" calcext:value-type="string">
            <text:p>sed -n '3145,3156p;3156q' &gt; text204.txt</text:p>
          </table:table-cell>
          <table:table-cell table:number-columns-repeated="3"/>
          <table:table-cell office:value-type="string" calcext:value-type="string">
            <text:p>В. Некрасов</text:p>
          </table:table-cell>
          <table:table-cell office:value-type="string" calcext:value-type="string">
            <text:p>Под Сталинградом</text:p>
          </table:table-cell>
          <table:table-cell/>
          <table:table-cell office:value-type="string" calcext:value-type="string">
            <text:p>Под Сталинградом</text:p>
          </table:table-cell>
          <table:table-cell table:number-columns-repeated="2"/>
          <table:table-cell table:formula="of:=&quot;echo -n &quot;&amp;[.Y$14]&amp;[.Q218]&amp;[.Y$14]&amp;&quot; | cat &gt; title&quot;&amp;[.C218]&amp;&quot;.txt&quot;" office:value-type="string" office:string-value="echo -n &quot;Под Сталинградом&quot; | cat &gt; title204.txt" calcext:value-type="string">
            <text:p>echo -n "Под Сталинградом" | cat &gt; title204.txt</text:p>
          </table:table-cell>
          <table:table-cell table:formula="of:=&quot;echo -n &quot;&amp;[.Y$14]&amp;[.P218]&amp;[.Y$14]&amp;&quot; | cat &gt; author&quot;&amp;[.C218]&amp;&quot;.txt&quot;" office:value-type="string" office:string-value="echo -n &quot;В. Некрасов&quot; | cat &gt; author204.txt" calcext:value-type="string">
            <text:p>echo -n "В. Некрасов" | cat &gt; author204.txt</text:p>
          </table:table-cell>
          <table:table-cell/>
          <table:table-cell table:formula="of:=&quot;cat preambule1.txt title&quot;&amp;[.C218]&amp;&quot;.txt preambule2.txt  linkpicture&quot;&amp;[.C218]&amp;&quot;.txt preambulethumb.txt linkpicture&quot;&amp;[.C218]&amp;&quot;.txt preambule25.txt linkname&quot;&amp;[.C218]&amp;&quot;.txt preambule3.txt author&quot;&amp;[.C218]&amp;&quot;.txt preambule35.txt   text&quot;&amp;[.C218]&amp;&quot;.txt &gt; &quot;&amp;[.S218]&amp;&quot;.md&quot;" office:value-type="string" office:string-value="cat preambule1.txt title204.txt preambule2.txt  linkpicture204.txt preambulethumb.txt linkpicture204.txt preambule25.txt linkname204.txt preambule3.txt author204.txt preambule35.txt   text204.txt &gt; Под Сталинградом.md" calcext:value-type="string">
            <text:p>cat preambule1.txt title204.txt preambule2.txt <text:s/>linkpicture204.txt preambulethumb.txt linkpicture204.txt preambule25.txt linkname204.txt preambule3.txt author204.txt preambule35.txt <text:s text:c="2"/>text204.txt &gt; Под Сталинградом.md</text:p>
          </table:table-cell>
        </table:table-row>
        <table:table-row table:style-name="ro1">
          <table:table-cell/>
          <table:table-cell table:formula="of:=[.F219]-[.E219]" office:value-type="float" office:value="19" calcext:value-type="float">
            <text:p>19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3158" calcext:value-type="float">
            <text:p>3158</text:p>
          </table:table-cell>
          <table:table-cell table:formula="of:=[.E220]-1" office:value-type="float" office:value="3177" calcext:value-type="float">
            <text:p>3177</text:p>
          </table:table-cell>
          <table:table-cell table:formula="of:=IF([.F219]&gt;[.E219])" office:value-type="boolean" office:boolean-value="true" calcext:value-type="boolean">
            <text:p>ИСТИНА</text:p>
          </table:table-cell>
          <table:table-cell table:formula="of:=[.L$14]&amp;[.F219]&amp;&quot;p&quot;&amp;[.L$13]&amp;&quot; &gt; author&quot;&amp;[.C219]&amp;&quot;.txt&quot;" office:value-type="string" office:string-value="sed -n '3177p' &gt; author205.txt" calcext:value-type="string">
            <text:p>sed -n '3177p' &gt; author205.txt</text:p>
          </table:table-cell>
          <table:table-cell table:formula="of:=[.L$14]&amp;[.F219]&amp;&quot;p&quot;&amp;[.L$13]&amp;&quot;&quot;" office:value-type="string" office:string-value="sed -n '3177p'" calcext:value-type="string">
            <text:p>sed -n '3177p'</text:p>
          </table:table-cell>
          <table:table-cell table:formula="of:=[.E219]+1" office:value-type="float" office:value="3159" calcext:value-type="float">
            <text:p>3159</text:p>
          </table:table-cell>
          <table:table-cell table:formula="of:=[.F219]-1" office:value-type="float" office:value="3176" calcext:value-type="float">
            <text:p>3176</text:p>
          </table:table-cell>
          <table:table-cell table:formula="of:=[.L$14]&amp;[.J219]&amp;&quot;,&quot;&amp;[.K219]&amp;&quot;p;&quot;&amp;[.K219]&amp;&quot;q&quot;&amp;[.L$13]&amp;&quot; &gt; text&quot;&amp;[.C219]&amp;&quot;.txt&quot;" office:value-type="string" office:string-value="sed -n '3159,3176p;3176q' &gt; text205.txt" calcext:value-type="string">
            <text:p>sed -n '3159,3176p;3176q' &gt; text205.txt</text:p>
          </table:table-cell>
          <table:table-cell table:number-columns-repeated="3"/>
          <table:table-cell office:value-type="string" calcext:value-type="string">
            <text:p>Ю. Герман</text:p>
          </table:table-cell>
          <table:table-cell office:value-type="string" calcext:value-type="string">
            <text:p>Рождение мечты</text:p>
          </table:table-cell>
          <table:table-cell/>
          <table:table-cell office:value-type="string" calcext:value-type="string">
            <text:p>Рождение мечты</text:p>
          </table:table-cell>
          <table:table-cell table:number-columns-repeated="2"/>
          <table:table-cell table:formula="of:=&quot;echo -n &quot;&amp;[.Y$14]&amp;[.Q219]&amp;[.Y$14]&amp;&quot; | cat &gt; title&quot;&amp;[.C219]&amp;&quot;.txt&quot;" office:value-type="string" office:string-value="echo -n &quot;Рождение мечты&quot; | cat &gt; title205.txt" calcext:value-type="string">
            <text:p>echo -n "Рождение мечты" | cat &gt; title205.txt</text:p>
          </table:table-cell>
          <table:table-cell table:formula="of:=&quot;echo -n &quot;&amp;[.Y$14]&amp;[.P219]&amp;[.Y$14]&amp;&quot; | cat &gt; author&quot;&amp;[.C219]&amp;&quot;.txt&quot;" office:value-type="string" office:string-value="echo -n &quot;Ю. Герман&quot; | cat &gt; author205.txt" calcext:value-type="string">
            <text:p>echo -n "Ю. Герман" | cat &gt; author205.txt</text:p>
          </table:table-cell>
          <table:table-cell/>
          <table:table-cell table:formula="of:=&quot;cat preambule1.txt title&quot;&amp;[.C219]&amp;&quot;.txt preambule2.txt  linkpicture&quot;&amp;[.C219]&amp;&quot;.txt preambulethumb.txt linkpicture&quot;&amp;[.C219]&amp;&quot;.txt preambule25.txt linkname&quot;&amp;[.C219]&amp;&quot;.txt preambule3.txt author&quot;&amp;[.C219]&amp;&quot;.txt preambule35.txt   text&quot;&amp;[.C219]&amp;&quot;.txt &gt; &quot;&amp;[.S219]&amp;&quot;.md&quot;" office:value-type="string" office:string-value="cat preambule1.txt title205.txt preambule2.txt  linkpicture205.txt preambulethumb.txt linkpicture205.txt preambule25.txt linkname205.txt preambule3.txt author205.txt preambule35.txt   text205.txt &gt; Рождение мечты.md" calcext:value-type="string">
            <text:p>cat preambule1.txt title205.txt preambule2.txt <text:s/>linkpicture205.txt preambulethumb.txt linkpicture205.txt preambule25.txt linkname205.txt preambule3.txt author205.txt preambule35.txt <text:s text:c="2"/>text205.txt &gt; Рождение мечты.md</text:p>
          </table:table-cell>
        </table:table-row>
        <table:table-row table:style-name="ro1">
          <table:table-cell/>
          <table:table-cell table:formula="of:=[.F220]-[.E220]" office:value-type="float" office:value="23" calcext:value-type="float">
            <text:p>23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3178" calcext:value-type="float">
            <text:p>3178</text:p>
          </table:table-cell>
          <table:table-cell table:formula="of:=[.E221]-1" office:value-type="float" office:value="3201" calcext:value-type="float">
            <text:p>3201</text:p>
          </table:table-cell>
          <table:table-cell table:formula="of:=IF([.F220]&gt;[.E220])" office:value-type="boolean" office:boolean-value="true" calcext:value-type="boolean">
            <text:p>ИСТИНА</text:p>
          </table:table-cell>
          <table:table-cell table:formula="of:=[.L$14]&amp;[.F220]&amp;&quot;p&quot;&amp;[.L$13]&amp;&quot; &gt; author&quot;&amp;[.C220]&amp;&quot;.txt&quot;" office:value-type="string" office:string-value="sed -n '3201p' &gt; author206.txt" calcext:value-type="string">
            <text:p>sed -n '3201p' &gt; author206.txt</text:p>
          </table:table-cell>
          <table:table-cell table:formula="of:=[.L$14]&amp;[.F220]&amp;&quot;p&quot;&amp;[.L$13]&amp;&quot;&quot;" office:value-type="string" office:string-value="sed -n '3201p'" calcext:value-type="string">
            <text:p>sed -n '3201p'</text:p>
          </table:table-cell>
          <table:table-cell table:formula="of:=[.E220]+1" office:value-type="float" office:value="3179" calcext:value-type="float">
            <text:p>3179</text:p>
          </table:table-cell>
          <table:table-cell table:formula="of:=[.F220]-1" office:value-type="float" office:value="3200" calcext:value-type="float">
            <text:p>3200</text:p>
          </table:table-cell>
          <table:table-cell table:formula="of:=[.L$14]&amp;[.J220]&amp;&quot;,&quot;&amp;[.K220]&amp;&quot;p;&quot;&amp;[.K220]&amp;&quot;q&quot;&amp;[.L$13]&amp;&quot; &gt; text&quot;&amp;[.C220]&amp;&quot;.txt&quot;" office:value-type="string" office:string-value="sed -n '3179,3200p;3200q' &gt; text206.txt" calcext:value-type="string">
            <text:p>sed -n '3179,3200p;3200q' &gt; text206.txt</text:p>
          </table:table-cell>
          <table:table-cell table:number-columns-repeated="3"/>
          <table:table-cell office:value-type="string" calcext:value-type="string">
            <text:p>В.Астафьев</text:p>
          </table:table-cell>
          <table:table-cell office:value-type="string" calcext:value-type="string">
            <text:p>Последний поклон</text:p>
          </table:table-cell>
          <table:table-cell/>
          <table:table-cell office:value-type="string" calcext:value-type="string">
            <text:p>Последний поклон</text:p>
          </table:table-cell>
          <table:table-cell table:number-columns-repeated="2"/>
          <table:table-cell table:formula="of:=&quot;echo -n &quot;&amp;[.Y$14]&amp;[.Q220]&amp;[.Y$14]&amp;&quot; | cat &gt; title&quot;&amp;[.C220]&amp;&quot;.txt&quot;" office:value-type="string" office:string-value="echo -n &quot;Последний поклон&quot; | cat &gt; title206.txt" calcext:value-type="string">
            <text:p>echo -n "Последний поклон" | cat &gt; title206.txt</text:p>
          </table:table-cell>
          <table:table-cell table:formula="of:=&quot;echo -n &quot;&amp;[.Y$14]&amp;[.P220]&amp;[.Y$14]&amp;&quot; | cat &gt; author&quot;&amp;[.C220]&amp;&quot;.txt&quot;" office:value-type="string" office:string-value="echo -n &quot;В.Астафьев&quot; | cat &gt; author206.txt" calcext:value-type="string">
            <text:p>echo -n "В.Астафьев" | cat &gt; author206.txt</text:p>
          </table:table-cell>
          <table:table-cell/>
          <table:table-cell table:formula="of:=&quot;cat preambule1.txt title&quot;&amp;[.C220]&amp;&quot;.txt preambule2.txt  linkpicture&quot;&amp;[.C220]&amp;&quot;.txt preambulethumb.txt linkpicture&quot;&amp;[.C220]&amp;&quot;.txt preambule25.txt linkname&quot;&amp;[.C220]&amp;&quot;.txt preambule3.txt author&quot;&amp;[.C220]&amp;&quot;.txt preambule35.txt   text&quot;&amp;[.C220]&amp;&quot;.txt &gt; &quot;&amp;[.S220]&amp;&quot;.md&quot;" office:value-type="string" office:string-value="cat preambule1.txt title206.txt preambule2.txt  linkpicture206.txt preambulethumb.txt linkpicture206.txt preambule25.txt linkname206.txt preambule3.txt author206.txt preambule35.txt   text206.txt &gt; Последний поклон.md" calcext:value-type="string">
            <text:p>cat preambule1.txt title206.txt preambule2.txt <text:s/>linkpicture206.txt preambulethumb.txt linkpicture206.txt preambule25.txt linkname206.txt preambule3.txt author206.txt preambule35.txt <text:s text:c="2"/>text206.txt &gt; Последний поклон.md</text:p>
          </table:table-cell>
        </table:table-row>
        <table:table-row table:style-name="ro1">
          <table:table-cell/>
          <table:table-cell table:formula="of:=[.F221]-[.E221]" office:value-type="float" office:value="10" calcext:value-type="float">
            <text:p>10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3202" calcext:value-type="float">
            <text:p>3202</text:p>
          </table:table-cell>
          <table:table-cell table:formula="of:=[.E222]-1" office:value-type="float" office:value="3212" calcext:value-type="float">
            <text:p>3212</text:p>
          </table:table-cell>
          <table:table-cell table:formula="of:=IF([.F221]&gt;[.E221])" office:value-type="boolean" office:boolean-value="true" calcext:value-type="boolean">
            <text:p>ИСТИНА</text:p>
          </table:table-cell>
          <table:table-cell table:formula="of:=[.L$14]&amp;[.F221]&amp;&quot;p&quot;&amp;[.L$13]&amp;&quot; &gt; author&quot;&amp;[.C221]&amp;&quot;.txt&quot;" office:value-type="string" office:string-value="sed -n '3212p' &gt; author207.txt" calcext:value-type="string">
            <text:p>sed -n '3212p' &gt; author207.txt</text:p>
          </table:table-cell>
          <table:table-cell table:formula="of:=[.L$14]&amp;[.F221]&amp;&quot;p&quot;&amp;[.L$13]&amp;&quot;&quot;" office:value-type="string" office:string-value="sed -n '3212p'" calcext:value-type="string">
            <text:p>sed -n '3212p'</text:p>
          </table:table-cell>
          <table:table-cell table:formula="of:=[.E221]+1" office:value-type="float" office:value="3203" calcext:value-type="float">
            <text:p>3203</text:p>
          </table:table-cell>
          <table:table-cell table:formula="of:=[.F221]-1" office:value-type="float" office:value="3211" calcext:value-type="float">
            <text:p>3211</text:p>
          </table:table-cell>
          <table:table-cell table:formula="of:=[.L$14]&amp;[.J221]&amp;&quot;,&quot;&amp;[.K221]&amp;&quot;p;&quot;&amp;[.K221]&amp;&quot;q&quot;&amp;[.L$13]&amp;&quot; &gt; text&quot;&amp;[.C221]&amp;&quot;.txt&quot;" office:value-type="string" office:string-value="sed -n '3203,3211p;3211q' &gt; text207.txt" calcext:value-type="string">
            <text:p>sed -n '3203,3211p;3211q' &gt; text207.txt</text:p>
          </table:table-cell>
          <table:table-cell table:number-columns-repeated="3"/>
          <table:table-cell office:value-type="string" calcext:value-type="string">
            <text:p>В. Астафьев</text:p>
          </table:table-cell>
          <table:table-cell office:value-type="string" calcext:value-type="string">
            <text:p>Концерт классической музыки</text:p>
          </table:table-cell>
          <table:table-cell/>
          <table:table-cell office:value-type="string" calcext:value-type="string">
            <text:p>Концерт классической музыки</text:p>
          </table:table-cell>
          <table:table-cell table:number-columns-repeated="2"/>
          <table:table-cell table:formula="of:=&quot;echo -n &quot;&amp;[.Y$14]&amp;[.Q221]&amp;[.Y$14]&amp;&quot; | cat &gt; title&quot;&amp;[.C221]&amp;&quot;.txt&quot;" office:value-type="string" office:string-value="echo -n &quot;Концерт классической музыки&quot; | cat &gt; title207.txt" calcext:value-type="string">
            <text:p>echo -n "Концерт классической музыки" | cat &gt; title207.txt</text:p>
          </table:table-cell>
          <table:table-cell table:formula="of:=&quot;echo -n &quot;&amp;[.Y$14]&amp;[.P221]&amp;[.Y$14]&amp;&quot; | cat &gt; author&quot;&amp;[.C221]&amp;&quot;.txt&quot;" office:value-type="string" office:string-value="echo -n &quot;В. Астафьев&quot; | cat &gt; author207.txt" calcext:value-type="string">
            <text:p>echo -n "В. Астафьев" | cat &gt; author207.txt</text:p>
          </table:table-cell>
          <table:table-cell/>
          <table:table-cell table:formula="of:=&quot;cat preambule1.txt title&quot;&amp;[.C221]&amp;&quot;.txt preambule2.txt  linkpicture&quot;&amp;[.C221]&amp;&quot;.txt preambulethumb.txt linkpicture&quot;&amp;[.C221]&amp;&quot;.txt preambule25.txt linkname&quot;&amp;[.C221]&amp;&quot;.txt preambule3.txt author&quot;&amp;[.C221]&amp;&quot;.txt preambule35.txt   text&quot;&amp;[.C221]&amp;&quot;.txt &gt; &quot;&amp;[.S221]&amp;&quot;.md&quot;" office:value-type="string" office:string-value="cat preambule1.txt title207.txt preambule2.txt  linkpicture207.txt preambulethumb.txt linkpicture207.txt preambule25.txt linkname207.txt preambule3.txt author207.txt preambule35.txt   text207.txt &gt; Концерт классической музыки.md" calcext:value-type="string">
            <text:p>cat preambule1.txt title207.txt preambule2.txt <text:s/>linkpicture207.txt preambulethumb.txt linkpicture207.txt preambule25.txt linkname207.txt preambule3.txt author207.txt preambule35.txt <text:s text:c="2"/>text207.txt &gt; Концерт классической музыки.md</text:p>
          </table:table-cell>
        </table:table-row>
        <table:table-row table:style-name="ro1">
          <table:table-cell/>
          <table:table-cell table:formula="of:=[.F222]-[.E222]" office:value-type="float" office:value="19" calcext:value-type="float">
            <text:p>1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3213" calcext:value-type="float">
            <text:p>3213</text:p>
          </table:table-cell>
          <table:table-cell table:formula="of:=[.E223]-1" office:value-type="float" office:value="3232" calcext:value-type="float">
            <text:p>3232</text:p>
          </table:table-cell>
          <table:table-cell table:formula="of:=IF([.F222]&gt;[.E222])" office:value-type="boolean" office:boolean-value="true" calcext:value-type="boolean">
            <text:p>ИСТИНА</text:p>
          </table:table-cell>
          <table:table-cell table:formula="of:=[.L$14]&amp;[.F222]&amp;&quot;p&quot;&amp;[.L$13]&amp;&quot; &gt; author&quot;&amp;[.C222]&amp;&quot;.txt&quot;" office:value-type="string" office:string-value="sed -n '3232p' &gt; author208.txt" calcext:value-type="string">
            <text:p>sed -n '3232p' &gt; author208.txt</text:p>
          </table:table-cell>
          <table:table-cell table:formula="of:=[.L$14]&amp;[.F222]&amp;&quot;p&quot;&amp;[.L$13]&amp;&quot;&quot;" office:value-type="string" office:string-value="sed -n '3232p'" calcext:value-type="string">
            <text:p>sed -n '3232p'</text:p>
          </table:table-cell>
          <table:table-cell table:formula="of:=[.E222]+1" office:value-type="float" office:value="3214" calcext:value-type="float">
            <text:p>3214</text:p>
          </table:table-cell>
          <table:table-cell table:formula="of:=[.F222]-1" office:value-type="float" office:value="3231" calcext:value-type="float">
            <text:p>3231</text:p>
          </table:table-cell>
          <table:table-cell table:formula="of:=[.L$14]&amp;[.J222]&amp;&quot;,&quot;&amp;[.K222]&amp;&quot;p;&quot;&amp;[.K222]&amp;&quot;q&quot;&amp;[.L$13]&amp;&quot; &gt; text&quot;&amp;[.C222]&amp;&quot;.txt&quot;" office:value-type="string" office:string-value="sed -n '3214,3231p;3231q' &gt; text208.txt" calcext:value-type="string">
            <text:p>sed -n '3214,3231p;3231q' &gt; text208.txt</text:p>
          </table:table-cell>
          <table:table-cell table:number-columns-repeated="3"/>
          <table:table-cell office:value-type="string" calcext:value-type="string">
            <text:p>В. Богомолов</text:p>
          </table:table-cell>
          <table:table-cell office:value-type="string" calcext:value-type="string">
            <text:p>Второй сорт</text:p>
          </table:table-cell>
          <table:table-cell/>
          <table:table-cell office:value-type="string" calcext:value-type="string">
            <text:p>Второй сорт</text:p>
          </table:table-cell>
          <table:table-cell table:number-columns-repeated="2"/>
          <table:table-cell table:formula="of:=&quot;echo -n &quot;&amp;[.Y$14]&amp;[.Q222]&amp;[.Y$14]&amp;&quot; | cat &gt; title&quot;&amp;[.C222]&amp;&quot;.txt&quot;" office:value-type="string" office:string-value="echo -n &quot;Второй сорт&quot; | cat &gt; title208.txt" calcext:value-type="string">
            <text:p>echo -n "Второй сорт" | cat &gt; title208.txt</text:p>
          </table:table-cell>
          <table:table-cell table:formula="of:=&quot;echo -n &quot;&amp;[.Y$14]&amp;[.P222]&amp;[.Y$14]&amp;&quot; | cat &gt; author&quot;&amp;[.C222]&amp;&quot;.txt&quot;" office:value-type="string" office:string-value="echo -n &quot;В. Богомолов&quot; | cat &gt; author208.txt" calcext:value-type="string">
            <text:p>echo -n "В. Богомолов" | cat &gt; author208.txt</text:p>
          </table:table-cell>
          <table:table-cell/>
          <table:table-cell table:formula="of:=&quot;cat preambule1.txt title&quot;&amp;[.C222]&amp;&quot;.txt preambule2.txt  linkpicture&quot;&amp;[.C222]&amp;&quot;.txt preambulethumb.txt linkpicture&quot;&amp;[.C222]&amp;&quot;.txt preambule25.txt linkname&quot;&amp;[.C222]&amp;&quot;.txt preambule3.txt author&quot;&amp;[.C222]&amp;&quot;.txt preambule35.txt   text&quot;&amp;[.C222]&amp;&quot;.txt &gt; &quot;&amp;[.S222]&amp;&quot;.md&quot;" office:value-type="string" office:string-value="cat preambule1.txt title208.txt preambule2.txt  linkpicture208.txt preambulethumb.txt linkpicture208.txt preambule25.txt linkname208.txt preambule3.txt author208.txt preambule35.txt   text208.txt &gt; Второй сорт.md" calcext:value-type="string">
            <text:p>cat preambule1.txt title208.txt preambule2.txt <text:s/>linkpicture208.txt preambulethumb.txt linkpicture208.txt preambule25.txt linkname208.txt preambule3.txt author208.txt preambule35.txt <text:s text:c="2"/>text208.txt &gt; Второй сорт.md</text:p>
          </table:table-cell>
        </table:table-row>
        <table:table-row table:style-name="ro1">
          <table:table-cell/>
          <table:table-cell table:formula="of:=[.F223]-[.E223]"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3233" calcext:value-type="float">
            <text:p>3233</text:p>
          </table:table-cell>
          <table:table-cell table:formula="of:=[.E224]-1" office:value-type="float" office:value="3243" calcext:value-type="float">
            <text:p>3243</text:p>
          </table:table-cell>
          <table:table-cell table:formula="of:=IF([.F223]&gt;[.E223])" office:value-type="boolean" office:boolean-value="true" calcext:value-type="boolean">
            <text:p>ИСТИНА</text:p>
          </table:table-cell>
          <table:table-cell table:formula="of:=[.L$14]&amp;[.F223]&amp;&quot;p&quot;&amp;[.L$13]&amp;&quot; &gt; author&quot;&amp;[.C223]&amp;&quot;.txt&quot;" office:value-type="string" office:string-value="sed -n '3243p' &gt; author209.txt" calcext:value-type="string">
            <text:p>sed -n '3243p' &gt; author209.txt</text:p>
          </table:table-cell>
          <table:table-cell table:formula="of:=[.L$14]&amp;[.F223]&amp;&quot;p&quot;&amp;[.L$13]&amp;&quot;&quot;" office:value-type="string" office:string-value="sed -n '3243p'" calcext:value-type="string">
            <text:p>sed -n '3243p'</text:p>
          </table:table-cell>
          <table:table-cell table:formula="of:=[.E223]+1" office:value-type="float" office:value="3234" calcext:value-type="float">
            <text:p>3234</text:p>
          </table:table-cell>
          <table:table-cell table:formula="of:=[.F223]-1" office:value-type="float" office:value="3242" calcext:value-type="float">
            <text:p>3242</text:p>
          </table:table-cell>
          <table:table-cell table:formula="of:=[.L$14]&amp;[.J223]&amp;&quot;,&quot;&amp;[.K223]&amp;&quot;p;&quot;&amp;[.K223]&amp;&quot;q&quot;&amp;[.L$13]&amp;&quot; &gt; text&quot;&amp;[.C223]&amp;&quot;.txt&quot;" office:value-type="string" office:string-value="sed -n '3234,3242p;3242q' &gt; text209.txt" calcext:value-type="string">
            <text:p>sed -n '3234,3242p;3242q' &gt; text209.txt</text:p>
          </table:table-cell>
          <table:table-cell table:number-columns-repeated="3"/>
          <table:table-cell office:value-type="string" calcext:value-type="string">
            <text:p>Ф. Достоевский</text:p>
          </table:table-cell>
          <table:table-cell office:value-type="string" calcext:value-type="string">
            <text:p>Воскрешение Раскольникова</text:p>
          </table:table-cell>
          <table:table-cell/>
          <table:table-cell office:value-type="string" calcext:value-type="string">
            <text:p>Воскрешение Раскольникова</text:p>
          </table:table-cell>
          <table:table-cell table:number-columns-repeated="2"/>
          <table:table-cell table:formula="of:=&quot;echo -n &quot;&amp;[.Y$14]&amp;[.Q223]&amp;[.Y$14]&amp;&quot; | cat &gt; title&quot;&amp;[.C223]&amp;&quot;.txt&quot;" office:value-type="string" office:string-value="echo -n &quot;Воскрешение Раскольникова&quot; | cat &gt; title209.txt" calcext:value-type="string">
            <text:p>echo -n "Воскрешение Раскольникова" | cat &gt; title209.txt</text:p>
          </table:table-cell>
          <table:table-cell table:formula="of:=&quot;echo -n &quot;&amp;[.Y$14]&amp;[.P223]&amp;[.Y$14]&amp;&quot; | cat &gt; author&quot;&amp;[.C223]&amp;&quot;.txt&quot;" office:value-type="string" office:string-value="echo -n &quot;Ф. Достоевский&quot; | cat &gt; author209.txt" calcext:value-type="string">
            <text:p>echo -n "Ф. Достоевский" | cat &gt; author209.txt</text:p>
          </table:table-cell>
          <table:table-cell/>
          <table:table-cell table:formula="of:=&quot;cat preambule1.txt title&quot;&amp;[.C223]&amp;&quot;.txt preambule2.txt  linkpicture&quot;&amp;[.C223]&amp;&quot;.txt preambulethumb.txt linkpicture&quot;&amp;[.C223]&amp;&quot;.txt preambule25.txt linkname&quot;&amp;[.C223]&amp;&quot;.txt preambule3.txt author&quot;&amp;[.C223]&amp;&quot;.txt preambule35.txt   text&quot;&amp;[.C223]&amp;&quot;.txt &gt; &quot;&amp;[.S223]&amp;&quot;.md&quot;" office:value-type="string" office:string-value="cat preambule1.txt title209.txt preambule2.txt  linkpicture209.txt preambulethumb.txt linkpicture209.txt preambule25.txt linkname209.txt preambule3.txt author209.txt preambule35.txt   text209.txt &gt; Воскрешение Раскольникова.md" calcext:value-type="string">
            <text:p>cat preambule1.txt title209.txt preambule2.txt <text:s/>linkpicture209.txt preambulethumb.txt linkpicture209.txt preambule25.txt linkname209.txt preambule3.txt author209.txt preambule35.txt <text:s text:c="2"/>text209.txt &gt; Воскрешение Раскольникова.md</text:p>
          </table:table-cell>
        </table:table-row>
        <table:table-row table:style-name="ro1">
          <table:table-cell/>
          <table:table-cell table:formula="of:=[.F224]-[.E224]"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3244" calcext:value-type="float">
            <text:p>3244</text:p>
          </table:table-cell>
          <table:table-cell table:formula="of:=[.E225]-1" office:value-type="float" office:value="3255" calcext:value-type="float">
            <text:p>3255</text:p>
          </table:table-cell>
          <table:table-cell table:formula="of:=IF([.F224]&gt;[.E224])" office:value-type="boolean" office:boolean-value="true" calcext:value-type="boolean">
            <text:p>ИСТИНА</text:p>
          </table:table-cell>
          <table:table-cell table:formula="of:=[.L$14]&amp;[.F224]&amp;&quot;p&quot;&amp;[.L$13]&amp;&quot; &gt; author&quot;&amp;[.C224]&amp;&quot;.txt&quot;" office:value-type="string" office:string-value="sed -n '3255p' &gt; author210.txt" calcext:value-type="string">
            <text:p>sed -n '3255p' &gt; author210.txt</text:p>
          </table:table-cell>
          <table:table-cell table:formula="of:=[.L$14]&amp;[.F224]&amp;&quot;p&quot;&amp;[.L$13]&amp;&quot;&quot;" office:value-type="string" office:string-value="sed -n '3255p'" calcext:value-type="string">
            <text:p>sed -n '3255p'</text:p>
          </table:table-cell>
          <table:table-cell table:formula="of:=[.E224]+1" office:value-type="float" office:value="3245" calcext:value-type="float">
            <text:p>3245</text:p>
          </table:table-cell>
          <table:table-cell table:formula="of:=[.F224]-1" office:value-type="float" office:value="3254" calcext:value-type="float">
            <text:p>3254</text:p>
          </table:table-cell>
          <table:table-cell table:formula="of:=[.L$14]&amp;[.J224]&amp;&quot;,&quot;&amp;[.K224]&amp;&quot;p;&quot;&amp;[.K224]&amp;&quot;q&quot;&amp;[.L$13]&amp;&quot; &gt; text&quot;&amp;[.C224]&amp;&quot;.txt&quot;" office:value-type="string" office:string-value="sed -n '3245,3254p;3254q' &gt; text210.txt" calcext:value-type="string">
            <text:p>sed -n '3245,3254p;3254q' &gt; text210.txt</text:p>
          </table:table-cell>
          <table:table-cell table:number-columns-repeated="3"/>
          <table:table-cell office:value-type="string" calcext:value-type="string">
            <text:p>П. Воге</text:p>
          </table:table-cell>
          <table:table-cell office:value-type="string" calcext:value-type="string">
            <text:p>Достоевский в Инженерном училище</text:p>
          </table:table-cell>
          <table:table-cell/>
          <table:table-cell office:value-type="string" calcext:value-type="string">
            <text:p>Достоевский в Инженерном училище</text:p>
          </table:table-cell>
          <table:table-cell table:number-columns-repeated="2"/>
          <table:table-cell table:formula="of:=&quot;echo -n &quot;&amp;[.Y$14]&amp;[.Q224]&amp;[.Y$14]&amp;&quot; | cat &gt; title&quot;&amp;[.C224]&amp;&quot;.txt&quot;" office:value-type="string" office:string-value="echo -n &quot;Достоевский в Инженерном училище&quot; | cat &gt; title210.txt" calcext:value-type="string">
            <text:p>echo -n "Достоевский в Инженерном училище" | cat &gt; title210.txt</text:p>
          </table:table-cell>
          <table:table-cell table:formula="of:=&quot;echo -n &quot;&amp;[.Y$14]&amp;[.P224]&amp;[.Y$14]&amp;&quot; | cat &gt; author&quot;&amp;[.C224]&amp;&quot;.txt&quot;" office:value-type="string" office:string-value="echo -n &quot;П. Воге&quot; | cat &gt; author210.txt" calcext:value-type="string">
            <text:p>echo -n "П. Воге" | cat &gt; author210.txt</text:p>
          </table:table-cell>
          <table:table-cell/>
          <table:table-cell table:formula="of:=&quot;cat preambule1.txt title&quot;&amp;[.C224]&amp;&quot;.txt preambule2.txt  linkpicture&quot;&amp;[.C224]&amp;&quot;.txt preambulethumb.txt linkpicture&quot;&amp;[.C224]&amp;&quot;.txt preambule25.txt linkname&quot;&amp;[.C224]&amp;&quot;.txt preambule3.txt author&quot;&amp;[.C224]&amp;&quot;.txt preambule35.txt   text&quot;&amp;[.C224]&amp;&quot;.txt &gt; &quot;&amp;[.S224]&amp;&quot;.md&quot;" office:value-type="string" office:string-value="cat preambule1.txt title210.txt preambule2.txt  linkpicture210.txt preambulethumb.txt linkpicture210.txt preambule25.txt linkname210.txt preambule3.txt author210.txt preambule35.txt   text210.txt &gt; Достоевский в Инженерном училище.md" calcext:value-type="string">
            <text:p>cat preambule1.txt title210.txt preambule2.txt <text:s/>linkpicture210.txt preambulethumb.txt linkpicture210.txt preambule25.txt linkname210.txt preambule3.txt author210.txt preambule35.txt <text:s text:c="2"/>text210.txt &gt; Достоевский в Инженерном училище.md</text:p>
          </table:table-cell>
        </table:table-row>
        <table:table-row table:style-name="ro1">
          <table:table-cell/>
          <table:table-cell table:formula="of:=[.F225]-[.E225]" office:value-type="float" office:value="14" calcext:value-type="float">
            <text:p>14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3256" calcext:value-type="float">
            <text:p>3256</text:p>
          </table:table-cell>
          <table:table-cell table:formula="of:=[.E226]-1" office:value-type="float" office:value="3270" calcext:value-type="float">
            <text:p>3270</text:p>
          </table:table-cell>
          <table:table-cell table:formula="of:=IF([.F225]&gt;[.E225])" office:value-type="boolean" office:boolean-value="true" calcext:value-type="boolean">
            <text:p>ИСТИНА</text:p>
          </table:table-cell>
          <table:table-cell table:formula="of:=[.L$14]&amp;[.F225]&amp;&quot;p&quot;&amp;[.L$13]&amp;&quot; &gt; author&quot;&amp;[.C225]&amp;&quot;.txt&quot;" office:value-type="string" office:string-value="sed -n '3270p' &gt; author211.txt" calcext:value-type="string">
            <text:p>sed -n '3270p' &gt; author211.txt</text:p>
          </table:table-cell>
          <table:table-cell table:formula="of:=[.L$14]&amp;[.F225]&amp;&quot;p&quot;&amp;[.L$13]&amp;&quot;&quot;" office:value-type="string" office:string-value="sed -n '3270p'" calcext:value-type="string">
            <text:p>sed -n '3270p'</text:p>
          </table:table-cell>
          <table:table-cell table:formula="of:=[.E225]+1" office:value-type="float" office:value="3257" calcext:value-type="float">
            <text:p>3257</text:p>
          </table:table-cell>
          <table:table-cell table:formula="of:=[.F225]-1" office:value-type="float" office:value="3269" calcext:value-type="float">
            <text:p>3269</text:p>
          </table:table-cell>
          <table:table-cell table:formula="of:=[.L$14]&amp;[.J225]&amp;&quot;,&quot;&amp;[.K225]&amp;&quot;p;&quot;&amp;[.K225]&amp;&quot;q&quot;&amp;[.L$13]&amp;&quot; &gt; text&quot;&amp;[.C225]&amp;&quot;.txt&quot;" office:value-type="string" office:string-value="sed -n '3257,3269p;3269q' &gt; text211.txt" calcext:value-type="string">
            <text:p>sed -n '3257,3269p;3269q' &gt; text211.txt</text:p>
          </table:table-cell>
          <table:table-cell table:number-columns-repeated="3"/>
          <table:table-cell office:value-type="string" calcext:value-type="string">
            <text:p>Б. Житков</text:p>
          </table:table-cell>
          <table:table-cell office:value-type="string" calcext:value-type="string">
            <text:p>Пушкин в Лицее</text:p>
          </table:table-cell>
          <table:table-cell/>
          <table:table-cell office:value-type="string" calcext:value-type="string">
            <text:p>Пушкин в Лицее</text:p>
          </table:table-cell>
          <table:table-cell table:number-columns-repeated="2"/>
          <table:table-cell table:formula="of:=&quot;echo -n &quot;&amp;[.Y$14]&amp;[.Q225]&amp;[.Y$14]&amp;&quot; | cat &gt; title&quot;&amp;[.C225]&amp;&quot;.txt&quot;" office:value-type="string" office:string-value="echo -n &quot;Пушкин в Лицее&quot; | cat &gt; title211.txt" calcext:value-type="string">
            <text:p>echo -n "Пушкин в Лицее" | cat &gt; title211.txt</text:p>
          </table:table-cell>
          <table:table-cell table:formula="of:=&quot;echo -n &quot;&amp;[.Y$14]&amp;[.P225]&amp;[.Y$14]&amp;&quot; | cat &gt; author&quot;&amp;[.C225]&amp;&quot;.txt&quot;" office:value-type="string" office:string-value="echo -n &quot;Б. Житков&quot; | cat &gt; author211.txt" calcext:value-type="string">
            <text:p>echo -n "Б. Житков" | cat &gt; author211.txt</text:p>
          </table:table-cell>
          <table:table-cell/>
          <table:table-cell table:formula="of:=&quot;cat preambule1.txt title&quot;&amp;[.C225]&amp;&quot;.txt preambule2.txt  linkpicture&quot;&amp;[.C225]&amp;&quot;.txt preambulethumb.txt linkpicture&quot;&amp;[.C225]&amp;&quot;.txt preambule25.txt linkname&quot;&amp;[.C225]&amp;&quot;.txt preambule3.txt author&quot;&amp;[.C225]&amp;&quot;.txt preambule35.txt   text&quot;&amp;[.C225]&amp;&quot;.txt &gt; &quot;&amp;[.S225]&amp;&quot;.md&quot;" office:value-type="string" office:string-value="cat preambule1.txt title211.txt preambule2.txt  linkpicture211.txt preambulethumb.txt linkpicture211.txt preambule25.txt linkname211.txt preambule3.txt author211.txt preambule35.txt   text211.txt &gt; Пушкин в Лицее.md" calcext:value-type="string">
            <text:p>cat preambule1.txt title211.txt preambule2.txt <text:s/>linkpicture211.txt preambulethumb.txt linkpicture211.txt preambule25.txt linkname211.txt preambule3.txt author211.txt preambule35.txt <text:s text:c="2"/>text211.txt &gt; Пушкин в Лицее.md</text:p>
          </table:table-cell>
        </table:table-row>
        <table:table-row table:style-name="ro1">
          <table:table-cell/>
          <table:table-cell table:formula="of:=[.F226]-[.E226]" office:value-type="float" office:value="18" calcext:value-type="float">
            <text:p>18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3271" calcext:value-type="float">
            <text:p>3271</text:p>
          </table:table-cell>
          <table:table-cell table:formula="of:=[.E227]-1" office:value-type="float" office:value="3289" calcext:value-type="float">
            <text:p>3289</text:p>
          </table:table-cell>
          <table:table-cell table:formula="of:=IF([.F226]&gt;[.E226])" office:value-type="boolean" office:boolean-value="true" calcext:value-type="boolean">
            <text:p>ИСТИНА</text:p>
          </table:table-cell>
          <table:table-cell table:formula="of:=[.L$14]&amp;[.F226]&amp;&quot;p&quot;&amp;[.L$13]&amp;&quot; &gt; author&quot;&amp;[.C226]&amp;&quot;.txt&quot;" office:value-type="string" office:string-value="sed -n '3289p' &gt; author212.txt" calcext:value-type="string">
            <text:p>sed -n '3289p' &gt; author212.txt</text:p>
          </table:table-cell>
          <table:table-cell table:formula="of:=[.L$14]&amp;[.F226]&amp;&quot;p&quot;&amp;[.L$13]&amp;&quot;&quot;" office:value-type="string" office:string-value="sed -n '3289p'" calcext:value-type="string">
            <text:p>sed -n '3289p'</text:p>
          </table:table-cell>
          <table:table-cell table:formula="of:=[.E226]+1" office:value-type="float" office:value="3272" calcext:value-type="float">
            <text:p>3272</text:p>
          </table:table-cell>
          <table:table-cell table:formula="of:=[.F226]-1" office:value-type="float" office:value="3288" calcext:value-type="float">
            <text:p>3288</text:p>
          </table:table-cell>
          <table:table-cell table:formula="of:=[.L$14]&amp;[.J226]&amp;&quot;,&quot;&amp;[.K226]&amp;&quot;p;&quot;&amp;[.K226]&amp;&quot;q&quot;&amp;[.L$13]&amp;&quot; &gt; text&quot;&amp;[.C226]&amp;&quot;.txt&quot;" office:value-type="string" office:string-value="sed -n '3272,3288p;3288q' &gt; text212.txt" calcext:value-type="string">
            <text:p>sed -n '3272,3288p;3288q' &gt; text212.txt</text:p>
          </table:table-cell>
          <table:table-cell table:number-columns-repeated="3"/>
          <table:table-cell office:value-type="string" calcext:value-type="string">
            <text:p>И. Новиков</text:p>
          </table:table-cell>
          <table:table-cell office:value-type="string" calcext:value-type="string">
            <text:p>Свидание с другом</text:p>
          </table:table-cell>
          <table:table-cell/>
          <table:table-cell office:value-type="string" calcext:value-type="string">
            <text:p>Свидание с другом</text:p>
          </table:table-cell>
          <table:table-cell table:number-columns-repeated="2"/>
          <table:table-cell table:formula="of:=&quot;echo -n &quot;&amp;[.Y$14]&amp;[.Q226]&amp;[.Y$14]&amp;&quot; | cat &gt; title&quot;&amp;[.C226]&amp;&quot;.txt&quot;" office:value-type="string" office:string-value="echo -n &quot;Свидание с другом&quot; | cat &gt; title212.txt" calcext:value-type="string">
            <text:p>echo -n "Свидание с другом" | cat &gt; title212.txt</text:p>
          </table:table-cell>
          <table:table-cell table:formula="of:=&quot;echo -n &quot;&amp;[.Y$14]&amp;[.P226]&amp;[.Y$14]&amp;&quot; | cat &gt; author&quot;&amp;[.C226]&amp;&quot;.txt&quot;" office:value-type="string" office:string-value="echo -n &quot;И. Новиков&quot; | cat &gt; author212.txt" calcext:value-type="string">
            <text:p>echo -n "И. Новиков" | cat &gt; author212.txt</text:p>
          </table:table-cell>
          <table:table-cell/>
          <table:table-cell table:formula="of:=&quot;cat preambule1.txt title&quot;&amp;[.C226]&amp;&quot;.txt preambule2.txt  linkpicture&quot;&amp;[.C226]&amp;&quot;.txt preambulethumb.txt linkpicture&quot;&amp;[.C226]&amp;&quot;.txt preambule25.txt linkname&quot;&amp;[.C226]&amp;&quot;.txt preambule3.txt author&quot;&amp;[.C226]&amp;&quot;.txt preambule35.txt   text&quot;&amp;[.C226]&amp;&quot;.txt &gt; &quot;&amp;[.S226]&amp;&quot;.md&quot;" office:value-type="string" office:string-value="cat preambule1.txt title212.txt preambule2.txt  linkpicture212.txt preambulethumb.txt linkpicture212.txt preambule25.txt linkname212.txt preambule3.txt author212.txt preambule35.txt   text212.txt &gt; Свидание с другом.md" calcext:value-type="string">
            <text:p>cat preambule1.txt title212.txt preambule2.txt <text:s/>linkpicture212.txt preambulethumb.txt linkpicture212.txt preambule25.txt linkname212.txt preambule3.txt author212.txt preambule35.txt <text:s text:c="2"/>text212.txt &gt; Свидание с другом.md</text:p>
          </table:table-cell>
        </table:table-row>
        <table:table-row table:style-name="ro1">
          <table:table-cell/>
          <table:table-cell table:formula="of:=[.F227]-[.E227]" office:value-type="float" office:value="17" calcext:value-type="float">
            <text:p>17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3290" calcext:value-type="float">
            <text:p>3290</text:p>
          </table:table-cell>
          <table:table-cell table:formula="of:=[.E228]-1" office:value-type="float" office:value="3307" calcext:value-type="float">
            <text:p>3307</text:p>
          </table:table-cell>
          <table:table-cell table:formula="of:=IF([.F227]&gt;[.E227])" office:value-type="boolean" office:boolean-value="true" calcext:value-type="boolean">
            <text:p>ИСТИНА</text:p>
          </table:table-cell>
          <table:table-cell table:formula="of:=[.L$14]&amp;[.F227]&amp;&quot;p&quot;&amp;[.L$13]&amp;&quot; &gt; author&quot;&amp;[.C227]&amp;&quot;.txt&quot;" office:value-type="string" office:string-value="sed -n '3307p' &gt; author213.txt" calcext:value-type="string">
            <text:p>sed -n '3307p' &gt; author213.txt</text:p>
          </table:table-cell>
          <table:table-cell table:formula="of:=[.L$14]&amp;[.F227]&amp;&quot;p&quot;&amp;[.L$13]&amp;&quot;&quot;" office:value-type="string" office:string-value="sed -n '3307p'" calcext:value-type="string">
            <text:p>sed -n '3307p'</text:p>
          </table:table-cell>
          <table:table-cell table:formula="of:=[.E227]+1" office:value-type="float" office:value="3291" calcext:value-type="float">
            <text:p>3291</text:p>
          </table:table-cell>
          <table:table-cell table:formula="of:=[.F227]-1" office:value-type="float" office:value="3306" calcext:value-type="float">
            <text:p>3306</text:p>
          </table:table-cell>
          <table:table-cell table:formula="of:=[.L$14]&amp;[.J227]&amp;&quot;,&quot;&amp;[.K227]&amp;&quot;p;&quot;&amp;[.K227]&amp;&quot;q&quot;&amp;[.L$13]&amp;&quot; &gt; text&quot;&amp;[.C227]&amp;&quot;.txt&quot;" office:value-type="string" office:string-value="sed -n '3291,3306p;3306q' &gt; text213.txt" calcext:value-type="string">
            <text:p>sed -n '3291,3306p;3306q' &gt; text213.txt</text:p>
          </table:table-cell>
          <table:table-cell table:number-columns-repeated="3"/>
          <table:table-cell office:value-type="string" calcext:value-type="string">
            <text:p>Ф. Искандер</text:p>
          </table:table-cell>
          <table:table-cell office:value-type="string" calcext:value-type="string">
            <text:p>Слово о Пушкине</text:p>
          </table:table-cell>
          <table:table-cell/>
          <table:table-cell office:value-type="string" calcext:value-type="string">
            <text:p>Слово о Пушкине</text:p>
          </table:table-cell>
          <table:table-cell table:number-columns-repeated="2"/>
          <table:table-cell table:formula="of:=&quot;echo -n &quot;&amp;[.Y$14]&amp;[.Q227]&amp;[.Y$14]&amp;&quot; | cat &gt; title&quot;&amp;[.C227]&amp;&quot;.txt&quot;" office:value-type="string" office:string-value="echo -n &quot;Слово о Пушкине&quot; | cat &gt; title213.txt" calcext:value-type="string">
            <text:p>echo -n "Слово о Пушкине" | cat &gt; title213.txt</text:p>
          </table:table-cell>
          <table:table-cell table:formula="of:=&quot;echo -n &quot;&amp;[.Y$14]&amp;[.P227]&amp;[.Y$14]&amp;&quot; | cat &gt; author&quot;&amp;[.C227]&amp;&quot;.txt&quot;" office:value-type="string" office:string-value="echo -n &quot;Ф. Искандер&quot; | cat &gt; author213.txt" calcext:value-type="string">
            <text:p>echo -n "Ф. Искандер" | cat &gt; author213.txt</text:p>
          </table:table-cell>
          <table:table-cell/>
          <table:table-cell table:formula="of:=&quot;cat preambule1.txt title&quot;&amp;[.C227]&amp;&quot;.txt preambule2.txt  linkpicture&quot;&amp;[.C227]&amp;&quot;.txt preambulethumb.txt linkpicture&quot;&amp;[.C227]&amp;&quot;.txt preambule25.txt linkname&quot;&amp;[.C227]&amp;&quot;.txt preambule3.txt author&quot;&amp;[.C227]&amp;&quot;.txt preambule35.txt   text&quot;&amp;[.C227]&amp;&quot;.txt &gt; &quot;&amp;[.S227]&amp;&quot;.md&quot;" office:value-type="string" office:string-value="cat preambule1.txt title213.txt preambule2.txt  linkpicture213.txt preambulethumb.txt linkpicture213.txt preambule25.txt linkname213.txt preambule3.txt author213.txt preambule35.txt   text213.txt &gt; Слово о Пушкине.md" calcext:value-type="string">
            <text:p>cat preambule1.txt title213.txt preambule2.txt <text:s/>linkpicture213.txt preambulethumb.txt linkpicture213.txt preambule25.txt linkname213.txt preambule3.txt author213.txt preambule35.txt <text:s text:c="2"/>text213.txt &gt; Слово о Пушкине.md</text:p>
          </table:table-cell>
        </table:table-row>
        <table:table-row table:style-name="ro1">
          <table:table-cell/>
          <table:table-cell table:formula="of:=[.F228]-[.E228]" office:value-type="float" office:value="12" calcext:value-type="float">
            <text:p>12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3308" calcext:value-type="float">
            <text:p>3308</text:p>
          </table:table-cell>
          <table:table-cell table:formula="of:=[.E229]-1" office:value-type="float" office:value="3320" calcext:value-type="float">
            <text:p>3320</text:p>
          </table:table-cell>
          <table:table-cell table:formula="of:=IF([.F228]&gt;[.E228])" office:value-type="boolean" office:boolean-value="true" calcext:value-type="boolean">
            <text:p>ИСТИНА</text:p>
          </table:table-cell>
          <table:table-cell table:formula="of:=[.L$14]&amp;[.F228]&amp;&quot;p&quot;&amp;[.L$13]&amp;&quot; &gt; author&quot;&amp;[.C228]&amp;&quot;.txt&quot;" office:value-type="string" office:string-value="sed -n '3320p' &gt; author214.txt" calcext:value-type="string">
            <text:p>sed -n '3320p' &gt; author214.txt</text:p>
          </table:table-cell>
          <table:table-cell table:formula="of:=[.L$14]&amp;[.F228]&amp;&quot;p&quot;&amp;[.L$13]&amp;&quot;&quot;" office:value-type="string" office:string-value="sed -n '3320p'" calcext:value-type="string">
            <text:p>sed -n '3320p'</text:p>
          </table:table-cell>
          <table:table-cell table:formula="of:=[.E228]+1" office:value-type="float" office:value="3309" calcext:value-type="float">
            <text:p>3309</text:p>
          </table:table-cell>
          <table:table-cell table:formula="of:=[.F228]-1" office:value-type="float" office:value="3319" calcext:value-type="float">
            <text:p>3319</text:p>
          </table:table-cell>
          <table:table-cell table:formula="of:=[.L$14]&amp;[.J228]&amp;&quot;,&quot;&amp;[.K228]&amp;&quot;p;&quot;&amp;[.K228]&amp;&quot;q&quot;&amp;[.L$13]&amp;&quot; &gt; text&quot;&amp;[.C228]&amp;&quot;.txt&quot;" office:value-type="string" office:string-value="sed -n '3309,3319p;3319q' &gt; text214.txt" calcext:value-type="string">
            <text:p>sed -n '3309,3319p;3319q' &gt; text214.txt</text:p>
          </table:table-cell>
          <table:table-cell table:number-columns-repeated="3"/>
          <table:table-cell office:value-type="string" calcext:value-type="string">
            <text:p>Ф. Искандер</text:p>
          </table:table-cell>
          <table:table-cell office:value-type="string" calcext:value-type="string">
            <text:p>Поэзия Пастернака</text:p>
          </table:table-cell>
          <table:table-cell/>
          <table:table-cell office:value-type="string" calcext:value-type="string">
            <text:p>Поэзия Пастернака</text:p>
          </table:table-cell>
          <table:table-cell table:number-columns-repeated="2"/>
          <table:table-cell table:formula="of:=&quot;echo -n &quot;&amp;[.Y$14]&amp;[.Q228]&amp;[.Y$14]&amp;&quot; | cat &gt; title&quot;&amp;[.C228]&amp;&quot;.txt&quot;" office:value-type="string" office:string-value="echo -n &quot;Поэзия Пастернака&quot; | cat &gt; title214.txt" calcext:value-type="string">
            <text:p>echo -n "Поэзия Пастернака" | cat &gt; title214.txt</text:p>
          </table:table-cell>
          <table:table-cell table:formula="of:=&quot;echo -n &quot;&amp;[.Y$14]&amp;[.P228]&amp;[.Y$14]&amp;&quot; | cat &gt; author&quot;&amp;[.C228]&amp;&quot;.txt&quot;" office:value-type="string" office:string-value="echo -n &quot;Ф. Искандер&quot; | cat &gt; author214.txt" calcext:value-type="string">
            <text:p>echo -n "Ф. Искандер" | cat &gt; author214.txt</text:p>
          </table:table-cell>
          <table:table-cell/>
          <table:table-cell table:formula="of:=&quot;cat preambule1.txt title&quot;&amp;[.C228]&amp;&quot;.txt preambule2.txt  linkpicture&quot;&amp;[.C228]&amp;&quot;.txt preambulethumb.txt linkpicture&quot;&amp;[.C228]&amp;&quot;.txt preambule25.txt linkname&quot;&amp;[.C228]&amp;&quot;.txt preambule3.txt author&quot;&amp;[.C228]&amp;&quot;.txt preambule35.txt   text&quot;&amp;[.C228]&amp;&quot;.txt &gt; &quot;&amp;[.S228]&amp;&quot;.md&quot;" office:value-type="string" office:string-value="cat preambule1.txt title214.txt preambule2.txt  linkpicture214.txt preambulethumb.txt linkpicture214.txt preambule25.txt linkname214.txt preambule3.txt author214.txt preambule35.txt   text214.txt &gt; Поэзия Пастернака.md" calcext:value-type="string">
            <text:p>cat preambule1.txt title214.txt preambule2.txt <text:s/>linkpicture214.txt preambulethumb.txt linkpicture214.txt preambule25.txt linkname214.txt preambule3.txt author214.txt preambule35.txt <text:s text:c="2"/>text214.txt &gt; Поэзия Пастернака.md</text:p>
          </table:table-cell>
        </table:table-row>
        <table:table-row table:style-name="ro1">
          <table:table-cell/>
          <table:table-cell table:formula="of:=[.F229]-[.E229]" office:value-type="float" office:value="8" calcext:value-type="float">
            <text:p>8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3321" calcext:value-type="float">
            <text:p>3321</text:p>
          </table:table-cell>
          <table:table-cell table:formula="of:=[.E230]-1" office:value-type="float" office:value="3329" calcext:value-type="float">
            <text:p>3329</text:p>
          </table:table-cell>
          <table:table-cell table:formula="of:=IF([.F229]&gt;[.E229])" office:value-type="boolean" office:boolean-value="true" calcext:value-type="boolean">
            <text:p>ИСТИНА</text:p>
          </table:table-cell>
          <table:table-cell table:formula="of:=[.L$14]&amp;[.F229]&amp;&quot;p&quot;&amp;[.L$13]&amp;&quot; &gt; author&quot;&amp;[.C229]&amp;&quot;.txt&quot;" office:value-type="string" office:string-value="sed -n '3329p' &gt; author215.txt" calcext:value-type="string">
            <text:p>sed -n '3329p' &gt; author215.txt</text:p>
          </table:table-cell>
          <table:table-cell table:formula="of:=[.L$14]&amp;[.F229]&amp;&quot;p&quot;&amp;[.L$13]&amp;&quot;&quot;" office:value-type="string" office:string-value="sed -n '3329p'" calcext:value-type="string">
            <text:p>sed -n '3329p'</text:p>
          </table:table-cell>
          <table:table-cell table:formula="of:=[.E229]+1" office:value-type="float" office:value="3322" calcext:value-type="float">
            <text:p>3322</text:p>
          </table:table-cell>
          <table:table-cell table:formula="of:=[.F229]-1" office:value-type="float" office:value="3328" calcext:value-type="float">
            <text:p>3328</text:p>
          </table:table-cell>
          <table:table-cell table:formula="of:=[.L$14]&amp;[.J229]&amp;&quot;,&quot;&amp;[.K229]&amp;&quot;p;&quot;&amp;[.K229]&amp;&quot;q&quot;&amp;[.L$13]&amp;&quot; &gt; text&quot;&amp;[.C229]&amp;&quot;.txt&quot;" office:value-type="string" office:string-value="sed -n '3322,3328p;3328q' &gt; text215.txt" calcext:value-type="string">
            <text:p>sed -n '3322,3328p;3328q' &gt; text215.txt</text:p>
          </table:table-cell>
          <table:table-cell table:number-columns-repeated="3"/>
          <table:table-cell office:value-type="string" calcext:value-type="string">
            <text:p>Н. Сухинина</text:p>
          </table:table-cell>
          <table:table-cell office:value-type="string" calcext:value-type="string">
            <text:p>О Шмелеве</text:p>
          </table:table-cell>
          <table:table-cell/>
          <table:table-cell office:value-type="string" calcext:value-type="string">
            <text:p>О Шмелеве</text:p>
          </table:table-cell>
          <table:table-cell table:number-columns-repeated="2"/>
          <table:table-cell table:formula="of:=&quot;echo -n &quot;&amp;[.Y$14]&amp;[.Q229]&amp;[.Y$14]&amp;&quot; | cat &gt; title&quot;&amp;[.C229]&amp;&quot;.txt&quot;" office:value-type="string" office:string-value="echo -n &quot;О Шмелеве&quot; | cat &gt; title215.txt" calcext:value-type="string">
            <text:p>echo -n "О Шмелеве" | cat &gt; title215.txt</text:p>
          </table:table-cell>
          <table:table-cell table:formula="of:=&quot;echo -n &quot;&amp;[.Y$14]&amp;[.P229]&amp;[.Y$14]&amp;&quot; | cat &gt; author&quot;&amp;[.C229]&amp;&quot;.txt&quot;" office:value-type="string" office:string-value="echo -n &quot;Н. Сухинина&quot; | cat &gt; author215.txt" calcext:value-type="string">
            <text:p>echo -n "Н. Сухинина" | cat &gt; author215.txt</text:p>
          </table:table-cell>
          <table:table-cell/>
          <table:table-cell table:formula="of:=&quot;cat preambule1.txt title&quot;&amp;[.C229]&amp;&quot;.txt preambule2.txt  linkpicture&quot;&amp;[.C229]&amp;&quot;.txt preambulethumb.txt linkpicture&quot;&amp;[.C229]&amp;&quot;.txt preambule25.txt linkname&quot;&amp;[.C229]&amp;&quot;.txt preambule3.txt author&quot;&amp;[.C229]&amp;&quot;.txt preambule35.txt   text&quot;&amp;[.C229]&amp;&quot;.txt &gt; &quot;&amp;[.S229]&amp;&quot;.md&quot;" office:value-type="string" office:string-value="cat preambule1.txt title215.txt preambule2.txt  linkpicture215.txt preambulethumb.txt linkpicture215.txt preambule25.txt linkname215.txt preambule3.txt author215.txt preambule35.txt   text215.txt &gt; О Шмелеве.md" calcext:value-type="string">
            <text:p>cat preambule1.txt title215.txt preambule2.txt <text:s/>linkpicture215.txt preambulethumb.txt linkpicture215.txt preambule25.txt linkname215.txt preambule3.txt author215.txt preambule35.txt <text:s text:c="2"/>text215.txt &gt; О Шмелеве.md</text:p>
          </table:table-cell>
        </table:table-row>
        <table:table-row table:style-name="ro1">
          <table:table-cell/>
          <table:table-cell table:formula="of:=[.F230]-[.E230]" office:value-type="float" office:value="17" calcext:value-type="float">
            <text:p>17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3330" calcext:value-type="float">
            <text:p>3330</text:p>
          </table:table-cell>
          <table:table-cell table:formula="of:=[.E231]-1" office:value-type="float" office:value="3347" calcext:value-type="float">
            <text:p>3347</text:p>
          </table:table-cell>
          <table:table-cell table:formula="of:=IF([.F230]&gt;[.E230])" office:value-type="boolean" office:boolean-value="true" calcext:value-type="boolean">
            <text:p>ИСТИНА</text:p>
          </table:table-cell>
          <table:table-cell table:formula="of:=[.L$14]&amp;[.F230]&amp;&quot;p&quot;&amp;[.L$13]&amp;&quot; &gt; author&quot;&amp;[.C230]&amp;&quot;.txt&quot;" office:value-type="string" office:string-value="sed -n '3347p' &gt; author216.txt" calcext:value-type="string">
            <text:p>sed -n '3347p' &gt; author216.txt</text:p>
          </table:table-cell>
          <table:table-cell table:formula="of:=[.L$14]&amp;[.F230]&amp;&quot;p&quot;&amp;[.L$13]&amp;&quot;&quot;" office:value-type="string" office:string-value="sed -n '3347p'" calcext:value-type="string">
            <text:p>sed -n '3347p'</text:p>
          </table:table-cell>
          <table:table-cell table:formula="of:=[.E230]+1" office:value-type="float" office:value="3331" calcext:value-type="float">
            <text:p>3331</text:p>
          </table:table-cell>
          <table:table-cell table:formula="of:=[.F230]-1" office:value-type="float" office:value="3346" calcext:value-type="float">
            <text:p>3346</text:p>
          </table:table-cell>
          <table:table-cell table:formula="of:=[.L$14]&amp;[.J230]&amp;&quot;,&quot;&amp;[.K230]&amp;&quot;p;&quot;&amp;[.K230]&amp;&quot;q&quot;&amp;[.L$13]&amp;&quot; &gt; text&quot;&amp;[.C230]&amp;&quot;.txt&quot;" office:value-type="string" office:string-value="sed -n '3331,3346p;3346q' &gt; text216.txt" calcext:value-type="string">
            <text:p>sed -n '3331,3346p;3346q' &gt; text216.txt</text:p>
          </table:table-cell>
          <table:table-cell table:number-columns-repeated="3"/>
          <table:table-cell office:value-type="string" calcext:value-type="string">
            <text:p>Анри Труайя</text:p>
          </table:table-cell>
          <table:table-cell office:value-type="string" calcext:value-type="string">
            <text:p>«Вечерний альбом»</text:p>
          </table:table-cell>
          <table:table-cell/>
          <table:table-cell office:value-type="string" calcext:value-type="string">
            <text:p>«Вечерний альбом»</text:p>
          </table:table-cell>
          <table:table-cell table:number-columns-repeated="2"/>
          <table:table-cell table:formula="of:=&quot;echo -n &quot;&amp;[.Y$14]&amp;[.Q230]&amp;[.Y$14]&amp;&quot; | cat &gt; title&quot;&amp;[.C230]&amp;&quot;.txt&quot;" office:value-type="string" office:string-value="echo -n &quot;«Вечерний альбом»&quot; | cat &gt; title216.txt" calcext:value-type="string">
            <text:p>echo -n "«Вечерний альбом»" | cat &gt; title216.txt</text:p>
          </table:table-cell>
          <table:table-cell table:formula="of:=&quot;echo -n &quot;&amp;[.Y$14]&amp;[.P230]&amp;[.Y$14]&amp;&quot; | cat &gt; author&quot;&amp;[.C230]&amp;&quot;.txt&quot;" office:value-type="string" office:string-value="echo -n &quot;Анри Труайя&quot; | cat &gt; author216.txt" calcext:value-type="string">
            <text:p>echo -n "Анри Труайя" | cat &gt; author216.txt</text:p>
          </table:table-cell>
          <table:table-cell/>
          <table:table-cell table:formula="of:=&quot;cat preambule1.txt title&quot;&amp;[.C230]&amp;&quot;.txt preambule2.txt  linkpicture&quot;&amp;[.C230]&amp;&quot;.txt preambulethumb.txt linkpicture&quot;&amp;[.C230]&amp;&quot;.txt preambule25.txt linkname&quot;&amp;[.C230]&amp;&quot;.txt preambule3.txt author&quot;&amp;[.C230]&amp;&quot;.txt preambule35.txt   text&quot;&amp;[.C230]&amp;&quot;.txt &gt; &quot;&amp;[.S230]&amp;&quot;.md&quot;" office:value-type="string" office:string-value="cat preambule1.txt title216.txt preambule2.txt  linkpicture216.txt preambulethumb.txt linkpicture216.txt preambule25.txt linkname216.txt preambule3.txt author216.txt preambule35.txt   text216.txt &gt; «Вечерний альбом».md" calcext:value-type="string">
            <text:p>cat preambule1.txt title216.txt preambule2.txt <text:s/>linkpicture216.txt preambulethumb.txt linkpicture216.txt preambule25.txt linkname216.txt preambule3.txt author216.txt preambule35.txt <text:s text:c="2"/>text216.txt &gt; «Вечерний альбом».md</text:p>
          </table:table-cell>
        </table:table-row>
        <table:table-row table:style-name="ro1">
          <table:table-cell/>
          <table:table-cell table:formula="of:=[.F231]-[.E231]" office:value-type="float" office:value="16" calcext:value-type="float">
            <text:p>16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3348" calcext:value-type="float">
            <text:p>3348</text:p>
          </table:table-cell>
          <table:table-cell table:formula="of:=[.E232]-1" office:value-type="float" office:value="3364" calcext:value-type="float">
            <text:p>3364</text:p>
          </table:table-cell>
          <table:table-cell table:formula="of:=IF([.F231]&gt;[.E231])" office:value-type="boolean" office:boolean-value="true" calcext:value-type="boolean">
            <text:p>ИСТИНА</text:p>
          </table:table-cell>
          <table:table-cell table:formula="of:=[.L$14]&amp;[.F231]&amp;&quot;p&quot;&amp;[.L$13]&amp;&quot; &gt; author&quot;&amp;[.C231]&amp;&quot;.txt&quot;" office:value-type="string" office:string-value="sed -n '3364p' &gt; author217.txt" calcext:value-type="string">
            <text:p>sed -n '3364p' &gt; author217.txt</text:p>
          </table:table-cell>
          <table:table-cell table:formula="of:=[.L$14]&amp;[.F231]&amp;&quot;p&quot;&amp;[.L$13]&amp;&quot;&quot;" office:value-type="string" office:string-value="sed -n '3364p'" calcext:value-type="string">
            <text:p>sed -n '3364p'</text:p>
          </table:table-cell>
          <table:table-cell table:formula="of:=[.E231]+1" office:value-type="float" office:value="3349" calcext:value-type="float">
            <text:p>3349</text:p>
          </table:table-cell>
          <table:table-cell table:formula="of:=[.F231]-1" office:value-type="float" office:value="3363" calcext:value-type="float">
            <text:p>3363</text:p>
          </table:table-cell>
          <table:table-cell table:formula="of:=[.L$14]&amp;[.J231]&amp;&quot;,&quot;&amp;[.K231]&amp;&quot;p;&quot;&amp;[.K231]&amp;&quot;q&quot;&amp;[.L$13]&amp;&quot; &gt; text&quot;&amp;[.C231]&amp;&quot;.txt&quot;" office:value-type="string" office:string-value="sed -n '3349,3363p;3363q' &gt; text217.txt" calcext:value-type="string">
            <text:p>sed -n '3349,3363p;3363q' &gt; text217.txt</text:p>
          </table:table-cell>
          <table:table-cell table:number-columns-repeated="3"/>
          <table:table-cell office:value-type="string" calcext:value-type="string">
            <text:p>К. Паустовский</text:p>
          </table:table-cell>
          <table:table-cell office:value-type="string" calcext:value-type="string">
            <text:p>Гиляровский</text:p>
          </table:table-cell>
          <table:table-cell/>
          <table:table-cell office:value-type="string" calcext:value-type="string">
            <text:p>Гиляровский</text:p>
          </table:table-cell>
          <table:table-cell table:number-columns-repeated="2"/>
          <table:table-cell table:formula="of:=&quot;echo -n &quot;&amp;[.Y$14]&amp;[.Q231]&amp;[.Y$14]&amp;&quot; | cat &gt; title&quot;&amp;[.C231]&amp;&quot;.txt&quot;" office:value-type="string" office:string-value="echo -n &quot;Гиляровский&quot; | cat &gt; title217.txt" calcext:value-type="string">
            <text:p>echo -n "Гиляровский" | cat &gt; title217.txt</text:p>
          </table:table-cell>
          <table:table-cell table:formula="of:=&quot;echo -n &quot;&amp;[.Y$14]&amp;[.P231]&amp;[.Y$14]&amp;&quot; | cat &gt; author&quot;&amp;[.C231]&amp;&quot;.txt&quot;" office:value-type="string" office:string-value="echo -n &quot;К. Паустовский&quot; | cat &gt; author217.txt" calcext:value-type="string">
            <text:p>echo -n "К. Паустовский" | cat &gt; author217.txt</text:p>
          </table:table-cell>
          <table:table-cell/>
          <table:table-cell table:formula="of:=&quot;cat preambule1.txt title&quot;&amp;[.C231]&amp;&quot;.txt preambule2.txt  linkpicture&quot;&amp;[.C231]&amp;&quot;.txt preambulethumb.txt linkpicture&quot;&amp;[.C231]&amp;&quot;.txt preambule25.txt linkname&quot;&amp;[.C231]&amp;&quot;.txt preambule3.txt author&quot;&amp;[.C231]&amp;&quot;.txt preambule35.txt   text&quot;&amp;[.C231]&amp;&quot;.txt &gt; &quot;&amp;[.S231]&amp;&quot;.md&quot;" office:value-type="string" office:string-value="cat preambule1.txt title217.txt preambule2.txt  linkpicture217.txt preambulethumb.txt linkpicture217.txt preambule25.txt linkname217.txt preambule3.txt author217.txt preambule35.txt   text217.txt &gt; Гиляровский.md" calcext:value-type="string">
            <text:p>cat preambule1.txt title217.txt preambule2.txt <text:s/>linkpicture217.txt preambulethumb.txt linkpicture217.txt preambule25.txt linkname217.txt preambule3.txt author217.txt preambule35.txt <text:s text:c="2"/>text217.txt &gt; Гиляровский.md</text:p>
          </table:table-cell>
        </table:table-row>
        <table:table-row table:style-name="ro1">
          <table:table-cell/>
          <table:table-cell table:formula="of:=[.F232]-[.E232]"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3365" calcext:value-type="float">
            <text:p>3365</text:p>
          </table:table-cell>
          <table:table-cell table:formula="of:=[.E233]-1" office:value-type="float" office:value="3377" calcext:value-type="float">
            <text:p>3377</text:p>
          </table:table-cell>
          <table:table-cell table:formula="of:=IF([.F232]&gt;[.E232])" office:value-type="boolean" office:boolean-value="true" calcext:value-type="boolean">
            <text:p>ИСТИНА</text:p>
          </table:table-cell>
          <table:table-cell table:formula="of:=[.L$14]&amp;[.F232]&amp;&quot;p&quot;&amp;[.L$13]&amp;&quot; &gt; author&quot;&amp;[.C232]&amp;&quot;.txt&quot;" office:value-type="string" office:string-value="sed -n '3377p' &gt; author218.txt" calcext:value-type="string">
            <text:p>sed -n '3377p' &gt; author218.txt</text:p>
          </table:table-cell>
          <table:table-cell table:formula="of:=[.L$14]&amp;[.F232]&amp;&quot;p&quot;&amp;[.L$13]&amp;&quot;&quot;" office:value-type="string" office:string-value="sed -n '3377p'" calcext:value-type="string">
            <text:p>sed -n '3377p'</text:p>
          </table:table-cell>
          <table:table-cell table:formula="of:=[.E232]+1" office:value-type="float" office:value="3366" calcext:value-type="float">
            <text:p>3366</text:p>
          </table:table-cell>
          <table:table-cell table:formula="of:=[.F232]-1" office:value-type="float" office:value="3376" calcext:value-type="float">
            <text:p>3376</text:p>
          </table:table-cell>
          <table:table-cell table:formula="of:=[.L$14]&amp;[.J232]&amp;&quot;,&quot;&amp;[.K232]&amp;&quot;p;&quot;&amp;[.K232]&amp;&quot;q&quot;&amp;[.L$13]&amp;&quot; &gt; text&quot;&amp;[.C232]&amp;&quot;.txt&quot;" office:value-type="string" office:string-value="sed -n '3366,3376p;3376q' &gt; text218.txt" calcext:value-type="string">
            <text:p>sed -n '3366,3376p;3376q' &gt; text218.txt</text:p>
          </table:table-cell>
          <table:table-cell table:number-columns-repeated="3"/>
          <table:table-cell office:value-type="string" calcext:value-type="string">
            <text:p>С. Маршак</text:p>
          </table:table-cell>
          <table:table-cell office:value-type="string" calcext:value-type="string">
            <text:p>Качалов</text:p>
          </table:table-cell>
          <table:table-cell/>
          <table:table-cell office:value-type="string" calcext:value-type="string">
            <text:p>Качалов</text:p>
          </table:table-cell>
          <table:table-cell table:number-columns-repeated="2"/>
          <table:table-cell table:formula="of:=&quot;echo -n &quot;&amp;[.Y$14]&amp;[.Q232]&amp;[.Y$14]&amp;&quot; | cat &gt; title&quot;&amp;[.C232]&amp;&quot;.txt&quot;" office:value-type="string" office:string-value="echo -n &quot;Качалов&quot; | cat &gt; title218.txt" calcext:value-type="string">
            <text:p>echo -n "Качалов" | cat &gt; title218.txt</text:p>
          </table:table-cell>
          <table:table-cell table:formula="of:=&quot;echo -n &quot;&amp;[.Y$14]&amp;[.P232]&amp;[.Y$14]&amp;&quot; | cat &gt; author&quot;&amp;[.C232]&amp;&quot;.txt&quot;" office:value-type="string" office:string-value="echo -n &quot;С. Маршак&quot; | cat &gt; author218.txt" calcext:value-type="string">
            <text:p>echo -n "С. Маршак" | cat &gt; author218.txt</text:p>
          </table:table-cell>
          <table:table-cell/>
          <table:table-cell table:formula="of:=&quot;cat preambule1.txt title&quot;&amp;[.C232]&amp;&quot;.txt preambule2.txt  linkpicture&quot;&amp;[.C232]&amp;&quot;.txt preambulethumb.txt linkpicture&quot;&amp;[.C232]&amp;&quot;.txt preambule25.txt linkname&quot;&amp;[.C232]&amp;&quot;.txt preambule3.txt author&quot;&amp;[.C232]&amp;&quot;.txt preambule35.txt   text&quot;&amp;[.C232]&amp;&quot;.txt &gt; &quot;&amp;[.S232]&amp;&quot;.md&quot;" office:value-type="string" office:string-value="cat preambule1.txt title218.txt preambule2.txt  linkpicture218.txt preambulethumb.txt linkpicture218.txt preambule25.txt linkname218.txt preambule3.txt author218.txt preambule35.txt   text218.txt &gt; Качалов.md" calcext:value-type="string">
            <text:p>cat preambule1.txt title218.txt preambule2.txt <text:s/>linkpicture218.txt preambulethumb.txt linkpicture218.txt preambule25.txt linkname218.txt preambule3.txt author218.txt preambule35.txt <text:s text:c="2"/>text218.txt &gt; Качалов.md</text:p>
          </table:table-cell>
        </table:table-row>
        <table:table-row table:style-name="ro1">
          <table:table-cell/>
          <table:table-cell table:formula="of:=[.F233]-[.E233]" office:value-type="float" office:value="17" calcext:value-type="float">
            <text:p>17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3378" calcext:value-type="float">
            <text:p>3378</text:p>
          </table:table-cell>
          <table:table-cell table:formula="of:=[.E234]-1" office:value-type="float" office:value="3395" calcext:value-type="float">
            <text:p>3395</text:p>
          </table:table-cell>
          <table:table-cell table:formula="of:=IF([.F233]&gt;[.E233])" office:value-type="boolean" office:boolean-value="true" calcext:value-type="boolean">
            <text:p>ИСТИНА</text:p>
          </table:table-cell>
          <table:table-cell table:formula="of:=[.L$14]&amp;[.F233]&amp;&quot;p&quot;&amp;[.L$13]&amp;&quot; &gt; author&quot;&amp;[.C233]&amp;&quot;.txt&quot;" office:value-type="string" office:string-value="sed -n '3395p' &gt; author219.txt" calcext:value-type="string">
            <text:p>sed -n '3395p' &gt; author219.txt</text:p>
          </table:table-cell>
          <table:table-cell table:formula="of:=[.L$14]&amp;[.F233]&amp;&quot;p&quot;&amp;[.L$13]&amp;&quot;&quot;" office:value-type="string" office:string-value="sed -n '3395p'" calcext:value-type="string">
            <text:p>sed -n '3395p'</text:p>
          </table:table-cell>
          <table:table-cell table:formula="of:=[.E233]+1" office:value-type="float" office:value="3379" calcext:value-type="float">
            <text:p>3379</text:p>
          </table:table-cell>
          <table:table-cell table:formula="of:=[.F233]-1" office:value-type="float" office:value="3394" calcext:value-type="float">
            <text:p>3394</text:p>
          </table:table-cell>
          <table:table-cell table:formula="of:=[.L$14]&amp;[.J233]&amp;&quot;,&quot;&amp;[.K233]&amp;&quot;p;&quot;&amp;[.K233]&amp;&quot;q&quot;&amp;[.L$13]&amp;&quot; &gt; text&quot;&amp;[.C233]&amp;&quot;.txt&quot;" office:value-type="string" office:string-value="sed -n '3379,3394p;3394q' &gt; text219.txt" calcext:value-type="string">
            <text:p>sed -n '3379,3394p;3394q' &gt; text219.txt</text:p>
          </table:table-cell>
          <table:table-cell table:number-columns-repeated="3"/>
          <table:table-cell office:value-type="string" calcext:value-type="string">
            <text:p>С. Шевцова</text:p>
          </table:table-cell>
          <table:table-cell office:value-type="string" calcext:value-type="string">
            <text:p>Анна Павлова</text:p>
          </table:table-cell>
          <table:table-cell/>
          <table:table-cell office:value-type="string" calcext:value-type="string">
            <text:p>Анна Павлова</text:p>
          </table:table-cell>
          <table:table-cell table:number-columns-repeated="2"/>
          <table:table-cell table:formula="of:=&quot;echo -n &quot;&amp;[.Y$14]&amp;[.Q233]&amp;[.Y$14]&amp;&quot; | cat &gt; title&quot;&amp;[.C233]&amp;&quot;.txt&quot;" office:value-type="string" office:string-value="echo -n &quot;Анна Павлова&quot; | cat &gt; title219.txt" calcext:value-type="string">
            <text:p>echo -n "Анна Павлова" | cat &gt; title219.txt</text:p>
          </table:table-cell>
          <table:table-cell table:formula="of:=&quot;echo -n &quot;&amp;[.Y$14]&amp;[.P233]&amp;[.Y$14]&amp;&quot; | cat &gt; author&quot;&amp;[.C233]&amp;&quot;.txt&quot;" office:value-type="string" office:string-value="echo -n &quot;С. Шевцова&quot; | cat &gt; author219.txt" calcext:value-type="string">
            <text:p>echo -n "С. Шевцова" | cat &gt; author219.txt</text:p>
          </table:table-cell>
          <table:table-cell/>
          <table:table-cell table:formula="of:=&quot;cat preambule1.txt title&quot;&amp;[.C233]&amp;&quot;.txt preambule2.txt  linkpicture&quot;&amp;[.C233]&amp;&quot;.txt preambulethumb.txt linkpicture&quot;&amp;[.C233]&amp;&quot;.txt preambule25.txt linkname&quot;&amp;[.C233]&amp;&quot;.txt preambule3.txt author&quot;&amp;[.C233]&amp;&quot;.txt preambule35.txt   text&quot;&amp;[.C233]&amp;&quot;.txt &gt; &quot;&amp;[.S233]&amp;&quot;.md&quot;" office:value-type="string" office:string-value="cat preambule1.txt title219.txt preambule2.txt  linkpicture219.txt preambulethumb.txt linkpicture219.txt preambule25.txt linkname219.txt preambule3.txt author219.txt preambule35.txt   text219.txt &gt; Анна Павлова.md" calcext:value-type="string">
            <text:p>cat preambule1.txt title219.txt preambule2.txt <text:s/>linkpicture219.txt preambulethumb.txt linkpicture219.txt preambule25.txt linkname219.txt preambule3.txt author219.txt preambule35.txt <text:s text:c="2"/>text219.txt &gt; Анна Павлова.md</text:p>
          </table:table-cell>
        </table:table-row>
        <table:table-row table:style-name="ro1">
          <table:table-cell/>
          <table:table-cell table:formula="of:=[.F234]-[.E234]" office:value-type="float" office:value="17" calcext:value-type="float">
            <text:p>17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3396" calcext:value-type="float">
            <text:p>3396</text:p>
          </table:table-cell>
          <table:table-cell table:formula="of:=[.E235]-1" office:value-type="float" office:value="3413" calcext:value-type="float">
            <text:p>3413</text:p>
          </table:table-cell>
          <table:table-cell table:formula="of:=IF([.F234]&gt;[.E234])" office:value-type="boolean" office:boolean-value="true" calcext:value-type="boolean">
            <text:p>ИСТИНА</text:p>
          </table:table-cell>
          <table:table-cell table:formula="of:=[.L$14]&amp;[.F234]&amp;&quot;p&quot;&amp;[.L$13]&amp;&quot; &gt; author&quot;&amp;[.C234]&amp;&quot;.txt&quot;" office:value-type="string" office:string-value="sed -n '3413p' &gt; author220.txt" calcext:value-type="string">
            <text:p>sed -n '3413p' &gt; author220.txt</text:p>
          </table:table-cell>
          <table:table-cell table:formula="of:=[.L$14]&amp;[.F234]&amp;&quot;p&quot;&amp;[.L$13]&amp;&quot;&quot;" office:value-type="string" office:string-value="sed -n '3413p'" calcext:value-type="string">
            <text:p>sed -n '3413p'</text:p>
          </table:table-cell>
          <table:table-cell table:formula="of:=[.E234]+1" office:value-type="float" office:value="3397" calcext:value-type="float">
            <text:p>3397</text:p>
          </table:table-cell>
          <table:table-cell table:formula="of:=[.F234]-1" office:value-type="float" office:value="3412" calcext:value-type="float">
            <text:p>3412</text:p>
          </table:table-cell>
          <table:table-cell table:formula="of:=[.L$14]&amp;[.J234]&amp;&quot;,&quot;&amp;[.K234]&amp;&quot;p;&quot;&amp;[.K234]&amp;&quot;q&quot;&amp;[.L$13]&amp;&quot; &gt; text&quot;&amp;[.C234]&amp;&quot;.txt&quot;" office:value-type="string" office:string-value="sed -n '3397,3412p;3412q' &gt; text220.txt" calcext:value-type="string">
            <text:p>sed -n '3397,3412p;3412q' &gt; text220.txt</text:p>
          </table:table-cell>
          <table:table-cell table:number-columns-repeated="3"/>
          <table:table-cell office:value-type="string" calcext:value-type="string">
            <text:p>Ал. Алтаев</text:p>
          </table:table-cell>
          <table:table-cell office:value-type="string" calcext:value-type="string">
            <text:p>Улыбка Моны Лизы</text:p>
          </table:table-cell>
          <table:table-cell/>
          <table:table-cell office:value-type="string" calcext:value-type="string">
            <text:p>Улыбка Моны Лизы</text:p>
          </table:table-cell>
          <table:table-cell table:number-columns-repeated="2"/>
          <table:table-cell table:formula="of:=&quot;echo -n &quot;&amp;[.Y$14]&amp;[.Q234]&amp;[.Y$14]&amp;&quot; | cat &gt; title&quot;&amp;[.C234]&amp;&quot;.txt&quot;" office:value-type="string" office:string-value="echo -n &quot;Улыбка Моны Лизы&quot; | cat &gt; title220.txt" calcext:value-type="string">
            <text:p>echo -n "Улыбка Моны Лизы" | cat &gt; title220.txt</text:p>
          </table:table-cell>
          <table:table-cell table:formula="of:=&quot;echo -n &quot;&amp;[.Y$14]&amp;[.P234]&amp;[.Y$14]&amp;&quot; | cat &gt; author&quot;&amp;[.C234]&amp;&quot;.txt&quot;" office:value-type="string" office:string-value="echo -n &quot;Ал. Алтаев&quot; | cat &gt; author220.txt" calcext:value-type="string">
            <text:p>echo -n "Ал. Алтаев" | cat &gt; author220.txt</text:p>
          </table:table-cell>
          <table:table-cell/>
          <table:table-cell table:formula="of:=&quot;cat preambule1.txt title&quot;&amp;[.C234]&amp;&quot;.txt preambule2.txt  linkpicture&quot;&amp;[.C234]&amp;&quot;.txt preambulethumb.txt linkpicture&quot;&amp;[.C234]&amp;&quot;.txt preambule25.txt linkname&quot;&amp;[.C234]&amp;&quot;.txt preambule3.txt author&quot;&amp;[.C234]&amp;&quot;.txt preambule35.txt   text&quot;&amp;[.C234]&amp;&quot;.txt &gt; &quot;&amp;[.S234]&amp;&quot;.md&quot;" office:value-type="string" office:string-value="cat preambule1.txt title220.txt preambule2.txt  linkpicture220.txt preambulethumb.txt linkpicture220.txt preambule25.txt linkname220.txt preambule3.txt author220.txt preambule35.txt   text220.txt &gt; Улыбка Моны Лизы.md" calcext:value-type="string">
            <text:p>cat preambule1.txt title220.txt preambule2.txt <text:s/>linkpicture220.txt preambulethumb.txt linkpicture220.txt preambule25.txt linkname220.txt preambule3.txt author220.txt preambule35.txt <text:s text:c="2"/>text220.txt &gt; Улыбка Моны Лизы.md</text:p>
          </table:table-cell>
        </table:table-row>
        <table:table-row table:style-name="ro1">
          <table:table-cell/>
          <table:table-cell table:formula="of:=[.F235]-[.E235]" office:value-type="float" office:value="11" calcext:value-type="float">
            <text:p>11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3414" calcext:value-type="float">
            <text:p>3414</text:p>
          </table:table-cell>
          <table:table-cell table:formula="of:=[.E236]-1" office:value-type="float" office:value="3425" calcext:value-type="float">
            <text:p>3425</text:p>
          </table:table-cell>
          <table:table-cell table:formula="of:=IF([.F235]&gt;[.E235])" office:value-type="boolean" office:boolean-value="true" calcext:value-type="boolean">
            <text:p>ИСТИНА</text:p>
          </table:table-cell>
          <table:table-cell table:formula="of:=[.L$14]&amp;[.F235]&amp;&quot;p&quot;&amp;[.L$13]&amp;&quot; &gt; author&quot;&amp;[.C235]&amp;&quot;.txt&quot;" office:value-type="string" office:string-value="sed -n '3425p' &gt; author221.txt" calcext:value-type="string">
            <text:p>sed -n '3425p' &gt; author221.txt</text:p>
          </table:table-cell>
          <table:table-cell table:formula="of:=[.L$14]&amp;[.F235]&amp;&quot;p&quot;&amp;[.L$13]&amp;&quot;&quot;" office:value-type="string" office:string-value="sed -n '3425p'" calcext:value-type="string">
            <text:p>sed -n '3425p'</text:p>
          </table:table-cell>
          <table:table-cell table:formula="of:=[.E235]+1" office:value-type="float" office:value="3415" calcext:value-type="float">
            <text:p>3415</text:p>
          </table:table-cell>
          <table:table-cell table:formula="of:=[.F235]-1" office:value-type="float" office:value="3424" calcext:value-type="float">
            <text:p>3424</text:p>
          </table:table-cell>
          <table:table-cell table:formula="of:=[.L$14]&amp;[.J235]&amp;&quot;,&quot;&amp;[.K235]&amp;&quot;p;&quot;&amp;[.K235]&amp;&quot;q&quot;&amp;[.L$13]&amp;&quot; &gt; text&quot;&amp;[.C235]&amp;&quot;.txt&quot;" office:value-type="string" office:string-value="sed -n '3415,3424p;3424q' &gt; text221.txt" calcext:value-type="string">
            <text:p>sed -n '3415,3424p;3424q' &gt; text221.txt</text:p>
          </table:table-cell>
          <table:table-cell table:number-columns-repeated="3"/>
          <table:table-cell office:value-type="string" calcext:value-type="string">
            <text:p>М. Бессараб</text:p>
          </table:table-cell>
          <table:table-cell office:value-type="string" calcext:value-type="string">
            <text:p>О Ландау</text:p>
          </table:table-cell>
          <table:table-cell/>
          <table:table-cell office:value-type="string" calcext:value-type="string">
            <text:p>О Ландау</text:p>
          </table:table-cell>
          <table:table-cell table:number-columns-repeated="2"/>
          <table:table-cell table:formula="of:=&quot;echo -n &quot;&amp;[.Y$14]&amp;[.Q235]&amp;[.Y$14]&amp;&quot; | cat &gt; title&quot;&amp;[.C235]&amp;&quot;.txt&quot;" office:value-type="string" office:string-value="echo -n &quot;О Ландау&quot; | cat &gt; title221.txt" calcext:value-type="string">
            <text:p>echo -n "О Ландау" | cat &gt; title221.txt</text:p>
          </table:table-cell>
          <table:table-cell table:formula="of:=&quot;echo -n &quot;&amp;[.Y$14]&amp;[.P235]&amp;[.Y$14]&amp;&quot; | cat &gt; author&quot;&amp;[.C235]&amp;&quot;.txt&quot;" office:value-type="string" office:string-value="echo -n &quot;М. Бессараб&quot; | cat &gt; author221.txt" calcext:value-type="string">
            <text:p>echo -n "М. Бессараб" | cat &gt; author221.txt</text:p>
          </table:table-cell>
          <table:table-cell/>
          <table:table-cell table:formula="of:=&quot;cat preambule1.txt title&quot;&amp;[.C235]&amp;&quot;.txt preambule2.txt  linkpicture&quot;&amp;[.C235]&amp;&quot;.txt preambulethumb.txt linkpicture&quot;&amp;[.C235]&amp;&quot;.txt preambule25.txt linkname&quot;&amp;[.C235]&amp;&quot;.txt preambule3.txt author&quot;&amp;[.C235]&amp;&quot;.txt preambule35.txt   text&quot;&amp;[.C235]&amp;&quot;.txt &gt; &quot;&amp;[.S235]&amp;&quot;.md&quot;" office:value-type="string" office:string-value="cat preambule1.txt title221.txt preambule2.txt  linkpicture221.txt preambulethumb.txt linkpicture221.txt preambule25.txt linkname221.txt preambule3.txt author221.txt preambule35.txt   text221.txt &gt; О Ландау.md" calcext:value-type="string">
            <text:p>cat preambule1.txt title221.txt preambule2.txt <text:s/>linkpicture221.txt preambulethumb.txt linkpicture221.txt preambule25.txt linkname221.txt preambule3.txt author221.txt preambule35.txt <text:s text:c="2"/>text221.txt &gt; О Ландау.md</text:p>
          </table:table-cell>
        </table:table-row>
        <table:table-row table:style-name="ro1">
          <table:table-cell/>
          <table:table-cell table:formula="of:=[.F236]-[.E236]" office:value-type="float" office:value="18" calcext:value-type="float">
            <text:p>18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3426" calcext:value-type="float">
            <text:p>3426</text:p>
          </table:table-cell>
          <table:table-cell table:formula="of:=[.E237]-1" office:value-type="float" office:value="3444" calcext:value-type="float">
            <text:p>3444</text:p>
          </table:table-cell>
          <table:table-cell table:formula="of:=IF([.F236]&gt;[.E236])" office:value-type="boolean" office:boolean-value="true" calcext:value-type="boolean">
            <text:p>ИСТИНА</text:p>
          </table:table-cell>
          <table:table-cell table:formula="of:=[.L$14]&amp;[.F236]&amp;&quot;p&quot;&amp;[.L$13]&amp;&quot; &gt; author&quot;&amp;[.C236]&amp;&quot;.txt&quot;" office:value-type="string" office:string-value="sed -n '3444p' &gt; author222.txt" calcext:value-type="string">
            <text:p>sed -n '3444p' &gt; author222.txt</text:p>
          </table:table-cell>
          <table:table-cell table:formula="of:=[.L$14]&amp;[.F236]&amp;&quot;p&quot;&amp;[.L$13]&amp;&quot;&quot;" office:value-type="string" office:string-value="sed -n '3444p'" calcext:value-type="string">
            <text:p>sed -n '3444p'</text:p>
          </table:table-cell>
          <table:table-cell table:formula="of:=[.E236]+1" office:value-type="float" office:value="3427" calcext:value-type="float">
            <text:p>3427</text:p>
          </table:table-cell>
          <table:table-cell table:formula="of:=[.F236]-1" office:value-type="float" office:value="3443" calcext:value-type="float">
            <text:p>3443</text:p>
          </table:table-cell>
          <table:table-cell table:formula="of:=[.L$14]&amp;[.J236]&amp;&quot;,&quot;&amp;[.K236]&amp;&quot;p;&quot;&amp;[.K236]&amp;&quot;q&quot;&amp;[.L$13]&amp;&quot; &gt; text&quot;&amp;[.C236]&amp;&quot;.txt&quot;" office:value-type="string" office:string-value="sed -n '3427,3443p;3443q' &gt; text222.txt" calcext:value-type="string">
            <text:p>sed -n '3427,3443p;3443q' &gt; text222.txt</text:p>
          </table:table-cell>
          <table:table-cell table:number-columns-repeated="3"/>
          <table:table-cell office:value-type="string" calcext:value-type="string">
            <text:p>Стивен Хокинг</text:p>
          </table:table-cell>
          <table:table-cell office:value-type="string" calcext:value-type="string">
            <text:p>Размышляя о Вселенной</text:p>
          </table:table-cell>
          <table:table-cell/>
          <table:table-cell office:value-type="string" calcext:value-type="string">
            <text:p>Размышляя о Вселенной</text:p>
          </table:table-cell>
          <table:table-cell table:number-columns-repeated="2"/>
          <table:table-cell table:formula="of:=&quot;echo -n &quot;&amp;[.Y$14]&amp;[.Q236]&amp;[.Y$14]&amp;&quot; | cat &gt; title&quot;&amp;[.C236]&amp;&quot;.txt&quot;" office:value-type="string" office:string-value="echo -n &quot;Размышляя о Вселенной&quot; | cat &gt; title222.txt" calcext:value-type="string">
            <text:p>echo -n "Размышляя о Вселенной" | cat &gt; title222.txt</text:p>
          </table:table-cell>
          <table:table-cell table:formula="of:=&quot;echo -n &quot;&amp;[.Y$14]&amp;[.P236]&amp;[.Y$14]&amp;&quot; | cat &gt; author&quot;&amp;[.C236]&amp;&quot;.txt&quot;" office:value-type="string" office:string-value="echo -n &quot;Стивен Хокинг&quot; | cat &gt; author222.txt" calcext:value-type="string">
            <text:p>echo -n "Стивен Хокинг" | cat &gt; author222.txt</text:p>
          </table:table-cell>
          <table:table-cell/>
          <table:table-cell table:formula="of:=&quot;cat preambule1.txt title&quot;&amp;[.C236]&amp;&quot;.txt preambule2.txt  linkpicture&quot;&amp;[.C236]&amp;&quot;.txt preambulethumb.txt linkpicture&quot;&amp;[.C236]&amp;&quot;.txt preambule25.txt linkname&quot;&amp;[.C236]&amp;&quot;.txt preambule3.txt author&quot;&amp;[.C236]&amp;&quot;.txt preambule35.txt   text&quot;&amp;[.C236]&amp;&quot;.txt &gt; &quot;&amp;[.S236]&amp;&quot;.md&quot;" office:value-type="string" office:string-value="cat preambule1.txt title222.txt preambule2.txt  linkpicture222.txt preambulethumb.txt linkpicture222.txt preambule25.txt linkname222.txt preambule3.txt author222.txt preambule35.txt   text222.txt &gt; Размышляя о Вселенной.md" calcext:value-type="string">
            <text:p>cat preambule1.txt title222.txt preambule2.txt <text:s/>linkpicture222.txt preambulethumb.txt linkpicture222.txt preambule25.txt linkname222.txt preambule3.txt author222.txt preambule35.txt <text:s text:c="2"/>text222.txt &gt; Размышляя о Вселенной.md</text:p>
          </table:table-cell>
        </table:table-row>
        <table:table-row table:style-name="ro1">
          <table:table-cell/>
          <table:table-cell table:formula="of:=[.F237]-[.E237]" office:value-type="float" office:value="12" calcext:value-type="float">
            <text:p>12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3445" calcext:value-type="float">
            <text:p>3445</text:p>
          </table:table-cell>
          <table:table-cell table:formula="of:=[.E238]-1" office:value-type="float" office:value="3457" calcext:value-type="float">
            <text:p>3457</text:p>
          </table:table-cell>
          <table:table-cell table:formula="of:=IF([.F237]&gt;[.E237])" office:value-type="boolean" office:boolean-value="true" calcext:value-type="boolean">
            <text:p>ИСТИНА</text:p>
          </table:table-cell>
          <table:table-cell table:formula="of:=[.L$14]&amp;[.F237]&amp;&quot;p&quot;&amp;[.L$13]&amp;&quot; &gt; author&quot;&amp;[.C237]&amp;&quot;.txt&quot;" office:value-type="string" office:string-value="sed -n '3457p' &gt; author223.txt" calcext:value-type="string">
            <text:p>sed -n '3457p' &gt; author223.txt</text:p>
          </table:table-cell>
          <table:table-cell table:formula="of:=[.L$14]&amp;[.F237]&amp;&quot;p&quot;&amp;[.L$13]&amp;&quot;&quot;" office:value-type="string" office:string-value="sed -n '3457p'" calcext:value-type="string">
            <text:p>sed -n '3457p'</text:p>
          </table:table-cell>
          <table:table-cell table:formula="of:=[.E237]+1" office:value-type="float" office:value="3446" calcext:value-type="float">
            <text:p>3446</text:p>
          </table:table-cell>
          <table:table-cell table:formula="of:=[.F237]-1" office:value-type="float" office:value="3456" calcext:value-type="float">
            <text:p>3456</text:p>
          </table:table-cell>
          <table:table-cell table:formula="of:=[.L$14]&amp;[.J237]&amp;&quot;,&quot;&amp;[.K237]&amp;&quot;p;&quot;&amp;[.K237]&amp;&quot;q&quot;&amp;[.L$13]&amp;&quot; &gt; text&quot;&amp;[.C237]&amp;&quot;.txt&quot;" office:value-type="string" office:string-value="sed -n '3446,3456p;3456q' &gt; text223.txt" calcext:value-type="string">
            <text:p>sed -n '3446,3456p;3456q' &gt; text223.txt</text:p>
          </table:table-cell>
          <table:table-cell table:number-columns-repeated="3"/>
          <table:table-cell office:value-type="string" calcext:value-type="string">
            <text:p>Д. Лихачев</text:p>
          </table:table-cell>
          <table:table-cell office:value-type="string" calcext:value-type="string">
            <text:p>Как говорить?</text:p>
          </table:table-cell>
          <table:table-cell/>
          <table:table-cell office:value-type="string" calcext:value-type="string">
            <text:p>Как говорить?</text:p>
          </table:table-cell>
          <table:table-cell table:number-columns-repeated="2"/>
          <table:table-cell table:formula="of:=&quot;echo -n &quot;&amp;[.Y$14]&amp;[.Q237]&amp;[.Y$14]&amp;&quot; | cat &gt; title&quot;&amp;[.C237]&amp;&quot;.txt&quot;" office:value-type="string" office:string-value="echo -n &quot;Как говорить?&quot; | cat &gt; title223.txt" calcext:value-type="string">
            <text:p>echo -n "Как говорить?" | cat &gt; title223.txt</text:p>
          </table:table-cell>
          <table:table-cell table:formula="of:=&quot;echo -n &quot;&amp;[.Y$14]&amp;[.P237]&amp;[.Y$14]&amp;&quot; | cat &gt; author&quot;&amp;[.C237]&amp;&quot;.txt&quot;" office:value-type="string" office:string-value="echo -n &quot;Д. Лихачев&quot; | cat &gt; author223.txt" calcext:value-type="string">
            <text:p>echo -n "Д. Лихачев" | cat &gt; author223.txt</text:p>
          </table:table-cell>
          <table:table-cell/>
          <table:table-cell table:formula="of:=&quot;cat preambule1.txt title&quot;&amp;[.C237]&amp;&quot;.txt preambule2.txt  linkpicture&quot;&amp;[.C237]&amp;&quot;.txt preambulethumb.txt linkpicture&quot;&amp;[.C237]&amp;&quot;.txt preambule25.txt linkname&quot;&amp;[.C237]&amp;&quot;.txt preambule3.txt author&quot;&amp;[.C237]&amp;&quot;.txt preambule35.txt   text&quot;&amp;[.C237]&amp;&quot;.txt &gt; &quot;&amp;[.S237]&amp;&quot;.md&quot;" office:value-type="string" office:string-value="cat preambule1.txt title223.txt preambule2.txt  linkpicture223.txt preambulethumb.txt linkpicture223.txt preambule25.txt linkname223.txt preambule3.txt author223.txt preambule35.txt   text223.txt &gt; Как говорить?.md" calcext:value-type="string">
            <text:p>cat preambule1.txt title223.txt preambule2.txt <text:s/>linkpicture223.txt preambulethumb.txt linkpicture223.txt preambule25.txt linkname223.txt preambule3.txt author223.txt preambule35.txt <text:s text:c="2"/>text223.txt &gt; Как говорить?.md</text:p>
          </table:table-cell>
        </table:table-row>
        <table:table-row table:style-name="ro1">
          <table:table-cell/>
          <table:table-cell table:formula="of:=[.F238]-[.E238]" office:value-type="float" office:value="12" calcext:value-type="float">
            <text:p>1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3458" calcext:value-type="float">
            <text:p>3458</text:p>
          </table:table-cell>
          <table:table-cell table:formula="of:=[.E239]-1" office:value-type="float" office:value="3470" calcext:value-type="float">
            <text:p>3470</text:p>
          </table:table-cell>
          <table:table-cell table:formula="of:=IF([.F238]&gt;[.E238])" office:value-type="boolean" office:boolean-value="true" calcext:value-type="boolean">
            <text:p>ИСТИНА</text:p>
          </table:table-cell>
          <table:table-cell table:formula="of:=[.L$14]&amp;[.F238]&amp;&quot;p&quot;&amp;[.L$13]&amp;&quot; &gt; author&quot;&amp;[.C238]&amp;&quot;.txt&quot;" office:value-type="string" office:string-value="sed -n '3470p' &gt; author224.txt" calcext:value-type="string">
            <text:p>sed -n '3470p' &gt; author224.txt</text:p>
          </table:table-cell>
          <table:table-cell table:formula="of:=[.L$14]&amp;[.F238]&amp;&quot;p&quot;&amp;[.L$13]&amp;&quot;&quot;" office:value-type="string" office:string-value="sed -n '3470p'" calcext:value-type="string">
            <text:p>sed -n '3470p'</text:p>
          </table:table-cell>
          <table:table-cell table:formula="of:=[.E238]+1" office:value-type="float" office:value="3459" calcext:value-type="float">
            <text:p>3459</text:p>
          </table:table-cell>
          <table:table-cell table:formula="of:=[.F238]-1" office:value-type="float" office:value="3469" calcext:value-type="float">
            <text:p>3469</text:p>
          </table:table-cell>
          <table:table-cell table:formula="of:=[.L$14]&amp;[.J238]&amp;&quot;,&quot;&amp;[.K238]&amp;&quot;p;&quot;&amp;[.K238]&amp;&quot;q&quot;&amp;[.L$13]&amp;&quot; &gt; text&quot;&amp;[.C238]&amp;&quot;.txt&quot;" office:value-type="string" office:string-value="sed -n '3459,3469p;3469q' &gt; text224.txt" calcext:value-type="string">
            <text:p>sed -n '3459,3469p;3469q' &gt; text224.txt</text:p>
          </table:table-cell>
          <table:table-cell table:number-columns-repeated="3"/>
          <table:table-cell office:value-type="string" calcext:value-type="string">
            <text:p>Д. Лихачев</text:p>
          </table:table-cell>
          <table:table-cell office:value-type="string" calcext:value-type="string">
            <text:p>О русской интеллигенции</text:p>
          </table:table-cell>
          <table:table-cell/>
          <table:table-cell office:value-type="string" calcext:value-type="string">
            <text:p>О русской интеллигенции</text:p>
          </table:table-cell>
          <table:table-cell table:number-columns-repeated="2"/>
          <table:table-cell table:formula="of:=&quot;echo -n &quot;&amp;[.Y$14]&amp;[.Q238]&amp;[.Y$14]&amp;&quot; | cat &gt; title&quot;&amp;[.C238]&amp;&quot;.txt&quot;" office:value-type="string" office:string-value="echo -n &quot;О русской интеллигенции&quot; | cat &gt; title224.txt" calcext:value-type="string">
            <text:p>echo -n "О русской интеллигенции" | cat &gt; title224.txt</text:p>
          </table:table-cell>
          <table:table-cell table:formula="of:=&quot;echo -n &quot;&amp;[.Y$14]&amp;[.P238]&amp;[.Y$14]&amp;&quot; | cat &gt; author&quot;&amp;[.C238]&amp;&quot;.txt&quot;" office:value-type="string" office:string-value="echo -n &quot;Д. Лихачев&quot; | cat &gt; author224.txt" calcext:value-type="string">
            <text:p>echo -n "Д. Лихачев" | cat &gt; author224.txt</text:p>
          </table:table-cell>
          <table:table-cell/>
          <table:table-cell table:formula="of:=&quot;cat preambule1.txt title&quot;&amp;[.C238]&amp;&quot;.txt preambule2.txt  linkpicture&quot;&amp;[.C238]&amp;&quot;.txt preambulethumb.txt linkpicture&quot;&amp;[.C238]&amp;&quot;.txt preambule25.txt linkname&quot;&amp;[.C238]&amp;&quot;.txt preambule3.txt author&quot;&amp;[.C238]&amp;&quot;.txt preambule35.txt   text&quot;&amp;[.C238]&amp;&quot;.txt &gt; &quot;&amp;[.S238]&amp;&quot;.md&quot;" office:value-type="string" office:string-value="cat preambule1.txt title224.txt preambule2.txt  linkpicture224.txt preambulethumb.txt linkpicture224.txt preambule25.txt linkname224.txt preambule3.txt author224.txt preambule35.txt   text224.txt &gt; О русской интеллигенции.md" calcext:value-type="string">
            <text:p>cat preambule1.txt title224.txt preambule2.txt <text:s/>linkpicture224.txt preambulethumb.txt linkpicture224.txt preambule25.txt linkname224.txt preambule3.txt author224.txt preambule35.txt <text:s text:c="2"/>text224.txt &gt; О русской интеллигенции.md</text:p>
          </table:table-cell>
        </table:table-row>
        <table:table-row table:style-name="ro1">
          <table:table-cell/>
          <table:table-cell table:formula="of:=[.F239]-[.E239]" office:value-type="float" office:value="12" calcext:value-type="float">
            <text:p>12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3471" calcext:value-type="float">
            <text:p>3471</text:p>
          </table:table-cell>
          <table:table-cell table:formula="of:=[.E240]-1" office:value-type="float" office:value="3483" calcext:value-type="float">
            <text:p>3483</text:p>
          </table:table-cell>
          <table:table-cell table:formula="of:=IF([.F239]&gt;[.E239])" office:value-type="boolean" office:boolean-value="true" calcext:value-type="boolean">
            <text:p>ИСТИНА</text:p>
          </table:table-cell>
          <table:table-cell table:formula="of:=[.L$14]&amp;[.F239]&amp;&quot;p&quot;&amp;[.L$13]&amp;&quot; &gt; author&quot;&amp;[.C239]&amp;&quot;.txt&quot;" office:value-type="string" office:string-value="sed -n '3483p' &gt; author225.txt" calcext:value-type="string">
            <text:p>sed -n '3483p' &gt; author225.txt</text:p>
          </table:table-cell>
          <table:table-cell table:formula="of:=[.L$14]&amp;[.F239]&amp;&quot;p&quot;&amp;[.L$13]&amp;&quot;&quot;" office:value-type="string" office:string-value="sed -n '3483p'" calcext:value-type="string">
            <text:p>sed -n '3483p'</text:p>
          </table:table-cell>
          <table:table-cell table:formula="of:=[.E239]+1" office:value-type="float" office:value="3472" calcext:value-type="float">
            <text:p>3472</text:p>
          </table:table-cell>
          <table:table-cell table:formula="of:=[.F239]-1" office:value-type="float" office:value="3482" calcext:value-type="float">
            <text:p>3482</text:p>
          </table:table-cell>
          <table:table-cell table:formula="of:=[.L$14]&amp;[.J239]&amp;&quot;,&quot;&amp;[.K239]&amp;&quot;p;&quot;&amp;[.K239]&amp;&quot;q&quot;&amp;[.L$13]&amp;&quot; &gt; text&quot;&amp;[.C239]&amp;&quot;.txt&quot;" office:value-type="string" office:string-value="sed -n '3472,3482p;3482q' &gt; text225.txt" calcext:value-type="string">
            <text:p>sed -n '3472,3482p;3482q' &gt; text225.txt</text:p>
          </table:table-cell>
          <table:table-cell table:number-columns-repeated="3"/>
          <table:table-cell office:value-type="string" calcext:value-type="string">
            <text:p>М. Гаспаров</text:p>
          </table:table-cell>
          <table:table-cell office:value-type="string" calcext:value-type="string">
            <text:p>Пифагор</text:p>
          </table:table-cell>
          <table:table-cell/>
          <table:table-cell office:value-type="string" calcext:value-type="string">
            <text:p>Пифагор</text:p>
          </table:table-cell>
          <table:table-cell table:number-columns-repeated="2"/>
          <table:table-cell table:formula="of:=&quot;echo -n &quot;&amp;[.Y$14]&amp;[.Q239]&amp;[.Y$14]&amp;&quot; | cat &gt; title&quot;&amp;[.C239]&amp;&quot;.txt&quot;" office:value-type="string" office:string-value="echo -n &quot;Пифагор&quot; | cat &gt; title225.txt" calcext:value-type="string">
            <text:p>echo -n "Пифагор" | cat &gt; title225.txt</text:p>
          </table:table-cell>
          <table:table-cell table:formula="of:=&quot;echo -n &quot;&amp;[.Y$14]&amp;[.P239]&amp;[.Y$14]&amp;&quot; | cat &gt; author&quot;&amp;[.C239]&amp;&quot;.txt&quot;" office:value-type="string" office:string-value="echo -n &quot;М. Гаспаров&quot; | cat &gt; author225.txt" calcext:value-type="string">
            <text:p>echo -n "М. Гаспаров" | cat &gt; author225.txt</text:p>
          </table:table-cell>
          <table:table-cell/>
          <table:table-cell table:formula="of:=&quot;cat preambule1.txt title&quot;&amp;[.C239]&amp;&quot;.txt preambule2.txt  linkpicture&quot;&amp;[.C239]&amp;&quot;.txt preambulethumb.txt linkpicture&quot;&amp;[.C239]&amp;&quot;.txt preambule25.txt linkname&quot;&amp;[.C239]&amp;&quot;.txt preambule3.txt author&quot;&amp;[.C239]&amp;&quot;.txt preambule35.txt   text&quot;&amp;[.C239]&amp;&quot;.txt &gt; &quot;&amp;[.S239]&amp;&quot;.md&quot;" office:value-type="string" office:string-value="cat preambule1.txt title225.txt preambule2.txt  linkpicture225.txt preambulethumb.txt linkpicture225.txt preambule25.txt linkname225.txt preambule3.txt author225.txt preambule35.txt   text225.txt &gt; Пифагор.md" calcext:value-type="string">
            <text:p>cat preambule1.txt title225.txt preambule2.txt <text:s/>linkpicture225.txt preambulethumb.txt linkpicture225.txt preambule25.txt linkname225.txt preambule3.txt author225.txt preambule35.txt <text:s text:c="2"/>text225.txt &gt; Пифагор.md</text:p>
          </table:table-cell>
        </table:table-row>
        <table:table-row table:style-name="ro1">
          <table:table-cell/>
          <table:table-cell table:formula="of:=[.F240]-[.E240]" office:value-type="float" office:value="12" calcext:value-type="float">
            <text:p>12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3484" calcext:value-type="float">
            <text:p>3484</text:p>
          </table:table-cell>
          <table:table-cell table:formula="of:=[.E241]-1" office:value-type="float" office:value="3496" calcext:value-type="float">
            <text:p>3496</text:p>
          </table:table-cell>
          <table:table-cell table:formula="of:=IF([.F240]&gt;[.E240])" office:value-type="boolean" office:boolean-value="true" calcext:value-type="boolean">
            <text:p>ИСТИНА</text:p>
          </table:table-cell>
          <table:table-cell table:formula="of:=[.L$14]&amp;[.F240]&amp;&quot;p&quot;&amp;[.L$13]&amp;&quot; &gt; author&quot;&amp;[.C240]&amp;&quot;.txt&quot;" office:value-type="string" office:string-value="sed -n '3496p' &gt; author226.txt" calcext:value-type="string">
            <text:p>sed -n '3496p' &gt; author226.txt</text:p>
          </table:table-cell>
          <table:table-cell table:formula="of:=[.L$14]&amp;[.F240]&amp;&quot;p&quot;&amp;[.L$13]&amp;&quot;&quot;" office:value-type="string" office:string-value="sed -n '3496p'" calcext:value-type="string">
            <text:p>sed -n '3496p'</text:p>
          </table:table-cell>
          <table:table-cell table:formula="of:=[.E240]+1" office:value-type="float" office:value="3485" calcext:value-type="float">
            <text:p>3485</text:p>
          </table:table-cell>
          <table:table-cell table:formula="of:=[.F240]-1" office:value-type="float" office:value="3495" calcext:value-type="float">
            <text:p>3495</text:p>
          </table:table-cell>
          <table:table-cell table:formula="of:=[.L$14]&amp;[.J240]&amp;&quot;,&quot;&amp;[.K240]&amp;&quot;p;&quot;&amp;[.K240]&amp;&quot;q&quot;&amp;[.L$13]&amp;&quot; &gt; text&quot;&amp;[.C240]&amp;&quot;.txt&quot;" office:value-type="string" office:string-value="sed -n '3485,3495p;3495q' &gt; text226.txt" calcext:value-type="string">
            <text:p>sed -n '3485,3495p;3495q' &gt; text226.txt</text:p>
          </table:table-cell>
          <table:table-cell table:number-columns-repeated="3"/>
          <table:table-cell office:value-type="string" calcext:value-type="string">
            <text:p>М. Гаспаров</text:p>
          </table:table-cell>
          <table:table-cell office:value-type="string" calcext:value-type="string">
            <text:p>Эзоп</text:p>
          </table:table-cell>
          <table:table-cell/>
          <table:table-cell office:value-type="string" calcext:value-type="string">
            <text:p>Эзоп</text:p>
          </table:table-cell>
          <table:table-cell table:number-columns-repeated="2"/>
          <table:table-cell table:formula="of:=&quot;echo -n &quot;&amp;[.Y$14]&amp;[.Q240]&amp;[.Y$14]&amp;&quot; | cat &gt; title&quot;&amp;[.C240]&amp;&quot;.txt&quot;" office:value-type="string" office:string-value="echo -n &quot;Эзоп&quot; | cat &gt; title226.txt" calcext:value-type="string">
            <text:p>echo -n "Эзоп" | cat &gt; title226.txt</text:p>
          </table:table-cell>
          <table:table-cell table:formula="of:=&quot;echo -n &quot;&amp;[.Y$14]&amp;[.P240]&amp;[.Y$14]&amp;&quot; | cat &gt; author&quot;&amp;[.C240]&amp;&quot;.txt&quot;" office:value-type="string" office:string-value="echo -n &quot;М. Гаспаров&quot; | cat &gt; author226.txt" calcext:value-type="string">
            <text:p>echo -n "М. Гаспаров" | cat &gt; author226.txt</text:p>
          </table:table-cell>
          <table:table-cell/>
          <table:table-cell table:formula="of:=&quot;cat preambule1.txt title&quot;&amp;[.C240]&amp;&quot;.txt preambule2.txt  linkpicture&quot;&amp;[.C240]&amp;&quot;.txt preambulethumb.txt linkpicture&quot;&amp;[.C240]&amp;&quot;.txt preambule25.txt linkname&quot;&amp;[.C240]&amp;&quot;.txt preambule3.txt author&quot;&amp;[.C240]&amp;&quot;.txt preambule35.txt   text&quot;&amp;[.C240]&amp;&quot;.txt &gt; &quot;&amp;[.S240]&amp;&quot;.md&quot;" office:value-type="string" office:string-value="cat preambule1.txt title226.txt preambule2.txt  linkpicture226.txt preambulethumb.txt linkpicture226.txt preambule25.txt linkname226.txt preambule3.txt author226.txt preambule35.txt   text226.txt &gt; Эзоп.md" calcext:value-type="string">
            <text:p>cat preambule1.txt title226.txt preambule2.txt <text:s/>linkpicture226.txt preambulethumb.txt linkpicture226.txt preambule25.txt linkname226.txt preambule3.txt author226.txt preambule35.txt <text:s text:c="2"/>text226.txt &gt; Эзоп.md</text:p>
          </table:table-cell>
        </table:table-row>
        <table:table-row table:style-name="ro1">
          <table:table-cell/>
          <table:table-cell table:formula="of:=[.F241]-[.E241]" office:value-type="float" office:value="14" calcext:value-type="float">
            <text:p>14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3497" calcext:value-type="float">
            <text:p>3497</text:p>
          </table:table-cell>
          <table:table-cell table:formula="of:=[.E242]-1" office:value-type="float" office:value="3511" calcext:value-type="float">
            <text:p>3511</text:p>
          </table:table-cell>
          <table:table-cell table:formula="of:=IF([.F241]&gt;[.E241])" office:value-type="boolean" office:boolean-value="true" calcext:value-type="boolean">
            <text:p>ИСТИНА</text:p>
          </table:table-cell>
          <table:table-cell table:formula="of:=[.L$14]&amp;[.F241]&amp;&quot;p&quot;&amp;[.L$13]&amp;&quot; &gt; author&quot;&amp;[.C241]&amp;&quot;.txt&quot;" office:value-type="string" office:string-value="sed -n '3511p' &gt; author227.txt" calcext:value-type="string">
            <text:p>sed -n '3511p' &gt; author227.txt</text:p>
          </table:table-cell>
          <table:table-cell table:formula="of:=[.L$14]&amp;[.F241]&amp;&quot;p&quot;&amp;[.L$13]&amp;&quot;&quot;" office:value-type="string" office:string-value="sed -n '3511p'" calcext:value-type="string">
            <text:p>sed -n '3511p'</text:p>
          </table:table-cell>
          <table:table-cell table:formula="of:=[.E241]+1" office:value-type="float" office:value="3498" calcext:value-type="float">
            <text:p>3498</text:p>
          </table:table-cell>
          <table:table-cell table:formula="of:=[.F241]-1" office:value-type="float" office:value="3510" calcext:value-type="float">
            <text:p>3510</text:p>
          </table:table-cell>
          <table:table-cell table:formula="of:=[.L$14]&amp;[.J241]&amp;&quot;,&quot;&amp;[.K241]&amp;&quot;p;&quot;&amp;[.K241]&amp;&quot;q&quot;&amp;[.L$13]&amp;&quot; &gt; text&quot;&amp;[.C241]&amp;&quot;.txt&quot;" office:value-type="string" office:string-value="sed -n '3498,3510p;3510q' &gt; text227.txt" calcext:value-type="string">
            <text:p>sed -n '3498,3510p;3510q' &gt; text227.txt</text:p>
          </table:table-cell>
          <table:table-cell table:number-columns-repeated="3"/>
          <table:table-cell office:value-type="string" calcext:value-type="string">
            <text:p>А. Немировский</text:p>
          </table:table-cell>
          <table:table-cell office:value-type="string" calcext:value-type="string">
            <text:p>Орфей и Эвридика</text:p>
          </table:table-cell>
          <table:table-cell/>
          <table:table-cell office:value-type="string" calcext:value-type="string">
            <text:p>Орфей и Эвридика</text:p>
          </table:table-cell>
          <table:table-cell table:number-columns-repeated="2"/>
          <table:table-cell table:formula="of:=&quot;echo -n &quot;&amp;[.Y$14]&amp;[.Q241]&amp;[.Y$14]&amp;&quot; | cat &gt; title&quot;&amp;[.C241]&amp;&quot;.txt&quot;" office:value-type="string" office:string-value="echo -n &quot;Орфей и Эвридика&quot; | cat &gt; title227.txt" calcext:value-type="string">
            <text:p>echo -n "Орфей и Эвридика" | cat &gt; title227.txt</text:p>
          </table:table-cell>
          <table:table-cell table:formula="of:=&quot;echo -n &quot;&amp;[.Y$14]&amp;[.P241]&amp;[.Y$14]&amp;&quot; | cat &gt; author&quot;&amp;[.C241]&amp;&quot;.txt&quot;" office:value-type="string" office:string-value="echo -n &quot;А. Немировский&quot; | cat &gt; author227.txt" calcext:value-type="string">
            <text:p>echo -n "А. Немировский" | cat &gt; author227.txt</text:p>
          </table:table-cell>
          <table:table-cell/>
          <table:table-cell table:formula="of:=&quot;cat preambule1.txt title&quot;&amp;[.C241]&amp;&quot;.txt preambule2.txt  linkpicture&quot;&amp;[.C241]&amp;&quot;.txt preambulethumb.txt linkpicture&quot;&amp;[.C241]&amp;&quot;.txt preambule25.txt linkname&quot;&amp;[.C241]&amp;&quot;.txt preambule3.txt author&quot;&amp;[.C241]&amp;&quot;.txt preambule35.txt   text&quot;&amp;[.C241]&amp;&quot;.txt &gt; &quot;&amp;[.S241]&amp;&quot;.md&quot;" office:value-type="string" office:string-value="cat preambule1.txt title227.txt preambule2.txt  linkpicture227.txt preambulethumb.txt linkpicture227.txt preambule25.txt linkname227.txt preambule3.txt author227.txt preambule35.txt   text227.txt &gt; Орфей и Эвридика.md" calcext:value-type="string">
            <text:p>cat preambule1.txt title227.txt preambule2.txt <text:s/>linkpicture227.txt preambulethumb.txt linkpicture227.txt preambule25.txt linkname227.txt preambule3.txt author227.txt preambule35.txt <text:s text:c="2"/>text227.txt &gt; Орфей и Эвридика.md</text:p>
          </table:table-cell>
        </table:table-row>
        <table:table-row table:style-name="ro1">
          <table:table-cell/>
          <table:table-cell table:formula="of:=[.F242]-[.E242]" office:value-type="float" office:value="13" calcext:value-type="float">
            <text:p>13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3512" calcext:value-type="float">
            <text:p>3512</text:p>
          </table:table-cell>
          <table:table-cell table:formula="of:=[.E243]-1" office:value-type="float" office:value="3525" calcext:value-type="float">
            <text:p>3525</text:p>
          </table:table-cell>
          <table:table-cell table:formula="of:=IF([.F242]&gt;[.E242])" office:value-type="boolean" office:boolean-value="true" calcext:value-type="boolean">
            <text:p>ИСТИНА</text:p>
          </table:table-cell>
          <table:table-cell table:formula="of:=[.L$14]&amp;[.F242]&amp;&quot;p&quot;&amp;[.L$13]&amp;&quot; &gt; author&quot;&amp;[.C242]&amp;&quot;.txt&quot;" office:value-type="string" office:string-value="sed -n '3525p' &gt; author228.txt" calcext:value-type="string">
            <text:p>sed -n '3525p' &gt; author228.txt</text:p>
          </table:table-cell>
          <table:table-cell table:formula="of:=[.L$14]&amp;[.F242]&amp;&quot;p&quot;&amp;[.L$13]&amp;&quot;&quot;" office:value-type="string" office:string-value="sed -n '3525p'" calcext:value-type="string">
            <text:p>sed -n '3525p'</text:p>
          </table:table-cell>
          <table:table-cell table:formula="of:=[.E242]+1" office:value-type="float" office:value="3513" calcext:value-type="float">
            <text:p>3513</text:p>
          </table:table-cell>
          <table:table-cell table:formula="of:=[.F242]-1" office:value-type="float" office:value="3524" calcext:value-type="float">
            <text:p>3524</text:p>
          </table:table-cell>
          <table:table-cell table:formula="of:=[.L$14]&amp;[.J242]&amp;&quot;,&quot;&amp;[.K242]&amp;&quot;p;&quot;&amp;[.K242]&amp;&quot;q&quot;&amp;[.L$13]&amp;&quot; &gt; text&quot;&amp;[.C242]&amp;&quot;.txt&quot;" office:value-type="string" office:string-value="sed -n '3513,3524p;3524q' &gt; text228.txt" calcext:value-type="string">
            <text:p>sed -n '3513,3524p;3524q' &gt; text228.txt</text:p>
          </table:table-cell>
          <table:table-cell table:number-columns-repeated="3"/>
          <table:table-cell office:value-type="string" calcext:value-type="string">
            <text:p>Из книги «Минск цветущий»</text:p>
          </table:table-cell>
          <table:table-cell office:value-type="string" calcext:value-type="string">
            <text:p>Национальная библиотека</text:p>
          </table:table-cell>
          <table:table-cell/>
          <table:table-cell office:value-type="string" calcext:value-type="string">
            <text:p>Национальная библиотека</text:p>
          </table:table-cell>
          <table:table-cell table:number-columns-repeated="2"/>
          <table:table-cell table:formula="of:=&quot;echo -n &quot;&amp;[.Y$14]&amp;[.Q242]&amp;[.Y$14]&amp;&quot; | cat &gt; title&quot;&amp;[.C242]&amp;&quot;.txt&quot;" office:value-type="string" office:string-value="echo -n &quot;Национальная библиотека&quot; | cat &gt; title228.txt" calcext:value-type="string">
            <text:p>echo -n "Национальная библиотека" | cat &gt; title228.txt</text:p>
          </table:table-cell>
          <table:table-cell table:formula="of:=&quot;echo -n &quot;&amp;[.Y$14]&amp;[.P242]&amp;[.Y$14]&amp;&quot; | cat &gt; author&quot;&amp;[.C242]&amp;&quot;.txt&quot;" office:value-type="string" office:string-value="echo -n &quot;Из книги «Минск цветущий»&quot; | cat &gt; author228.txt" calcext:value-type="string">
            <text:p>echo -n "Из книги «Минск цветущий»" | cat &gt; author228.txt</text:p>
          </table:table-cell>
          <table:table-cell/>
          <table:table-cell table:formula="of:=&quot;cat preambule1.txt title&quot;&amp;[.C242]&amp;&quot;.txt preambule2.txt  linkpicture&quot;&amp;[.C242]&amp;&quot;.txt preambulethumb.txt linkpicture&quot;&amp;[.C242]&amp;&quot;.txt preambule25.txt linkname&quot;&amp;[.C242]&amp;&quot;.txt preambule3.txt author&quot;&amp;[.C242]&amp;&quot;.txt preambule35.txt   text&quot;&amp;[.C242]&amp;&quot;.txt &gt; &quot;&amp;[.S242]&amp;&quot;.md&quot;" office:value-type="string" office:string-value="cat preambule1.txt title228.txt preambule2.txt  linkpicture228.txt preambulethumb.txt linkpicture228.txt preambule25.txt linkname228.txt preambule3.txt author228.txt preambule35.txt   text228.txt &gt; Национальная библиотека.md" calcext:value-type="string">
            <text:p>cat preambule1.txt title228.txt preambule2.txt <text:s/>linkpicture228.txt preambulethumb.txt linkpicture228.txt preambule25.txt linkname228.txt preambule3.txt author228.txt preambule35.txt <text:s text:c="2"/>text228.txt &gt; Национальная библиотека.md</text:p>
          </table:table-cell>
        </table:table-row>
        <table:table-row table:style-name="ro1">
          <table:table-cell/>
          <table:table-cell table:formula="of:=[.F243]-[.E243]" office:value-type="float" office:value="14" calcext:value-type="float">
            <text:p>14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3526" calcext:value-type="float">
            <text:p>3526</text:p>
          </table:table-cell>
          <table:table-cell table:formula="of:=[.E244]-1" office:value-type="float" office:value="3540" calcext:value-type="float">
            <text:p>3540</text:p>
          </table:table-cell>
          <table:table-cell table:formula="of:=IF([.F243]&gt;[.E243])" office:value-type="boolean" office:boolean-value="true" calcext:value-type="boolean">
            <text:p>ИСТИНА</text:p>
          </table:table-cell>
          <table:table-cell table:formula="of:=[.L$14]&amp;[.F243]&amp;&quot;p&quot;&amp;[.L$13]&amp;&quot; &gt; author&quot;&amp;[.C243]&amp;&quot;.txt&quot;" office:value-type="string" office:string-value="sed -n '3540p' &gt; author229.txt" calcext:value-type="string">
            <text:p>sed -n '3540p' &gt; author229.txt</text:p>
          </table:table-cell>
          <table:table-cell table:formula="of:=[.L$14]&amp;[.F243]&amp;&quot;p&quot;&amp;[.L$13]&amp;&quot;&quot;" office:value-type="string" office:string-value="sed -n '3540p'" calcext:value-type="string">
            <text:p>sed -n '3540p'</text:p>
          </table:table-cell>
          <table:table-cell table:formula="of:=[.E243]+1" office:value-type="float" office:value="3527" calcext:value-type="float">
            <text:p>3527</text:p>
          </table:table-cell>
          <table:table-cell table:formula="of:=[.F243]-1" office:value-type="float" office:value="3539" calcext:value-type="float">
            <text:p>3539</text:p>
          </table:table-cell>
          <table:table-cell table:formula="of:=[.L$14]&amp;[.J243]&amp;&quot;,&quot;&amp;[.K243]&amp;&quot;p;&quot;&amp;[.K243]&amp;&quot;q&quot;&amp;[.L$13]&amp;&quot; &gt; text&quot;&amp;[.C243]&amp;&quot;.txt&quot;" office:value-type="string" office:string-value="sed -n '3527,3539p;3539q' &gt; text229.txt" calcext:value-type="string">
            <text:p>sed -n '3527,3539p;3539q' &gt; text229.txt</text:p>
          </table:table-cell>
          <table:table-cell table:number-columns-repeated="3"/>
          <table:table-cell office:value-type="string" calcext:value-type="string">
            <text:p>Из книги «Лауреаты премии Союзного государства»</text:p>
          </table:table-cell>
          <table:table-cell office:value-type="string" calcext:value-type="string">
            <text:p>Иван Шамякин</text:p>
          </table:table-cell>
          <table:table-cell/>
          <table:table-cell office:value-type="string" calcext:value-type="string">
            <text:p>Иван Шамякин</text:p>
          </table:table-cell>
          <table:table-cell table:number-columns-repeated="2"/>
          <table:table-cell table:formula="of:=&quot;echo -n &quot;&amp;[.Y$14]&amp;[.Q243]&amp;[.Y$14]&amp;&quot; | cat &gt; title&quot;&amp;[.C243]&amp;&quot;.txt&quot;" office:value-type="string" office:string-value="echo -n &quot;Иван Шамякин&quot; | cat &gt; title229.txt" calcext:value-type="string">
            <text:p>echo -n "Иван Шамякин" | cat &gt; title229.txt</text:p>
          </table:table-cell>
          <table:table-cell table:formula="of:=&quot;echo -n &quot;&amp;[.Y$14]&amp;[.P243]&amp;[.Y$14]&amp;&quot; | cat &gt; author&quot;&amp;[.C243]&amp;&quot;.txt&quot;" office:value-type="string" office:string-value="echo -n &quot;Из книги «Лауреаты премии Союзного государства»&quot; | cat &gt; author229.txt" calcext:value-type="string">
            <text:p>echo -n "Из книги «Лауреаты премии Союзного государства»" | cat &gt; author229.txt</text:p>
          </table:table-cell>
          <table:table-cell/>
          <table:table-cell table:formula="of:=&quot;cat preambule1.txt title&quot;&amp;[.C243]&amp;&quot;.txt preambule2.txt  linkpicture&quot;&amp;[.C243]&amp;&quot;.txt preambulethumb.txt linkpicture&quot;&amp;[.C243]&amp;&quot;.txt preambule25.txt linkname&quot;&amp;[.C243]&amp;&quot;.txt preambule3.txt author&quot;&amp;[.C243]&amp;&quot;.txt preambule35.txt   text&quot;&amp;[.C243]&amp;&quot;.txt &gt; &quot;&amp;[.S243]&amp;&quot;.md&quot;" office:value-type="string" office:string-value="cat preambule1.txt title229.txt preambule2.txt  linkpicture229.txt preambulethumb.txt linkpicture229.txt preambule25.txt linkname229.txt preambule3.txt author229.txt preambule35.txt   text229.txt &gt; Иван Шамякин.md" calcext:value-type="string">
            <text:p>cat preambule1.txt title229.txt preambule2.txt <text:s/>linkpicture229.txt preambulethumb.txt linkpicture229.txt preambule25.txt linkname229.txt preambule3.txt author229.txt preambule35.txt <text:s text:c="2"/>text229.txt &gt; Иван Шамякин.md</text:p>
          </table:table-cell>
        </table:table-row>
        <table:table-row table:style-name="ro1">
          <table:table-cell/>
          <table:table-cell table:formula="of:=[.F244]-[.E244]"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3541" calcext:value-type="float">
            <text:p>3541</text:p>
          </table:table-cell>
          <table:table-cell table:formula="of:=[.E245]-1" office:value-type="float" office:value="3551" calcext:value-type="float">
            <text:p>3551</text:p>
          </table:table-cell>
          <table:table-cell table:formula="of:=IF([.F244]&gt;[.E244])" office:value-type="boolean" office:boolean-value="true" calcext:value-type="boolean">
            <text:p>ИСТИНА</text:p>
          </table:table-cell>
          <table:table-cell table:formula="of:=[.L$14]&amp;[.F244]&amp;&quot;p&quot;&amp;[.L$13]&amp;&quot; &gt; author&quot;&amp;[.C244]&amp;&quot;.txt&quot;" office:value-type="string" office:string-value="sed -n '3551p' &gt; author230.txt" calcext:value-type="string">
            <text:p>sed -n '3551p' &gt; author230.txt</text:p>
          </table:table-cell>
          <table:table-cell table:formula="of:=[.L$14]&amp;[.F244]&amp;&quot;p&quot;&amp;[.L$13]&amp;&quot;&quot;" office:value-type="string" office:string-value="sed -n '3551p'" calcext:value-type="string">
            <text:p>sed -n '3551p'</text:p>
          </table:table-cell>
          <table:table-cell table:formula="of:=[.E244]+1" office:value-type="float" office:value="3542" calcext:value-type="float">
            <text:p>3542</text:p>
          </table:table-cell>
          <table:table-cell table:formula="of:=[.F244]-1" office:value-type="float" office:value="3550" calcext:value-type="float">
            <text:p>3550</text:p>
          </table:table-cell>
          <table:table-cell table:formula="of:=[.L$14]&amp;[.J244]&amp;&quot;,&quot;&amp;[.K244]&amp;&quot;p;&quot;&amp;[.K244]&amp;&quot;q&quot;&amp;[.L$13]&amp;&quot; &gt; text&quot;&amp;[.C244]&amp;&quot;.txt&quot;" office:value-type="string" office:string-value="sed -n '3542,3550p;3550q' &gt; text230.txt" calcext:value-type="string">
            <text:p>sed -n '3542,3550p;3550q' &gt; text230.txt</text:p>
          </table:table-cell>
          <table:table-cell table:number-columns-repeated="3"/>
          <table:table-cell office:value-type="string" calcext:value-type="string">
            <text:p>Д. Лихачев</text:p>
          </table:table-cell>
          <table:table-cell office:value-type="string" calcext:value-type="string">
            <text:p>Любите читать!</text:p>
          </table:table-cell>
          <table:table-cell/>
          <table:table-cell office:value-type="string" calcext:value-type="string">
            <text:p>Любите читать!</text:p>
          </table:table-cell>
          <table:table-cell table:number-columns-repeated="2"/>
          <table:table-cell table:formula="of:=&quot;echo -n &quot;&amp;[.Y$14]&amp;[.Q244]&amp;[.Y$14]&amp;&quot; | cat &gt; title&quot;&amp;[.C244]&amp;&quot;.txt&quot;" office:value-type="string" office:string-value="echo -n &quot;Любите читать!&quot; | cat &gt; title230.txt" calcext:value-type="string">
            <text:p>echo -n "Любите читать!" | cat &gt; title230.txt</text:p>
          </table:table-cell>
          <table:table-cell table:formula="of:=&quot;echo -n &quot;&amp;[.Y$14]&amp;[.P244]&amp;[.Y$14]&amp;&quot; | cat &gt; author&quot;&amp;[.C244]&amp;&quot;.txt&quot;" office:value-type="string" office:string-value="echo -n &quot;Д. Лихачев&quot; | cat &gt; author230.txt" calcext:value-type="string">
            <text:p>echo -n "Д. Лихачев" | cat &gt; author230.txt</text:p>
          </table:table-cell>
          <table:table-cell/>
          <table:table-cell table:formula="of:=&quot;cat preambule1.txt title&quot;&amp;[.C244]&amp;&quot;.txt preambule2.txt  linkpicture&quot;&amp;[.C244]&amp;&quot;.txt preambulethumb.txt linkpicture&quot;&amp;[.C244]&amp;&quot;.txt preambule25.txt linkname&quot;&amp;[.C244]&amp;&quot;.txt preambule3.txt author&quot;&amp;[.C244]&amp;&quot;.txt preambule35.txt   text&quot;&amp;[.C244]&amp;&quot;.txt &gt; &quot;&amp;[.S244]&amp;&quot;.md&quot;" office:value-type="string" office:string-value="cat preambule1.txt title230.txt preambule2.txt  linkpicture230.txt preambulethumb.txt linkpicture230.txt preambule25.txt linkname230.txt preambule3.txt author230.txt preambule35.txt   text230.txt &gt; Любите читать!.md" calcext:value-type="string">
            <text:p>cat preambule1.txt title230.txt preambule2.txt <text:s/>linkpicture230.txt preambulethumb.txt linkpicture230.txt preambule25.txt linkname230.txt preambule3.txt author230.txt preambule35.txt <text:s text:c="2"/>text230.txt &gt; Любите читать!.md</text:p>
          </table:table-cell>
        </table:table-row>
        <table:table-row table:style-name="ro1">
          <table:table-cell/>
          <table:table-cell table:formula="of:=[.F245]-[.E245]" office:value-type="float" office:value="15" calcext:value-type="float">
            <text:p>15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3552" calcext:value-type="float">
            <text:p>3552</text:p>
          </table:table-cell>
          <table:table-cell table:formula="of:=[.E246]-1" office:value-type="float" office:value="3567" calcext:value-type="float">
            <text:p>3567</text:p>
          </table:table-cell>
          <table:table-cell table:formula="of:=IF([.F245]&gt;[.E245])" office:value-type="boolean" office:boolean-value="true" calcext:value-type="boolean">
            <text:p>ИСТИНА</text:p>
          </table:table-cell>
          <table:table-cell table:formula="of:=[.L$14]&amp;[.F245]&amp;&quot;p&quot;&amp;[.L$13]&amp;&quot; &gt; author&quot;&amp;[.C245]&amp;&quot;.txt&quot;" office:value-type="string" office:string-value="sed -n '3567p' &gt; author231.txt" calcext:value-type="string">
            <text:p>sed -n '3567p' &gt; author231.txt</text:p>
          </table:table-cell>
          <table:table-cell table:formula="of:=[.L$14]&amp;[.F245]&amp;&quot;p&quot;&amp;[.L$13]&amp;&quot;&quot;" office:value-type="string" office:string-value="sed -n '3567p'" calcext:value-type="string">
            <text:p>sed -n '3567p'</text:p>
          </table:table-cell>
          <table:table-cell table:formula="of:=[.E245]+1" office:value-type="float" office:value="3553" calcext:value-type="float">
            <text:p>3553</text:p>
          </table:table-cell>
          <table:table-cell table:formula="of:=[.F245]-1" office:value-type="float" office:value="3566" calcext:value-type="float">
            <text:p>3566</text:p>
          </table:table-cell>
          <table:table-cell table:formula="of:=[.L$14]&amp;[.J245]&amp;&quot;,&quot;&amp;[.K245]&amp;&quot;p;&quot;&amp;[.K245]&amp;&quot;q&quot;&amp;[.L$13]&amp;&quot; &gt; text&quot;&amp;[.C245]&amp;&quot;.txt&quot;" office:value-type="string" office:string-value="sed -n '3553,3566p;3566q' &gt; text231.txt" calcext:value-type="string">
            <text:p>sed -n '3553,3566p;3566q' &gt; text231.txt</text:p>
          </table:table-cell>
          <table:table-cell table:number-columns-repeated="3"/>
          <table:table-cell office:value-type="string" calcext:value-type="string">
            <text:p>Е. Осетров</text:p>
          </table:table-cell>
          <table:table-cell office:value-type="string" calcext:value-type="string">
            <text:p>Колокольный звон</text:p>
          </table:table-cell>
          <table:table-cell/>
          <table:table-cell office:value-type="string" calcext:value-type="string">
            <text:p>Колокольный звон</text:p>
          </table:table-cell>
          <table:table-cell table:number-columns-repeated="2"/>
          <table:table-cell table:formula="of:=&quot;echo -n &quot;&amp;[.Y$14]&amp;[.Q245]&amp;[.Y$14]&amp;&quot; | cat &gt; title&quot;&amp;[.C245]&amp;&quot;.txt&quot;" office:value-type="string" office:string-value="echo -n &quot;Колокольный звон&quot; | cat &gt; title231.txt" calcext:value-type="string">
            <text:p>echo -n "Колокольный звон" | cat &gt; title231.txt</text:p>
          </table:table-cell>
          <table:table-cell table:formula="of:=&quot;echo -n &quot;&amp;[.Y$14]&amp;[.P245]&amp;[.Y$14]&amp;&quot; | cat &gt; author&quot;&amp;[.C245]&amp;&quot;.txt&quot;" office:value-type="string" office:string-value="echo -n &quot;Е. Осетров&quot; | cat &gt; author231.txt" calcext:value-type="string">
            <text:p>echo -n "Е. Осетров" | cat &gt; author231.txt</text:p>
          </table:table-cell>
          <table:table-cell/>
          <table:table-cell table:formula="of:=&quot;cat preambule1.txt title&quot;&amp;[.C245]&amp;&quot;.txt preambule2.txt  linkpicture&quot;&amp;[.C245]&amp;&quot;.txt preambulethumb.txt linkpicture&quot;&amp;[.C245]&amp;&quot;.txt preambule25.txt linkname&quot;&amp;[.C245]&amp;&quot;.txt preambule3.txt author&quot;&amp;[.C245]&amp;&quot;.txt preambule35.txt   text&quot;&amp;[.C245]&amp;&quot;.txt &gt; &quot;&amp;[.S245]&amp;&quot;.md&quot;" office:value-type="string" office:string-value="cat preambule1.txt title231.txt preambule2.txt  linkpicture231.txt preambulethumb.txt linkpicture231.txt preambule25.txt linkname231.txt preambule3.txt author231.txt preambule35.txt   text231.txt &gt; Колокольный звон.md" calcext:value-type="string">
            <text:p>cat preambule1.txt title231.txt preambule2.txt <text:s/>linkpicture231.txt preambulethumb.txt linkpicture231.txt preambule25.txt linkname231.txt preambule3.txt author231.txt preambule35.txt <text:s text:c="2"/>text231.txt &gt; Колокольный звон.md</text:p>
          </table:table-cell>
        </table:table-row>
        <table:table-row table:style-name="ro1">
          <table:table-cell/>
          <table:table-cell table:formula="of:=[.F246]-[.E246]" office:value-type="float" office:value="13" calcext:value-type="float">
            <text:p>13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3568" calcext:value-type="float">
            <text:p>3568</text:p>
          </table:table-cell>
          <table:table-cell table:formula="of:=[.E247]-1" office:value-type="float" office:value="3581" calcext:value-type="float">
            <text:p>3581</text:p>
          </table:table-cell>
          <table:table-cell table:formula="of:=IF([.F246]&gt;[.E246])" office:value-type="boolean" office:boolean-value="true" calcext:value-type="boolean">
            <text:p>ИСТИНА</text:p>
          </table:table-cell>
          <table:table-cell table:formula="of:=[.L$14]&amp;[.F246]&amp;&quot;p&quot;&amp;[.L$13]&amp;&quot; &gt; author&quot;&amp;[.C246]&amp;&quot;.txt&quot;" office:value-type="string" office:string-value="sed -n '3581p' &gt; author232.txt" calcext:value-type="string">
            <text:p>sed -n '3581p' &gt; author232.txt</text:p>
          </table:table-cell>
          <table:table-cell table:formula="of:=[.L$14]&amp;[.F246]&amp;&quot;p&quot;&amp;[.L$13]&amp;&quot;&quot;" office:value-type="string" office:string-value="sed -n '3581p'" calcext:value-type="string">
            <text:p>sed -n '3581p'</text:p>
          </table:table-cell>
          <table:table-cell table:formula="of:=[.E246]+1" office:value-type="float" office:value="3569" calcext:value-type="float">
            <text:p>3569</text:p>
          </table:table-cell>
          <table:table-cell table:formula="of:=[.F246]-1" office:value-type="float" office:value="3580" calcext:value-type="float">
            <text:p>3580</text:p>
          </table:table-cell>
          <table:table-cell table:formula="of:=[.L$14]&amp;[.J246]&amp;&quot;,&quot;&amp;[.K246]&amp;&quot;p;&quot;&amp;[.K246]&amp;&quot;q&quot;&amp;[.L$13]&amp;&quot; &gt; text&quot;&amp;[.C246]&amp;&quot;.txt&quot;" office:value-type="string" office:string-value="sed -n '3569,3580p;3580q' &gt; text232.txt" calcext:value-type="string">
            <text:p>sed -n '3569,3580p;3580q' &gt; text232.txt</text:p>
          </table:table-cell>
          <table:table-cell table:number-columns-repeated="3"/>
          <table:table-cell office:value-type="string" calcext:value-type="string">
            <text:p>Д. Лихачев</text:p>
          </table:table-cell>
          <table:table-cell office:value-type="string" calcext:value-type="string">
            <text:p>Сады и парки</text:p>
          </table:table-cell>
          <table:table-cell/>
          <table:table-cell office:value-type="string" calcext:value-type="string">
            <text:p>Сады и парки</text:p>
          </table:table-cell>
          <table:table-cell table:number-columns-repeated="2"/>
          <table:table-cell table:formula="of:=&quot;echo -n &quot;&amp;[.Y$14]&amp;[.Q246]&amp;[.Y$14]&amp;&quot; | cat &gt; title&quot;&amp;[.C246]&amp;&quot;.txt&quot;" office:value-type="string" office:string-value="echo -n &quot;Сады и парки&quot; | cat &gt; title232.txt" calcext:value-type="string">
            <text:p>echo -n "Сады и парки" | cat &gt; title232.txt</text:p>
          </table:table-cell>
          <table:table-cell table:formula="of:=&quot;echo -n &quot;&amp;[.Y$14]&amp;[.P246]&amp;[.Y$14]&amp;&quot; | cat &gt; author&quot;&amp;[.C246]&amp;&quot;.txt&quot;" office:value-type="string" office:string-value="echo -n &quot;Д. Лихачев&quot; | cat &gt; author232.txt" calcext:value-type="string">
            <text:p>echo -n "Д. Лихачев" | cat &gt; author232.txt</text:p>
          </table:table-cell>
          <table:table-cell/>
          <table:table-cell table:formula="of:=&quot;cat preambule1.txt title&quot;&amp;[.C246]&amp;&quot;.txt preambule2.txt  linkpicture&quot;&amp;[.C246]&amp;&quot;.txt preambulethumb.txt linkpicture&quot;&amp;[.C246]&amp;&quot;.txt preambule25.txt linkname&quot;&amp;[.C246]&amp;&quot;.txt preambule3.txt author&quot;&amp;[.C246]&amp;&quot;.txt preambule35.txt   text&quot;&amp;[.C246]&amp;&quot;.txt &gt; &quot;&amp;[.S246]&amp;&quot;.md&quot;" office:value-type="string" office:string-value="cat preambule1.txt title232.txt preambule2.txt  linkpicture232.txt preambulethumb.txt linkpicture232.txt preambule25.txt linkname232.txt preambule3.txt author232.txt preambule35.txt   text232.txt &gt; Сады и парки.md" calcext:value-type="string">
            <text:p>cat preambule1.txt title232.txt preambule2.txt <text:s/>linkpicture232.txt preambulethumb.txt linkpicture232.txt preambule25.txt linkname232.txt preambule3.txt author232.txt preambule35.txt <text:s text:c="2"/>text232.txt &gt; Сады и парки.md</text:p>
          </table:table-cell>
        </table:table-row>
        <table:table-row table:style-name="ro1">
          <table:table-cell/>
          <table:table-cell table:formula="of:=[.F247]-[.E247]" office:value-type="float" office:value="14" calcext:value-type="float">
            <text:p>1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3582" calcext:value-type="float">
            <text:p>3582</text:p>
          </table:table-cell>
          <table:table-cell table:formula="of:=[.E248]-1" office:value-type="float" office:value="3596" calcext:value-type="float">
            <text:p>3596</text:p>
          </table:table-cell>
          <table:table-cell table:formula="of:=IF([.F247]&gt;[.E247])" office:value-type="boolean" office:boolean-value="true" calcext:value-type="boolean">
            <text:p>ИСТИНА</text:p>
          </table:table-cell>
          <table:table-cell table:formula="of:=[.L$14]&amp;[.F247]&amp;&quot;p&quot;&amp;[.L$13]&amp;&quot; &gt; author&quot;&amp;[.C247]&amp;&quot;.txt&quot;" office:value-type="string" office:string-value="sed -n '3596p' &gt; author233.txt" calcext:value-type="string">
            <text:p>sed -n '3596p' &gt; author233.txt</text:p>
          </table:table-cell>
          <table:table-cell table:formula="of:=[.L$14]&amp;[.F247]&amp;&quot;p&quot;&amp;[.L$13]&amp;&quot;&quot;" office:value-type="string" office:string-value="sed -n '3596p'" calcext:value-type="string">
            <text:p>sed -n '3596p'</text:p>
          </table:table-cell>
          <table:table-cell table:formula="of:=[.E247]+1" office:value-type="float" office:value="3583" calcext:value-type="float">
            <text:p>3583</text:p>
          </table:table-cell>
          <table:table-cell table:formula="of:=[.F247]-1" office:value-type="float" office:value="3595" calcext:value-type="float">
            <text:p>3595</text:p>
          </table:table-cell>
          <table:table-cell table:formula="of:=[.L$14]&amp;[.J247]&amp;&quot;,&quot;&amp;[.K247]&amp;&quot;p;&quot;&amp;[.K247]&amp;&quot;q&quot;&amp;[.L$13]&amp;&quot; &gt; text&quot;&amp;[.C247]&amp;&quot;.txt&quot;" office:value-type="string" office:string-value="sed -n '3583,3595p;3595q' &gt; text233.txt" calcext:value-type="string">
            <text:p>sed -n '3583,3595p;3595q' &gt; text233.txt</text:p>
          </table:table-cell>
          <table:table-cell table:number-columns-repeated="3"/>
          <table:table-cell office:value-type="string" calcext:value-type="string">
            <text:p>Д. Лихачев</text:p>
          </table:table-cell>
          <table:table-cell office:value-type="string" calcext:value-type="string">
            <text:p>О русской литературе</text:p>
          </table:table-cell>
          <table:table-cell/>
          <table:table-cell office:value-type="string" calcext:value-type="string">
            <text:p>О русской литературе</text:p>
          </table:table-cell>
          <table:table-cell table:number-columns-repeated="2"/>
          <table:table-cell table:formula="of:=&quot;echo -n &quot;&amp;[.Y$14]&amp;[.Q247]&amp;[.Y$14]&amp;&quot; | cat &gt; title&quot;&amp;[.C247]&amp;&quot;.txt&quot;" office:value-type="string" office:string-value="echo -n &quot;О русской литературе&quot; | cat &gt; title233.txt" calcext:value-type="string">
            <text:p>echo -n "О русской литературе" | cat &gt; title233.txt</text:p>
          </table:table-cell>
          <table:table-cell table:formula="of:=&quot;echo -n &quot;&amp;[.Y$14]&amp;[.P247]&amp;[.Y$14]&amp;&quot; | cat &gt; author&quot;&amp;[.C247]&amp;&quot;.txt&quot;" office:value-type="string" office:string-value="echo -n &quot;Д. Лихачев&quot; | cat &gt; author233.txt" calcext:value-type="string">
            <text:p>echo -n "Д. Лихачев" | cat &gt; author233.txt</text:p>
          </table:table-cell>
          <table:table-cell/>
          <table:table-cell table:formula="of:=&quot;cat preambule1.txt title&quot;&amp;[.C247]&amp;&quot;.txt preambule2.txt  linkpicture&quot;&amp;[.C247]&amp;&quot;.txt preambulethumb.txt linkpicture&quot;&amp;[.C247]&amp;&quot;.txt preambule25.txt linkname&quot;&amp;[.C247]&amp;&quot;.txt preambule3.txt author&quot;&amp;[.C247]&amp;&quot;.txt preambule35.txt   text&quot;&amp;[.C247]&amp;&quot;.txt &gt; &quot;&amp;[.S247]&amp;&quot;.md&quot;" office:value-type="string" office:string-value="cat preambule1.txt title233.txt preambule2.txt  linkpicture233.txt preambulethumb.txt linkpicture233.txt preambule25.txt linkname233.txt preambule3.txt author233.txt preambule35.txt   text233.txt &gt; О русской литературе.md" calcext:value-type="string">
            <text:p>cat preambule1.txt title233.txt preambule2.txt <text:s/>linkpicture233.txt preambulethumb.txt linkpicture233.txt preambule25.txt linkname233.txt preambule3.txt author233.txt preambule35.txt <text:s text:c="2"/>text233.txt &gt; О русской литературе.md</text:p>
          </table:table-cell>
        </table:table-row>
        <table:table-row table:style-name="ro1">
          <table:table-cell/>
          <table:table-cell table:formula="of:=[.F248]-[.E248]" office:value-type="float" office:value="14" calcext:value-type="float">
            <text:p>14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3597" calcext:value-type="float">
            <text:p>3597</text:p>
          </table:table-cell>
          <table:table-cell table:formula="of:=[.E249]-1" office:value-type="float" office:value="3611" calcext:value-type="float">
            <text:p>3611</text:p>
          </table:table-cell>
          <table:table-cell table:formula="of:=IF([.F248]&gt;[.E248])" office:value-type="boolean" office:boolean-value="true" calcext:value-type="boolean">
            <text:p>ИСТИНА</text:p>
          </table:table-cell>
          <table:table-cell table:formula="of:=[.L$14]&amp;[.F248]&amp;&quot;p&quot;&amp;[.L$13]&amp;&quot; &gt; author&quot;&amp;[.C248]&amp;&quot;.txt&quot;" office:value-type="string" office:string-value="sed -n '3611p' &gt; author234.txt" calcext:value-type="string">
            <text:p>sed -n '3611p' &gt; author234.txt</text:p>
          </table:table-cell>
          <table:table-cell table:formula="of:=[.L$14]&amp;[.F248]&amp;&quot;p&quot;&amp;[.L$13]&amp;&quot;&quot;" office:value-type="string" office:string-value="sed -n '3611p'" calcext:value-type="string">
            <text:p>sed -n '3611p'</text:p>
          </table:table-cell>
          <table:table-cell table:formula="of:=[.E248]+1" office:value-type="float" office:value="3598" calcext:value-type="float">
            <text:p>3598</text:p>
          </table:table-cell>
          <table:table-cell table:formula="of:=[.F248]-1" office:value-type="float" office:value="3610" calcext:value-type="float">
            <text:p>3610</text:p>
          </table:table-cell>
          <table:table-cell table:formula="of:=[.L$14]&amp;[.J248]&amp;&quot;,&quot;&amp;[.K248]&amp;&quot;p;&quot;&amp;[.K248]&amp;&quot;q&quot;&amp;[.L$13]&amp;&quot; &gt; text&quot;&amp;[.C248]&amp;&quot;.txt&quot;" office:value-type="string" office:string-value="sed -n '3598,3610p;3610q' &gt; text234.txt" calcext:value-type="string">
            <text:p>sed -n '3598,3610p;3610q' &gt; text234.txt</text:p>
          </table:table-cell>
          <table:table-cell table:number-columns-repeated="3"/>
          <table:table-cell office:value-type="string" calcext:value-type="string">
            <text:p>Е. Осетров</text:p>
          </table:table-cell>
          <table:table-cell office:value-type="string" calcext:value-type="string">
            <text:p>Царь-колокол и Царь-пушка</text:p>
          </table:table-cell>
          <table:table-cell/>
          <table:table-cell office:value-type="string" calcext:value-type="string">
            <text:p>Царь-колокол и Царь-пушка</text:p>
          </table:table-cell>
          <table:table-cell table:number-columns-repeated="2"/>
          <table:table-cell table:formula="of:=&quot;echo -n &quot;&amp;[.Y$14]&amp;[.Q248]&amp;[.Y$14]&amp;&quot; | cat &gt; title&quot;&amp;[.C248]&amp;&quot;.txt&quot;" office:value-type="string" office:string-value="echo -n &quot;Царь-колокол и Царь-пушка&quot; | cat &gt; title234.txt" calcext:value-type="string">
            <text:p>echo -n "Царь-колокол и Царь-пушка" | cat &gt; title234.txt</text:p>
          </table:table-cell>
          <table:table-cell table:formula="of:=&quot;echo -n &quot;&amp;[.Y$14]&amp;[.P248]&amp;[.Y$14]&amp;&quot; | cat &gt; author&quot;&amp;[.C248]&amp;&quot;.txt&quot;" office:value-type="string" office:string-value="echo -n &quot;Е. Осетров&quot; | cat &gt; author234.txt" calcext:value-type="string">
            <text:p>echo -n "Е. Осетров" | cat &gt; author234.txt</text:p>
          </table:table-cell>
          <table:table-cell/>
          <table:table-cell table:formula="of:=&quot;cat preambule1.txt title&quot;&amp;[.C248]&amp;&quot;.txt preambule2.txt  linkpicture&quot;&amp;[.C248]&amp;&quot;.txt preambulethumb.txt linkpicture&quot;&amp;[.C248]&amp;&quot;.txt preambule25.txt linkname&quot;&amp;[.C248]&amp;&quot;.txt preambule3.txt author&quot;&amp;[.C248]&amp;&quot;.txt preambule35.txt   text&quot;&amp;[.C248]&amp;&quot;.txt &gt; &quot;&amp;[.S248]&amp;&quot;.md&quot;" office:value-type="string" office:string-value="cat preambule1.txt title234.txt preambule2.txt  linkpicture234.txt preambulethumb.txt linkpicture234.txt preambule25.txt linkname234.txt preambule3.txt author234.txt preambule35.txt   text234.txt &gt; Царь-колокол и Царь-пушка.md" calcext:value-type="string">
            <text:p>cat preambule1.txt title234.txt preambule2.txt <text:s/>linkpicture234.txt preambulethumb.txt linkpicture234.txt preambule25.txt linkname234.txt preambule3.txt author234.txt preambule35.txt <text:s text:c="2"/>text234.txt &gt; Царь-колокол и Царь-пушка.md</text:p>
          </table:table-cell>
        </table:table-row>
        <table:table-row table:style-name="ro1">
          <table:table-cell/>
          <table:table-cell table:formula="of:=[.F249]-[.E249]" office:value-type="float" office:value="8" calcext:value-type="float">
            <text:p>8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3612" calcext:value-type="float">
            <text:p>3612</text:p>
          </table:table-cell>
          <table:table-cell table:formula="of:=[.E250]-1" office:value-type="float" office:value="3620" calcext:value-type="float">
            <text:p>3620</text:p>
          </table:table-cell>
          <table:table-cell table:formula="of:=IF([.F249]&gt;[.E249])" office:value-type="boolean" office:boolean-value="true" calcext:value-type="boolean">
            <text:p>ИСТИНА</text:p>
          </table:table-cell>
          <table:table-cell table:formula="of:=[.L$14]&amp;[.F249]&amp;&quot;p&quot;&amp;[.L$13]&amp;&quot; &gt; author&quot;&amp;[.C249]&amp;&quot;.txt&quot;" office:value-type="string" office:string-value="sed -n '3620p' &gt; author235.txt" calcext:value-type="string">
            <text:p>sed -n '3620p' &gt; author235.txt</text:p>
          </table:table-cell>
          <table:table-cell table:formula="of:=[.L$14]&amp;[.F249]&amp;&quot;p&quot;&amp;[.L$13]&amp;&quot;&quot;" office:value-type="string" office:string-value="sed -n '3620p'" calcext:value-type="string">
            <text:p>sed -n '3620p'</text:p>
          </table:table-cell>
          <table:table-cell table:formula="of:=[.E249]+1" office:value-type="float" office:value="3613" calcext:value-type="float">
            <text:p>3613</text:p>
          </table:table-cell>
          <table:table-cell table:formula="of:=[.F249]-1" office:value-type="float" office:value="3619" calcext:value-type="float">
            <text:p>3619</text:p>
          </table:table-cell>
          <table:table-cell table:formula="of:=[.L$14]&amp;[.J249]&amp;&quot;,&quot;&amp;[.K249]&amp;&quot;p;&quot;&amp;[.K249]&amp;&quot;q&quot;&amp;[.L$13]&amp;&quot; &gt; text&quot;&amp;[.C249]&amp;&quot;.txt&quot;" office:value-type="string" office:string-value="sed -n '3613,3619p;3619q' &gt; text235.txt" calcext:value-type="string">
            <text:p>sed -n '3613,3619p;3619q' &gt; text235.txt</text:p>
          </table:table-cell>
          <table:table-cell table:number-columns-repeated="3"/>
          <table:table-cell office:value-type="string" calcext:value-type="string">
            <text:p>А. Куприн</text:p>
          </table:table-cell>
          <table:table-cell office:value-type="string" calcext:value-type="string">
            <text:p>Барбос и Жулька</text:p>
          </table:table-cell>
          <table:table-cell/>
          <table:table-cell office:value-type="string" calcext:value-type="string">
            <text:p>Барбос и Жулька</text:p>
          </table:table-cell>
          <table:table-cell table:number-columns-repeated="2"/>
          <table:table-cell table:formula="of:=&quot;echo -n &quot;&amp;[.Y$14]&amp;[.Q249]&amp;[.Y$14]&amp;&quot; | cat &gt; title&quot;&amp;[.C249]&amp;&quot;.txt&quot;" office:value-type="string" office:string-value="echo -n &quot;Барбос и Жулька&quot; | cat &gt; title235.txt" calcext:value-type="string">
            <text:p>echo -n "Барбос и Жулька" | cat &gt; title235.txt</text:p>
          </table:table-cell>
          <table:table-cell table:formula="of:=&quot;echo -n &quot;&amp;[.Y$14]&amp;[.P249]&amp;[.Y$14]&amp;&quot; | cat &gt; author&quot;&amp;[.C249]&amp;&quot;.txt&quot;" office:value-type="string" office:string-value="echo -n &quot;А. Куприн&quot; | cat &gt; author235.txt" calcext:value-type="string">
            <text:p>echo -n "А. Куприн" | cat &gt; author235.txt</text:p>
          </table:table-cell>
          <table:table-cell/>
          <table:table-cell table:formula="of:=&quot;cat preambule1.txt title&quot;&amp;[.C249]&amp;&quot;.txt preambule2.txt  linkpicture&quot;&amp;[.C249]&amp;&quot;.txt preambulethumb.txt linkpicture&quot;&amp;[.C249]&amp;&quot;.txt preambule25.txt linkname&quot;&amp;[.C249]&amp;&quot;.txt preambule3.txt author&quot;&amp;[.C249]&amp;&quot;.txt preambule35.txt   text&quot;&amp;[.C249]&amp;&quot;.txt &gt; &quot;&amp;[.S249]&amp;&quot;.md&quot;" office:value-type="string" office:string-value="cat preambule1.txt title235.txt preambule2.txt  linkpicture235.txt preambulethumb.txt linkpicture235.txt preambule25.txt linkname235.txt preambule3.txt author235.txt preambule35.txt   text235.txt &gt; Барбос и Жулька.md" calcext:value-type="string">
            <text:p>cat preambule1.txt title235.txt preambule2.txt <text:s/>linkpicture235.txt preambulethumb.txt linkpicture235.txt preambule25.txt linkname235.txt preambule3.txt author235.txt preambule35.txt <text:s text:c="2"/>text235.txt &gt; Барбос и Жулька.md</text:p>
          </table:table-cell>
        </table:table-row>
        <table:table-row table:style-name="ro1">
          <table:table-cell/>
          <table:table-cell table:formula="of:=[.F250]-[.E250]" office:value-type="float" office:value="14" calcext:value-type="float">
            <text:p>14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3621" calcext:value-type="float">
            <text:p>3621</text:p>
          </table:table-cell>
          <table:table-cell table:formula="of:=[.E251]-1" office:value-type="float" office:value="3635" calcext:value-type="float">
            <text:p>3635</text:p>
          </table:table-cell>
          <table:table-cell table:formula="of:=IF([.F250]&gt;[.E250])" office:value-type="boolean" office:boolean-value="true" calcext:value-type="boolean">
            <text:p>ИСТИНА</text:p>
          </table:table-cell>
          <table:table-cell table:formula="of:=[.L$14]&amp;[.F250]&amp;&quot;p&quot;&amp;[.L$13]&amp;&quot; &gt; author&quot;&amp;[.C250]&amp;&quot;.txt&quot;" office:value-type="string" office:string-value="sed -n '3635p' &gt; author236.txt" calcext:value-type="string">
            <text:p>sed -n '3635p' &gt; author236.txt</text:p>
          </table:table-cell>
          <table:table-cell table:formula="of:=[.L$14]&amp;[.F250]&amp;&quot;p&quot;&amp;[.L$13]&amp;&quot;&quot;" office:value-type="string" office:string-value="sed -n '3635p'" calcext:value-type="string">
            <text:p>sed -n '3635p'</text:p>
          </table:table-cell>
          <table:table-cell table:formula="of:=[.E250]+1" office:value-type="float" office:value="3622" calcext:value-type="float">
            <text:p>3622</text:p>
          </table:table-cell>
          <table:table-cell table:formula="of:=[.F250]-1" office:value-type="float" office:value="3634" calcext:value-type="float">
            <text:p>3634</text:p>
          </table:table-cell>
          <table:table-cell table:formula="of:=[.L$14]&amp;[.J250]&amp;&quot;,&quot;&amp;[.K250]&amp;&quot;p;&quot;&amp;[.K250]&amp;&quot;q&quot;&amp;[.L$13]&amp;&quot; &gt; text&quot;&amp;[.C250]&amp;&quot;.txt&quot;" office:value-type="string" office:string-value="sed -n '3622,3634p;3634q' &gt; text236.txt" calcext:value-type="string">
            <text:p>sed -n '3622,3634p;3634q' &gt; text236.txt</text:p>
          </table:table-cell>
          <table:table-cell table:number-columns-repeated="3"/>
          <table:table-cell office:value-type="string" calcext:value-type="string">
            <text:p>А. Куприн</text:p>
          </table:table-cell>
          <table:table-cell office:value-type="string" calcext:value-type="string">
            <text:p>Памяти Чехова</text:p>
          </table:table-cell>
          <table:table-cell/>
          <table:table-cell office:value-type="string" calcext:value-type="string">
            <text:p>Памяти Чехова</text:p>
          </table:table-cell>
          <table:table-cell table:number-columns-repeated="2"/>
          <table:table-cell table:formula="of:=&quot;echo -n &quot;&amp;[.Y$14]&amp;[.Q250]&amp;[.Y$14]&amp;&quot; | cat &gt; title&quot;&amp;[.C250]&amp;&quot;.txt&quot;" office:value-type="string" office:string-value="echo -n &quot;Памяти Чехова&quot; | cat &gt; title236.txt" calcext:value-type="string">
            <text:p>echo -n "Памяти Чехова" | cat &gt; title236.txt</text:p>
          </table:table-cell>
          <table:table-cell table:formula="of:=&quot;echo -n &quot;&amp;[.Y$14]&amp;[.P250]&amp;[.Y$14]&amp;&quot; | cat &gt; author&quot;&amp;[.C250]&amp;&quot;.txt&quot;" office:value-type="string" office:string-value="echo -n &quot;А. Куприн&quot; | cat &gt; author236.txt" calcext:value-type="string">
            <text:p>echo -n "А. Куприн" | cat &gt; author236.txt</text:p>
          </table:table-cell>
          <table:table-cell/>
          <table:table-cell table:formula="of:=&quot;cat preambule1.txt title&quot;&amp;[.C250]&amp;&quot;.txt preambule2.txt  linkpicture&quot;&amp;[.C250]&amp;&quot;.txt preambulethumb.txt linkpicture&quot;&amp;[.C250]&amp;&quot;.txt preambule25.txt linkname&quot;&amp;[.C250]&amp;&quot;.txt preambule3.txt author&quot;&amp;[.C250]&amp;&quot;.txt preambule35.txt   text&quot;&amp;[.C250]&amp;&quot;.txt &gt; &quot;&amp;[.S250]&amp;&quot;.md&quot;" office:value-type="string" office:string-value="cat preambule1.txt title236.txt preambule2.txt  linkpicture236.txt preambulethumb.txt linkpicture236.txt preambule25.txt linkname236.txt preambule3.txt author236.txt preambule35.txt   text236.txt &gt; Памяти Чехова.md" calcext:value-type="string">
            <text:p>cat preambule1.txt title236.txt preambule2.txt <text:s/>linkpicture236.txt preambulethumb.txt linkpicture236.txt preambule25.txt linkname236.txt preambule3.txt author236.txt preambule35.txt <text:s text:c="2"/>text236.txt &gt; Памяти Чехова.md</text:p>
          </table:table-cell>
        </table:table-row>
        <table:table-row table:style-name="ro1">
          <table:table-cell/>
          <table:table-cell table:formula="of:=[.F251]-[.E251]"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3636" calcext:value-type="float">
            <text:p>3636</text:p>
          </table:table-cell>
          <table:table-cell table:formula="of:=[.E252]-1" office:value-type="float" office:value="3647" calcext:value-type="float">
            <text:p>3647</text:p>
          </table:table-cell>
          <table:table-cell table:formula="of:=IF([.F251]&gt;[.E251])" office:value-type="boolean" office:boolean-value="true" calcext:value-type="boolean">
            <text:p>ИСТИНА</text:p>
          </table:table-cell>
          <table:table-cell table:formula="of:=[.L$14]&amp;[.F251]&amp;&quot;p&quot;&amp;[.L$13]&amp;&quot; &gt; author&quot;&amp;[.C251]&amp;&quot;.txt&quot;" office:value-type="string" office:string-value="sed -n '3647p' &gt; author237.txt" calcext:value-type="string">
            <text:p>sed -n '3647p' &gt; author237.txt</text:p>
          </table:table-cell>
          <table:table-cell table:formula="of:=[.L$14]&amp;[.F251]&amp;&quot;p&quot;&amp;[.L$13]&amp;&quot;&quot;" office:value-type="string" office:string-value="sed -n '3647p'" calcext:value-type="string">
            <text:p>sed -n '3647p'</text:p>
          </table:table-cell>
          <table:table-cell table:formula="of:=[.E251]+1" office:value-type="float" office:value="3637" calcext:value-type="float">
            <text:p>3637</text:p>
          </table:table-cell>
          <table:table-cell table:formula="of:=[.F251]-1" office:value-type="float" office:value="3646" calcext:value-type="float">
            <text:p>3646</text:p>
          </table:table-cell>
          <table:table-cell table:formula="of:=[.L$14]&amp;[.J251]&amp;&quot;,&quot;&amp;[.K251]&amp;&quot;p;&quot;&amp;[.K251]&amp;&quot;q&quot;&amp;[.L$13]&amp;&quot; &gt; text&quot;&amp;[.C251]&amp;&quot;.txt&quot;" office:value-type="string" office:string-value="sed -n '3637,3646p;3646q' &gt; text237.txt" calcext:value-type="string">
            <text:p>sed -n '3637,3646p;3646q' &gt; text237.txt</text:p>
          </table:table-cell>
          <table:table-cell table:number-columns-repeated="3"/>
          <table:table-cell office:value-type="string" calcext:value-type="string">
            <text:p>А. Наумов</text:p>
          </table:table-cell>
          <table:table-cell office:value-type="string" calcext:value-type="string">
            <text:p>Полевые цветы</text:p>
          </table:table-cell>
          <table:table-cell/>
          <table:table-cell office:value-type="string" calcext:value-type="string">
            <text:p>Полевые цветы</text:p>
          </table:table-cell>
          <table:table-cell table:number-columns-repeated="2"/>
          <table:table-cell table:formula="of:=&quot;echo -n &quot;&amp;[.Y$14]&amp;[.Q251]&amp;[.Y$14]&amp;&quot; | cat &gt; title&quot;&amp;[.C251]&amp;&quot;.txt&quot;" office:value-type="string" office:string-value="echo -n &quot;Полевые цветы&quot; | cat &gt; title237.txt" calcext:value-type="string">
            <text:p>echo -n "Полевые цветы" | cat &gt; title237.txt</text:p>
          </table:table-cell>
          <table:table-cell table:formula="of:=&quot;echo -n &quot;&amp;[.Y$14]&amp;[.P251]&amp;[.Y$14]&amp;&quot; | cat &gt; author&quot;&amp;[.C251]&amp;&quot;.txt&quot;" office:value-type="string" office:string-value="echo -n &quot;А. Наумов&quot; | cat &gt; author237.txt" calcext:value-type="string">
            <text:p>echo -n "А. Наумов" | cat &gt; author237.txt</text:p>
          </table:table-cell>
          <table:table-cell/>
          <table:table-cell table:formula="of:=&quot;cat preambule1.txt title&quot;&amp;[.C251]&amp;&quot;.txt preambule2.txt  linkpicture&quot;&amp;[.C251]&amp;&quot;.txt preambulethumb.txt linkpicture&quot;&amp;[.C251]&amp;&quot;.txt preambule25.txt linkname&quot;&amp;[.C251]&amp;&quot;.txt preambule3.txt author&quot;&amp;[.C251]&amp;&quot;.txt preambule35.txt   text&quot;&amp;[.C251]&amp;&quot;.txt &gt; &quot;&amp;[.S251]&amp;&quot;.md&quot;" office:value-type="string" office:string-value="cat preambule1.txt title237.txt preambule2.txt  linkpicture237.txt preambulethumb.txt linkpicture237.txt preambule25.txt linkname237.txt preambule3.txt author237.txt preambule35.txt   text237.txt &gt; Полевые цветы.md" calcext:value-type="string">
            <text:p>cat preambule1.txt title237.txt preambule2.txt <text:s/>linkpicture237.txt preambulethumb.txt linkpicture237.txt preambule25.txt linkname237.txt preambule3.txt author237.txt preambule35.txt <text:s text:c="2"/>text237.txt &gt; Полевые цветы.md</text:p>
          </table:table-cell>
        </table:table-row>
        <table:table-row table:style-name="ro1">
          <table:table-cell/>
          <table:table-cell table:formula="of:=[.F252]-[.E252]" office:value-type="float" office:value="16" calcext:value-type="float">
            <text:p>16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3648" calcext:value-type="float">
            <text:p>3648</text:p>
          </table:table-cell>
          <table:table-cell table:formula="of:=[.E253]-1" office:value-type="float" office:value="3664" calcext:value-type="float">
            <text:p>3664</text:p>
          </table:table-cell>
          <table:table-cell table:formula="of:=IF([.F252]&gt;[.E252])" office:value-type="boolean" office:boolean-value="true" calcext:value-type="boolean">
            <text:p>ИСТИНА</text:p>
          </table:table-cell>
          <table:table-cell table:formula="of:=[.L$14]&amp;[.F252]&amp;&quot;p&quot;&amp;[.L$13]&amp;&quot; &gt; author&quot;&amp;[.C252]&amp;&quot;.txt&quot;" office:value-type="string" office:string-value="sed -n '3664p' &gt; author238.txt" calcext:value-type="string">
            <text:p>sed -n '3664p' &gt; author238.txt</text:p>
          </table:table-cell>
          <table:table-cell table:formula="of:=[.L$14]&amp;[.F252]&amp;&quot;p&quot;&amp;[.L$13]&amp;&quot;&quot;" office:value-type="string" office:string-value="sed -n '3664p'" calcext:value-type="string">
            <text:p>sed -n '3664p'</text:p>
          </table:table-cell>
          <table:table-cell table:formula="of:=[.E252]+1" office:value-type="float" office:value="3649" calcext:value-type="float">
            <text:p>3649</text:p>
          </table:table-cell>
          <table:table-cell table:formula="of:=[.F252]-1" office:value-type="float" office:value="3663" calcext:value-type="float">
            <text:p>3663</text:p>
          </table:table-cell>
          <table:table-cell table:formula="of:=[.L$14]&amp;[.J252]&amp;&quot;,&quot;&amp;[.K252]&amp;&quot;p;&quot;&amp;[.K252]&amp;&quot;q&quot;&amp;[.L$13]&amp;&quot; &gt; text&quot;&amp;[.C252]&amp;&quot;.txt&quot;" office:value-type="string" office:string-value="sed -n '3649,3663p;3663q' &gt; text238.txt" calcext:value-type="string">
            <text:p>sed -n '3649,3663p;3663q' &gt; text238.txt</text:p>
          </table:table-cell>
          <table:table-cell table:number-columns-repeated="3"/>
          <table:table-cell office:value-type="string" calcext:value-type="string">
            <text:p>В. Ходасевич</text:p>
          </table:table-cell>
          <table:table-cell office:value-type="string" calcext:value-type="string">
            <text:p>Федор Иванович Тютчев</text:p>
          </table:table-cell>
          <table:table-cell/>
          <table:table-cell office:value-type="string" calcext:value-type="string">
            <text:p>Федор Иванович Тютчев</text:p>
          </table:table-cell>
          <table:table-cell table:number-columns-repeated="2"/>
          <table:table-cell table:formula="of:=&quot;echo -n &quot;&amp;[.Y$14]&amp;[.Q252]&amp;[.Y$14]&amp;&quot; | cat &gt; title&quot;&amp;[.C252]&amp;&quot;.txt&quot;" office:value-type="string" office:string-value="echo -n &quot;Федор Иванович Тютчев&quot; | cat &gt; title238.txt" calcext:value-type="string">
            <text:p>echo -n "Федор Иванович Тютчев" | cat &gt; title238.txt</text:p>
          </table:table-cell>
          <table:table-cell table:formula="of:=&quot;echo -n &quot;&amp;[.Y$14]&amp;[.P252]&amp;[.Y$14]&amp;&quot; | cat &gt; author&quot;&amp;[.C252]&amp;&quot;.txt&quot;" office:value-type="string" office:string-value="echo -n &quot;В. Ходасевич&quot; | cat &gt; author238.txt" calcext:value-type="string">
            <text:p>echo -n "В. Ходасевич" | cat &gt; author238.txt</text:p>
          </table:table-cell>
          <table:table-cell/>
          <table:table-cell table:formula="of:=&quot;cat preambule1.txt title&quot;&amp;[.C252]&amp;&quot;.txt preambule2.txt  linkpicture&quot;&amp;[.C252]&amp;&quot;.txt preambulethumb.txt linkpicture&quot;&amp;[.C252]&amp;&quot;.txt preambule25.txt linkname&quot;&amp;[.C252]&amp;&quot;.txt preambule3.txt author&quot;&amp;[.C252]&amp;&quot;.txt preambule35.txt   text&quot;&amp;[.C252]&amp;&quot;.txt &gt; &quot;&amp;[.S252]&amp;&quot;.md&quot;" office:value-type="string" office:string-value="cat preambule1.txt title238.txt preambule2.txt  linkpicture238.txt preambulethumb.txt linkpicture238.txt preambule25.txt linkname238.txt preambule3.txt author238.txt preambule35.txt   text238.txt &gt; Федор Иванович Тютчев.md" calcext:value-type="string">
            <text:p>cat preambule1.txt title238.txt preambule2.txt <text:s/>linkpicture238.txt preambulethumb.txt linkpicture238.txt preambule25.txt linkname238.txt preambule3.txt author238.txt preambule35.txt <text:s text:c="2"/>text238.txt &gt; Федор Иванович Тютчев.md</text:p>
          </table:table-cell>
        </table:table-row>
        <table:table-row table:style-name="ro1">
          <table:table-cell/>
          <table:table-cell table:formula="of:=[.F253]-[.E253]" office:value-type="float" office:value="9" calcext:value-type="float">
            <text:p>9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3665" calcext:value-type="float">
            <text:p>3665</text:p>
          </table:table-cell>
          <table:table-cell table:formula="of:=[.E254]-1" office:value-type="float" office:value="3674" calcext:value-type="float">
            <text:p>3674</text:p>
          </table:table-cell>
          <table:table-cell table:formula="of:=IF([.F253]&gt;[.E253])" office:value-type="boolean" office:boolean-value="true" calcext:value-type="boolean">
            <text:p>ИСТИНА</text:p>
          </table:table-cell>
          <table:table-cell table:formula="of:=[.L$14]&amp;[.F253]&amp;&quot;p&quot;&amp;[.L$13]&amp;&quot; &gt; author&quot;&amp;[.C253]&amp;&quot;.txt&quot;" office:value-type="string" office:string-value="sed -n '3674p' &gt; author239.txt" calcext:value-type="string">
            <text:p>sed -n '3674p' &gt; author239.txt</text:p>
          </table:table-cell>
          <table:table-cell table:formula="of:=[.L$14]&amp;[.F253]&amp;&quot;p&quot;&amp;[.L$13]&amp;&quot;&quot;" office:value-type="string" office:string-value="sed -n '3674p'" calcext:value-type="string">
            <text:p>sed -n '3674p'</text:p>
          </table:table-cell>
          <table:table-cell table:formula="of:=[.E253]+1" office:value-type="float" office:value="3666" calcext:value-type="float">
            <text:p>3666</text:p>
          </table:table-cell>
          <table:table-cell table:formula="of:=[.F253]-1" office:value-type="float" office:value="3673" calcext:value-type="float">
            <text:p>3673</text:p>
          </table:table-cell>
          <table:table-cell table:formula="of:=[.L$14]&amp;[.J253]&amp;&quot;,&quot;&amp;[.K253]&amp;&quot;p;&quot;&amp;[.K253]&amp;&quot;q&quot;&amp;[.L$13]&amp;&quot; &gt; text&quot;&amp;[.C253]&amp;&quot;.txt&quot;" office:value-type="string" office:string-value="sed -n '3666,3673p;3673q' &gt; text239.txt" calcext:value-type="string">
            <text:p>sed -n '3666,3673p;3673q' &gt; text239.txt</text:p>
          </table:table-cell>
          <table:table-cell table:number-columns-repeated="3"/>
          <table:table-cell office:value-type="string" calcext:value-type="string">
            <text:p>В. Ходасевич</text:p>
          </table:table-cell>
          <table:table-cell office:value-type="string" calcext:value-type="string">
            <text:p>О Горьком</text:p>
          </table:table-cell>
          <table:table-cell/>
          <table:table-cell office:value-type="string" calcext:value-type="string">
            <text:p>О Горьком</text:p>
          </table:table-cell>
          <table:table-cell table:number-columns-repeated="2"/>
          <table:table-cell table:formula="of:=&quot;echo -n &quot;&amp;[.Y$14]&amp;[.Q253]&amp;[.Y$14]&amp;&quot; | cat &gt; title&quot;&amp;[.C253]&amp;&quot;.txt&quot;" office:value-type="string" office:string-value="echo -n &quot;О Горьком&quot; | cat &gt; title239.txt" calcext:value-type="string">
            <text:p>echo -n "О Горьком" | cat &gt; title239.txt</text:p>
          </table:table-cell>
          <table:table-cell table:formula="of:=&quot;echo -n &quot;&amp;[.Y$14]&amp;[.P253]&amp;[.Y$14]&amp;&quot; | cat &gt; author&quot;&amp;[.C253]&amp;&quot;.txt&quot;" office:value-type="string" office:string-value="echo -n &quot;В. Ходасевич&quot; | cat &gt; author239.txt" calcext:value-type="string">
            <text:p>echo -n "В. Ходасевич" | cat &gt; author239.txt</text:p>
          </table:table-cell>
          <table:table-cell/>
          <table:table-cell table:formula="of:=&quot;cat preambule1.txt title&quot;&amp;[.C253]&amp;&quot;.txt preambule2.txt  linkpicture&quot;&amp;[.C253]&amp;&quot;.txt preambulethumb.txt linkpicture&quot;&amp;[.C253]&amp;&quot;.txt preambule25.txt linkname&quot;&amp;[.C253]&amp;&quot;.txt preambule3.txt author&quot;&amp;[.C253]&amp;&quot;.txt preambule35.txt   text&quot;&amp;[.C253]&amp;&quot;.txt &gt; &quot;&amp;[.S253]&amp;&quot;.md&quot;" office:value-type="string" office:string-value="cat preambule1.txt title239.txt preambule2.txt  linkpicture239.txt preambulethumb.txt linkpicture239.txt preambule25.txt linkname239.txt preambule3.txt author239.txt preambule35.txt   text239.txt &gt; О Горьком.md" calcext:value-type="string">
            <text:p>cat preambule1.txt title239.txt preambule2.txt <text:s/>linkpicture239.txt preambulethumb.txt linkpicture239.txt preambule25.txt linkname239.txt preambule3.txt author239.txt preambule35.txt <text:s text:c="2"/>text239.txt &gt; О Горьком.md</text:p>
          </table:table-cell>
        </table:table-row>
        <table:table-row table:style-name="ro1">
          <table:table-cell/>
          <table:table-cell table:formula="of:=[.F254]-[.E254]"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3675" calcext:value-type="float">
            <text:p>3675</text:p>
          </table:table-cell>
          <table:table-cell table:formula="of:=[.E255]-1" office:value-type="float" office:value="3683" calcext:value-type="float">
            <text:p>3683</text:p>
          </table:table-cell>
          <table:table-cell table:formula="of:=IF([.F254]&gt;[.E254])" office:value-type="boolean" office:boolean-value="true" calcext:value-type="boolean">
            <text:p>ИСТИНА</text:p>
          </table:table-cell>
          <table:table-cell table:formula="of:=[.L$14]&amp;[.F254]&amp;&quot;p&quot;&amp;[.L$13]&amp;&quot; &gt; author&quot;&amp;[.C254]&amp;&quot;.txt&quot;" office:value-type="string" office:string-value="sed -n '3683p' &gt; author240.txt" calcext:value-type="string">
            <text:p>sed -n '3683p' &gt; author240.txt</text:p>
          </table:table-cell>
          <table:table-cell table:formula="of:=[.L$14]&amp;[.F254]&amp;&quot;p&quot;&amp;[.L$13]&amp;&quot;&quot;" office:value-type="string" office:string-value="sed -n '3683p'" calcext:value-type="string">
            <text:p>sed -n '3683p'</text:p>
          </table:table-cell>
          <table:table-cell table:formula="of:=[.E254]+1" office:value-type="float" office:value="3676" calcext:value-type="float">
            <text:p>3676</text:p>
          </table:table-cell>
          <table:table-cell table:formula="of:=[.F254]-1" office:value-type="float" office:value="3682" calcext:value-type="float">
            <text:p>3682</text:p>
          </table:table-cell>
          <table:table-cell table:formula="of:=[.L$14]&amp;[.J254]&amp;&quot;,&quot;&amp;[.K254]&amp;&quot;p;&quot;&amp;[.K254]&amp;&quot;q&quot;&amp;[.L$13]&amp;&quot; &gt; text&quot;&amp;[.C254]&amp;&quot;.txt&quot;" office:value-type="string" office:string-value="sed -n '3676,3682p;3682q' &gt; text240.txt" calcext:value-type="string">
            <text:p>sed -n '3676,3682p;3682q' &gt; text240.txt</text:p>
          </table:table-cell>
          <table:table-cell table:number-columns-repeated="3"/>
          <table:table-cell office:value-type="string" calcext:value-type="string">
            <text:p>И. Бунин</text:p>
          </table:table-cell>
          <table:table-cell office:value-type="string" calcext:value-type="string">
            <text:p>«Надежда»</text:p>
          </table:table-cell>
          <table:table-cell/>
          <table:table-cell office:value-type="string" calcext:value-type="string">
            <text:p>«Надежда»</text:p>
          </table:table-cell>
          <table:table-cell table:number-columns-repeated="2"/>
          <table:table-cell table:formula="of:=&quot;echo -n &quot;&amp;[.Y$14]&amp;[.Q254]&amp;[.Y$14]&amp;&quot; | cat &gt; title&quot;&amp;[.C254]&amp;&quot;.txt&quot;" office:value-type="string" office:string-value="echo -n &quot;«Надежда»&quot; | cat &gt; title240.txt" calcext:value-type="string">
            <text:p>echo -n "«Надежда»" | cat &gt; title240.txt</text:p>
          </table:table-cell>
          <table:table-cell table:formula="of:=&quot;echo -n &quot;&amp;[.Y$14]&amp;[.P254]&amp;[.Y$14]&amp;&quot; | cat &gt; author&quot;&amp;[.C254]&amp;&quot;.txt&quot;" office:value-type="string" office:string-value="echo -n &quot;И. Бунин&quot; | cat &gt; author240.txt" calcext:value-type="string">
            <text:p>echo -n "И. Бунин" | cat &gt; author240.txt</text:p>
          </table:table-cell>
          <table:table-cell/>
          <table:table-cell table:formula="of:=&quot;cat preambule1.txt title&quot;&amp;[.C254]&amp;&quot;.txt preambule2.txt  linkpicture&quot;&amp;[.C254]&amp;&quot;.txt preambulethumb.txt linkpicture&quot;&amp;[.C254]&amp;&quot;.txt preambule25.txt linkname&quot;&amp;[.C254]&amp;&quot;.txt preambule3.txt author&quot;&amp;[.C254]&amp;&quot;.txt preambule35.txt   text&quot;&amp;[.C254]&amp;&quot;.txt &gt; &quot;&amp;[.S254]&amp;&quot;.md&quot;" office:value-type="string" office:string-value="cat preambule1.txt title240.txt preambule2.txt  linkpicture240.txt preambulethumb.txt linkpicture240.txt preambule25.txt linkname240.txt preambule3.txt author240.txt preambule35.txt   text240.txt &gt; «Надежда».md" calcext:value-type="string">
            <text:p>cat preambule1.txt title240.txt preambule2.txt <text:s/>linkpicture240.txt preambulethumb.txt linkpicture240.txt preambule25.txt linkname240.txt preambule3.txt author240.txt preambule35.txt <text:s text:c="2"/>text240.txt &gt; «Надежда».md</text:p>
          </table:table-cell>
        </table:table-row>
        <table:table-row table:style-name="ro1">
          <table:table-cell/>
          <table:table-cell table:formula="of:=[.F255]-[.E255]" office:value-type="float" office:value="10" calcext:value-type="float">
            <text:p>10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684" calcext:value-type="float">
            <text:p>3684</text:p>
          </table:table-cell>
          <table:table-cell table:formula="of:=[.E256]-1" office:value-type="float" office:value="3694" calcext:value-type="float">
            <text:p>3694</text:p>
          </table:table-cell>
          <table:table-cell table:formula="of:=IF([.F255]&gt;[.E255])" office:value-type="boolean" office:boolean-value="true" calcext:value-type="boolean">
            <text:p>ИСТИНА</text:p>
          </table:table-cell>
          <table:table-cell table:formula="of:=[.L$14]&amp;[.F255]&amp;&quot;p&quot;&amp;[.L$13]&amp;&quot; &gt; author&quot;&amp;[.C255]&amp;&quot;.txt&quot;" office:value-type="string" office:string-value="sed -n '3694p' &gt; author241.txt" calcext:value-type="string">
            <text:p>sed -n '3694p' &gt; author241.txt</text:p>
          </table:table-cell>
          <table:table-cell table:formula="of:=[.L$14]&amp;[.F255]&amp;&quot;p&quot;&amp;[.L$13]&amp;&quot;&quot;" office:value-type="string" office:string-value="sed -n '3694p'" calcext:value-type="string">
            <text:p>sed -n '3694p'</text:p>
          </table:table-cell>
          <table:table-cell table:formula="of:=[.E255]+1" office:value-type="float" office:value="3685" calcext:value-type="float">
            <text:p>3685</text:p>
          </table:table-cell>
          <table:table-cell table:formula="of:=[.F255]-1" office:value-type="float" office:value="3693" calcext:value-type="float">
            <text:p>3693</text:p>
          </table:table-cell>
          <table:table-cell table:formula="of:=[.L$14]&amp;[.J255]&amp;&quot;,&quot;&amp;[.K255]&amp;&quot;p;&quot;&amp;[.K255]&amp;&quot;q&quot;&amp;[.L$13]&amp;&quot; &gt; text&quot;&amp;[.C255]&amp;&quot;.txt&quot;" office:value-type="string" office:string-value="sed -n '3685,3693p;3693q' &gt; text241.txt" calcext:value-type="string">
            <text:p>sed -n '3685,3693p;3693q' &gt; text241.txt</text:p>
          </table:table-cell>
          <table:table-cell table:number-columns-repeated="3"/>
          <table:table-cell office:value-type="string" calcext:value-type="string">
            <text:p>Н. Гоголь</text:p>
          </table:table-cell>
          <table:table-cell office:value-type="string" calcext:value-type="string">
            <text:p>Несколько слов о Пушкине</text:p>
          </table:table-cell>
          <table:table-cell/>
          <table:table-cell office:value-type="string" calcext:value-type="string">
            <text:p>Несколько слов о Пушкине</text:p>
          </table:table-cell>
          <table:table-cell table:number-columns-repeated="2"/>
          <table:table-cell table:formula="of:=&quot;echo -n &quot;&amp;[.Y$14]&amp;[.Q255]&amp;[.Y$14]&amp;&quot; | cat &gt; title&quot;&amp;[.C255]&amp;&quot;.txt&quot;" office:value-type="string" office:string-value="echo -n &quot;Несколько слов о Пушкине&quot; | cat &gt; title241.txt" calcext:value-type="string">
            <text:p>echo -n "Несколько слов о Пушкине" | cat &gt; title241.txt</text:p>
          </table:table-cell>
          <table:table-cell table:formula="of:=&quot;echo -n &quot;&amp;[.Y$14]&amp;[.P255]&amp;[.Y$14]&amp;&quot; | cat &gt; author&quot;&amp;[.C255]&amp;&quot;.txt&quot;" office:value-type="string" office:string-value="echo -n &quot;Н. Гоголь&quot; | cat &gt; author241.txt" calcext:value-type="string">
            <text:p>echo -n "Н. Гоголь" | cat &gt; author241.txt</text:p>
          </table:table-cell>
          <table:table-cell/>
          <table:table-cell table:formula="of:=&quot;cat preambule1.txt title&quot;&amp;[.C255]&amp;&quot;.txt preambule2.txt  linkpicture&quot;&amp;[.C255]&amp;&quot;.txt preambulethumb.txt linkpicture&quot;&amp;[.C255]&amp;&quot;.txt preambule25.txt linkname&quot;&amp;[.C255]&amp;&quot;.txt preambule3.txt author&quot;&amp;[.C255]&amp;&quot;.txt preambule35.txt   text&quot;&amp;[.C255]&amp;&quot;.txt &gt; &quot;&amp;[.S255]&amp;&quot;.md&quot;" office:value-type="string" office:string-value="cat preambule1.txt title241.txt preambule2.txt  linkpicture241.txt preambulethumb.txt linkpicture241.txt preambule25.txt linkname241.txt preambule3.txt author241.txt preambule35.txt   text241.txt &gt; Несколько слов о Пушкине.md" calcext:value-type="string">
            <text:p>cat preambule1.txt title241.txt preambule2.txt <text:s/>linkpicture241.txt preambulethumb.txt linkpicture241.txt preambule25.txt linkname241.txt preambule3.txt author241.txt preambule35.txt <text:s text:c="2"/>text241.txt &gt; Несколько слов о Пушкине.md</text:p>
          </table:table-cell>
        </table:table-row>
        <table:table-row table:style-name="ro1">
          <table:table-cell/>
          <table:table-cell table:formula="of:=[.F256]-[.E256]" office:value-type="float" office:value="9" calcext:value-type="float">
            <text:p>9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3695" calcext:value-type="float">
            <text:p>3695</text:p>
          </table:table-cell>
          <table:table-cell table:formula="of:=[.E257]-1" office:value-type="float" office:value="3704" calcext:value-type="float">
            <text:p>3704</text:p>
          </table:table-cell>
          <table:table-cell table:formula="of:=IF([.F256]&gt;[.E256])" office:value-type="boolean" office:boolean-value="true" calcext:value-type="boolean">
            <text:p>ИСТИНА</text:p>
          </table:table-cell>
          <table:table-cell table:formula="of:=[.L$14]&amp;[.F256]&amp;&quot;p&quot;&amp;[.L$13]&amp;&quot; &gt; author&quot;&amp;[.C256]&amp;&quot;.txt&quot;" office:value-type="string" office:string-value="sed -n '3704p' &gt; author242.txt" calcext:value-type="string">
            <text:p>sed -n '3704p' &gt; author242.txt</text:p>
          </table:table-cell>
          <table:table-cell table:formula="of:=[.L$14]&amp;[.F256]&amp;&quot;p&quot;&amp;[.L$13]&amp;&quot;&quot;" office:value-type="string" office:string-value="sed -n '3704p'" calcext:value-type="string">
            <text:p>sed -n '3704p'</text:p>
          </table:table-cell>
          <table:table-cell table:formula="of:=[.E256]+1" office:value-type="float" office:value="3696" calcext:value-type="float">
            <text:p>3696</text:p>
          </table:table-cell>
          <table:table-cell table:formula="of:=[.F256]-1" office:value-type="float" office:value="3703" calcext:value-type="float">
            <text:p>3703</text:p>
          </table:table-cell>
          <table:table-cell table:formula="of:=[.L$14]&amp;[.J256]&amp;&quot;,&quot;&amp;[.K256]&amp;&quot;p;&quot;&amp;[.K256]&amp;&quot;q&quot;&amp;[.L$13]&amp;&quot; &gt; text&quot;&amp;[.C256]&amp;&quot;.txt&quot;" office:value-type="string" office:string-value="sed -n '3696,3703p;3703q' &gt; text242.txt" calcext:value-type="string">
            <text:p>sed -n '3696,3703p;3703q' &gt; text242.txt</text:p>
          </table:table-cell>
          <table:table-cell table:number-columns-repeated="3"/>
          <table:table-cell office:value-type="string" calcext:value-type="string">
            <text:p>А. Куприн</text:p>
          </table:table-cell>
          <table:table-cell office:value-type="string" calcext:value-type="string">
            <text:p>В недрах земли</text:p>
          </table:table-cell>
          <table:table-cell/>
          <table:table-cell office:value-type="string" calcext:value-type="string">
            <text:p>В недрах земли</text:p>
          </table:table-cell>
          <table:table-cell table:number-columns-repeated="2"/>
          <table:table-cell table:formula="of:=&quot;echo -n &quot;&amp;[.Y$14]&amp;[.Q256]&amp;[.Y$14]&amp;&quot; | cat &gt; title&quot;&amp;[.C256]&amp;&quot;.txt&quot;" office:value-type="string" office:string-value="echo -n &quot;В недрах земли&quot; | cat &gt; title242.txt" calcext:value-type="string">
            <text:p>echo -n "В недрах земли" | cat &gt; title242.txt</text:p>
          </table:table-cell>
          <table:table-cell table:formula="of:=&quot;echo -n &quot;&amp;[.Y$14]&amp;[.P256]&amp;[.Y$14]&amp;&quot; | cat &gt; author&quot;&amp;[.C256]&amp;&quot;.txt&quot;" office:value-type="string" office:string-value="echo -n &quot;А. Куприн&quot; | cat &gt; author242.txt" calcext:value-type="string">
            <text:p>echo -n "А. Куприн" | cat &gt; author242.txt</text:p>
          </table:table-cell>
          <table:table-cell/>
          <table:table-cell table:formula="of:=&quot;cat preambule1.txt title&quot;&amp;[.C256]&amp;&quot;.txt preambule2.txt  linkpicture&quot;&amp;[.C256]&amp;&quot;.txt preambulethumb.txt linkpicture&quot;&amp;[.C256]&amp;&quot;.txt preambule25.txt linkname&quot;&amp;[.C256]&amp;&quot;.txt preambule3.txt author&quot;&amp;[.C256]&amp;&quot;.txt preambule35.txt   text&quot;&amp;[.C256]&amp;&quot;.txt &gt; &quot;&amp;[.S256]&amp;&quot;.md&quot;" office:value-type="string" office:string-value="cat preambule1.txt title242.txt preambule2.txt  linkpicture242.txt preambulethumb.txt linkpicture242.txt preambule25.txt linkname242.txt preambule3.txt author242.txt preambule35.txt   text242.txt &gt; В недрах земли.md" calcext:value-type="string">
            <text:p>cat preambule1.txt title242.txt preambule2.txt <text:s/>linkpicture242.txt preambulethumb.txt linkpicture242.txt preambule25.txt linkname242.txt preambule3.txt author242.txt preambule35.txt <text:s text:c="2"/>text242.txt &gt; В недрах земли.md</text:p>
          </table:table-cell>
        </table:table-row>
        <table:table-row table:style-name="ro1">
          <table:table-cell/>
          <table:table-cell table:formula="of:=[.F257]-[.E257]" office:value-type="float" office:value="13" calcext:value-type="float">
            <text:p>13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3705" calcext:value-type="float">
            <text:p>3705</text:p>
          </table:table-cell>
          <table:table-cell table:formula="of:=[.E258]-1" office:value-type="float" office:value="3718" calcext:value-type="float">
            <text:p>3718</text:p>
          </table:table-cell>
          <table:table-cell table:formula="of:=IF([.F257]&gt;[.E257])" office:value-type="boolean" office:boolean-value="true" calcext:value-type="boolean">
            <text:p>ИСТИНА</text:p>
          </table:table-cell>
          <table:table-cell table:formula="of:=[.L$14]&amp;[.F257]&amp;&quot;p&quot;&amp;[.L$13]&amp;&quot; &gt; author&quot;&amp;[.C257]&amp;&quot;.txt&quot;" office:value-type="string" office:string-value="sed -n '3718p' &gt; author243.txt" calcext:value-type="string">
            <text:p>sed -n '3718p' &gt; author243.txt</text:p>
          </table:table-cell>
          <table:table-cell table:formula="of:=[.L$14]&amp;[.F257]&amp;&quot;p&quot;&amp;[.L$13]&amp;&quot;&quot;" office:value-type="string" office:string-value="sed -n '3718p'" calcext:value-type="string">
            <text:p>sed -n '3718p'</text:p>
          </table:table-cell>
          <table:table-cell table:formula="of:=[.E257]+1" office:value-type="float" office:value="3706" calcext:value-type="float">
            <text:p>3706</text:p>
          </table:table-cell>
          <table:table-cell table:formula="of:=[.F257]-1" office:value-type="float" office:value="3717" calcext:value-type="float">
            <text:p>3717</text:p>
          </table:table-cell>
          <table:table-cell table:formula="of:=[.L$14]&amp;[.J257]&amp;&quot;,&quot;&amp;[.K257]&amp;&quot;p;&quot;&amp;[.K257]&amp;&quot;q&quot;&amp;[.L$13]&amp;&quot; &gt; text&quot;&amp;[.C257]&amp;&quot;.txt&quot;" office:value-type="string" office:string-value="sed -n '3706,3717p;3717q' &gt; text243.txt" calcext:value-type="string">
            <text:p>sed -n '3706,3717p;3717q' &gt; text243.txt</text:p>
          </table:table-cell>
          <table:table-cell table:number-columns-repeated="3"/>
          <table:table-cell office:value-type="string" calcext:value-type="string">
            <text:p>Л. Волынский</text:p>
          </table:table-cell>
          <table:table-cell office:value-type="string" calcext:value-type="string">
            <text:p>Павел Михайлович Третьяков</text:p>
          </table:table-cell>
          <table:table-cell/>
          <table:table-cell office:value-type="string" calcext:value-type="string">
            <text:p>Павел Михайлович Третьяков</text:p>
          </table:table-cell>
          <table:table-cell table:number-columns-repeated="2"/>
          <table:table-cell table:formula="of:=&quot;echo -n &quot;&amp;[.Y$14]&amp;[.Q257]&amp;[.Y$14]&amp;&quot; | cat &gt; title&quot;&amp;[.C257]&amp;&quot;.txt&quot;" office:value-type="string" office:string-value="echo -n &quot;Павел Михайлович Третьяков&quot; | cat &gt; title243.txt" calcext:value-type="string">
            <text:p>echo -n "Павел Михайлович Третьяков" | cat &gt; title243.txt</text:p>
          </table:table-cell>
          <table:table-cell table:formula="of:=&quot;echo -n &quot;&amp;[.Y$14]&amp;[.P257]&amp;[.Y$14]&amp;&quot; | cat &gt; author&quot;&amp;[.C257]&amp;&quot;.txt&quot;" office:value-type="string" office:string-value="echo -n &quot;Л. Волынский&quot; | cat &gt; author243.txt" calcext:value-type="string">
            <text:p>echo -n "Л. Волынский" | cat &gt; author243.txt</text:p>
          </table:table-cell>
          <table:table-cell/>
          <table:table-cell table:formula="of:=&quot;cat preambule1.txt title&quot;&amp;[.C257]&amp;&quot;.txt preambule2.txt  linkpicture&quot;&amp;[.C257]&amp;&quot;.txt preambulethumb.txt linkpicture&quot;&amp;[.C257]&amp;&quot;.txt preambule25.txt linkname&quot;&amp;[.C257]&amp;&quot;.txt preambule3.txt author&quot;&amp;[.C257]&amp;&quot;.txt preambule35.txt   text&quot;&amp;[.C257]&amp;&quot;.txt &gt; &quot;&amp;[.S257]&amp;&quot;.md&quot;" office:value-type="string" office:string-value="cat preambule1.txt title243.txt preambule2.txt  linkpicture243.txt preambulethumb.txt linkpicture243.txt preambule25.txt linkname243.txt preambule3.txt author243.txt preambule35.txt   text243.txt &gt; Павел Михайлович Третьяков.md" calcext:value-type="string">
            <text:p>cat preambule1.txt title243.txt preambule2.txt <text:s/>linkpicture243.txt preambulethumb.txt linkpicture243.txt preambule25.txt linkname243.txt preambule3.txt author243.txt preambule35.txt <text:s text:c="2"/>text243.txt &gt; Павел Михайлович Третьяков.md</text:p>
          </table:table-cell>
        </table:table-row>
        <table:table-row table:style-name="ro1">
          <table:table-cell/>
          <table:table-cell table:formula="of:=[.F258]-[.E258]" office:value-type="float" office:value="20" calcext:value-type="float">
            <text:p>20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3719" calcext:value-type="float">
            <text:p>3719</text:p>
          </table:table-cell>
          <table:table-cell table:formula="of:=[.E259]-1" office:value-type="float" office:value="3739" calcext:value-type="float">
            <text:p>3739</text:p>
          </table:table-cell>
          <table:table-cell table:formula="of:=IF([.F258]&gt;[.E258])" office:value-type="boolean" office:boolean-value="true" calcext:value-type="boolean">
            <text:p>ИСТИНА</text:p>
          </table:table-cell>
          <table:table-cell table:formula="of:=[.L$14]&amp;[.F258]&amp;&quot;p&quot;&amp;[.L$13]&amp;&quot; &gt; author&quot;&amp;[.C258]&amp;&quot;.txt&quot;" office:value-type="string" office:string-value="sed -n '3739p' &gt; author244.txt" calcext:value-type="string">
            <text:p>sed -n '3739p' &gt; author244.txt</text:p>
          </table:table-cell>
          <table:table-cell table:formula="of:=[.L$14]&amp;[.F258]&amp;&quot;p&quot;&amp;[.L$13]&amp;&quot;&quot;" office:value-type="string" office:string-value="sed -n '3739p'" calcext:value-type="string">
            <text:p>sed -n '3739p'</text:p>
          </table:table-cell>
          <table:table-cell table:formula="of:=[.E258]+1" office:value-type="float" office:value="3720" calcext:value-type="float">
            <text:p>3720</text:p>
          </table:table-cell>
          <table:table-cell table:formula="of:=[.F258]-1" office:value-type="float" office:value="3738" calcext:value-type="float">
            <text:p>3738</text:p>
          </table:table-cell>
          <table:table-cell table:formula="of:=[.L$14]&amp;[.J258]&amp;&quot;,&quot;&amp;[.K258]&amp;&quot;p;&quot;&amp;[.K258]&amp;&quot;q&quot;&amp;[.L$13]&amp;&quot; &gt; text&quot;&amp;[.C258]&amp;&quot;.txt&quot;" office:value-type="string" office:string-value="sed -n '3720,3738p;3738q' &gt; text244.txt" calcext:value-type="string">
            <text:p>sed -n '3720,3738p;3738q' &gt; text244.txt</text:p>
          </table:table-cell>
          <table:table-cell table:number-columns-repeated="3"/>
          <table:table-cell office:value-type="string" calcext:value-type="string">
            <text:p>К. Паустовский</text:p>
          </table:table-cell>
          <table:table-cell office:value-type="string" calcext:value-type="string">
            <text:p>О Петре Ильиче Чайковском</text:p>
          </table:table-cell>
          <table:table-cell/>
          <table:table-cell office:value-type="string" calcext:value-type="string">
            <text:p>О Петре Ильиче Чайковском</text:p>
          </table:table-cell>
          <table:table-cell table:number-columns-repeated="2"/>
          <table:table-cell table:formula="of:=&quot;echo -n &quot;&amp;[.Y$14]&amp;[.Q258]&amp;[.Y$14]&amp;&quot; | cat &gt; title&quot;&amp;[.C258]&amp;&quot;.txt&quot;" office:value-type="string" office:string-value="echo -n &quot;О Петре Ильиче Чайковском&quot; | cat &gt; title244.txt" calcext:value-type="string">
            <text:p>echo -n "О Петре Ильиче Чайковском" | cat &gt; title244.txt</text:p>
          </table:table-cell>
          <table:table-cell table:formula="of:=&quot;echo -n &quot;&amp;[.Y$14]&amp;[.P258]&amp;[.Y$14]&amp;&quot; | cat &gt; author&quot;&amp;[.C258]&amp;&quot;.txt&quot;" office:value-type="string" office:string-value="echo -n &quot;К. Паустовский&quot; | cat &gt; author244.txt" calcext:value-type="string">
            <text:p>echo -n "К. Паустовский" | cat &gt; author244.txt</text:p>
          </table:table-cell>
          <table:table-cell/>
          <table:table-cell table:formula="of:=&quot;cat preambule1.txt title&quot;&amp;[.C258]&amp;&quot;.txt preambule2.txt  linkpicture&quot;&amp;[.C258]&amp;&quot;.txt preambulethumb.txt linkpicture&quot;&amp;[.C258]&amp;&quot;.txt preambule25.txt linkname&quot;&amp;[.C258]&amp;&quot;.txt preambule3.txt author&quot;&amp;[.C258]&amp;&quot;.txt preambule35.txt   text&quot;&amp;[.C258]&amp;&quot;.txt &gt; &quot;&amp;[.S258]&amp;&quot;.md&quot;" office:value-type="string" office:string-value="cat preambule1.txt title244.txt preambule2.txt  linkpicture244.txt preambulethumb.txt linkpicture244.txt preambule25.txt linkname244.txt preambule3.txt author244.txt preambule35.txt   text244.txt &gt; О Петре Ильиче Чайковском.md" calcext:value-type="string">
            <text:p>cat preambule1.txt title244.txt preambule2.txt <text:s/>linkpicture244.txt preambulethumb.txt linkpicture244.txt preambule25.txt linkname244.txt preambule3.txt author244.txt preambule35.txt <text:s text:c="2"/>text244.txt &gt; О Петре Ильиче Чайковском.md</text:p>
          </table:table-cell>
        </table:table-row>
        <table:table-row table:style-name="ro1">
          <table:table-cell/>
          <table:table-cell table:formula="of:=[.F259]-[.E259]" office:value-type="float" office:value="11" calcext:value-type="float">
            <text:p>11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float" office:value="3740" calcext:value-type="float">
            <text:p>3740</text:p>
          </table:table-cell>
          <table:table-cell table:formula="of:=[.E260]-1" office:value-type="float" office:value="3751" calcext:value-type="float">
            <text:p>3751</text:p>
          </table:table-cell>
          <table:table-cell table:formula="of:=IF([.F259]&gt;[.E259])" office:value-type="boolean" office:boolean-value="true" calcext:value-type="boolean">
            <text:p>ИСТИНА</text:p>
          </table:table-cell>
          <table:table-cell table:formula="of:=[.L$14]&amp;[.F259]&amp;&quot;p&quot;&amp;[.L$13]&amp;&quot; &gt; author&quot;&amp;[.C259]&amp;&quot;.txt&quot;" office:value-type="string" office:string-value="sed -n '3751p' &gt; author245.txt" calcext:value-type="string">
            <text:p>sed -n '3751p' &gt; author245.txt</text:p>
          </table:table-cell>
          <table:table-cell table:formula="of:=[.L$14]&amp;[.F259]&amp;&quot;p&quot;&amp;[.L$13]&amp;&quot;&quot;" office:value-type="string" office:string-value="sed -n '3751p'" calcext:value-type="string">
            <text:p>sed -n '3751p'</text:p>
          </table:table-cell>
          <table:table-cell table:formula="of:=[.E259]+1" office:value-type="float" office:value="3741" calcext:value-type="float">
            <text:p>3741</text:p>
          </table:table-cell>
          <table:table-cell table:formula="of:=[.F259]-1" office:value-type="float" office:value="3750" calcext:value-type="float">
            <text:p>3750</text:p>
          </table:table-cell>
          <table:table-cell table:formula="of:=[.L$14]&amp;[.J259]&amp;&quot;,&quot;&amp;[.K259]&amp;&quot;p;&quot;&amp;[.K259]&amp;&quot;q&quot;&amp;[.L$13]&amp;&quot; &gt; text&quot;&amp;[.C259]&amp;&quot;.txt&quot;" office:value-type="string" office:string-value="sed -n '3741,3750p;3750q' &gt; text245.txt" calcext:value-type="string">
            <text:p>sed -n '3741,3750p;3750q' &gt; text245.txt</text:p>
          </table:table-cell>
          <table:table-cell table:number-columns-repeated="3"/>
          <table:table-cell office:value-type="string" calcext:value-type="string">
            <text:p>М. Пришвин</text:p>
          </table:table-cell>
          <table:table-cell office:value-type="string" calcext:value-type="string">
            <text:p>Охотничьи собаки</text:p>
          </table:table-cell>
          <table:table-cell/>
          <table:table-cell office:value-type="string" calcext:value-type="string">
            <text:p>Охотничьи собаки</text:p>
          </table:table-cell>
          <table:table-cell table:number-columns-repeated="2"/>
          <table:table-cell table:formula="of:=&quot;echo -n &quot;&amp;[.Y$14]&amp;[.Q259]&amp;[.Y$14]&amp;&quot; | cat &gt; title&quot;&amp;[.C259]&amp;&quot;.txt&quot;" office:value-type="string" office:string-value="echo -n &quot;Охотничьи собаки&quot; | cat &gt; title245.txt" calcext:value-type="string">
            <text:p>echo -n "Охотничьи собаки" | cat &gt; title245.txt</text:p>
          </table:table-cell>
          <table:table-cell table:formula="of:=&quot;echo -n &quot;&amp;[.Y$14]&amp;[.P259]&amp;[.Y$14]&amp;&quot; | cat &gt; author&quot;&amp;[.C259]&amp;&quot;.txt&quot;" office:value-type="string" office:string-value="echo -n &quot;М. Пришвин&quot; | cat &gt; author245.txt" calcext:value-type="string">
            <text:p>echo -n "М. Пришвин" | cat &gt; author245.txt</text:p>
          </table:table-cell>
          <table:table-cell/>
          <table:table-cell table:formula="of:=&quot;cat preambule1.txt title&quot;&amp;[.C259]&amp;&quot;.txt preambule2.txt  linkpicture&quot;&amp;[.C259]&amp;&quot;.txt preambulethumb.txt linkpicture&quot;&amp;[.C259]&amp;&quot;.txt preambule25.txt linkname&quot;&amp;[.C259]&amp;&quot;.txt preambule3.txt author&quot;&amp;[.C259]&amp;&quot;.txt preambule35.txt   text&quot;&amp;[.C259]&amp;&quot;.txt &gt; &quot;&amp;[.S259]&amp;&quot;.md&quot;" office:value-type="string" office:string-value="cat preambule1.txt title245.txt preambule2.txt  linkpicture245.txt preambulethumb.txt linkpicture245.txt preambule25.txt linkname245.txt preambule3.txt author245.txt preambule35.txt   text245.txt &gt; Охотничьи собаки.md" calcext:value-type="string">
            <text:p>cat preambule1.txt title245.txt preambule2.txt <text:s/>linkpicture245.txt preambulethumb.txt linkpicture245.txt preambule25.txt linkname245.txt preambule3.txt author245.txt preambule35.txt <text:s text:c="2"/>text245.txt &gt; Охотничьи собаки.md</text:p>
          </table:table-cell>
        </table:table-row>
        <table:table-row table:style-name="ro1">
          <table:table-cell/>
          <table:table-cell table:formula="of:=[.F260]-[.E260]" office:value-type="float" office:value="13" calcext:value-type="float">
            <text:p>1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3752" calcext:value-type="float">
            <text:p>3752</text:p>
          </table:table-cell>
          <table:table-cell table:formula="of:=[.E261]-1" office:value-type="float" office:value="3765" calcext:value-type="float">
            <text:p>3765</text:p>
          </table:table-cell>
          <table:table-cell table:formula="of:=IF([.F260]&gt;[.E260])" office:value-type="boolean" office:boolean-value="true" calcext:value-type="boolean">
            <text:p>ИСТИНА</text:p>
          </table:table-cell>
          <table:table-cell table:formula="of:=[.L$14]&amp;[.F260]&amp;&quot;p&quot;&amp;[.L$13]&amp;&quot; &gt; author&quot;&amp;[.C260]&amp;&quot;.txt&quot;" office:value-type="string" office:string-value="sed -n '3765p' &gt; author246.txt" calcext:value-type="string">
            <text:p>sed -n '3765p' &gt; author246.txt</text:p>
          </table:table-cell>
          <table:table-cell table:formula="of:=[.L$14]&amp;[.F260]&amp;&quot;p&quot;&amp;[.L$13]&amp;&quot;&quot;" office:value-type="string" office:string-value="sed -n '3765p'" calcext:value-type="string">
            <text:p>sed -n '3765p'</text:p>
          </table:table-cell>
          <table:table-cell table:formula="of:=[.E260]+1" office:value-type="float" office:value="3753" calcext:value-type="float">
            <text:p>3753</text:p>
          </table:table-cell>
          <table:table-cell table:formula="of:=[.F260]-1" office:value-type="float" office:value="3764" calcext:value-type="float">
            <text:p>3764</text:p>
          </table:table-cell>
          <table:table-cell table:formula="of:=[.L$14]&amp;[.J260]&amp;&quot;,&quot;&amp;[.K260]&amp;&quot;p;&quot;&amp;[.K260]&amp;&quot;q&quot;&amp;[.L$13]&amp;&quot; &gt; text&quot;&amp;[.C260]&amp;&quot;.txt&quot;" office:value-type="string" office:string-value="sed -n '3753,3764p;3764q' &gt; text246.txt" calcext:value-type="string">
            <text:p>sed -n '3753,3764p;3764q' &gt; text246.txt</text:p>
          </table:table-cell>
          <table:table-cell table:number-columns-repeated="3"/>
          <table:table-cell office:value-type="string" calcext:value-type="string">
            <text:p>И. Бунин</text:p>
          </table:table-cell>
          <table:table-cell office:value-type="string" calcext:value-type="string">
            <text:p>Перевал</text:p>
          </table:table-cell>
          <table:table-cell/>
          <table:table-cell office:value-type="string" calcext:value-type="string">
            <text:p>Перевал</text:p>
          </table:table-cell>
          <table:table-cell table:number-columns-repeated="2"/>
          <table:table-cell table:formula="of:=&quot;echo -n &quot;&amp;[.Y$14]&amp;[.Q260]&amp;[.Y$14]&amp;&quot; | cat &gt; title&quot;&amp;[.C260]&amp;&quot;.txt&quot;" office:value-type="string" office:string-value="echo -n &quot;Перевал&quot; | cat &gt; title246.txt" calcext:value-type="string">
            <text:p>echo -n "Перевал" | cat &gt; title246.txt</text:p>
          </table:table-cell>
          <table:table-cell table:formula="of:=&quot;echo -n &quot;&amp;[.Y$14]&amp;[.P260]&amp;[.Y$14]&amp;&quot; | cat &gt; author&quot;&amp;[.C260]&amp;&quot;.txt&quot;" office:value-type="string" office:string-value="echo -n &quot;И. Бунин&quot; | cat &gt; author246.txt" calcext:value-type="string">
            <text:p>echo -n "И. Бунин" | cat &gt; author246.txt</text:p>
          </table:table-cell>
          <table:table-cell/>
          <table:table-cell table:formula="of:=&quot;cat preambule1.txt title&quot;&amp;[.C260]&amp;&quot;.txt preambule2.txt  linkpicture&quot;&amp;[.C260]&amp;&quot;.txt preambulethumb.txt linkpicture&quot;&amp;[.C260]&amp;&quot;.txt preambule25.txt linkname&quot;&amp;[.C260]&amp;&quot;.txt preambule3.txt author&quot;&amp;[.C260]&amp;&quot;.txt preambule35.txt   text&quot;&amp;[.C260]&amp;&quot;.txt &gt; &quot;&amp;[.S260]&amp;&quot;.md&quot;" office:value-type="string" office:string-value="cat preambule1.txt title246.txt preambule2.txt  linkpicture246.txt preambulethumb.txt linkpicture246.txt preambule25.txt linkname246.txt preambule3.txt author246.txt preambule35.txt   text246.txt &gt; Перевал.md" calcext:value-type="string">
            <text:p>cat preambule1.txt title246.txt preambule2.txt <text:s/>linkpicture246.txt preambulethumb.txt linkpicture246.txt preambule25.txt linkname246.txt preambule3.txt author246.txt preambule35.txt <text:s text:c="2"/>text246.txt &gt; Перевал.md</text:p>
          </table:table-cell>
        </table:table-row>
        <table:table-row table:style-name="ro1">
          <table:table-cell/>
          <table:table-cell table:formula="of:=[.F261]-[.E261]" office:value-type="float" office:value="12" calcext:value-type="float">
            <text:p>12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3766" calcext:value-type="float">
            <text:p>3766</text:p>
          </table:table-cell>
          <table:table-cell table:formula="of:=[.E262]-1" office:value-type="float" office:value="3778" calcext:value-type="float">
            <text:p>3778</text:p>
          </table:table-cell>
          <table:table-cell table:formula="of:=IF([.F261]&gt;[.E261])" office:value-type="boolean" office:boolean-value="true" calcext:value-type="boolean">
            <text:p>ИСТИНА</text:p>
          </table:table-cell>
          <table:table-cell table:formula="of:=[.L$14]&amp;[.F261]&amp;&quot;p&quot;&amp;[.L$13]&amp;&quot; &gt; author&quot;&amp;[.C261]&amp;&quot;.txt&quot;" office:value-type="string" office:string-value="sed -n '3778p' &gt; author247.txt" calcext:value-type="string">
            <text:p>sed -n '3778p' &gt; author247.txt</text:p>
          </table:table-cell>
          <table:table-cell table:formula="of:=[.L$14]&amp;[.F261]&amp;&quot;p&quot;&amp;[.L$13]&amp;&quot;&quot;" office:value-type="string" office:string-value="sed -n '3778p'" calcext:value-type="string">
            <text:p>sed -n '3778p'</text:p>
          </table:table-cell>
          <table:table-cell table:formula="of:=[.E261]+1" office:value-type="float" office:value="3767" calcext:value-type="float">
            <text:p>3767</text:p>
          </table:table-cell>
          <table:table-cell table:formula="of:=[.F261]-1" office:value-type="float" office:value="3777" calcext:value-type="float">
            <text:p>3777</text:p>
          </table:table-cell>
          <table:table-cell table:formula="of:=[.L$14]&amp;[.J261]&amp;&quot;,&quot;&amp;[.K261]&amp;&quot;p;&quot;&amp;[.K261]&amp;&quot;q&quot;&amp;[.L$13]&amp;&quot; &gt; text&quot;&amp;[.C261]&amp;&quot;.txt&quot;" office:value-type="string" office:string-value="sed -n '3767,3777p;3777q' &gt; text247.txt" calcext:value-type="string">
            <text:p>sed -n '3767,3777p;3777q' &gt; text247.txt</text:p>
          </table:table-cell>
          <table:table-cell table:number-columns-repeated="3"/>
          <table:table-cell office:value-type="string" calcext:value-type="string">
            <text:p>Р. Коваленко</text:p>
          </table:table-cell>
          <table:table-cell office:value-type="string" calcext:value-type="string">
            <text:p>Золотая рыбка</text:p>
          </table:table-cell>
          <table:table-cell/>
          <table:table-cell office:value-type="string" calcext:value-type="string">
            <text:p>Золотая рыбка</text:p>
          </table:table-cell>
          <table:table-cell table:number-columns-repeated="2"/>
          <table:table-cell table:formula="of:=&quot;echo -n &quot;&amp;[.Y$14]&amp;[.Q261]&amp;[.Y$14]&amp;&quot; | cat &gt; title&quot;&amp;[.C261]&amp;&quot;.txt&quot;" office:value-type="string" office:string-value="echo -n &quot;Золотая рыбка&quot; | cat &gt; title247.txt" calcext:value-type="string">
            <text:p>echo -n "Золотая рыбка" | cat &gt; title247.txt</text:p>
          </table:table-cell>
          <table:table-cell table:formula="of:=&quot;echo -n &quot;&amp;[.Y$14]&amp;[.P261]&amp;[.Y$14]&amp;&quot; | cat &gt; author&quot;&amp;[.C261]&amp;&quot;.txt&quot;" office:value-type="string" office:string-value="echo -n &quot;Р. Коваленко&quot; | cat &gt; author247.txt" calcext:value-type="string">
            <text:p>echo -n "Р. Коваленко" | cat &gt; author247.txt</text:p>
          </table:table-cell>
          <table:table-cell/>
          <table:table-cell table:formula="of:=&quot;cat preambule1.txt title&quot;&amp;[.C261]&amp;&quot;.txt preambule2.txt  linkpicture&quot;&amp;[.C261]&amp;&quot;.txt preambulethumb.txt linkpicture&quot;&amp;[.C261]&amp;&quot;.txt preambule25.txt linkname&quot;&amp;[.C261]&amp;&quot;.txt preambule3.txt author&quot;&amp;[.C261]&amp;&quot;.txt preambule35.txt   text&quot;&amp;[.C261]&amp;&quot;.txt &gt; &quot;&amp;[.S261]&amp;&quot;.md&quot;" office:value-type="string" office:string-value="cat preambule1.txt title247.txt preambule2.txt  linkpicture247.txt preambulethumb.txt linkpicture247.txt preambule25.txt linkname247.txt preambule3.txt author247.txt preambule35.txt   text247.txt &gt; Золотая рыбка.md" calcext:value-type="string">
            <text:p>cat preambule1.txt title247.txt preambule2.txt <text:s/>linkpicture247.txt preambulethumb.txt linkpicture247.txt preambule25.txt linkname247.txt preambule3.txt author247.txt preambule35.txt <text:s text:c="2"/>text247.txt &gt; Золотая рыбка.md</text:p>
          </table:table-cell>
        </table:table-row>
        <table:table-row table:style-name="ro1">
          <table:table-cell/>
          <table:table-cell table:formula="of:=[.F262]-[.E262]" office:value-type="float" office:value="12" calcext:value-type="float">
            <text:p>12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3779" calcext:value-type="float">
            <text:p>3779</text:p>
          </table:table-cell>
          <table:table-cell table:formula="of:=[.E263]-1" office:value-type="float" office:value="3791" calcext:value-type="float">
            <text:p>3791</text:p>
          </table:table-cell>
          <table:table-cell table:formula="of:=IF([.F262]&gt;[.E262])" office:value-type="boolean" office:boolean-value="true" calcext:value-type="boolean">
            <text:p>ИСТИНА</text:p>
          </table:table-cell>
          <table:table-cell table:formula="of:=[.L$14]&amp;[.F262]&amp;&quot;p&quot;&amp;[.L$13]&amp;&quot; &gt; author&quot;&amp;[.C262]&amp;&quot;.txt&quot;" office:value-type="string" office:string-value="sed -n '3791p' &gt; author248.txt" calcext:value-type="string">
            <text:p>sed -n '3791p' &gt; author248.txt</text:p>
          </table:table-cell>
          <table:table-cell table:formula="of:=[.L$14]&amp;[.F262]&amp;&quot;p&quot;&amp;[.L$13]&amp;&quot;&quot;" office:value-type="string" office:string-value="sed -n '3791p'" calcext:value-type="string">
            <text:p>sed -n '3791p'</text:p>
          </table:table-cell>
          <table:table-cell table:formula="of:=[.E262]+1" office:value-type="float" office:value="3780" calcext:value-type="float">
            <text:p>3780</text:p>
          </table:table-cell>
          <table:table-cell table:formula="of:=[.F262]-1" office:value-type="float" office:value="3790" calcext:value-type="float">
            <text:p>3790</text:p>
          </table:table-cell>
          <table:table-cell table:formula="of:=[.L$14]&amp;[.J262]&amp;&quot;,&quot;&amp;[.K262]&amp;&quot;p;&quot;&amp;[.K262]&amp;&quot;q&quot;&amp;[.L$13]&amp;&quot; &gt; text&quot;&amp;[.C262]&amp;&quot;.txt&quot;" office:value-type="string" office:string-value="sed -n '3780,3790p;3790q' &gt; text248.txt" calcext:value-type="string">
            <text:p>sed -n '3780,3790p;3790q' &gt; text248.txt</text:p>
          </table:table-cell>
          <table:table-cell table:number-columns-repeated="3"/>
          <table:table-cell office:value-type="string" calcext:value-type="string">
            <text:p>Р. Коваленко</text:p>
          </table:table-cell>
          <table:table-cell office:value-type="string" calcext:value-type="string">
            <text:p>Орехи</text:p>
          </table:table-cell>
          <table:table-cell/>
          <table:table-cell office:value-type="string" calcext:value-type="string">
            <text:p>Орехи</text:p>
          </table:table-cell>
          <table:table-cell table:number-columns-repeated="2"/>
          <table:table-cell table:formula="of:=&quot;echo -n &quot;&amp;[.Y$14]&amp;[.Q262]&amp;[.Y$14]&amp;&quot; | cat &gt; title&quot;&amp;[.C262]&amp;&quot;.txt&quot;" office:value-type="string" office:string-value="echo -n &quot;Орехи&quot; | cat &gt; title248.txt" calcext:value-type="string">
            <text:p>echo -n "Орехи" | cat &gt; title248.txt</text:p>
          </table:table-cell>
          <table:table-cell table:formula="of:=&quot;echo -n &quot;&amp;[.Y$14]&amp;[.P262]&amp;[.Y$14]&amp;&quot; | cat &gt; author&quot;&amp;[.C262]&amp;&quot;.txt&quot;" office:value-type="string" office:string-value="echo -n &quot;Р. Коваленко&quot; | cat &gt; author248.txt" calcext:value-type="string">
            <text:p>echo -n "Р. Коваленко" | cat &gt; author248.txt</text:p>
          </table:table-cell>
          <table:table-cell/>
          <table:table-cell table:formula="of:=&quot;cat preambule1.txt title&quot;&amp;[.C262]&amp;&quot;.txt preambule2.txt  linkpicture&quot;&amp;[.C262]&amp;&quot;.txt preambulethumb.txt linkpicture&quot;&amp;[.C262]&amp;&quot;.txt preambule25.txt linkname&quot;&amp;[.C262]&amp;&quot;.txt preambule3.txt author&quot;&amp;[.C262]&amp;&quot;.txt preambule35.txt   text&quot;&amp;[.C262]&amp;&quot;.txt &gt; &quot;&amp;[.S262]&amp;&quot;.md&quot;" office:value-type="string" office:string-value="cat preambule1.txt title248.txt preambule2.txt  linkpicture248.txt preambulethumb.txt linkpicture248.txt preambule25.txt linkname248.txt preambule3.txt author248.txt preambule35.txt   text248.txt &gt; Орехи.md" calcext:value-type="string">
            <text:p>cat preambule1.txt title248.txt preambule2.txt <text:s/>linkpicture248.txt preambulethumb.txt linkpicture248.txt preambule25.txt linkname248.txt preambule3.txt author248.txt preambule35.txt <text:s text:c="2"/>text248.txt &gt; Орехи.md</text:p>
          </table:table-cell>
        </table:table-row>
        <table:table-row table:style-name="ro1">
          <table:table-cell/>
          <table:table-cell table:formula="of:=[.F263]-[.E263]" office:value-type="float" office:value="6" calcext:value-type="float">
            <text:p>6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3792" calcext:value-type="float">
            <text:p>3792</text:p>
          </table:table-cell>
          <table:table-cell table:formula="of:=[.E264]-1" office:value-type="float" office:value="3798" calcext:value-type="float">
            <text:p>3798</text:p>
          </table:table-cell>
          <table:table-cell table:formula="of:=IF([.F263]&gt;[.E263])" office:value-type="boolean" office:boolean-value="true" calcext:value-type="boolean">
            <text:p>ИСТИНА</text:p>
          </table:table-cell>
          <table:table-cell table:formula="of:=[.L$14]&amp;[.F263]&amp;&quot;p&quot;&amp;[.L$13]&amp;&quot; &gt; author&quot;&amp;[.C263]&amp;&quot;.txt&quot;" office:value-type="string" office:string-value="sed -n '3798p' &gt; author249.txt" calcext:value-type="string">
            <text:p>sed -n '3798p' &gt; author249.txt</text:p>
          </table:table-cell>
          <table:table-cell table:formula="of:=[.L$14]&amp;[.F263]&amp;&quot;p&quot;&amp;[.L$13]&amp;&quot;&quot;" office:value-type="string" office:string-value="sed -n '3798p'" calcext:value-type="string">
            <text:p>sed -n '3798p'</text:p>
          </table:table-cell>
          <table:table-cell table:formula="of:=[.E263]+1" office:value-type="float" office:value="3793" calcext:value-type="float">
            <text:p>3793</text:p>
          </table:table-cell>
          <table:table-cell table:formula="of:=[.F263]-1" office:value-type="float" office:value="3797" calcext:value-type="float">
            <text:p>3797</text:p>
          </table:table-cell>
          <table:table-cell table:formula="of:=[.L$14]&amp;[.J263]&amp;&quot;,&quot;&amp;[.K263]&amp;&quot;p;&quot;&amp;[.K263]&amp;&quot;q&quot;&amp;[.L$13]&amp;&quot; &gt; text&quot;&amp;[.C263]&amp;&quot;.txt&quot;" office:value-type="string" office:string-value="sed -n '3793,3797p;3797q' &gt; text249.txt" calcext:value-type="string">
            <text:p>sed -n '3793,3797p;3797q' &gt; text249.txt</text:p>
          </table:table-cell>
          <table:table-cell table:number-columns-repeated="3"/>
          <table:table-cell office:value-type="string" calcext:value-type="string">
            <text:p>А. Мурашев</text:p>
          </table:table-cell>
          <table:table-cell office:value-type="string" calcext:value-type="string">
            <text:p>Размышления о «чувстве слова»*</text:p>
          </table:table-cell>
          <table:table-cell/>
          <table:table-cell office:value-type="string" calcext:value-type="string">
            <text:p>Размышления о «чувстве слова»*</text:p>
          </table:table-cell>
          <table:table-cell table:number-columns-repeated="2"/>
          <table:table-cell table:formula="of:=&quot;echo -n &quot;&amp;[.Y$14]&amp;[.Q263]&amp;[.Y$14]&amp;&quot; | cat &gt; title&quot;&amp;[.C263]&amp;&quot;.txt&quot;" office:value-type="string" office:string-value="echo -n &quot;Размышления о «чувстве слова»*&quot; | cat &gt; title249.txt" calcext:value-type="string">
            <text:p>echo -n "Размышления о «чувстве слова»*" | cat &gt; title249.txt</text:p>
          </table:table-cell>
          <table:table-cell table:formula="of:=&quot;echo -n &quot;&amp;[.Y$14]&amp;[.P263]&amp;[.Y$14]&amp;&quot; | cat &gt; author&quot;&amp;[.C263]&amp;&quot;.txt&quot;" office:value-type="string" office:string-value="echo -n &quot;А. Мурашев&quot; | cat &gt; author249.txt" calcext:value-type="string">
            <text:p>echo -n "А. Мурашев" | cat &gt; author249.txt</text:p>
          </table:table-cell>
          <table:table-cell/>
          <table:table-cell table:formula="of:=&quot;cat preambule1.txt title&quot;&amp;[.C263]&amp;&quot;.txt preambule2.txt  linkpicture&quot;&amp;[.C263]&amp;&quot;.txt preambulethumb.txt linkpicture&quot;&amp;[.C263]&amp;&quot;.txt preambule25.txt linkname&quot;&amp;[.C263]&amp;&quot;.txt preambule3.txt author&quot;&amp;[.C263]&amp;&quot;.txt preambule35.txt   text&quot;&amp;[.C263]&amp;&quot;.txt &gt; &quot;&amp;[.S263]&amp;&quot;.md&quot;" office:value-type="string" office:string-value="cat preambule1.txt title249.txt preambule2.txt  linkpicture249.txt preambulethumb.txt linkpicture249.txt preambule25.txt linkname249.txt preambule3.txt author249.txt preambule35.txt   text249.txt &gt; Размышления о «чувстве слова»*.md" calcext:value-type="string">
            <text:p>cat preambule1.txt title249.txt preambule2.txt <text:s/>linkpicture249.txt preambulethumb.txt linkpicture249.txt preambule25.txt linkname249.txt preambule3.txt author249.txt preambule35.txt <text:s text:c="2"/>text249.txt &gt; Размышления о «чувстве слова»*.md</text:p>
          </table:table-cell>
        </table:table-row>
        <table:table-row table:style-name="ro1">
          <table:table-cell/>
          <table:table-cell table:formula="of:=[.F264]-[.E264]"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3799" calcext:value-type="float">
            <text:p>3799</text:p>
          </table:table-cell>
          <table:table-cell table:formula="of:=[.E265]-1" office:value-type="float" office:value="3814" calcext:value-type="float">
            <text:p>3814</text:p>
          </table:table-cell>
          <table:table-cell table:formula="of:=IF([.F264]&gt;[.E264])" office:value-type="boolean" office:boolean-value="true" calcext:value-type="boolean">
            <text:p>ИСТИНА</text:p>
          </table:table-cell>
          <table:table-cell table:formula="of:=[.L$14]&amp;[.F264]&amp;&quot;p&quot;&amp;[.L$13]&amp;&quot; &gt; author&quot;&amp;[.C264]&amp;&quot;.txt&quot;" office:value-type="string" office:string-value="sed -n '3814p' &gt; author250.txt" calcext:value-type="string">
            <text:p>sed -n '3814p' &gt; author250.txt</text:p>
          </table:table-cell>
          <table:table-cell table:formula="of:=[.L$14]&amp;[.F264]&amp;&quot;p&quot;&amp;[.L$13]&amp;&quot;&quot;" office:value-type="string" office:string-value="sed -n '3814p'" calcext:value-type="string">
            <text:p>sed -n '3814p'</text:p>
          </table:table-cell>
          <table:table-cell table:formula="of:=[.E264]+1" office:value-type="float" office:value="3800" calcext:value-type="float">
            <text:p>3800</text:p>
          </table:table-cell>
          <table:table-cell table:formula="of:=[.F264]-1" office:value-type="float" office:value="3813" calcext:value-type="float">
            <text:p>3813</text:p>
          </table:table-cell>
          <table:table-cell table:formula="of:=[.L$14]&amp;[.J264]&amp;&quot;,&quot;&amp;[.K264]&amp;&quot;p;&quot;&amp;[.K264]&amp;&quot;q&quot;&amp;[.L$13]&amp;&quot; &gt; text&quot;&amp;[.C264]&amp;&quot;.txt&quot;" office:value-type="string" office:string-value="sed -n '3800,3813p;3813q' &gt; text250.txt" calcext:value-type="string">
            <text:p>sed -n '3800,3813p;3813q' &gt; text250.txt</text:p>
          </table:table-cell>
          <table:table-cell table:number-columns-repeated="3"/>
          <table:table-cell office:value-type="string" calcext:value-type="string">
            <text:p>Т. Савченко</text:p>
          </table:table-cell>
          <table:table-cell office:value-type="string" calcext:value-type="string">
            <text:p>В. П. Астафьев. «Последний поклон»</text:p>
          </table:table-cell>
          <table:table-cell/>
          <table:table-cell office:value-type="string" calcext:value-type="string">
            <text:p>В. П. Астафьев. «Последний поклон»</text:p>
          </table:table-cell>
          <table:table-cell table:number-columns-repeated="2"/>
          <table:table-cell table:formula="of:=&quot;echo -n &quot;&amp;[.Y$14]&amp;[.Q264]&amp;[.Y$14]&amp;&quot; | cat &gt; title&quot;&amp;[.C264]&amp;&quot;.txt&quot;" office:value-type="string" office:string-value="echo -n &quot;В. П. Астафьев. «Последний поклон»&quot; | cat &gt; title250.txt" calcext:value-type="string">
            <text:p>echo -n "В. П. Астафьев. «Последний поклон»" | cat &gt; title250.txt</text:p>
          </table:table-cell>
          <table:table-cell table:formula="of:=&quot;echo -n &quot;&amp;[.Y$14]&amp;[.P264]&amp;[.Y$14]&amp;&quot; | cat &gt; author&quot;&amp;[.C264]&amp;&quot;.txt&quot;" office:value-type="string" office:string-value="echo -n &quot;Т. Савченко&quot; | cat &gt; author250.txt" calcext:value-type="string">
            <text:p>echo -n "Т. Савченко" | cat &gt; author250.txt</text:p>
          </table:table-cell>
          <table:table-cell/>
          <table:table-cell table:formula="of:=&quot;cat preambule1.txt title&quot;&amp;[.C264]&amp;&quot;.txt preambule2.txt  linkpicture&quot;&amp;[.C264]&amp;&quot;.txt preambulethumb.txt linkpicture&quot;&amp;[.C264]&amp;&quot;.txt preambule25.txt linkname&quot;&amp;[.C264]&amp;&quot;.txt preambule3.txt author&quot;&amp;[.C264]&amp;&quot;.txt preambule35.txt   text&quot;&amp;[.C264]&amp;&quot;.txt &gt; &quot;&amp;[.S264]&amp;&quot;.md&quot;" office:value-type="string" office:string-value="cat preambule1.txt title250.txt preambule2.txt  linkpicture250.txt preambulethumb.txt linkpicture250.txt preambule25.txt linkname250.txt preambule3.txt author250.txt preambule35.txt   text250.txt &gt; В. П. Астафьев. «Последний поклон».md" calcext:value-type="string">
            <text:p>cat preambule1.txt title250.txt preambule2.txt <text:s/>linkpicture250.txt preambulethumb.txt linkpicture250.txt preambule25.txt linkname250.txt preambule3.txt author250.txt preambule35.txt <text:s text:c="2"/>text250.txt &gt; В. П. Астафьев. «Последний поклон».md</text:p>
          </table:table-cell>
        </table:table-row>
        <table:table-row table:style-name="ro1">
          <table:table-cell/>
          <table:table-cell table:formula="of:=[.F265]-[.E265]" office:value-type="float" office:value="12" calcext:value-type="float">
            <text:p>12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3815" calcext:value-type="float">
            <text:p>3815</text:p>
          </table:table-cell>
          <table:table-cell table:formula="of:=[.E266]-1" office:value-type="float" office:value="3827" calcext:value-type="float">
            <text:p>3827</text:p>
          </table:table-cell>
          <table:table-cell table:formula="of:=IF([.F265]&gt;[.E265])" office:value-type="boolean" office:boolean-value="true" calcext:value-type="boolean">
            <text:p>ИСТИНА</text:p>
          </table:table-cell>
          <table:table-cell table:formula="of:=[.L$14]&amp;[.F265]&amp;&quot;p&quot;&amp;[.L$13]&amp;&quot; &gt; author&quot;&amp;[.C265]&amp;&quot;.txt&quot;" office:value-type="string" office:string-value="sed -n '3827p' &gt; author251.txt" calcext:value-type="string">
            <text:p>sed -n '3827p' &gt; author251.txt</text:p>
          </table:table-cell>
          <table:table-cell table:formula="of:=[.L$14]&amp;[.F265]&amp;&quot;p&quot;&amp;[.L$13]&amp;&quot;&quot;" office:value-type="string" office:string-value="sed -n '3827p'" calcext:value-type="string">
            <text:p>sed -n '3827p'</text:p>
          </table:table-cell>
          <table:table-cell table:formula="of:=[.E265]+1" office:value-type="float" office:value="3816" calcext:value-type="float">
            <text:p>3816</text:p>
          </table:table-cell>
          <table:table-cell table:formula="of:=[.F265]-1" office:value-type="float" office:value="3826" calcext:value-type="float">
            <text:p>3826</text:p>
          </table:table-cell>
          <table:table-cell table:formula="of:=[.L$14]&amp;[.J265]&amp;&quot;,&quot;&amp;[.K265]&amp;&quot;p;&quot;&amp;[.K265]&amp;&quot;q&quot;&amp;[.L$13]&amp;&quot; &gt; text&quot;&amp;[.C265]&amp;&quot;.txt&quot;" office:value-type="string" office:string-value="sed -n '3816,3826p;3826q' &gt; text251.txt" calcext:value-type="string">
            <text:p>sed -n '3816,3826p;3826q' &gt; text251.txt</text:p>
          </table:table-cell>
          <table:table-cell table:number-columns-repeated="3"/>
          <table:table-cell office:value-type="string" calcext:value-type="string">
            <text:p>П. Гапоненко</text:p>
          </table:table-cell>
          <table:table-cell office:value-type="string" calcext:value-type="string">
            <text:p>«Все это уж было когда-то...»</text:p>
          </table:table-cell>
          <table:table-cell/>
          <table:table-cell office:value-type="string" calcext:value-type="string">
            <text:p>«Все это уж было когда-то...»</text:p>
          </table:table-cell>
          <table:table-cell table:number-columns-repeated="2"/>
          <table:table-cell table:formula="of:=&quot;echo -n &quot;&amp;[.Y$14]&amp;[.Q265]&amp;[.Y$14]&amp;&quot; | cat &gt; title&quot;&amp;[.C265]&amp;&quot;.txt&quot;" office:value-type="string" office:string-value="echo -n &quot;«Все это уж было когда-то...»&quot; | cat &gt; title251.txt" calcext:value-type="string">
            <text:p>echo -n "«Все это уж было когда-то...»" | cat &gt; title251.txt</text:p>
          </table:table-cell>
          <table:table-cell table:formula="of:=&quot;echo -n &quot;&amp;[.Y$14]&amp;[.P265]&amp;[.Y$14]&amp;&quot; | cat &gt; author&quot;&amp;[.C265]&amp;&quot;.txt&quot;" office:value-type="string" office:string-value="echo -n &quot;П. Гапоненко&quot; | cat &gt; author251.txt" calcext:value-type="string">
            <text:p>echo -n "П. Гапоненко" | cat &gt; author251.txt</text:p>
          </table:table-cell>
          <table:table-cell/>
          <table:table-cell table:formula="of:=&quot;cat preambule1.txt title&quot;&amp;[.C265]&amp;&quot;.txt preambule2.txt  linkpicture&quot;&amp;[.C265]&amp;&quot;.txt preambulethumb.txt linkpicture&quot;&amp;[.C265]&amp;&quot;.txt preambule25.txt linkname&quot;&amp;[.C265]&amp;&quot;.txt preambule3.txt author&quot;&amp;[.C265]&amp;&quot;.txt preambule35.txt   text&quot;&amp;[.C265]&amp;&quot;.txt &gt; &quot;&amp;[.S265]&amp;&quot;.md&quot;" office:value-type="string" office:string-value="cat preambule1.txt title251.txt preambule2.txt  linkpicture251.txt preambulethumb.txt linkpicture251.txt preambule25.txt linkname251.txt preambule3.txt author251.txt preambule35.txt   text251.txt &gt; «Все это уж было когда-то...».md" calcext:value-type="string">
            <text:p>cat preambule1.txt title251.txt preambule2.txt <text:s/>linkpicture251.txt preambulethumb.txt linkpicture251.txt preambule25.txt linkname251.txt preambule3.txt author251.txt preambule35.txt <text:s text:c="2"/>text251.txt &gt; «Все это уж было когда-то...».md</text:p>
          </table:table-cell>
        </table:table-row>
        <table:table-row table:style-name="ro1">
          <table:table-cell/>
          <table:table-cell table:formula="of:=[.F266]-[.E266]" office:value-type="float" office:value="6" calcext:value-type="float">
            <text:p>6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3828" calcext:value-type="float">
            <text:p>3828</text:p>
          </table:table-cell>
          <table:table-cell table:formula="of:=[.E267]-1" office:value-type="float" office:value="3834" calcext:value-type="float">
            <text:p>3834</text:p>
          </table:table-cell>
          <table:table-cell table:formula="of:=IF([.F266]&gt;[.E266])" office:value-type="boolean" office:boolean-value="true" calcext:value-type="boolean">
            <text:p>ИСТИНА</text:p>
          </table:table-cell>
          <table:table-cell table:formula="of:=[.L$14]&amp;[.F266]&amp;&quot;p&quot;&amp;[.L$13]&amp;&quot; &gt; author&quot;&amp;[.C266]&amp;&quot;.txt&quot;" office:value-type="string" office:string-value="sed -n '3834p' &gt; author252.txt" calcext:value-type="string">
            <text:p>sed -n '3834p' &gt; author252.txt</text:p>
          </table:table-cell>
          <table:table-cell table:formula="of:=[.L$14]&amp;[.F266]&amp;&quot;p&quot;&amp;[.L$13]&amp;&quot;&quot;" office:value-type="string" office:string-value="sed -n '3834p'" calcext:value-type="string">
            <text:p>sed -n '3834p'</text:p>
          </table:table-cell>
          <table:table-cell table:formula="of:=[.E266]+1" office:value-type="float" office:value="3829" calcext:value-type="float">
            <text:p>3829</text:p>
          </table:table-cell>
          <table:table-cell table:formula="of:=[.F266]-1" office:value-type="float" office:value="3833" calcext:value-type="float">
            <text:p>3833</text:p>
          </table:table-cell>
          <table:table-cell table:formula="of:=[.L$14]&amp;[.J266]&amp;&quot;,&quot;&amp;[.K266]&amp;&quot;p;&quot;&amp;[.K266]&amp;&quot;q&quot;&amp;[.L$13]&amp;&quot; &gt; text&quot;&amp;[.C266]&amp;&quot;.txt&quot;" office:value-type="string" office:string-value="sed -n '3829,3833p;3833q' &gt; text252.txt" calcext:value-type="string">
            <text:p>sed -n '3829,3833p;3833q' &gt; text252.txt</text:p>
          </table:table-cell>
          <table:table-cell table:number-columns-repeated="3"/>
          <table:table-cell office:value-type="string" calcext:value-type="string">
            <text:p>В. Астафьев</text:p>
          </table:table-cell>
          <table:table-cell office:value-type="string" calcext:value-type="string">
            <text:p>Льняное поле в цвету</text:p>
          </table:table-cell>
          <table:table-cell/>
          <table:table-cell office:value-type="string" calcext:value-type="string">
            <text:p>Льняное поле в цвету</text:p>
          </table:table-cell>
          <table:table-cell table:number-columns-repeated="2"/>
          <table:table-cell table:formula="of:=&quot;echo -n &quot;&amp;[.Y$14]&amp;[.Q266]&amp;[.Y$14]&amp;&quot; | cat &gt; title&quot;&amp;[.C266]&amp;&quot;.txt&quot;" office:value-type="string" office:string-value="echo -n &quot;Льняное поле в цвету&quot; | cat &gt; title252.txt" calcext:value-type="string">
            <text:p>echo -n "Льняное поле в цвету" | cat &gt; title252.txt</text:p>
          </table:table-cell>
          <table:table-cell table:formula="of:=&quot;echo -n &quot;&amp;[.Y$14]&amp;[.P266]&amp;[.Y$14]&amp;&quot; | cat &gt; author&quot;&amp;[.C266]&amp;&quot;.txt&quot;" office:value-type="string" office:string-value="echo -n &quot;В. Астафьев&quot; | cat &gt; author252.txt" calcext:value-type="string">
            <text:p>echo -n "В. Астафьев" | cat &gt; author252.txt</text:p>
          </table:table-cell>
          <table:table-cell/>
          <table:table-cell table:formula="of:=&quot;cat preambule1.txt title&quot;&amp;[.C266]&amp;&quot;.txt preambule2.txt  linkpicture&quot;&amp;[.C266]&amp;&quot;.txt preambulethumb.txt linkpicture&quot;&amp;[.C266]&amp;&quot;.txt preambule25.txt linkname&quot;&amp;[.C266]&amp;&quot;.txt preambule3.txt author&quot;&amp;[.C266]&amp;&quot;.txt preambule35.txt   text&quot;&amp;[.C266]&amp;&quot;.txt &gt; &quot;&amp;[.S266]&amp;&quot;.md&quot;" office:value-type="string" office:string-value="cat preambule1.txt title252.txt preambule2.txt  linkpicture252.txt preambulethumb.txt linkpicture252.txt preambule25.txt linkname252.txt preambule3.txt author252.txt preambule35.txt   text252.txt &gt; Льняное поле в цвету.md" calcext:value-type="string">
            <text:p>cat preambule1.txt title252.txt preambule2.txt <text:s/>linkpicture252.txt preambulethumb.txt linkpicture252.txt preambule25.txt linkname252.txt preambule3.txt author252.txt preambule35.txt <text:s text:c="2"/>text252.txt &gt; Льняное поле в цвету.md</text:p>
          </table:table-cell>
        </table:table-row>
        <table:table-row table:style-name="ro1">
          <table:table-cell/>
          <table:table-cell table:formula="of:=[.F267]-[.E267]" office:value-type="float" office:value="10" calcext:value-type="float">
            <text:p>10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3835" calcext:value-type="float">
            <text:p>3835</text:p>
          </table:table-cell>
          <table:table-cell table:formula="of:=[.E268]-1" office:value-type="float" office:value="3845" calcext:value-type="float">
            <text:p>3845</text:p>
          </table:table-cell>
          <table:table-cell table:formula="of:=IF([.F267]&gt;[.E267])" office:value-type="boolean" office:boolean-value="true" calcext:value-type="boolean">
            <text:p>ИСТИНА</text:p>
          </table:table-cell>
          <table:table-cell table:formula="of:=[.L$14]&amp;[.F267]&amp;&quot;p&quot;&amp;[.L$13]&amp;&quot; &gt; author&quot;&amp;[.C267]&amp;&quot;.txt&quot;" office:value-type="string" office:string-value="sed -n '3845p' &gt; author253.txt" calcext:value-type="string">
            <text:p>sed -n '3845p' &gt; author253.txt</text:p>
          </table:table-cell>
          <table:table-cell table:formula="of:=[.L$14]&amp;[.F267]&amp;&quot;p&quot;&amp;[.L$13]&amp;&quot;&quot;" office:value-type="string" office:string-value="sed -n '3845p'" calcext:value-type="string">
            <text:p>sed -n '3845p'</text:p>
          </table:table-cell>
          <table:table-cell table:formula="of:=[.E267]+1" office:value-type="float" office:value="3836" calcext:value-type="float">
            <text:p>3836</text:p>
          </table:table-cell>
          <table:table-cell table:formula="of:=[.F267]-1" office:value-type="float" office:value="3844" calcext:value-type="float">
            <text:p>3844</text:p>
          </table:table-cell>
          <table:table-cell table:formula="of:=[.L$14]&amp;[.J267]&amp;&quot;,&quot;&amp;[.K267]&amp;&quot;p;&quot;&amp;[.K267]&amp;&quot;q&quot;&amp;[.L$13]&amp;&quot; &gt; text&quot;&amp;[.C267]&amp;&quot;.txt&quot;" office:value-type="string" office:string-value="sed -n '3836,3844p;3844q' &gt; text253.txt" calcext:value-type="string">
            <text:p>sed -n '3836,3844p;3844q' &gt; text253.txt</text:p>
          </table:table-cell>
          <table:table-cell table:number-columns-repeated="3"/>
          <table:table-cell office:value-type="string" calcext:value-type="string">
            <text:p>И. Тургенев</text:p>
          </table:table-cell>
          <table:table-cell office:value-type="string" calcext:value-type="string">
            <text:p>Старый сад</text:p>
          </table:table-cell>
          <table:table-cell/>
          <table:table-cell office:value-type="string" calcext:value-type="string">
            <text:p>Старый сад</text:p>
          </table:table-cell>
          <table:table-cell table:number-columns-repeated="2"/>
          <table:table-cell table:formula="of:=&quot;echo -n &quot;&amp;[.Y$14]&amp;[.Q267]&amp;[.Y$14]&amp;&quot; | cat &gt; title&quot;&amp;[.C267]&amp;&quot;.txt&quot;" office:value-type="string" office:string-value="echo -n &quot;Старый сад&quot; | cat &gt; title253.txt" calcext:value-type="string">
            <text:p>echo -n "Старый сад" | cat &gt; title253.txt</text:p>
          </table:table-cell>
          <table:table-cell table:formula="of:=&quot;echo -n &quot;&amp;[.Y$14]&amp;[.P267]&amp;[.Y$14]&amp;&quot; | cat &gt; author&quot;&amp;[.C267]&amp;&quot;.txt&quot;" office:value-type="string" office:string-value="echo -n &quot;И. Тургенев&quot; | cat &gt; author253.txt" calcext:value-type="string">
            <text:p>echo -n "И. Тургенев" | cat &gt; author253.txt</text:p>
          </table:table-cell>
          <table:table-cell/>
          <table:table-cell table:formula="of:=&quot;cat preambule1.txt title&quot;&amp;[.C267]&amp;&quot;.txt preambule2.txt  linkpicture&quot;&amp;[.C267]&amp;&quot;.txt preambulethumb.txt linkpicture&quot;&amp;[.C267]&amp;&quot;.txt preambule25.txt linkname&quot;&amp;[.C267]&amp;&quot;.txt preambule3.txt author&quot;&amp;[.C267]&amp;&quot;.txt preambule35.txt   text&quot;&amp;[.C267]&amp;&quot;.txt &gt; &quot;&amp;[.S267]&amp;&quot;.md&quot;" office:value-type="string" office:string-value="cat preambule1.txt title253.txt preambule2.txt  linkpicture253.txt preambulethumb.txt linkpicture253.txt preambule25.txt linkname253.txt preambule3.txt author253.txt preambule35.txt   text253.txt &gt; Старый сад.md" calcext:value-type="string">
            <text:p>cat preambule1.txt title253.txt preambule2.txt <text:s/>linkpicture253.txt preambulethumb.txt linkpicture253.txt preambule25.txt linkname253.txt preambule3.txt author253.txt preambule35.txt <text:s text:c="2"/>text253.txt &gt; Старый сад.md</text:p>
          </table:table-cell>
        </table:table-row>
        <table:table-row table:style-name="ro1">
          <table:table-cell/>
          <table:table-cell table:formula="of:=[.F268]-[.E268]" office:value-type="float" office:value="10" calcext:value-type="float">
            <text:p>10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3846" calcext:value-type="float">
            <text:p>3846</text:p>
          </table:table-cell>
          <table:table-cell table:formula="of:=[.E269]-1" office:value-type="float" office:value="3856" calcext:value-type="float">
            <text:p>3856</text:p>
          </table:table-cell>
          <table:table-cell table:formula="of:=IF([.F268]&gt;[.E268])" office:value-type="boolean" office:boolean-value="true" calcext:value-type="boolean">
            <text:p>ИСТИНА</text:p>
          </table:table-cell>
          <table:table-cell table:formula="of:=[.L$14]&amp;[.F268]&amp;&quot;p&quot;&amp;[.L$13]&amp;&quot; &gt; author&quot;&amp;[.C268]&amp;&quot;.txt&quot;" office:value-type="string" office:string-value="sed -n '3856p' &gt; author254.txt" calcext:value-type="string">
            <text:p>sed -n '3856p' &gt; author254.txt</text:p>
          </table:table-cell>
          <table:table-cell table:formula="of:=[.L$14]&amp;[.F268]&amp;&quot;p&quot;&amp;[.L$13]&amp;&quot;&quot;" office:value-type="string" office:string-value="sed -n '3856p'" calcext:value-type="string">
            <text:p>sed -n '3856p'</text:p>
          </table:table-cell>
          <table:table-cell table:formula="of:=[.E268]+1" office:value-type="float" office:value="3847" calcext:value-type="float">
            <text:p>3847</text:p>
          </table:table-cell>
          <table:table-cell table:formula="of:=[.F268]-1" office:value-type="float" office:value="3855" calcext:value-type="float">
            <text:p>3855</text:p>
          </table:table-cell>
          <table:table-cell table:formula="of:=[.L$14]&amp;[.J268]&amp;&quot;,&quot;&amp;[.K268]&amp;&quot;p;&quot;&amp;[.K268]&amp;&quot;q&quot;&amp;[.L$13]&amp;&quot; &gt; text&quot;&amp;[.C268]&amp;&quot;.txt&quot;" office:value-type="string" office:string-value="sed -n '3847,3855p;3855q' &gt; text254.txt" calcext:value-type="string">
            <text:p>sed -n '3847,3855p;3855q' &gt; text254.txt</text:p>
          </table:table-cell>
          <table:table-cell table:number-columns-repeated="3"/>
          <table:table-cell office:value-type="string" calcext:value-type="string">
            <text:p>А. Куприн</text:p>
          </table:table-cell>
          <table:table-cell office:value-type="string" calcext:value-type="string">
            <text:p>Величественное зрелище</text:p>
          </table:table-cell>
          <table:table-cell/>
          <table:table-cell office:value-type="string" calcext:value-type="string">
            <text:p>Величественное зрелище</text:p>
          </table:table-cell>
          <table:table-cell table:number-columns-repeated="2"/>
          <table:table-cell table:formula="of:=&quot;echo -n &quot;&amp;[.Y$14]&amp;[.Q268]&amp;[.Y$14]&amp;&quot; | cat &gt; title&quot;&amp;[.C268]&amp;&quot;.txt&quot;" office:value-type="string" office:string-value="echo -n &quot;Величественное зрелище&quot; | cat &gt; title254.txt" calcext:value-type="string">
            <text:p>echo -n "Величественное зрелище" | cat &gt; title254.txt</text:p>
          </table:table-cell>
          <table:table-cell table:formula="of:=&quot;echo -n &quot;&amp;[.Y$14]&amp;[.P268]&amp;[.Y$14]&amp;&quot; | cat &gt; author&quot;&amp;[.C268]&amp;&quot;.txt&quot;" office:value-type="string" office:string-value="echo -n &quot;А. Куприн&quot; | cat &gt; author254.txt" calcext:value-type="string">
            <text:p>echo -n "А. Куприн" | cat &gt; author254.txt</text:p>
          </table:table-cell>
          <table:table-cell/>
          <table:table-cell table:formula="of:=&quot;cat preambule1.txt title&quot;&amp;[.C268]&amp;&quot;.txt preambule2.txt  linkpicture&quot;&amp;[.C268]&amp;&quot;.txt preambulethumb.txt linkpicture&quot;&amp;[.C268]&amp;&quot;.txt preambule25.txt linkname&quot;&amp;[.C268]&amp;&quot;.txt preambule3.txt author&quot;&amp;[.C268]&amp;&quot;.txt preambule35.txt   text&quot;&amp;[.C268]&amp;&quot;.txt &gt; &quot;&amp;[.S268]&amp;&quot;.md&quot;" office:value-type="string" office:string-value="cat preambule1.txt title254.txt preambule2.txt  linkpicture254.txt preambulethumb.txt linkpicture254.txt preambule25.txt linkname254.txt preambule3.txt author254.txt preambule35.txt   text254.txt &gt; Величественное зрелище.md" calcext:value-type="string">
            <text:p>cat preambule1.txt title254.txt preambule2.txt <text:s/>linkpicture254.txt preambulethumb.txt linkpicture254.txt preambule25.txt linkname254.txt preambule3.txt author254.txt preambule35.txt <text:s text:c="2"/>text254.txt &gt; Величественное зрелище.md</text:p>
          </table:table-cell>
        </table:table-row>
        <table:table-row table:style-name="ro1">
          <table:table-cell/>
          <table:table-cell table:formula="of:=[.F269]-[.E269]"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3857" calcext:value-type="float">
            <text:p>3857</text:p>
          </table:table-cell>
          <table:table-cell table:formula="of:=[.E270]-1" office:value-type="float" office:value="3865" calcext:value-type="float">
            <text:p>3865</text:p>
          </table:table-cell>
          <table:table-cell table:formula="of:=IF([.F269]&gt;[.E269])" office:value-type="boolean" office:boolean-value="true" calcext:value-type="boolean">
            <text:p>ИСТИНА</text:p>
          </table:table-cell>
          <table:table-cell table:formula="of:=[.L$14]&amp;[.F269]&amp;&quot;p&quot;&amp;[.L$13]&amp;&quot; &gt; author&quot;&amp;[.C269]&amp;&quot;.txt&quot;" office:value-type="string" office:string-value="sed -n '3865p' &gt; author255.txt" calcext:value-type="string">
            <text:p>sed -n '3865p' &gt; author255.txt</text:p>
          </table:table-cell>
          <table:table-cell table:formula="of:=[.L$14]&amp;[.F269]&amp;&quot;p&quot;&amp;[.L$13]&amp;&quot;&quot;" office:value-type="string" office:string-value="sed -n '3865p'" calcext:value-type="string">
            <text:p>sed -n '3865p'</text:p>
          </table:table-cell>
          <table:table-cell table:formula="of:=[.E269]+1" office:value-type="float" office:value="3858" calcext:value-type="float">
            <text:p>3858</text:p>
          </table:table-cell>
          <table:table-cell table:formula="of:=[.F269]-1" office:value-type="float" office:value="3864" calcext:value-type="float">
            <text:p>3864</text:p>
          </table:table-cell>
          <table:table-cell table:formula="of:=[.L$14]&amp;[.J269]&amp;&quot;,&quot;&amp;[.K269]&amp;&quot;p;&quot;&amp;[.K269]&amp;&quot;q&quot;&amp;[.L$13]&amp;&quot; &gt; text&quot;&amp;[.C269]&amp;&quot;.txt&quot;" office:value-type="string" office:string-value="sed -n '3858,3864p;3864q' &gt; text255.txt" calcext:value-type="string">
            <text:p>sed -n '3858,3864p;3864q' &gt; text255.txt</text:p>
          </table:table-cell>
          <table:table-cell table:number-columns-repeated="3"/>
          <table:table-cell office:value-type="string" calcext:value-type="string">
            <text:p>Л. Толстой</text:p>
          </table:table-cell>
          <table:table-cell office:value-type="string" calcext:value-type="string">
            <text:p>Вечер на Кавказе</text:p>
          </table:table-cell>
          <table:table-cell/>
          <table:table-cell office:value-type="string" calcext:value-type="string">
            <text:p>Вечер на Кавказе</text:p>
          </table:table-cell>
          <table:table-cell table:number-columns-repeated="2"/>
          <table:table-cell table:formula="of:=&quot;echo -n &quot;&amp;[.Y$14]&amp;[.Q269]&amp;[.Y$14]&amp;&quot; | cat &gt; title&quot;&amp;[.C269]&amp;&quot;.txt&quot;" office:value-type="string" office:string-value="echo -n &quot;Вечер на Кавказе&quot; | cat &gt; title255.txt" calcext:value-type="string">
            <text:p>echo -n "Вечер на Кавказе" | cat &gt; title255.txt</text:p>
          </table:table-cell>
          <table:table-cell table:formula="of:=&quot;echo -n &quot;&amp;[.Y$14]&amp;[.P269]&amp;[.Y$14]&amp;&quot; | cat &gt; author&quot;&amp;[.C269]&amp;&quot;.txt&quot;" office:value-type="string" office:string-value="echo -n &quot;Л. Толстой&quot; | cat &gt; author255.txt" calcext:value-type="string">
            <text:p>echo -n "Л. Толстой" | cat &gt; author255.txt</text:p>
          </table:table-cell>
          <table:table-cell/>
          <table:table-cell table:formula="of:=&quot;cat preambule1.txt title&quot;&amp;[.C269]&amp;&quot;.txt preambule2.txt  linkpicture&quot;&amp;[.C269]&amp;&quot;.txt preambulethumb.txt linkpicture&quot;&amp;[.C269]&amp;&quot;.txt preambule25.txt linkname&quot;&amp;[.C269]&amp;&quot;.txt preambule3.txt author&quot;&amp;[.C269]&amp;&quot;.txt preambule35.txt   text&quot;&amp;[.C269]&amp;&quot;.txt &gt; &quot;&amp;[.S269]&amp;&quot;.md&quot;" office:value-type="string" office:string-value="cat preambule1.txt title255.txt preambule2.txt  linkpicture255.txt preambulethumb.txt linkpicture255.txt preambule25.txt linkname255.txt preambule3.txt author255.txt preambule35.txt   text255.txt &gt; Вечер на Кавказе.md" calcext:value-type="string">
            <text:p>cat preambule1.txt title255.txt preambule2.txt <text:s/>linkpicture255.txt preambulethumb.txt linkpicture255.txt preambule25.txt linkname255.txt preambule3.txt author255.txt preambule35.txt <text:s text:c="2"/>text255.txt &gt; Вечер на Кавказе.md</text:p>
          </table:table-cell>
        </table:table-row>
        <table:table-row table:style-name="ro1">
          <table:table-cell/>
          <table:table-cell table:formula="of:=[.F270]-[.E270]"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3866" calcext:value-type="float">
            <text:p>3866</text:p>
          </table:table-cell>
          <table:table-cell table:formula="of:=[.E271]-1" office:value-type="float" office:value="3872" calcext:value-type="float">
            <text:p>3872</text:p>
          </table:table-cell>
          <table:table-cell table:formula="of:=IF([.F270]&gt;[.E270])" office:value-type="boolean" office:boolean-value="true" calcext:value-type="boolean">
            <text:p>ИСТИНА</text:p>
          </table:table-cell>
          <table:table-cell table:formula="of:=[.L$14]&amp;[.F270]&amp;&quot;p&quot;&amp;[.L$13]&amp;&quot; &gt; author&quot;&amp;[.C270]&amp;&quot;.txt&quot;" office:value-type="string" office:string-value="sed -n '3872p' &gt; author256.txt" calcext:value-type="string">
            <text:p>sed -n '3872p' &gt; author256.txt</text:p>
          </table:table-cell>
          <table:table-cell table:formula="of:=[.L$14]&amp;[.F270]&amp;&quot;p&quot;&amp;[.L$13]&amp;&quot;&quot;" office:value-type="string" office:string-value="sed -n '3872p'" calcext:value-type="string">
            <text:p>sed -n '3872p'</text:p>
          </table:table-cell>
          <table:table-cell table:formula="of:=[.E270]+1" office:value-type="float" office:value="3867" calcext:value-type="float">
            <text:p>3867</text:p>
          </table:table-cell>
          <table:table-cell table:formula="of:=[.F270]-1" office:value-type="float" office:value="3871" calcext:value-type="float">
            <text:p>3871</text:p>
          </table:table-cell>
          <table:table-cell table:formula="of:=[.L$14]&amp;[.J270]&amp;&quot;,&quot;&amp;[.K270]&amp;&quot;p;&quot;&amp;[.K270]&amp;&quot;q&quot;&amp;[.L$13]&amp;&quot; &gt; text&quot;&amp;[.C270]&amp;&quot;.txt&quot;" office:value-type="string" office:string-value="sed -n '3867,3871p;3871q' &gt; text256.txt" calcext:value-type="string">
            <text:p>sed -n '3867,3871p;3871q' &gt; text256.txt</text:p>
          </table:table-cell>
          <table:table-cell table:number-columns-repeated="3"/>
          <table:table-cell office:value-type="string" calcext:value-type="string">
            <text:p>Л. Толстой</text:p>
          </table:table-cell>
          <table:table-cell office:value-type="string" calcext:value-type="string">
            <text:p>Праздник</text:p>
          </table:table-cell>
          <table:table-cell/>
          <table:table-cell office:value-type="string" calcext:value-type="string">
            <text:p>Праздник</text:p>
          </table:table-cell>
          <table:table-cell table:number-columns-repeated="2"/>
          <table:table-cell table:formula="of:=&quot;echo -n &quot;&amp;[.Y$14]&amp;[.Q270]&amp;[.Y$14]&amp;&quot; | cat &gt; title&quot;&amp;[.C270]&amp;&quot;.txt&quot;" office:value-type="string" office:string-value="echo -n &quot;Праздник&quot; | cat &gt; title256.txt" calcext:value-type="string">
            <text:p>echo -n "Праздник" | cat &gt; title256.txt</text:p>
          </table:table-cell>
          <table:table-cell table:formula="of:=&quot;echo -n &quot;&amp;[.Y$14]&amp;[.P270]&amp;[.Y$14]&amp;&quot; | cat &gt; author&quot;&amp;[.C270]&amp;&quot;.txt&quot;" office:value-type="string" office:string-value="echo -n &quot;Л. Толстой&quot; | cat &gt; author256.txt" calcext:value-type="string">
            <text:p>echo -n "Л. Толстой" | cat &gt; author256.txt</text:p>
          </table:table-cell>
          <table:table-cell/>
          <table:table-cell table:formula="of:=&quot;cat preambule1.txt title&quot;&amp;[.C270]&amp;&quot;.txt preambule2.txt  linkpicture&quot;&amp;[.C270]&amp;&quot;.txt preambulethumb.txt linkpicture&quot;&amp;[.C270]&amp;&quot;.txt preambule25.txt linkname&quot;&amp;[.C270]&amp;&quot;.txt preambule3.txt author&quot;&amp;[.C270]&amp;&quot;.txt preambule35.txt   text&quot;&amp;[.C270]&amp;&quot;.txt &gt; &quot;&amp;[.S270]&amp;&quot;.md&quot;" office:value-type="string" office:string-value="cat preambule1.txt title256.txt preambule2.txt  linkpicture256.txt preambulethumb.txt linkpicture256.txt preambule25.txt linkname256.txt preambule3.txt author256.txt preambule35.txt   text256.txt &gt; Праздник.md" calcext:value-type="string">
            <text:p>cat preambule1.txt title256.txt preambule2.txt <text:s/>linkpicture256.txt preambulethumb.txt linkpicture256.txt preambule25.txt linkname256.txt preambule3.txt author256.txt preambule35.txt <text:s text:c="2"/>text256.txt &gt; Праздник.md</text:p>
          </table:table-cell>
        </table:table-row>
        <table:table-row table:style-name="ro1">
          <table:table-cell/>
          <table:table-cell table:formula="of:=[.F271]-[.E271]" office:value-type="float" office:value="12" calcext:value-type="float">
            <text:p>12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3873" calcext:value-type="float">
            <text:p>3873</text:p>
          </table:table-cell>
          <table:table-cell table:formula="of:=[.E272]-1" office:value-type="float" office:value="3885" calcext:value-type="float">
            <text:p>3885</text:p>
          </table:table-cell>
          <table:table-cell table:formula="of:=IF([.F271]&gt;[.E271])" office:value-type="boolean" office:boolean-value="true" calcext:value-type="boolean">
            <text:p>ИСТИНА</text:p>
          </table:table-cell>
          <table:table-cell table:formula="of:=[.L$14]&amp;[.F271]&amp;&quot;p&quot;&amp;[.L$13]&amp;&quot; &gt; author&quot;&amp;[.C271]&amp;&quot;.txt&quot;" office:value-type="string" office:string-value="sed -n '3885p' &gt; author257.txt" calcext:value-type="string">
            <text:p>sed -n '3885p' &gt; author257.txt</text:p>
          </table:table-cell>
          <table:table-cell table:formula="of:=[.L$14]&amp;[.F271]&amp;&quot;p&quot;&amp;[.L$13]&amp;&quot;&quot;" office:value-type="string" office:string-value="sed -n '3885p'" calcext:value-type="string">
            <text:p>sed -n '3885p'</text:p>
          </table:table-cell>
          <table:table-cell table:formula="of:=[.E271]+1" office:value-type="float" office:value="3874" calcext:value-type="float">
            <text:p>3874</text:p>
          </table:table-cell>
          <table:table-cell table:formula="of:=[.F271]-1" office:value-type="float" office:value="3884" calcext:value-type="float">
            <text:p>3884</text:p>
          </table:table-cell>
          <table:table-cell table:formula="of:=[.L$14]&amp;[.J271]&amp;&quot;,&quot;&amp;[.K271]&amp;&quot;p;&quot;&amp;[.K271]&amp;&quot;q&quot;&amp;[.L$13]&amp;&quot; &gt; text&quot;&amp;[.C271]&amp;&quot;.txt&quot;" office:value-type="string" office:string-value="sed -n '3874,3884p;3884q' &gt; text257.txt" calcext:value-type="string">
            <text:p>sed -n '3874,3884p;3884q' &gt; text257.txt</text:p>
          </table:table-cell>
          <table:table-cell table:number-columns-repeated="3"/>
          <table:table-cell office:value-type="string" calcext:value-type="string">
            <text:p>О. Никитин</text:p>
          </table:table-cell>
          <table:table-cell office:value-type="string" calcext:value-type="string">
            <text:p>«Урядник сокольничьего пути»</text:p>
          </table:table-cell>
          <table:table-cell/>
          <table:table-cell office:value-type="string" calcext:value-type="string">
            <text:p>«Урядник сокольничьего пути»</text:p>
          </table:table-cell>
          <table:table-cell table:number-columns-repeated="2"/>
          <table:table-cell table:formula="of:=&quot;echo -n &quot;&amp;[.Y$14]&amp;[.Q271]&amp;[.Y$14]&amp;&quot; | cat &gt; title&quot;&amp;[.C271]&amp;&quot;.txt&quot;" office:value-type="string" office:string-value="echo -n &quot;«Урядник сокольничьего пути»&quot; | cat &gt; title257.txt" calcext:value-type="string">
            <text:p>echo -n "«Урядник сокольничьего пути»" | cat &gt; title257.txt</text:p>
          </table:table-cell>
          <table:table-cell table:formula="of:=&quot;echo -n &quot;&amp;[.Y$14]&amp;[.P271]&amp;[.Y$14]&amp;&quot; | cat &gt; author&quot;&amp;[.C271]&amp;&quot;.txt&quot;" office:value-type="string" office:string-value="echo -n &quot;О. Никитин&quot; | cat &gt; author257.txt" calcext:value-type="string">
            <text:p>echo -n "О. Никитин" | cat &gt; author257.txt</text:p>
          </table:table-cell>
          <table:table-cell/>
          <table:table-cell table:formula="of:=&quot;cat preambule1.txt title&quot;&amp;[.C271]&amp;&quot;.txt preambule2.txt  linkpicture&quot;&amp;[.C271]&amp;&quot;.txt preambulethumb.txt linkpicture&quot;&amp;[.C271]&amp;&quot;.txt preambule25.txt linkname&quot;&amp;[.C271]&amp;&quot;.txt preambule3.txt author&quot;&amp;[.C271]&amp;&quot;.txt preambule35.txt   text&quot;&amp;[.C271]&amp;&quot;.txt &gt; &quot;&amp;[.S271]&amp;&quot;.md&quot;" office:value-type="string" office:string-value="cat preambule1.txt title257.txt preambule2.txt  linkpicture257.txt preambulethumb.txt linkpicture257.txt preambule25.txt linkname257.txt preambule3.txt author257.txt preambule35.txt   text257.txt &gt; «Урядник сокольничьего пути».md" calcext:value-type="string">
            <text:p>cat preambule1.txt title257.txt preambule2.txt <text:s/>linkpicture257.txt preambulethumb.txt linkpicture257.txt preambule25.txt linkname257.txt preambule3.txt author257.txt preambule35.txt <text:s text:c="2"/>text257.txt &gt; «Урядник сокольничьего пути».md</text:p>
          </table:table-cell>
        </table:table-row>
        <table:table-row table:style-name="ro1">
          <table:table-cell/>
          <table:table-cell table:formula="of:=[.F272]-[.E272]" office:value-type="float" office:value="8" calcext:value-type="float">
            <text:p>8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3886" calcext:value-type="float">
            <text:p>3886</text:p>
          </table:table-cell>
          <table:table-cell table:formula="of:=[.E273]-1" office:value-type="float" office:value="3894" calcext:value-type="float">
            <text:p>3894</text:p>
          </table:table-cell>
          <table:table-cell table:formula="of:=IF([.F272]&gt;[.E272])" office:value-type="boolean" office:boolean-value="true" calcext:value-type="boolean">
            <text:p>ИСТИНА</text:p>
          </table:table-cell>
          <table:table-cell table:formula="of:=[.L$14]&amp;[.F272]&amp;&quot;p&quot;&amp;[.L$13]&amp;&quot; &gt; author&quot;&amp;[.C272]&amp;&quot;.txt&quot;" office:value-type="string" office:string-value="sed -n '3894p' &gt; author258.txt" calcext:value-type="string">
            <text:p>sed -n '3894p' &gt; author258.txt</text:p>
          </table:table-cell>
          <table:table-cell table:formula="of:=[.L$14]&amp;[.F272]&amp;&quot;p&quot;&amp;[.L$13]&amp;&quot;&quot;" office:value-type="string" office:string-value="sed -n '3894p'" calcext:value-type="string">
            <text:p>sed -n '3894p'</text:p>
          </table:table-cell>
          <table:table-cell table:formula="of:=[.E272]+1" office:value-type="float" office:value="3887" calcext:value-type="float">
            <text:p>3887</text:p>
          </table:table-cell>
          <table:table-cell table:formula="of:=[.F272]-1" office:value-type="float" office:value="3893" calcext:value-type="float">
            <text:p>3893</text:p>
          </table:table-cell>
          <table:table-cell table:formula="of:=[.L$14]&amp;[.J272]&amp;&quot;,&quot;&amp;[.K272]&amp;&quot;p;&quot;&amp;[.K272]&amp;&quot;q&quot;&amp;[.L$13]&amp;&quot; &gt; text&quot;&amp;[.C272]&amp;&quot;.txt&quot;" office:value-type="string" office:string-value="sed -n '3887,3893p;3893q' &gt; text258.txt" calcext:value-type="string">
            <text:p>sed -n '3887,3893p;3893q' &gt; text258.txt</text:p>
          </table:table-cell>
          <table:table-cell table:number-columns-repeated="3"/>
          <table:table-cell office:value-type="string" calcext:value-type="string">
            <text:p>Д. Лихачев</text:p>
          </table:table-cell>
          <table:table-cell office:value-type="string" calcext:value-type="string">
            <text:p>Подвиг Ивана Федорова</text:p>
          </table:table-cell>
          <table:table-cell/>
          <table:table-cell office:value-type="string" calcext:value-type="string">
            <text:p>Подвиг Ивана Федорова</text:p>
          </table:table-cell>
          <table:table-cell table:number-columns-repeated="2"/>
          <table:table-cell table:formula="of:=&quot;echo -n &quot;&amp;[.Y$14]&amp;[.Q272]&amp;[.Y$14]&amp;&quot; | cat &gt; title&quot;&amp;[.C272]&amp;&quot;.txt&quot;" office:value-type="string" office:string-value="echo -n &quot;Подвиг Ивана Федорова&quot; | cat &gt; title258.txt" calcext:value-type="string">
            <text:p>echo -n "Подвиг Ивана Федорова" | cat &gt; title258.txt</text:p>
          </table:table-cell>
          <table:table-cell table:formula="of:=&quot;echo -n &quot;&amp;[.Y$14]&amp;[.P272]&amp;[.Y$14]&amp;&quot; | cat &gt; author&quot;&amp;[.C272]&amp;&quot;.txt&quot;" office:value-type="string" office:string-value="echo -n &quot;Д. Лихачев&quot; | cat &gt; author258.txt" calcext:value-type="string">
            <text:p>echo -n "Д. Лихачев" | cat &gt; author258.txt</text:p>
          </table:table-cell>
          <table:table-cell/>
          <table:table-cell table:formula="of:=&quot;cat preambule1.txt title&quot;&amp;[.C272]&amp;&quot;.txt preambule2.txt  linkpicture&quot;&amp;[.C272]&amp;&quot;.txt preambulethumb.txt linkpicture&quot;&amp;[.C272]&amp;&quot;.txt preambule25.txt linkname&quot;&amp;[.C272]&amp;&quot;.txt preambule3.txt author&quot;&amp;[.C272]&amp;&quot;.txt preambule35.txt   text&quot;&amp;[.C272]&amp;&quot;.txt &gt; &quot;&amp;[.S272]&amp;&quot;.md&quot;" office:value-type="string" office:string-value="cat preambule1.txt title258.txt preambule2.txt  linkpicture258.txt preambulethumb.txt linkpicture258.txt preambule25.txt linkname258.txt preambule3.txt author258.txt preambule35.txt   text258.txt &gt; Подвиг Ивана Федорова.md" calcext:value-type="string">
            <text:p>cat preambule1.txt title258.txt preambule2.txt <text:s/>linkpicture258.txt preambulethumb.txt linkpicture258.txt preambule25.txt linkname258.txt preambule3.txt author258.txt preambule35.txt <text:s text:c="2"/>text258.txt &gt; Подвиг Ивана Федорова.md</text:p>
          </table:table-cell>
        </table:table-row>
        <table:table-row table:style-name="ro1">
          <table:table-cell/>
          <table:table-cell table:formula="of:=[.F273]-[.E273]" office:value-type="float" office:value="25" calcext:value-type="float">
            <text:p>25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3895" calcext:value-type="float">
            <text:p>3895</text:p>
          </table:table-cell>
          <table:table-cell table:formula="of:=[.E274]-1" office:value-type="float" office:value="3920" calcext:value-type="float">
            <text:p>3920</text:p>
          </table:table-cell>
          <table:table-cell table:formula="of:=IF([.F273]&gt;[.E273])" office:value-type="boolean" office:boolean-value="true" calcext:value-type="boolean">
            <text:p>ИСТИНА</text:p>
          </table:table-cell>
          <table:table-cell table:formula="of:=[.L$14]&amp;[.F273]&amp;&quot;p&quot;&amp;[.L$13]&amp;&quot; &gt; author&quot;&amp;[.C273]&amp;&quot;.txt&quot;" office:value-type="string" office:string-value="sed -n '3920p' &gt; author259.txt" calcext:value-type="string">
            <text:p>sed -n '3920p' &gt; author259.txt</text:p>
          </table:table-cell>
          <table:table-cell table:formula="of:=[.L$14]&amp;[.F273]&amp;&quot;p&quot;&amp;[.L$13]&amp;&quot;&quot;" office:value-type="string" office:string-value="sed -n '3920p'" calcext:value-type="string">
            <text:p>sed -n '3920p'</text:p>
          </table:table-cell>
          <table:table-cell table:formula="of:=[.E273]+1" office:value-type="float" office:value="3896" calcext:value-type="float">
            <text:p>3896</text:p>
          </table:table-cell>
          <table:table-cell table:formula="of:=[.F273]-1" office:value-type="float" office:value="3919" calcext:value-type="float">
            <text:p>3919</text:p>
          </table:table-cell>
          <table:table-cell table:formula="of:=[.L$14]&amp;[.J273]&amp;&quot;,&quot;&amp;[.K273]&amp;&quot;p;&quot;&amp;[.K273]&amp;&quot;q&quot;&amp;[.L$13]&amp;&quot; &gt; text&quot;&amp;[.C273]&amp;&quot;.txt&quot;" office:value-type="string" office:string-value="sed -n '3896,3919p;3919q' &gt; text259.txt" calcext:value-type="string">
            <text:p>sed -n '3896,3919p;3919q' &gt; text259.txt</text:p>
          </table:table-cell>
          <table:table-cell table:number-columns-repeated="3"/>
          <table:table-cell office:value-type="string" calcext:value-type="string">
            <text:p>К. Паустовский</text:p>
          </table:table-cell>
          <table:table-cell office:value-type="string" calcext:value-type="string">
            <text:p>Урок корректора Благова</text:p>
          </table:table-cell>
          <table:table-cell/>
          <table:table-cell office:value-type="string" calcext:value-type="string">
            <text:p>Урок корректора Благова</text:p>
          </table:table-cell>
          <table:table-cell table:number-columns-repeated="2"/>
          <table:table-cell table:formula="of:=&quot;echo -n &quot;&amp;[.Y$14]&amp;[.Q273]&amp;[.Y$14]&amp;&quot; | cat &gt; title&quot;&amp;[.C273]&amp;&quot;.txt&quot;" office:value-type="string" office:string-value="echo -n &quot;Урок корректора Благова&quot; | cat &gt; title259.txt" calcext:value-type="string">
            <text:p>echo -n "Урок корректора Благова" | cat &gt; title259.txt</text:p>
          </table:table-cell>
          <table:table-cell table:formula="of:=&quot;echo -n &quot;&amp;[.Y$14]&amp;[.P273]&amp;[.Y$14]&amp;&quot; | cat &gt; author&quot;&amp;[.C273]&amp;&quot;.txt&quot;" office:value-type="string" office:string-value="echo -n &quot;К. Паустовский&quot; | cat &gt; author259.txt" calcext:value-type="string">
            <text:p>echo -n "К. Паустовский" | cat &gt; author259.txt</text:p>
          </table:table-cell>
          <table:table-cell/>
          <table:table-cell table:formula="of:=&quot;cat preambule1.txt title&quot;&amp;[.C273]&amp;&quot;.txt preambule2.txt  linkpicture&quot;&amp;[.C273]&amp;&quot;.txt preambulethumb.txt linkpicture&quot;&amp;[.C273]&amp;&quot;.txt preambule25.txt linkname&quot;&amp;[.C273]&amp;&quot;.txt preambule3.txt author&quot;&amp;[.C273]&amp;&quot;.txt preambule35.txt   text&quot;&amp;[.C273]&amp;&quot;.txt &gt; &quot;&amp;[.S273]&amp;&quot;.md&quot;" office:value-type="string" office:string-value="cat preambule1.txt title259.txt preambule2.txt  linkpicture259.txt preambulethumb.txt linkpicture259.txt preambule25.txt linkname259.txt preambule3.txt author259.txt preambule35.txt   text259.txt &gt; Урок корректора Благова.md" calcext:value-type="string">
            <text:p>cat preambule1.txt title259.txt preambule2.txt <text:s/>linkpicture259.txt preambulethumb.txt linkpicture259.txt preambule25.txt linkname259.txt preambule3.txt author259.txt preambule35.txt <text:s text:c="2"/>text259.txt &gt; Урок корректора Благова.md</text:p>
          </table:table-cell>
        </table:table-row>
        <table:table-row table:style-name="ro1">
          <table:table-cell/>
          <table:table-cell table:formula="of:=[.F274]-[.E274]"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3921" calcext:value-type="float">
            <text:p>3921</text:p>
          </table:table-cell>
          <table:table-cell table:formula="of:=[.E275]-1" office:value-type="float" office:value="3933" calcext:value-type="float">
            <text:p>3933</text:p>
          </table:table-cell>
          <table:table-cell table:formula="of:=IF([.F274]&gt;[.E274])" office:value-type="boolean" office:boolean-value="true" calcext:value-type="boolean">
            <text:p>ИСТИНА</text:p>
          </table:table-cell>
          <table:table-cell table:formula="of:=[.L$14]&amp;[.F274]&amp;&quot;p&quot;&amp;[.L$13]&amp;&quot; &gt; author&quot;&amp;[.C274]&amp;&quot;.txt&quot;" office:value-type="string" office:string-value="sed -n '3933p' &gt; author260.txt" calcext:value-type="string">
            <text:p>sed -n '3933p' &gt; author260.txt</text:p>
          </table:table-cell>
          <table:table-cell table:formula="of:=[.L$14]&amp;[.F274]&amp;&quot;p&quot;&amp;[.L$13]&amp;&quot;&quot;" office:value-type="string" office:string-value="sed -n '3933p'" calcext:value-type="string">
            <text:p>sed -n '3933p'</text:p>
          </table:table-cell>
          <table:table-cell table:formula="of:=[.E274]+1" office:value-type="float" office:value="3922" calcext:value-type="float">
            <text:p>3922</text:p>
          </table:table-cell>
          <table:table-cell table:formula="of:=[.F274]-1" office:value-type="float" office:value="3932" calcext:value-type="float">
            <text:p>3932</text:p>
          </table:table-cell>
          <table:table-cell table:formula="of:=[.L$14]&amp;[.J274]&amp;&quot;,&quot;&amp;[.K274]&amp;&quot;p;&quot;&amp;[.K274]&amp;&quot;q&quot;&amp;[.L$13]&amp;&quot; &gt; text&quot;&amp;[.C274]&amp;&quot;.txt&quot;" office:value-type="string" office:string-value="sed -n '3922,3932p;3932q' &gt; text260.txt" calcext:value-type="string">
            <text:p>sed -n '3922,3932p;3932q' &gt; text260.txt</text:p>
          </table:table-cell>
          <table:table-cell table:number-columns-repeated="3"/>
          <table:table-cell office:value-type="string" calcext:value-type="string">
            <text:p>М. Панов</text:p>
          </table:table-cell>
          <table:table-cell office:value-type="string" calcext:value-type="string">
            <text:p>Функции русского языка*</text:p>
          </table:table-cell>
          <table:table-cell/>
          <table:table-cell office:value-type="string" calcext:value-type="string">
            <text:p>Функции русского языка*</text:p>
          </table:table-cell>
          <table:table-cell table:number-columns-repeated="2"/>
          <table:table-cell table:formula="of:=&quot;echo -n &quot;&amp;[.Y$14]&amp;[.Q274]&amp;[.Y$14]&amp;&quot; | cat &gt; title&quot;&amp;[.C274]&amp;&quot;.txt&quot;" office:value-type="string" office:string-value="echo -n &quot;Функции русского языка*&quot; | cat &gt; title260.txt" calcext:value-type="string">
            <text:p>echo -n "Функции русского языка*" | cat &gt; title260.txt</text:p>
          </table:table-cell>
          <table:table-cell table:formula="of:=&quot;echo -n &quot;&amp;[.Y$14]&amp;[.P274]&amp;[.Y$14]&amp;&quot; | cat &gt; author&quot;&amp;[.C274]&amp;&quot;.txt&quot;" office:value-type="string" office:string-value="echo -n &quot;М. Панов&quot; | cat &gt; author260.txt" calcext:value-type="string">
            <text:p>echo -n "М. Панов" | cat &gt; author260.txt</text:p>
          </table:table-cell>
          <table:table-cell/>
          <table:table-cell table:formula="of:=&quot;cat preambule1.txt title&quot;&amp;[.C274]&amp;&quot;.txt preambule2.txt  linkpicture&quot;&amp;[.C274]&amp;&quot;.txt preambulethumb.txt linkpicture&quot;&amp;[.C274]&amp;&quot;.txt preambule25.txt linkname&quot;&amp;[.C274]&amp;&quot;.txt preambule3.txt author&quot;&amp;[.C274]&amp;&quot;.txt preambule35.txt   text&quot;&amp;[.C274]&amp;&quot;.txt &gt; &quot;&amp;[.S274]&amp;&quot;.md&quot;" office:value-type="string" office:string-value="cat preambule1.txt title260.txt preambule2.txt  linkpicture260.txt preambulethumb.txt linkpicture260.txt preambule25.txt linkname260.txt preambule3.txt author260.txt preambule35.txt   text260.txt &gt; Функции русского языка*.md" calcext:value-type="string">
            <text:p>cat preambule1.txt title260.txt preambule2.txt <text:s/>linkpicture260.txt preambulethumb.txt linkpicture260.txt preambule25.txt linkname260.txt preambule3.txt author260.txt preambule35.txt <text:s text:c="2"/>text260.txt &gt; Функции русского языка*.md</text:p>
          </table:table-cell>
        </table:table-row>
        <table:table-row table:style-name="ro1">
          <table:table-cell/>
          <table:table-cell table:formula="of:=[.F275]-[.E275]" office:value-type="float" office:value="12" calcext:value-type="float">
            <text:p>12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3934" calcext:value-type="float">
            <text:p>3934</text:p>
          </table:table-cell>
          <table:table-cell table:formula="of:=[.E276]-1" office:value-type="float" office:value="3946" calcext:value-type="float">
            <text:p>3946</text:p>
          </table:table-cell>
          <table:table-cell table:formula="of:=IF([.F275]&gt;[.E275])" office:value-type="boolean" office:boolean-value="true" calcext:value-type="boolean">
            <text:p>ИСТИНА</text:p>
          </table:table-cell>
          <table:table-cell table:formula="of:=[.L$14]&amp;[.F275]&amp;&quot;p&quot;&amp;[.L$13]&amp;&quot; &gt; author&quot;&amp;[.C275]&amp;&quot;.txt&quot;" office:value-type="string" office:string-value="sed -n '3946p' &gt; author261.txt" calcext:value-type="string">
            <text:p>sed -n '3946p' &gt; author261.txt</text:p>
          </table:table-cell>
          <table:table-cell table:formula="of:=[.L$14]&amp;[.F275]&amp;&quot;p&quot;&amp;[.L$13]&amp;&quot;&quot;" office:value-type="string" office:string-value="sed -n '3946p'" calcext:value-type="string">
            <text:p>sed -n '3946p'</text:p>
          </table:table-cell>
          <table:table-cell table:formula="of:=[.E275]+1" office:value-type="float" office:value="3935" calcext:value-type="float">
            <text:p>3935</text:p>
          </table:table-cell>
          <table:table-cell table:formula="of:=[.F275]-1" office:value-type="float" office:value="3945" calcext:value-type="float">
            <text:p>3945</text:p>
          </table:table-cell>
          <table:table-cell table:formula="of:=[.L$14]&amp;[.J275]&amp;&quot;,&quot;&amp;[.K275]&amp;&quot;p;&quot;&amp;[.K275]&amp;&quot;q&quot;&amp;[.L$13]&amp;&quot; &gt; text&quot;&amp;[.C275]&amp;&quot;.txt&quot;" office:value-type="string" office:string-value="sed -n '3935,3945p;3945q' &gt; text261.txt" calcext:value-type="string">
            <text:p>sed -n '3935,3945p;3945q' &gt; text261.txt</text:p>
          </table:table-cell>
          <table:table-cell table:number-columns-repeated="3"/>
          <table:table-cell office:value-type="string" calcext:value-type="string">
            <text:p>О. Левушкина</text:p>
          </table:table-cell>
          <table:table-cell office:value-type="string" calcext:value-type="string">
            <text:p>Система образов-символов в балладе «Светлана» В. А. Жуковского</text:p>
          </table:table-cell>
          <table:table-cell/>
          <table:table-cell office:value-type="string" calcext:value-type="string">
            <text:p>Система образов-символов в балладе «Светлана» В. А. Жуковского</text:p>
          </table:table-cell>
          <table:table-cell table:number-columns-repeated="2"/>
          <table:table-cell table:formula="of:=&quot;echo -n &quot;&amp;[.Y$14]&amp;[.Q275]&amp;[.Y$14]&amp;&quot; | cat &gt; title&quot;&amp;[.C275]&amp;&quot;.txt&quot;" office:value-type="string" office:string-value="echo -n &quot;Система образов-символов в балладе «Светлана» В. А. Жуковского&quot; | cat &gt; title261.txt" calcext:value-type="string">
            <text:p>echo -n "Система образов-символов в балладе «Светлана» В. А. Жуковского" | cat &gt; title261.txt</text:p>
          </table:table-cell>
          <table:table-cell table:formula="of:=&quot;echo -n &quot;&amp;[.Y$14]&amp;[.P275]&amp;[.Y$14]&amp;&quot; | cat &gt; author&quot;&amp;[.C275]&amp;&quot;.txt&quot;" office:value-type="string" office:string-value="echo -n &quot;О. Левушкина&quot; | cat &gt; author261.txt" calcext:value-type="string">
            <text:p>echo -n "О. Левушкина" | cat &gt; author261.txt</text:p>
          </table:table-cell>
          <table:table-cell/>
          <table:table-cell table:formula="of:=&quot;cat preambule1.txt title&quot;&amp;[.C275]&amp;&quot;.txt preambule2.txt  linkpicture&quot;&amp;[.C275]&amp;&quot;.txt preambulethumb.txt linkpicture&quot;&amp;[.C275]&amp;&quot;.txt preambule25.txt linkname&quot;&amp;[.C275]&amp;&quot;.txt preambule3.txt author&quot;&amp;[.C275]&amp;&quot;.txt preambule35.txt   text&quot;&amp;[.C275]&amp;&quot;.txt &gt; &quot;&amp;[.S275]&amp;&quot;.md&quot;" office:value-type="string" office:string-value="cat preambule1.txt title261.txt preambule2.txt  linkpicture261.txt preambulethumb.txt linkpicture261.txt preambule25.txt linkname261.txt preambule3.txt author261.txt preambule35.txt   text261.txt &gt; Система образов-символов в балладе «Светлана» В. А. Жуковского.md" calcext:value-type="string">
            <text:p>cat preambule1.txt title261.txt preambule2.txt <text:s/>linkpicture261.txt preambulethumb.txt linkpicture261.txt preambule25.txt linkname261.txt preambule3.txt author261.txt preambule35.txt <text:s text:c="2"/>text261.txt &gt; Система образов-символов в балладе «Светлана» В. А. Жуковского.md</text:p>
          </table:table-cell>
        </table:table-row>
        <table:table-row table:style-name="ro1">
          <table:table-cell/>
          <table:table-cell table:formula="of:=[.F276]-[.E276]" office:value-type="float" office:value="7" calcext:value-type="float">
            <text:p>7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3947" calcext:value-type="float">
            <text:p>3947</text:p>
          </table:table-cell>
          <table:table-cell table:formula="of:=[.E277]-1" office:value-type="float" office:value="3954" calcext:value-type="float">
            <text:p>3954</text:p>
          </table:table-cell>
          <table:table-cell table:formula="of:=IF([.F276]&gt;[.E276])" office:value-type="boolean" office:boolean-value="true" calcext:value-type="boolean">
            <text:p>ИСТИНА</text:p>
          </table:table-cell>
          <table:table-cell table:formula="of:=[.L$14]&amp;[.F276]&amp;&quot;p&quot;&amp;[.L$13]&amp;&quot; &gt; author&quot;&amp;[.C276]&amp;&quot;.txt&quot;" office:value-type="string" office:string-value="sed -n '3954p' &gt; author262.txt" calcext:value-type="string">
            <text:p>sed -n '3954p' &gt; author262.txt</text:p>
          </table:table-cell>
          <table:table-cell table:formula="of:=[.L$14]&amp;[.F276]&amp;&quot;p&quot;&amp;[.L$13]&amp;&quot;&quot;" office:value-type="string" office:string-value="sed -n '3954p'" calcext:value-type="string">
            <text:p>sed -n '3954p'</text:p>
          </table:table-cell>
          <table:table-cell table:formula="of:=[.E276]+1" office:value-type="float" office:value="3948" calcext:value-type="float">
            <text:p>3948</text:p>
          </table:table-cell>
          <table:table-cell table:formula="of:=[.F276]-1" office:value-type="float" office:value="3953" calcext:value-type="float">
            <text:p>3953</text:p>
          </table:table-cell>
          <table:table-cell table:formula="of:=[.L$14]&amp;[.J276]&amp;&quot;,&quot;&amp;[.K276]&amp;&quot;p;&quot;&amp;[.K276]&amp;&quot;q&quot;&amp;[.L$13]&amp;&quot; &gt; text&quot;&amp;[.C276]&amp;&quot;.txt&quot;" office:value-type="string" office:string-value="sed -n '3948,3953p;3953q' &gt; text262.txt" calcext:value-type="string">
            <text:p>sed -n '3948,3953p;3953q' &gt; text262.txt</text:p>
          </table:table-cell>
          <table:table-cell table:number-columns-repeated="3"/>
          <table:table-cell office:value-type="string" calcext:value-type="string">
            <text:p>И. Бакланова</text:p>
          </table:table-cell>
          <table:table-cell office:value-type="string" calcext:value-type="string">
            <text:p>Интеллигентный дилетант*</text:p>
          </table:table-cell>
          <table:table-cell/>
          <table:table-cell office:value-type="string" calcext:value-type="string">
            <text:p>Интеллигентный дилетант*</text:p>
          </table:table-cell>
          <table:table-cell table:number-columns-repeated="2"/>
          <table:table-cell table:formula="of:=&quot;echo -n &quot;&amp;[.Y$14]&amp;[.Q276]&amp;[.Y$14]&amp;&quot; | cat &gt; title&quot;&amp;[.C276]&amp;&quot;.txt&quot;" office:value-type="string" office:string-value="echo -n &quot;Интеллигентный дилетант*&quot; | cat &gt; title262.txt" calcext:value-type="string">
            <text:p>echo -n "Интеллигентный дилетант*" | cat &gt; title262.txt</text:p>
          </table:table-cell>
          <table:table-cell table:formula="of:=&quot;echo -n &quot;&amp;[.Y$14]&amp;[.P276]&amp;[.Y$14]&amp;&quot; | cat &gt; author&quot;&amp;[.C276]&amp;&quot;.txt&quot;" office:value-type="string" office:string-value="echo -n &quot;И. Бакланова&quot; | cat &gt; author262.txt" calcext:value-type="string">
            <text:p>echo -n "И. Бакланова" | cat &gt; author262.txt</text:p>
          </table:table-cell>
          <table:table-cell/>
          <table:table-cell table:formula="of:=&quot;cat preambule1.txt title&quot;&amp;[.C276]&amp;&quot;.txt preambule2.txt  linkpicture&quot;&amp;[.C276]&amp;&quot;.txt preambulethumb.txt linkpicture&quot;&amp;[.C276]&amp;&quot;.txt preambule25.txt linkname&quot;&amp;[.C276]&amp;&quot;.txt preambule3.txt author&quot;&amp;[.C276]&amp;&quot;.txt preambule35.txt   text&quot;&amp;[.C276]&amp;&quot;.txt &gt; &quot;&amp;[.S276]&amp;&quot;.md&quot;" office:value-type="string" office:string-value="cat preambule1.txt title262.txt preambule2.txt  linkpicture262.txt preambulethumb.txt linkpicture262.txt preambule25.txt linkname262.txt preambule3.txt author262.txt preambule35.txt   text262.txt &gt; Интеллигентный дилетант*.md" calcext:value-type="string">
            <text:p>cat preambule1.txt title262.txt preambule2.txt <text:s/>linkpicture262.txt preambulethumb.txt linkpicture262.txt preambule25.txt linkname262.txt preambule3.txt author262.txt preambule35.txt <text:s text:c="2"/>text262.txt &gt; Интеллигентный дилетант*.md</text:p>
          </table:table-cell>
        </table:table-row>
        <table:table-row table:style-name="ro1">
          <table:table-cell/>
          <table:table-cell table:formula="of:=[.F277]-[.E277]" office:value-type="float" office:value="8" calcext:value-type="float">
            <text:p>8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float" office:value="3955" calcext:value-type="float">
            <text:p>3955</text:p>
          </table:table-cell>
          <table:table-cell table:formula="of:=[.E278]-1" office:value-type="float" office:value="3963" calcext:value-type="float">
            <text:p>3963</text:p>
          </table:table-cell>
          <table:table-cell table:formula="of:=IF([.F277]&gt;[.E277])" office:value-type="boolean" office:boolean-value="true" calcext:value-type="boolean">
            <text:p>ИСТИНА</text:p>
          </table:table-cell>
          <table:table-cell table:formula="of:=[.L$14]&amp;[.F277]&amp;&quot;p&quot;&amp;[.L$13]&amp;&quot; &gt; author&quot;&amp;[.C277]&amp;&quot;.txt&quot;" office:value-type="string" office:string-value="sed -n '3963p' &gt; author263.txt" calcext:value-type="string">
            <text:p>sed -n '3963p' &gt; author263.txt</text:p>
          </table:table-cell>
          <table:table-cell table:formula="of:=[.L$14]&amp;[.F277]&amp;&quot;p&quot;&amp;[.L$13]&amp;&quot;&quot;" office:value-type="string" office:string-value="sed -n '3963p'" calcext:value-type="string">
            <text:p>sed -n '3963p'</text:p>
          </table:table-cell>
          <table:table-cell table:formula="of:=[.E277]+1" office:value-type="float" office:value="3956" calcext:value-type="float">
            <text:p>3956</text:p>
          </table:table-cell>
          <table:table-cell table:formula="of:=[.F277]-1" office:value-type="float" office:value="3962" calcext:value-type="float">
            <text:p>3962</text:p>
          </table:table-cell>
          <table:table-cell table:formula="of:=[.L$14]&amp;[.J277]&amp;&quot;,&quot;&amp;[.K277]&amp;&quot;p;&quot;&amp;[.K277]&amp;&quot;q&quot;&amp;[.L$13]&amp;&quot; &gt; text&quot;&amp;[.C277]&amp;&quot;.txt&quot;" office:value-type="string" office:string-value="sed -n '3956,3962p;3962q' &gt; text263.txt" calcext:value-type="string">
            <text:p>sed -n '3956,3962p;3962q' &gt; text263.txt</text:p>
          </table:table-cell>
          <table:table-cell table:number-columns-repeated="3"/>
          <table:table-cell office:value-type="string" calcext:value-type="string">
            <text:p>Л. Крысин</text:p>
          </table:table-cell>
          <table:table-cell office:value-type="string" calcext:value-type="string">
            <text:p>Актуальный язык XXI века</text:p>
          </table:table-cell>
          <table:table-cell/>
          <table:table-cell office:value-type="string" calcext:value-type="string">
            <text:p>Актуальный язык XXI века</text:p>
          </table:table-cell>
          <table:table-cell table:number-columns-repeated="2"/>
          <table:table-cell table:formula="of:=&quot;echo -n &quot;&amp;[.Y$14]&amp;[.Q277]&amp;[.Y$14]&amp;&quot; | cat &gt; title&quot;&amp;[.C277]&amp;&quot;.txt&quot;" office:value-type="string" office:string-value="echo -n &quot;Актуальный язык XXI века&quot; | cat &gt; title263.txt" calcext:value-type="string">
            <text:p>echo -n "Актуальный язык XXI века" | cat &gt; title263.txt</text:p>
          </table:table-cell>
          <table:table-cell table:formula="of:=&quot;echo -n &quot;&amp;[.Y$14]&amp;[.P277]&amp;[.Y$14]&amp;&quot; | cat &gt; author&quot;&amp;[.C277]&amp;&quot;.txt&quot;" office:value-type="string" office:string-value="echo -n &quot;Л. Крысин&quot; | cat &gt; author263.txt" calcext:value-type="string">
            <text:p>echo -n "Л. Крысин" | cat &gt; author263.txt</text:p>
          </table:table-cell>
          <table:table-cell/>
          <table:table-cell table:formula="of:=&quot;cat preambule1.txt title&quot;&amp;[.C277]&amp;&quot;.txt preambule2.txt  linkpicture&quot;&amp;[.C277]&amp;&quot;.txt preambulethumb.txt linkpicture&quot;&amp;[.C277]&amp;&quot;.txt preambule25.txt linkname&quot;&amp;[.C277]&amp;&quot;.txt preambule3.txt author&quot;&amp;[.C277]&amp;&quot;.txt preambule35.txt   text&quot;&amp;[.C277]&amp;&quot;.txt &gt; &quot;&amp;[.S277]&amp;&quot;.md&quot;" office:value-type="string" office:string-value="cat preambule1.txt title263.txt preambule2.txt  linkpicture263.txt preambulethumb.txt linkpicture263.txt preambule25.txt linkname263.txt preambule3.txt author263.txt preambule35.txt   text263.txt &gt; Актуальный язык XXI века.md" calcext:value-type="string">
            <text:p>cat preambule1.txt title263.txt preambule2.txt <text:s/>linkpicture263.txt preambulethumb.txt linkpicture263.txt preambule25.txt linkname263.txt preambule3.txt author263.txt preambule35.txt <text:s text:c="2"/>text263.txt &gt; Актуальный язык XXI века.md</text:p>
          </table:table-cell>
        </table:table-row>
        <table:table-row table:style-name="ro1">
          <table:table-cell/>
          <table:table-cell table:formula="of:=[.F278]-[.E278]" office:value-type="float" office:value="11" calcext:value-type="float">
            <text:p>11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3964" calcext:value-type="float">
            <text:p>3964</text:p>
          </table:table-cell>
          <table:table-cell table:formula="of:=[.E279]-1" office:value-type="float" office:value="3975" calcext:value-type="float">
            <text:p>3975</text:p>
          </table:table-cell>
          <table:table-cell table:formula="of:=IF([.F278]&gt;[.E278])" office:value-type="boolean" office:boolean-value="true" calcext:value-type="boolean">
            <text:p>ИСТИНА</text:p>
          </table:table-cell>
          <table:table-cell table:formula="of:=[.L$14]&amp;[.F278]&amp;&quot;p&quot;&amp;[.L$13]&amp;&quot; &gt; author&quot;&amp;[.C278]&amp;&quot;.txt&quot;" office:value-type="string" office:string-value="sed -n '3975p' &gt; author264.txt" calcext:value-type="string">
            <text:p>sed -n '3975p' &gt; author264.txt</text:p>
          </table:table-cell>
          <table:table-cell table:formula="of:=[.L$14]&amp;[.F278]&amp;&quot;p&quot;&amp;[.L$13]&amp;&quot;&quot;" office:value-type="string" office:string-value="sed -n '3975p'" calcext:value-type="string">
            <text:p>sed -n '3975p'</text:p>
          </table:table-cell>
          <table:table-cell table:formula="of:=[.E278]+1" office:value-type="float" office:value="3965" calcext:value-type="float">
            <text:p>3965</text:p>
          </table:table-cell>
          <table:table-cell table:formula="of:=[.F278]-1" office:value-type="float" office:value="3974" calcext:value-type="float">
            <text:p>3974</text:p>
          </table:table-cell>
          <table:table-cell table:formula="of:=[.L$14]&amp;[.J278]&amp;&quot;,&quot;&amp;[.K278]&amp;&quot;p;&quot;&amp;[.K278]&amp;&quot;q&quot;&amp;[.L$13]&amp;&quot; &gt; text&quot;&amp;[.C278]&amp;&quot;.txt&quot;" office:value-type="string" office:string-value="sed -n '3965,3974p;3974q' &gt; text264.txt" calcext:value-type="string">
            <text:p>sed -n '3965,3974p;3974q' &gt; text264.txt</text:p>
          </table:table-cell>
          <table:table-cell table:number-columns-repeated="3"/>
          <table:table-cell office:value-type="string" calcext:value-type="string">
            <text:p>И. Бакланова</text:p>
          </table:table-cell>
          <table:table-cell office:value-type="string" calcext:value-type="string">
            <text:p>Неожиданная встреча</text:p>
          </table:table-cell>
          <table:table-cell/>
          <table:table-cell office:value-type="string" calcext:value-type="string">
            <text:p>Неожиданная встреча</text:p>
          </table:table-cell>
          <table:table-cell table:number-columns-repeated="2"/>
          <table:table-cell table:formula="of:=&quot;echo -n &quot;&amp;[.Y$14]&amp;[.Q278]&amp;[.Y$14]&amp;&quot; | cat &gt; title&quot;&amp;[.C278]&amp;&quot;.txt&quot;" office:value-type="string" office:string-value="echo -n &quot;Неожиданная встреча&quot; | cat &gt; title264.txt" calcext:value-type="string">
            <text:p>echo -n "Неожиданная встреча" | cat &gt; title264.txt</text:p>
          </table:table-cell>
          <table:table-cell table:formula="of:=&quot;echo -n &quot;&amp;[.Y$14]&amp;[.P278]&amp;[.Y$14]&amp;&quot; | cat &gt; author&quot;&amp;[.C278]&amp;&quot;.txt&quot;" office:value-type="string" office:string-value="echo -n &quot;И. Бакланова&quot; | cat &gt; author264.txt" calcext:value-type="string">
            <text:p>echo -n "И. Бакланова" | cat &gt; author264.txt</text:p>
          </table:table-cell>
          <table:table-cell/>
          <table:table-cell table:formula="of:=&quot;cat preambule1.txt title&quot;&amp;[.C278]&amp;&quot;.txt preambule2.txt  linkpicture&quot;&amp;[.C278]&amp;&quot;.txt preambulethumb.txt linkpicture&quot;&amp;[.C278]&amp;&quot;.txt preambule25.txt linkname&quot;&amp;[.C278]&amp;&quot;.txt preambule3.txt author&quot;&amp;[.C278]&amp;&quot;.txt preambule35.txt   text&quot;&amp;[.C278]&amp;&quot;.txt &gt; &quot;&amp;[.S278]&amp;&quot;.md&quot;" office:value-type="string" office:string-value="cat preambule1.txt title264.txt preambule2.txt  linkpicture264.txt preambulethumb.txt linkpicture264.txt preambule25.txt linkname264.txt preambule3.txt author264.txt preambule35.txt   text264.txt &gt; Неожиданная встреча.md" calcext:value-type="string">
            <text:p>cat preambule1.txt title264.txt preambule2.txt <text:s/>linkpicture264.txt preambulethumb.txt linkpicture264.txt preambule25.txt linkname264.txt preambule3.txt author264.txt preambule35.txt <text:s text:c="2"/>text264.txt &gt; Неожиданная встреча.md</text:p>
          </table:table-cell>
        </table:table-row>
        <table:table-row table:style-name="ro1">
          <table:table-cell/>
          <table:table-cell table:formula="of:=[.F279]-[.E279]" office:value-type="float" office:value="6" calcext:value-type="float">
            <text:p>6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3976" calcext:value-type="float">
            <text:p>3976</text:p>
          </table:table-cell>
          <table:table-cell table:formula="of:=[.E280]-1" office:value-type="float" office:value="3982" calcext:value-type="float">
            <text:p>3982</text:p>
          </table:table-cell>
          <table:table-cell table:formula="of:=IF([.F279]&gt;[.E279])" office:value-type="boolean" office:boolean-value="true" calcext:value-type="boolean">
            <text:p>ИСТИНА</text:p>
          </table:table-cell>
          <table:table-cell table:formula="of:=[.L$14]&amp;[.F279]&amp;&quot;p&quot;&amp;[.L$13]&amp;&quot; &gt; author&quot;&amp;[.C279]&amp;&quot;.txt&quot;" office:value-type="string" office:string-value="sed -n '3982p' &gt; author265.txt" calcext:value-type="string">
            <text:p>sed -n '3982p' &gt; author265.txt</text:p>
          </table:table-cell>
          <table:table-cell table:formula="of:=[.L$14]&amp;[.F279]&amp;&quot;p&quot;&amp;[.L$13]&amp;&quot;&quot;" office:value-type="string" office:string-value="sed -n '3982p'" calcext:value-type="string">
            <text:p>sed -n '3982p'</text:p>
          </table:table-cell>
          <table:table-cell table:formula="of:=[.E279]+1" office:value-type="float" office:value="3977" calcext:value-type="float">
            <text:p>3977</text:p>
          </table:table-cell>
          <table:table-cell table:formula="of:=[.F279]-1" office:value-type="float" office:value="3981" calcext:value-type="float">
            <text:p>3981</text:p>
          </table:table-cell>
          <table:table-cell table:formula="of:=[.L$14]&amp;[.J279]&amp;&quot;,&quot;&amp;[.K279]&amp;&quot;p;&quot;&amp;[.K279]&amp;&quot;q&quot;&amp;[.L$13]&amp;&quot; &gt; text&quot;&amp;[.C279]&amp;&quot;.txt&quot;" office:value-type="string" office:string-value="sed -n '3977,3981p;3981q' &gt; text265.txt" calcext:value-type="string">
            <text:p>sed -n '3977,3981p;3981q' &gt; text265.txt</text:p>
          </table:table-cell>
          <table:table-cell table:number-columns-repeated="3"/>
          <table:table-cell office:value-type="string" calcext:value-type="string">
            <text:p>Л. Коротенко</text:p>
          </table:table-cell>
          <table:table-cell office:value-type="string" calcext:value-type="string">
            <text:p>Рассказ В. Токаревой «Самый счастливый день»</text:p>
          </table:table-cell>
          <table:table-cell/>
          <table:table-cell office:value-type="string" calcext:value-type="string">
            <text:p>Рассказ В. Токаревой «Самый счастливый день»</text:p>
          </table:table-cell>
          <table:table-cell table:number-columns-repeated="2"/>
          <table:table-cell table:formula="of:=&quot;echo -n &quot;&amp;[.Y$14]&amp;[.Q279]&amp;[.Y$14]&amp;&quot; | cat &gt; title&quot;&amp;[.C279]&amp;&quot;.txt&quot;" office:value-type="string" office:string-value="echo -n &quot;Рассказ В. Токаревой «Самый счастливый день»&quot; | cat &gt; title265.txt" calcext:value-type="string">
            <text:p>echo -n "Рассказ В. Токаревой «Самый счастливый день»" | cat &gt; title265.txt</text:p>
          </table:table-cell>
          <table:table-cell table:formula="of:=&quot;echo -n &quot;&amp;[.Y$14]&amp;[.P279]&amp;[.Y$14]&amp;&quot; | cat &gt; author&quot;&amp;[.C279]&amp;&quot;.txt&quot;" office:value-type="string" office:string-value="echo -n &quot;Л. Коротенко&quot; | cat &gt; author265.txt" calcext:value-type="string">
            <text:p>echo -n "Л. Коротенко" | cat &gt; author265.txt</text:p>
          </table:table-cell>
          <table:table-cell/>
          <table:table-cell table:formula="of:=&quot;cat preambule1.txt title&quot;&amp;[.C279]&amp;&quot;.txt preambule2.txt  linkpicture&quot;&amp;[.C279]&amp;&quot;.txt preambulethumb.txt linkpicture&quot;&amp;[.C279]&amp;&quot;.txt preambule25.txt linkname&quot;&amp;[.C279]&amp;&quot;.txt preambule3.txt author&quot;&amp;[.C279]&amp;&quot;.txt preambule35.txt   text&quot;&amp;[.C279]&amp;&quot;.txt &gt; &quot;&amp;[.S279]&amp;&quot;.md&quot;" office:value-type="string" office:string-value="cat preambule1.txt title265.txt preambule2.txt  linkpicture265.txt preambulethumb.txt linkpicture265.txt preambule25.txt linkname265.txt preambule3.txt author265.txt preambule35.txt   text265.txt &gt; Рассказ В. Токаревой «Самый счастливый день».md" calcext:value-type="string">
            <text:p>cat preambule1.txt title265.txt preambule2.txt <text:s/>linkpicture265.txt preambulethumb.txt linkpicture265.txt preambule25.txt linkname265.txt preambule3.txt author265.txt preambule35.txt <text:s text:c="2"/>text265.txt &gt; Рассказ В. Токаревой «Самый счастливый день».md</text:p>
          </table:table-cell>
        </table:table-row>
        <table:table-row table:style-name="ro1">
          <table:table-cell/>
          <table:table-cell table:formula="of:=[.F280]-[.E280]" office:value-type="float" office:value="10" calcext:value-type="float">
            <text:p>10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float" office:value="3983" calcext:value-type="float">
            <text:p>3983</text:p>
          </table:table-cell>
          <table:table-cell table:formula="of:=[.E281]-1" office:value-type="float" office:value="3993" calcext:value-type="float">
            <text:p>3993</text:p>
          </table:table-cell>
          <table:table-cell table:formula="of:=IF([.F280]&gt;[.E280])" office:value-type="boolean" office:boolean-value="true" calcext:value-type="boolean">
            <text:p>ИСТИНА</text:p>
          </table:table-cell>
          <table:table-cell table:formula="of:=[.L$14]&amp;[.F280]&amp;&quot;p&quot;&amp;[.L$13]&amp;&quot; &gt; author&quot;&amp;[.C280]&amp;&quot;.txt&quot;" office:value-type="string" office:string-value="sed -n '3993p' &gt; author266.txt" calcext:value-type="string">
            <text:p>sed -n '3993p' &gt; author266.txt</text:p>
          </table:table-cell>
          <table:table-cell table:formula="of:=[.L$14]&amp;[.F280]&amp;&quot;p&quot;&amp;[.L$13]&amp;&quot;&quot;" office:value-type="string" office:string-value="sed -n '3993p'" calcext:value-type="string">
            <text:p>sed -n '3993p'</text:p>
          </table:table-cell>
          <table:table-cell table:formula="of:=[.E280]+1" office:value-type="float" office:value="3984" calcext:value-type="float">
            <text:p>3984</text:p>
          </table:table-cell>
          <table:table-cell table:formula="of:=[.F280]-1" office:value-type="float" office:value="3992" calcext:value-type="float">
            <text:p>3992</text:p>
          </table:table-cell>
          <table:table-cell table:formula="of:=[.L$14]&amp;[.J280]&amp;&quot;,&quot;&amp;[.K280]&amp;&quot;p;&quot;&amp;[.K280]&amp;&quot;q&quot;&amp;[.L$13]&amp;&quot; &gt; text&quot;&amp;[.C280]&amp;&quot;.txt&quot;" office:value-type="string" office:string-value="sed -n '3984,3992p;3992q' &gt; text266.txt" calcext:value-type="string">
            <text:p>sed -n '3984,3992p;3992q' &gt; text266.txt</text:p>
          </table:table-cell>
          <table:table-cell table:number-columns-repeated="3"/>
          <table:table-cell office:value-type="string" calcext:value-type="string">
            <text:p>И. Бакланова</text:p>
          </table:table-cell>
          <table:table-cell office:value-type="string" calcext:value-type="string">
            <text:p>Круиз по Оке и Волге</text:p>
          </table:table-cell>
          <table:table-cell/>
          <table:table-cell office:value-type="string" calcext:value-type="string">
            <text:p>Круиз по Оке и Волге</text:p>
          </table:table-cell>
          <table:table-cell table:number-columns-repeated="2"/>
          <table:table-cell table:formula="of:=&quot;echo -n &quot;&amp;[.Y$14]&amp;[.Q280]&amp;[.Y$14]&amp;&quot; | cat &gt; title&quot;&amp;[.C280]&amp;&quot;.txt&quot;" office:value-type="string" office:string-value="echo -n &quot;Круиз по Оке и Волге&quot; | cat &gt; title266.txt" calcext:value-type="string">
            <text:p>echo -n "Круиз по Оке и Волге" | cat &gt; title266.txt</text:p>
          </table:table-cell>
          <table:table-cell table:formula="of:=&quot;echo -n &quot;&amp;[.Y$14]&amp;[.P280]&amp;[.Y$14]&amp;&quot; | cat &gt; author&quot;&amp;[.C280]&amp;&quot;.txt&quot;" office:value-type="string" office:string-value="echo -n &quot;И. Бакланова&quot; | cat &gt; author266.txt" calcext:value-type="string">
            <text:p>echo -n "И. Бакланова" | cat &gt; author266.txt</text:p>
          </table:table-cell>
          <table:table-cell/>
          <table:table-cell table:formula="of:=&quot;cat preambule1.txt title&quot;&amp;[.C280]&amp;&quot;.txt preambule2.txt  linkpicture&quot;&amp;[.C280]&amp;&quot;.txt preambulethumb.txt linkpicture&quot;&amp;[.C280]&amp;&quot;.txt preambule25.txt linkname&quot;&amp;[.C280]&amp;&quot;.txt preambule3.txt author&quot;&amp;[.C280]&amp;&quot;.txt preambule35.txt   text&quot;&amp;[.C280]&amp;&quot;.txt &gt; &quot;&amp;[.S280]&amp;&quot;.md&quot;" office:value-type="string" office:string-value="cat preambule1.txt title266.txt preambule2.txt  linkpicture266.txt preambulethumb.txt linkpicture266.txt preambule25.txt linkname266.txt preambule3.txt author266.txt preambule35.txt   text266.txt &gt; Круиз по Оке и Волге.md" calcext:value-type="string">
            <text:p>cat preambule1.txt title266.txt preambule2.txt <text:s/>linkpicture266.txt preambulethumb.txt linkpicture266.txt preambule25.txt linkname266.txt preambule3.txt author266.txt preambule35.txt <text:s text:c="2"/>text266.txt &gt; Круиз по Оке и Волге.md</text:p>
          </table:table-cell>
        </table:table-row>
        <table:table-row table:style-name="ro1">
          <table:table-cell/>
          <table:table-cell table:formula="of:=[.F281]-[.E281]" office:value-type="float" office:value="9" calcext:value-type="float">
            <text:p>9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3994" calcext:value-type="float">
            <text:p>3994</text:p>
          </table:table-cell>
          <table:table-cell table:formula="of:=[.E282]-1" office:value-type="float" office:value="4003" calcext:value-type="float">
            <text:p>4003</text:p>
          </table:table-cell>
          <table:table-cell table:formula="of:=IF([.F281]&gt;[.E281])" office:value-type="boolean" office:boolean-value="true" calcext:value-type="boolean">
            <text:p>ИСТИНА</text:p>
          </table:table-cell>
          <table:table-cell table:formula="of:=[.L$14]&amp;[.F281]&amp;&quot;p&quot;&amp;[.L$13]&amp;&quot; &gt; author&quot;&amp;[.C281]&amp;&quot;.txt&quot;" office:value-type="string" office:string-value="sed -n '4003p' &gt; author267.txt" calcext:value-type="string">
            <text:p>sed -n '4003p' &gt; author267.txt</text:p>
          </table:table-cell>
          <table:table-cell table:formula="of:=[.L$14]&amp;[.F281]&amp;&quot;p&quot;&amp;[.L$13]&amp;&quot;&quot;" office:value-type="string" office:string-value="sed -n '4003p'" calcext:value-type="string">
            <text:p>sed -n '4003p'</text:p>
          </table:table-cell>
          <table:table-cell table:formula="of:=[.E281]+1" office:value-type="float" office:value="3995" calcext:value-type="float">
            <text:p>3995</text:p>
          </table:table-cell>
          <table:table-cell table:formula="of:=[.F281]-1" office:value-type="float" office:value="4002" calcext:value-type="float">
            <text:p>4002</text:p>
          </table:table-cell>
          <table:table-cell table:formula="of:=[.L$14]&amp;[.J281]&amp;&quot;,&quot;&amp;[.K281]&amp;&quot;p;&quot;&amp;[.K281]&amp;&quot;q&quot;&amp;[.L$13]&amp;&quot; &gt; text&quot;&amp;[.C281]&amp;&quot;.txt&quot;" office:value-type="string" office:string-value="sed -n '3995,4002p;4002q' &gt; text267.txt" calcext:value-type="string">
            <text:p>sed -n '3995,4002p;4002q' &gt; text267.txt</text:p>
          </table:table-cell>
          <table:table-cell table:number-columns-repeated="3"/>
          <table:table-cell office:value-type="string" calcext:value-type="string">
            <text:p>Н. Николина</text:p>
          </table:table-cell>
          <table:table-cell office:value-type="string" calcext:value-type="string">
            <text:p>Эсперанто и его создатель*</text:p>
          </table:table-cell>
          <table:table-cell/>
          <table:table-cell office:value-type="string" calcext:value-type="string">
            <text:p>Эсперанто и его создатель*</text:p>
          </table:table-cell>
          <table:table-cell table:number-columns-repeated="2"/>
          <table:table-cell table:formula="of:=&quot;echo -n &quot;&amp;[.Y$14]&amp;[.Q281]&amp;[.Y$14]&amp;&quot; | cat &gt; title&quot;&amp;[.C281]&amp;&quot;.txt&quot;" office:value-type="string" office:string-value="echo -n &quot;Эсперанто и его создатель*&quot; | cat &gt; title267.txt" calcext:value-type="string">
            <text:p>echo -n "Эсперанто и его создатель*" | cat &gt; title267.txt</text:p>
          </table:table-cell>
          <table:table-cell table:formula="of:=&quot;echo -n &quot;&amp;[.Y$14]&amp;[.P281]&amp;[.Y$14]&amp;&quot; | cat &gt; author&quot;&amp;[.C281]&amp;&quot;.txt&quot;" office:value-type="string" office:string-value="echo -n &quot;Н. Николина&quot; | cat &gt; author267.txt" calcext:value-type="string">
            <text:p>echo -n "Н. Николина" | cat &gt; author267.txt</text:p>
          </table:table-cell>
          <table:table-cell/>
          <table:table-cell table:formula="of:=&quot;cat preambule1.txt title&quot;&amp;[.C281]&amp;&quot;.txt preambule2.txt  linkpicture&quot;&amp;[.C281]&amp;&quot;.txt preambulethumb.txt linkpicture&quot;&amp;[.C281]&amp;&quot;.txt preambule25.txt linkname&quot;&amp;[.C281]&amp;&quot;.txt preambule3.txt author&quot;&amp;[.C281]&amp;&quot;.txt preambule35.txt   text&quot;&amp;[.C281]&amp;&quot;.txt &gt; &quot;&amp;[.S281]&amp;&quot;.md&quot;" office:value-type="string" office:string-value="cat preambule1.txt title267.txt preambule2.txt  linkpicture267.txt preambulethumb.txt linkpicture267.txt preambule25.txt linkname267.txt preambule3.txt author267.txt preambule35.txt   text267.txt &gt; Эсперанто и его создатель*.md" calcext:value-type="string">
            <text:p>cat preambule1.txt title267.txt preambule2.txt <text:s/>linkpicture267.txt preambulethumb.txt linkpicture267.txt preambule25.txt linkname267.txt preambule3.txt author267.txt preambule35.txt <text:s text:c="2"/>text267.txt &gt; Эсперанто и его создатель*.md</text:p>
          </table:table-cell>
        </table:table-row>
        <table:table-row table:style-name="ro1">
          <table:table-cell/>
          <table:table-cell table:formula="of:=[.F282]-[.E282]" office:value-type="float" office:value="7" calcext:value-type="float">
            <text:p>7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4004" calcext:value-type="float">
            <text:p>4004</text:p>
          </table:table-cell>
          <table:table-cell office:value-type="float" office:value="4011" calcext:value-type="float">
            <text:p>4011</text:p>
          </table:table-cell>
          <table:table-cell table:formula="of:=IF([.F282]&gt;[.E282])" office:value-type="boolean" office:boolean-value="true" calcext:value-type="boolean">
            <text:p>ИСТИНА</text:p>
          </table:table-cell>
          <table:table-cell table:formula="of:=[.L$14]&amp;[.F282]&amp;&quot;p&quot;&amp;[.L$13]&amp;&quot; &gt; author&quot;&amp;[.C282]&amp;&quot;.txt&quot;" office:value-type="string" office:string-value="sed -n '4011p' &gt; author268.txt" calcext:value-type="string">
            <text:p>sed -n '4011p' &gt; author268.txt</text:p>
          </table:table-cell>
          <table:table-cell table:formula="of:=[.L$14]&amp;[.F282]&amp;&quot;p&quot;&amp;[.L$13]&amp;&quot;&quot;" office:value-type="string" office:string-value="sed -n '4011p'" calcext:value-type="string">
            <text:p>sed -n '4011p'</text:p>
          </table:table-cell>
          <table:table-cell table:formula="of:=[.E282]+1" office:value-type="float" office:value="4005" calcext:value-type="float">
            <text:p>4005</text:p>
          </table:table-cell>
          <table:table-cell table:formula="of:=[.F282]-1" office:value-type="float" office:value="4010" calcext:value-type="float">
            <text:p>4010</text:p>
          </table:table-cell>
          <table:table-cell table:formula="of:=[.L$14]&amp;[.J282]&amp;&quot;,&quot;&amp;[.K282]&amp;&quot;p;&quot;&amp;[.K282]&amp;&quot;q&quot;&amp;[.L$13]&amp;&quot; &gt; text&quot;&amp;[.C282]&amp;&quot;.txt&quot;" office:value-type="string" office:string-value="sed -n '4005,4010p;4010q' &gt; text268.txt" calcext:value-type="string">
            <text:p>sed -n '4005,4010p;4010q' &gt; text268.txt</text:p>
          </table:table-cell>
          <table:table-cell table:number-columns-repeated="3"/>
          <table:table-cell office:value-type="string" calcext:value-type="string">
            <text:p>Д. Розенталь</text:p>
          </table:table-cell>
          <table:table-cell office:value-type="string" calcext:value-type="string">
            <text:p>Долгожданная гроза</text:p>
          </table:table-cell>
          <table:table-cell/>
          <table:table-cell office:value-type="string" calcext:value-type="string">
            <text:p>Долгожданная гроза</text:p>
          </table:table-cell>
          <table:table-cell table:number-columns-repeated="2"/>
          <table:table-cell table:formula="of:=&quot;echo -n &quot;&amp;[.Y$14]&amp;[.Q282]&amp;[.Y$14]&amp;&quot; | cat &gt; title&quot;&amp;[.C282]&amp;&quot;.txt&quot;" office:value-type="string" office:string-value="echo -n &quot;Долгожданная гроза&quot; | cat &gt; title268.txt" calcext:value-type="string">
            <text:p>echo -n "Долгожданная гроза" | cat &gt; title268.txt</text:p>
          </table:table-cell>
          <table:table-cell table:formula="of:=&quot;echo -n &quot;&amp;[.Y$14]&amp;[.P282]&amp;[.Y$14]&amp;&quot; | cat &gt; author&quot;&amp;[.C282]&amp;&quot;.txt&quot;" office:value-type="string" office:string-value="echo -n &quot;Д. Розенталь&quot; | cat &gt; author268.txt" calcext:value-type="string">
            <text:p>echo -n "Д. Розенталь" | cat &gt; author268.txt</text:p>
          </table:table-cell>
          <table:table-cell/>
          <table:table-cell table:formula="of:=&quot;cat preambule1.txt title&quot;&amp;[.C282]&amp;&quot;.txt preambule2.txt  linkpicture&quot;&amp;[.C282]&amp;&quot;.txt preambulethumb.txt linkpicture&quot;&amp;[.C282]&amp;&quot;.txt preambule25.txt linkname&quot;&amp;[.C282]&amp;&quot;.txt preambule3.txt author&quot;&amp;[.C282]&amp;&quot;.txt preambule35.txt   text&quot;&amp;[.C282]&amp;&quot;.txt &gt; &quot;&amp;[.S282]&amp;&quot;.md&quot;" office:value-type="string" office:string-value="cat preambule1.txt title268.txt preambule2.txt  linkpicture268.txt preambulethumb.txt linkpicture268.txt preambule25.txt linkname268.txt preambule3.txt author268.txt preambule35.txt   text268.txt &gt; Долгожданная гроза.md" calcext:value-type="string">
            <text:p>cat preambule1.txt title268.txt preambule2.txt <text:s/>linkpicture268.txt preambulethumb.txt linkpicture268.txt preambule25.txt linkname268.txt preambule3.txt author268.txt preambule35.txt <text:s text:c="2"/>text268.txt &gt; Долгожданная гроза.md</text:p>
          </table:table-cell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17"/>
        </table:table-row>
        <table:table-row table:style-name="ro1">
          <table:table-cell table:number-columns-repeated="7"/>
          <table:table-cell table:style-name="ce1"/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Q286:Sheet1.Q5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00.00.0000</text:date>, <text:time style:data-style-name="N2" text:time-value="07:20:59.7992949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7:11:37.059684213</meta:creation-date>
    <dc:date>2018-08-31T09:04:05.598113686</dc:date>
    <meta:editing-duration>PT11H24M17S</meta:editing-duration>
    <meta:editing-cycles>3</meta:editing-cycles>
    <meta:generator>LibreOffice/5.1.6.2$Linux_X86_64 LibreOffice_project/10m0$Build-2</meta:generator>
    <dc:creator>Žāle Mottahedin</dc:creator>
    <meta:document-statistic meta:table-count="1" meta:cell-count="4301" meta:object-count="0"/>
  </office:meta>
</office:document-meta>
</file>